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1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>
      <style:table-cell-properties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 style:data-style-name="N125">
      <style:table-cell-properties style:rotation-align="none"/>
    </style:style>
    <style:style style:name="ce8" style:family="table-cell" style:parent-style-name="Default" style:data-style-name="N2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99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pd</text:p>
          </table:table-cell>
          <table:table-cell office:value-type="string" calcext:value-type="string">
            <text:p>Gh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Ppd</text:p>
          </table:table-cell>
          <table:table-cell office:value-type="string" calcext:value-type="string">
            <text:p>Pmd</text:p>
          </table:table-cell>
          <table:table-cell table:number-columns-repeated="2"/>
          <table:table-cell table:style-name="ce2" office:value-type="string" calcext:value-type="string">
            <text:p>max</text:p>
          </table:table-cell>
          <table:table-cell table:style-name="ce2" table:formula="of:=MAX([.K2:.K631])" office:value-type="float" office:value="5.26936576" calcext:value-type="float">
            <text:p>5.26936576</text:p>
          </table:table-cell>
          <table:table-cell table:style-name="ce2" table:formula="of:=MAX([.O2:.O631])" office:value-type="float" office:value="2.9" calcext:value-type="float">
            <text:p>2.9</text:p>
          </table:table-cell>
          <table:table-cell table:style-name="ce3"/>
          <table:table-cell table:style-name="ce4"/>
          <table:table-cell table:number-columns-repeated="1001"/>
        </table:table-row>
        <table:table-row table:style-name="ro2">
          <table:table-cell table:formula="of:=[.J2]" office:value-type="float" office:value="16.38163856" calcext:value-type="float">
            <text:p>16.38163856</text:p>
          </table:table-cell>
          <table:table-cell table:formula="of:=0.5*([.L2]+[.M2])/10" office:value-type="float" office:value="38.88231354" calcext:value-type="float">
            <text:p>38.88231354</text:p>
          </table:table-cell>
          <table:table-cell table:formula="of:=[.K2]" office:value-type="float" office:value="2.664551638" calcext:value-type="float">
            <text:p>2.664551638</text:p>
          </table:table-cell>
          <table:table-cell table:style-name="ce1" table:formula="of:=[.O2]" office:value-type="float" office:value="0.5" calcext:value-type="float">
            <text:p>0.50</text:p>
          </table:table-cell>
          <table:table-cell table:formula="of:=[.N2]" office:value-type="float" office:value="0.210794954" calcext:value-type="float">
            <text:p>0.21079495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.38163856" calcext:value-type="float">
            <text:p>16.38163856</text:p>
          </table:table-cell>
          <table:table-cell office:value-type="float" office:value="2.664551638" calcext:value-type="float">
            <text:p>2.664551638</text:p>
          </table:table-cell>
          <table:table-cell office:value-type="float" office:value="400.2079773" calcext:value-type="float">
            <text:p>400.2079773</text:p>
          </table:table-cell>
          <table:table-cell office:value-type="float" office:value="377.4382935" calcext:value-type="float">
            <text:p>377.4382935</text:p>
          </table:table-cell>
          <table:table-cell office:value-type="float" office:value="0.210794954" calcext:value-type="float">
            <text:p>0.210794954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2.2" calcext:value-type="float">
            <text:p>2.2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style-name="ce2" table:formula="of:=MIN([.K2:.K631])" office:value-type="float" office:value="1.086407383" calcext:value-type="float">
            <text:p>1.086407383</text:p>
          </table:table-cell>
          <table:table-cell table:style-name="ce1" table:formula="of:=MIN([.O2:.O631])" office:value-type="float" office:value="0.15" calcext:value-type="float">
            <text:p>0.15</text:p>
          </table:table-cell>
          <table:table-cell table:style-name="ce1" table:number-columns-repeated="2"/>
          <table:table-cell table:style-name="ce2" office:value-type="string" calcext:value-type="string">
            <text:p>Day</text:p>
          </table:table-cell>
          <table:table-cell table:style-name="ce5" office:value-type="string" calcext:value-type="string">
            <text:p>Zone</text:p>
          </table:table-cell>
          <table:table-cell table:style-name="ce5" office:value-type="string" calcext:value-type="string">
            <text:p>laperba</text:p>
          </table:table-cell>
          <table:table-cell table:number-columns-repeated="998"/>
        </table:table-row>
        <table:table-row table:style-name="ro2">
          <table:table-cell table:formula="of:=[.J3]" office:value-type="float" office:value="14.27347024" calcext:value-type="float">
            <text:p>14.27347024</text:p>
          </table:table-cell>
          <table:table-cell table:formula="of:=0.5*([.L3]+[.M3])/10" office:value-type="float" office:value="38.91212616" calcext:value-type="float">
            <text:p>38.91212616</text:p>
          </table:table-cell>
          <table:table-cell table:formula="of:=[.K3]" office:value-type="float" office:value="4.161100079" calcext:value-type="float">
            <text:p>4.161100079</text:p>
          </table:table-cell>
          <table:table-cell table:style-name="ce1" table:formula="of:=[.O3]" office:value-type="float" office:value="0.5" calcext:value-type="float">
            <text:p>0.50</text:p>
          </table:table-cell>
          <table:table-cell table:formula="of:=[.N3]" office:value-type="float" office:value="0.202804201" calcext:value-type="float">
            <text:p>0.20280420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.27347024" calcext:value-type="float">
            <text:p>14.27347024</text:p>
          </table:table-cell>
          <table:table-cell office:value-type="float" office:value="4.161100079" calcext:value-type="float">
            <text:p>4.161100079</text:p>
          </table:table-cell>
          <table:table-cell office:value-type="float" office:value="400.0357666" calcext:value-type="float">
            <text:p>400.0357666</text:p>
          </table:table-cell>
          <table:table-cell office:value-type="float" office:value="378.2067566" calcext:value-type="float">
            <text:p>378.2067566</text:p>
          </table:table-cell>
          <table:table-cell office:value-type="float" office:value="0.202804201" calcext:value-type="float">
            <text:p>0.202804201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2.2" calcext:value-type="float">
            <text:p>2.20</text:p>
          </table:table-cell>
          <table:table-cell table:number-columns-repeated="3"/>
          <table:table-cell table:style-name="ce2" table:number-columns-repeated="2"/>
          <table:table-cell table:style-name="ce1" table:number-columns-repeated="2"/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04.3451716" calcext:value-type="float">
            <text:p>1404.3451716</text:p>
          </table:table-cell>
          <table:table-cell table:number-columns-repeated="998"/>
        </table:table-row>
        <table:table-row table:style-name="ro2">
          <table:table-cell table:formula="of:=[.J4]" office:value-type="float" office:value="11.62414999" calcext:value-type="float">
            <text:p>11.62414999</text:p>
          </table:table-cell>
          <table:table-cell table:formula="of:=0.5*([.L4]+[.M4])/10" office:value-type="float" office:value="39.188648985" calcext:value-type="float">
            <text:p>39.188648985</text:p>
          </table:table-cell>
          <table:table-cell table:formula="of:=[.K4]" office:value-type="float" office:value="3.04601194" calcext:value-type="float">
            <text:p>3.04601194</text:p>
          </table:table-cell>
          <table:table-cell table:style-name="ce1" table:formula="of:=[.O4]" office:value-type="float" office:value="0.45" calcext:value-type="float">
            <text:p>0.45</text:p>
          </table:table-cell>
          <table:table-cell table:formula="of:=[.N4]" office:value-type="float" office:value="0.149343207" calcext:value-type="float">
            <text:p>0.14934320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.62414999" calcext:value-type="float">
            <text:p>11.62414999</text:p>
          </table:table-cell>
          <table:table-cell office:value-type="float" office:value="3.04601194" calcext:value-type="float">
            <text:p>3.04601194</text:p>
          </table:table-cell>
          <table:table-cell office:value-type="float" office:value="400.1445007" calcext:value-type="float">
            <text:p>400.1445007</text:p>
          </table:table-cell>
          <table:table-cell office:value-type="float" office:value="383.628479" calcext:value-type="float">
            <text:p>383.628479</text:p>
          </table:table-cell>
          <table:table-cell office:value-type="float" office:value="0.149343207" calcext:value-type="float">
            <text:p>0.149343207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75" calcext:value-type="float">
            <text:p>1.75</text:p>
          </table:table-cell>
          <table:table-cell table:number-columns-repeated="3"/>
          <table:table-cell table:style-name="ce2" table:number-columns-repeated="2"/>
          <table:table-cell table:style-name="ce1" table:number-columns-repeated="2"/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365.79788221387" calcext:value-type="float">
            <text:p>1365.79788221387</text:p>
          </table:table-cell>
          <table:table-cell table:number-columns-repeated="998"/>
        </table:table-row>
        <table:table-row table:style-name="ro2">
          <table:table-cell table:formula="of:=[.J5]" office:value-type="float" office:value="9.0657683" calcext:value-type="float">
            <text:p>9.0657683</text:p>
          </table:table-cell>
          <table:table-cell table:formula="of:=0.5*([.L5]+[.M5])/10" office:value-type="float" office:value="39.27536621" calcext:value-type="float">
            <text:p>39.27536621</text:p>
          </table:table-cell>
          <table:table-cell table:formula="of:=[.K5]" office:value-type="float" office:value="4.521897694" calcext:value-type="float">
            <text:p>4.521897694</text:p>
          </table:table-cell>
          <table:table-cell table:style-name="ce1" table:formula="of:=[.O5]" office:value-type="float" office:value="0.45" calcext:value-type="float">
            <text:p>0.45</text:p>
          </table:table-cell>
          <table:table-cell table:formula="of:=[.N5]" office:value-type="float" office:value="0.136106378" calcext:value-type="float">
            <text:p>0.13610637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.0657683" calcext:value-type="float">
            <text:p>9.0657683</text:p>
          </table:table-cell>
          <table:table-cell office:value-type="float" office:value="4.521897694" calcext:value-type="float">
            <text:p>4.521897694</text:p>
          </table:table-cell>
          <table:table-cell office:value-type="float" office:value="399.9389038" calcext:value-type="float">
            <text:p>399.9389038</text:p>
          </table:table-cell>
          <table:table-cell office:value-type="float" office:value="385.5684204" calcext:value-type="float">
            <text:p>385.5684204</text:p>
          </table:table-cell>
          <table:table-cell office:value-type="float" office:value="0.136106378" calcext:value-type="float">
            <text:p>0.136106378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75" calcext:value-type="float">
            <text:p>1.75</text:p>
          </table:table-cell>
          <table:table-cell table:number-columns-repeated="3"/>
          <table:table-cell table:style-name="ce2" table:number-columns-repeated="2"/>
          <table:table-cell table:style-name="ce1" table:number-columns-repeated="2"/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31.04431542223" calcext:value-type="float">
            <text:p>1431.04431542223</text:p>
          </table:table-cell>
          <table:table-cell table:number-columns-repeated="998"/>
        </table:table-row>
        <table:table-row table:style-name="ro2">
          <table:table-cell table:formula="of:=[.J6]" office:value-type="float" office:value="17.23124746" calcext:value-type="float">
            <text:p>17.23124746</text:p>
          </table:table-cell>
          <table:table-cell table:formula="of:=0.5*([.L6]+[.M6])/10" office:value-type="float" office:value="38.78447418" calcext:value-type="float">
            <text:p>38.78447418</text:p>
          </table:table-cell>
          <table:table-cell table:formula="of:=[.K6]" office:value-type="float" office:value="2.662586432" calcext:value-type="float">
            <text:p>2.662586432</text:p>
          </table:table-cell>
          <table:table-cell table:style-name="ce1" table:formula="of:=[.O6]" office:value-type="float" office:value="0.3" calcext:value-type="float">
            <text:p>0.30</text:p>
          </table:table-cell>
          <table:table-cell table:formula="of:=[.N6]" office:value-type="float" office:value="0.246623559" calcext:value-type="float">
            <text:p>0.246623559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.23124746" calcext:value-type="float">
            <text:p>17.23124746</text:p>
          </table:table-cell>
          <table:table-cell office:value-type="float" office:value="2.662586432" calcext:value-type="float">
            <text:p>2.662586432</text:p>
          </table:table-cell>
          <table:table-cell office:value-type="float" office:value="400.0005188" calcext:value-type="float">
            <text:p>400.0005188</text:p>
          </table:table-cell>
          <table:table-cell office:value-type="float" office:value="375.6889648" calcext:value-type="float">
            <text:p>375.6889648</text:p>
          </table:table-cell>
          <table:table-cell office:value-type="float" office:value="0.246623559" calcext:value-type="float">
            <text:p>0.246623559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2.35" calcext:value-type="float">
            <text:p>2.35</text:p>
          </table:table-cell>
          <table:table-cell table:number-columns-repeated="3"/>
          <table:table-cell table:style-name="ce2" table:number-columns-repeated="2"/>
          <table:table-cell table:style-name="ce1" table:number-columns-repeated="2"/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360.91175242091" calcext:value-type="float">
            <text:p>1360.91175242091</text:p>
          </table:table-cell>
          <table:table-cell table:number-columns-repeated="998"/>
        </table:table-row>
        <table:table-row table:style-name="ro2">
          <table:table-cell table:formula="of:=[.J7]" office:value-type="float" office:value="15.00628175" calcext:value-type="float">
            <text:p>15.00628175</text:p>
          </table:table-cell>
          <table:table-cell table:formula="of:=0.5*([.L7]+[.M7])/10" office:value-type="float" office:value="38.88106537" calcext:value-type="float">
            <text:p>38.88106537</text:p>
          </table:table-cell>
          <table:table-cell table:formula="of:=[.K7]" office:value-type="float" office:value="4.246595013" calcext:value-type="float">
            <text:p>4.246595013</text:p>
          </table:table-cell>
          <table:table-cell table:style-name="ce1" table:formula="of:=[.O7]" office:value-type="float" office:value="0.3" calcext:value-type="float">
            <text:p>0.30</text:p>
          </table:table-cell>
          <table:table-cell table:formula="of:=[.N7]" office:value-type="float" office:value="0.185385399" calcext:value-type="float">
            <text:p>0.185385399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.00628175" calcext:value-type="float">
            <text:p>15.00628175</text:p>
          </table:table-cell>
          <table:table-cell office:value-type="float" office:value="4.246595013" calcext:value-type="float">
            <text:p>4.246595013</text:p>
          </table:table-cell>
          <table:table-cell office:value-type="float" office:value="400.0006104" calcext:value-type="float">
            <text:p>400.0006104</text:p>
          </table:table-cell>
          <table:table-cell office:value-type="float" office:value="377.620697" calcext:value-type="float">
            <text:p>377.620697</text:p>
          </table:table-cell>
          <table:table-cell office:value-type="float" office:value="0.185385399" calcext:value-type="float">
            <text:p>0.185385399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2.35" calcext:value-type="float">
            <text:p>2.35</text:p>
          </table:table-cell>
          <table:table-cell table:number-columns-repeated="3"/>
          <table:table-cell table:style-name="ce2" table:number-columns-repeated="2"/>
          <table:table-cell table:style-name="ce1" table:number-columns-repeated="2"/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number-columns-repeated="998"/>
        </table:table-row>
        <table:table-row table:style-name="ro2">
          <table:table-cell table:formula="of:=[.J8]" office:value-type="float" office:value="20.26511484" calcext:value-type="float">
            <text:p>20.26511484</text:p>
          </table:table-cell>
          <table:table-cell table:formula="of:=0.5*([.L8]+[.M8])/10" office:value-type="float" office:value="38.58796997" calcext:value-type="float">
            <text:p>38.58796997</text:p>
          </table:table-cell>
          <table:table-cell table:formula="of:=[.K8]" office:value-type="float" office:value="2.555148219" calcext:value-type="float">
            <text:p>2.555148219</text:p>
          </table:table-cell>
          <table:table-cell table:style-name="ce1" table:formula="of:=[.O8]" office:value-type="float" office:value="0.45" calcext:value-type="float">
            <text:p>0.45</text:p>
          </table:table-cell>
          <table:table-cell table:formula="of:=[.N8]" office:value-type="float" office:value="0.297076793" calcext:value-type="float">
            <text:p>0.29707679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.26511484" calcext:value-type="float">
            <text:p>20.26511484</text:p>
          </table:table-cell>
          <table:table-cell office:value-type="float" office:value="2.555148219" calcext:value-type="float">
            <text:p>2.555148219</text:p>
          </table:table-cell>
          <table:table-cell office:value-type="float" office:value="400.1206665" calcext:value-type="float">
            <text:p>400.1206665</text:p>
          </table:table-cell>
          <table:table-cell office:value-type="float" office:value="371.6387329" calcext:value-type="float">
            <text:p>371.6387329</text:p>
          </table:table-cell>
          <table:table-cell office:value-type="float" office:value="0.297076793" calcext:value-type="float">
            <text:p>0.297076793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2.35" calcext:value-type="float">
            <text:p>2.35</text:p>
          </table:table-cell>
          <table:table-cell table:number-columns-repeated="3"/>
          <table:table-cell table:style-name="ce2" table:number-columns-repeated="2"/>
          <table:table-cell table:style-name="ce1" table:number-columns-repeated="2"/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90.69682746724" calcext:value-type="float">
            <text:p>1190.69682746724</text:p>
          </table:table-cell>
          <table:table-cell table:number-columns-repeated="998"/>
        </table:table-row>
        <table:table-row table:style-name="ro2">
          <table:table-cell table:formula="of:=[.J9]" office:value-type="float" office:value="17.68301608" calcext:value-type="float">
            <text:p>17.68301608</text:p>
          </table:table-cell>
          <table:table-cell table:formula="of:=0.5*([.L9]+[.M9])/10" office:value-type="float" office:value="38.66736908" calcext:value-type="float">
            <text:p>38.66736908</text:p>
          </table:table-cell>
          <table:table-cell table:formula="of:=[.K9]" office:value-type="float" office:value="3.943192446" calcext:value-type="float">
            <text:p>3.943192446</text:p>
          </table:table-cell>
          <table:table-cell table:style-name="ce1" table:formula="of:=[.O9]" office:value-type="float" office:value="0.45" calcext:value-type="float">
            <text:p>0.45</text:p>
          </table:table-cell>
          <table:table-cell table:formula="of:=[.N9]" office:value-type="float" office:value="0.239793942" calcext:value-type="float">
            <text:p>0.23979394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.68301608" calcext:value-type="float">
            <text:p>17.68301608</text:p>
          </table:table-cell>
          <table:table-cell office:value-type="float" office:value="3.943192446" calcext:value-type="float">
            <text:p>3.943192446</text:p>
          </table:table-cell>
          <table:table-cell office:value-type="float" office:value="399.8807678" calcext:value-type="float">
            <text:p>399.8807678</text:p>
          </table:table-cell>
          <table:table-cell office:value-type="float" office:value="373.4666138" calcext:value-type="float">
            <text:p>373.4666138</text:p>
          </table:table-cell>
          <table:table-cell office:value-type="float" office:value="0.239793942" calcext:value-type="float">
            <text:p>0.239793942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2.35" calcext:value-type="float">
            <text:p>2.35</text:p>
          </table:table-cell>
          <table:table-cell table:number-columns-repeated="3"/>
          <table:table-cell table:style-name="ce2" table:number-columns-repeated="2"/>
          <table:table-cell table:style-name="ce1" table:number-columns-repeated="2"/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97.59631027995" calcext:value-type="float">
            <text:p>1097.59631027995</text:p>
          </table:table-cell>
          <table:table-cell table:number-columns-repeated="998"/>
        </table:table-row>
        <table:table-row table:style-name="ro2">
          <table:table-cell table:formula="of:=[.J10]" office:value-type="float" office:value="15.55362795" calcext:value-type="float">
            <text:p>15.55362795</text:p>
          </table:table-cell>
          <table:table-cell table:formula="of:=0.5*([.L10]+[.M10])/10" office:value-type="float" office:value="38.893196105" calcext:value-type="float">
            <text:p>38.893196105</text:p>
          </table:table-cell>
          <table:table-cell table:formula="of:=[.K10]" office:value-type="float" office:value="2.753768612" calcext:value-type="float">
            <text:p>2.753768612</text:p>
          </table:table-cell>
          <table:table-cell table:style-name="ce1" table:formula="of:=[.O10]" office:value-type="float" office:value="0.15" calcext:value-type="float">
            <text:p>0.15</text:p>
          </table:table-cell>
          <table:table-cell table:formula="of:=[.N10]" office:value-type="float" office:value="0.252989441" calcext:value-type="float">
            <text:p>0.25298944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55362795" calcext:value-type="float">
            <text:p>15.55362795</text:p>
          </table:table-cell>
          <table:table-cell office:value-type="float" office:value="2.753768612" calcext:value-type="float">
            <text:p>2.753768612</text:p>
          </table:table-cell>
          <table:table-cell office:value-type="float" office:value="400.2051086" calcext:value-type="float">
            <text:p>400.2051086</text:p>
          </table:table-cell>
          <table:table-cell office:value-type="float" office:value="377.6588135" calcext:value-type="float">
            <text:p>377.6588135</text:p>
          </table:table-cell>
          <table:table-cell office:value-type="float" office:value="0.252989441" calcext:value-type="float">
            <text:p>0.252989441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.7" calcext:value-type="float">
            <text:p>2.70</text:p>
          </table:table-cell>
          <table:table-cell table:number-columns-repeated="3"/>
          <table:table-cell table:style-name="ce2" table:number-columns-repeated="2"/>
          <table:table-cell table:style-name="ce1" table:number-columns-repeated="2"/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75.76972736909" calcext:value-type="float">
            <text:p>1075.76972736909</text:p>
          </table:table-cell>
          <table:table-cell table:number-columns-repeated="998"/>
        </table:table-row>
        <table:table-row table:style-name="ro2">
          <table:table-cell table:formula="of:=[.J11]" office:value-type="float" office:value="11.91939849" calcext:value-type="float">
            <text:p>11.91939849</text:p>
          </table:table-cell>
          <table:table-cell table:formula="of:=0.5*([.L11]+[.M11])/10" office:value-type="float" office:value="39.08105011" calcext:value-type="float">
            <text:p>39.08105011</text:p>
          </table:table-cell>
          <table:table-cell table:formula="of:=[.K11]" office:value-type="float" office:value="4.542291373" calcext:value-type="float">
            <text:p>4.542291373</text:p>
          </table:table-cell>
          <table:table-cell table:style-name="ce1" table:formula="of:=[.O11]" office:value-type="float" office:value="0.15" calcext:value-type="float">
            <text:p>0.15</text:p>
          </table:table-cell>
          <table:table-cell table:formula="of:=[.N11]" office:value-type="float" office:value="0.15857097" calcext:value-type="float">
            <text:p>0.1585709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.91939849" calcext:value-type="float">
            <text:p>11.91939849</text:p>
          </table:table-cell>
          <table:table-cell office:value-type="float" office:value="4.542291373" calcext:value-type="float">
            <text:p>4.542291373</text:p>
          </table:table-cell>
          <table:table-cell office:value-type="float" office:value="399.9865112" calcext:value-type="float">
            <text:p>399.9865112</text:p>
          </table:table-cell>
          <table:table-cell office:value-type="float" office:value="381.634491" calcext:value-type="float">
            <text:p>381.634491</text:p>
          </table:table-cell>
          <table:table-cell office:value-type="float" office:value="0.15857097" calcext:value-type="float">
            <text:p>0.15857097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.7" calcext:value-type="float">
            <text:p>2.70</text:p>
          </table:table-cell>
          <table:table-cell table:number-columns-repeated="3"/>
          <table:table-cell table:style-name="ce2" table:number-columns-repeated="2"/>
          <table:table-cell table:style-name="ce1" table:number-columns-repeated="2"/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54.47798318675" calcext:value-type="float">
            <text:p>1054.47798318675</text:p>
          </table:table-cell>
          <table:table-cell table:number-columns-repeated="998"/>
        </table:table-row>
        <table:table-row table:style-name="ro2">
          <table:table-cell table:formula="of:=[.J12]" office:value-type="float" office:value="16.54585848" calcext:value-type="float">
            <text:p>16.54585848</text:p>
          </table:table-cell>
          <table:table-cell table:formula="of:=0.5*([.L12]+[.M12])/10" office:value-type="float" office:value="38.813389585" calcext:value-type="float">
            <text:p>38.813389585</text:p>
          </table:table-cell>
          <table:table-cell table:formula="of:=[.K12]" office:value-type="float" office:value="2.741684272" calcext:value-type="float">
            <text:p>2.741684272</text:p>
          </table:table-cell>
          <table:table-cell table:style-name="ce1" table:formula="of:=[.O12]" office:value-type="float" office:value="0.45" calcext:value-type="float">
            <text:p>0.45</text:p>
          </table:table-cell>
          <table:table-cell table:formula="of:=[.N12]" office:value-type="float" office:value="0.281698051" calcext:value-type="float">
            <text:p>0.28169805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.54585848" calcext:value-type="float">
            <text:p>16.54585848</text:p>
          </table:table-cell>
          <table:table-cell office:value-type="float" office:value="2.741684272" calcext:value-type="float">
            <text:p>2.741684272</text:p>
          </table:table-cell>
          <table:table-cell office:value-type="float" office:value="400.2050781" calcext:value-type="float">
            <text:p>400.2050781</text:p>
          </table:table-cell>
          <table:table-cell office:value-type="float" office:value="376.0627136" calcext:value-type="float">
            <text:p>376.0627136</text:p>
          </table:table-cell>
          <table:table-cell office:value-type="float" office:value="0.281698051" calcext:value-type="float">
            <text:p>0.281698051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65" calcext:value-type="float">
            <text:p>1.65</text:p>
          </table:table-cell>
          <table:table-cell table:number-columns-repeated="3"/>
          <table:table-cell table:style-name="ce2" table:number-columns-repeated="2"/>
          <table:table-cell table:style-name="ce1" table:number-columns-repeated="2"/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93.29193038159" calcext:value-type="float">
            <text:p>1293.29193038159</text:p>
          </table:table-cell>
          <table:table-cell table:number-columns-repeated="998"/>
        </table:table-row>
        <table:table-row table:style-name="ro2">
          <table:table-cell table:formula="of:=[.J13]" office:value-type="float" office:value="14.94559972" calcext:value-type="float">
            <text:p>14.94559972</text:p>
          </table:table-cell>
          <table:table-cell table:formula="of:=0.5*([.L13]+[.M13])/10" office:value-type="float" office:value="38.85483551" calcext:value-type="float">
            <text:p>38.85483551</text:p>
          </table:table-cell>
          <table:table-cell table:formula="of:=[.K13]" office:value-type="float" office:value="3.828708603" calcext:value-type="float">
            <text:p>3.828708603</text:p>
          </table:table-cell>
          <table:table-cell table:style-name="ce1" table:formula="of:=[.O13]" office:value-type="float" office:value="0.45" calcext:value-type="float">
            <text:p>0.45</text:p>
          </table:table-cell>
          <table:table-cell table:formula="of:=[.N13]" office:value-type="float" office:value="0.251978305" calcext:value-type="float">
            <text:p>0.25197830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.94559972" calcext:value-type="float">
            <text:p>14.94559972</text:p>
          </table:table-cell>
          <table:table-cell office:value-type="float" office:value="3.828708603" calcext:value-type="float">
            <text:p>3.828708603</text:p>
          </table:table-cell>
          <table:table-cell office:value-type="float" office:value="400.1903381" calcext:value-type="float">
            <text:p>400.1903381</text:p>
          </table:table-cell>
          <table:table-cell office:value-type="float" office:value="376.9063721" calcext:value-type="float">
            <text:p>376.9063721</text:p>
          </table:table-cell>
          <table:table-cell office:value-type="float" office:value="0.251978305" calcext:value-type="float">
            <text:p>0.251978305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65" calcext:value-type="float">
            <text:p>1.65</text:p>
          </table:table-cell>
          <table:table-cell table:number-columns-repeated="3"/>
          <table:table-cell table:style-name="ce2" table:number-columns-repeated="2"/>
          <table:table-cell table:style-name="ce1" table:number-columns-repeated="2"/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47.64769126864" calcext:value-type="float">
            <text:p>1147.64769126864</text:p>
          </table:table-cell>
          <table:table-cell table:number-columns-repeated="998"/>
        </table:table-row>
        <table:table-row table:style-name="ro2">
          <table:table-cell table:formula="of:=[.J14]" office:value-type="float" office:value="12.76845772" calcext:value-type="float">
            <text:p>12.76845772</text:p>
          </table:table-cell>
          <table:table-cell table:formula="of:=0.5*([.L14]+[.M14])/10" office:value-type="float" office:value="39.025459285" calcext:value-type="float">
            <text:p>39.025459285</text:p>
          </table:table-cell>
          <table:table-cell table:formula="of:=[.K14]" office:value-type="float" office:value="3.883699167" calcext:value-type="float">
            <text:p>3.883699167</text:p>
          </table:table-cell>
          <table:table-cell table:style-name="ce1" table:formula="of:=[.O14]" office:value-type="float" office:value="0.35" calcext:value-type="float">
            <text:p>0.35</text:p>
          </table:table-cell>
          <table:table-cell table:formula="of:=[.N14]" office:value-type="float" office:value="0.196445499" calcext:value-type="float">
            <text:p>0.196445499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.76845772" calcext:value-type="float">
            <text:p>12.76845772</text:p>
          </table:table-cell>
          <table:table-cell office:value-type="float" office:value="3.883699167" calcext:value-type="float">
            <text:p>3.883699167</text:p>
          </table:table-cell>
          <table:table-cell office:value-type="float" office:value="400.0349731" calcext:value-type="float">
            <text:p>400.0349731</text:p>
          </table:table-cell>
          <table:table-cell office:value-type="float" office:value="380.4742126" calcext:value-type="float">
            <text:p>380.4742126</text:p>
          </table:table-cell>
          <table:table-cell office:value-type="float" office:value="0.196445499" calcext:value-type="float">
            <text:p>0.19644549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55" calcext:value-type="float">
            <text:p>1.55</text:p>
          </table:table-cell>
          <table:table-cell table:number-columns-repeated="3"/>
          <table:table-cell table:style-name="ce2" table:number-columns-repeated="2"/>
          <table:table-cell table:style-name="ce1" table:number-columns-repeated="2"/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16.49275723535" calcext:value-type="float">
            <text:p>1116.49275723535</text:p>
          </table:table-cell>
          <table:table-cell table:number-columns-repeated="998"/>
        </table:table-row>
        <table:table-row table:style-name="ro2">
          <table:table-cell table:formula="of:=[.J15]" office:value-type="float" office:value="11.46347378" calcext:value-type="float">
            <text:p>11.46347378</text:p>
          </table:table-cell>
          <table:table-cell table:formula="of:=0.5*([.L15]+[.M15])/10" office:value-type="float" office:value="39.09639435" calcext:value-type="float">
            <text:p>39.09639435</text:p>
          </table:table-cell>
          <table:table-cell table:formula="of:=[.K15]" office:value-type="float" office:value="4.440020532" calcext:value-type="float">
            <text:p>4.440020532</text:p>
          </table:table-cell>
          <table:table-cell table:style-name="ce1" table:formula="of:=[.O15]" office:value-type="float" office:value="0.35" calcext:value-type="float">
            <text:p>0.35</text:p>
          </table:table-cell>
          <table:table-cell table:formula="of:=[.N15]" office:value-type="float" office:value="0.161023877" calcext:value-type="float">
            <text:p>0.16102387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.46347378" calcext:value-type="float">
            <text:p>11.46347378</text:p>
          </table:table-cell>
          <table:table-cell office:value-type="float" office:value="4.440020532" calcext:value-type="float">
            <text:p>4.440020532</text:p>
          </table:table-cell>
          <table:table-cell office:value-type="float" office:value="399.8516541" calcext:value-type="float">
            <text:p>399.8516541</text:p>
          </table:table-cell>
          <table:table-cell office:value-type="float" office:value="382.0762329" calcext:value-type="float">
            <text:p>382.0762329</text:p>
          </table:table-cell>
          <table:table-cell office:value-type="float" office:value="0.161023877" calcext:value-type="float">
            <text:p>0.16102387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55" calcext:value-type="float">
            <text:p>1.55</text:p>
          </table:table-cell>
          <table:table-cell table:number-columns-repeated="3"/>
          <table:table-cell table:style-name="ce2" table:number-columns-repeated="2"/>
          <table:table-cell table:style-name="ce1" table:number-columns-repeated="2"/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40.85338038385" calcext:value-type="float">
            <text:p>1140.85338038385</text:p>
          </table:table-cell>
          <table:table-cell table:number-columns-repeated="998"/>
        </table:table-row>
        <table:table-row table:style-name="ro2">
          <table:table-cell table:formula="of:=[.J16]" office:value-type="float" office:value="16.89206595" calcext:value-type="float">
            <text:p>16.89206595</text:p>
          </table:table-cell>
          <table:table-cell table:formula="of:=0.5*([.L16]+[.M16])/10" office:value-type="float" office:value="38.755841065" calcext:value-type="float">
            <text:p>38.755841065</text:p>
          </table:table-cell>
          <table:table-cell table:formula="of:=[.K16]" office:value-type="float" office:value="3.628641582" calcext:value-type="float">
            <text:p>3.628641582</text:p>
          </table:table-cell>
          <table:table-cell table:style-name="ce1" table:formula="of:=[.O16]" office:value-type="float" office:value="0.25" calcext:value-type="float">
            <text:p>0.25</text:p>
          </table:table-cell>
          <table:table-cell table:formula="of:=[.N16]" office:value-type="float" office:value="0.233746422" calcext:value-type="float">
            <text:p>0.23374642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.89206595" calcext:value-type="float">
            <text:p>16.89206595</text:p>
          </table:table-cell>
          <table:table-cell office:value-type="float" office:value="3.628641582" calcext:value-type="float">
            <text:p>3.628641582</text:p>
          </table:table-cell>
          <table:table-cell office:value-type="float" office:value="400.0163574" calcext:value-type="float">
            <text:p>400.0163574</text:p>
          </table:table-cell>
          <table:table-cell office:value-type="float" office:value="375.1004639" calcext:value-type="float">
            <text:p>375.1004639</text:p>
          </table:table-cell>
          <table:table-cell office:value-type="float" office:value="0.233746422" calcext:value-type="float">
            <text:p>0.23374642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" calcext:value-type="float">
            <text:p>1.70</text:p>
          </table:table-cell>
          <table:table-cell table:number-columns-repeated="3"/>
          <table:table-cell table:style-name="ce2" table:number-columns-repeated="2"/>
          <table:table-cell table:style-name="ce1" table:number-columns-repeated="2"/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69.6771529969" calcext:value-type="float">
            <text:p>1169.6771529969</text:p>
          </table:table-cell>
          <table:table-cell table:number-columns-repeated="998"/>
        </table:table-row>
        <table:table-row table:style-name="ro2">
          <table:table-cell table:formula="of:=[.J17]" office:value-type="float" office:value="14.60349289" calcext:value-type="float">
            <text:p>14.60349289</text:p>
          </table:table-cell>
          <table:table-cell table:formula="of:=0.5*([.L17]+[.M17])/10" office:value-type="float" office:value="38.91234894" calcext:value-type="float">
            <text:p>38.91234894</text:p>
          </table:table-cell>
          <table:table-cell table:formula="of:=[.K17]" office:value-type="float" office:value="4.082965623" calcext:value-type="float">
            <text:p>4.082965623</text:p>
          </table:table-cell>
          <table:table-cell table:style-name="ce1" table:formula="of:=[.O17]" office:value-type="float" office:value="0.25" calcext:value-type="float">
            <text:p>0.25</text:p>
          </table:table-cell>
          <table:table-cell table:formula="of:=[.N17]" office:value-type="float" office:value="0.193989599" calcext:value-type="float">
            <text:p>0.193989599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.60349289" calcext:value-type="float">
            <text:p>14.60349289</text:p>
          </table:table-cell>
          <table:table-cell office:value-type="float" office:value="4.082965623" calcext:value-type="float">
            <text:p>4.082965623</text:p>
          </table:table-cell>
          <table:table-cell office:value-type="float" office:value="400.0871277" calcext:value-type="float">
            <text:p>400.0871277</text:p>
          </table:table-cell>
          <table:table-cell office:value-type="float" office:value="378.1598511" calcext:value-type="float">
            <text:p>378.1598511</text:p>
          </table:table-cell>
          <table:table-cell office:value-type="float" office:value="0.193989599" calcext:value-type="float">
            <text:p>0.193989599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" calcext:value-type="float">
            <text:p>1.70</text:p>
          </table:table-cell>
          <table:table-cell table:number-columns-repeated="3"/>
          <table:table-cell table:style-name="ce2" table:number-columns-repeated="2"/>
          <table:table-cell table:style-name="ce1" table:number-columns-repeated="2"/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94.71714227565" calcext:value-type="float">
            <text:p>1194.71714227565</text:p>
          </table:table-cell>
          <table:table-cell table:number-columns-repeated="998"/>
        </table:table-row>
        <table:table-row table:style-name="ro2">
          <table:table-cell table:formula="of:=[.J18]" office:value-type="float" office:value="11.49838027" calcext:value-type="float">
            <text:p>11.49838027</text:p>
          </table:table-cell>
          <table:table-cell table:formula="of:=0.5*([.L18]+[.M18])/10" office:value-type="float" office:value="39.191290285" calcext:value-type="float">
            <text:p>39.191290285</text:p>
          </table:table-cell>
          <table:table-cell table:formula="of:=[.K18]" office:value-type="float" office:value="4.509458683" calcext:value-type="float">
            <text:p>4.509458683</text:p>
          </table:table-cell>
          <table:table-cell table:style-name="ce1" table:formula="of:=[.O18]" office:value-type="float" office:value="0.15" calcext:value-type="float">
            <text:p>0.15</text:p>
          </table:table-cell>
          <table:table-cell table:formula="of:=[.N18]" office:value-type="float" office:value="0.122234595" calcext:value-type="float">
            <text:p>0.12223459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49838027" calcext:value-type="float">
            <text:p>11.49838027</text:p>
          </table:table-cell>
          <table:table-cell office:value-type="float" office:value="4.509458683" calcext:value-type="float">
            <text:p>4.509458683</text:p>
          </table:table-cell>
          <table:table-cell office:value-type="float" office:value="400.3573914" calcext:value-type="float">
            <text:p>400.3573914</text:p>
          </table:table-cell>
          <table:table-cell office:value-type="float" office:value="383.4684143" calcext:value-type="float">
            <text:p>383.4684143</text:p>
          </table:table-cell>
          <table:table-cell office:value-type="float" office:value="0.122234595" calcext:value-type="float">
            <text:p>0.122234595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75" calcext:value-type="float">
            <text:p>1.75</text:p>
          </table:table-cell>
          <table:table-cell table:number-columns-repeated="7"/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66.59114545769" calcext:value-type="float">
            <text:p>1066.59114545769</text:p>
          </table:table-cell>
          <table:table-cell table:number-columns-repeated="998"/>
        </table:table-row>
        <table:table-row table:style-name="ro2">
          <table:table-cell table:formula="of:=[.J19]" office:value-type="float" office:value="11.65893399" calcext:value-type="float">
            <text:p>11.65893399</text:p>
          </table:table-cell>
          <table:table-cell table:formula="of:=0.5*([.L19]+[.M19])/10" office:value-type="float" office:value="39.130384825" calcext:value-type="float">
            <text:p>39.130384825</text:p>
          </table:table-cell>
          <table:table-cell table:formula="of:=[.K19]" office:value-type="float" office:value="4.594877963" calcext:value-type="float">
            <text:p>4.594877963</text:p>
          </table:table-cell>
          <table:table-cell table:style-name="ce1" table:formula="of:=[.O19]" office:value-type="float" office:value="0.15" calcext:value-type="float">
            <text:p>0.15</text:p>
          </table:table-cell>
          <table:table-cell table:formula="of:=[.N19]" office:value-type="float" office:value="0.125169847" calcext:value-type="float">
            <text:p>0.12516984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65893399" calcext:value-type="float">
            <text:p>11.65893399</text:p>
          </table:table-cell>
          <table:table-cell office:value-type="float" office:value="4.594877963" calcext:value-type="float">
            <text:p>4.594877963</text:p>
          </table:table-cell>
          <table:table-cell office:value-type="float" office:value="399.9157104" calcext:value-type="float">
            <text:p>399.9157104</text:p>
          </table:table-cell>
          <table:table-cell office:value-type="float" office:value="382.6919861" calcext:value-type="float">
            <text:p>382.6919861</text:p>
          </table:table-cell>
          <table:table-cell office:value-type="float" office:value="0.125169847" calcext:value-type="float">
            <text:p>0.125169847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75" calcext:value-type="float">
            <text:p>1.75</text:p>
          </table:table-cell>
          <table:table-cell table:number-columns-repeated="7"/>
          <table:table-cell table:style-name="ce2" table:number-columns-repeated="2"/>
          <table:table-cell table:number-columns-repeated="999"/>
        </table:table-row>
        <table:table-row table:style-name="ro2">
          <table:table-cell table:formula="of:=[.J20]" office:value-type="float" office:value="18.20666308" calcext:value-type="float">
            <text:p>18.20666308</text:p>
          </table:table-cell>
          <table:table-cell table:formula="of:=0.5*([.L20]+[.M20])/10" office:value-type="float" office:value="38.62356262" calcext:value-type="float">
            <text:p>38.62356262</text:p>
          </table:table-cell>
          <table:table-cell table:formula="of:=[.K20]" office:value-type="float" office:value="3.633061277" calcext:value-type="float">
            <text:p>3.633061277</text:p>
          </table:table-cell>
          <table:table-cell table:style-name="ce1" table:formula="of:=[.O20]" office:value-type="float" office:value="0.3" calcext:value-type="float">
            <text:p>0.30</text:p>
          </table:table-cell>
          <table:table-cell table:formula="of:=[.N20]" office:value-type="float" office:value="0.274516842" calcext:value-type="float">
            <text:p>0.27451684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.20666308" calcext:value-type="float">
            <text:p>18.20666308</text:p>
          </table:table-cell>
          <table:table-cell office:value-type="float" office:value="3.633061277" calcext:value-type="float">
            <text:p>3.633061277</text:p>
          </table:table-cell>
          <table:table-cell office:value-type="float" office:value="399.8786926" calcext:value-type="float">
            <text:p>399.8786926</text:p>
          </table:table-cell>
          <table:table-cell office:value-type="float" office:value="372.5925598" calcext:value-type="float">
            <text:p>372.5925598</text:p>
          </table:table-cell>
          <table:table-cell office:value-type="float" office:value="0.274516842" calcext:value-type="float">
            <text:p>0.274516842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8" calcext:value-type="float">
            <text:p>1.80</text:p>
          </table:table-cell>
          <table:table-cell table:number-columns-repeated="7"/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42.22798221739" calcext:value-type="float">
            <text:p>1542.22798221739</text:p>
          </table:table-cell>
          <table:table-cell table:number-columns-repeated="998"/>
        </table:table-row>
        <table:table-row table:style-name="ro2">
          <table:table-cell table:formula="of:=[.J21]" office:value-type="float" office:value="17.0947907" calcext:value-type="float">
            <text:p>17.0947907</text:p>
          </table:table-cell>
          <table:table-cell table:formula="of:=0.5*([.L21]+[.M21])/10" office:value-type="float" office:value="38.719918825" calcext:value-type="float">
            <text:p>38.719918825</text:p>
          </table:table-cell>
          <table:table-cell table:formula="of:=[.K21]" office:value-type="float" office:value="3.913393332" calcext:value-type="float">
            <text:p>3.913393332</text:p>
          </table:table-cell>
          <table:table-cell table:style-name="ce1" table:formula="of:=[.O21]" office:value-type="float" office:value="0.3" calcext:value-type="float">
            <text:p>0.30</text:p>
          </table:table-cell>
          <table:table-cell table:formula="of:=[.N21]" office:value-type="float" office:value="0.236821727" calcext:value-type="float">
            <text:p>0.23682172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.0947907" calcext:value-type="float">
            <text:p>17.0947907</text:p>
          </table:table-cell>
          <table:table-cell office:value-type="float" office:value="3.913393332" calcext:value-type="float">
            <text:p>3.913393332</text:p>
          </table:table-cell>
          <table:table-cell office:value-type="float" office:value="400.0081787" calcext:value-type="float">
            <text:p>400.0081787</text:p>
          </table:table-cell>
          <table:table-cell office:value-type="float" office:value="374.3901978" calcext:value-type="float">
            <text:p>374.3901978</text:p>
          </table:table-cell>
          <table:table-cell office:value-type="float" office:value="0.236821727" calcext:value-type="float">
            <text:p>0.236821727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8" calcext:value-type="float">
            <text:p>1.80</text:p>
          </table:table-cell>
          <table:table-cell table:number-columns-repeated="7"/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386.94112262764" calcext:value-type="float">
            <text:p>1386.94112262764</text:p>
          </table:table-cell>
          <table:table-cell table:number-columns-repeated="998"/>
        </table:table-row>
        <table:table-row table:style-name="ro2">
          <table:table-cell table:formula="of:=[.J22]" office:value-type="float" office:value="14.82505479" calcext:value-type="float">
            <text:p>14.82505479</text:p>
          </table:table-cell>
          <table:table-cell table:formula="of:=0.5*([.L22]+[.M22])/10" office:value-type="float" office:value="38.860557555" calcext:value-type="float">
            <text:p>38.860557555</text:p>
          </table:table-cell>
          <table:table-cell table:formula="of:=[.K22]" office:value-type="float" office:value="3.897682639" calcext:value-type="float">
            <text:p>3.897682639</text:p>
          </table:table-cell>
          <table:table-cell table:style-name="ce1" table:formula="of:=[.O22]" office:value-type="float" office:value="0.5" calcext:value-type="float">
            <text:p>0.50</text:p>
          </table:table-cell>
          <table:table-cell table:formula="of:=[.N22]" office:value-type="float" office:value="0.222338449" calcext:value-type="float">
            <text:p>0.222338449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.82505479" calcext:value-type="float">
            <text:p>14.82505479</text:p>
          </table:table-cell>
          <table:table-cell office:value-type="float" office:value="3.897682639" calcext:value-type="float">
            <text:p>3.897682639</text:p>
          </table:table-cell>
          <table:table-cell office:value-type="float" office:value="399.8954468" calcext:value-type="float">
            <text:p>399.8954468</text:p>
          </table:table-cell>
          <table:table-cell office:value-type="float" office:value="377.3157043" calcext:value-type="float">
            <text:p>377.3157043</text:p>
          </table:table-cell>
          <table:table-cell office:value-type="float" office:value="0.222338449" calcext:value-type="float">
            <text:p>0.222338449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8" calcext:value-type="float">
            <text:p>1.80</text:p>
          </table:table-cell>
          <table:table-cell table:number-columns-repeated="7"/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455.79657556209" calcext:value-type="float">
            <text:p>1455.79657556209</text:p>
          </table:table-cell>
          <table:table-cell table:number-columns-repeated="998"/>
        </table:table-row>
        <table:table-row table:style-name="ro2">
          <table:table-cell table:formula="of:=[.J23]" office:value-type="float" office:value="17.63375151" calcext:value-type="float">
            <text:p>17.63375151</text:p>
          </table:table-cell>
          <table:table-cell table:formula="of:=0.5*([.L23]+[.M23])/10" office:value-type="float" office:value="38.692178345" calcext:value-type="float">
            <text:p>38.692178345</text:p>
          </table:table-cell>
          <table:table-cell table:formula="of:=[.K23]" office:value-type="float" office:value="3.948062797" calcext:value-type="float">
            <text:p>3.948062797</text:p>
          </table:table-cell>
          <table:table-cell table:style-name="ce1" table:formula="of:=[.O23]" office:value-type="float" office:value="0.5" calcext:value-type="float">
            <text:p>0.50</text:p>
          </table:table-cell>
          <table:table-cell table:formula="of:=[.N23]" office:value-type="float" office:value="0.229066965" calcext:value-type="float">
            <text:p>0.22906696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.63375151" calcext:value-type="float">
            <text:p>17.63375151</text:p>
          </table:table-cell>
          <table:table-cell office:value-type="float" office:value="3.948062797" calcext:value-type="float">
            <text:p>3.948062797</text:p>
          </table:table-cell>
          <table:table-cell office:value-type="float" office:value="399.9856567" calcext:value-type="float">
            <text:p>399.9856567</text:p>
          </table:table-cell>
          <table:table-cell office:value-type="float" office:value="373.8579102" calcext:value-type="float">
            <text:p>373.8579102</text:p>
          </table:table-cell>
          <table:table-cell office:value-type="float" office:value="0.229066965" calcext:value-type="float">
            <text:p>0.229066965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8" calcext:value-type="float">
            <text:p>1.80</text:p>
          </table:table-cell>
          <table:table-cell table:number-columns-repeated="7"/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375.70739065316" calcext:value-type="float">
            <text:p>1375.70739065316</text:p>
          </table:table-cell>
          <table:table-cell table:number-columns-repeated="998"/>
        </table:table-row>
        <table:table-row table:style-name="ro2">
          <table:table-cell table:formula="of:=[.J24]" office:value-type="float" office:value="15.4419673" calcext:value-type="float">
            <text:p>15.4419673</text:p>
          </table:table-cell>
          <table:table-cell table:formula="of:=0.5*([.L24]+[.M24])/10" office:value-type="float" office:value="38.80823822" calcext:value-type="float">
            <text:p>38.80823822</text:p>
          </table:table-cell>
          <table:table-cell table:formula="of:=[.K24]" office:value-type="float" office:value="3.939974112" calcext:value-type="float">
            <text:p>3.939974112</text:p>
          </table:table-cell>
          <table:table-cell table:style-name="ce1" table:formula="of:=[.O24]" office:value-type="float" office:value="0.45" calcext:value-type="float">
            <text:p>0.45</text:p>
          </table:table-cell>
          <table:table-cell table:formula="of:=[.N24]" office:value-type="float" office:value="0.239792913" calcext:value-type="float">
            <text:p>0.23979291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.4419673" calcext:value-type="float">
            <text:p>15.4419673</text:p>
          </table:table-cell>
          <table:table-cell office:value-type="float" office:value="3.939974112" calcext:value-type="float">
            <text:p>3.939974112</text:p>
          </table:table-cell>
          <table:table-cell office:value-type="float" office:value="399.9546814" calcext:value-type="float">
            <text:p>399.9546814</text:p>
          </table:table-cell>
          <table:table-cell office:value-type="float" office:value="376.210083" calcext:value-type="float">
            <text:p>376.210083</text:p>
          </table:table-cell>
          <table:table-cell office:value-type="float" office:value="0.239792913" calcext:value-type="float">
            <text:p>0.239792913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2.25" calcext:value-type="float">
            <text:p>2.25</text:p>
          </table:table-cell>
          <table:table-cell table:number-columns-repeated="7"/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83.6" calcext:value-type="float">
            <text:p>1183.6</text:p>
          </table:table-cell>
          <table:table-cell table:number-columns-repeated="998"/>
        </table:table-row>
        <table:table-row table:style-name="ro2">
          <table:table-cell table:formula="of:=[.J25]" office:value-type="float" office:value="13.57895368" calcext:value-type="float">
            <text:p>13.57895368</text:p>
          </table:table-cell>
          <table:table-cell table:formula="of:=0.5*([.L25]+[.M25])/10" office:value-type="float" office:value="38.9246521" calcext:value-type="float">
            <text:p>38.9246521</text:p>
          </table:table-cell>
          <table:table-cell table:formula="of:=[.K25]" office:value-type="float" office:value="4.127049304" calcext:value-type="float">
            <text:p>4.127049304</text:p>
          </table:table-cell>
          <table:table-cell table:style-name="ce1" table:formula="of:=[.O25]" office:value-type="float" office:value="0.45" calcext:value-type="float">
            <text:p>0.45</text:p>
          </table:table-cell>
          <table:table-cell table:formula="of:=[.N25]" office:value-type="float" office:value="0.216201312" calcext:value-type="float">
            <text:p>0.21620131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.57895368" calcext:value-type="float">
            <text:p>13.57895368</text:p>
          </table:table-cell>
          <table:table-cell office:value-type="float" office:value="4.127049304" calcext:value-type="float">
            <text:p>4.127049304</text:p>
          </table:table-cell>
          <table:table-cell office:value-type="float" office:value="399.8730774" calcext:value-type="float">
            <text:p>399.8730774</text:p>
          </table:table-cell>
          <table:table-cell office:value-type="float" office:value="378.6199646" calcext:value-type="float">
            <text:p>378.6199646</text:p>
          </table:table-cell>
          <table:table-cell office:value-type="float" office:value="0.216201312" calcext:value-type="float">
            <text:p>0.216201312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2.25" calcext:value-type="float">
            <text:p>2.25</text:p>
          </table:table-cell>
          <table:table-cell table:number-columns-repeated="7"/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008.28962379043" calcext:value-type="float">
            <text:p>1008.28962379043</text:p>
          </table:table-cell>
          <table:table-cell table:number-columns-repeated="998"/>
        </table:table-row>
        <table:table-row table:style-name="ro2">
          <table:table-cell table:formula="of:=[.J26]" office:value-type="float" office:value="19.6386951" calcext:value-type="float">
            <text:p>19.6386951</text:p>
          </table:table-cell>
          <table:table-cell table:formula="of:=0.5*([.L26]+[.M26])/10" office:value-type="float" office:value="38.49045868" calcext:value-type="float">
            <text:p>38.49045868</text:p>
          </table:table-cell>
          <table:table-cell table:formula="of:=[.K26]" office:value-type="float" office:value="3.683539429" calcext:value-type="float">
            <text:p>3.683539429</text:p>
          </table:table-cell>
          <table:table-cell table:style-name="ce1" table:formula="of:=[.O26]" office:value-type="float" office:value="0.4" calcext:value-type="float">
            <text:p>0.40</text:p>
          </table:table-cell>
          <table:table-cell table:formula="of:=[.N26]" office:value-type="float" office:value="0.284036918" calcext:value-type="float">
            <text:p>0.28403691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.6386951" calcext:value-type="float">
            <text:p>19.6386951</text:p>
          </table:table-cell>
          <table:table-cell office:value-type="float" office:value="3.683539429" calcext:value-type="float">
            <text:p>3.683539429</text:p>
          </table:table-cell>
          <table:table-cell office:value-type="float" office:value="399.5272827" calcext:value-type="float">
            <text:p>399.5272827</text:p>
          </table:table-cell>
          <table:table-cell office:value-type="float" office:value="370.2818909" calcext:value-type="float">
            <text:p>370.2818909</text:p>
          </table:table-cell>
          <table:table-cell office:value-type="float" office:value="0.284036918" calcext:value-type="float">
            <text:p>0.284036918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25" calcext:value-type="float">
            <text:p>1.25</text:p>
          </table:table-cell>
          <table:table-cell table:number-columns-repeated="7"/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973.760742637912" calcext:value-type="float">
            <text:p>973.760742637912</text:p>
          </table:table-cell>
          <table:table-cell table:number-columns-repeated="998"/>
        </table:table-row>
        <table:table-row table:style-name="ro2">
          <table:table-cell table:formula="of:=[.J27]" office:value-type="float" office:value="23.87748709" calcext:value-type="float">
            <text:p>23.87748709</text:p>
          </table:table-cell>
          <table:table-cell table:formula="of:=0.5*([.L27]+[.M27])/10" office:value-type="float" office:value="38.23276215" calcext:value-type="float">
            <text:p>38.23276215</text:p>
          </table:table-cell>
          <table:table-cell table:formula="of:=[.K27]" office:value-type="float" office:value="3.350517975" calcext:value-type="float">
            <text:p>3.350517975</text:p>
          </table:table-cell>
          <table:table-cell table:style-name="ce1" table:formula="of:=[.O27]" office:value-type="float" office:value="0.4" calcext:value-type="float">
            <text:p>0.40</text:p>
          </table:table-cell>
          <table:table-cell table:formula="of:=[.N27]" office:value-type="float" office:value="0.370256413" calcext:value-type="float">
            <text:p>0.37025641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.87748709" calcext:value-type="float">
            <text:p>23.87748709</text:p>
          </table:table-cell>
          <table:table-cell office:value-type="float" office:value="3.350517975" calcext:value-type="float">
            <text:p>3.350517975</text:p>
          </table:table-cell>
          <table:table-cell office:value-type="float" office:value="399.9749146" calcext:value-type="float">
            <text:p>399.9749146</text:p>
          </table:table-cell>
          <table:table-cell office:value-type="float" office:value="364.6803284" calcext:value-type="float">
            <text:p>364.6803284</text:p>
          </table:table-cell>
          <table:table-cell office:value-type="float" office:value="0.370256413" calcext:value-type="float">
            <text:p>0.370256413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25" calcext:value-type="float">
            <text:p>1.25</text:p>
          </table:table-cell>
          <table:table-cell table:number-columns-repeated="7"/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931.764675911921" calcext:value-type="float">
            <text:p>931.764675911921</text:p>
          </table:table-cell>
          <table:table-cell table:number-columns-repeated="998"/>
        </table:table-row>
        <table:table-row table:style-name="ro2">
          <table:table-cell table:formula="of:=[.J28]" office:value-type="float" office:value="19.485333" calcext:value-type="float">
            <text:p>19.485333</text:p>
          </table:table-cell>
          <table:table-cell table:formula="of:=0.5*([.L28]+[.M28])/10" office:value-type="float" office:value="38.5332962" calcext:value-type="float">
            <text:p>38.5332962</text:p>
          </table:table-cell>
          <table:table-cell table:formula="of:=[.K28]" office:value-type="float" office:value="3.548944755" calcext:value-type="float">
            <text:p>3.548944755</text:p>
          </table:table-cell>
          <table:table-cell table:style-name="ce1" table:formula="of:=[.O28]" office:value-type="float" office:value="0.15" calcext:value-type="float">
            <text:p>0.15</text:p>
          </table:table-cell>
          <table:table-cell table:formula="of:=[.N28]" office:value-type="float" office:value="0.297517752" calcext:value-type="float">
            <text:p>0.29751775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.485333" calcext:value-type="float">
            <text:p>19.485333</text:p>
          </table:table-cell>
          <table:table-cell office:value-type="float" office:value="3.548944755" calcext:value-type="float">
            <text:p>3.548944755</text:p>
          </table:table-cell>
          <table:table-cell office:value-type="float" office:value="399.8889465" calcext:value-type="float">
            <text:p>399.8889465</text:p>
          </table:table-cell>
          <table:table-cell office:value-type="float" office:value="370.7769775" calcext:value-type="float">
            <text:p>370.7769775</text:p>
          </table:table-cell>
          <table:table-cell office:value-type="float" office:value="0.297517752" calcext:value-type="float">
            <text:p>0.29751775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.35" calcext:value-type="float">
            <text:p>2.35</text:p>
          </table:table-cell>
          <table:table-cell table:number-columns-repeated="7"/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91.638430759381" calcext:value-type="float">
            <text:p>891.638430759381</text:p>
          </table:table-cell>
          <table:table-cell table:number-columns-repeated="998"/>
        </table:table-row>
        <table:table-row table:style-name="ro2">
          <table:table-cell table:formula="of:=[.J29]" office:value-type="float" office:value="19.23144054" calcext:value-type="float">
            <text:p>19.23144054</text:p>
          </table:table-cell>
          <table:table-cell table:formula="of:=0.5*([.L29]+[.M29])/10" office:value-type="float" office:value="38.56023407" calcext:value-type="float">
            <text:p>38.56023407</text:p>
          </table:table-cell>
          <table:table-cell table:formula="of:=[.K29]" office:value-type="float" office:value="3.634381137" calcext:value-type="float">
            <text:p>3.634381137</text:p>
          </table:table-cell>
          <table:table-cell table:style-name="ce1" table:formula="of:=[.O29]" office:value-type="float" office:value="0.15" calcext:value-type="float">
            <text:p>0.15</text:p>
          </table:table-cell>
          <table:table-cell table:formula="of:=[.N29]" office:value-type="float" office:value="0.287607104" calcext:value-type="float">
            <text:p>0.28760710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.23144054" calcext:value-type="float">
            <text:p>19.23144054</text:p>
          </table:table-cell>
          <table:table-cell office:value-type="float" office:value="3.634381137" calcext:value-type="float">
            <text:p>3.634381137</text:p>
          </table:table-cell>
          <table:table-cell office:value-type="float" office:value="399.9828491" calcext:value-type="float">
            <text:p>399.9828491</text:p>
          </table:table-cell>
          <table:table-cell office:value-type="float" office:value="371.2218323" calcext:value-type="float">
            <text:p>371.2218323</text:p>
          </table:table-cell>
          <table:table-cell office:value-type="float" office:value="0.287607104" calcext:value-type="float">
            <text:p>0.287607104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.35" calcext:value-type="float">
            <text:p>2.35</text:p>
          </table:table-cell>
          <table:table-cell table:number-columns-repeated="7"/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672.560022013833" calcext:value-type="float">
            <text:p>672.560022013833</text:p>
          </table:table-cell>
          <table:table-cell table:number-columns-repeated="998"/>
        </table:table-row>
        <table:table-row table:style-name="ro2">
          <table:table-cell table:formula="of:=[.J30]" office:value-type="float" office:value="17.62639737" calcext:value-type="float">
            <text:p>17.62639737</text:p>
          </table:table-cell>
          <table:table-cell table:formula="of:=0.5*([.L30]+[.M30])/10" office:value-type="float" office:value="38.66484985" calcext:value-type="float">
            <text:p>38.66484985</text:p>
          </table:table-cell>
          <table:table-cell table:formula="of:=[.K30]" office:value-type="float" office:value="3.624453781" calcext:value-type="float">
            <text:p>3.624453781</text:p>
          </table:table-cell>
          <table:table-cell table:style-name="ce1" table:formula="of:=[.O30]" office:value-type="float" office:value="0.2" calcext:value-type="float">
            <text:p>0.20</text:p>
          </table:table-cell>
          <table:table-cell table:formula="of:=[.N30]" office:value-type="float" office:value="0.28303945" calcext:value-type="float">
            <text:p>0.2830394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.62639737" calcext:value-type="float">
            <text:p>17.62639737</text:p>
          </table:table-cell>
          <table:table-cell office:value-type="float" office:value="3.624453781" calcext:value-type="float">
            <text:p>3.624453781</text:p>
          </table:table-cell>
          <table:table-cell office:value-type="float" office:value="400.0319824" calcext:value-type="float">
            <text:p>400.0319824</text:p>
          </table:table-cell>
          <table:table-cell office:value-type="float" office:value="373.2650146" calcext:value-type="float">
            <text:p>373.2650146</text:p>
          </table:table-cell>
          <table:table-cell office:value-type="float" office:value="0.28303945" calcext:value-type="float">
            <text:p>0.28303945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.55" calcext:value-type="float">
            <text:p>1.55</text:p>
          </table:table-cell>
          <table:table-cell table:number-columns-repeated="7"/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623.9368210016" calcext:value-type="float">
            <text:p>623.9368210016</text:p>
          </table:table-cell>
          <table:table-cell table:number-columns-repeated="998"/>
        </table:table-row>
        <table:table-row table:style-name="ro2">
          <table:table-cell table:formula="of:=[.J31]" office:value-type="float" office:value="12.80977183" calcext:value-type="float">
            <text:p>12.80977183</text:p>
          </table:table-cell>
          <table:table-cell table:formula="of:=0.5*([.L31]+[.M31])/10" office:value-type="float" office:value="39.04094086" calcext:value-type="float">
            <text:p>39.04094086</text:p>
          </table:table-cell>
          <table:table-cell table:formula="of:=[.K31]" office:value-type="float" office:value="4.489905855" calcext:value-type="float">
            <text:p>4.489905855</text:p>
          </table:table-cell>
          <table:table-cell table:style-name="ce1" table:formula="of:=[.O31]" office:value-type="float" office:value="0.2" calcext:value-type="float">
            <text:p>0.20</text:p>
          </table:table-cell>
          <table:table-cell table:formula="of:=[.N31]" office:value-type="float" office:value="0.15813735" calcext:value-type="float">
            <text:p>0.1581373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.80977183" calcext:value-type="float">
            <text:p>12.80977183</text:p>
          </table:table-cell>
          <table:table-cell office:value-type="float" office:value="4.489905855" calcext:value-type="float">
            <text:p>4.489905855</text:p>
          </table:table-cell>
          <table:table-cell office:value-type="float" office:value="400.0761414" calcext:value-type="float">
            <text:p>400.0761414</text:p>
          </table:table-cell>
          <table:table-cell office:value-type="float" office:value="380.7426758" calcext:value-type="float">
            <text:p>380.7426758</text:p>
          </table:table-cell>
          <table:table-cell office:value-type="float" office:value="0.15813735" calcext:value-type="float">
            <text:p>0.15813735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.55" calcext:value-type="float">
            <text:p>1.55</text:p>
          </table:table-cell>
          <table:table-cell table:number-columns-repeated="7"/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614.125902766903" calcext:value-type="float">
            <text:p>614.125902766903</text:p>
          </table:table-cell>
          <table:table-cell table:number-columns-repeated="998"/>
        </table:table-row>
        <table:table-row table:style-name="ro2">
          <table:table-cell table:formula="of:=[.J32]" office:value-type="float" office:value="19.69472509" calcext:value-type="float">
            <text:p>19.69472509</text:p>
          </table:table-cell>
          <table:table-cell table:formula="of:=0.5*([.L32]+[.M32])/10" office:value-type="float" office:value="38.577482605" calcext:value-type="float">
            <text:p>38.577482605</text:p>
          </table:table-cell>
          <table:table-cell table:formula="of:=[.K32]" office:value-type="float" office:value="3.792008091" calcext:value-type="float">
            <text:p>3.792008091</text:p>
          </table:table-cell>
          <table:table-cell table:style-name="ce1" table:formula="of:=[.O32]" office:value-type="float" office:value="0.35" calcext:value-type="float">
            <text:p>0.35</text:p>
          </table:table-cell>
          <table:table-cell table:formula="of:=[.N32]" office:value-type="float" office:value="0.255476512" calcext:value-type="float">
            <text:p>0.25547651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.69472509" calcext:value-type="float">
            <text:p>19.69472509</text:p>
          </table:table-cell>
          <table:table-cell office:value-type="float" office:value="3.792008091" calcext:value-type="float">
            <text:p>3.792008091</text:p>
          </table:table-cell>
          <table:table-cell office:value-type="float" office:value="400.226532" calcext:value-type="float">
            <text:p>400.226532</text:p>
          </table:table-cell>
          <table:table-cell office:value-type="float" office:value="371.3231201" calcext:value-type="float">
            <text:p>371.3231201</text:p>
          </table:table-cell>
          <table:table-cell office:value-type="float" office:value="0.255476512" calcext:value-type="float">
            <text:p>0.255476512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75" calcext:value-type="float">
            <text:p>1.75</text:p>
          </table:table-cell>
          <table:table-cell table:number-columns-repeated="7"/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679.554539920271" calcext:value-type="float">
            <text:p>679.554539920271</text:p>
          </table:table-cell>
          <table:table-cell table:number-columns-repeated="998"/>
        </table:table-row>
        <table:table-row table:style-name="ro2">
          <table:table-cell table:formula="of:=[.J33]" office:value-type="float" office:value="19.44333936" calcext:value-type="float">
            <text:p>19.44333936</text:p>
          </table:table-cell>
          <table:table-cell table:formula="of:=0.5*([.L33]+[.M33])/10" office:value-type="float" office:value="38.562789915" calcext:value-type="float">
            <text:p>38.562789915</text:p>
          </table:table-cell>
          <table:table-cell table:formula="of:=[.K33]" office:value-type="float" office:value="3.700145478" calcext:value-type="float">
            <text:p>3.700145478</text:p>
          </table:table-cell>
          <table:table-cell table:style-name="ce1" table:formula="of:=[.O33]" office:value-type="float" office:value="0.35" calcext:value-type="float">
            <text:p>0.35</text:p>
          </table:table-cell>
          <table:table-cell table:formula="of:=[.N33]" office:value-type="float" office:value="0.267937431" calcext:value-type="float">
            <text:p>0.26793743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.44333936" calcext:value-type="float">
            <text:p>19.44333936</text:p>
          </table:table-cell>
          <table:table-cell office:value-type="float" office:value="3.700145478" calcext:value-type="float">
            <text:p>3.700145478</text:p>
          </table:table-cell>
          <table:table-cell office:value-type="float" office:value="399.9882202" calcext:value-type="float">
            <text:p>399.9882202</text:p>
          </table:table-cell>
          <table:table-cell office:value-type="float" office:value="371.2675781" calcext:value-type="float">
            <text:p>371.2675781</text:p>
          </table:table-cell>
          <table:table-cell office:value-type="float" office:value="0.267937431" calcext:value-type="float">
            <text:p>0.26793743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75" calcext:value-type="float">
            <text:p>1.75</text:p>
          </table:table-cell>
          <table:table-cell table:number-columns-repeated="7"/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56.976483966611" calcext:value-type="float">
            <text:p>756.976483966611</text:p>
          </table:table-cell>
          <table:table-cell table:number-columns-repeated="998"/>
        </table:table-row>
        <table:table-row table:style-name="ro2">
          <table:table-cell table:formula="of:=[.J34]" office:value-type="float" office:value="15.11662014" calcext:value-type="float">
            <text:p>15.11662014</text:p>
          </table:table-cell>
          <table:table-cell table:formula="of:=0.5*([.L34]+[.M34])/10" office:value-type="float" office:value="38.91542206" calcext:value-type="float">
            <text:p>38.91542206</text:p>
          </table:table-cell>
          <table:table-cell table:formula="of:=[.K34]" office:value-type="float" office:value="3.092431095" calcext:value-type="float">
            <text:p>3.092431095</text:p>
          </table:table-cell>
          <table:table-cell table:style-name="ce1" table:formula="of:=[.O34]" office:value-type="float" office:value="0.4" calcext:value-type="float">
            <text:p>0.40</text:p>
          </table:table-cell>
          <table:table-cell table:formula="of:=[.N34]" office:value-type="float" office:value="0.213891793" calcext:value-type="float">
            <text:p>0.21389179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.11662014" calcext:value-type="float">
            <text:p>15.11662014</text:p>
          </table:table-cell>
          <table:table-cell office:value-type="float" office:value="3.092431095" calcext:value-type="float">
            <text:p>3.092431095</text:p>
          </table:table-cell>
          <table:table-cell office:value-type="float" office:value="400.0688477" calcext:value-type="float">
            <text:p>400.0688477</text:p>
          </table:table-cell>
          <table:table-cell office:value-type="float" office:value="378.2395935" calcext:value-type="float">
            <text:p>378.2395935</text:p>
          </table:table-cell>
          <table:table-cell office:value-type="float" office:value="0.213891793" calcext:value-type="float">
            <text:p>0.213891793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85" calcext:value-type="float">
            <text:p>1.85</text:p>
          </table:table-cell>
          <table:table-cell/>
          <table:table-cell table:style-name="ce1" table:number-columns-repeated="2"/>
          <table:table-cell table:number-columns-repeated="4"/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50.33293560198" calcext:value-type="float">
            <text:p>750.33293560198</text:p>
          </table:table-cell>
          <table:table-cell table:number-columns-repeated="998"/>
        </table:table-row>
        <table:table-row table:style-name="ro2">
          <table:table-cell table:formula="of:=[.J35]" office:value-type="float" office:value="15.53897272" calcext:value-type="float">
            <text:p>15.53897272</text:p>
          </table:table-cell>
          <table:table-cell table:formula="of:=0.5*([.L35]+[.M35])/10" office:value-type="float" office:value="38.87017517" calcext:value-type="float">
            <text:p>38.87017517</text:p>
          </table:table-cell>
          <table:table-cell table:formula="of:=[.K35]" office:value-type="float" office:value="3.48482243" calcext:value-type="float">
            <text:p>3.48482243</text:p>
          </table:table-cell>
          <table:table-cell table:style-name="ce1" table:formula="of:=[.O35]" office:value-type="float" office:value="0.4" calcext:value-type="float">
            <text:p>0.40</text:p>
          </table:table-cell>
          <table:table-cell table:formula="of:=[.N35]" office:value-type="float" office:value="0.196322038" calcext:value-type="float">
            <text:p>0.19632203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.53897272" calcext:value-type="float">
            <text:p>15.53897272</text:p>
          </table:table-cell>
          <table:table-cell office:value-type="float" office:value="3.48482243" calcext:value-type="float">
            <text:p>3.48482243</text:p>
          </table:table-cell>
          <table:table-cell office:value-type="float" office:value="399.9307251" calcext:value-type="float">
            <text:p>399.9307251</text:p>
          </table:table-cell>
          <table:table-cell office:value-type="float" office:value="377.4727783" calcext:value-type="float">
            <text:p>377.4727783</text:p>
          </table:table-cell>
          <table:table-cell office:value-type="float" office:value="0.196322038" calcext:value-type="float">
            <text:p>0.196322038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85" calcext:value-type="float">
            <text:p>1.85</text:p>
          </table:table-cell>
          <table:table-cell table:number-columns-repeated="7"/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26.303657157113" calcext:value-type="float">
            <text:p>726.303657157113</text:p>
          </table:table-cell>
          <table:table-cell table:number-columns-repeated="998"/>
        </table:table-row>
        <table:table-row table:style-name="ro2">
          <table:table-cell table:formula="of:=[.J36]" office:value-type="float" office:value="15.97275062" calcext:value-type="float">
            <text:p>15.97275062</text:p>
          </table:table-cell>
          <table:table-cell table:formula="of:=0.5*([.L36]+[.M36])/10" office:value-type="float" office:value="38.85766602" calcext:value-type="float">
            <text:p>38.85766602</text:p>
          </table:table-cell>
          <table:table-cell table:formula="of:=[.K36]" office:value-type="float" office:value="3.400706243" calcext:value-type="float">
            <text:p>3.400706243</text:p>
          </table:table-cell>
          <table:table-cell table:style-name="ce1" table:formula="of:=[.O36]" office:value-type="float" office:value="0.4" calcext:value-type="float">
            <text:p>0.40</text:p>
          </table:table-cell>
          <table:table-cell table:formula="of:=[.N36]" office:value-type="float" office:value="0.209446133" calcext:value-type="float">
            <text:p>0.20944613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.97275062" calcext:value-type="float">
            <text:p>15.97275062</text:p>
          </table:table-cell>
          <table:table-cell office:value-type="float" office:value="3.400706243" calcext:value-type="float">
            <text:p>3.400706243</text:p>
          </table:table-cell>
          <table:table-cell office:value-type="float" office:value="400.1416016" calcext:value-type="float">
            <text:p>400.1416016</text:p>
          </table:table-cell>
          <table:table-cell office:value-type="float" office:value="377.0117188" calcext:value-type="float">
            <text:p>377.0117188</text:p>
          </table:table-cell>
          <table:table-cell office:value-type="float" office:value="0.209446133" calcext:value-type="float">
            <text:p>0.209446133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85" calcext:value-type="float">
            <text:p>1.85</text:p>
          </table:table-cell>
          <table:table-cell table:number-columns-repeated="2"/>
          <table:table-cell table:style-name="ce1"/>
          <table:table-cell table:number-columns-repeated="4"/>
          <table:table-cell table:style-name="ce2" table:number-columns-repeated="2"/>
          <table:table-cell table:number-columns-repeated="999"/>
        </table:table-row>
        <table:table-row table:style-name="ro2">
          <table:table-cell table:formula="of:=[.J37]" office:value-type="float" office:value="19.97688964" calcext:value-type="float">
            <text:p>19.97688964</text:p>
          </table:table-cell>
          <table:table-cell table:formula="of:=0.5*([.L37]+[.M37])/10" office:value-type="float" office:value="38.542401125" calcext:value-type="float">
            <text:p>38.542401125</text:p>
          </table:table-cell>
          <table:table-cell table:formula="of:=[.K37]" office:value-type="float" office:value="2.834265703" calcext:value-type="float">
            <text:p>2.834265703</text:p>
          </table:table-cell>
          <table:table-cell table:style-name="ce1" table:formula="of:=[.O37]" office:value-type="float" office:value="0.15" calcext:value-type="float">
            <text:p>0.15</text:p>
          </table:table-cell>
          <table:table-cell table:formula="of:=[.N37]" office:value-type="float" office:value="0.331179372" calcext:value-type="float">
            <text:p>0.33117937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.97688964" calcext:value-type="float">
            <text:p>19.97688964</text:p>
          </table:table-cell>
          <table:table-cell office:value-type="float" office:value="2.834265703" calcext:value-type="float">
            <text:p>2.834265703</text:p>
          </table:table-cell>
          <table:table-cell office:value-type="float" office:value="399.9812622" calcext:value-type="float">
            <text:p>399.9812622</text:p>
          </table:table-cell>
          <table:table-cell office:value-type="float" office:value="370.8667603" calcext:value-type="float">
            <text:p>370.8667603</text:p>
          </table:table-cell>
          <table:table-cell office:value-type="float" office:value="0.331179372" calcext:value-type="float">
            <text:p>0.33117937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4" calcext:value-type="float">
            <text:p>1.40</text:p>
          </table:table-cell>
          <table:table-cell table:number-columns-repeated="7"/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962.35961570561" calcext:value-type="float">
            <text:p>1962.35961570561</text:p>
          </table:table-cell>
          <table:table-cell table:number-columns-repeated="998"/>
        </table:table-row>
        <table:table-row table:style-name="ro2">
          <table:table-cell table:formula="of:=[.J38]" office:value-type="float" office:value="14.59475513" calcext:value-type="float">
            <text:p>14.59475513</text:p>
          </table:table-cell>
          <table:table-cell table:formula="of:=0.5*([.L38]+[.M38])/10" office:value-type="float" office:value="38.93969879" calcext:value-type="float">
            <text:p>38.93969879</text:p>
          </table:table-cell>
          <table:table-cell table:formula="of:=[.K38]" office:value-type="float" office:value="3.395179722" calcext:value-type="float">
            <text:p>3.395179722</text:p>
          </table:table-cell>
          <table:table-cell table:style-name="ce1" table:formula="of:=[.O38]" office:value-type="float" office:value="0.15" calcext:value-type="float">
            <text:p>0.15</text:p>
          </table:table-cell>
          <table:table-cell table:formula="of:=[.N38]" office:value-type="float" office:value="0.194815678" calcext:value-type="float">
            <text:p>0.19481567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.59475513" calcext:value-type="float">
            <text:p>14.59475513</text:p>
          </table:table-cell>
          <table:table-cell office:value-type="float" office:value="3.395179722" calcext:value-type="float">
            <text:p>3.395179722</text:p>
          </table:table-cell>
          <table:table-cell office:value-type="float" office:value="400.0021362" calcext:value-type="float">
            <text:p>400.0021362</text:p>
          </table:table-cell>
          <table:table-cell office:value-type="float" office:value="378.7918396" calcext:value-type="float">
            <text:p>378.7918396</text:p>
          </table:table-cell>
          <table:table-cell office:value-type="float" office:value="0.194815678" calcext:value-type="float">
            <text:p>0.19481567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4" calcext:value-type="float">
            <text:p>1.40</text:p>
          </table:table-cell>
          <table:table-cell table:number-columns-repeated="2"/>
          <table:table-cell table:style-name="ce1"/>
          <table:table-cell table:number-columns-repeated="4"/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864.55606274609" calcext:value-type="float">
            <text:p>1864.55606274609</text:p>
          </table:table-cell>
          <table:table-cell table:number-columns-repeated="998"/>
        </table:table-row>
        <table:table-row table:style-name="ro2">
          <table:table-cell table:formula="of:=[.J39]" office:value-type="float" office:value="9.6659643" calcext:value-type="float">
            <text:p>9.6659643</text:p>
          </table:table-cell>
          <table:table-cell table:formula="of:=0.5*([.L39]+[.M39])/10" office:value-type="float" office:value="39.28939972" calcext:value-type="float">
            <text:p>39.28939972</text:p>
          </table:table-cell>
          <table:table-cell table:formula="of:=[.K39]" office:value-type="float" office:value="3.844944862" calcext:value-type="float">
            <text:p>3.844944862</text:p>
          </table:table-cell>
          <table:table-cell table:style-name="ce1" table:formula="of:=[.O39]" office:value-type="float" office:value="0.15" calcext:value-type="float">
            <text:p>0.15</text:p>
          </table:table-cell>
          <table:table-cell table:formula="of:=[.N39]" office:value-type="float" office:value="0.123723496" calcext:value-type="float">
            <text:p>0.12372349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.6659643" calcext:value-type="float">
            <text:p>9.6659643</text:p>
          </table:table-cell>
          <table:table-cell office:value-type="float" office:value="3.844944862" calcext:value-type="float">
            <text:p>3.844944862</text:p>
          </table:table-cell>
          <table:table-cell office:value-type="float" office:value="400.045105" calcext:value-type="float">
            <text:p>400.045105</text:p>
          </table:table-cell>
          <table:table-cell office:value-type="float" office:value="385.7428894" calcext:value-type="float">
            <text:p>385.7428894</text:p>
          </table:table-cell>
          <table:table-cell office:value-type="float" office:value="0.123723496" calcext:value-type="float">
            <text:p>0.123723496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4" calcext:value-type="float">
            <text:p>1.40</text:p>
          </table:table-cell>
          <table:table-cell table:number-columns-repeated="2"/>
          <table:table-cell table:style-name="ce1"/>
          <table:table-cell table:number-columns-repeated="4"/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867.28891325278" calcext:value-type="float">
            <text:p>1867.28891325278</text:p>
          </table:table-cell>
          <table:table-cell table:number-columns-repeated="998"/>
        </table:table-row>
        <table:table-row table:style-name="ro2">
          <table:table-cell table:formula="of:=[.J40]" office:value-type="float" office:value="15.69092724" calcext:value-type="float">
            <text:p>15.69092724</text:p>
          </table:table-cell>
          <table:table-cell table:formula="of:=0.5*([.L40]+[.M40])/10" office:value-type="float" office:value="38.911245725" calcext:value-type="float">
            <text:p>38.911245725</text:p>
          </table:table-cell>
          <table:table-cell table:formula="of:=[.K40]" office:value-type="float" office:value="3.0342566" calcext:value-type="float">
            <text:p>3.0342566</text:p>
          </table:table-cell>
          <table:table-cell table:style-name="ce1" table:formula="of:=[.O40]" office:value-type="float" office:value="0.25" calcext:value-type="float">
            <text:p>0.25</text:p>
          </table:table-cell>
          <table:table-cell table:formula="of:=[.N40]" office:value-type="float" office:value="0.198368376" calcext:value-type="float">
            <text:p>0.19836837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.69092724" calcext:value-type="float">
            <text:p>15.69092724</text:p>
          </table:table-cell>
          <table:table-cell office:value-type="float" office:value="3.0342566" calcext:value-type="float">
            <text:p>3.0342566</text:p>
          </table:table-cell>
          <table:table-cell office:value-type="float" office:value="400.2045593" calcext:value-type="float">
            <text:p>400.2045593</text:p>
          </table:table-cell>
          <table:table-cell office:value-type="float" office:value="378.0203552" calcext:value-type="float">
            <text:p>378.0203552</text:p>
          </table:table-cell>
          <table:table-cell office:value-type="float" office:value="0.198368376" calcext:value-type="float">
            <text:p>0.198368376</text:p>
          </table:table-cell>
          <table:table-cell office:value-type="float" office:value="0.25" calcext:value-type="float">
            <text:p>0.25</text:p>
          </table:table-cell>
          <table:table-cell table:style-name="ce1" office:value-type="float" office:value="2.25" calcext:value-type="float">
            <text:p>2.25</text:p>
          </table:table-cell>
          <table:table-cell table:number-columns-repeated="2"/>
          <table:table-cell table:style-name="ce1"/>
          <table:table-cell table:number-columns-repeated="4"/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632.14777791832" calcext:value-type="float">
            <text:p>1632.14777791832</text:p>
          </table:table-cell>
          <table:table-cell table:number-columns-repeated="998"/>
        </table:table-row>
        <table:table-row table:style-name="ro2">
          <table:table-cell table:formula="of:=[.J41]" office:value-type="float" office:value="15.8501822" calcext:value-type="float">
            <text:p>15.8501822</text:p>
          </table:table-cell>
          <table:table-cell table:formula="of:=0.5*([.L41]+[.M41])/10" office:value-type="float" office:value="38.840597535" calcext:value-type="float">
            <text:p>38.840597535</text:p>
          </table:table-cell>
          <table:table-cell table:formula="of:=[.K41]" office:value-type="float" office:value="3.336260956" calcext:value-type="float">
            <text:p>3.336260956</text:p>
          </table:table-cell>
          <table:table-cell table:style-name="ce1" table:formula="of:=[.O41]" office:value-type="float" office:value="0.25" calcext:value-type="float">
            <text:p>0.25</text:p>
          </table:table-cell>
          <table:table-cell table:formula="of:=[.N41]" office:value-type="float" office:value="0.228489221" calcext:value-type="float">
            <text:p>0.22848922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.8501822" calcext:value-type="float">
            <text:p>15.8501822</text:p>
          </table:table-cell>
          <table:table-cell office:value-type="float" office:value="3.336260956" calcext:value-type="float">
            <text:p>3.336260956</text:p>
          </table:table-cell>
          <table:table-cell office:value-type="float" office:value="400.0369873" calcext:value-type="float">
            <text:p>400.0369873</text:p>
          </table:table-cell>
          <table:table-cell office:value-type="float" office:value="376.7749634" calcext:value-type="float">
            <text:p>376.7749634</text:p>
          </table:table-cell>
          <table:table-cell office:value-type="float" office:value="0.228489221" calcext:value-type="float">
            <text:p>0.228489221</text:p>
          </table:table-cell>
          <table:table-cell office:value-type="float" office:value="0.25" calcext:value-type="float">
            <text:p>0.25</text:p>
          </table:table-cell>
          <table:table-cell table:style-name="ce1" office:value-type="float" office:value="2.25" calcext:value-type="float">
            <text:p>2.25</text:p>
          </table:table-cell>
          <table:table-cell table:number-columns-repeated="2"/>
          <table:table-cell table:style-name="ce1"/>
          <table:table-cell table:number-columns-repeated="4"/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183.6" calcext:value-type="float">
            <text:p>1183.6</text:p>
          </table:table-cell>
          <table:table-cell table:number-columns-repeated="998"/>
        </table:table-row>
        <table:table-row table:style-name="ro2">
          <table:table-cell table:formula="of:=[.J42]" office:value-type="float" office:value="14.79175956" calcext:value-type="float">
            <text:p>14.79175956</text:p>
          </table:table-cell>
          <table:table-cell table:formula="of:=0.5*([.L42]+[.M42])/10" office:value-type="float" office:value="38.9093399" calcext:value-type="float">
            <text:p>38.9093399</text:p>
          </table:table-cell>
          <table:table-cell table:formula="of:=[.K42]" office:value-type="float" office:value="3.6652792" calcext:value-type="float">
            <text:p>3.6652792</text:p>
          </table:table-cell>
          <table:table-cell table:style-name="ce1" table:formula="of:=[.O42]" office:value-type="float" office:value="0.25" calcext:value-type="float">
            <text:p>0.25</text:p>
          </table:table-cell>
          <table:table-cell table:formula="of:=[.N42]" office:value-type="float" office:value="0.174931342" calcext:value-type="float">
            <text:p>0.17493134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.79175956" calcext:value-type="float">
            <text:p>14.79175956</text:p>
          </table:table-cell>
          <table:table-cell office:value-type="float" office:value="3.6652792" calcext:value-type="float">
            <text:p>3.6652792</text:p>
          </table:table-cell>
          <table:table-cell office:value-type="float" office:value="399.7599792" calcext:value-type="float">
            <text:p>399.7599792</text:p>
          </table:table-cell>
          <table:table-cell office:value-type="float" office:value="378.4268188" calcext:value-type="float">
            <text:p>378.4268188</text:p>
          </table:table-cell>
          <table:table-cell office:value-type="float" office:value="0.174931342" calcext:value-type="float">
            <text:p>0.174931342</text:p>
          </table:table-cell>
          <table:table-cell office:value-type="float" office:value="0.25" calcext:value-type="float">
            <text:p>0.25</text:p>
          </table:table-cell>
          <table:table-cell table:style-name="ce1" office:value-type="float" office:value="2.25" calcext:value-type="float">
            <text:p>2.25</text:p>
          </table:table-cell>
          <table:table-cell table:number-columns-repeated="2"/>
          <table:table-cell table:style-name="ce1"/>
          <table:table-cell table:number-columns-repeated="4"/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018.91145118228" calcext:value-type="float">
            <text:p>1018.91145118228</text:p>
          </table:table-cell>
          <table:table-cell table:number-columns-repeated="998"/>
        </table:table-row>
        <table:table-row table:style-name="ro2">
          <table:table-cell table:formula="of:=[.J43]" office:value-type="float" office:value="12.70002983" calcext:value-type="float">
            <text:p>12.70002983</text:p>
          </table:table-cell>
          <table:table-cell table:formula="of:=0.5*([.L43]+[.M43])/10" office:value-type="float" office:value="39.07371063" calcext:value-type="float">
            <text:p>39.07371063</text:p>
          </table:table-cell>
          <table:table-cell table:formula="of:=[.K43]" office:value-type="float" office:value="3.341023225" calcext:value-type="float">
            <text:p>3.341023225</text:p>
          </table:table-cell>
          <table:table-cell table:style-name="ce1" table:formula="of:=[.O43]" office:value-type="float" office:value="0.2" calcext:value-type="float">
            <text:p>0.20</text:p>
          </table:table-cell>
          <table:table-cell table:formula="of:=[.N43]" office:value-type="float" office:value="0.198045862" calcext:value-type="float">
            <text:p>0.19804586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.70002983" calcext:value-type="float">
            <text:p>12.70002983</text:p>
          </table:table-cell>
          <table:table-cell office:value-type="float" office:value="3.341023225" calcext:value-type="float">
            <text:p>3.341023225</text:p>
          </table:table-cell>
          <table:table-cell office:value-type="float" office:value="400.2180786" calcext:value-type="float">
            <text:p>400.2180786</text:p>
          </table:table-cell>
          <table:table-cell office:value-type="float" office:value="381.256134" calcext:value-type="float">
            <text:p>381.256134</text:p>
          </table:table-cell>
          <table:table-cell office:value-type="float" office:value="0.198045862" calcext:value-type="float">
            <text:p>0.198045862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2" calcext:value-type="float">
            <text:p>2.00</text:p>
          </table:table-cell>
          <table:table-cell table:number-columns-repeated="2"/>
          <table:table-cell table:style-name="ce1"/>
          <table:table-cell table:number-columns-repeated="4"/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041.79393610253" calcext:value-type="float">
            <text:p>1041.79393610253</text:p>
          </table:table-cell>
          <table:table-cell table:number-columns-repeated="998"/>
        </table:table-row>
        <table:table-row table:style-name="ro2">
          <table:table-cell table:formula="of:=[.J44]" office:value-type="float" office:value="21.17048287" calcext:value-type="float">
            <text:p>21.17048287</text:p>
          </table:table-cell>
          <table:table-cell table:formula="of:=0.5*([.L44]+[.M44])/10" office:value-type="float" office:value="38.48978424" calcext:value-type="float">
            <text:p>38.48978424</text:p>
          </table:table-cell>
          <table:table-cell table:formula="of:=[.K44]" office:value-type="float" office:value="3.15289167" calcext:value-type="float">
            <text:p>3.15289167</text:p>
          </table:table-cell>
          <table:table-cell table:style-name="ce1" table:formula="of:=[.O44]" office:value-type="float" office:value="0.2" calcext:value-type="float">
            <text:p>0.20</text:p>
          </table:table-cell>
          <table:table-cell table:formula="of:=[.N44]" office:value-type="float" office:value="0.280947431" calcext:value-type="float">
            <text:p>0.28094743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.17048287" calcext:value-type="float">
            <text:p>21.17048287</text:p>
          </table:table-cell>
          <table:table-cell office:value-type="float" office:value="3.15289167" calcext:value-type="float">
            <text:p>3.15289167</text:p>
          </table:table-cell>
          <table:table-cell office:value-type="float" office:value="400.0206299" calcext:value-type="float">
            <text:p>400.0206299</text:p>
          </table:table-cell>
          <table:table-cell office:value-type="float" office:value="369.7750549" calcext:value-type="float">
            <text:p>369.7750549</text:p>
          </table:table-cell>
          <table:table-cell office:value-type="float" office:value="0.280947431" calcext:value-type="float">
            <text:p>0.280947431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2" calcext:value-type="float">
            <text:p>2.00</text:p>
          </table:table-cell>
          <table:table-cell table:number-columns-repeated="2"/>
          <table:table-cell table:style-name="ce1"/>
          <table:table-cell table:number-columns-repeated="4"/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065.44831030625" calcext:value-type="float">
            <text:p>1065.44831030625</text:p>
          </table:table-cell>
          <table:table-cell table:number-columns-repeated="998"/>
        </table:table-row>
        <table:table-row table:style-name="ro2">
          <table:table-cell table:formula="of:=[.J45]" office:value-type="float" office:value="17.96524015" calcext:value-type="float">
            <text:p>17.96524015</text:p>
          </table:table-cell>
          <table:table-cell table:formula="of:=0.5*([.L45]+[.M45])/10" office:value-type="float" office:value="38.71380005" calcext:value-type="float">
            <text:p>38.71380005</text:p>
          </table:table-cell>
          <table:table-cell table:formula="of:=[.K45]" office:value-type="float" office:value="3.295257277" calcext:value-type="float">
            <text:p>3.295257277</text:p>
          </table:table-cell>
          <table:table-cell table:style-name="ce1" table:formula="of:=[.O45]" office:value-type="float" office:value="0.2" calcext:value-type="float">
            <text:p>0.20</text:p>
          </table:table-cell>
          <table:table-cell table:formula="of:=[.N45]" office:value-type="float" office:value="0.252657991" calcext:value-type="float">
            <text:p>0.25265799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.96524015" calcext:value-type="float">
            <text:p>17.96524015</text:p>
          </table:table-cell>
          <table:table-cell office:value-type="float" office:value="3.295257277" calcext:value-type="float">
            <text:p>3.295257277</text:p>
          </table:table-cell>
          <table:table-cell office:value-type="float" office:value="400.2171936" calcext:value-type="float">
            <text:p>400.2171936</text:p>
          </table:table-cell>
          <table:table-cell office:value-type="float" office:value="374.0588074" calcext:value-type="float">
            <text:p>374.0588074</text:p>
          </table:table-cell>
          <table:table-cell office:value-type="float" office:value="0.252657991" calcext:value-type="float">
            <text:p>0.252657991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2" calcext:value-type="float">
            <text:p>2.00</text:p>
          </table:table-cell>
          <table:table-cell table:number-columns-repeated="2"/>
          <table:table-cell table:style-name="ce1"/>
          <table:table-cell table:number-columns-repeated="4"/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088.09516797429" calcext:value-type="float">
            <text:p>1088.09516797429</text:p>
          </table:table-cell>
          <table:table-cell table:number-columns-repeated="998"/>
        </table:table-row>
        <table:table-row table:style-name="ro2">
          <table:table-cell table:formula="of:=[.J46]" office:value-type="float" office:value="15.04374836" calcext:value-type="float">
            <text:p>15.04374836</text:p>
          </table:table-cell>
          <table:table-cell table:formula="of:=0.5*([.L46]+[.M46])/10" office:value-type="float" office:value="38.893511965" calcext:value-type="float">
            <text:p>38.893511965</text:p>
          </table:table-cell>
          <table:table-cell table:formula="of:=[.K46]" office:value-type="float" office:value="3.320635318" calcext:value-type="float">
            <text:p>3.320635318</text:p>
          </table:table-cell>
          <table:table-cell table:style-name="ce1" table:formula="of:=[.O46]" office:value-type="float" office:value="0.5" calcext:value-type="float">
            <text:p>0.50</text:p>
          </table:table-cell>
          <table:table-cell table:formula="of:=[.N46]" office:value-type="float" office:value="0.230026979" calcext:value-type="float">
            <text:p>0.23002697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04374836" calcext:value-type="float">
            <text:p>15.04374836</text:p>
          </table:table-cell>
          <table:table-cell office:value-type="float" office:value="3.320635318" calcext:value-type="float">
            <text:p>3.320635318</text:p>
          </table:table-cell>
          <table:table-cell office:value-type="float" office:value="400.0905457" calcext:value-type="float">
            <text:p>400.0905457</text:p>
          </table:table-cell>
          <table:table-cell office:value-type="float" office:value="377.7796936" calcext:value-type="float">
            <text:p>377.7796936</text:p>
          </table:table-cell>
          <table:table-cell office:value-type="float" office:value="0.230026979" calcext:value-type="float">
            <text:p>0.230026979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1.9" calcext:value-type="float">
            <text:p>1.90</text:p>
          </table:table-cell>
          <table:table-cell table:style-name="ce1" table:number-columns-repeated="3"/>
          <table:table-cell table:number-columns-repeated="4"/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984.755756122077" calcext:value-type="float">
            <text:p>984.755756122077</text:p>
          </table:table-cell>
          <table:table-cell table:number-columns-repeated="998"/>
        </table:table-row>
        <table:table-row table:style-name="ro2">
          <table:table-cell table:formula="of:=[.J47]" office:value-type="float" office:value="19.18037072" calcext:value-type="float">
            <text:p>19.18037072</text:p>
          </table:table-cell>
          <table:table-cell table:formula="of:=0.5*([.L47]+[.M47])/10" office:value-type="float" office:value="38.624320985" calcext:value-type="float">
            <text:p>38.624320985</text:p>
          </table:table-cell>
          <table:table-cell table:formula="of:=[.K47]" office:value-type="float" office:value="3.313915678" calcext:value-type="float">
            <text:p>3.313915678</text:p>
          </table:table-cell>
          <table:table-cell table:style-name="ce1" table:formula="of:=[.O47]" office:value-type="float" office:value="0.5" calcext:value-type="float">
            <text:p>0.50</text:p>
          </table:table-cell>
          <table:table-cell table:formula="of:=[.N47]" office:value-type="float" office:value="0.247680893" calcext:value-type="float">
            <text:p>0.24768089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.18037072" calcext:value-type="float">
            <text:p>19.18037072</text:p>
          </table:table-cell>
          <table:table-cell office:value-type="float" office:value="3.313915678" calcext:value-type="float">
            <text:p>3.313915678</text:p>
          </table:table-cell>
          <table:table-cell office:value-type="float" office:value="400.0104065" calcext:value-type="float">
            <text:p>400.0104065</text:p>
          </table:table-cell>
          <table:table-cell office:value-type="float" office:value="372.4760132" calcext:value-type="float">
            <text:p>372.4760132</text:p>
          </table:table-cell>
          <table:table-cell office:value-type="float" office:value="0.247680893" calcext:value-type="float">
            <text:p>0.247680893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1.9" calcext:value-type="float">
            <text:p>1.90</text:p>
          </table:table-cell>
          <table:table-cell table:style-name="ce1" table:number-columns-repeated="3"/>
          <table:table-cell table:number-columns-repeated="4"/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790.337284042726" calcext:value-type="float">
            <text:p>790.337284042726</text:p>
          </table:table-cell>
          <table:table-cell table:number-columns-repeated="998"/>
        </table:table-row>
        <table:table-row table:style-name="ro2">
          <table:table-cell table:formula="of:=[.J48]" office:value-type="float" office:value="10.03691473" calcext:value-type="float">
            <text:p>10.03691473</text:p>
          </table:table-cell>
          <table:table-cell table:formula="of:=0.5*([.L48]+[.M48])/10" office:value-type="float" office:value="39.21198883" calcext:value-type="float">
            <text:p>39.21198883</text:p>
          </table:table-cell>
          <table:table-cell table:formula="of:=[.K48]" office:value-type="float" office:value="4.0910347" calcext:value-type="float">
            <text:p>4.0910347</text:p>
          </table:table-cell>
          <table:table-cell table:style-name="ce1" table:formula="of:=[.O48]" office:value-type="float" office:value="0.5" calcext:value-type="float">
            <text:p>0.50</text:p>
          </table:table-cell>
          <table:table-cell table:formula="of:=[.N48]" office:value-type="float" office:value="0.11873988" calcext:value-type="float">
            <text:p>0.1187398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.03691473" calcext:value-type="float">
            <text:p>10.03691473</text:p>
          </table:table-cell>
          <table:table-cell office:value-type="float" office:value="4.0910347" calcext:value-type="float">
            <text:p>4.0910347</text:p>
          </table:table-cell>
          <table:table-cell office:value-type="float" office:value="399.5217285" calcext:value-type="float">
            <text:p>399.5217285</text:p>
          </table:table-cell>
          <table:table-cell office:value-type="float" office:value="384.7180481" calcext:value-type="float">
            <text:p>384.7180481</text:p>
          </table:table-cell>
          <table:table-cell office:value-type="float" office:value="0.11873988" calcext:value-type="float">
            <text:p>0.11873988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748.803339019779" calcext:value-type="float">
            <text:p>748.803339019779</text:p>
          </table:table-cell>
          <table:table-cell table:number-columns-repeated="998"/>
        </table:table-row>
        <table:table-row table:style-name="ro2">
          <table:table-cell table:formula="of:=[.J49]" office:value-type="float" office:value="15.79142916" calcext:value-type="float">
            <text:p>15.79142916</text:p>
          </table:table-cell>
          <table:table-cell table:formula="of:=0.5*([.L49]+[.M49])/10" office:value-type="float" office:value="38.813414" calcext:value-type="float">
            <text:p>38.813414</text:p>
          </table:table-cell>
          <table:table-cell table:formula="of:=[.K49]" office:value-type="float" office:value="3.222618144" calcext:value-type="float">
            <text:p>3.222618144</text:p>
          </table:table-cell>
          <table:table-cell table:style-name="ce1" table:formula="of:=[.O49]" office:value-type="float" office:value="0.3" calcext:value-type="float">
            <text:p>0.30</text:p>
          </table:table-cell>
          <table:table-cell table:formula="of:=[.N49]" office:value-type="float" office:value="0.256291604" calcext:value-type="float">
            <text:p>0.25629160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.79142916" calcext:value-type="float">
            <text:p>15.79142916</text:p>
          </table:table-cell>
          <table:table-cell office:value-type="float" office:value="3.222618144" calcext:value-type="float">
            <text:p>3.222618144</text:p>
          </table:table-cell>
          <table:table-cell office:value-type="float" office:value="399.9036255" calcext:value-type="float">
            <text:p>399.9036255</text:p>
          </table:table-cell>
          <table:table-cell office:value-type="float" office:value="376.3646545" calcext:value-type="float">
            <text:p>376.3646545</text:p>
          </table:table-cell>
          <table:table-cell office:value-type="float" office:value="0.256291604" calcext:value-type="float">
            <text:p>0.256291604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1"/>
          <table:table-cell table:number-columns-repeated="4"/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91.78994917508" calcext:value-type="float">
            <text:p>691.78994917508</text:p>
          </table:table-cell>
          <table:table-cell table:number-columns-repeated="998"/>
        </table:table-row>
        <table:table-row table:style-name="ro2">
          <table:table-cell table:formula="of:=[.J50]" office:value-type="float" office:value="15.959267" calcext:value-type="float">
            <text:p>15.959267</text:p>
          </table:table-cell>
          <table:table-cell table:formula="of:=0.5*([.L50]+[.M50])/10" office:value-type="float" office:value="38.837417605" calcext:value-type="float">
            <text:p>38.837417605</text:p>
          </table:table-cell>
          <table:table-cell table:formula="of:=[.K50]" office:value-type="float" office:value="3.236748402" calcext:value-type="float">
            <text:p>3.236748402</text:p>
          </table:table-cell>
          <table:table-cell table:style-name="ce1" table:formula="of:=[.O50]" office:value-type="float" office:value="0.3" calcext:value-type="float">
            <text:p>0.30</text:p>
          </table:table-cell>
          <table:table-cell table:formula="of:=[.N50]" office:value-type="float" office:value="0.254459652" calcext:value-type="float">
            <text:p>0.25445965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.959267" calcext:value-type="float">
            <text:p>15.959267</text:p>
          </table:table-cell>
          <table:table-cell office:value-type="float" office:value="3.236748402" calcext:value-type="float">
            <text:p>3.236748402</text:p>
          </table:table-cell>
          <table:table-cell office:value-type="float" office:value="400.2374573" calcext:value-type="float">
            <text:p>400.2374573</text:p>
          </table:table-cell>
          <table:table-cell office:value-type="float" office:value="376.5108948" calcext:value-type="float">
            <text:p>376.5108948</text:p>
          </table:table-cell>
          <table:table-cell office:value-type="float" office:value="0.254459652" calcext:value-type="float">
            <text:p>0.254459652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6"/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23.991472445753" calcext:value-type="float">
            <text:p>623.991472445753</text:p>
          </table:table-cell>
          <table:table-cell table:number-columns-repeated="998"/>
        </table:table-row>
        <table:table-row table:style-name="ro2">
          <table:table-cell table:formula="of:=[.J51]" office:value-type="float" office:value="16.02169558" calcext:value-type="float">
            <text:p>16.02169558</text:p>
          </table:table-cell>
          <table:table-cell table:formula="of:=0.5*([.L51]+[.M51])/10" office:value-type="float" office:value="38.798617555" calcext:value-type="float">
            <text:p>38.798617555</text:p>
          </table:table-cell>
          <table:table-cell table:formula="of:=[.K51]" office:value-type="float" office:value="3.310718765" calcext:value-type="float">
            <text:p>3.310718765</text:p>
          </table:table-cell>
          <table:table-cell table:style-name="ce1" table:formula="of:=[.O51]" office:value-type="float" office:value="0.3" calcext:value-type="float">
            <text:p>0.30</text:p>
          </table:table-cell>
          <table:table-cell table:formula="of:=[.N51]" office:value-type="float" office:value="0.254545146" calcext:value-type="float">
            <text:p>0.25454514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.02169558" calcext:value-type="float">
            <text:p>16.02169558</text:p>
          </table:table-cell>
          <table:table-cell office:value-type="float" office:value="3.310718765" calcext:value-type="float">
            <text:p>3.310718765</text:p>
          </table:table-cell>
          <table:table-cell office:value-type="float" office:value="399.9392395" calcext:value-type="float">
            <text:p>399.9392395</text:p>
          </table:table-cell>
          <table:table-cell office:value-type="float" office:value="376.0331116" calcext:value-type="float">
            <text:p>376.0331116</text:p>
          </table:table-cell>
          <table:table-cell office:value-type="float" office:value="0.254545146" calcext:value-type="float">
            <text:p>0.254545146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6"/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581.301402436455" calcext:value-type="float">
            <text:p>581.301402436455</text:p>
          </table:table-cell>
          <table:table-cell table:number-columns-repeated="998"/>
        </table:table-row>
        <table:table-row table:style-name="ro2">
          <table:table-cell table:formula="of:=[.J52]" office:value-type="float" office:value="18.84087166" calcext:value-type="float">
            <text:p>18.84087166</text:p>
          </table:table-cell>
          <table:table-cell table:formula="of:=0.5*([.L52]+[.M52])/10" office:value-type="float" office:value="38.638705445" calcext:value-type="float">
            <text:p>38.638705445</text:p>
          </table:table-cell>
          <table:table-cell table:formula="of:=[.K52]" office:value-type="float" office:value="3.241603394" calcext:value-type="float">
            <text:p>3.241603394</text:p>
          </table:table-cell>
          <table:table-cell table:style-name="ce1" table:formula="of:=[.O52]" office:value-type="float" office:value="0.2" calcext:value-type="float">
            <text:p>0.20</text:p>
          </table:table-cell>
          <table:table-cell table:formula="of:=[.N52]" office:value-type="float" office:value="0.254102136" calcext:value-type="float">
            <text:p>0.25410213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.84087166" calcext:value-type="float">
            <text:p>18.84087166</text:p>
          </table:table-cell>
          <table:table-cell office:value-type="float" office:value="3.241603394" calcext:value-type="float">
            <text:p>3.241603394</text:p>
          </table:table-cell>
          <table:table-cell office:value-type="float" office:value="399.9614868" calcext:value-type="float">
            <text:p>399.9614868</text:p>
          </table:table-cell>
          <table:table-cell office:value-type="float" office:value="372.8126221" calcext:value-type="float">
            <text:p>372.8126221</text:p>
          </table:table-cell>
          <table:table-cell office:value-type="float" office:value="0.254102136" calcext:value-type="float">
            <text:p>0.254102136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6"/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00.115432499435" calcext:value-type="float">
            <text:p>300.115432499435</text:p>
          </table:table-cell>
          <table:table-cell table:number-columns-repeated="998"/>
        </table:table-row>
        <table:table-row table:style-name="ro2">
          <table:table-cell table:formula="of:=[.J53]" office:value-type="float" office:value="19.07194106" calcext:value-type="float">
            <text:p>19.07194106</text:p>
          </table:table-cell>
          <table:table-cell table:formula="of:=0.5*([.L53]+[.M53])/10" office:value-type="float" office:value="38.65156555" calcext:value-type="float">
            <text:p>38.65156555</text:p>
          </table:table-cell>
          <table:table-cell table:formula="of:=[.K53]" office:value-type="float" office:value="3.337248635" calcext:value-type="float">
            <text:p>3.337248635</text:p>
          </table:table-cell>
          <table:table-cell table:style-name="ce1" table:formula="of:=[.O53]" office:value-type="float" office:value="0.2" calcext:value-type="float">
            <text:p>0.20</text:p>
          </table:table-cell>
          <table:table-cell table:formula="of:=[.N53]" office:value-type="float" office:value="0.241944649" calcext:value-type="float">
            <text:p>0.24194464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.07194106" calcext:value-type="float">
            <text:p>19.07194106</text:p>
          </table:table-cell>
          <table:table-cell office:value-type="float" office:value="3.337248635" calcext:value-type="float">
            <text:p>3.337248635</text:p>
          </table:table-cell>
          <table:table-cell office:value-type="float" office:value="400.1836853" calcext:value-type="float">
            <text:p>400.1836853</text:p>
          </table:table-cell>
          <table:table-cell office:value-type="float" office:value="372.8476257" calcext:value-type="float">
            <text:p>372.8476257</text:p>
          </table:table-cell>
          <table:table-cell office:value-type="float" office:value="0.241944649" calcext:value-type="float">
            <text:p>0.241944649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6"/>
          <table:table-cell table:style-name="ce2" table:number-columns-repeated="2"/>
          <table:table-cell table:number-columns-repeated="999"/>
        </table:table-row>
        <table:table-row table:style-name="ro2">
          <table:table-cell table:formula="of:=[.J54]" office:value-type="float" office:value="20.23262881" calcext:value-type="float">
            <text:p>20.23262881</text:p>
          </table:table-cell>
          <table:table-cell table:formula="of:=0.5*([.L54]+[.M54])/10" office:value-type="float" office:value="38.57092743" calcext:value-type="float">
            <text:p>38.57092743</text:p>
          </table:table-cell>
          <table:table-cell table:formula="of:=[.K54]" office:value-type="float" office:value="3.320196318" calcext:value-type="float">
            <text:p>3.320196318</text:p>
          </table:table-cell>
          <table:table-cell table:style-name="ce1" table:formula="of:=[.O54]" office:value-type="float" office:value="0.2" calcext:value-type="float">
            <text:p>0.20</text:p>
          </table:table-cell>
          <table:table-cell table:formula="of:=[.N54]" office:value-type="float" office:value="0.249713092" calcext:value-type="float">
            <text:p>0.24971309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.23262881" calcext:value-type="float">
            <text:p>20.23262881</text:p>
          </table:table-cell>
          <table:table-cell office:value-type="float" office:value="3.320196318" calcext:value-type="float">
            <text:p>3.320196318</text:p>
          </table:table-cell>
          <table:table-cell office:value-type="float" office:value="400.1247559" calcext:value-type="float">
            <text:p>400.1247559</text:p>
          </table:table-cell>
          <table:table-cell office:value-type="float" office:value="371.2937927" calcext:value-type="float">
            <text:p>371.2937927</text:p>
          </table:table-cell>
          <table:table-cell office:value-type="float" office:value="0.249713092" calcext:value-type="float">
            <text:p>0.249713092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6"/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395.11042305282" calcext:value-type="float">
            <text:p>1395.11042305282</text:p>
          </table:table-cell>
          <table:table-cell table:number-columns-repeated="998"/>
        </table:table-row>
        <table:table-row table:style-name="ro2">
          <table:table-cell table:formula="of:=[.J55]" office:value-type="float" office:value="14.36366458" calcext:value-type="float">
            <text:p>14.36366458</text:p>
          </table:table-cell>
          <table:table-cell table:formula="of:=0.5*([.L55]+[.M55])/10" office:value-type="float" office:value="38.94698639" calcext:value-type="float">
            <text:p>38.94698639</text:p>
          </table:table-cell>
          <table:table-cell table:formula="of:=[.K55]" office:value-type="float" office:value="3.553653194" calcext:value-type="float">
            <text:p>3.553653194</text:p>
          </table:table-cell>
          <table:table-cell table:style-name="ce1" table:formula="of:=[.O55]" office:value-type="float" office:value="0.15" calcext:value-type="float">
            <text:p>0.15</text:p>
          </table:table-cell>
          <table:table-cell table:formula="of:=[.N55]" office:value-type="float" office:value="0.19271904" calcext:value-type="float">
            <text:p>0.1927190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.36366458" calcext:value-type="float">
            <text:p>14.36366458</text:p>
          </table:table-cell>
          <table:table-cell office:value-type="float" office:value="3.553653194" calcext:value-type="float">
            <text:p>3.553653194</text:p>
          </table:table-cell>
          <table:table-cell office:value-type="float" office:value="400.0046387" calcext:value-type="float">
            <text:p>400.0046387</text:p>
          </table:table-cell>
          <table:table-cell office:value-type="float" office:value="378.9350891" calcext:value-type="float">
            <text:p>378.9350891</text:p>
          </table:table-cell>
          <table:table-cell office:value-type="float" office:value="0.19271904" calcext:value-type="float">
            <text:p>0.19271904</text:p>
          </table:table-cell>
          <table:table-cell office:value-type="float" office:value="0.15" calcext:value-type="float">
            <text:p>0.1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 table:number-columns-repeated="6"/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397.63056043346" calcext:value-type="float">
            <text:p>1397.63056043346</text:p>
          </table:table-cell>
          <table:table-cell table:number-columns-repeated="998"/>
        </table:table-row>
        <table:table-row table:style-name="ro2">
          <table:table-cell table:formula="of:=[.J56]" office:value-type="float" office:value="13.38966319" calcext:value-type="float">
            <text:p>13.38966319</text:p>
          </table:table-cell>
          <table:table-cell table:formula="of:=0.5*([.L56]+[.M56])/10" office:value-type="float" office:value="39.01346588" calcext:value-type="float">
            <text:p>39.01346588</text:p>
          </table:table-cell>
          <table:table-cell table:formula="of:=[.K56]" office:value-type="float" office:value="3.786328566" calcext:value-type="float">
            <text:p>3.786328566</text:p>
          </table:table-cell>
          <table:table-cell table:style-name="ce1" table:formula="of:=[.O56]" office:value-type="float" office:value="0.15" calcext:value-type="float">
            <text:p>0.15</text:p>
          </table:table-cell>
          <table:table-cell table:formula="of:=[.N56]" office:value-type="float" office:value="0.15693726" calcext:value-type="float">
            <text:p>0.1569372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.38966319" calcext:value-type="float">
            <text:p>13.38966319</text:p>
          </table:table-cell>
          <table:table-cell office:value-type="float" office:value="3.786328566" calcext:value-type="float">
            <text:p>3.786328566</text:p>
          </table:table-cell>
          <table:table-cell office:value-type="float" office:value="399.8371582" calcext:value-type="float">
            <text:p>399.8371582</text:p>
          </table:table-cell>
          <table:table-cell office:value-type="float" office:value="380.4321594" calcext:value-type="float">
            <text:p>380.4321594</text:p>
          </table:table-cell>
          <table:table-cell office:value-type="float" office:value="0.15693726" calcext:value-type="float">
            <text:p>0.15693726</text:p>
          </table:table-cell>
          <table:table-cell office:value-type="float" office:value="0.15" calcext:value-type="float">
            <text:p>0.1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 table:number-columns-repeated="6"/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362.92520649924" calcext:value-type="float">
            <text:p>1362.92520649924</text:p>
          </table:table-cell>
          <table:table-cell table:number-columns-repeated="998"/>
        </table:table-row>
        <table:table-row table:style-name="ro2">
          <table:table-cell table:formula="of:=[.J57]" office:value-type="float" office:value="14.58450862" calcext:value-type="float">
            <text:p>14.58450862</text:p>
          </table:table-cell>
          <table:table-cell table:formula="of:=0.5*([.L57]+[.M57])/10" office:value-type="float" office:value="38.925790405" calcext:value-type="float">
            <text:p>38.925790405</text:p>
          </table:table-cell>
          <table:table-cell table:formula="of:=[.K57]" office:value-type="float" office:value="3.47388721" calcext:value-type="float">
            <text:p>3.47388721</text:p>
          </table:table-cell>
          <table:table-cell table:style-name="ce1" table:formula="of:=[.O57]" office:value-type="float" office:value="0.15" calcext:value-type="float">
            <text:p>0.15</text:p>
          </table:table-cell>
          <table:table-cell table:formula="of:=[.N57]" office:value-type="float" office:value="0.209130153" calcext:value-type="float">
            <text:p>0.20913015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.58450862" calcext:value-type="float">
            <text:p>14.58450862</text:p>
          </table:table-cell>
          <table:table-cell office:value-type="float" office:value="3.47388721" calcext:value-type="float">
            <text:p>3.47388721</text:p>
          </table:table-cell>
          <table:table-cell office:value-type="float" office:value="400.0371094" calcext:value-type="float">
            <text:p>400.0371094</text:p>
          </table:table-cell>
          <table:table-cell office:value-type="float" office:value="378.4786987" calcext:value-type="float">
            <text:p>378.4786987</text:p>
          </table:table-cell>
          <table:table-cell office:value-type="float" office:value="0.209130153" calcext:value-type="float">
            <text:p>0.209130153</text:p>
          </table:table-cell>
          <table:table-cell office:value-type="float" office:value="0.15" calcext:value-type="float">
            <text:p>0.1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 table:number-columns-repeated="6"/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98.16991682996" calcext:value-type="float">
            <text:p>1298.16991682996</text:p>
          </table:table-cell>
          <table:table-cell table:number-columns-repeated="998"/>
        </table:table-row>
        <table:table-row table:style-name="ro2">
          <table:table-cell table:formula="of:=[.J58]" office:value-type="float" office:value="14.03836231" calcext:value-type="float">
            <text:p>14.03836231</text:p>
          </table:table-cell>
          <table:table-cell table:formula="of:=0.5*([.L58]+[.M58])/10" office:value-type="float" office:value="38.988482665" calcext:value-type="float">
            <text:p>38.988482665</text:p>
          </table:table-cell>
          <table:table-cell table:formula="of:=[.K58]" office:value-type="float" office:value="3.610536139" calcext:value-type="float">
            <text:p>3.610536139</text:p>
          </table:table-cell>
          <table:table-cell table:style-name="ce1" table:formula="of:=[.O58]" office:value-type="float" office:value="0.3" calcext:value-type="float">
            <text:p>0.30</text:p>
          </table:table-cell>
          <table:table-cell table:formula="of:=[.N58]" office:value-type="float" office:value="0.154098393" calcext:value-type="float">
            <text:p>0.15409839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.03836231" calcext:value-type="float">
            <text:p>14.03836231</text:p>
          </table:table-cell>
          <table:table-cell office:value-type="float" office:value="3.610536139" calcext:value-type="float">
            <text:p>3.610536139</text:p>
          </table:table-cell>
          <table:table-cell office:value-type="float" office:value="399.8662109" calcext:value-type="float">
            <text:p>399.8662109</text:p>
          </table:table-cell>
          <table:table-cell office:value-type="float" office:value="379.9034424" calcext:value-type="float">
            <text:p>379.9034424</text:p>
          </table:table-cell>
          <table:table-cell office:value-type="float" office:value="0.154098393" calcext:value-type="float">
            <text:p>0.154098393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6"/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183.6" calcext:value-type="float">
            <text:p>1183.6</text:p>
          </table:table-cell>
          <table:table-cell table:number-columns-repeated="998"/>
        </table:table-row>
        <table:table-row table:style-name="ro2">
          <table:table-cell table:formula="of:=[.J59]" office:value-type="float" office:value="13.74824282" calcext:value-type="float">
            <text:p>13.74824282</text:p>
          </table:table-cell>
          <table:table-cell table:formula="of:=0.5*([.L59]+[.M59])/10" office:value-type="float" office:value="39.022473145" calcext:value-type="float">
            <text:p>39.022473145</text:p>
          </table:table-cell>
          <table:table-cell table:formula="of:=[.K59]" office:value-type="float" office:value="3.816711251" calcext:value-type="float">
            <text:p>3.816711251</text:p>
          </table:table-cell>
          <table:table-cell table:style-name="ce1" table:formula="of:=[.O59]" office:value-type="float" office:value="0.3" calcext:value-type="float">
            <text:p>0.30</text:p>
          </table:table-cell>
          <table:table-cell table:formula="of:=[.N59]" office:value-type="float" office:value="0.145637685" calcext:value-type="float">
            <text:p>0.14563768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.74824282" calcext:value-type="float">
            <text:p>13.74824282</text:p>
          </table:table-cell>
          <table:table-cell office:value-type="float" office:value="3.816711251" calcext:value-type="float">
            <text:p>3.816711251</text:p>
          </table:table-cell>
          <table:table-cell office:value-type="float" office:value="400.0355835" calcext:value-type="float">
            <text:p>400.0355835</text:p>
          </table:table-cell>
          <table:table-cell office:value-type="float" office:value="380.4138794" calcext:value-type="float">
            <text:p>380.4138794</text:p>
          </table:table-cell>
          <table:table-cell office:value-type="float" office:value="0.145637685" calcext:value-type="float">
            <text:p>0.145637685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6"/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095.58100276087" calcext:value-type="float">
            <text:p>1095.58100276087</text:p>
          </table:table-cell>
          <table:table-cell table:number-columns-repeated="998"/>
        </table:table-row>
        <table:table-row table:style-name="ro2">
          <table:table-cell table:formula="of:=[.J60]" office:value-type="float" office:value="17.33037267" calcext:value-type="float">
            <text:p>17.33037267</text:p>
          </table:table-cell>
          <table:table-cell table:formula="of:=0.5*([.L60]+[.M60])/10" office:value-type="float" office:value="38.75709839" calcext:value-type="float">
            <text:p>38.75709839</text:p>
          </table:table-cell>
          <table:table-cell table:formula="of:=[.K60]" office:value-type="float" office:value="3.493900106" calcext:value-type="float">
            <text:p>3.493900106</text:p>
          </table:table-cell>
          <table:table-cell table:style-name="ce1" table:formula="of:=[.O60]" office:value-type="float" office:value="0.3" calcext:value-type="float">
            <text:p>0.30</text:p>
          </table:table-cell>
          <table:table-cell table:formula="of:=[.N60]" office:value-type="float" office:value="0.208451033" calcext:value-type="float">
            <text:p>0.20845103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.33037267" calcext:value-type="float">
            <text:p>17.33037267</text:p>
          </table:table-cell>
          <table:table-cell office:value-type="float" office:value="3.493900106" calcext:value-type="float">
            <text:p>3.493900106</text:p>
          </table:table-cell>
          <table:table-cell office:value-type="float" office:value="399.9885559" calcext:value-type="float">
            <text:p>399.9885559</text:p>
          </table:table-cell>
          <table:table-cell office:value-type="float" office:value="375.1534119" calcext:value-type="float">
            <text:p>375.1534119</text:p>
          </table:table-cell>
          <table:table-cell office:value-type="float" office:value="0.208451033" calcext:value-type="float">
            <text:p>0.208451033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6"/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091.2554973809" calcext:value-type="float">
            <text:p>1091.2554973809</text:p>
          </table:table-cell>
          <table:table-cell table:number-columns-repeated="998"/>
        </table:table-row>
        <table:table-row table:style-name="ro2">
          <table:table-cell table:formula="of:=[.J61]" office:value-type="float" office:value="19.88644062" calcext:value-type="float">
            <text:p>19.88644062</text:p>
          </table:table-cell>
          <table:table-cell table:formula="of:=0.5*([.L61]+[.M61])/10" office:value-type="float" office:value="38.607040405" calcext:value-type="float">
            <text:p>38.607040405</text:p>
          </table:table-cell>
          <table:table-cell table:formula="of:=[.K61]" office:value-type="float" office:value="3.048983721" calcext:value-type="float">
            <text:p>3.048983721</text:p>
          </table:table-cell>
          <table:table-cell table:style-name="ce1" table:formula="of:=[.O61]" office:value-type="float" office:value="0.3" calcext:value-type="float">
            <text:p>0.30</text:p>
          </table:table-cell>
          <table:table-cell table:formula="of:=[.N61]" office:value-type="float" office:value="0.262441756" calcext:value-type="float">
            <text:p>0.26244175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.88644062" calcext:value-type="float">
            <text:p>19.88644062</text:p>
          </table:table-cell>
          <table:table-cell office:value-type="float" office:value="3.048983721" calcext:value-type="float">
            <text:p>3.048983721</text:p>
          </table:table-cell>
          <table:table-cell office:value-type="float" office:value="400.2000427" calcext:value-type="float">
            <text:p>400.2000427</text:p>
          </table:table-cell>
          <table:table-cell office:value-type="float" office:value="371.9407654" calcext:value-type="float">
            <text:p>371.9407654</text:p>
          </table:table-cell>
          <table:table-cell office:value-type="float" office:value="0.262441756" calcext:value-type="float">
            <text:p>0.262441756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6"/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077.02095587238" calcext:value-type="float">
            <text:p>1077.02095587238</text:p>
          </table:table-cell>
          <table:table-cell table:number-columns-repeated="998"/>
        </table:table-row>
        <table:table-row table:style-name="ro2">
          <table:table-cell table:formula="of:=[.J62]" office:value-type="float" office:value="20.80324536" calcext:value-type="float">
            <text:p>20.80324536</text:p>
          </table:table-cell>
          <table:table-cell table:formula="of:=0.5*([.L62]+[.M62])/10" office:value-type="float" office:value="38.52671814" calcext:value-type="float">
            <text:p>38.52671814</text:p>
          </table:table-cell>
          <table:table-cell table:formula="of:=[.K62]" office:value-type="float" office:value="3.155652266" calcext:value-type="float">
            <text:p>3.155652266</text:p>
          </table:table-cell>
          <table:table-cell table:style-name="ce1" table:formula="of:=[.O62]" office:value-type="float" office:value="0.3" calcext:value-type="float">
            <text:p>0.30</text:p>
          </table:table-cell>
          <table:table-cell table:formula="of:=[.N62]" office:value-type="float" office:value="0.26921058" calcext:value-type="float">
            <text:p>0.2692105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.80324536" calcext:value-type="float">
            <text:p>20.80324536</text:p>
          </table:table-cell>
          <table:table-cell office:value-type="float" office:value="3.155652266" calcext:value-type="float">
            <text:p>3.155652266</text:p>
          </table:table-cell>
          <table:table-cell office:value-type="float" office:value="400.0731506" calcext:value-type="float">
            <text:p>400.0731506</text:p>
          </table:table-cell>
          <table:table-cell office:value-type="float" office:value="370.4612122" calcext:value-type="float">
            <text:p>370.4612122</text:p>
          </table:table-cell>
          <table:table-cell office:value-type="float" office:value="0.26921058" calcext:value-type="float">
            <text:p>0.26921058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6"/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062.98189896341" calcext:value-type="float">
            <text:p>1062.98189896341</text:p>
          </table:table-cell>
          <table:table-cell table:number-columns-repeated="998"/>
        </table:table-row>
        <table:table-row table:style-name="ro2">
          <table:table-cell table:formula="of:=[.J63]" office:value-type="float" office:value="19.27109646" calcext:value-type="float">
            <text:p>19.27109646</text:p>
          </table:table-cell>
          <table:table-cell table:formula="of:=0.5*([.L63]+[.M63])/10" office:value-type="float" office:value="38.60472565" calcext:value-type="float">
            <text:p>38.60472565</text:p>
          </table:table-cell>
          <table:table-cell table:formula="of:=[.K63]" office:value-type="float" office:value="3.369388326" calcext:value-type="float">
            <text:p>3.369388326</text:p>
          </table:table-cell>
          <table:table-cell table:style-name="ce1" table:formula="of:=[.O63]" office:value-type="float" office:value="0.3" calcext:value-type="float">
            <text:p>0.30</text:p>
          </table:table-cell>
          <table:table-cell table:formula="of:=[.N63]" office:value-type="float" office:value="0.235125814" calcext:value-type="float">
            <text:p>0.23512581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.27109646" calcext:value-type="float">
            <text:p>19.27109646</text:p>
          </table:table-cell>
          <table:table-cell office:value-type="float" office:value="3.369388326" calcext:value-type="float">
            <text:p>3.369388326</text:p>
          </table:table-cell>
          <table:table-cell office:value-type="float" office:value="399.7885132" calcext:value-type="float">
            <text:p>399.7885132</text:p>
          </table:table-cell>
          <table:table-cell office:value-type="float" office:value="372.3059998" calcext:value-type="float">
            <text:p>372.3059998</text:p>
          </table:table-cell>
          <table:table-cell office:value-type="float" office:value="0.235125814" calcext:value-type="float">
            <text:p>0.235125814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6"/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823.897763166037" calcext:value-type="float">
            <text:p>823.897763166037</text:p>
          </table:table-cell>
          <table:table-cell table:number-columns-repeated="998"/>
        </table:table-row>
        <table:table-row table:style-name="ro2">
          <table:table-cell table:formula="of:=[.J64]" office:value-type="float" office:value="23.46652975" calcext:value-type="float">
            <text:p>23.46652975</text:p>
          </table:table-cell>
          <table:table-cell table:formula="of:=0.5*([.L64]+[.M64])/10" office:value-type="float" office:value="38.329283145" calcext:value-type="float">
            <text:p>38.329283145</text:p>
          </table:table-cell>
          <table:table-cell table:formula="of:=[.K64]" office:value-type="float" office:value="2.928433399" calcext:value-type="float">
            <text:p>2.928433399</text:p>
          </table:table-cell>
          <table:table-cell table:style-name="ce1" table:formula="of:=[.O64]" office:value-type="float" office:value="0.55" calcext:value-type="float">
            <text:p>0.55</text:p>
          </table:table-cell>
          <table:table-cell table:formula="of:=[.N64]" office:value-type="float" office:value="0.331595515" calcext:value-type="float">
            <text:p>0.33159551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.46652975" calcext:value-type="float">
            <text:p>23.46652975</text:p>
          </table:table-cell>
          <table:table-cell office:value-type="float" office:value="2.928433399" calcext:value-type="float">
            <text:p>2.928433399</text:p>
          </table:table-cell>
          <table:table-cell office:value-type="float" office:value="400.0035706" calcext:value-type="float">
            <text:p>400.0035706</text:p>
          </table:table-cell>
          <table:table-cell office:value-type="float" office:value="366.5820923" calcext:value-type="float">
            <text:p>366.5820923</text:p>
          </table:table-cell>
          <table:table-cell office:value-type="float" office:value="0.331595515" calcext:value-type="float">
            <text:p>0.331595515</text:p>
          </table:table-cell>
          <table:table-cell office:value-type="float" office:value="0.55" calcext:value-type="float">
            <text:p>0.55</text:p>
          </table:table-cell>
          <table:table-cell table:style-name="ce1" office:value-type="float" office:value="2.25" calcext:value-type="float">
            <text:p>2.25</text:p>
          </table:table-cell>
          <table:table-cell table:style-name="ce1"/>
          <table:table-cell table:number-columns-repeated="6"/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50.919782385568" calcext:value-type="float">
            <text:p>650.919782385568</text:p>
          </table:table-cell>
          <table:table-cell table:number-columns-repeated="998"/>
        </table:table-row>
        <table:table-row table:style-name="ro2">
          <table:table-cell table:formula="of:=[.J65]" office:value-type="float" office:value="22.80366356" calcext:value-type="float">
            <text:p>22.80366356</text:p>
          </table:table-cell>
          <table:table-cell table:formula="of:=0.5*([.L65]+[.M65])/10" office:value-type="float" office:value="38.39414978" calcext:value-type="float">
            <text:p>38.39414978</text:p>
          </table:table-cell>
          <table:table-cell table:formula="of:=[.K65]" office:value-type="float" office:value="2.89759997" calcext:value-type="float">
            <text:p>2.89759997</text:p>
          </table:table-cell>
          <table:table-cell table:style-name="ce1" table:formula="of:=[.O65]" office:value-type="float" office:value="0.55" calcext:value-type="float">
            <text:p>0.55</text:p>
          </table:table-cell>
          <table:table-cell table:formula="of:=[.N65]" office:value-type="float" office:value="0.315913498" calcext:value-type="float">
            <text:p>0.31591349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.80366356" calcext:value-type="float">
            <text:p>22.80366356</text:p>
          </table:table-cell>
          <table:table-cell office:value-type="float" office:value="2.89759997" calcext:value-type="float">
            <text:p>2.89759997</text:p>
          </table:table-cell>
          <table:table-cell office:value-type="float" office:value="400.1083984" calcext:value-type="float">
            <text:p>400.1083984</text:p>
          </table:table-cell>
          <table:table-cell office:value-type="float" office:value="367.7745972" calcext:value-type="float">
            <text:p>367.7745972</text:p>
          </table:table-cell>
          <table:table-cell office:value-type="float" office:value="0.315913498" calcext:value-type="float">
            <text:p>0.315913498</text:p>
          </table:table-cell>
          <table:table-cell office:value-type="float" office:value="0.55" calcext:value-type="float">
            <text:p>0.55</text:p>
          </table:table-cell>
          <table:table-cell table:style-name="ce1" office:value-type="float" office:value="2.25" calcext:value-type="float">
            <text:p>2.25</text:p>
          </table:table-cell>
          <table:table-cell table:style-name="ce1"/>
          <table:table-cell table:number-columns-repeated="6"/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12.905839527509" calcext:value-type="float">
            <text:p>612.905839527509</text:p>
          </table:table-cell>
          <table:table-cell table:number-columns-repeated="998"/>
        </table:table-row>
        <table:table-row table:style-name="ro2">
          <table:table-cell table:formula="of:=[.J66]" office:value-type="float" office:value="19.91547118" calcext:value-type="float">
            <text:p>19.91547118</text:p>
          </table:table-cell>
          <table:table-cell table:formula="of:=0.5*([.L66]+[.M66])/10" office:value-type="float" office:value="38.55184479" calcext:value-type="float">
            <text:p>38.55184479</text:p>
          </table:table-cell>
          <table:table-cell table:formula="of:=[.K66]" office:value-type="float" office:value="3.02238901" calcext:value-type="float">
            <text:p>3.02238901</text:p>
          </table:table-cell>
          <table:table-cell table:style-name="ce1" table:formula="of:=[.O66]" office:value-type="float" office:value="0.55" calcext:value-type="float">
            <text:p>0.55</text:p>
          </table:table-cell>
          <table:table-cell table:formula="of:=[.N66]" office:value-type="float" office:value="0.303323944" calcext:value-type="float">
            <text:p>0.30332394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.91547118" calcext:value-type="float">
            <text:p>19.91547118</text:p>
          </table:table-cell>
          <table:table-cell office:value-type="float" office:value="3.02238901" calcext:value-type="float">
            <text:p>3.02238901</text:p>
          </table:table-cell>
          <table:table-cell office:value-type="float" office:value="399.9806519" calcext:value-type="float">
            <text:p>399.9806519</text:p>
          </table:table-cell>
          <table:table-cell office:value-type="float" office:value="371.0562439" calcext:value-type="float">
            <text:p>371.0562439</text:p>
          </table:table-cell>
          <table:table-cell office:value-type="float" office:value="0.303323944" calcext:value-type="float">
            <text:p>0.303323944</text:p>
          </table:table-cell>
          <table:table-cell office:value-type="float" office:value="0.55" calcext:value-type="float">
            <text:p>0.55</text:p>
          </table:table-cell>
          <table:table-cell table:style-name="ce1" office:value-type="float" office:value="2.25" calcext:value-type="float">
            <text:p>2.25</text:p>
          </table:table-cell>
          <table:table-cell table:style-name="ce1"/>
          <table:table-cell table:number-columns-repeated="6"/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17.910725933403" calcext:value-type="float">
            <text:p>517.910725933403</text:p>
          </table:table-cell>
          <table:table-cell table:number-columns-repeated="998"/>
        </table:table-row>
        <table:table-row table:style-name="ro2">
          <table:table-cell table:formula="of:=[.J67]" office:value-type="float" office:value="15.46600581" calcext:value-type="float">
            <text:p>15.46600581</text:p>
          </table:table-cell>
          <table:table-cell table:formula="of:=0.5*([.L67]+[.M67])/10" office:value-type="float" office:value="38.882392885" calcext:value-type="float">
            <text:p>38.882392885</text:p>
          </table:table-cell>
          <table:table-cell table:formula="of:=[.K67]" office:value-type="float" office:value="3.464558922" calcext:value-type="float">
            <text:p>3.464558922</text:p>
          </table:table-cell>
          <table:table-cell table:style-name="ce1" table:formula="of:=[.O67]" office:value-type="float" office:value="0.2" calcext:value-type="float">
            <text:p>0.20</text:p>
          </table:table-cell>
          <table:table-cell table:formula="of:=[.N67]" office:value-type="float" office:value="0.20134124" calcext:value-type="float">
            <text:p>0.2013412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.46600581" calcext:value-type="float">
            <text:p>15.46600581</text:p>
          </table:table-cell>
          <table:table-cell office:value-type="float" office:value="3.464558922" calcext:value-type="float">
            <text:p>3.464558922</text:p>
          </table:table-cell>
          <table:table-cell office:value-type="float" office:value="400.0479431" calcext:value-type="float">
            <text:p>400.0479431</text:p>
          </table:table-cell>
          <table:table-cell office:value-type="float" office:value="377.5999146" calcext:value-type="float">
            <text:p>377.5999146</text:p>
          </table:table-cell>
          <table:table-cell office:value-type="float" office:value="0.20134124" calcext:value-type="float">
            <text:p>0.20134124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6"/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03.991476416776" calcext:value-type="float">
            <text:p>403.991476416776</text:p>
          </table:table-cell>
          <table:table-cell table:number-columns-repeated="998"/>
        </table:table-row>
        <table:table-row table:style-name="ro2">
          <table:table-cell table:formula="of:=[.J68]" office:value-type="float" office:value="15.49718357" calcext:value-type="float">
            <text:p>15.49718357</text:p>
          </table:table-cell>
          <table:table-cell table:formula="of:=0.5*([.L68]+[.M68])/10" office:value-type="float" office:value="38.858908085" calcext:value-type="float">
            <text:p>38.858908085</text:p>
          </table:table-cell>
          <table:table-cell table:formula="of:=[.K68]" office:value-type="float" office:value="3.453915852" calcext:value-type="float">
            <text:p>3.453915852</text:p>
          </table:table-cell>
          <table:table-cell table:style-name="ce1" table:formula="of:=[.O68]" office:value-type="float" office:value="0.2" calcext:value-type="float">
            <text:p>0.20</text:p>
          </table:table-cell>
          <table:table-cell table:formula="of:=[.N68]" office:value-type="float" office:value="0.201415986" calcext:value-type="float">
            <text:p>0.20141598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.49718357" calcext:value-type="float">
            <text:p>15.49718357</text:p>
          </table:table-cell>
          <table:table-cell office:value-type="float" office:value="3.453915852" calcext:value-type="float">
            <text:p>3.453915852</text:p>
          </table:table-cell>
          <table:table-cell office:value-type="float" office:value="399.8252869" calcext:value-type="float">
            <text:p>399.8252869</text:p>
          </table:table-cell>
          <table:table-cell office:value-type="float" office:value="377.3528748" calcext:value-type="float">
            <text:p>377.3528748</text:p>
          </table:table-cell>
          <table:table-cell office:value-type="float" office:value="0.201415986" calcext:value-type="float">
            <text:p>0.201415986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6"/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5.054760798648" calcext:value-type="float">
            <text:p>125.054760798648</text:p>
          </table:table-cell>
          <table:table-cell table:number-columns-repeated="998"/>
        </table:table-row>
        <table:table-row table:style-name="ro2">
          <table:table-cell table:formula="of:=[.J69]" office:value-type="float" office:value="14.8220331" calcext:value-type="float">
            <text:p>14.8220331</text:p>
          </table:table-cell>
          <table:table-cell table:formula="of:=0.5*([.L69]+[.M69])/10" office:value-type="float" office:value="38.928863525" calcext:value-type="float">
            <text:p>38.928863525</text:p>
          </table:table-cell>
          <table:table-cell table:formula="of:=[.K69]" office:value-type="float" office:value="3.559582867" calcext:value-type="float">
            <text:p>3.559582867</text:p>
          </table:table-cell>
          <table:table-cell table:style-name="ce1" table:formula="of:=[.O69]" office:value-type="float" office:value="0.2" calcext:value-type="float">
            <text:p>0.20</text:p>
          </table:table-cell>
          <table:table-cell table:formula="of:=[.N69]" office:value-type="float" office:value="0.193366648" calcext:value-type="float">
            <text:p>0.19336664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.8220331" calcext:value-type="float">
            <text:p>14.8220331</text:p>
          </table:table-cell>
          <table:table-cell office:value-type="float" office:value="3.559582867" calcext:value-type="float">
            <text:p>3.559582867</text:p>
          </table:table-cell>
          <table:table-cell office:value-type="float" office:value="400.1053772" calcext:value-type="float">
            <text:p>400.1053772</text:p>
          </table:table-cell>
          <table:table-cell office:value-type="float" office:value="378.4718933" calcext:value-type="float">
            <text:p>378.4718933</text:p>
          </table:table-cell>
          <table:table-cell office:value-type="float" office:value="0.193366648" calcext:value-type="float">
            <text:p>0.193366648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6"/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43.232056047948" calcext:value-type="float">
            <text:p>143.232056047948</text:p>
          </table:table-cell>
          <table:table-cell table:number-columns-repeated="998"/>
        </table:table-row>
        <table:table-row table:style-name="ro2">
          <table:table-cell table:formula="of:=[.J70]" office:value-type="float" office:value="20.87092504" calcext:value-type="float">
            <text:p>20.87092504</text:p>
          </table:table-cell>
          <table:table-cell table:formula="of:=0.5*([.L70]+[.M70])/10" office:value-type="float" office:value="38.555999755" calcext:value-type="float">
            <text:p>38.555999755</text:p>
          </table:table-cell>
          <table:table-cell table:formula="of:=[.K70]" office:value-type="float" office:value="2.960089069" calcext:value-type="float">
            <text:p>2.960089069</text:p>
          </table:table-cell>
          <table:table-cell table:style-name="ce1" table:formula="of:=[.O70]" office:value-type="float" office:value="0.35" calcext:value-type="float">
            <text:p>0.35</text:p>
          </table:table-cell>
          <table:table-cell table:formula="of:=[.N70]" office:value-type="float" office:value="0.290873533" calcext:value-type="float">
            <text:p>0.29087353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.87092504" calcext:value-type="float">
            <text:p>20.87092504</text:p>
          </table:table-cell>
          <table:table-cell office:value-type="float" office:value="2.960089069" calcext:value-type="float">
            <text:p>2.960089069</text:p>
          </table:table-cell>
          <table:table-cell office:value-type="float" office:value="400.4386902" calcext:value-type="float">
            <text:p>400.4386902</text:p>
          </table:table-cell>
          <table:table-cell office:value-type="float" office:value="370.6813049" calcext:value-type="float">
            <text:p>370.6813049</text:p>
          </table:table-cell>
          <table:table-cell office:value-type="float" office:value="0.290873533" calcext:value-type="float">
            <text:p>0.290873533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71]" office:value-type="float" office:value="20.07988456" calcext:value-type="float">
            <text:p>20.07988456</text:p>
          </table:table-cell>
          <table:table-cell table:formula="of:=0.5*([.L71]+[.M71])/10" office:value-type="float" office:value="38.553327945" calcext:value-type="float">
            <text:p>38.553327945</text:p>
          </table:table-cell>
          <table:table-cell table:formula="of:=[.K71]" office:value-type="float" office:value="3.017739889" calcext:value-type="float">
            <text:p>3.017739889</text:p>
          </table:table-cell>
          <table:table-cell table:style-name="ce1" table:formula="of:=[.O71]" office:value-type="float" office:value="0.35" calcext:value-type="float">
            <text:p>0.35</text:p>
          </table:table-cell>
          <table:table-cell table:formula="of:=[.N71]" office:value-type="float" office:value="0.291066419" calcext:value-type="float">
            <text:p>0.29106641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.07988456" calcext:value-type="float">
            <text:p>20.07988456</text:p>
          </table:table-cell>
          <table:table-cell office:value-type="float" office:value="3.017739889" calcext:value-type="float">
            <text:p>3.017739889</text:p>
          </table:table-cell>
          <table:table-cell office:value-type="float" office:value="399.9883118" calcext:value-type="float">
            <text:p>399.9883118</text:p>
          </table:table-cell>
          <table:table-cell office:value-type="float" office:value="371.0782471" calcext:value-type="float">
            <text:p>371.0782471</text:p>
          </table:table-cell>
          <table:table-cell office:value-type="float" office:value="0.291066419" calcext:value-type="float">
            <text:p>0.29106641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72]" office:value-type="float" office:value="19.65894439" calcext:value-type="float">
            <text:p>19.65894439</text:p>
          </table:table-cell>
          <table:table-cell table:formula="of:=0.5*([.L72]+[.M72])/10" office:value-type="float" office:value="38.57787018" calcext:value-type="float">
            <text:p>38.57787018</text:p>
          </table:table-cell>
          <table:table-cell table:formula="of:=[.K72]" office:value-type="float" office:value="3.101855838" calcext:value-type="float">
            <text:p>3.101855838</text:p>
          </table:table-cell>
          <table:table-cell table:style-name="ce1" table:formula="of:=[.O72]" office:value-type="float" office:value="0.35" calcext:value-type="float">
            <text:p>0.35</text:p>
          </table:table-cell>
          <table:table-cell table:formula="of:=[.N72]" office:value-type="float" office:value="0.289288626" calcext:value-type="float">
            <text:p>0.28928862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.65894439" calcext:value-type="float">
            <text:p>19.65894439</text:p>
          </table:table-cell>
          <table:table-cell office:value-type="float" office:value="3.101855838" calcext:value-type="float">
            <text:p>3.101855838</text:p>
          </table:table-cell>
          <table:table-cell office:value-type="float" office:value="400.0350037" calcext:value-type="float">
            <text:p>400.0350037</text:p>
          </table:table-cell>
          <table:table-cell office:value-type="float" office:value="371.5223999" calcext:value-type="float">
            <text:p>371.5223999</text:p>
          </table:table-cell>
          <table:table-cell office:value-type="float" office:value="0.289288626" calcext:value-type="float">
            <text:p>0.289288626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73]" office:value-type="float" office:value="12.49505386" calcext:value-type="float">
            <text:p>12.49505386</text:p>
          </table:table-cell>
          <table:table-cell table:formula="of:=0.5*([.L73]+[.M73])/10" office:value-type="float" office:value="39.094172665" calcext:value-type="float">
            <text:p>39.094172665</text:p>
          </table:table-cell>
          <table:table-cell table:formula="of:=[.K73]" office:value-type="float" office:value="3.545627126" calcext:value-type="float">
            <text:p>3.545627126</text:p>
          </table:table-cell>
          <table:table-cell table:style-name="ce1" table:formula="of:=[.O73]" office:value-type="float" office:value="0.15" calcext:value-type="float">
            <text:p>0.15</text:p>
          </table:table-cell>
          <table:table-cell table:formula="of:=[.N73]" office:value-type="float" office:value="0.153674864" calcext:value-type="float">
            <text:p>0.15367486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.49505386" calcext:value-type="float">
            <text:p>12.49505386</text:p>
          </table:table-cell>
          <table:table-cell office:value-type="float" office:value="3.545627126" calcext:value-type="float">
            <text:p>3.545627126</text:p>
          </table:table-cell>
          <table:table-cell office:value-type="float" office:value="399.9717712" calcext:value-type="float">
            <text:p>399.9717712</text:p>
          </table:table-cell>
          <table:table-cell office:value-type="float" office:value="381.9116821" calcext:value-type="float">
            <text:p>381.9116821</text:p>
          </table:table-cell>
          <table:table-cell office:value-type="float" office:value="0.153674864" calcext:value-type="float">
            <text:p>0.153674864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74]" office:value-type="float" office:value="21.51971936" calcext:value-type="float">
            <text:p>21.51971936</text:p>
          </table:table-cell>
          <table:table-cell table:formula="of:=0.5*([.L74]+[.M74])/10" office:value-type="float" office:value="38.475154115" calcext:value-type="float">
            <text:p>38.475154115</text:p>
          </table:table-cell>
          <table:table-cell table:formula="of:=[.K74]" office:value-type="float" office:value="3.088119073" calcext:value-type="float">
            <text:p>3.088119073</text:p>
          </table:table-cell>
          <table:table-cell table:style-name="ce1" table:formula="of:=[.O74]" office:value-type="float" office:value="0.15" calcext:value-type="float">
            <text:p>0.15</text:p>
          </table:table-cell>
          <table:table-cell table:formula="of:=[.N74]" office:value-type="float" office:value="0.283030478" calcext:value-type="float">
            <text:p>0.28303047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.51971936" calcext:value-type="float">
            <text:p>21.51971936</text:p>
          </table:table-cell>
          <table:table-cell office:value-type="float" office:value="3.088119073" calcext:value-type="float">
            <text:p>3.088119073</text:p>
          </table:table-cell>
          <table:table-cell office:value-type="float" office:value="400.0488281" calcext:value-type="float">
            <text:p>400.0488281</text:p>
          </table:table-cell>
          <table:table-cell office:value-type="float" office:value="369.4542542" calcext:value-type="float">
            <text:p>369.4542542</text:p>
          </table:table-cell>
          <table:table-cell office:value-type="float" office:value="0.283030478" calcext:value-type="float">
            <text:p>0.28303047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75]" office:value-type="float" office:value="18.97247409" calcext:value-type="float">
            <text:p>18.97247409</text:p>
          </table:table-cell>
          <table:table-cell table:formula="of:=0.5*([.L75]+[.M75])/10" office:value-type="float" office:value="38.68886719" calcext:value-type="float">
            <text:p>38.68886719</text:p>
          </table:table-cell>
          <table:table-cell table:formula="of:=[.K75]" office:value-type="float" office:value="3.298942131" calcext:value-type="float">
            <text:p>3.298942131</text:p>
          </table:table-cell>
          <table:table-cell table:style-name="ce1" table:formula="of:=[.O75]" office:value-type="float" office:value="0.15" calcext:value-type="float">
            <text:p>0.15</text:p>
          </table:table-cell>
          <table:table-cell table:formula="of:=[.N75]" office:value-type="float" office:value="0.250186221" calcext:value-type="float">
            <text:p>0.25018622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.97247409" calcext:value-type="float">
            <text:p>18.97247409</text:p>
          </table:table-cell>
          <table:table-cell office:value-type="float" office:value="3.298942131" calcext:value-type="float">
            <text:p>3.298942131</text:p>
          </table:table-cell>
          <table:table-cell office:value-type="float" office:value="400.5484009" calcext:value-type="float">
            <text:p>400.5484009</text:p>
          </table:table-cell>
          <table:table-cell office:value-type="float" office:value="373.2289429" calcext:value-type="float">
            <text:p>373.2289429</text:p>
          </table:table-cell>
          <table:table-cell office:value-type="float" office:value="0.250186221" calcext:value-type="float">
            <text:p>0.250186221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76]" office:value-type="float" office:value="13.25349482" calcext:value-type="float">
            <text:p>13.25349482</text:p>
          </table:table-cell>
          <table:table-cell table:formula="of:=0.5*([.L76]+[.M76])/10" office:value-type="float" office:value="39.02186432" calcext:value-type="float">
            <text:p>39.02186432</text:p>
          </table:table-cell>
          <table:table-cell table:formula="of:=[.K76]" office:value-type="float" office:value="3.552024473" calcext:value-type="float">
            <text:p>3.552024473</text:p>
          </table:table-cell>
          <table:table-cell table:style-name="ce1" table:formula="of:=[.O76]" office:value-type="float" office:value="0.4" calcext:value-type="float">
            <text:p>0.40</text:p>
          </table:table-cell>
          <table:table-cell table:formula="of:=[.N76]" office:value-type="float" office:value="0.172824497" calcext:value-type="float">
            <text:p>0.172824497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.25349482" calcext:value-type="float">
            <text:p>13.25349482</text:p>
          </table:table-cell>
          <table:table-cell office:value-type="float" office:value="3.552024473" calcext:value-type="float">
            <text:p>3.552024473</text:p>
          </table:table-cell>
          <table:table-cell office:value-type="float" office:value="399.8920288" calcext:value-type="float">
            <text:p>399.8920288</text:p>
          </table:table-cell>
          <table:table-cell office:value-type="float" office:value="380.5452576" calcext:value-type="float">
            <text:p>380.5452576</text:p>
          </table:table-cell>
          <table:table-cell office:value-type="float" office:value="0.172824497" calcext:value-type="float">
            <text:p>0.172824497</text:p>
          </table:table-cell>
          <table:table-cell office:value-type="float" office:value="0.4" calcext:value-type="float">
            <text:p>0.4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77]" office:value-type="float" office:value="14.71977232" calcext:value-type="float">
            <text:p>14.71977232</text:p>
          </table:table-cell>
          <table:table-cell table:formula="of:=0.5*([.L77]+[.M77])/10" office:value-type="float" office:value="38.93668518" calcext:value-type="float">
            <text:p>38.93668518</text:p>
          </table:table-cell>
          <table:table-cell table:formula="of:=[.K77]" office:value-type="float" office:value="3.648418635" calcext:value-type="float">
            <text:p>3.648418635</text:p>
          </table:table-cell>
          <table:table-cell table:style-name="ce1" table:formula="of:=[.O77]" office:value-type="float" office:value="0.4" calcext:value-type="float">
            <text:p>0.40</text:p>
          </table:table-cell>
          <table:table-cell table:formula="of:=[.N77]" office:value-type="float" office:value="0.165506845" calcext:value-type="float">
            <text:p>0.16550684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.71977232" calcext:value-type="float">
            <text:p>14.71977232</text:p>
          </table:table-cell>
          <table:table-cell office:value-type="float" office:value="3.648418635" calcext:value-type="float">
            <text:p>3.648418635</text:p>
          </table:table-cell>
          <table:table-cell office:value-type="float" office:value="399.8882446" calcext:value-type="float">
            <text:p>399.8882446</text:p>
          </table:table-cell>
          <table:table-cell office:value-type="float" office:value="378.845459" calcext:value-type="float">
            <text:p>378.845459</text:p>
          </table:table-cell>
          <table:table-cell office:value-type="float" office:value="0.165506845" calcext:value-type="float">
            <text:p>0.165506845</text:p>
          </table:table-cell>
          <table:table-cell office:value-type="float" office:value="0.4" calcext:value-type="float">
            <text:p>0.4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78]" office:value-type="float" office:value="19.16447553" calcext:value-type="float">
            <text:p>19.16447553</text:p>
          </table:table-cell>
          <table:table-cell table:formula="of:=0.5*([.L78]+[.M78])/10" office:value-type="float" office:value="38.627824405" calcext:value-type="float">
            <text:p>38.627824405</text:p>
          </table:table-cell>
          <table:table-cell table:formula="of:=[.K78]" office:value-type="float" office:value="3.275720209" calcext:value-type="float">
            <text:p>3.275720209</text:p>
          </table:table-cell>
          <table:table-cell table:style-name="ce1" table:formula="of:=[.O78]" office:value-type="float" office:value="0.4" calcext:value-type="float">
            <text:p>0.40</text:p>
          </table:table-cell>
          <table:table-cell table:formula="of:=[.N78]" office:value-type="float" office:value="0.243101269" calcext:value-type="float">
            <text:p>0.24310126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.16447553" calcext:value-type="float">
            <text:p>19.16447553</text:p>
          </table:table-cell>
          <table:table-cell office:value-type="float" office:value="3.275720209" calcext:value-type="float">
            <text:p>3.275720209</text:p>
          </table:table-cell>
          <table:table-cell office:value-type="float" office:value="399.9665833" calcext:value-type="float">
            <text:p>399.9665833</text:p>
          </table:table-cell>
          <table:table-cell office:value-type="float" office:value="372.5899048" calcext:value-type="float">
            <text:p>372.5899048</text:p>
          </table:table-cell>
          <table:table-cell office:value-type="float" office:value="0.243101269" calcext:value-type="float">
            <text:p>0.243101269</text:p>
          </table:table-cell>
          <table:table-cell office:value-type="float" office:value="0.4" calcext:value-type="float">
            <text:p>0.4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79]" office:value-type="float" office:value="19.05706773" calcext:value-type="float">
            <text:p>19.05706773</text:p>
          </table:table-cell>
          <table:table-cell table:formula="of:=0.5*([.L79]+[.M79])/10" office:value-type="float" office:value="38.658592225" calcext:value-type="float">
            <text:p>38.658592225</text:p>
          </table:table-cell>
          <table:table-cell table:formula="of:=[.K79]" office:value-type="float" office:value="3.267551369" calcext:value-type="float">
            <text:p>3.267551369</text:p>
          </table:table-cell>
          <table:table-cell table:style-name="ce1" table:formula="of:=[.O79]" office:value-type="float" office:value="0.2" calcext:value-type="float">
            <text:p>0.20</text:p>
          </table:table-cell>
          <table:table-cell table:formula="of:=[.N79]" office:value-type="float" office:value="0.23334401" calcext:value-type="float">
            <text:p>0.2333440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.05706773" calcext:value-type="float">
            <text:p>19.05706773</text:p>
          </table:table-cell>
          <table:table-cell office:value-type="float" office:value="3.267551369" calcext:value-type="float">
            <text:p>3.267551369</text:p>
          </table:table-cell>
          <table:table-cell office:value-type="float" office:value="400.1204529" calcext:value-type="float">
            <text:p>400.1204529</text:p>
          </table:table-cell>
          <table:table-cell office:value-type="float" office:value="373.0513916" calcext:value-type="float">
            <text:p>373.0513916</text:p>
          </table:table-cell>
          <table:table-cell office:value-type="float" office:value="0.23334401" calcext:value-type="float">
            <text:p>0.23334401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.45" calcext:value-type="float">
            <text:p>1.4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80]" office:value-type="float" office:value="18.7656372" calcext:value-type="float">
            <text:p>18.7656372</text:p>
          </table:table-cell>
          <table:table-cell table:formula="of:=0.5*([.L80]+[.M80])/10" office:value-type="float" office:value="38.68339081" calcext:value-type="float">
            <text:p>38.68339081</text:p>
          </table:table-cell>
          <table:table-cell table:formula="of:=[.K80]" office:value-type="float" office:value="3.244598516" calcext:value-type="float">
            <text:p>3.244598516</text:p>
          </table:table-cell>
          <table:table-cell table:style-name="ce1" table:formula="of:=[.O80]" office:value-type="float" office:value="0.2" calcext:value-type="float">
            <text:p>0.20</text:p>
          </table:table-cell>
          <table:table-cell table:formula="of:=[.N80]" office:value-type="float" office:value="0.233341735" calcext:value-type="float">
            <text:p>0.23334173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.7656372" calcext:value-type="float">
            <text:p>18.7656372</text:p>
          </table:table-cell>
          <table:table-cell office:value-type="float" office:value="3.244598516" calcext:value-type="float">
            <text:p>3.244598516</text:p>
          </table:table-cell>
          <table:table-cell office:value-type="float" office:value="400.1786194" calcext:value-type="float">
            <text:p>400.1786194</text:p>
          </table:table-cell>
          <table:table-cell office:value-type="float" office:value="373.4891968" calcext:value-type="float">
            <text:p>373.4891968</text:p>
          </table:table-cell>
          <table:table-cell office:value-type="float" office:value="0.233341735" calcext:value-type="float">
            <text:p>0.233341735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.45" calcext:value-type="float">
            <text:p>1.4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81]" office:value-type="float" office:value="18.06584083" calcext:value-type="float">
            <text:p>18.06584083</text:p>
          </table:table-cell>
          <table:table-cell table:formula="of:=0.5*([.L81]+[.M81])/10" office:value-type="float" office:value="38.74258423" calcext:value-type="float">
            <text:p>38.74258423</text:p>
          </table:table-cell>
          <table:table-cell table:formula="of:=[.K81]" office:value-type="float" office:value="3.557217306" calcext:value-type="float">
            <text:p>3.557217306</text:p>
          </table:table-cell>
          <table:table-cell table:style-name="ce1" table:formula="of:=[.O81]" office:value-type="float" office:value="0.2" calcext:value-type="float">
            <text:p>0.20</text:p>
          </table:table-cell>
          <table:table-cell table:formula="of:=[.N81]" office:value-type="float" office:value="0.198614225" calcext:value-type="float">
            <text:p>0.19861422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.06584083" calcext:value-type="float">
            <text:p>18.06584083</text:p>
          </table:table-cell>
          <table:table-cell office:value-type="float" office:value="3.557217306" calcext:value-type="float">
            <text:p>3.557217306</text:p>
          </table:table-cell>
          <table:table-cell office:value-type="float" office:value="400.2223206" calcext:value-type="float">
            <text:p>400.2223206</text:p>
          </table:table-cell>
          <table:table-cell office:value-type="float" office:value="374.629364" calcext:value-type="float">
            <text:p>374.629364</text:p>
          </table:table-cell>
          <table:table-cell office:value-type="float" office:value="0.198614225" calcext:value-type="float">
            <text:p>0.198614225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.45" calcext:value-type="float">
            <text:p>1.4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82]" office:value-type="float" office:value="13.42776456" calcext:value-type="float">
            <text:p>13.42776456</text:p>
          </table:table-cell>
          <table:table-cell table:formula="of:=0.5*([.L82]+[.M82])/10" office:value-type="float" office:value="39.04997406" calcext:value-type="float">
            <text:p>39.04997406</text:p>
          </table:table-cell>
          <table:table-cell table:formula="of:=[.K82]" office:value-type="float" office:value="3.498927019" calcext:value-type="float">
            <text:p>3.498927019</text:p>
          </table:table-cell>
          <table:table-cell table:style-name="ce1" table:formula="of:=[.O82]" office:value-type="float" office:value="0.85" calcext:value-type="float">
            <text:p>0.85</text:p>
          </table:table-cell>
          <table:table-cell table:formula="of:=[.N82]" office:value-type="float" office:value="0.150770353" calcext:value-type="float">
            <text:p>0.15077035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42776456" calcext:value-type="float">
            <text:p>13.42776456</text:p>
          </table:table-cell>
          <table:table-cell office:value-type="float" office:value="3.498927019" calcext:value-type="float">
            <text:p>3.498927019</text:p>
          </table:table-cell>
          <table:table-cell office:value-type="float" office:value="400.0302429" calcext:value-type="float">
            <text:p>400.0302429</text:p>
          </table:table-cell>
          <table:table-cell office:value-type="float" office:value="380.9692383" calcext:value-type="float">
            <text:p>380.9692383</text:p>
          </table:table-cell>
          <table:table-cell office:value-type="float" office:value="0.150770353" calcext:value-type="float">
            <text:p>0.150770353</text:p>
          </table:table-cell>
          <table:table-cell table:formula="of:=AVERAGE(1.05;0.65)" office:value-type="float" office:value="0.85" calcext:value-type="float">
            <text:p>0.85</text:p>
          </table:table-cell>
          <table:table-cell table:style-name="ce1" office:value-type="float" office:value="2" calcext:value-type="float">
            <text:p>2.00</text:p>
          </table:table-cell>
          <table:table-cell table:number-columns-repeated="2"/>
          <table:table-cell table:style-name="ce2" table:number-columns-repeated="2"/>
          <table:table-cell table:style-name="ce1"/>
          <table:table-cell table:number-columns-repeated="1003"/>
        </table:table-row>
        <table:table-row table:style-name="ro2">
          <table:table-cell table:formula="of:=[.J83]" office:value-type="float" office:value="17.04440225" calcext:value-type="float">
            <text:p>17.04440225</text:p>
          </table:table-cell>
          <table:table-cell table:formula="of:=0.5*([.L83]+[.M83])/10" office:value-type="float" office:value="38.684246825" calcext:value-type="float">
            <text:p>38.684246825</text:p>
          </table:table-cell>
          <table:table-cell table:formula="of:=[.K83]" office:value-type="float" office:value="4.085889732" calcext:value-type="float">
            <text:p>4.085889732</text:p>
          </table:table-cell>
          <table:table-cell table:style-name="ce1" table:formula="of:=[.O83]" office:value-type="float" office:value="0.85" calcext:value-type="float">
            <text:p>0.85</text:p>
          </table:table-cell>
          <table:table-cell table:formula="of:=[.N83]" office:value-type="float" office:value="0.265497053" calcext:value-type="float">
            <text:p>0.26549705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.04440225" calcext:value-type="float">
            <text:p>17.04440225</text:p>
          </table:table-cell>
          <table:table-cell office:value-type="float" office:value="4.085889732" calcext:value-type="float">
            <text:p>4.085889732</text:p>
          </table:table-cell>
          <table:table-cell office:value-type="float" office:value="400.0300598" calcext:value-type="float">
            <text:p>400.0300598</text:p>
          </table:table-cell>
          <table:table-cell office:value-type="float" office:value="373.6548767" calcext:value-type="float">
            <text:p>373.6548767</text:p>
          </table:table-cell>
          <table:table-cell office:value-type="float" office:value="0.265497053" calcext:value-type="float">
            <text:p>0.265497053</text:p>
          </table:table-cell>
          <table:table-cell table:formula="of:=AVERAGE(1.05;0.65)" office:value-type="float" office:value="0.85" calcext:value-type="float">
            <text:p>0.85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84]" office:value-type="float" office:value="17.8872011" calcext:value-type="float">
            <text:p>17.8872011</text:p>
          </table:table-cell>
          <table:table-cell table:formula="of:=0.5*([.L84]+[.M84])/10" office:value-type="float" office:value="38.615602115" calcext:value-type="float">
            <text:p>38.615602115</text:p>
          </table:table-cell>
          <table:table-cell table:formula="of:=[.K84]" office:value-type="float" office:value="3.333865823" calcext:value-type="float">
            <text:p>3.333865823</text:p>
          </table:table-cell>
          <table:table-cell table:style-name="ce1" table:formula="of:=[.O84]" office:value-type="float" office:value="0.85" calcext:value-type="float">
            <text:p>0.85</text:p>
          </table:table-cell>
          <table:table-cell table:formula="of:=[.N84]" office:value-type="float" office:value="0.239243166" calcext:value-type="float">
            <text:p>0.23924316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.8872011" calcext:value-type="float">
            <text:p>17.8872011</text:p>
          </table:table-cell>
          <table:table-cell office:value-type="float" office:value="3.333865823" calcext:value-type="float">
            <text:p>3.333865823</text:p>
          </table:table-cell>
          <table:table-cell office:value-type="float" office:value="399.0417786" calcext:value-type="float">
            <text:p>399.0417786</text:p>
          </table:table-cell>
          <table:table-cell office:value-type="float" office:value="373.2702637" calcext:value-type="float">
            <text:p>373.2702637</text:p>
          </table:table-cell>
          <table:table-cell office:value-type="float" office:value="0.239243166" calcext:value-type="float">
            <text:p>0.239243166</text:p>
          </table:table-cell>
          <table:table-cell table:formula="of:=AVERAGE(1.05;0.65)" office:value-type="float" office:value="0.85" calcext:value-type="float">
            <text:p>0.85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85]" office:value-type="float" office:value="18.8898128" calcext:value-type="float">
            <text:p>18.8898128</text:p>
          </table:table-cell>
          <table:table-cell table:formula="of:=0.5*([.L85]+[.M85])/10" office:value-type="float" office:value="38.65339813" calcext:value-type="float">
            <text:p>38.65339813</text:p>
          </table:table-cell>
          <table:table-cell table:formula="of:=[.K85]" office:value-type="float" office:value="2.94575363" calcext:value-type="float">
            <text:p>2.94575363</text:p>
          </table:table-cell>
          <table:table-cell table:style-name="ce1" table:formula="of:=[.O85]" office:value-type="float" office:value="0.35" calcext:value-type="float">
            <text:p>0.35</text:p>
          </table:table-cell>
          <table:table-cell table:formula="of:=[.N85]" office:value-type="float" office:value="0.289971194" calcext:value-type="float">
            <text:p>0.28997119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.8898128" calcext:value-type="float">
            <text:p>18.8898128</text:p>
          </table:table-cell>
          <table:table-cell office:value-type="float" office:value="2.94575363" calcext:value-type="float">
            <text:p>2.94575363</text:p>
          </table:table-cell>
          <table:table-cell office:value-type="float" office:value="400.2059021" calcext:value-type="float">
            <text:p>400.2059021</text:p>
          </table:table-cell>
          <table:table-cell office:value-type="float" office:value="372.8620605" calcext:value-type="float">
            <text:p>372.8620605</text:p>
          </table:table-cell>
          <table:table-cell office:value-type="float" office:value="0.289971194" calcext:value-type="float">
            <text:p>0.289971194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86]" office:value-type="float" office:value="16.16245915" calcext:value-type="float">
            <text:p>16.16245915</text:p>
          </table:table-cell>
          <table:table-cell table:formula="of:=0.5*([.L86]+[.M86])/10" office:value-type="float" office:value="38.78320007" calcext:value-type="float">
            <text:p>38.78320007</text:p>
          </table:table-cell>
          <table:table-cell table:formula="of:=[.K86]" office:value-type="float" office:value="4.199427711" calcext:value-type="float">
            <text:p>4.199427711</text:p>
          </table:table-cell>
          <table:table-cell table:style-name="ce1" table:formula="of:=[.O86]" office:value-type="float" office:value="0.35" calcext:value-type="float">
            <text:p>0.35</text:p>
          </table:table-cell>
          <table:table-cell table:formula="of:=[.N86]" office:value-type="float" office:value="0.228106401" calcext:value-type="float">
            <text:p>0.22810640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.16245915" calcext:value-type="float">
            <text:p>16.16245915</text:p>
          </table:table-cell>
          <table:table-cell office:value-type="float" office:value="4.199427711" calcext:value-type="float">
            <text:p>4.199427711</text:p>
          </table:table-cell>
          <table:table-cell office:value-type="float" office:value="400.1507263" calcext:value-type="float">
            <text:p>400.1507263</text:p>
          </table:table-cell>
          <table:table-cell office:value-type="float" office:value="375.5132751" calcext:value-type="float">
            <text:p>375.5132751</text:p>
          </table:table-cell>
          <table:table-cell office:value-type="float" office:value="0.228106401" calcext:value-type="float">
            <text:p>0.22810640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87]" office:value-type="float" office:value="18.76933144" calcext:value-type="float">
            <text:p>18.76933144</text:p>
          </table:table-cell>
          <table:table-cell table:formula="of:=0.5*([.L87]+[.M87])/10" office:value-type="float" office:value="38.64662323" calcext:value-type="float">
            <text:p>38.64662323</text:p>
          </table:table-cell>
          <table:table-cell table:formula="of:=[.K87]" office:value-type="float" office:value="3.078053486" calcext:value-type="float">
            <text:p>3.078053486</text:p>
          </table:table-cell>
          <table:table-cell table:style-name="ce1" table:formula="of:=[.O87]" office:value-type="float" office:value="0.35" calcext:value-type="float">
            <text:p>0.35</text:p>
          </table:table-cell>
          <table:table-cell table:formula="of:=[.N87]" office:value-type="float" office:value="0.314105591" calcext:value-type="float">
            <text:p>0.31410559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.76933144" calcext:value-type="float">
            <text:p>18.76933144</text:p>
          </table:table-cell>
          <table:table-cell office:value-type="float" office:value="3.078053486" calcext:value-type="float">
            <text:p>3.078053486</text:p>
          </table:table-cell>
          <table:table-cell office:value-type="float" office:value="400.3377686" calcext:value-type="float">
            <text:p>400.3377686</text:p>
          </table:table-cell>
          <table:table-cell office:value-type="float" office:value="372.594696" calcext:value-type="float">
            <text:p>372.594696</text:p>
          </table:table-cell>
          <table:table-cell office:value-type="float" office:value="0.314105591" calcext:value-type="float">
            <text:p>0.31410559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88]" office:value-type="float" office:value="15.84808428" calcext:value-type="float">
            <text:p>15.84808428</text:p>
          </table:table-cell>
          <table:table-cell table:formula="of:=0.5*([.L88]+[.M88])/10" office:value-type="float" office:value="38.85213623" calcext:value-type="float">
            <text:p>38.85213623</text:p>
          </table:table-cell>
          <table:table-cell table:formula="of:=[.K88]" office:value-type="float" office:value="3.315025706" calcext:value-type="float">
            <text:p>3.315025706</text:p>
          </table:table-cell>
          <table:table-cell table:style-name="ce1" table:formula="of:=[.O88]" office:value-type="float" office:value="0.25" calcext:value-type="float">
            <text:p>0.25</text:p>
          </table:table-cell>
          <table:table-cell table:formula="of:=[.N88]" office:value-type="float" office:value="0.220793481" calcext:value-type="float">
            <text:p>0.22079348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.84808428" calcext:value-type="float">
            <text:p>15.84808428</text:p>
          </table:table-cell>
          <table:table-cell office:value-type="float" office:value="3.315025706" calcext:value-type="float">
            <text:p>3.315025706</text:p>
          </table:table-cell>
          <table:table-cell office:value-type="float" office:value="400.0563049" calcext:value-type="float">
            <text:p>400.0563049</text:p>
          </table:table-cell>
          <table:table-cell office:value-type="float" office:value="376.9864197" calcext:value-type="float">
            <text:p>376.9864197</text:p>
          </table:table-cell>
          <table:table-cell office:value-type="float" office:value="0.220793481" calcext:value-type="float">
            <text:p>0.22079348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89]" office:value-type="float" office:value="16.14926329" calcext:value-type="float">
            <text:p>16.14926329</text:p>
          </table:table-cell>
          <table:table-cell table:formula="of:=0.5*([.L89]+[.M89])/10" office:value-type="float" office:value="38.800334165" calcext:value-type="float">
            <text:p>38.800334165</text:p>
          </table:table-cell>
          <table:table-cell table:formula="of:=[.K89]" office:value-type="float" office:value="4.379197964" calcext:value-type="float">
            <text:p>4.379197964</text:p>
          </table:table-cell>
          <table:table-cell table:style-name="ce1" table:formula="of:=[.O89]" office:value-type="float" office:value="0.25" calcext:value-type="float">
            <text:p>0.25</text:p>
          </table:table-cell>
          <table:table-cell table:formula="of:=[.N89]" office:value-type="float" office:value="0.208615445" calcext:value-type="float">
            <text:p>0.20861544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.14926329" calcext:value-type="float">
            <text:p>16.14926329</text:p>
          </table:table-cell>
          <table:table-cell office:value-type="float" office:value="4.379197964" calcext:value-type="float">
            <text:p>4.379197964</text:p>
          </table:table-cell>
          <table:table-cell office:value-type="float" office:value="400.1965332" calcext:value-type="float">
            <text:p>400.1965332</text:p>
          </table:table-cell>
          <table:table-cell office:value-type="float" office:value="375.8101501" calcext:value-type="float">
            <text:p>375.8101501</text:p>
          </table:table-cell>
          <table:table-cell office:value-type="float" office:value="0.208615445" calcext:value-type="float">
            <text:p>0.2086154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90]" office:value-type="float" office:value="15.62656996" calcext:value-type="float">
            <text:p>15.62656996</text:p>
          </table:table-cell>
          <table:table-cell table:formula="of:=0.5*([.L90]+[.M90])/10" office:value-type="float" office:value="38.864979555" calcext:value-type="float">
            <text:p>38.864979555</text:p>
          </table:table-cell>
          <table:table-cell table:formula="of:=[.K90]" office:value-type="float" office:value="3.558895221" calcext:value-type="float">
            <text:p>3.558895221</text:p>
          </table:table-cell>
          <table:table-cell table:style-name="ce1" table:formula="of:=[.O90]" office:value-type="float" office:value="0.25" calcext:value-type="float">
            <text:p>0.25</text:p>
          </table:table-cell>
          <table:table-cell table:formula="of:=[.N90]" office:value-type="float" office:value="0.217212797" calcext:value-type="float">
            <text:p>0.21721279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.62656996" calcext:value-type="float">
            <text:p>15.62656996</text:p>
          </table:table-cell>
          <table:table-cell office:value-type="float" office:value="3.558895221" calcext:value-type="float">
            <text:p>3.558895221</text:p>
          </table:table-cell>
          <table:table-cell office:value-type="float" office:value="400.137085" calcext:value-type="float">
            <text:p>400.137085</text:p>
          </table:table-cell>
          <table:table-cell office:value-type="float" office:value="377.1625061" calcext:value-type="float">
            <text:p>377.1625061</text:p>
          </table:table-cell>
          <table:table-cell office:value-type="float" office:value="0.217212797" calcext:value-type="float">
            <text:p>0.217212797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91]" office:value-type="float" office:value="19.30305274" calcext:value-type="float">
            <text:p>19.30305274</text:p>
          </table:table-cell>
          <table:table-cell table:formula="of:=0.5*([.L91]+[.M91])/10" office:value-type="float" office:value="38.59332733" calcext:value-type="float">
            <text:p>38.59332733</text:p>
          </table:table-cell>
          <table:table-cell table:formula="of:=[.K91]" office:value-type="float" office:value="3.025168216" calcext:value-type="float">
            <text:p>3.025168216</text:p>
          </table:table-cell>
          <table:table-cell table:style-name="ce1" table:formula="of:=[.O91]" office:value-type="float" office:value="0.25" calcext:value-type="float">
            <text:p>0.25</text:p>
          </table:table-cell>
          <table:table-cell table:formula="of:=[.N91]" office:value-type="float" office:value="0.2876988" calcext:value-type="float">
            <text:p>0.287698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.30305274" calcext:value-type="float">
            <text:p>19.30305274</text:p>
          </table:table-cell>
          <table:table-cell office:value-type="float" office:value="3.025168216" calcext:value-type="float">
            <text:p>3.025168216</text:p>
          </table:table-cell>
          <table:table-cell office:value-type="float" office:value="399.894104" calcext:value-type="float">
            <text:p>399.894104</text:p>
          </table:table-cell>
          <table:table-cell office:value-type="float" office:value="371.9724426" calcext:value-type="float">
            <text:p>371.9724426</text:p>
          </table:table-cell>
          <table:table-cell office:value-type="float" office:value="0.2876988" calcext:value-type="float">
            <text:p>0.287698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92]" office:value-type="float" office:value="21.09934881" calcext:value-type="float">
            <text:p>21.09934881</text:p>
          </table:table-cell>
          <table:table-cell table:formula="of:=0.5*([.L92]+[.M92])/10" office:value-type="float" office:value="38.42001648" calcext:value-type="float">
            <text:p>38.42001648</text:p>
          </table:table-cell>
          <table:table-cell table:formula="of:=[.K92]" office:value-type="float" office:value="3.575657653" calcext:value-type="float">
            <text:p>3.575657653</text:p>
          </table:table-cell>
          <table:table-cell table:style-name="ce1" table:formula="of:=[.O92]" office:value-type="float" office:value="0.25" calcext:value-type="float">
            <text:p>0.25</text:p>
          </table:table-cell>
          <table:table-cell table:formula="of:=[.N92]" office:value-type="float" office:value="0.339976621" calcext:value-type="float">
            <text:p>0.33997662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.09934881" calcext:value-type="float">
            <text:p>21.09934881</text:p>
          </table:table-cell>
          <table:table-cell office:value-type="float" office:value="3.575657653" calcext:value-type="float">
            <text:p>3.575657653</text:p>
          </table:table-cell>
          <table:table-cell office:value-type="float" office:value="400.1228638" calcext:value-type="float">
            <text:p>400.1228638</text:p>
          </table:table-cell>
          <table:table-cell office:value-type="float" office:value="368.2774658" calcext:value-type="float">
            <text:p>368.2774658</text:p>
          </table:table-cell>
          <table:table-cell office:value-type="float" office:value="0.339976621" calcext:value-type="float">
            <text:p>0.33997662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93]" office:value-type="float" office:value="20.97233603" calcext:value-type="float">
            <text:p>20.97233603</text:p>
          </table:table-cell>
          <table:table-cell table:formula="of:=0.5*([.L93]+[.M93])/10" office:value-type="float" office:value="38.49585114" calcext:value-type="float">
            <text:p>38.49585114</text:p>
          </table:table-cell>
          <table:table-cell table:formula="of:=[.K93]" office:value-type="float" office:value="3.31917903" calcext:value-type="float">
            <text:p>3.31917903</text:p>
          </table:table-cell>
          <table:table-cell table:style-name="ce1" table:formula="of:=[.O93]" office:value-type="float" office:value="0.25" calcext:value-type="float">
            <text:p>0.25</text:p>
          </table:table-cell>
          <table:table-cell table:formula="of:=[.N93]" office:value-type="float" office:value="0.284712618" calcext:value-type="float">
            <text:p>0.28471261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.97233603" calcext:value-type="float">
            <text:p>20.97233603</text:p>
          </table:table-cell>
          <table:table-cell office:value-type="float" office:value="3.31917903" calcext:value-type="float">
            <text:p>3.31917903</text:p>
          </table:table-cell>
          <table:table-cell office:value-type="float" office:value="400.0742188" calcext:value-type="float">
            <text:p>400.0742188</text:p>
          </table:table-cell>
          <table:table-cell office:value-type="float" office:value="369.842804" calcext:value-type="float">
            <text:p>369.842804</text:p>
          </table:table-cell>
          <table:table-cell office:value-type="float" office:value="0.284712618" calcext:value-type="float">
            <text:p>0.28471261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94]" office:value-type="float" office:value="16.77163414" calcext:value-type="float">
            <text:p>16.77163414</text:p>
          </table:table-cell>
          <table:table-cell table:formula="of:=0.5*([.L94]+[.M94])/10" office:value-type="float" office:value="38.77646637" calcext:value-type="float">
            <text:p>38.77646637</text:p>
          </table:table-cell>
          <table:table-cell table:formula="of:=[.K94]" office:value-type="float" office:value="3.383389227" calcext:value-type="float">
            <text:p>3.383389227</text:p>
          </table:table-cell>
          <table:table-cell table:style-name="ce1" table:formula="of:=[.O94]" office:value-type="float" office:value="0.2" calcext:value-type="float">
            <text:p>0.20</text:p>
          </table:table-cell>
          <table:table-cell table:formula="of:=[.N94]" office:value-type="float" office:value="0.217752064" calcext:value-type="float">
            <text:p>0.21775206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.77163414" calcext:value-type="float">
            <text:p>16.77163414</text:p>
          </table:table-cell>
          <table:table-cell office:value-type="float" office:value="3.383389227" calcext:value-type="float">
            <text:p>3.383389227</text:p>
          </table:table-cell>
          <table:table-cell office:value-type="float" office:value="399.8631287" calcext:value-type="float">
            <text:p>399.8631287</text:p>
          </table:table-cell>
          <table:table-cell office:value-type="float" office:value="375.6661987" calcext:value-type="float">
            <text:p>375.6661987</text:p>
          </table:table-cell>
          <table:table-cell office:value-type="float" office:value="0.217752064" calcext:value-type="float">
            <text:p>0.217752064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95]" office:value-type="float" office:value="17.58079555" calcext:value-type="float">
            <text:p>17.58079555</text:p>
          </table:table-cell>
          <table:table-cell table:formula="of:=0.5*([.L95]+[.M95])/10" office:value-type="float" office:value="38.6921814" calcext:value-type="float">
            <text:p>38.6921814</text:p>
          </table:table-cell>
          <table:table-cell table:formula="of:=[.K95]" office:value-type="float" office:value="4.188122034" calcext:value-type="float">
            <text:p>4.188122034</text:p>
          </table:table-cell>
          <table:table-cell table:style-name="ce1" table:formula="of:=[.O95]" office:value-type="float" office:value="0.2" calcext:value-type="float">
            <text:p>0.20</text:p>
          </table:table-cell>
          <table:table-cell table:formula="of:=[.N95]" office:value-type="float" office:value="0.232032654" calcext:value-type="float">
            <text:p>0.23203265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.58079555" calcext:value-type="float">
            <text:p>17.58079555</text:p>
          </table:table-cell>
          <table:table-cell office:value-type="float" office:value="4.188122034" calcext:value-type="float">
            <text:p>4.188122034</text:p>
          </table:table-cell>
          <table:table-cell office:value-type="float" office:value="400.1190186" calcext:value-type="float">
            <text:p>400.1190186</text:p>
          </table:table-cell>
          <table:table-cell office:value-type="float" office:value="373.7246094" calcext:value-type="float">
            <text:p>373.7246094</text:p>
          </table:table-cell>
          <table:table-cell office:value-type="float" office:value="0.232032654" calcext:value-type="float">
            <text:p>0.232032654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96]" office:value-type="float" office:value="20.18120175" calcext:value-type="float">
            <text:p>20.18120175</text:p>
          </table:table-cell>
          <table:table-cell table:formula="of:=0.5*([.L96]+[.M96])/10" office:value-type="float" office:value="38.54770355" calcext:value-type="float">
            <text:p>38.54770355</text:p>
          </table:table-cell>
          <table:table-cell table:formula="of:=[.K96]" office:value-type="float" office:value="3.324988175" calcext:value-type="float">
            <text:p>3.324988175</text:p>
          </table:table-cell>
          <table:table-cell table:style-name="ce1" table:formula="of:=[.O96]" office:value-type="float" office:value="0.2" calcext:value-type="float">
            <text:p>0.20</text:p>
          </table:table-cell>
          <table:table-cell table:formula="of:=[.N96]" office:value-type="float" office:value="0.283002486" calcext:value-type="float">
            <text:p>0.28300248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.18120175" calcext:value-type="float">
            <text:p>20.18120175</text:p>
          </table:table-cell>
          <table:table-cell office:value-type="float" office:value="3.324988175" calcext:value-type="float">
            <text:p>3.324988175</text:p>
          </table:table-cell>
          <table:table-cell office:value-type="float" office:value="400.1142883" calcext:value-type="float">
            <text:p>400.1142883</text:p>
          </table:table-cell>
          <table:table-cell office:value-type="float" office:value="370.8397827" calcext:value-type="float">
            <text:p>370.8397827</text:p>
          </table:table-cell>
          <table:table-cell office:value-type="float" office:value="0.283002486" calcext:value-type="float">
            <text:p>0.283002486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97]" office:value-type="float" office:value="14.39168343" calcext:value-type="float">
            <text:p>14.39168343</text:p>
          </table:table-cell>
          <table:table-cell table:formula="of:=0.5*([.L97]+[.M97])/10" office:value-type="float" office:value="38.93568573" calcext:value-type="float">
            <text:p>38.93568573</text:p>
          </table:table-cell>
          <table:table-cell table:formula="of:=[.K97]" office:value-type="float" office:value="3.456387735" calcext:value-type="float">
            <text:p>3.456387735</text:p>
          </table:table-cell>
          <table:table-cell table:style-name="ce1" table:formula="of:=[.O97]" office:value-type="float" office:value="0.6" calcext:value-type="float">
            <text:p>0.60</text:p>
          </table:table-cell>
          <table:table-cell table:formula="of:=[.N97]" office:value-type="float" office:value="0.2043534" calcext:value-type="float">
            <text:p>0.204353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.39168343" calcext:value-type="float">
            <text:p>14.39168343</text:p>
          </table:table-cell>
          <table:table-cell office:value-type="float" office:value="3.456387735" calcext:value-type="float">
            <text:p>3.456387735</text:p>
          </table:table-cell>
          <table:table-cell office:value-type="float" office:value="399.9595947" calcext:value-type="float">
            <text:p>399.9595947</text:p>
          </table:table-cell>
          <table:table-cell office:value-type="float" office:value="378.7541199" calcext:value-type="float">
            <text:p>378.7541199</text:p>
          </table:table-cell>
          <table:table-cell office:value-type="float" office:value="0.2043534" calcext:value-type="float">
            <text:p>0.2043534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2.1" calcext:value-type="float">
            <text:p>2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98]" office:value-type="float" office:value="12.72484136" calcext:value-type="float">
            <text:p>12.72484136</text:p>
          </table:table-cell>
          <table:table-cell table:formula="of:=0.5*([.L98]+[.M98])/10" office:value-type="float" office:value="39.040434265" calcext:value-type="float">
            <text:p>39.040434265</text:p>
          </table:table-cell>
          <table:table-cell table:formula="of:=[.K98]" office:value-type="float" office:value="4.8193176" calcext:value-type="float">
            <text:p>4.8193176</text:p>
          </table:table-cell>
          <table:table-cell table:style-name="ce1" table:formula="of:=[.O98]" office:value-type="float" office:value="0.6" calcext:value-type="float">
            <text:p>0.60</text:p>
          </table:table-cell>
          <table:table-cell table:formula="of:=[.N98]" office:value-type="float" office:value="0.150466606" calcext:value-type="float">
            <text:p>0.15046660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.72484136" calcext:value-type="float">
            <text:p>12.72484136</text:p>
          </table:table-cell>
          <table:table-cell office:value-type="float" office:value="4.8193176" calcext:value-type="float">
            <text:p>4.8193176</text:p>
          </table:table-cell>
          <table:table-cell office:value-type="float" office:value="400.0532227" calcext:value-type="float">
            <text:p>400.0532227</text:p>
          </table:table-cell>
          <table:table-cell office:value-type="float" office:value="380.7554626" calcext:value-type="float">
            <text:p>380.7554626</text:p>
          </table:table-cell>
          <table:table-cell office:value-type="float" office:value="0.150466606" calcext:value-type="float">
            <text:p>0.150466606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2.1" calcext:value-type="float">
            <text:p>2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99]" office:value-type="float" office:value="11.07108516" calcext:value-type="float">
            <text:p>11.07108516</text:p>
          </table:table-cell>
          <table:table-cell table:formula="of:=0.5*([.L99]+[.M99])/10" office:value-type="float" office:value="39.172209165" calcext:value-type="float">
            <text:p>39.172209165</text:p>
          </table:table-cell>
          <table:table-cell table:formula="of:=[.K99]" office:value-type="float" office:value="3.920487677" calcext:value-type="float">
            <text:p>3.920487677</text:p>
          </table:table-cell>
          <table:table-cell table:style-name="ce1" table:formula="of:=[.O99]" office:value-type="float" office:value="0.6" calcext:value-type="float">
            <text:p>0.60</text:p>
          </table:table-cell>
          <table:table-cell table:formula="of:=[.N99]" office:value-type="float" office:value="0.149348008" calcext:value-type="float">
            <text:p>0.14934800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.07108516" calcext:value-type="float">
            <text:p>11.07108516</text:p>
          </table:table-cell>
          <table:table-cell office:value-type="float" office:value="3.920487677" calcext:value-type="float">
            <text:p>3.920487677</text:p>
          </table:table-cell>
          <table:table-cell office:value-type="float" office:value="399.9904785" calcext:value-type="float">
            <text:p>399.9904785</text:p>
          </table:table-cell>
          <table:table-cell office:value-type="float" office:value="383.4537048" calcext:value-type="float">
            <text:p>383.4537048</text:p>
          </table:table-cell>
          <table:table-cell office:value-type="float" office:value="0.149348008" calcext:value-type="float">
            <text:p>0.149348008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2.1" calcext:value-type="float">
            <text:p>2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00]" office:value-type="float" office:value="20.64192989" calcext:value-type="float">
            <text:p>20.64192989</text:p>
          </table:table-cell>
          <table:table-cell table:formula="of:=0.5*([.L100]+[.M100])/10" office:value-type="float" office:value="38.513925175" calcext:value-type="float">
            <text:p>38.513925175</text:p>
          </table:table-cell>
          <table:table-cell table:formula="of:=[.K100]" office:value-type="float" office:value="3.247839485" calcext:value-type="float">
            <text:p>3.247839485</text:p>
          </table:table-cell>
          <table:table-cell table:style-name="ce1" table:formula="of:=[.O100]" office:value-type="float" office:value="0.35" calcext:value-type="float">
            <text:p>0.35</text:p>
          </table:table-cell>
          <table:table-cell table:formula="of:=[.N100]" office:value-type="float" office:value="0.278337915" calcext:value-type="float">
            <text:p>0.27833791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.64192989" calcext:value-type="float">
            <text:p>20.64192989</text:p>
          </table:table-cell>
          <table:table-cell office:value-type="float" office:value="3.247839485" calcext:value-type="float">
            <text:p>3.247839485</text:p>
          </table:table-cell>
          <table:table-cell office:value-type="float" office:value="399.9924622" calcext:value-type="float">
            <text:p>399.9924622</text:p>
          </table:table-cell>
          <table:table-cell office:value-type="float" office:value="370.2860413" calcext:value-type="float">
            <text:p>370.2860413</text:p>
          </table:table-cell>
          <table:table-cell office:value-type="float" office:value="0.278337915" calcext:value-type="float">
            <text:p>0.278337915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01]" office:value-type="float" office:value="20.9803377" calcext:value-type="float">
            <text:p>20.9803377</text:p>
          </table:table-cell>
          <table:table-cell table:formula="of:=0.5*([.L101]+[.M101])/10" office:value-type="float" office:value="38.43213501" calcext:value-type="float">
            <text:p>38.43213501</text:p>
          </table:table-cell>
          <table:table-cell table:formula="of:=[.K101]" office:value-type="float" office:value="3.913613578" calcext:value-type="float">
            <text:p>3.913613578</text:p>
          </table:table-cell>
          <table:table-cell table:style-name="ce1" table:formula="of:=[.O101]" office:value-type="float" office:value="0.35" calcext:value-type="float">
            <text:p>0.35</text:p>
          </table:table-cell>
          <table:table-cell table:formula="of:=[.N101]" office:value-type="float" office:value="0.285272007" calcext:value-type="float">
            <text:p>0.28527200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.9803377" calcext:value-type="float">
            <text:p>20.9803377</text:p>
          </table:table-cell>
          <table:table-cell office:value-type="float" office:value="3.913613578" calcext:value-type="float">
            <text:p>3.913613578</text:p>
          </table:table-cell>
          <table:table-cell office:value-type="float" office:value="399.9129639" calcext:value-type="float">
            <text:p>399.9129639</text:p>
          </table:table-cell>
          <table:table-cell office:value-type="float" office:value="368.7297363" calcext:value-type="float">
            <text:p>368.7297363</text:p>
          </table:table-cell>
          <table:table-cell office:value-type="float" office:value="0.285272007" calcext:value-type="float">
            <text:p>0.28527200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02]" office:value-type="float" office:value="19.93317928" calcext:value-type="float">
            <text:p>19.93317928</text:p>
          </table:table-cell>
          <table:table-cell table:formula="of:=0.5*([.L102]+[.M102])/10" office:value-type="float" office:value="38.590841675" calcext:value-type="float">
            <text:p>38.590841675</text:p>
          </table:table-cell>
          <table:table-cell table:formula="of:=[.K102]" office:value-type="float" office:value="3.59240413" calcext:value-type="float">
            <text:p>3.59240413</text:p>
          </table:table-cell>
          <table:table-cell table:style-name="ce1" table:formula="of:=[.O102]" office:value-type="float" office:value="0.35" calcext:value-type="float">
            <text:p>0.35</text:p>
          </table:table-cell>
          <table:table-cell table:formula="of:=[.N102]" office:value-type="float" office:value="0.237190701" calcext:value-type="float">
            <text:p>0.23719070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.93317928" calcext:value-type="float">
            <text:p>19.93317928</text:p>
          </table:table-cell>
          <table:table-cell office:value-type="float" office:value="3.59240413" calcext:value-type="float">
            <text:p>3.59240413</text:p>
          </table:table-cell>
          <table:table-cell office:value-type="float" office:value="400.1646423" calcext:value-type="float">
            <text:p>400.1646423</text:p>
          </table:table-cell>
          <table:table-cell office:value-type="float" office:value="371.6521912" calcext:value-type="float">
            <text:p>371.6521912</text:p>
          </table:table-cell>
          <table:table-cell office:value-type="float" office:value="0.237190701" calcext:value-type="float">
            <text:p>0.23719070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03]" office:value-type="float" office:value="12.28896881" calcext:value-type="float">
            <text:p>12.28896881</text:p>
          </table:table-cell>
          <table:table-cell table:formula="of:=0.5*([.L103]+[.M103])/10" office:value-type="float" office:value="39.097340395" calcext:value-type="float">
            <text:p>39.097340395</text:p>
          </table:table-cell>
          <table:table-cell table:formula="of:=[.K103]" office:value-type="float" office:value="3.907544237" calcext:value-type="float">
            <text:p>3.907544237</text:p>
          </table:table-cell>
          <table:table-cell table:style-name="ce1" table:formula="of:=[.O103]" office:value-type="float" office:value="0.3" calcext:value-type="float">
            <text:p>0.30</text:p>
          </table:table-cell>
          <table:table-cell table:formula="of:=[.N103]" office:value-type="float" office:value="0.139189997" calcext:value-type="float">
            <text:p>0.13918999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.28896881" calcext:value-type="float">
            <text:p>12.28896881</text:p>
          </table:table-cell>
          <table:table-cell office:value-type="float" office:value="3.907544237" calcext:value-type="float">
            <text:p>3.907544237</text:p>
          </table:table-cell>
          <table:table-cell office:value-type="float" office:value="399.875824" calcext:value-type="float">
            <text:p>399.875824</text:p>
          </table:table-cell>
          <table:table-cell office:value-type="float" office:value="382.0709839" calcext:value-type="float">
            <text:p>382.0709839</text:p>
          </table:table-cell>
          <table:table-cell office:value-type="float" office:value="0.139189997" calcext:value-type="float">
            <text:p>0.139189997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04]" office:value-type="float" office:value="9.977737034" calcext:value-type="float">
            <text:p>9.977737034</text:p>
          </table:table-cell>
          <table:table-cell table:formula="of:=0.5*([.L104]+[.M104])/10" office:value-type="float" office:value="39.253219605" calcext:value-type="float">
            <text:p>39.253219605</text:p>
          </table:table-cell>
          <table:table-cell table:formula="of:=[.K104]" office:value-type="float" office:value="5.26936576" calcext:value-type="float">
            <text:p>5.26936576</text:p>
          </table:table-cell>
          <table:table-cell table:style-name="ce1" table:formula="of:=[.O104]" office:value-type="float" office:value="0.3" calcext:value-type="float">
            <text:p>0.30</text:p>
          </table:table-cell>
          <table:table-cell table:formula="of:=[.N104]" office:value-type="float" office:value="0.099694836" calcext:value-type="float">
            <text:p>0.09969483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.977737034" calcext:value-type="float">
            <text:p>9.977737034</text:p>
          </table:table-cell>
          <table:table-cell office:value-type="float" office:value="5.26936576" calcext:value-type="float">
            <text:p>5.26936576</text:p>
          </table:table-cell>
          <table:table-cell office:value-type="float" office:value="399.993988" calcext:value-type="float">
            <text:p>399.993988</text:p>
          </table:table-cell>
          <table:table-cell office:value-type="float" office:value="385.0704041" calcext:value-type="float">
            <text:p>385.0704041</text:p>
          </table:table-cell>
          <table:table-cell office:value-type="float" office:value="0.099694836" calcext:value-type="float">
            <text:p>0.099694836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05]" office:value-type="float" office:value="15.13904043" calcext:value-type="float">
            <text:p>15.13904043</text:p>
          </table:table-cell>
          <table:table-cell table:formula="of:=0.5*([.L105]+[.M105])/10" office:value-type="float" office:value="38.92590332" calcext:value-type="float">
            <text:p>38.92590332</text:p>
          </table:table-cell>
          <table:table-cell table:formula="of:=[.K105]" office:value-type="float" office:value="3.968971403" calcext:value-type="float">
            <text:p>3.968971403</text:p>
          </table:table-cell>
          <table:table-cell table:style-name="ce1" table:formula="of:=[.O105]" office:value-type="float" office:value="0.3" calcext:value-type="float">
            <text:p>0.30</text:p>
          </table:table-cell>
          <table:table-cell table:formula="of:=[.N105]" office:value-type="float" office:value="0.16484559" calcext:value-type="float">
            <text:p>0.1648455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.13904043" calcext:value-type="float">
            <text:p>15.13904043</text:p>
          </table:table-cell>
          <table:table-cell office:value-type="float" office:value="3.968971403" calcext:value-type="float">
            <text:p>3.968971403</text:p>
          </table:table-cell>
          <table:table-cell office:value-type="float" office:value="400.1355896" calcext:value-type="float">
            <text:p>400.1355896</text:p>
          </table:table-cell>
          <table:table-cell office:value-type="float" office:value="378.3824768" calcext:value-type="float">
            <text:p>378.3824768</text:p>
          </table:table-cell>
          <table:table-cell office:value-type="float" office:value="0.16484559" calcext:value-type="float">
            <text:p>0.16484559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06]" office:value-type="float" office:value="11.93860513" calcext:value-type="float">
            <text:p>11.93860513</text:p>
          </table:table-cell>
          <table:table-cell table:formula="of:=0.5*([.L106]+[.M106])/10" office:value-type="float" office:value="39.13977356" calcext:value-type="float">
            <text:p>39.13977356</text:p>
          </table:table-cell>
          <table:table-cell table:formula="of:=[.K106]" office:value-type="float" office:value="4.132980678" calcext:value-type="float">
            <text:p>4.132980678</text:p>
          </table:table-cell>
          <table:table-cell table:style-name="ce1" table:formula="of:=[.O106]" office:value-type="float" office:value="0.15" calcext:value-type="float">
            <text:p>0.15</text:p>
          </table:table-cell>
          <table:table-cell table:formula="of:=[.N106]" office:value-type="float" office:value="0.129744063" calcext:value-type="float">
            <text:p>0.12974406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93860513" calcext:value-type="float">
            <text:p>11.93860513</text:p>
          </table:table-cell>
          <table:table-cell office:value-type="float" office:value="4.132980678" calcext:value-type="float">
            <text:p>4.132980678</text:p>
          </table:table-cell>
          <table:table-cell office:value-type="float" office:value="400.0727539" calcext:value-type="float">
            <text:p>400.0727539</text:p>
          </table:table-cell>
          <table:table-cell office:value-type="float" office:value="382.7227173" calcext:value-type="float">
            <text:p>382.7227173</text:p>
          </table:table-cell>
          <table:table-cell office:value-type="float" office:value="0.129744063" calcext:value-type="float">
            <text:p>0.12974406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07]" office:value-type="float" office:value="16.22607221" calcext:value-type="float">
            <text:p>16.22607221</text:p>
          </table:table-cell>
          <table:table-cell table:formula="of:=0.5*([.L107]+[.M107])/10" office:value-type="float" office:value="38.8114975" calcext:value-type="float">
            <text:p>38.8114975</text:p>
          </table:table-cell>
          <table:table-cell table:formula="of:=[.K107]" office:value-type="float" office:value="4.448155741" calcext:value-type="float">
            <text:p>4.448155741</text:p>
          </table:table-cell>
          <table:table-cell table:style-name="ce1" table:formula="of:=[.O107]" office:value-type="float" office:value="0.15" calcext:value-type="float">
            <text:p>0.15</text:p>
          </table:table-cell>
          <table:table-cell table:formula="of:=[.N107]" office:value-type="float" office:value="0.181661882" calcext:value-type="float">
            <text:p>0.18166188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.22607221" calcext:value-type="float">
            <text:p>16.22607221</text:p>
          </table:table-cell>
          <table:table-cell office:value-type="float" office:value="4.448155741" calcext:value-type="float">
            <text:p>4.448155741</text:p>
          </table:table-cell>
          <table:table-cell office:value-type="float" office:value="400.0645142" calcext:value-type="float">
            <text:p>400.0645142</text:p>
          </table:table-cell>
          <table:table-cell office:value-type="float" office:value="376.1654358" calcext:value-type="float">
            <text:p>376.1654358</text:p>
          </table:table-cell>
          <table:table-cell office:value-type="float" office:value="0.181661882" calcext:value-type="float">
            <text:p>0.18166188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08]" office:value-type="float" office:value="11.92756869" calcext:value-type="float">
            <text:p>11.92756869</text:p>
          </table:table-cell>
          <table:table-cell table:formula="of:=0.5*([.L108]+[.M108])/10" office:value-type="float" office:value="39.1328064" calcext:value-type="float">
            <text:p>39.1328064</text:p>
          </table:table-cell>
          <table:table-cell table:formula="of:=[.K108]" office:value-type="float" office:value="3.938723453" calcext:value-type="float">
            <text:p>3.938723453</text:p>
          </table:table-cell>
          <table:table-cell table:style-name="ce1" table:formula="of:=[.O108]" office:value-type="float" office:value="0.15" calcext:value-type="float">
            <text:p>0.15</text:p>
          </table:table-cell>
          <table:table-cell table:formula="of:=[.N108]" office:value-type="float" office:value="0.149354519" calcext:value-type="float">
            <text:p>0.14935451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92756869" calcext:value-type="float">
            <text:p>11.92756869</text:p>
          </table:table-cell>
          <table:table-cell office:value-type="float" office:value="3.938723453" calcext:value-type="float">
            <text:p>3.938723453</text:p>
          </table:table-cell>
          <table:table-cell office:value-type="float" office:value="400.1138306" calcext:value-type="float">
            <text:p>400.1138306</text:p>
          </table:table-cell>
          <table:table-cell office:value-type="float" office:value="382.5422974" calcext:value-type="float">
            <text:p>382.5422974</text:p>
          </table:table-cell>
          <table:table-cell office:value-type="float" office:value="0.149354519" calcext:value-type="float">
            <text:p>0.149354519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09]" office:value-type="float" office:value="16.09037655" calcext:value-type="float">
            <text:p>16.09037655</text:p>
          </table:table-cell>
          <table:table-cell table:formula="of:=0.5*([.L109]+[.M109])/10" office:value-type="float" office:value="38.818345645" calcext:value-type="float">
            <text:p>38.818345645</text:p>
          </table:table-cell>
          <table:table-cell table:formula="of:=[.K109]" office:value-type="float" office:value="3.53651974" calcext:value-type="float">
            <text:p>3.53651974</text:p>
          </table:table-cell>
          <table:table-cell table:style-name="ce1" table:formula="of:=[.O109]" office:value-type="float" office:value="0.35" calcext:value-type="float">
            <text:p>0.35</text:p>
          </table:table-cell>
          <table:table-cell table:formula="of:=[.N109]" office:value-type="float" office:value="0.232473828" calcext:value-type="float">
            <text:p>0.23247382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.09037655" calcext:value-type="float">
            <text:p>16.09037655</text:p>
          </table:table-cell>
          <table:table-cell office:value-type="float" office:value="3.53651974" calcext:value-type="float">
            <text:p>3.53651974</text:p>
          </table:table-cell>
          <table:table-cell office:value-type="float" office:value="400.1157837" calcext:value-type="float">
            <text:p>400.1157837</text:p>
          </table:table-cell>
          <table:table-cell office:value-type="float" office:value="376.2511292" calcext:value-type="float">
            <text:p>376.2511292</text:p>
          </table:table-cell>
          <table:table-cell office:value-type="float" office:value="0.232473828" calcext:value-type="float">
            <text:p>0.23247382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10]" office:value-type="float" office:value="20.25686806" calcext:value-type="float">
            <text:p>20.25686806</text:p>
          </table:table-cell>
          <table:table-cell table:formula="of:=0.5*([.L110]+[.M110])/10" office:value-type="float" office:value="38.50822296" calcext:value-type="float">
            <text:p>38.50822296</text:p>
          </table:table-cell>
          <table:table-cell table:formula="of:=[.K110]" office:value-type="float" office:value="3.787759375" calcext:value-type="float">
            <text:p>3.787759375</text:p>
          </table:table-cell>
          <table:table-cell table:style-name="ce1" table:formula="of:=[.O110]" office:value-type="float" office:value="0.35" calcext:value-type="float">
            <text:p>0.35</text:p>
          </table:table-cell>
          <table:table-cell table:formula="of:=[.N110]" office:value-type="float" office:value="0.255686402" calcext:value-type="float">
            <text:p>0.25568640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.25686806" calcext:value-type="float">
            <text:p>20.25686806</text:p>
          </table:table-cell>
          <table:table-cell office:value-type="float" office:value="3.787759375" calcext:value-type="float">
            <text:p>3.787759375</text:p>
          </table:table-cell>
          <table:table-cell office:value-type="float" office:value="399.8443298" calcext:value-type="float">
            <text:p>399.8443298</text:p>
          </table:table-cell>
          <table:table-cell office:value-type="float" office:value="370.3201294" calcext:value-type="float">
            <text:p>370.3201294</text:p>
          </table:table-cell>
          <table:table-cell office:value-type="float" office:value="0.255686402" calcext:value-type="float">
            <text:p>0.255686402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11]" office:value-type="float" office:value="19.2890494" calcext:value-type="float">
            <text:p>19.2890494</text:p>
          </table:table-cell>
          <table:table-cell table:formula="of:=0.5*([.L111]+[.M111])/10" office:value-type="float" office:value="38.62087097" calcext:value-type="float">
            <text:p>38.62087097</text:p>
          </table:table-cell>
          <table:table-cell table:formula="of:=[.K111]" office:value-type="float" office:value="3.527402428" calcext:value-type="float">
            <text:p>3.527402428</text:p>
          </table:table-cell>
          <table:table-cell table:style-name="ce1" table:formula="of:=[.O111]" office:value-type="float" office:value="0.35" calcext:value-type="float">
            <text:p>0.35</text:p>
          </table:table-cell>
          <table:table-cell table:formula="of:=[.N111]" office:value-type="float" office:value="0.23713015" calcext:value-type="float">
            <text:p>0.2371301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.2890494" calcext:value-type="float">
            <text:p>19.2890494</text:p>
          </table:table-cell>
          <table:table-cell office:value-type="float" office:value="3.527402428" calcext:value-type="float">
            <text:p>3.527402428</text:p>
          </table:table-cell>
          <table:table-cell office:value-type="float" office:value="400.0394592" calcext:value-type="float">
            <text:p>400.0394592</text:p>
          </table:table-cell>
          <table:table-cell office:value-type="float" office:value="372.3779602" calcext:value-type="float">
            <text:p>372.3779602</text:p>
          </table:table-cell>
          <table:table-cell office:value-type="float" office:value="0.23713015" calcext:value-type="float">
            <text:p>0.23713015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12]" office:value-type="float" office:value="23.1079574" calcext:value-type="float">
            <text:p>23.1079574</text:p>
          </table:table-cell>
          <table:table-cell table:formula="of:=0.5*([.L112]+[.M112])/10" office:value-type="float" office:value="38.3109436" calcext:value-type="float">
            <text:p>38.3109436</text:p>
          </table:table-cell>
          <table:table-cell table:formula="of:=[.K112]" office:value-type="float" office:value="3.205783494" calcext:value-type="float">
            <text:p>3.205783494</text:p>
          </table:table-cell>
          <table:table-cell table:style-name="ce1" table:formula="of:=[.O112]" office:value-type="float" office:value="0.75" calcext:value-type="float">
            <text:p>0.75</text:p>
          </table:table-cell>
          <table:table-cell table:formula="of:=[.N112]" office:value-type="float" office:value="0.346391272" calcext:value-type="float">
            <text:p>0.34639127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.1079574" calcext:value-type="float">
            <text:p>23.1079574</text:p>
          </table:table-cell>
          <table:table-cell office:value-type="float" office:value="3.205783494" calcext:value-type="float">
            <text:p>3.205783494</text:p>
          </table:table-cell>
          <table:table-cell office:value-type="float" office:value="399.9754333" calcext:value-type="float">
            <text:p>399.9754333</text:p>
          </table:table-cell>
          <table:table-cell office:value-type="float" office:value="366.2434387" calcext:value-type="float">
            <text:p>366.2434387</text:p>
          </table:table-cell>
          <table:table-cell office:value-type="float" office:value="0.346391272" calcext:value-type="float">
            <text:p>0.346391272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2.35" calcext:value-type="float">
            <text:p>2.3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13]" office:value-type="float" office:value="16.83741012" calcext:value-type="float">
            <text:p>16.83741012</text:p>
          </table:table-cell>
          <table:table-cell table:formula="of:=0.5*([.L113]+[.M113])/10" office:value-type="float" office:value="38.75350952" calcext:value-type="float">
            <text:p>38.75350952</text:p>
          </table:table-cell>
          <table:table-cell table:formula="of:=[.K113]" office:value-type="float" office:value="3.749606011" calcext:value-type="float">
            <text:p>3.749606011</text:p>
          </table:table-cell>
          <table:table-cell table:style-name="ce1" table:formula="of:=[.O113]" office:value-type="float" office:value="0.75" calcext:value-type="float">
            <text:p>0.75</text:p>
          </table:table-cell>
          <table:table-cell table:formula="of:=[.N113]" office:value-type="float" office:value="0.220453305" calcext:value-type="float">
            <text:p>0.22045330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.83741012" calcext:value-type="float">
            <text:p>16.83741012</text:p>
          </table:table-cell>
          <table:table-cell office:value-type="float" office:value="3.749606011" calcext:value-type="float">
            <text:p>3.749606011</text:p>
          </table:table-cell>
          <table:table-cell office:value-type="float" office:value="399.8871765" calcext:value-type="float">
            <text:p>399.8871765</text:p>
          </table:table-cell>
          <table:table-cell office:value-type="float" office:value="375.1830139" calcext:value-type="float">
            <text:p>375.1830139</text:p>
          </table:table-cell>
          <table:table-cell office:value-type="float" office:value="0.220453305" calcext:value-type="float">
            <text:p>0.22045330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2.35" calcext:value-type="float">
            <text:p>2.3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14]" office:value-type="float" office:value="20.66390995" calcext:value-type="float">
            <text:p>20.66390995</text:p>
          </table:table-cell>
          <table:table-cell table:formula="of:=0.5*([.L114]+[.M114])/10" office:value-type="float" office:value="38.522834775" calcext:value-type="float">
            <text:p>38.522834775</text:p>
          </table:table-cell>
          <table:table-cell table:formula="of:=[.K114]" office:value-type="float" office:value="3.349562105" calcext:value-type="float">
            <text:p>3.349562105</text:p>
          </table:table-cell>
          <table:table-cell table:style-name="ce1" table:formula="of:=[.O114]" office:value-type="float" office:value="0.75" calcext:value-type="float">
            <text:p>0.75</text:p>
          </table:table-cell>
          <table:table-cell table:formula="of:=[.N114]" office:value-type="float" office:value="0.275708966" calcext:value-type="float">
            <text:p>0.27570896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.66390995" calcext:value-type="float">
            <text:p>20.66390995</text:p>
          </table:table-cell>
          <table:table-cell office:value-type="float" office:value="3.349562105" calcext:value-type="float">
            <text:p>3.349562105</text:p>
          </table:table-cell>
          <table:table-cell office:value-type="float" office:value="400.105072" calcext:value-type="float">
            <text:p>400.105072</text:p>
          </table:table-cell>
          <table:table-cell office:value-type="float" office:value="370.3516235" calcext:value-type="float">
            <text:p>370.3516235</text:p>
          </table:table-cell>
          <table:table-cell office:value-type="float" office:value="0.275708966" calcext:value-type="float">
            <text:p>0.275708966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2.35" calcext:value-type="float">
            <text:p>2.3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15]" office:value-type="float" office:value="12.11731496" calcext:value-type="float">
            <text:p>12.11731496</text:p>
          </table:table-cell>
          <table:table-cell table:formula="of:=0.5*([.L115]+[.M115])/10" office:value-type="float" office:value="39.108200075" calcext:value-type="float">
            <text:p>39.108200075</text:p>
          </table:table-cell>
          <table:table-cell table:formula="of:=[.K115]" office:value-type="float" office:value="4.248247546" calcext:value-type="float">
            <text:p>4.248247546</text:p>
          </table:table-cell>
          <table:table-cell table:style-name="ce1" table:formula="of:=[.O115]" office:value-type="float" office:value="0.35" calcext:value-type="float">
            <text:p>0.35</text:p>
          </table:table-cell>
          <table:table-cell table:formula="of:=[.N115]" office:value-type="float" office:value="0.14039858" calcext:value-type="float">
            <text:p>0.1403985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.11731496" calcext:value-type="float">
            <text:p>12.11731496</text:p>
          </table:table-cell>
          <table:table-cell office:value-type="float" office:value="4.248247546" calcext:value-type="float">
            <text:p>4.248247546</text:p>
          </table:table-cell>
          <table:table-cell office:value-type="float" office:value="400.0325623" calcext:value-type="float">
            <text:p>400.0325623</text:p>
          </table:table-cell>
          <table:table-cell office:value-type="float" office:value="382.1314392" calcext:value-type="float">
            <text:p>382.1314392</text:p>
          </table:table-cell>
          <table:table-cell office:value-type="float" office:value="0.14039858" calcext:value-type="float">
            <text:p>0.1403985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16]" office:value-type="float" office:value="18.23567462" calcext:value-type="float">
            <text:p>18.23567462</text:p>
          </table:table-cell>
          <table:table-cell table:formula="of:=0.5*([.L116]+[.M116])/10" office:value-type="float" office:value="38.723649595" calcext:value-type="float">
            <text:p>38.723649595</text:p>
          </table:table-cell>
          <table:table-cell table:formula="of:=[.K116]" office:value-type="float" office:value="3.788363629" calcext:value-type="float">
            <text:p>3.788363629</text:p>
          </table:table-cell>
          <table:table-cell table:style-name="ce1" table:formula="of:=[.O116]" office:value-type="float" office:value="0.35" calcext:value-type="float">
            <text:p>0.35</text:p>
          </table:table-cell>
          <table:table-cell table:formula="of:=[.N116]" office:value-type="float" office:value="0.191640677" calcext:value-type="float">
            <text:p>0.19164067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.23567462" calcext:value-type="float">
            <text:p>18.23567462</text:p>
          </table:table-cell>
          <table:table-cell office:value-type="float" office:value="3.788363629" calcext:value-type="float">
            <text:p>3.788363629</text:p>
          </table:table-cell>
          <table:table-cell office:value-type="float" office:value="400.1462402" calcext:value-type="float">
            <text:p>400.1462402</text:p>
          </table:table-cell>
          <table:table-cell office:value-type="float" office:value="374.3267517" calcext:value-type="float">
            <text:p>374.3267517</text:p>
          </table:table-cell>
          <table:table-cell office:value-type="float" office:value="0.191640677" calcext:value-type="float">
            <text:p>0.19164067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17]" office:value-type="float" office:value="18.22849534" calcext:value-type="float">
            <text:p>18.22849534</text:p>
          </table:table-cell>
          <table:table-cell table:formula="of:=0.5*([.L117]+[.M117])/10" office:value-type="float" office:value="38.68033905" calcext:value-type="float">
            <text:p>38.68033905</text:p>
          </table:table-cell>
          <table:table-cell table:formula="of:=[.K117]" office:value-type="float" office:value="3.749995957" calcext:value-type="float">
            <text:p>3.749995957</text:p>
          </table:table-cell>
          <table:table-cell table:style-name="ce1" table:formula="of:=[.O117]" office:value-type="float" office:value="0.35" calcext:value-type="float">
            <text:p>0.35</text:p>
          </table:table-cell>
          <table:table-cell table:formula="of:=[.N117]" office:value-type="float" office:value="0.20456859" calcext:value-type="float">
            <text:p>0.2045685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.22849534" calcext:value-type="float">
            <text:p>18.22849534</text:p>
          </table:table-cell>
          <table:table-cell office:value-type="float" office:value="3.749995957" calcext:value-type="float">
            <text:p>3.749995957</text:p>
          </table:table-cell>
          <table:table-cell office:value-type="float" office:value="399.8184509" calcext:value-type="float">
            <text:p>399.8184509</text:p>
          </table:table-cell>
          <table:table-cell office:value-type="float" office:value="373.7883301" calcext:value-type="float">
            <text:p>373.7883301</text:p>
          </table:table-cell>
          <table:table-cell office:value-type="float" office:value="0.20456859" calcext:value-type="float">
            <text:p>0.2045685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18]" office:value-type="float" office:value="11.05741638" calcext:value-type="float">
            <text:p>11.05741638</text:p>
          </table:table-cell>
          <table:table-cell table:formula="of:=0.5*([.L118]+[.M118])/10" office:value-type="float" office:value="39.18994751" calcext:value-type="float">
            <text:p>39.18994751</text:p>
          </table:table-cell>
          <table:table-cell table:formula="of:=[.K118]" office:value-type="float" office:value="4.485449599" calcext:value-type="float">
            <text:p>4.485449599</text:p>
          </table:table-cell>
          <table:table-cell table:style-name="ce1" table:formula="of:=[.O118]" office:value-type="float" office:value="0.45" calcext:value-type="float">
            <text:p>0.45</text:p>
          </table:table-cell>
          <table:table-cell table:formula="of:=[.N118]" office:value-type="float" office:value="0.116393717" calcext:value-type="float">
            <text:p>0.11639371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.05741638" calcext:value-type="float">
            <text:p>11.05741638</text:p>
          </table:table-cell>
          <table:table-cell office:value-type="float" office:value="4.485449599" calcext:value-type="float">
            <text:p>4.485449599</text:p>
          </table:table-cell>
          <table:table-cell office:value-type="float" office:value="400.0117188" calcext:value-type="float">
            <text:p>400.0117188</text:p>
          </table:table-cell>
          <table:table-cell office:value-type="float" office:value="383.7872314" calcext:value-type="float">
            <text:p>383.7872314</text:p>
          </table:table-cell>
          <table:table-cell office:value-type="float" office:value="0.116393717" calcext:value-type="float">
            <text:p>0.116393717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19]" office:value-type="float" office:value="15.05805269" calcext:value-type="float">
            <text:p>15.05805269</text:p>
          </table:table-cell>
          <table:table-cell table:formula="of:=0.5*([.L119]+[.M119])/10" office:value-type="float" office:value="38.949531555" calcext:value-type="float">
            <text:p>38.949531555</text:p>
          </table:table-cell>
          <table:table-cell table:formula="of:=[.K119]" office:value-type="float" office:value="4.112589335" calcext:value-type="float">
            <text:p>4.112589335</text:p>
          </table:table-cell>
          <table:table-cell table:style-name="ce1" table:formula="of:=[.O119]" office:value-type="float" office:value="0.45" calcext:value-type="float">
            <text:p>0.45</text:p>
          </table:table-cell>
          <table:table-cell table:formula="of:=[.N119]" office:value-type="float" office:value="0.136521043" calcext:value-type="float">
            <text:p>0.13652104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.05805269" calcext:value-type="float">
            <text:p>15.05805269</text:p>
          </table:table-cell>
          <table:table-cell office:value-type="float" office:value="4.112589335" calcext:value-type="float">
            <text:p>4.112589335</text:p>
          </table:table-cell>
          <table:table-cell office:value-type="float" office:value="400.0688477" calcext:value-type="float">
            <text:p>400.0688477</text:p>
          </table:table-cell>
          <table:table-cell office:value-type="float" office:value="378.9217834" calcext:value-type="float">
            <text:p>378.9217834</text:p>
          </table:table-cell>
          <table:table-cell office:value-type="float" office:value="0.136521043" calcext:value-type="float">
            <text:p>0.136521043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20]" office:value-type="float" office:value="9.511511212" calcext:value-type="float">
            <text:p>9.511511212</text:p>
          </table:table-cell>
          <table:table-cell table:formula="of:=0.5*([.L120]+[.M120])/10" office:value-type="float" office:value="39.355119325" calcext:value-type="float">
            <text:p>39.355119325</text:p>
          </table:table-cell>
          <table:table-cell table:formula="of:=[.K120]" office:value-type="float" office:value="4.646011575" calcext:value-type="float">
            <text:p>4.646011575</text:p>
          </table:table-cell>
          <table:table-cell table:style-name="ce1" table:formula="of:=[.O120]" office:value-type="float" office:value="0.45" calcext:value-type="float">
            <text:p>0.45</text:p>
          </table:table-cell>
          <table:table-cell table:formula="of:=[.N120]" office:value-type="float" office:value="0.07948294" calcext:value-type="float">
            <text:p>0.0794829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.511511212" calcext:value-type="float">
            <text:p>9.511511212</text:p>
          </table:table-cell>
          <table:table-cell office:value-type="float" office:value="4.646011575" calcext:value-type="float">
            <text:p>4.646011575</text:p>
          </table:table-cell>
          <table:table-cell office:value-type="float" office:value="400.292572" calcext:value-type="float">
            <text:p>400.292572</text:p>
          </table:table-cell>
          <table:table-cell office:value-type="float" office:value="386.8098145" calcext:value-type="float">
            <text:p>386.8098145</text:p>
          </table:table-cell>
          <table:table-cell office:value-type="float" office:value="0.07948294" calcext:value-type="float">
            <text:p>0.0794829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21]" office:value-type="float" office:value="18.78970367" calcext:value-type="float">
            <text:p>18.78970367</text:p>
          </table:table-cell>
          <table:table-cell table:formula="of:=0.5*([.L121]+[.M121])/10" office:value-type="float" office:value="38.65237579" calcext:value-type="float">
            <text:p>38.65237579</text:p>
          </table:table-cell>
          <table:table-cell table:formula="of:=[.K121]" office:value-type="float" office:value="3.803241216" calcext:value-type="float">
            <text:p>3.803241216</text:p>
          </table:table-cell>
          <table:table-cell table:style-name="ce1" table:formula="of:=[.O121]" office:value-type="float" office:value="0.35" calcext:value-type="float">
            <text:p>0.35</text:p>
          </table:table-cell>
          <table:table-cell table:formula="of:=[.N121]" office:value-type="float" office:value="0.218142147" calcext:value-type="float">
            <text:p>0.21814214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.78970367" calcext:value-type="float">
            <text:p>18.78970367</text:p>
          </table:table-cell>
          <table:table-cell office:value-type="float" office:value="3.803241216" calcext:value-type="float">
            <text:p>3.803241216</text:p>
          </table:table-cell>
          <table:table-cell office:value-type="float" office:value="400.0805969" calcext:value-type="float">
            <text:p>400.0805969</text:p>
          </table:table-cell>
          <table:table-cell office:value-type="float" office:value="372.9669189" calcext:value-type="float">
            <text:p>372.9669189</text:p>
          </table:table-cell>
          <table:table-cell office:value-type="float" office:value="0.218142147" calcext:value-type="float">
            <text:p>0.21814214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22]" office:value-type="float" office:value="20.87252168" calcext:value-type="float">
            <text:p>20.87252168</text:p>
          </table:table-cell>
          <table:table-cell table:formula="of:=0.5*([.L122]+[.M122])/10" office:value-type="float" office:value="38.50659332" calcext:value-type="float">
            <text:p>38.50659332</text:p>
          </table:table-cell>
          <table:table-cell table:formula="of:=[.K122]" office:value-type="float" office:value="3.489395472" calcext:value-type="float">
            <text:p>3.489395472</text:p>
          </table:table-cell>
          <table:table-cell table:style-name="ce1" table:formula="of:=[.O122]" office:value-type="float" office:value="0.35" calcext:value-type="float">
            <text:p>0.35</text:p>
          </table:table-cell>
          <table:table-cell table:formula="of:=[.N122]" office:value-type="float" office:value="0.235477039" calcext:value-type="float">
            <text:p>0.23547703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.87252168" calcext:value-type="float">
            <text:p>20.87252168</text:p>
          </table:table-cell>
          <table:table-cell office:value-type="float" office:value="3.489395472" calcext:value-type="float">
            <text:p>3.489395472</text:p>
          </table:table-cell>
          <table:table-cell office:value-type="float" office:value="399.789978" calcext:value-type="float">
            <text:p>399.789978</text:p>
          </table:table-cell>
          <table:table-cell office:value-type="float" office:value="370.3418884" calcext:value-type="float">
            <text:p>370.3418884</text:p>
          </table:table-cell>
          <table:table-cell office:value-type="float" office:value="0.235477039" calcext:value-type="float">
            <text:p>0.23547703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23]" office:value-type="float" office:value="18.58152804" calcext:value-type="float">
            <text:p>18.58152804</text:p>
          </table:table-cell>
          <table:table-cell table:formula="of:=0.5*([.L123]+[.M123])/10" office:value-type="float" office:value="38.693984985" calcext:value-type="float">
            <text:p>38.693984985</text:p>
          </table:table-cell>
          <table:table-cell table:formula="of:=[.K123]" office:value-type="float" office:value="3.834871765" calcext:value-type="float">
            <text:p>3.834871765</text:p>
          </table:table-cell>
          <table:table-cell table:style-name="ce1" table:formula="of:=[.O123]" office:value-type="float" office:value="0.35" calcext:value-type="float">
            <text:p>0.35</text:p>
          </table:table-cell>
          <table:table-cell table:formula="of:=[.N123]" office:value-type="float" office:value="0.199102357" calcext:value-type="float">
            <text:p>0.19910235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.58152804" calcext:value-type="float">
            <text:p>18.58152804</text:p>
          </table:table-cell>
          <table:table-cell office:value-type="float" office:value="3.834871765" calcext:value-type="float">
            <text:p>3.834871765</text:p>
          </table:table-cell>
          <table:table-cell office:value-type="float" office:value="400.1581116" calcext:value-type="float">
            <text:p>400.1581116</text:p>
          </table:table-cell>
          <table:table-cell office:value-type="float" office:value="373.7215881" calcext:value-type="float">
            <text:p>373.7215881</text:p>
          </table:table-cell>
          <table:table-cell office:value-type="float" office:value="0.199102357" calcext:value-type="float">
            <text:p>0.19910235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24]" office:value-type="float" office:value="11.5233609" calcext:value-type="float">
            <text:p>11.5233609</text:p>
          </table:table-cell>
          <table:table-cell table:formula="of:=0.5*([.L124]+[.M124])/10" office:value-type="float" office:value="39.15415192" calcext:value-type="float">
            <text:p>39.15415192</text:p>
          </table:table-cell>
          <table:table-cell table:formula="of:=[.K124]" office:value-type="float" office:value="4.582478162" calcext:value-type="float">
            <text:p>4.582478162</text:p>
          </table:table-cell>
          <table:table-cell table:style-name="ce1" table:formula="of:=[.O124]" office:value-type="float" office:value="0.5" calcext:value-type="float">
            <text:p>0.50</text:p>
          </table:table-cell>
          <table:table-cell table:formula="of:=[.N124]" office:value-type="float" office:value="0.123372216" calcext:value-type="float">
            <text:p>0.12337221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.5233609" calcext:value-type="float">
            <text:p>11.5233609</text:p>
          </table:table-cell>
          <table:table-cell office:value-type="float" office:value="4.582478162" calcext:value-type="float">
            <text:p>4.582478162</text:p>
          </table:table-cell>
          <table:table-cell office:value-type="float" office:value="400.0558167" calcext:value-type="float">
            <text:p>400.0558167</text:p>
          </table:table-cell>
          <table:table-cell office:value-type="float" office:value="383.0272217" calcext:value-type="float">
            <text:p>383.0272217</text:p>
          </table:table-cell>
          <table:table-cell office:value-type="float" office:value="0.123372216" calcext:value-type="float">
            <text:p>0.123372216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25]" office:value-type="float" office:value="9.232773781" calcext:value-type="float">
            <text:p>9.232773781</text:p>
          </table:table-cell>
          <table:table-cell table:formula="of:=0.5*([.L125]+[.M125])/10" office:value-type="float" office:value="39.373554995" calcext:value-type="float">
            <text:p>39.373554995</text:p>
          </table:table-cell>
          <table:table-cell table:formula="of:=[.K125]" office:value-type="float" office:value="4.415515184" calcext:value-type="float">
            <text:p>4.415515184</text:p>
          </table:table-cell>
          <table:table-cell table:style-name="ce1" table:formula="of:=[.O125]" office:value-type="float" office:value="0.5" calcext:value-type="float">
            <text:p>0.50</text:p>
          </table:table-cell>
          <table:table-cell table:formula="of:=[.N125]" office:value-type="float" office:value="0.071334852" calcext:value-type="float">
            <text:p>0.07133485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.232773781" calcext:value-type="float">
            <text:p>9.232773781</text:p>
          </table:table-cell>
          <table:table-cell office:value-type="float" office:value="4.415515184" calcext:value-type="float">
            <text:p>4.415515184</text:p>
          </table:table-cell>
          <table:table-cell office:value-type="float" office:value="400.1560364" calcext:value-type="float">
            <text:p>400.1560364</text:p>
          </table:table-cell>
          <table:table-cell office:value-type="float" office:value="387.3150635" calcext:value-type="float">
            <text:p>387.3150635</text:p>
          </table:table-cell>
          <table:table-cell office:value-type="float" office:value="0.071334852" calcext:value-type="float">
            <text:p>0.071334852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26]" office:value-type="float" office:value="7.631395321" calcext:value-type="float">
            <text:p>7.631395321</text:p>
          </table:table-cell>
          <table:table-cell table:formula="of:=0.5*([.L126]+[.M126])/10" office:value-type="float" office:value="39.465525815" calcext:value-type="float">
            <text:p>39.465525815</text:p>
          </table:table-cell>
          <table:table-cell table:formula="of:=[.K126]" office:value-type="float" office:value="4.877716075" calcext:value-type="float">
            <text:p>4.877716075</text:p>
          </table:table-cell>
          <table:table-cell table:style-name="ce1" table:formula="of:=[.O126]" office:value-type="float" office:value="0.5" calcext:value-type="float">
            <text:p>0.50</text:p>
          </table:table-cell>
          <table:table-cell table:formula="of:=[.N126]" office:value-type="float" office:value="0.061665737" calcext:value-type="float">
            <text:p>0.06166573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631395321" calcext:value-type="float">
            <text:p>7.631395321</text:p>
          </table:table-cell>
          <table:table-cell office:value-type="float" office:value="4.877716075" calcext:value-type="float">
            <text:p>4.877716075</text:p>
          </table:table-cell>
          <table:table-cell office:value-type="float" office:value="400.0823364" calcext:value-type="float">
            <text:p>400.0823364</text:p>
          </table:table-cell>
          <table:table-cell office:value-type="float" office:value="389.2281799" calcext:value-type="float">
            <text:p>389.2281799</text:p>
          </table:table-cell>
          <table:table-cell office:value-type="float" office:value="0.061665737" calcext:value-type="float">
            <text:p>0.06166573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27]" office:value-type="float" office:value="8.825172748" calcext:value-type="float">
            <text:p>8.825172748</text:p>
          </table:table-cell>
          <table:table-cell table:formula="of:=0.5*([.L127]+[.M127])/10" office:value-type="float" office:value="39.36494904" calcext:value-type="float">
            <text:p>39.36494904</text:p>
          </table:table-cell>
          <table:table-cell table:formula="of:=[.K127]" office:value-type="float" office:value="4.972529096" calcext:value-type="float">
            <text:p>4.972529096</text:p>
          </table:table-cell>
          <table:table-cell table:style-name="ce1" table:formula="of:=[.O127]" office:value-type="float" office:value="0.65" calcext:value-type="float">
            <text:p>0.65</text:p>
          </table:table-cell>
          <table:table-cell table:formula="of:=[.N127]" office:value-type="float" office:value="0.087011694" calcext:value-type="float">
            <text:p>0.08701169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.825172748" calcext:value-type="float">
            <text:p>8.825172748</text:p>
          </table:table-cell>
          <table:table-cell office:value-type="float" office:value="4.972529096" calcext:value-type="float">
            <text:p>4.972529096</text:p>
          </table:table-cell>
          <table:table-cell office:value-type="float" office:value="400.1822205" calcext:value-type="float">
            <text:p>400.1822205</text:p>
          </table:table-cell>
          <table:table-cell office:value-type="float" office:value="387.1167603" calcext:value-type="float">
            <text:p>387.1167603</text:p>
          </table:table-cell>
          <table:table-cell office:value-type="float" office:value="0.087011694" calcext:value-type="float">
            <text:p>0.087011694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4" calcext:value-type="float">
            <text:p>1.4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28]" office:value-type="float" office:value="11.4007278" calcext:value-type="float">
            <text:p>11.4007278</text:p>
          </table:table-cell>
          <table:table-cell table:formula="of:=0.5*([.L128]+[.M128])/10" office:value-type="float" office:value="39.192314145" calcext:value-type="float">
            <text:p>39.192314145</text:p>
          </table:table-cell>
          <table:table-cell table:formula="of:=[.K128]" office:value-type="float" office:value="4.210504317" calcext:value-type="float">
            <text:p>4.210504317</text:p>
          </table:table-cell>
          <table:table-cell table:style-name="ce1" table:formula="of:=[.O128]" office:value-type="float" office:value="0.65" calcext:value-type="float">
            <text:p>0.65</text:p>
          </table:table-cell>
          <table:table-cell table:formula="of:=[.N128]" office:value-type="float" office:value="0.090491356" calcext:value-type="float">
            <text:p>0.09049135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4007278" calcext:value-type="float">
            <text:p>11.4007278</text:p>
          </table:table-cell>
          <table:table-cell office:value-type="float" office:value="4.210504317" calcext:value-type="float">
            <text:p>4.210504317</text:p>
          </table:table-cell>
          <table:table-cell office:value-type="float" office:value="399.8201599" calcext:value-type="float">
            <text:p>399.8201599</text:p>
          </table:table-cell>
          <table:table-cell office:value-type="float" office:value="384.026123" calcext:value-type="float">
            <text:p>384.026123</text:p>
          </table:table-cell>
          <table:table-cell office:value-type="float" office:value="0.090491356" calcext:value-type="float">
            <text:p>0.090491356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4" calcext:value-type="float">
            <text:p>1.4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29]" office:value-type="float" office:value="11.00414454" calcext:value-type="float">
            <text:p>11.00414454</text:p>
          </table:table-cell>
          <table:table-cell table:formula="of:=0.5*([.L129]+[.M129])/10" office:value-type="float" office:value="39.21439209" calcext:value-type="float">
            <text:p>39.21439209</text:p>
          </table:table-cell>
          <table:table-cell table:formula="of:=[.K129]" office:value-type="float" office:value="4.534934459" calcext:value-type="float">
            <text:p>4.534934459</text:p>
          </table:table-cell>
          <table:table-cell table:style-name="ce1" table:formula="of:=[.O129]" office:value-type="float" office:value="0.65" calcext:value-type="float">
            <text:p>0.65</text:p>
          </table:table-cell>
          <table:table-cell table:formula="of:=[.N129]" office:value-type="float" office:value="0.093867097" calcext:value-type="float">
            <text:p>0.09386709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00414454" calcext:value-type="float">
            <text:p>11.00414454</text:p>
          </table:table-cell>
          <table:table-cell office:value-type="float" office:value="4.534934459" calcext:value-type="float">
            <text:p>4.534934459</text:p>
          </table:table-cell>
          <table:table-cell office:value-type="float" office:value="399.9322205" calcext:value-type="float">
            <text:p>399.9322205</text:p>
          </table:table-cell>
          <table:table-cell office:value-type="float" office:value="384.3556213" calcext:value-type="float">
            <text:p>384.3556213</text:p>
          </table:table-cell>
          <table:table-cell office:value-type="float" office:value="0.093867097" calcext:value-type="float">
            <text:p>0.093867097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4" calcext:value-type="float">
            <text:p>1.4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30]" office:value-type="float" office:value="19.21074757" calcext:value-type="float">
            <text:p>19.21074757</text:p>
          </table:table-cell>
          <table:table-cell table:formula="of:=0.5*([.L130]+[.M130])/10" office:value-type="float" office:value="38.619935605" calcext:value-type="float">
            <text:p>38.619935605</text:p>
          </table:table-cell>
          <table:table-cell table:formula="of:=[.K130]" office:value-type="float" office:value="2.540230054" calcext:value-type="float">
            <text:p>2.540230054</text:p>
          </table:table-cell>
          <table:table-cell table:style-name="ce1" table:formula="of:=[.O130]" office:value-type="float" office:value="0.35" calcext:value-type="float">
            <text:p>0.35</text:p>
          </table:table-cell>
          <table:table-cell table:formula="of:=[.N130]" office:value-type="float" office:value="0.327370502" calcext:value-type="float">
            <text:p>0.32737050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.21074757" calcext:value-type="float">
            <text:p>19.21074757</text:p>
          </table:table-cell>
          <table:table-cell office:value-type="float" office:value="2.540230054" calcext:value-type="float">
            <text:p>2.540230054</text:p>
          </table:table-cell>
          <table:table-cell office:value-type="float" office:value="400.0057678" calcext:value-type="float">
            <text:p>400.0057678</text:p>
          </table:table-cell>
          <table:table-cell office:value-type="float" office:value="372.3929443" calcext:value-type="float">
            <text:p>372.3929443</text:p>
          </table:table-cell>
          <table:table-cell office:value-type="float" office:value="0.327370502" calcext:value-type="float">
            <text:p>0.327370502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2" calcext:value-type="float">
            <text:p>2.00</text:p>
          </table:table-cell>
          <table:table-cell table:number-columns-repeated="1008"/>
        </table:table-row>
        <table:table-row table:style-name="ro2">
          <table:table-cell table:formula="of:=[.J131]" office:value-type="float" office:value="14.37751425" calcext:value-type="float">
            <text:p>14.37751425</text:p>
          </table:table-cell>
          <table:table-cell table:formula="of:=0.5*([.L131]+[.M131])/10" office:value-type="float" office:value="38.972773745" calcext:value-type="float">
            <text:p>38.972773745</text:p>
          </table:table-cell>
          <table:table-cell table:formula="of:=[.K131]" office:value-type="float" office:value="3.290666537" calcext:value-type="float">
            <text:p>3.290666537</text:p>
          </table:table-cell>
          <table:table-cell table:style-name="ce1" table:formula="of:=[.O131]" office:value-type="float" office:value="0.35" calcext:value-type="float">
            <text:p>0.35</text:p>
          </table:table-cell>
          <table:table-cell table:formula="of:=[.N131]" office:value-type="float" office:value="0.195630875" calcext:value-type="float">
            <text:p>0.19563087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.37751425" calcext:value-type="float">
            <text:p>14.37751425</text:p>
          </table:table-cell>
          <table:table-cell office:value-type="float" office:value="3.290666537" calcext:value-type="float">
            <text:p>3.290666537</text:p>
          </table:table-cell>
          <table:table-cell office:value-type="float" office:value="400.1560059" calcext:value-type="float">
            <text:p>400.1560059</text:p>
          </table:table-cell>
          <table:table-cell office:value-type="float" office:value="379.299469" calcext:value-type="float">
            <text:p>379.299469</text:p>
          </table:table-cell>
          <table:table-cell office:value-type="float" office:value="0.195630875" calcext:value-type="float">
            <text:p>0.195630875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32]" office:value-type="float" office:value="19.22291357" calcext:value-type="float">
            <text:p>19.22291357</text:p>
          </table:table-cell>
          <table:table-cell table:formula="of:=0.5*([.L132]+[.M132])/10" office:value-type="float" office:value="38.655018615" calcext:value-type="float">
            <text:p>38.655018615</text:p>
          </table:table-cell>
          <table:table-cell table:formula="of:=[.K132]" office:value-type="float" office:value="2.084453677" calcext:value-type="float">
            <text:p>2.084453677</text:p>
          </table:table-cell>
          <table:table-cell table:style-name="ce1" table:formula="of:=[.O132]" office:value-type="float" office:value="0.35" calcext:value-type="float">
            <text:p>0.35</text:p>
          </table:table-cell>
          <table:table-cell table:formula="of:=[.N132]" office:value-type="float" office:value="0.343543141" calcext:value-type="float">
            <text:p>0.34354314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.22291357" calcext:value-type="float">
            <text:p>19.22291357</text:p>
          </table:table-cell>
          <table:table-cell office:value-type="float" office:value="2.084453677" calcext:value-type="float">
            <text:p>2.084453677</text:p>
          </table:table-cell>
          <table:table-cell office:value-type="float" office:value="400.0518799" calcext:value-type="float">
            <text:p>400.0518799</text:p>
          </table:table-cell>
          <table:table-cell office:value-type="float" office:value="373.0484924" calcext:value-type="float">
            <text:p>373.0484924</text:p>
          </table:table-cell>
          <table:table-cell office:value-type="float" office:value="0.343543141" calcext:value-type="float">
            <text:p>0.34354314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33]" office:value-type="float" office:value="20.13067698" calcext:value-type="float">
            <text:p>20.13067698</text:p>
          </table:table-cell>
          <table:table-cell table:formula="of:=0.5*([.L133]+[.M133])/10" office:value-type="float" office:value="38.53180847" calcext:value-type="float">
            <text:p>38.53180847</text:p>
          </table:table-cell>
          <table:table-cell table:formula="of:=[.K133]" office:value-type="float" office:value="2.453201859" calcext:value-type="float">
            <text:p>2.453201859</text:p>
          </table:table-cell>
          <table:table-cell table:style-name="ce1" table:formula="of:=[.O133]" office:value-type="float" office:value="0.4" calcext:value-type="float">
            <text:p>0.40</text:p>
          </table:table-cell>
          <table:table-cell table:formula="of:=[.N133]" office:value-type="float" office:value="0.355858529" calcext:value-type="float">
            <text:p>0.35585852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.13067698" calcext:value-type="float">
            <text:p>20.13067698</text:p>
          </table:table-cell>
          <table:table-cell office:value-type="float" office:value="2.453201859" calcext:value-type="float">
            <text:p>2.453201859</text:p>
          </table:table-cell>
          <table:table-cell office:value-type="float" office:value="399.7757263" calcext:value-type="float">
            <text:p>399.7757263</text:p>
          </table:table-cell>
          <table:table-cell office:value-type="float" office:value="370.8604431" calcext:value-type="float">
            <text:p>370.8604431</text:p>
          </table:table-cell>
          <table:table-cell office:value-type="float" office:value="0.355858529" calcext:value-type="float">
            <text:p>0.355858529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35" calcext:value-type="float">
            <text:p>1.3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34]" office:value-type="float" office:value="10.40712096" calcext:value-type="float">
            <text:p>10.40712096</text:p>
          </table:table-cell>
          <table:table-cell table:formula="of:=0.5*([.L134]+[.M134])/10" office:value-type="float" office:value="39.237080385" calcext:value-type="float">
            <text:p>39.237080385</text:p>
          </table:table-cell>
          <table:table-cell table:formula="of:=[.K134]" office:value-type="float" office:value="3.471539393" calcext:value-type="float">
            <text:p>3.471539393</text:p>
          </table:table-cell>
          <table:table-cell table:style-name="ce1" table:formula="of:=[.O134]" office:value-type="float" office:value="0.4" calcext:value-type="float">
            <text:p>0.40</text:p>
          </table:table-cell>
          <table:table-cell table:formula="of:=[.N134]" office:value-type="float" office:value="0.158059051" calcext:value-type="float">
            <text:p>0.15805905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.40712096" calcext:value-type="float">
            <text:p>10.40712096</text:p>
          </table:table-cell>
          <table:table-cell office:value-type="float" office:value="3.471539393" calcext:value-type="float">
            <text:p>3.471539393</text:p>
          </table:table-cell>
          <table:table-cell office:value-type="float" office:value="400.1699829" calcext:value-type="float">
            <text:p>400.1699829</text:p>
          </table:table-cell>
          <table:table-cell office:value-type="float" office:value="384.5716248" calcext:value-type="float">
            <text:p>384.5716248</text:p>
          </table:table-cell>
          <table:table-cell office:value-type="float" office:value="0.158059051" calcext:value-type="float">
            <text:p>0.158059051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35" calcext:value-type="float">
            <text:p>1.3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35]" office:value-type="float" office:value="21.00310932" calcext:value-type="float">
            <text:p>21.00310932</text:p>
          </table:table-cell>
          <table:table-cell table:formula="of:=0.5*([.L135]+[.M135])/10" office:value-type="float" office:value="38.54694061" calcext:value-type="float">
            <text:p>38.54694061</text:p>
          </table:table-cell>
          <table:table-cell table:formula="of:=[.K135]" office:value-type="float" office:value="2.044023846" calcext:value-type="float">
            <text:p>2.044023846</text:p>
          </table:table-cell>
          <table:table-cell table:style-name="ce1" table:formula="of:=[.O135]" office:value-type="float" office:value="0.4" calcext:value-type="float">
            <text:p>0.40</text:p>
          </table:table-cell>
          <table:table-cell table:formula="of:=[.N135]" office:value-type="float" office:value="0.35050955" calcext:value-type="float">
            <text:p>0.3505095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.00310932" calcext:value-type="float">
            <text:p>21.00310932</text:p>
          </table:table-cell>
          <table:table-cell office:value-type="float" office:value="2.044023846" calcext:value-type="float">
            <text:p>2.044023846</text:p>
          </table:table-cell>
          <table:table-cell office:value-type="float" office:value="400.0299072" calcext:value-type="float">
            <text:p>400.0299072</text:p>
          </table:table-cell>
          <table:table-cell office:value-type="float" office:value="370.908905" calcext:value-type="float">
            <text:p>370.908905</text:p>
          </table:table-cell>
          <table:table-cell office:value-type="float" office:value="0.35050955" calcext:value-type="float">
            <text:p>0.35050955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35" calcext:value-type="float">
            <text:p>1.3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36]" office:value-type="float" office:value="15.97570771" calcext:value-type="float">
            <text:p>15.97570771</text:p>
          </table:table-cell>
          <table:table-cell table:formula="of:=0.5*([.L136]+[.M136])/10" office:value-type="float" office:value="38.87114868" calcext:value-type="float">
            <text:p>38.87114868</text:p>
          </table:table-cell>
          <table:table-cell table:formula="of:=[.K136]" office:value-type="float" office:value="2.798430224" calcext:value-type="float">
            <text:p>2.798430224</text:p>
          </table:table-cell>
          <table:table-cell table:style-name="ce1" table:formula="of:=[.O136]" office:value-type="float" office:value="0.25" calcext:value-type="float">
            <text:p>0.25</text:p>
          </table:table-cell>
          <table:table-cell table:formula="of:=[.N136]" office:value-type="float" office:value="0.243602331" calcext:value-type="float">
            <text:p>0.24360233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.97570771" calcext:value-type="float">
            <text:p>15.97570771</text:p>
          </table:table-cell>
          <table:table-cell office:value-type="float" office:value="2.798430224" calcext:value-type="float">
            <text:p>2.798430224</text:p>
          </table:table-cell>
          <table:table-cell office:value-type="float" office:value="400.1876831" calcext:value-type="float">
            <text:p>400.1876831</text:p>
          </table:table-cell>
          <table:table-cell office:value-type="float" office:value="377.2352905" calcext:value-type="float">
            <text:p>377.2352905</text:p>
          </table:table-cell>
          <table:table-cell office:value-type="float" office:value="0.243602331" calcext:value-type="float">
            <text:p>0.24360233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37]" office:value-type="float" office:value="14.64699029" calcext:value-type="float">
            <text:p>14.64699029</text:p>
          </table:table-cell>
          <table:table-cell table:formula="of:=0.5*([.L137]+[.M137])/10" office:value-type="float" office:value="38.97006378" calcext:value-type="float">
            <text:p>38.97006378</text:p>
          </table:table-cell>
          <table:table-cell table:formula="of:=[.K137]" office:value-type="float" office:value="2.971882619" calcext:value-type="float">
            <text:p>2.971882619</text:p>
          </table:table-cell>
          <table:table-cell table:style-name="ce1" table:formula="of:=[.O137]" office:value-type="float" office:value="0.25" calcext:value-type="float">
            <text:p>0.25</text:p>
          </table:table-cell>
          <table:table-cell table:formula="of:=[.N137]" office:value-type="float" office:value="0.209452867" calcext:value-type="float">
            <text:p>0.20945286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.64699029" calcext:value-type="float">
            <text:p>14.64699029</text:p>
          </table:table-cell>
          <table:table-cell office:value-type="float" office:value="2.971882619" calcext:value-type="float">
            <text:p>2.971882619</text:p>
          </table:table-cell>
          <table:table-cell office:value-type="float" office:value="400.2264709" calcext:value-type="float">
            <text:p>400.2264709</text:p>
          </table:table-cell>
          <table:table-cell office:value-type="float" office:value="379.1748047" calcext:value-type="float">
            <text:p>379.1748047</text:p>
          </table:table-cell>
          <table:table-cell office:value-type="float" office:value="0.209452867" calcext:value-type="float">
            <text:p>0.209452867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38]" office:value-type="float" office:value="10.2010185" calcext:value-type="float">
            <text:p>10.2010185</text:p>
          </table:table-cell>
          <table:table-cell table:formula="of:=0.5*([.L138]+[.M138])/10" office:value-type="float" office:value="39.2793396" calcext:value-type="float">
            <text:p>39.2793396</text:p>
          </table:table-cell>
          <table:table-cell table:formula="of:=[.K138]" office:value-type="float" office:value="2.760265374" calcext:value-type="float">
            <text:p>2.760265374</text:p>
          </table:table-cell>
          <table:table-cell table:style-name="ce1" table:formula="of:=[.O138]" office:value-type="float" office:value="0.25" calcext:value-type="float">
            <text:p>0.25</text:p>
          </table:table-cell>
          <table:table-cell table:formula="of:=[.N138]" office:value-type="float" office:value="0.134393574" calcext:value-type="float">
            <text:p>0.13439357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.2010185" calcext:value-type="float">
            <text:p>10.2010185</text:p>
          </table:table-cell>
          <table:table-cell office:value-type="float" office:value="2.760265374" calcext:value-type="float">
            <text:p>2.760265374</text:p>
          </table:table-cell>
          <table:table-cell office:value-type="float" office:value="399.9675903" calcext:value-type="float">
            <text:p>399.9675903</text:p>
          </table:table-cell>
          <table:table-cell office:value-type="float" office:value="385.6192017" calcext:value-type="float">
            <text:p>385.6192017</text:p>
          </table:table-cell>
          <table:table-cell office:value-type="float" office:value="0.134393574" calcext:value-type="float">
            <text:p>0.13439357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39]" office:value-type="float" office:value="17.91547654" calcext:value-type="float">
            <text:p>17.91547654</text:p>
          </table:table-cell>
          <table:table-cell table:formula="of:=0.5*([.L139]+[.M139])/10" office:value-type="float" office:value="38.7239975" calcext:value-type="float">
            <text:p>38.7239975</text:p>
          </table:table-cell>
          <table:table-cell table:formula="of:=[.K139]" office:value-type="float" office:value="2.706604444" calcext:value-type="float">
            <text:p>2.706604444</text:p>
          </table:table-cell>
          <table:table-cell table:style-name="ce1" table:formula="of:=[.O139]" office:value-type="float" office:value="0.4" calcext:value-type="float">
            <text:p>0.40</text:p>
          </table:table-cell>
          <table:table-cell table:formula="of:=[.N139]" office:value-type="float" office:value="0.26463749" calcext:value-type="float">
            <text:p>0.2646374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.91547654" calcext:value-type="float">
            <text:p>17.91547654</text:p>
          </table:table-cell>
          <table:table-cell office:value-type="float" office:value="2.706604444" calcext:value-type="float">
            <text:p>2.706604444</text:p>
          </table:table-cell>
          <table:table-cell office:value-type="float" office:value="399.962616" calcext:value-type="float">
            <text:p>399.962616</text:p>
          </table:table-cell>
          <table:table-cell office:value-type="float" office:value="374.517334" calcext:value-type="float">
            <text:p>374.517334</text:p>
          </table:table-cell>
          <table:table-cell office:value-type="float" office:value="0.26463749" calcext:value-type="float">
            <text:p>0.26463749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40]" office:value-type="float" office:value="19.01899597" calcext:value-type="float">
            <text:p>19.01899597</text:p>
          </table:table-cell>
          <table:table-cell table:formula="of:=0.5*([.L140]+[.M140])/10" office:value-type="float" office:value="38.66089325" calcext:value-type="float">
            <text:p>38.66089325</text:p>
          </table:table-cell>
          <table:table-cell table:formula="of:=[.K140]" office:value-type="float" office:value="2.436092578" calcext:value-type="float">
            <text:p>2.436092578</text:p>
          </table:table-cell>
          <table:table-cell table:style-name="ce1" table:formula="of:=[.O140]" office:value-type="float" office:value="0.4" calcext:value-type="float">
            <text:p>0.40</text:p>
          </table:table-cell>
          <table:table-cell table:formula="of:=[.N140]" office:value-type="float" office:value="0.314851132" calcext:value-type="float">
            <text:p>0.31485113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.01899597" calcext:value-type="float">
            <text:p>19.01899597</text:p>
          </table:table-cell>
          <table:table-cell office:value-type="float" office:value="2.436092578" calcext:value-type="float">
            <text:p>2.436092578</text:p>
          </table:table-cell>
          <table:table-cell office:value-type="float" office:value="400.123291" calcext:value-type="float">
            <text:p>400.123291</text:p>
          </table:table-cell>
          <table:table-cell office:value-type="float" office:value="373.094574" calcext:value-type="float">
            <text:p>373.094574</text:p>
          </table:table-cell>
          <table:table-cell office:value-type="float" office:value="0.314851132" calcext:value-type="float">
            <text:p>0.314851132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41]" office:value-type="float" office:value="18.70605654" calcext:value-type="float">
            <text:p>18.70605654</text:p>
          </table:table-cell>
          <table:table-cell table:formula="of:=0.5*([.L141]+[.M141])/10" office:value-type="float" office:value="38.697772215" calcext:value-type="float">
            <text:p>38.697772215</text:p>
          </table:table-cell>
          <table:table-cell table:formula="of:=[.K141]" office:value-type="float" office:value="2.262288552" calcext:value-type="float">
            <text:p>2.262288552</text:p>
          </table:table-cell>
          <table:table-cell table:style-name="ce1" table:formula="of:=[.O141]" office:value-type="float" office:value="0.4" calcext:value-type="float">
            <text:p>0.40</text:p>
          </table:table-cell>
          <table:table-cell table:formula="of:=[.N141]" office:value-type="float" office:value="0.279033099" calcext:value-type="float">
            <text:p>0.27903309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.70605654" calcext:value-type="float">
            <text:p>18.70605654</text:p>
          </table:table-cell>
          <table:table-cell office:value-type="float" office:value="2.262288552" calcext:value-type="float">
            <text:p>2.262288552</text:p>
          </table:table-cell>
          <table:table-cell office:value-type="float" office:value="399.9424133" calcext:value-type="float">
            <text:p>399.9424133</text:p>
          </table:table-cell>
          <table:table-cell office:value-type="float" office:value="374.013031" calcext:value-type="float">
            <text:p>374.013031</text:p>
          </table:table-cell>
          <table:table-cell office:value-type="float" office:value="0.279033099" calcext:value-type="float">
            <text:p>0.279033099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42]" office:value-type="float" office:value="11.24905184" calcext:value-type="float">
            <text:p>11.24905184</text:p>
          </table:table-cell>
          <table:table-cell table:formula="of:=0.5*([.L142]+[.M142])/10" office:value-type="float" office:value="39.25725708" calcext:value-type="float">
            <text:p>39.25725708</text:p>
          </table:table-cell>
          <table:table-cell table:formula="of:=[.K142]" office:value-type="float" office:value="3.523806452" calcext:value-type="float">
            <text:p>3.523806452</text:p>
          </table:table-cell>
          <table:table-cell table:style-name="ce1" table:formula="of:=[.O142]" office:value-type="float" office:value="0.55" calcext:value-type="float">
            <text:p>0.55</text:p>
          </table:table-cell>
          <table:table-cell table:formula="of:=[.N142]" office:value-type="float" office:value="0.102535867" calcext:value-type="float">
            <text:p>0.10253586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.24905184" calcext:value-type="float">
            <text:p>11.24905184</text:p>
          </table:table-cell>
          <table:table-cell office:value-type="float" office:value="3.523806452" calcext:value-type="float">
            <text:p>3.523806452</text:p>
          </table:table-cell>
          <table:table-cell office:value-type="float" office:value="400.34552" calcext:value-type="float">
            <text:p>400.34552</text:p>
          </table:table-cell>
          <table:table-cell office:value-type="float" office:value="384.7996216" calcext:value-type="float">
            <text:p>384.7996216</text:p>
          </table:table-cell>
          <table:table-cell office:value-type="float" office:value="0.102535867" calcext:value-type="float">
            <text:p>0.102535867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143]" office:value-type="float" office:value="11.6091653" calcext:value-type="float">
            <text:p>11.6091653</text:p>
          </table:table-cell>
          <table:table-cell table:formula="of:=0.5*([.L143]+[.M143])/10" office:value-type="float" office:value="39.139414975" calcext:value-type="float">
            <text:p>39.139414975</text:p>
          </table:table-cell>
          <table:table-cell table:formula="of:=[.K143]" office:value-type="float" office:value="3.119440191" calcext:value-type="float">
            <text:p>3.119440191</text:p>
          </table:table-cell>
          <table:table-cell table:style-name="ce1" table:formula="of:=[.O143]" office:value-type="float" office:value="0.55" calcext:value-type="float">
            <text:p>0.55</text:p>
          </table:table-cell>
          <table:table-cell table:formula="of:=[.N143]" office:value-type="float" office:value="0.100244059" calcext:value-type="float">
            <text:p>0.10024405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.6091653" calcext:value-type="float">
            <text:p>11.6091653</text:p>
          </table:table-cell>
          <table:table-cell office:value-type="float" office:value="3.119440191" calcext:value-type="float">
            <text:p>3.119440191</text:p>
          </table:table-cell>
          <table:table-cell office:value-type="float" office:value="399.2427673" calcext:value-type="float">
            <text:p>399.2427673</text:p>
          </table:table-cell>
          <table:table-cell office:value-type="float" office:value="383.5455322" calcext:value-type="float">
            <text:p>383.5455322</text:p>
          </table:table-cell>
          <table:table-cell office:value-type="float" office:value="0.100244059" calcext:value-type="float">
            <text:p>0.100244059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144]" office:value-type="float" office:value="11.30301941" calcext:value-type="float">
            <text:p>11.30301941</text:p>
          </table:table-cell>
          <table:table-cell table:formula="of:=0.5*([.L144]+[.M144])/10" office:value-type="float" office:value="39.243522645" calcext:value-type="float">
            <text:p>39.243522645</text:p>
          </table:table-cell>
          <table:table-cell table:formula="of:=[.K144]" office:value-type="float" office:value="3.059276528" calcext:value-type="float">
            <text:p>3.059276528</text:p>
          </table:table-cell>
          <table:table-cell table:style-name="ce1" table:formula="of:=[.O144]" office:value-type="float" office:value="0.55" calcext:value-type="float">
            <text:p>0.55</text:p>
          </table:table-cell>
          <table:table-cell table:formula="of:=[.N144]" office:value-type="float" office:value="0.097358288" calcext:value-type="float">
            <text:p>0.09735828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.30301941" calcext:value-type="float">
            <text:p>11.30301941</text:p>
          </table:table-cell>
          <table:table-cell office:value-type="float" office:value="3.059276528" calcext:value-type="float">
            <text:p>3.059276528</text:p>
          </table:table-cell>
          <table:table-cell office:value-type="float" office:value="400.0632935" calcext:value-type="float">
            <text:p>400.0632935</text:p>
          </table:table-cell>
          <table:table-cell office:value-type="float" office:value="384.8071594" calcext:value-type="float">
            <text:p>384.8071594</text:p>
          </table:table-cell>
          <table:table-cell office:value-type="float" office:value="0.097358288" calcext:value-type="float">
            <text:p>0.097358288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145]" office:value-type="float" office:value="8.800020011" calcext:value-type="float">
            <text:p>8.800020011</text:p>
          </table:table-cell>
          <table:table-cell table:formula="of:=0.5*([.L145]+[.M145])/10" office:value-type="float" office:value="39.40042725" calcext:value-type="float">
            <text:p>39.40042725</text:p>
          </table:table-cell>
          <table:table-cell table:formula="of:=[.K145]" office:value-type="float" office:value="3.780326524" calcext:value-type="float">
            <text:p>3.780326524</text:p>
          </table:table-cell>
          <table:table-cell table:style-name="ce1" table:formula="of:=[.O145]" office:value-type="float" office:value="0.9" calcext:value-type="float">
            <text:p>0.90</text:p>
          </table:table-cell>
          <table:table-cell table:formula="of:=[.N145]" office:value-type="float" office:value="0.069850056" calcext:value-type="float">
            <text:p>0.06985005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.800020011" calcext:value-type="float">
            <text:p>8.800020011</text:p>
          </table:table-cell>
          <table:table-cell office:value-type="float" office:value="3.780326524" calcext:value-type="float">
            <text:p>3.780326524</text:p>
          </table:table-cell>
          <table:table-cell office:value-type="float" office:value="400.0405579" calcext:value-type="float">
            <text:p>400.0405579</text:p>
          </table:table-cell>
          <table:table-cell office:value-type="float" office:value="387.9679871" calcext:value-type="float">
            <text:p>387.9679871</text:p>
          </table:table-cell>
          <table:table-cell office:value-type="float" office:value="0.069850056" calcext:value-type="float">
            <text:p>0.069850056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146]" office:value-type="float" office:value="6.528611841" calcext:value-type="float">
            <text:p>6.528611841</text:p>
          </table:table-cell>
          <table:table-cell table:formula="of:=0.5*([.L146]+[.M146])/10" office:value-type="float" office:value="39.57502594" calcext:value-type="float">
            <text:p>39.57502594</text:p>
          </table:table-cell>
          <table:table-cell table:formula="of:=[.K146]" office:value-type="float" office:value="3.221480083" calcext:value-type="float">
            <text:p>3.221480083</text:p>
          </table:table-cell>
          <table:table-cell table:style-name="ce1" table:formula="of:=[.O146]" office:value-type="float" office:value="0.9" calcext:value-type="float">
            <text:p>0.90</text:p>
          </table:table-cell>
          <table:table-cell table:formula="of:=[.N146]" office:value-type="float" office:value="0.050830268" calcext:value-type="float">
            <text:p>0.05083026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528611841" calcext:value-type="float">
            <text:p>6.528611841</text:p>
          </table:table-cell>
          <table:table-cell office:value-type="float" office:value="3.221480083" calcext:value-type="float">
            <text:p>3.221480083</text:p>
          </table:table-cell>
          <table:table-cell office:value-type="float" office:value="400.1392822" calcext:value-type="float">
            <text:p>400.1392822</text:p>
          </table:table-cell>
          <table:table-cell office:value-type="float" office:value="391.3612366" calcext:value-type="float">
            <text:p>391.3612366</text:p>
          </table:table-cell>
          <table:table-cell office:value-type="float" office:value="0.050830268" calcext:value-type="float">
            <text:p>0.050830268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147]" office:value-type="float" office:value="2.529771001" calcext:value-type="float">
            <text:p>2.529771001</text:p>
          </table:table-cell>
          <table:table-cell table:formula="of:=0.5*([.L147]+[.M147])/10" office:value-type="float" office:value="39.79905701" calcext:value-type="float">
            <text:p>39.79905701</text:p>
          </table:table-cell>
          <table:table-cell table:formula="of:=[.K147]" office:value-type="float" office:value="3.535489917" calcext:value-type="float">
            <text:p>3.535489917</text:p>
          </table:table-cell>
          <table:table-cell table:style-name="ce1" table:formula="of:=[.O147]" office:value-type="float" office:value="0.9" calcext:value-type="float">
            <text:p>0.90</text:p>
          </table:table-cell>
          <table:table-cell table:formula="of:=[.N147]" office:value-type="float" office:value="0.023404869" calcext:value-type="float">
            <text:p>0.02340486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.529771001" calcext:value-type="float">
            <text:p>2.529771001</text:p>
          </table:table-cell>
          <table:table-cell office:value-type="float" office:value="3.535489917" calcext:value-type="float">
            <text:p>3.535489917</text:p>
          </table:table-cell>
          <table:table-cell office:value-type="float" office:value="399.7497864" calcext:value-type="float">
            <text:p>399.7497864</text:p>
          </table:table-cell>
          <table:table-cell office:value-type="float" office:value="396.2313538" calcext:value-type="float">
            <text:p>396.2313538</text:p>
          </table:table-cell>
          <table:table-cell office:value-type="float" office:value="0.023404869" calcext:value-type="float">
            <text:p>0.023404869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148]" office:value-type="float" office:value="9.527588454" calcext:value-type="float">
            <text:p>9.527588454</text:p>
          </table:table-cell>
          <table:table-cell table:formula="of:=0.5*([.L148]+[.M148])/10" office:value-type="float" office:value="39.349635315" calcext:value-type="float">
            <text:p>39.349635315</text:p>
          </table:table-cell>
          <table:table-cell table:formula="of:=[.K148]" office:value-type="float" office:value="3.82700679" calcext:value-type="float">
            <text:p>3.82700679</text:p>
          </table:table-cell>
          <table:table-cell table:style-name="ce1" table:formula="of:=[.O148]" office:value-type="float" office:value="0.65" calcext:value-type="float">
            <text:p>0.65</text:p>
          </table:table-cell>
          <table:table-cell table:formula="of:=[.N148]" office:value-type="float" office:value="0.070782577" calcext:value-type="float">
            <text:p>0.07078257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527588454" calcext:value-type="float">
            <text:p>9.527588454</text:p>
          </table:table-cell>
          <table:table-cell office:value-type="float" office:value="3.82700679" calcext:value-type="float">
            <text:p>3.82700679</text:p>
          </table:table-cell>
          <table:table-cell office:value-type="float" office:value="399.9873352" calcext:value-type="float">
            <text:p>399.9873352</text:p>
          </table:table-cell>
          <table:table-cell office:value-type="float" office:value="387.0053711" calcext:value-type="float">
            <text:p>387.0053711</text:p>
          </table:table-cell>
          <table:table-cell office:value-type="float" office:value="0.070782577" calcext:value-type="float">
            <text:p>0.070782577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149]" office:value-type="float" office:value="8.402222813" calcext:value-type="float">
            <text:p>8.402222813</text:p>
          </table:table-cell>
          <table:table-cell table:formula="of:=0.5*([.L149]+[.M149])/10" office:value-type="float" office:value="39.462199405" calcext:value-type="float">
            <text:p>39.462199405</text:p>
          </table:table-cell>
          <table:table-cell table:formula="of:=[.K149]" office:value-type="float" office:value="3.280480477" calcext:value-type="float">
            <text:p>3.280480477</text:p>
          </table:table-cell>
          <table:table-cell table:style-name="ce1" table:formula="of:=[.O149]" office:value-type="float" office:value="0.65" calcext:value-type="float">
            <text:p>0.65</text:p>
          </table:table-cell>
          <table:table-cell table:formula="of:=[.N149]" office:value-type="float" office:value="0.060095012" calcext:value-type="float">
            <text:p>0.06009501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.402222813" calcext:value-type="float">
            <text:p>8.402222813</text:p>
          </table:table-cell>
          <table:table-cell office:value-type="float" office:value="3.280480477" calcext:value-type="float">
            <text:p>3.280480477</text:p>
          </table:table-cell>
          <table:table-cell office:value-type="float" office:value="400.2280884" calcext:value-type="float">
            <text:p>400.2280884</text:p>
          </table:table-cell>
          <table:table-cell office:value-type="float" office:value="389.0158997" calcext:value-type="float">
            <text:p>389.0158997</text:p>
          </table:table-cell>
          <table:table-cell office:value-type="float" office:value="0.060095012" calcext:value-type="float">
            <text:p>0.060095012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150]" office:value-type="float" office:value="9.202854567" calcext:value-type="float">
            <text:p>9.202854567</text:p>
          </table:table-cell>
          <table:table-cell table:formula="of:=0.5*([.L150]+[.M150])/10" office:value-type="float" office:value="39.3915802" calcext:value-type="float">
            <text:p>39.3915802</text:p>
          </table:table-cell>
          <table:table-cell table:formula="of:=[.K150]" office:value-type="float" office:value="3.195210779" calcext:value-type="float">
            <text:p>3.195210779</text:p>
          </table:table-cell>
          <table:table-cell table:style-name="ce1" table:formula="of:=[.O150]" office:value-type="float" office:value="0.65" calcext:value-type="float">
            <text:p>0.65</text:p>
          </table:table-cell>
          <table:table-cell table:formula="of:=[.N150]" office:value-type="float" office:value="0.070037421" calcext:value-type="float">
            <text:p>0.07003742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202854567" calcext:value-type="float">
            <text:p>9.202854567</text:p>
          </table:table-cell>
          <table:table-cell office:value-type="float" office:value="3.195210779" calcext:value-type="float">
            <text:p>3.195210779</text:p>
          </table:table-cell>
          <table:table-cell office:value-type="float" office:value="400.0779114" calcext:value-type="float">
            <text:p>400.0779114</text:p>
          </table:table-cell>
          <table:table-cell office:value-type="float" office:value="387.7536926" calcext:value-type="float">
            <text:p>387.7536926</text:p>
          </table:table-cell>
          <table:table-cell office:value-type="float" office:value="0.070037421" calcext:value-type="float">
            <text:p>0.070037421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151]" office:value-type="float" office:value="5.047471652" calcext:value-type="float">
            <text:p>5.047471652</text:p>
          </table:table-cell>
          <table:table-cell table:formula="of:=0.5*([.L151]+[.M151])/10" office:value-type="float" office:value="39.6585083" calcext:value-type="float">
            <text:p>39.6585083</text:p>
          </table:table-cell>
          <table:table-cell table:formula="of:=[.K151]" office:value-type="float" office:value="4.280655105" calcext:value-type="float">
            <text:p>4.280655105</text:p>
          </table:table-cell>
          <table:table-cell table:style-name="ce1" table:formula="of:=[.O151]" office:value-type="float" office:value="0.8" calcext:value-type="float">
            <text:p>0.80</text:p>
          </table:table-cell>
          <table:table-cell table:formula="of:=[.N151]" office:value-type="float" office:value="0.034587856" calcext:value-type="float">
            <text:p>0.03458785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047471652" calcext:value-type="float">
            <text:p>5.047471652</text:p>
          </table:table-cell>
          <table:table-cell office:value-type="float" office:value="4.280655105" calcext:value-type="float">
            <text:p>4.280655105</text:p>
          </table:table-cell>
          <table:table-cell office:value-type="float" office:value="400.0423889" calcext:value-type="float">
            <text:p>400.0423889</text:p>
          </table:table-cell>
          <table:table-cell office:value-type="float" office:value="393.1277771" calcext:value-type="float">
            <text:p>393.1277771</text:p>
          </table:table-cell>
          <table:table-cell office:value-type="float" office:value="0.034587856" calcext:value-type="float">
            <text:p>0.034587856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152]" office:value-type="float" office:value="2.407124638" calcext:value-type="float">
            <text:p>2.407124638</text:p>
          </table:table-cell>
          <table:table-cell table:formula="of:=0.5*([.L152]+[.M152])/10" office:value-type="float" office:value="39.82406006" calcext:value-type="float">
            <text:p>39.82406006</text:p>
          </table:table-cell>
          <table:table-cell table:formula="of:=[.K152]" office:value-type="float" office:value="3.567154386" calcext:value-type="float">
            <text:p>3.567154386</text:p>
          </table:table-cell>
          <table:table-cell table:style-name="ce1" table:formula="of:=[.O152]" office:value-type="float" office:value="0.8" calcext:value-type="float">
            <text:p>0.80</text:p>
          </table:table-cell>
          <table:table-cell table:formula="of:=[.N152]" office:value-type="float" office:value="0.01737508" calcext:value-type="float">
            <text:p>0.017375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.407124638" calcext:value-type="float">
            <text:p>2.407124638</text:p>
          </table:table-cell>
          <table:table-cell office:value-type="float" office:value="3.567154386" calcext:value-type="float">
            <text:p>3.567154386</text:p>
          </table:table-cell>
          <table:table-cell office:value-type="float" office:value="399.8656616" calcext:value-type="float">
            <text:p>399.8656616</text:p>
          </table:table-cell>
          <table:table-cell office:value-type="float" office:value="396.6155396" calcext:value-type="float">
            <text:p>396.6155396</text:p>
          </table:table-cell>
          <table:table-cell office:value-type="float" office:value="0.01737508" calcext:value-type="float">
            <text:p>0.01737508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153]" office:value-type="float" office:value="2.786488443" calcext:value-type="float">
            <text:p>2.786488443</text:p>
          </table:table-cell>
          <table:table-cell table:formula="of:=0.5*([.L153]+[.M153])/10" office:value-type="float" office:value="39.787705995" calcext:value-type="float">
            <text:p>39.787705995</text:p>
          </table:table-cell>
          <table:table-cell table:formula="of:=[.K153]" office:value-type="float" office:value="3.3044601" calcext:value-type="float">
            <text:p>3.3044601</text:p>
          </table:table-cell>
          <table:table-cell table:style-name="ce1" table:formula="of:=[.O153]" office:value-type="float" office:value="0.8" calcext:value-type="float">
            <text:p>0.80</text:p>
          </table:table-cell>
          <table:table-cell table:formula="of:=[.N153]" office:value-type="float" office:value="0.02601702" calcext:value-type="float">
            <text:p>0.0260170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.786488443" calcext:value-type="float">
            <text:p>2.786488443</text:p>
          </table:table-cell>
          <table:table-cell office:value-type="float" office:value="3.3044601" calcext:value-type="float">
            <text:p>3.3044601</text:p>
          </table:table-cell>
          <table:table-cell office:value-type="float" office:value="399.7994995" calcext:value-type="float">
            <text:p>399.7994995</text:p>
          </table:table-cell>
          <table:table-cell office:value-type="float" office:value="395.9546204" calcext:value-type="float">
            <text:p>395.9546204</text:p>
          </table:table-cell>
          <table:table-cell office:value-type="float" office:value="0.02601702" calcext:value-type="float">
            <text:p>0.02601702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154]" office:value-type="float" office:value="11.53186956" calcext:value-type="float">
            <text:p>11.53186956</text:p>
          </table:table-cell>
          <table:table-cell table:formula="of:=0.5*([.L154]+[.M154])/10" office:value-type="float" office:value="39.195256045" calcext:value-type="float">
            <text:p>39.195256045</text:p>
          </table:table-cell>
          <table:table-cell table:formula="of:=[.K154]" office:value-type="float" office:value="3.716611237" calcext:value-type="float">
            <text:p>3.716611237</text:p>
          </table:table-cell>
          <table:table-cell table:style-name="ce1" table:formula="of:=[.O154]" office:value-type="float" office:value="0.55" calcext:value-type="float">
            <text:p>0.55</text:p>
          </table:table-cell>
          <table:table-cell table:formula="of:=[.N154]" office:value-type="float" office:value="0.10576648" calcext:value-type="float">
            <text:p>0.1057664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3186956" calcext:value-type="float">
            <text:p>11.53186956</text:p>
          </table:table-cell>
          <table:table-cell office:value-type="float" office:value="3.716611237" calcext:value-type="float">
            <text:p>3.716611237</text:p>
          </table:table-cell>
          <table:table-cell office:value-type="float" office:value="399.9841309" calcext:value-type="float">
            <text:p>399.9841309</text:p>
          </table:table-cell>
          <table:table-cell office:value-type="float" office:value="383.92099" calcext:value-type="float">
            <text:p>383.92099</text:p>
          </table:table-cell>
          <table:table-cell office:value-type="float" office:value="0.10576648" calcext:value-type="float">
            <text:p>0.10576648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55]" office:value-type="float" office:value="11.7146487" calcext:value-type="float">
            <text:p>11.7146487</text:p>
          </table:table-cell>
          <table:table-cell table:formula="of:=0.5*([.L155]+[.M155])/10" office:value-type="float" office:value="39.220954895" calcext:value-type="float">
            <text:p>39.220954895</text:p>
          </table:table-cell>
          <table:table-cell table:formula="of:=[.K155]" office:value-type="float" office:value="2.983152562" calcext:value-type="float">
            <text:p>2.983152562</text:p>
          </table:table-cell>
          <table:table-cell table:style-name="ce1" table:formula="of:=[.O155]" office:value-type="float" office:value="0.55" calcext:value-type="float">
            <text:p>0.55</text:p>
          </table:table-cell>
          <table:table-cell table:formula="of:=[.N155]" office:value-type="float" office:value="0.101435736" calcext:value-type="float">
            <text:p>0.10143573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7146487" calcext:value-type="float">
            <text:p>11.7146487</text:p>
          </table:table-cell>
          <table:table-cell office:value-type="float" office:value="2.983152562" calcext:value-type="float">
            <text:p>2.983152562</text:p>
          </table:table-cell>
          <table:table-cell office:value-type="float" office:value="400.0950317" calcext:value-type="float">
            <text:p>400.0950317</text:p>
          </table:table-cell>
          <table:table-cell office:value-type="float" office:value="384.3240662" calcext:value-type="float">
            <text:p>384.3240662</text:p>
          </table:table-cell>
          <table:table-cell office:value-type="float" office:value="0.101435736" calcext:value-type="float">
            <text:p>0.101435736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56]" office:value-type="float" office:value="9.863325742" calcext:value-type="float">
            <text:p>9.863325742</text:p>
          </table:table-cell>
          <table:table-cell table:formula="of:=0.5*([.L156]+[.M156])/10" office:value-type="float" office:value="39.317985535" calcext:value-type="float">
            <text:p>39.317985535</text:p>
          </table:table-cell>
          <table:table-cell table:formula="of:=[.K156]" office:value-type="float" office:value="2.910442661" calcext:value-type="float">
            <text:p>2.910442661</text:p>
          </table:table-cell>
          <table:table-cell table:style-name="ce1" table:formula="of:=[.O156]" office:value-type="float" office:value="0.55" calcext:value-type="float">
            <text:p>0.55</text:p>
          </table:table-cell>
          <table:table-cell table:formula="of:=[.N156]" office:value-type="float" office:value="0.086852997" calcext:value-type="float">
            <text:p>0.08685299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.863325742" calcext:value-type="float">
            <text:p>9.863325742</text:p>
          </table:table-cell>
          <table:table-cell office:value-type="float" office:value="2.910442661" calcext:value-type="float">
            <text:p>2.910442661</text:p>
          </table:table-cell>
          <table:table-cell office:value-type="float" office:value="399.8170776" calcext:value-type="float">
            <text:p>399.8170776</text:p>
          </table:table-cell>
          <table:table-cell office:value-type="float" office:value="386.5426331" calcext:value-type="float">
            <text:p>386.5426331</text:p>
          </table:table-cell>
          <table:table-cell office:value-type="float" office:value="0.086852997" calcext:value-type="float">
            <text:p>0.086852997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57]" office:value-type="float" office:value="10.47046103" calcext:value-type="float">
            <text:p>10.47046103</text:p>
          </table:table-cell>
          <table:table-cell table:formula="of:=0.5*([.L157]+[.M157])/10" office:value-type="float" office:value="39.261965945" calcext:value-type="float">
            <text:p>39.261965945</text:p>
          </table:table-cell>
          <table:table-cell table:formula="of:=[.K157]" office:value-type="float" office:value="3.958276113" calcext:value-type="float">
            <text:p>3.958276113</text:p>
          </table:table-cell>
          <table:table-cell table:style-name="ce1" table:formula="of:=[.O157]" office:value-type="float" office:value="0.65" calcext:value-type="float">
            <text:p>0.65</text:p>
          </table:table-cell>
          <table:table-cell table:formula="of:=[.N157]" office:value-type="float" office:value="0.086253686" calcext:value-type="float">
            <text:p>0.08625368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.47046103" calcext:value-type="float">
            <text:p>10.47046103</text:p>
          </table:table-cell>
          <table:table-cell office:value-type="float" office:value="3.958276113" calcext:value-type="float">
            <text:p>3.958276113</text:p>
          </table:table-cell>
          <table:table-cell office:value-type="float" office:value="399.874115" calcext:value-type="float">
            <text:p>399.874115</text:p>
          </table:table-cell>
          <table:table-cell office:value-type="float" office:value="385.3652039" calcext:value-type="float">
            <text:p>385.3652039</text:p>
          </table:table-cell>
          <table:table-cell office:value-type="float" office:value="0.086253686" calcext:value-type="float">
            <text:p>0.086253686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58]" office:value-type="float" office:value="10.77911872" calcext:value-type="float">
            <text:p>10.77911872</text:p>
          </table:table-cell>
          <table:table-cell table:formula="of:=0.5*([.L158]+[.M158])/10" office:value-type="float" office:value="39.297976685" calcext:value-type="float">
            <text:p>39.297976685</text:p>
          </table:table-cell>
          <table:table-cell table:formula="of:=[.K158]" office:value-type="float" office:value="3.126054976" calcext:value-type="float">
            <text:p>3.126054976</text:p>
          </table:table-cell>
          <table:table-cell table:style-name="ce1" table:formula="of:=[.O158]" office:value-type="float" office:value="0.65" calcext:value-type="float">
            <text:p>0.65</text:p>
          </table:table-cell>
          <table:table-cell table:formula="of:=[.N158]" office:value-type="float" office:value="0.084354289" calcext:value-type="float">
            <text:p>0.08435428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.77911872" calcext:value-type="float">
            <text:p>10.77911872</text:p>
          </table:table-cell>
          <table:table-cell office:value-type="float" office:value="3.126054976" calcext:value-type="float">
            <text:p>3.126054976</text:p>
          </table:table-cell>
          <table:table-cell office:value-type="float" office:value="400.1967163" calcext:value-type="float">
            <text:p>400.1967163</text:p>
          </table:table-cell>
          <table:table-cell office:value-type="float" office:value="385.7628174" calcext:value-type="float">
            <text:p>385.7628174</text:p>
          </table:table-cell>
          <table:table-cell office:value-type="float" office:value="0.084354289" calcext:value-type="float">
            <text:p>0.084354289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59]" office:value-type="float" office:value="10.94047603" calcext:value-type="float">
            <text:p>10.94047603</text:p>
          </table:table-cell>
          <table:table-cell table:formula="of:=0.5*([.L159]+[.M159])/10" office:value-type="float" office:value="39.28464813" calcext:value-type="float">
            <text:p>39.28464813</text:p>
          </table:table-cell>
          <table:table-cell table:formula="of:=[.K159]" office:value-type="float" office:value="3.10527675" calcext:value-type="float">
            <text:p>3.10527675</text:p>
          </table:table-cell>
          <table:table-cell table:style-name="ce1" table:formula="of:=[.O159]" office:value-type="float" office:value="0.65" calcext:value-type="float">
            <text:p>0.65</text:p>
          </table:table-cell>
          <table:table-cell table:formula="of:=[.N159]" office:value-type="float" office:value="0.08851082" calcext:value-type="float">
            <text:p>0.0885108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.94047603" calcext:value-type="float">
            <text:p>10.94047603</text:p>
          </table:table-cell>
          <table:table-cell office:value-type="float" office:value="3.10527675" calcext:value-type="float">
            <text:p>3.10527675</text:p>
          </table:table-cell>
          <table:table-cell office:value-type="float" office:value="400.1908264" calcext:value-type="float">
            <text:p>400.1908264</text:p>
          </table:table-cell>
          <table:table-cell office:value-type="float" office:value="385.5021362" calcext:value-type="float">
            <text:p>385.5021362</text:p>
          </table:table-cell>
          <table:table-cell office:value-type="float" office:value="0.08851082" calcext:value-type="float">
            <text:p>0.08851082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60]" office:value-type="float" office:value="8.702508599" calcext:value-type="float">
            <text:p>8.702508599</text:p>
          </table:table-cell>
          <table:table-cell table:formula="of:=0.5*([.L160]+[.M160])/10" office:value-type="float" office:value="39.388053895" calcext:value-type="float">
            <text:p>39.388053895</text:p>
          </table:table-cell>
          <table:table-cell table:formula="of:=[.K160]" office:value-type="float" office:value="4.119707377" calcext:value-type="float">
            <text:p>4.119707377</text:p>
          </table:table-cell>
          <table:table-cell table:style-name="ce1" table:formula="of:=[.O160]" office:value-type="float" office:value="0.6" calcext:value-type="float">
            <text:p>0.60</text:p>
          </table:table-cell>
          <table:table-cell table:formula="of:=[.N160]" office:value-type="float" office:value="0.066440395" calcext:value-type="float">
            <text:p>0.06644039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.702508599" calcext:value-type="float">
            <text:p>8.702508599</text:p>
          </table:table-cell>
          <table:table-cell office:value-type="float" office:value="4.119707377" calcext:value-type="float">
            <text:p>4.119707377</text:p>
          </table:table-cell>
          <table:table-cell office:value-type="float" office:value="399.8852844" calcext:value-type="float">
            <text:p>399.8852844</text:p>
          </table:table-cell>
          <table:table-cell office:value-type="float" office:value="387.8757935" calcext:value-type="float">
            <text:p>387.8757935</text:p>
          </table:table-cell>
          <table:table-cell office:value-type="float" office:value="0.066440395" calcext:value-type="float">
            <text:p>0.066440395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61]" office:value-type="float" office:value="12.96943794" calcext:value-type="float">
            <text:p>12.96943794</text:p>
          </table:table-cell>
          <table:table-cell table:formula="of:=0.5*([.L161]+[.M161])/10" office:value-type="float" office:value="39.13205719" calcext:value-type="float">
            <text:p>39.13205719</text:p>
          </table:table-cell>
          <table:table-cell table:formula="of:=[.K161]" office:value-type="float" office:value="2.926187063" calcext:value-type="float">
            <text:p>2.926187063</text:p>
          </table:table-cell>
          <table:table-cell table:style-name="ce1" table:formula="of:=[.O161]" office:value-type="float" office:value="0.6" calcext:value-type="float">
            <text:p>0.60</text:p>
          </table:table-cell>
          <table:table-cell table:formula="of:=[.N161]" office:value-type="float" office:value="0.113461154" calcext:value-type="float">
            <text:p>0.11346115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.96943794" calcext:value-type="float">
            <text:p>12.96943794</text:p>
          </table:table-cell>
          <table:table-cell office:value-type="float" office:value="2.926187063" calcext:value-type="float">
            <text:p>2.926187063</text:p>
          </table:table-cell>
          <table:table-cell office:value-type="float" office:value="400.0366516" calcext:value-type="float">
            <text:p>400.0366516</text:p>
          </table:table-cell>
          <table:table-cell office:value-type="float" office:value="382.6044922" calcext:value-type="float">
            <text:p>382.6044922</text:p>
          </table:table-cell>
          <table:table-cell office:value-type="float" office:value="0.113461154" calcext:value-type="float">
            <text:p>0.113461154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62]" office:value-type="float" office:value="11.65596465" calcext:value-type="float">
            <text:p>11.65596465</text:p>
          </table:table-cell>
          <table:table-cell table:formula="of:=0.5*([.L162]+[.M162])/10" office:value-type="float" office:value="39.23044434" calcext:value-type="float">
            <text:p>39.23044434</text:p>
          </table:table-cell>
          <table:table-cell table:formula="of:=[.K162]" office:value-type="float" office:value="3.188653938" calcext:value-type="float">
            <text:p>3.188653938</text:p>
          </table:table-cell>
          <table:table-cell table:style-name="ce1" table:formula="of:=[.O162]" office:value-type="float" office:value="0.6" calcext:value-type="float">
            <text:p>0.60</text:p>
          </table:table-cell>
          <table:table-cell table:formula="of:=[.N162]" office:value-type="float" office:value="0.090230916" calcext:value-type="float">
            <text:p>0.09023091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.65596465" calcext:value-type="float">
            <text:p>11.65596465</text:p>
          </table:table-cell>
          <table:table-cell office:value-type="float" office:value="3.188653938" calcext:value-type="float">
            <text:p>3.188653938</text:p>
          </table:table-cell>
          <table:table-cell office:value-type="float" office:value="400.1152039" calcext:value-type="float">
            <text:p>400.1152039</text:p>
          </table:table-cell>
          <table:table-cell office:value-type="float" office:value="384.4936829" calcext:value-type="float">
            <text:p>384.4936829</text:p>
          </table:table-cell>
          <table:table-cell office:value-type="float" office:value="0.090230916" calcext:value-type="float">
            <text:p>0.090230916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63]" office:value-type="float" office:value="8.338649659" calcext:value-type="float">
            <text:p>8.338649659</text:p>
          </table:table-cell>
          <table:table-cell table:formula="of:=0.5*([.L163]+[.M163])/10" office:value-type="float" office:value="39.420758055" calcext:value-type="float">
            <text:p>39.420758055</text:p>
          </table:table-cell>
          <table:table-cell table:formula="of:=[.K163]" office:value-type="float" office:value="4.256497624" calcext:value-type="float">
            <text:p>4.256497624</text:p>
          </table:table-cell>
          <table:table-cell table:style-name="ce1" table:formula="of:=[.O163]" office:value-type="float" office:value="0.75" calcext:value-type="float">
            <text:p>0.75</text:p>
          </table:table-cell>
          <table:table-cell table:formula="of:=[.N163]" office:value-type="float" office:value="0.066572271" calcext:value-type="float">
            <text:p>0.06657227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.338649659" calcext:value-type="float">
            <text:p>8.338649659</text:p>
          </table:table-cell>
          <table:table-cell office:value-type="float" office:value="4.256497624" calcext:value-type="float">
            <text:p>4.256497624</text:p>
          </table:table-cell>
          <table:table-cell office:value-type="float" office:value="400.0243225" calcext:value-type="float">
            <text:p>400.0243225</text:p>
          </table:table-cell>
          <table:table-cell office:value-type="float" office:value="388.3908386" calcext:value-type="float">
            <text:p>388.3908386</text:p>
          </table:table-cell>
          <table:table-cell office:value-type="float" office:value="0.066572271" calcext:value-type="float">
            <text:p>0.066572271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64]" office:value-type="float" office:value="5.345741826" calcext:value-type="float">
            <text:p>5.345741826</text:p>
          </table:table-cell>
          <table:table-cell table:formula="of:=0.5*([.L164]+[.M164])/10" office:value-type="float" office:value="39.628553775" calcext:value-type="float">
            <text:p>39.628553775</text:p>
          </table:table-cell>
          <table:table-cell table:formula="of:=[.K164]" office:value-type="float" office:value="3.397775291" calcext:value-type="float">
            <text:p>3.397775291</text:p>
          </table:table-cell>
          <table:table-cell table:style-name="ce1" table:formula="of:=[.O164]" office:value-type="float" office:value="0.75" calcext:value-type="float">
            <text:p>0.75</text:p>
          </table:table-cell>
          <table:table-cell table:formula="of:=[.N164]" office:value-type="float" office:value="0.041500916" calcext:value-type="float">
            <text:p>0.04150091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.345741826" calcext:value-type="float">
            <text:p>5.345741826</text:p>
          </table:table-cell>
          <table:table-cell office:value-type="float" office:value="3.397775291" calcext:value-type="float">
            <text:p>3.397775291</text:p>
          </table:table-cell>
          <table:table-cell office:value-type="float" office:value="399.9001465" calcext:value-type="float">
            <text:p>399.9001465</text:p>
          </table:table-cell>
          <table:table-cell office:value-type="float" office:value="392.670929" calcext:value-type="float">
            <text:p>392.670929</text:p>
          </table:table-cell>
          <table:table-cell office:value-type="float" office:value="0.041500916" calcext:value-type="float">
            <text:p>0.041500916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65]" office:value-type="float" office:value="8.887902348" calcext:value-type="float">
            <text:p>8.887902348</text:p>
          </table:table-cell>
          <table:table-cell table:formula="of:=0.5*([.L165]+[.M165])/10" office:value-type="float" office:value="39.43205109" calcext:value-type="float">
            <text:p>39.43205109</text:p>
          </table:table-cell>
          <table:table-cell table:formula="of:=[.K165]" office:value-type="float" office:value="3.309497125" calcext:value-type="float">
            <text:p>3.309497125</text:p>
          </table:table-cell>
          <table:table-cell table:style-name="ce1" table:formula="of:=[.O165]" office:value-type="float" office:value="0.75" calcext:value-type="float">
            <text:p>0.75</text:p>
          </table:table-cell>
          <table:table-cell table:formula="of:=[.N165]" office:value-type="float" office:value="0.066183635" calcext:value-type="float">
            <text:p>0.06618363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.887902348" calcext:value-type="float">
            <text:p>8.887902348</text:p>
          </table:table-cell>
          <table:table-cell office:value-type="float" office:value="3.309497125" calcext:value-type="float">
            <text:p>3.309497125</text:p>
          </table:table-cell>
          <table:table-cell office:value-type="float" office:value="400.2813416" calcext:value-type="float">
            <text:p>400.2813416</text:p>
          </table:table-cell>
          <table:table-cell office:value-type="float" office:value="388.3596802" calcext:value-type="float">
            <text:p>388.3596802</text:p>
          </table:table-cell>
          <table:table-cell office:value-type="float" office:value="0.066183635" calcext:value-type="float">
            <text:p>0.06618363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66]" office:value-type="float" office:value="0.838953085" calcext:value-type="float">
            <text:p>0.838953085</text:p>
          </table:table-cell>
          <table:table-cell table:formula="of:=0.5*([.L166]+[.M166])/10" office:value-type="float" office:value="39.930099485" calcext:value-type="float">
            <text:p>39.930099485</text:p>
          </table:table-cell>
          <table:table-cell table:formula="of:=[.K166]" office:value-type="float" office:value="4.924294281" calcext:value-type="float">
            <text:p>4.924294281</text:p>
          </table:table-cell>
          <table:table-cell table:style-name="ce1" table:formula="of:=[.O166]" office:value-type="float" office:value="1.2" calcext:value-type="float">
            <text:p>1.20</text:p>
          </table:table-cell>
          <table:table-cell table:formula="of:=[.N166]" office:value-type="float" office:value="0.010067322" calcext:value-type="float">
            <text:p>0.01006732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838953085" calcext:value-type="float">
            <text:p>0.838953085</text:p>
          </table:table-cell>
          <table:table-cell office:value-type="float" office:value="4.924294281" calcext:value-type="float">
            <text:p>4.924294281</text:p>
          </table:table-cell>
          <table:table-cell office:value-type="float" office:value="399.9500122" calcext:value-type="float">
            <text:p>399.9500122</text:p>
          </table:table-cell>
          <table:table-cell office:value-type="float" office:value="398.6519775" calcext:value-type="float">
            <text:p>398.6519775</text:p>
          </table:table-cell>
          <table:table-cell office:value-type="float" office:value="0.010067322" calcext:value-type="float">
            <text:p>0.010067322</text:p>
          </table:table-cell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67]" office:value-type="float" office:value="0.972707454" calcext:value-type="float">
            <text:p>0.972707454</text:p>
          </table:table-cell>
          <table:table-cell table:formula="of:=0.5*([.L167]+[.M167])/10" office:value-type="float" office:value="39.91344757" calcext:value-type="float">
            <text:p>39.91344757</text:p>
          </table:table-cell>
          <table:table-cell table:formula="of:=[.K167]" office:value-type="float" office:value="3.630111066" calcext:value-type="float">
            <text:p>3.630111066</text:p>
          </table:table-cell>
          <table:table-cell table:style-name="ce1" table:formula="of:=[.O167]" office:value-type="float" office:value="1.2" calcext:value-type="float">
            <text:p>1.20</text:p>
          </table:table-cell>
          <table:table-cell table:formula="of:=[.N167]" office:value-type="float" office:value="0.010168321" calcext:value-type="float">
            <text:p>0.01016832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972707454" calcext:value-type="float">
            <text:p>0.972707454</text:p>
          </table:table-cell>
          <table:table-cell office:value-type="float" office:value="3.630111066" calcext:value-type="float">
            <text:p>3.630111066</text:p>
          </table:table-cell>
          <table:table-cell office:value-type="float" office:value="399.8259888" calcext:value-type="float">
            <text:p>399.8259888</text:p>
          </table:table-cell>
          <table:table-cell office:value-type="float" office:value="398.4429626" calcext:value-type="float">
            <text:p>398.4429626</text:p>
          </table:table-cell>
          <table:table-cell office:value-type="float" office:value="0.010168321" calcext:value-type="float">
            <text:p>0.010168321</text:p>
          </table:table-cell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68]" office:value-type="float" office:value="1.615212776" calcext:value-type="float">
            <text:p>1.615212776</text:p>
          </table:table-cell>
          <table:table-cell table:formula="of:=0.5*([.L168]+[.M168])/10" office:value-type="float" office:value="39.895228575" calcext:value-type="float">
            <text:p>39.895228575</text:p>
          </table:table-cell>
          <table:table-cell table:formula="of:=[.K168]" office:value-type="float" office:value="3.792321168" calcext:value-type="float">
            <text:p>3.792321168</text:p>
          </table:table-cell>
          <table:table-cell table:style-name="ce1" table:formula="of:=[.O168]" office:value-type="float" office:value="1.2" calcext:value-type="float">
            <text:p>1.20</text:p>
          </table:table-cell>
          <table:table-cell table:formula="of:=[.N168]" office:value-type="float" office:value="0.014407084" calcext:value-type="float">
            <text:p>0.01440708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615212776" calcext:value-type="float">
            <text:p>1.615212776</text:p>
          </table:table-cell>
          <table:table-cell office:value-type="float" office:value="3.792321168" calcext:value-type="float">
            <text:p>3.792321168</text:p>
          </table:table-cell>
          <table:table-cell office:value-type="float" office:value="400.0814514" calcext:value-type="float">
            <text:p>400.0814514</text:p>
          </table:table-cell>
          <table:table-cell office:value-type="float" office:value="397.8231201" calcext:value-type="float">
            <text:p>397.8231201</text:p>
          </table:table-cell>
          <table:table-cell office:value-type="float" office:value="0.014407084" calcext:value-type="float">
            <text:p>0.014407084</text:p>
          </table:table-cell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69]" office:value-type="float" office:value="8.682673719" calcext:value-type="float">
            <text:p>8.682673719</text:p>
          </table:table-cell>
          <table:table-cell table:formula="of:=0.5*([.L169]+[.M169])/10" office:value-type="float" office:value="39.39820862" calcext:value-type="float">
            <text:p>39.39820862</text:p>
          </table:table-cell>
          <table:table-cell table:formula="of:=[.K169]" office:value-type="float" office:value="4.366848236" calcext:value-type="float">
            <text:p>4.366848236</text:p>
          </table:table-cell>
          <table:table-cell table:style-name="ce1" table:formula="of:=[.O169]" office:value-type="float" office:value="0.55" calcext:value-type="float">
            <text:p>0.55</text:p>
          </table:table-cell>
          <table:table-cell table:formula="of:=[.N169]" office:value-type="float" office:value="0.065956964" calcext:value-type="float">
            <text:p>0.06595696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682673719" calcext:value-type="float">
            <text:p>8.682673719</text:p>
          </table:table-cell>
          <table:table-cell office:value-type="float" office:value="4.366848236" calcext:value-type="float">
            <text:p>4.366848236</text:p>
          </table:table-cell>
          <table:table-cell office:value-type="float" office:value="400.0174866" calcext:value-type="float">
            <text:p>400.0174866</text:p>
          </table:table-cell>
          <table:table-cell office:value-type="float" office:value="387.9466858" calcext:value-type="float">
            <text:p>387.9466858</text:p>
          </table:table-cell>
          <table:table-cell office:value-type="float" office:value="0.065956964" calcext:value-type="float">
            <text:p>0.065956964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70]" office:value-type="float" office:value="8.456640052" calcext:value-type="float">
            <text:p>8.456640052</text:p>
          </table:table-cell>
          <table:table-cell table:formula="of:=0.5*([.L170]+[.M170])/10" office:value-type="float" office:value="39.40704956" calcext:value-type="float">
            <text:p>39.40704956</text:p>
          </table:table-cell>
          <table:table-cell table:formula="of:=[.K170]" office:value-type="float" office:value="3.269056561" calcext:value-type="float">
            <text:p>3.269056561</text:p>
          </table:table-cell>
          <table:table-cell table:style-name="ce1" table:formula="of:=[.O170]" office:value-type="float" office:value="0.55" calcext:value-type="float">
            <text:p>0.55</text:p>
          </table:table-cell>
          <table:table-cell table:formula="of:=[.N170]" office:value-type="float" office:value="0.063030146" calcext:value-type="float">
            <text:p>0.06303014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456640052" calcext:value-type="float">
            <text:p>8.456640052</text:p>
          </table:table-cell>
          <table:table-cell office:value-type="float" office:value="3.269056561" calcext:value-type="float">
            <text:p>3.269056561</text:p>
          </table:table-cell>
          <table:table-cell office:value-type="float" office:value="399.7342529" calcext:value-type="float">
            <text:p>399.7342529</text:p>
          </table:table-cell>
          <table:table-cell office:value-type="float" office:value="388.4067383" calcext:value-type="float">
            <text:p>388.4067383</text:p>
          </table:table-cell>
          <table:table-cell office:value-type="float" office:value="0.063030146" calcext:value-type="float">
            <text:p>0.063030146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71]" office:value-type="float" office:value="8.917655081" calcext:value-type="float">
            <text:p>8.917655081</text:p>
          </table:table-cell>
          <table:table-cell table:formula="of:=0.5*([.L171]+[.M171])/10" office:value-type="float" office:value="39.414678955" calcext:value-type="float">
            <text:p>39.414678955</text:p>
          </table:table-cell>
          <table:table-cell table:formula="of:=[.K171]" office:value-type="float" office:value="3.426676393" calcext:value-type="float">
            <text:p>3.426676393</text:p>
          </table:table-cell>
          <table:table-cell table:style-name="ce1" table:formula="of:=[.O171]" office:value-type="float" office:value="0.55" calcext:value-type="float">
            <text:p>0.55</text:p>
          </table:table-cell>
          <table:table-cell table:formula="of:=[.N171]" office:value-type="float" office:value="0.064597489" calcext:value-type="float">
            <text:p>0.06459748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917655081" calcext:value-type="float">
            <text:p>8.917655081</text:p>
          </table:table-cell>
          <table:table-cell office:value-type="float" office:value="3.426676393" calcext:value-type="float">
            <text:p>3.426676393</text:p>
          </table:table-cell>
          <table:table-cell office:value-type="float" office:value="400.131958" calcext:value-type="float">
            <text:p>400.131958</text:p>
          </table:table-cell>
          <table:table-cell office:value-type="float" office:value="388.1616211" calcext:value-type="float">
            <text:p>388.1616211</text:p>
          </table:table-cell>
          <table:table-cell office:value-type="float" office:value="0.064597489" calcext:value-type="float">
            <text:p>0.064597489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72]" office:value-type="float" office:value="1.697800765" calcext:value-type="float">
            <text:p>1.697800765</text:p>
          </table:table-cell>
          <table:table-cell table:formula="of:=0.5*([.L172]+[.M172])/10" office:value-type="float" office:value="39.881970215" calcext:value-type="float">
            <text:p>39.881970215</text:p>
          </table:table-cell>
          <table:table-cell table:formula="of:=[.K172]" office:value-type="float" office:value="4.899935016" calcext:value-type="float">
            <text:p>4.899935016</text:p>
          </table:table-cell>
          <table:table-cell table:style-name="ce1" table:formula="of:=[.O172]" office:value-type="float" office:value="1.25" calcext:value-type="float">
            <text:p>1.25</text:p>
          </table:table-cell>
          <table:table-cell table:formula="of:=[.N172]" office:value-type="float" office:value="0.015128461" calcext:value-type="float">
            <text:p>0.01512846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697800765" calcext:value-type="float">
            <text:p>1.697800765</text:p>
          </table:table-cell>
          <table:table-cell office:value-type="float" office:value="4.899935016" calcext:value-type="float">
            <text:p>4.899935016</text:p>
          </table:table-cell>
          <table:table-cell office:value-type="float" office:value="400.0560608" calcext:value-type="float">
            <text:p>400.0560608</text:p>
          </table:table-cell>
          <table:table-cell office:value-type="float" office:value="397.5833435" calcext:value-type="float">
            <text:p>397.5833435</text:p>
          </table:table-cell>
          <table:table-cell office:value-type="float" office:value="0.015128461" calcext:value-type="float">
            <text:p>0.015128461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73]" office:value-type="float" office:value="2.259972598" calcext:value-type="float">
            <text:p>2.259972598</text:p>
          </table:table-cell>
          <table:table-cell table:formula="of:=0.5*([.L173]+[.M173])/10" office:value-type="float" office:value="39.8400177" calcext:value-type="float">
            <text:p>39.8400177</text:p>
          </table:table-cell>
          <table:table-cell table:formula="of:=[.K173]" office:value-type="float" office:value="3.59043887" calcext:value-type="float">
            <text:p>3.59043887</text:p>
          </table:table-cell>
          <table:table-cell table:style-name="ce1" table:formula="of:=[.O173]" office:value-type="float" office:value="1.25" calcext:value-type="float">
            <text:p>1.25</text:p>
          </table:table-cell>
          <table:table-cell table:formula="of:=[.N173]" office:value-type="float" office:value="0.017542046" calcext:value-type="float">
            <text:p>0.01754204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259972598" calcext:value-type="float">
            <text:p>2.259972598</text:p>
          </table:table-cell>
          <table:table-cell office:value-type="float" office:value="3.59043887" calcext:value-type="float">
            <text:p>3.59043887</text:p>
          </table:table-cell>
          <table:table-cell office:value-type="float" office:value="399.9401855" calcext:value-type="float">
            <text:p>399.9401855</text:p>
          </table:table-cell>
          <table:table-cell office:value-type="float" office:value="396.8601685" calcext:value-type="float">
            <text:p>396.8601685</text:p>
          </table:table-cell>
          <table:table-cell office:value-type="float" office:value="0.017542046" calcext:value-type="float">
            <text:p>0.017542046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74]" office:value-type="float" office:value="2.949356639" calcext:value-type="float">
            <text:p>2.949356639</text:p>
          </table:table-cell>
          <table:table-cell table:formula="of:=0.5*([.L174]+[.M174])/10" office:value-type="float" office:value="39.80717621" calcext:value-type="float">
            <text:p>39.80717621</text:p>
          </table:table-cell>
          <table:table-cell table:formula="of:=[.K174]" office:value-type="float" office:value="3.60094531" calcext:value-type="float">
            <text:p>3.60094531</text:p>
          </table:table-cell>
          <table:table-cell table:style-name="ce1" table:formula="of:=[.O174]" office:value-type="float" office:value="1.25" calcext:value-type="float">
            <text:p>1.25</text:p>
          </table:table-cell>
          <table:table-cell table:formula="of:=[.N174]" office:value-type="float" office:value="0.022573047" calcext:value-type="float">
            <text:p>0.02257304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949356639" calcext:value-type="float">
            <text:p>2.949356639</text:p>
          </table:table-cell>
          <table:table-cell office:value-type="float" office:value="3.60094531" calcext:value-type="float">
            <text:p>3.60094531</text:p>
          </table:table-cell>
          <table:table-cell office:value-type="float" office:value="400.0782471" calcext:value-type="float">
            <text:p>400.0782471</text:p>
          </table:table-cell>
          <table:table-cell office:value-type="float" office:value="396.0652771" calcext:value-type="float">
            <text:p>396.0652771</text:p>
          </table:table-cell>
          <table:table-cell office:value-type="float" office:value="0.022573047" calcext:value-type="float">
            <text:p>0.022573047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75]" office:value-type="float" office:value="0.879393774" calcext:value-type="float">
            <text:p>0.879393774</text:p>
          </table:table-cell>
          <table:table-cell table:formula="of:=0.5*([.L175]+[.M175])/10" office:value-type="float" office:value="39.908769225" calcext:value-type="float">
            <text:p>39.908769225</text:p>
          </table:table-cell>
          <table:table-cell table:formula="of:=[.K175]" office:value-type="float" office:value="4.90025204" calcext:value-type="float">
            <text:p>4.90025204</text:p>
          </table:table-cell>
          <table:table-cell table:style-name="ce1" table:formula="of:=[.O175]" office:value-type="float" office:value="1.65" calcext:value-type="float">
            <text:p>1.65</text:p>
          </table:table-cell>
          <table:table-cell table:formula="of:=[.N175]" office:value-type="float" office:value="0.010237384" calcext:value-type="float">
            <text:p>0.01023738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879393774" calcext:value-type="float">
            <text:p>0.879393774</text:p>
          </table:table-cell>
          <table:table-cell office:value-type="float" office:value="4.90025204" calcext:value-type="float">
            <text:p>4.90025204</text:p>
          </table:table-cell>
          <table:table-cell office:value-type="float" office:value="399.7626648" calcext:value-type="float">
            <text:p>399.7626648</text:p>
          </table:table-cell>
          <table:table-cell office:value-type="float" office:value="398.4127197" calcext:value-type="float">
            <text:p>398.4127197</text:p>
          </table:table-cell>
          <table:table-cell office:value-type="float" office:value="0.010237384" calcext:value-type="float">
            <text:p>0.010237384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76]" office:value-type="float" office:value="0.469476722" calcext:value-type="float">
            <text:p>0.469476722</text:p>
          </table:table-cell>
          <table:table-cell table:formula="of:=0.5*([.L176]+[.M176])/10" office:value-type="float" office:value="39.95924988" calcext:value-type="float">
            <text:p>39.95924988</text:p>
          </table:table-cell>
          <table:table-cell table:formula="of:=[.K176]" office:value-type="float" office:value="3.544131929" calcext:value-type="float">
            <text:p>3.544131929</text:p>
          </table:table-cell>
          <table:table-cell table:style-name="ce1" table:formula="of:=[.O176]" office:value-type="float" office:value="1.65" calcext:value-type="float">
            <text:p>1.65</text:p>
          </table:table-cell>
          <table:table-cell table:formula="of:=[.N176]" office:value-type="float" office:value="0.010366125" calcext:value-type="float">
            <text:p>0.01036612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469476722" calcext:value-type="float">
            <text:p>0.469476722</text:p>
          </table:table-cell>
          <table:table-cell office:value-type="float" office:value="3.544131929" calcext:value-type="float">
            <text:p>3.544131929</text:p>
          </table:table-cell>
          <table:table-cell office:value-type="float" office:value="399.9814148" calcext:value-type="float">
            <text:p>399.9814148</text:p>
          </table:table-cell>
          <table:table-cell office:value-type="float" office:value="399.2035828" calcext:value-type="float">
            <text:p>399.2035828</text:p>
          </table:table-cell>
          <table:table-cell office:value-type="float" office:value="0.010366125" calcext:value-type="float">
            <text:p>0.010366125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77]" office:value-type="float" office:value="0.778733434" calcext:value-type="float">
            <text:p>0.778733434</text:p>
          </table:table-cell>
          <table:table-cell table:formula="of:=0.5*([.L177]+[.M177])/10" office:value-type="float" office:value="39.949487305" calcext:value-type="float">
            <text:p>39.949487305</text:p>
          </table:table-cell>
          <table:table-cell table:formula="of:=[.K177]" office:value-type="float" office:value="3.693827949" calcext:value-type="float">
            <text:p>3.693827949</text:p>
          </table:table-cell>
          <table:table-cell table:style-name="ce1" table:formula="of:=[.O177]" office:value-type="float" office:value="1.65" calcext:value-type="float">
            <text:p>1.65</text:p>
          </table:table-cell>
          <table:table-cell table:formula="of:=[.N177]" office:value-type="float" office:value="0.010077553" calcext:value-type="float">
            <text:p>0.01007755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778733434" calcext:value-type="float">
            <text:p>0.778733434</text:p>
          </table:table-cell>
          <table:table-cell office:value-type="float" office:value="3.693827949" calcext:value-type="float">
            <text:p>3.693827949</text:p>
          </table:table-cell>
          <table:table-cell office:value-type="float" office:value="400.071106" calcext:value-type="float">
            <text:p>400.071106</text:p>
          </table:table-cell>
          <table:table-cell office:value-type="float" office:value="398.9186401" calcext:value-type="float">
            <text:p>398.9186401</text:p>
          </table:table-cell>
          <table:table-cell office:value-type="float" office:value="0.010077553" calcext:value-type="float">
            <text:p>0.010077553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78]" office:value-type="float" office:value="15.92561591" calcext:value-type="float">
            <text:p>15.92561591</text:p>
          </table:table-cell>
          <table:table-cell table:formula="of:=0.5*([.L178]+[.M178])/10" office:value-type="float" office:value="38.878466795" calcext:value-type="float">
            <text:p>38.878466795</text:p>
          </table:table-cell>
          <table:table-cell table:formula="of:=[.K178]" office:value-type="float" office:value="2.809447722" calcext:value-type="float">
            <text:p>2.809447722</text:p>
          </table:table-cell>
          <table:table-cell table:style-name="ce1" table:formula="of:=[.O178]" office:value-type="float" office:value="0.3" calcext:value-type="float">
            <text:p>0.30</text:p>
          </table:table-cell>
          <table:table-cell table:formula="of:=[.N178]" office:value-type="float" office:value="0.231684711" calcext:value-type="float">
            <text:p>0.23168471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.92561591" calcext:value-type="float">
            <text:p>15.92561591</text:p>
          </table:table-cell>
          <table:table-cell office:value-type="float" office:value="2.809447722" calcext:value-type="float">
            <text:p>2.809447722</text:p>
          </table:table-cell>
          <table:table-cell office:value-type="float" office:value="400.1405334" calcext:value-type="float">
            <text:p>400.1405334</text:p>
          </table:table-cell>
          <table:table-cell office:value-type="float" office:value="377.4288025" calcext:value-type="float">
            <text:p>377.4288025</text:p>
          </table:table-cell>
          <table:table-cell office:value-type="float" office:value="0.231684711" calcext:value-type="float">
            <text:p>0.231684711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79]" office:value-type="float" office:value="19.21303651" calcext:value-type="float">
            <text:p>19.21303651</text:p>
          </table:table-cell>
          <table:table-cell table:formula="of:=0.5*([.L179]+[.M179])/10" office:value-type="float" office:value="38.64122162" calcext:value-type="float">
            <text:p>38.64122162</text:p>
          </table:table-cell>
          <table:table-cell table:formula="of:=[.K179]" office:value-type="float" office:value="2.507551875" calcext:value-type="float">
            <text:p>2.507551875</text:p>
          </table:table-cell>
          <table:table-cell table:style-name="ce1" table:formula="of:=[.O179]" office:value-type="float" office:value="0.3" calcext:value-type="float">
            <text:p>0.30</text:p>
          </table:table-cell>
          <table:table-cell table:formula="of:=[.N179]" office:value-type="float" office:value="0.31468723" calcext:value-type="float">
            <text:p>0.3146872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.21303651" calcext:value-type="float">
            <text:p>19.21303651</text:p>
          </table:table-cell>
          <table:table-cell office:value-type="float" office:value="2.507551875" calcext:value-type="float">
            <text:p>2.507551875</text:p>
          </table:table-cell>
          <table:table-cell office:value-type="float" office:value="400.0956421" calcext:value-type="float">
            <text:p>400.0956421</text:p>
          </table:table-cell>
          <table:table-cell office:value-type="float" office:value="372.7287903" calcext:value-type="float">
            <text:p>372.7287903</text:p>
          </table:table-cell>
          <table:table-cell office:value-type="float" office:value="0.31468723" calcext:value-type="float">
            <text:p>0.31468723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80]" office:value-type="float" office:value="18.84609857" calcext:value-type="float">
            <text:p>18.84609857</text:p>
          </table:table-cell>
          <table:table-cell table:formula="of:=0.5*([.L180]+[.M180])/10" office:value-type="float" office:value="38.661680605" calcext:value-type="float">
            <text:p>38.661680605</text:p>
          </table:table-cell>
          <table:table-cell table:formula="of:=[.K180]" office:value-type="float" office:value="2.323178793" calcext:value-type="float">
            <text:p>2.323178793</text:p>
          </table:table-cell>
          <table:table-cell table:style-name="ce1" table:formula="of:=[.O180]" office:value-type="float" office:value="0.3" calcext:value-type="float">
            <text:p>0.30</text:p>
          </table:table-cell>
          <table:table-cell table:formula="of:=[.N180]" office:value-type="float" office:value="0.331923982" calcext:value-type="float">
            <text:p>0.33192398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.84609857" calcext:value-type="float">
            <text:p>18.84609857</text:p>
          </table:table-cell>
          <table:table-cell office:value-type="float" office:value="2.323178793" calcext:value-type="float">
            <text:p>2.323178793</text:p>
          </table:table-cell>
          <table:table-cell office:value-type="float" office:value="400.0430298" calcext:value-type="float">
            <text:p>400.0430298</text:p>
          </table:table-cell>
          <table:table-cell office:value-type="float" office:value="373.1905823" calcext:value-type="float">
            <text:p>373.1905823</text:p>
          </table:table-cell>
          <table:table-cell office:value-type="float" office:value="0.331923982" calcext:value-type="float">
            <text:p>0.331923982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81]" office:value-type="float" office:value="11.27780812" calcext:value-type="float">
            <text:p>11.27780812</text:p>
          </table:table-cell>
          <table:table-cell table:formula="of:=0.5*([.L181]+[.M181])/10" office:value-type="float" office:value="39.199661255" calcext:value-type="float">
            <text:p>39.199661255</text:p>
          </table:table-cell>
          <table:table-cell table:formula="of:=[.K181]" office:value-type="float" office:value="2.979268393" calcext:value-type="float">
            <text:p>2.979268393</text:p>
          </table:table-cell>
          <table:table-cell table:style-name="ce1" table:formula="of:=[.O181]" office:value-type="float" office:value="0.45" calcext:value-type="float">
            <text:p>0.45</text:p>
          </table:table-cell>
          <table:table-cell table:formula="of:=[.N181]" office:value-type="float" office:value="0.172651872" calcext:value-type="float">
            <text:p>0.17265187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.27780812" calcext:value-type="float">
            <text:p>11.27780812</text:p>
          </table:table-cell>
          <table:table-cell office:value-type="float" office:value="2.979268393" calcext:value-type="float">
            <text:p>2.979268393</text:p>
          </table:table-cell>
          <table:table-cell office:value-type="float" office:value="400.208252" calcext:value-type="float">
            <text:p>400.208252</text:p>
          </table:table-cell>
          <table:table-cell office:value-type="float" office:value="383.7849731" calcext:value-type="float">
            <text:p>383.7849731</text:p>
          </table:table-cell>
          <table:table-cell office:value-type="float" office:value="0.172651872" calcext:value-type="float">
            <text:p>0.172651872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" calcext:value-type="float">
            <text:p>1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82]" office:value-type="float" office:value="11.2939925" calcext:value-type="float">
            <text:p>11.2939925</text:p>
          </table:table-cell>
          <table:table-cell table:formula="of:=0.5*([.L182]+[.M182])/10" office:value-type="float" office:value="39.18424072" calcext:value-type="float">
            <text:p>39.18424072</text:p>
          </table:table-cell>
          <table:table-cell table:formula="of:=[.K182]" office:value-type="float" office:value="3.281568086" calcext:value-type="float">
            <text:p>3.281568086</text:p>
          </table:table-cell>
          <table:table-cell table:style-name="ce1" table:formula="of:=[.O182]" office:value-type="float" office:value="0.45" calcext:value-type="float">
            <text:p>0.45</text:p>
          </table:table-cell>
          <table:table-cell table:formula="of:=[.N182]" office:value-type="float" office:value="0.139306294" calcext:value-type="float">
            <text:p>0.139306294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.2939925" calcext:value-type="float">
            <text:p>11.2939925</text:p>
          </table:table-cell>
          <table:table-cell office:value-type="float" office:value="3.281568086" calcext:value-type="float">
            <text:p>3.281568086</text:p>
          </table:table-cell>
          <table:table-cell office:value-type="float" office:value="399.9038696" calcext:value-type="float">
            <text:p>399.9038696</text:p>
          </table:table-cell>
          <table:table-cell office:value-type="float" office:value="383.7809448" calcext:value-type="float">
            <text:p>383.7809448</text:p>
          </table:table-cell>
          <table:table-cell office:value-type="float" office:value="0.139306294" calcext:value-type="float">
            <text:p>0.13930629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" calcext:value-type="float">
            <text:p>1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83]" office:value-type="float" office:value="12.77787868" calcext:value-type="float">
            <text:p>12.77787868</text:p>
          </table:table-cell>
          <table:table-cell table:formula="of:=0.5*([.L183]+[.M183])/10" office:value-type="float" office:value="39.042892455" calcext:value-type="float">
            <text:p>39.042892455</text:p>
          </table:table-cell>
          <table:table-cell table:formula="of:=[.K183]" office:value-type="float" office:value="2.968283939" calcext:value-type="float">
            <text:p>2.968283939</text:p>
          </table:table-cell>
          <table:table-cell table:style-name="ce1" table:formula="of:=[.O183]" office:value-type="float" office:value="0.45" calcext:value-type="float">
            <text:p>0.45</text:p>
          </table:table-cell>
          <table:table-cell table:formula="of:=[.N183]" office:value-type="float" office:value="0.191129473" calcext:value-type="float">
            <text:p>0.19112947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.77787868" calcext:value-type="float">
            <text:p>12.77787868</text:p>
          </table:table-cell>
          <table:table-cell office:value-type="float" office:value="2.968283939" calcext:value-type="float">
            <text:p>2.968283939</text:p>
          </table:table-cell>
          <table:table-cell office:value-type="float" office:value="399.6895447" calcext:value-type="float">
            <text:p>399.6895447</text:p>
          </table:table-cell>
          <table:table-cell office:value-type="float" office:value="381.1683044" calcext:value-type="float">
            <text:p>381.1683044</text:p>
          </table:table-cell>
          <table:table-cell office:value-type="float" office:value="0.191129473" calcext:value-type="float">
            <text:p>0.191129473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" calcext:value-type="float">
            <text:p>1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84]" office:value-type="float" office:value="15.20889866" calcext:value-type="float">
            <text:p>15.20889866</text:p>
          </table:table-cell>
          <table:table-cell table:formula="of:=0.5*([.L184]+[.M184])/10" office:value-type="float" office:value="38.916052245" calcext:value-type="float">
            <text:p>38.916052245</text:p>
          </table:table-cell>
          <table:table-cell table:formula="of:=[.K184]" office:value-type="float" office:value="2.885708561" calcext:value-type="float">
            <text:p>2.885708561</text:p>
          </table:table-cell>
          <table:table-cell table:style-name="ce1" table:formula="of:=[.O184]" office:value-type="float" office:value="0.2" calcext:value-type="float">
            <text:p>0.20</text:p>
          </table:table-cell>
          <table:table-cell table:formula="of:=[.N184]" office:value-type="float" office:value="0.215149914" calcext:value-type="float">
            <text:p>0.215149914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.20889866" calcext:value-type="float">
            <text:p>15.20889866</text:p>
          </table:table-cell>
          <table:table-cell office:value-type="float" office:value="2.885708561" calcext:value-type="float">
            <text:p>2.885708561</text:p>
          </table:table-cell>
          <table:table-cell office:value-type="float" office:value="400.0064087" calcext:value-type="float">
            <text:p>400.0064087</text:p>
          </table:table-cell>
          <table:table-cell office:value-type="float" office:value="378.3146362" calcext:value-type="float">
            <text:p>378.3146362</text:p>
          </table:table-cell>
          <table:table-cell office:value-type="float" office:value="0.215149914" calcext:value-type="float">
            <text:p>0.215149914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.3" calcext:value-type="float">
            <text:p>1.3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85]" office:value-type="float" office:value="12.3230366" calcext:value-type="float">
            <text:p>12.3230366</text:p>
          </table:table-cell>
          <table:table-cell table:formula="of:=0.5*([.L185]+[.M185])/10" office:value-type="float" office:value="39.11396637" calcext:value-type="float">
            <text:p>39.11396637</text:p>
          </table:table-cell>
          <table:table-cell table:formula="of:=[.K185]" office:value-type="float" office:value="2.950128018" calcext:value-type="float">
            <text:p>2.950128018</text:p>
          </table:table-cell>
          <table:table-cell table:style-name="ce1" table:formula="of:=[.O185]" office:value-type="float" office:value="0.2" calcext:value-type="float">
            <text:p>0.20</text:p>
          </table:table-cell>
          <table:table-cell table:formula="of:=[.N185]" office:value-type="float" office:value="0.190765488" calcext:value-type="float">
            <text:p>0.19076548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.3230366" calcext:value-type="float">
            <text:p>12.3230366</text:p>
          </table:table-cell>
          <table:table-cell office:value-type="float" office:value="2.950128018" calcext:value-type="float">
            <text:p>2.950128018</text:p>
          </table:table-cell>
          <table:table-cell office:value-type="float" office:value="400.1077576" calcext:value-type="float">
            <text:p>400.1077576</text:p>
          </table:table-cell>
          <table:table-cell office:value-type="float" office:value="382.1715698" calcext:value-type="float">
            <text:p>382.1715698</text:p>
          </table:table-cell>
          <table:table-cell office:value-type="float" office:value="0.190765488" calcext:value-type="float">
            <text:p>0.190765488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.3" calcext:value-type="float">
            <text:p>1.3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86]" office:value-type="float" office:value="11.8401271" calcext:value-type="float">
            <text:p>11.8401271</text:p>
          </table:table-cell>
          <table:table-cell table:formula="of:=0.5*([.L186]+[.M186])/10" office:value-type="float" office:value="39.15603943" calcext:value-type="float">
            <text:p>39.15603943</text:p>
          </table:table-cell>
          <table:table-cell table:formula="of:=[.K186]" office:value-type="float" office:value="2.779511761" calcext:value-type="float">
            <text:p>2.779511761</text:p>
          </table:table-cell>
          <table:table-cell table:style-name="ce1" table:formula="of:=[.O186]" office:value-type="float" office:value="0.2" calcext:value-type="float">
            <text:p>0.20</text:p>
          </table:table-cell>
          <table:table-cell table:formula="of:=[.N186]" office:value-type="float" office:value="0.189473672" calcext:value-type="float">
            <text:p>0.18947367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.8401271" calcext:value-type="float">
            <text:p>11.8401271</text:p>
          </table:table-cell>
          <table:table-cell office:value-type="float" office:value="2.779511761" calcext:value-type="float">
            <text:p>2.779511761</text:p>
          </table:table-cell>
          <table:table-cell office:value-type="float" office:value="400.1480713" calcext:value-type="float">
            <text:p>400.1480713</text:p>
          </table:table-cell>
          <table:table-cell office:value-type="float" office:value="382.9727173" calcext:value-type="float">
            <text:p>382.9727173</text:p>
          </table:table-cell>
          <table:table-cell office:value-type="float" office:value="0.189473672" calcext:value-type="float">
            <text:p>0.189473672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.3" calcext:value-type="float">
            <text:p>1.3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87]" office:value-type="float" office:value="16.66354848" calcext:value-type="float">
            <text:p>16.66354848</text:p>
          </table:table-cell>
          <table:table-cell table:formula="of:=0.5*([.L187]+[.M187])/10" office:value-type="float" office:value="38.82354126" calcext:value-type="float">
            <text:p>38.82354126</text:p>
          </table:table-cell>
          <table:table-cell table:formula="of:=[.K187]" office:value-type="float" office:value="2.590501666" calcext:value-type="float">
            <text:p>2.590501666</text:p>
          </table:table-cell>
          <table:table-cell table:style-name="ce1" table:formula="of:=[.O187]" office:value-type="float" office:value="0.35" calcext:value-type="float">
            <text:p>0.35</text:p>
          </table:table-cell>
          <table:table-cell table:formula="of:=[.N187]" office:value-type="float" office:value="0.278932089" calcext:value-type="float">
            <text:p>0.27893208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.66354848" calcext:value-type="float">
            <text:p>16.66354848</text:p>
          </table:table-cell>
          <table:table-cell office:value-type="float" office:value="2.590501666" calcext:value-type="float">
            <text:p>2.590501666</text:p>
          </table:table-cell>
          <table:table-cell office:value-type="float" office:value="400.2253418" calcext:value-type="float">
            <text:p>400.2253418</text:p>
          </table:table-cell>
          <table:table-cell office:value-type="float" office:value="376.2454834" calcext:value-type="float">
            <text:p>376.2454834</text:p>
          </table:table-cell>
          <table:table-cell office:value-type="float" office:value="0.278932089" calcext:value-type="float">
            <text:p>0.27893208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88]" office:value-type="float" office:value="16.00878239" calcext:value-type="float">
            <text:p>16.00878239</text:p>
          </table:table-cell>
          <table:table-cell table:formula="of:=0.5*([.L188]+[.M188])/10" office:value-type="float" office:value="38.843395995" calcext:value-type="float">
            <text:p>38.843395995</text:p>
          </table:table-cell>
          <table:table-cell table:formula="of:=[.K188]" office:value-type="float" office:value="2.722677448" calcext:value-type="float">
            <text:p>2.722677448</text:p>
          </table:table-cell>
          <table:table-cell table:style-name="ce1" table:formula="of:=[.O188]" office:value-type="float" office:value="0.35" calcext:value-type="float">
            <text:p>0.35</text:p>
          </table:table-cell>
          <table:table-cell table:formula="of:=[.N188]" office:value-type="float" office:value="0.265911241" calcext:value-type="float">
            <text:p>0.26591124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.00878239" calcext:value-type="float">
            <text:p>16.00878239</text:p>
          </table:table-cell>
          <table:table-cell office:value-type="float" office:value="2.722677448" calcext:value-type="float">
            <text:p>2.722677448</text:p>
          </table:table-cell>
          <table:table-cell office:value-type="float" office:value="400.0379333" calcext:value-type="float">
            <text:p>400.0379333</text:p>
          </table:table-cell>
          <table:table-cell office:value-type="float" office:value="376.8299866" calcext:value-type="float">
            <text:p>376.8299866</text:p>
          </table:table-cell>
          <table:table-cell office:value-type="float" office:value="0.265911241" calcext:value-type="float">
            <text:p>0.26591124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189]" office:value-type="float" office:value="17.95236001" calcext:value-type="float">
            <text:p>17.95236001</text:p>
          </table:table-cell>
          <table:table-cell table:formula="of:=0.5*([.L189]+[.M189])/10" office:value-type="float" office:value="38.738400265" calcext:value-type="float">
            <text:p>38.738400265</text:p>
          </table:table-cell>
          <table:table-cell table:formula="of:=[.K189]" office:value-type="float" office:value="2.541246233" calcext:value-type="float">
            <text:p>2.541246233</text:p>
          </table:table-cell>
          <table:table-cell table:style-name="ce1" table:formula="of:=[.O189]" office:value-type="float" office:value="0.35" calcext:value-type="float">
            <text:p>0.35</text:p>
          </table:table-cell>
          <table:table-cell table:formula="of:=[.N189]" office:value-type="float" office:value="0.283225481" calcext:value-type="float">
            <text:p>0.28322548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.95236001" calcext:value-type="float">
            <text:p>17.95236001</text:p>
          </table:table-cell>
          <table:table-cell office:value-type="float" office:value="2.541246233" calcext:value-type="float">
            <text:p>2.541246233</text:p>
          </table:table-cell>
          <table:table-cell office:value-type="float" office:value="400.1401672" calcext:value-type="float">
            <text:p>400.1401672</text:p>
          </table:table-cell>
          <table:table-cell office:value-type="float" office:value="374.6278381" calcext:value-type="float">
            <text:p>374.6278381</text:p>
          </table:table-cell>
          <table:table-cell office:value-type="float" office:value="0.283225481" calcext:value-type="float">
            <text:p>0.28322548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90]" office:value-type="float" office:value="6.927110568" calcext:value-type="float">
            <text:p>6.927110568</text:p>
          </table:table-cell>
          <table:table-cell table:formula="of:=0.5*([.L190]+[.M190])/10" office:value-type="float" office:value="39.53719635" calcext:value-type="float">
            <text:p>39.53719635</text:p>
          </table:table-cell>
          <table:table-cell table:formula="of:=[.K190]" office:value-type="float" office:value="3.146430083" calcext:value-type="float">
            <text:p>3.146430083</text:p>
          </table:table-cell>
          <table:table-cell table:style-name="ce1" table:formula="of:=[.O190]" office:value-type="float" office:value="0.8" calcext:value-type="float">
            <text:p>0.80</text:p>
          </table:table-cell>
          <table:table-cell table:formula="of:=[.N190]" office:value-type="float" office:value="0.048717883" calcext:value-type="float">
            <text:p>0.04871788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927110568" calcext:value-type="float">
            <text:p>6.927110568</text:p>
          </table:table-cell>
          <table:table-cell office:value-type="float" office:value="3.146430083" calcext:value-type="float">
            <text:p>3.146430083</text:p>
          </table:table-cell>
          <table:table-cell office:value-type="float" office:value="399.9710388" calcext:value-type="float">
            <text:p>399.9710388</text:p>
          </table:table-cell>
          <table:table-cell office:value-type="float" office:value="390.7728882" calcext:value-type="float">
            <text:p>390.7728882</text:p>
          </table:table-cell>
          <table:table-cell office:value-type="float" office:value="0.048717883" calcext:value-type="float">
            <text:p>0.048717883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91]" office:value-type="float" office:value="7.380820475" calcext:value-type="float">
            <text:p>7.380820475</text:p>
          </table:table-cell>
          <table:table-cell table:formula="of:=0.5*([.L191]+[.M191])/10" office:value-type="float" office:value="39.521595765" calcext:value-type="float">
            <text:p>39.521595765</text:p>
          </table:table-cell>
          <table:table-cell table:formula="of:=[.K191]" office:value-type="float" office:value="3.492078284" calcext:value-type="float">
            <text:p>3.492078284</text:p>
          </table:table-cell>
          <table:table-cell table:style-name="ce1" table:formula="of:=[.O191]" office:value-type="float" office:value="0.8" calcext:value-type="float">
            <text:p>0.80</text:p>
          </table:table-cell>
          <table:table-cell table:formula="of:=[.N191]" office:value-type="float" office:value="0.055124235" calcext:value-type="float">
            <text:p>0.05512423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.380820475" calcext:value-type="float">
            <text:p>7.380820475</text:p>
          </table:table-cell>
          <table:table-cell office:value-type="float" office:value="3.492078284" calcext:value-type="float">
            <text:p>3.492078284</text:p>
          </table:table-cell>
          <table:table-cell office:value-type="float" office:value="400.1976013" calcext:value-type="float">
            <text:p>400.1976013</text:p>
          </table:table-cell>
          <table:table-cell office:value-type="float" office:value="390.234314" calcext:value-type="float">
            <text:p>390.234314</text:p>
          </table:table-cell>
          <table:table-cell office:value-type="float" office:value="0.055124235" calcext:value-type="float">
            <text:p>0.055124235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92]" office:value-type="float" office:value="3.065581844" calcext:value-type="float">
            <text:p>3.065581844</text:p>
          </table:table-cell>
          <table:table-cell table:formula="of:=0.5*([.L192]+[.M192])/10" office:value-type="float" office:value="39.80069275" calcext:value-type="float">
            <text:p>39.80069275</text:p>
          </table:table-cell>
          <table:table-cell table:formula="of:=[.K192]" office:value-type="float" office:value="4.031030724" calcext:value-type="float">
            <text:p>4.031030724</text:p>
          </table:table-cell>
          <table:table-cell table:style-name="ce1" table:formula="of:=[.O192]" office:value-type="float" office:value="0.8" calcext:value-type="float">
            <text:p>0.80</text:p>
          </table:table-cell>
          <table:table-cell table:formula="of:=[.N192]" office:value-type="float" office:value="0.024858101" calcext:value-type="float">
            <text:p>0.02485810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065581844" calcext:value-type="float">
            <text:p>3.065581844</text:p>
          </table:table-cell>
          <table:table-cell office:value-type="float" office:value="4.031030724" calcext:value-type="float">
            <text:p>4.031030724</text:p>
          </table:table-cell>
          <table:table-cell office:value-type="float" office:value="400.1385193" calcext:value-type="float">
            <text:p>400.1385193</text:p>
          </table:table-cell>
          <table:table-cell office:value-type="float" office:value="395.8753357" calcext:value-type="float">
            <text:p>395.8753357</text:p>
          </table:table-cell>
          <table:table-cell office:value-type="float" office:value="0.024858101" calcext:value-type="float">
            <text:p>0.024858101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93]" office:value-type="float" office:value="1.188447246" calcext:value-type="float">
            <text:p>1.188447246</text:p>
          </table:table-cell>
          <table:table-cell table:formula="of:=0.5*([.L193]+[.M193])/10" office:value-type="float" office:value="39.919458005" calcext:value-type="float">
            <text:p>39.919458005</text:p>
          </table:table-cell>
          <table:table-cell table:formula="of:=[.K193]" office:value-type="float" office:value="3.433759352" calcext:value-type="float">
            <text:p>3.433759352</text:p>
          </table:table-cell>
          <table:table-cell table:style-name="ce1" table:formula="of:=[.O193]" office:value-type="float" office:value="1.3" calcext:value-type="float">
            <text:p>1.30</text:p>
          </table:table-cell>
          <table:table-cell table:formula="of:=[.N193]" office:value-type="float" office:value="0.013793716" calcext:value-type="float">
            <text:p>0.01379371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188447246" calcext:value-type="float">
            <text:p>1.188447246</text:p>
          </table:table-cell>
          <table:table-cell office:value-type="float" office:value="3.433759352" calcext:value-type="float">
            <text:p>3.433759352</text:p>
          </table:table-cell>
          <table:table-cell office:value-type="float" office:value="400.0464172" calcext:value-type="float">
            <text:p>400.0464172</text:p>
          </table:table-cell>
          <table:table-cell office:value-type="float" office:value="398.3427429" calcext:value-type="float">
            <text:p>398.3427429</text:p>
          </table:table-cell>
          <table:table-cell office:value-type="float" office:value="0.013793716" calcext:value-type="float">
            <text:p>0.013793716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94]" office:value-type="float" office:value="1.466181945" calcext:value-type="float">
            <text:p>1.466181945</text:p>
          </table:table-cell>
          <table:table-cell table:formula="of:=0.5*([.L194]+[.M194])/10" office:value-type="float" office:value="39.884384155" calcext:value-type="float">
            <text:p>39.884384155</text:p>
          </table:table-cell>
          <table:table-cell table:formula="of:=[.K194]" office:value-type="float" office:value="3.39651553" calcext:value-type="float">
            <text:p>3.39651553</text:p>
          </table:table-cell>
          <table:table-cell table:style-name="ce1" table:formula="of:=[.O194]" office:value-type="float" office:value="1.3" calcext:value-type="float">
            <text:p>1.30</text:p>
          </table:table-cell>
          <table:table-cell table:formula="of:=[.N194]" office:value-type="float" office:value="0.020922527" calcext:value-type="float">
            <text:p>0.02092252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466181945" calcext:value-type="float">
            <text:p>1.466181945</text:p>
          </table:table-cell>
          <table:table-cell office:value-type="float" office:value="3.39651553" calcext:value-type="float">
            <text:p>3.39651553</text:p>
          </table:table-cell>
          <table:table-cell office:value-type="float" office:value="399.9303589" calcext:value-type="float">
            <text:p>399.9303589</text:p>
          </table:table-cell>
          <table:table-cell office:value-type="float" office:value="397.7573242" calcext:value-type="float">
            <text:p>397.7573242</text:p>
          </table:table-cell>
          <table:table-cell office:value-type="float" office:value="0.020922527" calcext:value-type="float">
            <text:p>0.020922527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95]" office:value-type="float" office:value="0.708885563" calcext:value-type="float">
            <text:p>0.708885563</text:p>
          </table:table-cell>
          <table:table-cell table:formula="of:=0.5*([.L195]+[.M195])/10" office:value-type="float" office:value="39.936616515" calcext:value-type="float">
            <text:p>39.936616515</text:p>
          </table:table-cell>
          <table:table-cell table:formula="of:=[.K195]" office:value-type="float" office:value="4.24186487" calcext:value-type="float">
            <text:p>4.24186487</text:p>
          </table:table-cell>
          <table:table-cell table:style-name="ce1" table:formula="of:=[.O195]" office:value-type="float" office:value="1.3" calcext:value-type="float">
            <text:p>1.30</text:p>
          </table:table-cell>
          <table:table-cell table:formula="of:=[.N195]" office:value-type="float" office:value="0.011995953" calcext:value-type="float">
            <text:p>0.01199595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708885563" calcext:value-type="float">
            <text:p>0.708885563</text:p>
          </table:table-cell>
          <table:table-cell office:value-type="float" office:value="4.24186487" calcext:value-type="float">
            <text:p>4.24186487</text:p>
          </table:table-cell>
          <table:table-cell office:value-type="float" office:value="399.9406433" calcext:value-type="float">
            <text:p>399.9406433</text:p>
          </table:table-cell>
          <table:table-cell office:value-type="float" office:value="398.791687" calcext:value-type="float">
            <text:p>398.791687</text:p>
          </table:table-cell>
          <table:table-cell office:value-type="float" office:value="0.011995953" calcext:value-type="float">
            <text:p>0.011995953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96]" office:value-type="float" office:value="4.372896601" calcext:value-type="float">
            <text:p>4.372896601</text:p>
          </table:table-cell>
          <table:table-cell table:formula="of:=0.5*([.L196]+[.M196])/10" office:value-type="float" office:value="39.700401305" calcext:value-type="float">
            <text:p>39.700401305</text:p>
          </table:table-cell>
          <table:table-cell table:formula="of:=[.K196]" office:value-type="float" office:value="3.391580976" calcext:value-type="float">
            <text:p>3.391580976</text:p>
          </table:table-cell>
          <table:table-cell table:style-name="ce1" table:formula="of:=[.O196]" office:value-type="float" office:value="0.85" calcext:value-type="float">
            <text:p>0.85</text:p>
          </table:table-cell>
          <table:table-cell table:formula="of:=[.N196]" office:value-type="float" office:value="0.029309532" calcext:value-type="float">
            <text:p>0.02930953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.372896601" calcext:value-type="float">
            <text:p>4.372896601</text:p>
          </table:table-cell>
          <table:table-cell office:value-type="float" office:value="3.391580976" calcext:value-type="float">
            <text:p>3.391580976</text:p>
          </table:table-cell>
          <table:table-cell office:value-type="float" office:value="399.917572" calcext:value-type="float">
            <text:p>399.917572</text:p>
          </table:table-cell>
          <table:table-cell office:value-type="float" office:value="394.0904541" calcext:value-type="float">
            <text:p>394.0904541</text:p>
          </table:table-cell>
          <table:table-cell office:value-type="float" office:value="0.029309532" calcext:value-type="float">
            <text:p>0.029309532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97]" office:value-type="float" office:value="3.494488148" calcext:value-type="float">
            <text:p>3.494488148</text:p>
          </table:table-cell>
          <table:table-cell table:formula="of:=0.5*([.L197]+[.M197])/10" office:value-type="float" office:value="39.77759247" calcext:value-type="float">
            <text:p>39.77759247</text:p>
          </table:table-cell>
          <table:table-cell table:formula="of:=[.K197]" office:value-type="float" office:value="3.724115345" calcext:value-type="float">
            <text:p>3.724115345</text:p>
          </table:table-cell>
          <table:table-cell table:style-name="ce1" table:formula="of:=[.O197]" office:value-type="float" office:value="0.85" calcext:value-type="float">
            <text:p>0.85</text:p>
          </table:table-cell>
          <table:table-cell table:formula="of:=[.N197]" office:value-type="float" office:value="0.025521645" calcext:value-type="float">
            <text:p>0.02552164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494488148" calcext:value-type="float">
            <text:p>3.494488148</text:p>
          </table:table-cell>
          <table:table-cell office:value-type="float" office:value="3.724115345" calcext:value-type="float">
            <text:p>3.724115345</text:p>
          </table:table-cell>
          <table:table-cell office:value-type="float" office:value="400.1496277" calcext:value-type="float">
            <text:p>400.1496277</text:p>
          </table:table-cell>
          <table:table-cell office:value-type="float" office:value="395.4022217" calcext:value-type="float">
            <text:p>395.4022217</text:p>
          </table:table-cell>
          <table:table-cell office:value-type="float" office:value="0.025521645" calcext:value-type="float">
            <text:p>0.025521645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98]" office:value-type="float" office:value="3.447007187" calcext:value-type="float">
            <text:p>3.447007187</text:p>
          </table:table-cell>
          <table:table-cell table:formula="of:=0.5*([.L198]+[.M198])/10" office:value-type="float" office:value="39.75102997" calcext:value-type="float">
            <text:p>39.75102997</text:p>
          </table:table-cell>
          <table:table-cell table:formula="of:=[.K198]" office:value-type="float" office:value="3.910322302" calcext:value-type="float">
            <text:p>3.910322302</text:p>
          </table:table-cell>
          <table:table-cell table:style-name="ce1" table:formula="of:=[.O198]" office:value-type="float" office:value="0.85" calcext:value-type="float">
            <text:p>0.85</text:p>
          </table:table-cell>
          <table:table-cell table:formula="of:=[.N198]" office:value-type="float" office:value="0.025343515" calcext:value-type="float">
            <text:p>0.02534351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447007187" calcext:value-type="float">
            <text:p>3.447007187</text:p>
          </table:table-cell>
          <table:table-cell office:value-type="float" office:value="3.910322302" calcext:value-type="float">
            <text:p>3.910322302</text:p>
          </table:table-cell>
          <table:table-cell office:value-type="float" office:value="399.8674622" calcext:value-type="float">
            <text:p>399.8674622</text:p>
          </table:table-cell>
          <table:table-cell office:value-type="float" office:value="395.1531372" calcext:value-type="float">
            <text:p>395.1531372</text:p>
          </table:table-cell>
          <table:table-cell office:value-type="float" office:value="0.025343515" calcext:value-type="float">
            <text:p>0.025343515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199]" office:value-type="float" office:value="0.507096959" calcext:value-type="float">
            <text:p>0.507096959</text:p>
          </table:table-cell>
          <table:table-cell table:formula="of:=0.5*([.L199]+[.M199])/10" office:value-type="float" office:value="39.96778412" calcext:value-type="float">
            <text:p>39.96778412</text:p>
          </table:table-cell>
          <table:table-cell table:formula="of:=[.K199]" office:value-type="float" office:value="3.568261906" calcext:value-type="float">
            <text:p>3.568261906</text:p>
          </table:table-cell>
          <table:table-cell table:style-name="ce1" table:formula="of:=[.O199]" office:value-type="float" office:value="1.15" calcext:value-type="float">
            <text:p>1.15</text:p>
          </table:table-cell>
          <table:table-cell table:formula="of:=[.N199]" office:value-type="float" office:value="0.007422332" calcext:value-type="float">
            <text:p>0.00742233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507096959" calcext:value-type="float">
            <text:p>0.507096959</text:p>
          </table:table-cell>
          <table:table-cell office:value-type="float" office:value="3.568261906" calcext:value-type="float">
            <text:p>3.568261906</text:p>
          </table:table-cell>
          <table:table-cell office:value-type="float" office:value="400.0597534" calcext:value-type="float">
            <text:p>400.0597534</text:p>
          </table:table-cell>
          <table:table-cell office:value-type="float" office:value="399.295929" calcext:value-type="float">
            <text:p>399.295929</text:p>
          </table:table-cell>
          <table:table-cell office:value-type="float" office:value="0.007422332" calcext:value-type="float">
            <text:p>0.007422332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200]" office:value-type="float" office:value="11.17756943" calcext:value-type="float">
            <text:p>11.17756943</text:p>
          </table:table-cell>
          <table:table-cell table:formula="of:=0.5*([.L200]+[.M200])/10" office:value-type="float" office:value="39.328430175" calcext:value-type="float">
            <text:p>39.328430175</text:p>
          </table:table-cell>
          <table:table-cell table:formula="of:=[.K200]" office:value-type="float" office:value="3.932830968" calcext:value-type="float">
            <text:p>3.932830968</text:p>
          </table:table-cell>
          <table:table-cell table:style-name="ce1" table:formula="of:=[.O200]" office:value-type="float" office:value="1.15" calcext:value-type="float">
            <text:p>1.15</text:p>
          </table:table-cell>
          <table:table-cell table:formula="of:=[.N200]" office:value-type="float" office:value="0.009001899" calcext:value-type="float">
            <text:p>0.00900189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7756943" calcext:value-type="float">
            <text:p>11.17756943</text:p>
          </table:table-cell>
          <table:table-cell office:value-type="float" office:value="3.932830968" calcext:value-type="float">
            <text:p>3.932830968</text:p>
          </table:table-cell>
          <table:table-cell office:value-type="float" office:value="400.0971069" calcext:value-type="float">
            <text:p>400.0971069</text:p>
          </table:table-cell>
          <table:table-cell office:value-type="float" office:value="386.4714966" calcext:value-type="float">
            <text:p>386.4714966</text:p>
          </table:table-cell>
          <table:table-cell office:value-type="float" office:value="0.009001899" calcext:value-type="float">
            <text:p>0.009001899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201]" office:value-type="float" office:value="0.997487159" calcext:value-type="float">
            <text:p>0.997487159</text:p>
          </table:table-cell>
          <table:table-cell table:formula="of:=0.5*([.L201]+[.M201])/10" office:value-type="float" office:value="39.92501831" calcext:value-type="float">
            <text:p>39.92501831</text:p>
          </table:table-cell>
          <table:table-cell table:formula="of:=[.K201]" office:value-type="float" office:value="4.197907434" calcext:value-type="float">
            <text:p>4.197907434</text:p>
          </table:table-cell>
          <table:table-cell table:style-name="ce1" table:formula="of:=[.O201]" office:value-type="float" office:value="1.15" calcext:value-type="float">
            <text:p>1.15</text:p>
          </table:table-cell>
          <table:table-cell table:formula="of:=[.N201]" office:value-type="float" office:value="0.009497845" calcext:value-type="float">
            <text:p>0.00949784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997487159" calcext:value-type="float">
            <text:p>0.997487159</text:p>
          </table:table-cell>
          <table:table-cell office:value-type="float" office:value="4.197907434" calcext:value-type="float">
            <text:p>4.197907434</text:p>
          </table:table-cell>
          <table:table-cell office:value-type="float" office:value="399.9656982" calcext:value-type="float">
            <text:p>399.9656982</text:p>
          </table:table-cell>
          <table:table-cell office:value-type="float" office:value="398.534668" calcext:value-type="float">
            <text:p>398.534668</text:p>
          </table:table-cell>
          <table:table-cell office:value-type="float" office:value="0.009497845" calcext:value-type="float">
            <text:p>0.009497845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202]" office:value-type="float" office:value="0.205126128" calcext:value-type="float">
            <text:p>0.205126128</text:p>
          </table:table-cell>
          <table:table-cell table:formula="of:=0.5*([.L202]+[.M202])/10" office:value-type="float" office:value="39.988220215" calcext:value-type="float">
            <text:p>39.988220215</text:p>
          </table:table-cell>
          <table:table-cell table:formula="of:=[.K202]" office:value-type="float" office:value="3.497337352" calcext:value-type="float">
            <text:p>3.497337352</text:p>
          </table:table-cell>
          <table:table-cell table:style-name="ce1" table:formula="of:=[.O202]" office:value-type="float" office:value="1" calcext:value-type="float">
            <text:p>1.00</text:p>
          </table:table-cell>
          <table:table-cell table:formula="of:=[.N202]" office:value-type="float" office:value="0.007012658" calcext:value-type="float">
            <text:p>0.00701265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205126128" calcext:value-type="float">
            <text:p>0.205126128</text:p>
          </table:table-cell>
          <table:table-cell office:value-type="float" office:value="3.497337352" calcext:value-type="float">
            <text:p>3.497337352</text:p>
          </table:table-cell>
          <table:table-cell office:value-type="float" office:value="400.0770264" calcext:value-type="float">
            <text:p>400.0770264</text:p>
          </table:table-cell>
          <table:table-cell office:value-type="float" office:value="399.6873779" calcext:value-type="float">
            <text:p>399.6873779</text:p>
          </table:table-cell>
          <table:table-cell office:value-type="float" office:value="0.007012658" calcext:value-type="float">
            <text:p>0.007012658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203]" office:value-type="float" office:value="1.277665564" calcext:value-type="float">
            <text:p>1.277665564</text:p>
          </table:table-cell>
          <table:table-cell table:formula="of:=0.5*([.L203]+[.M203])/10" office:value-type="float" office:value="39.908937075" calcext:value-type="float">
            <text:p>39.908937075</text:p>
          </table:table-cell>
          <table:table-cell table:formula="of:=[.K203]" office:value-type="float" office:value="3.882597506" calcext:value-type="float">
            <text:p>3.882597506</text:p>
          </table:table-cell>
          <table:table-cell table:style-name="ce1" table:formula="of:=[.O203]" office:value-type="float" office:value="1" calcext:value-type="float">
            <text:p>1.00</text:p>
          </table:table-cell>
          <table:table-cell table:formula="of:=[.N203]" office:value-type="float" office:value="0.011256536" calcext:value-type="float">
            <text:p>0.01125653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277665564" calcext:value-type="float">
            <text:p>1.277665564</text:p>
          </table:table-cell>
          <table:table-cell office:value-type="float" office:value="3.882597506" calcext:value-type="float">
            <text:p>3.882597506</text:p>
          </table:table-cell>
          <table:table-cell office:value-type="float" office:value="399.9840088" calcext:value-type="float">
            <text:p>399.9840088</text:p>
          </table:table-cell>
          <table:table-cell office:value-type="float" office:value="398.1947327" calcext:value-type="float">
            <text:p>398.1947327</text:p>
          </table:table-cell>
          <table:table-cell office:value-type="float" office:value="0.011256536" calcext:value-type="float">
            <text:p>0.011256536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204]" office:value-type="float" office:value="1.181273144" calcext:value-type="float">
            <text:p>1.181273144</text:p>
          </table:table-cell>
          <table:table-cell table:formula="of:=0.5*([.L204]+[.M204])/10" office:value-type="float" office:value="39.928857425" calcext:value-type="float">
            <text:p>39.928857425</text:p>
          </table:table-cell>
          <table:table-cell table:formula="of:=[.K204]" office:value-type="float" office:value="3.900476277" calcext:value-type="float">
            <text:p>3.900476277</text:p>
          </table:table-cell>
          <table:table-cell table:style-name="ce1" table:formula="of:=[.O204]" office:value-type="float" office:value="1" calcext:value-type="float">
            <text:p>1.00</text:p>
          </table:table-cell>
          <table:table-cell table:formula="of:=[.N204]" office:value-type="float" office:value="0.012141902" calcext:value-type="float">
            <text:p>0.01214190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181273144" calcext:value-type="float">
            <text:p>1.181273144</text:p>
          </table:table-cell>
          <table:table-cell office:value-type="float" office:value="3.900476277" calcext:value-type="float">
            <text:p>3.900476277</text:p>
          </table:table-cell>
          <table:table-cell office:value-type="float" office:value="400.136261" calcext:value-type="float">
            <text:p>400.136261</text:p>
          </table:table-cell>
          <table:table-cell office:value-type="float" office:value="398.4408875" calcext:value-type="float">
            <text:p>398.4408875</text:p>
          </table:table-cell>
          <table:table-cell office:value-type="float" office:value="0.012141902" calcext:value-type="float">
            <text:p>0.012141902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205]" office:value-type="float" office:value="5.935434527" calcext:value-type="float">
            <text:p>5.935434527</text:p>
          </table:table-cell>
          <table:table-cell table:formula="of:=0.5*([.L205]+[.M205])/10" office:value-type="float" office:value="39.61533661" calcext:value-type="float">
            <text:p>39.61533661</text:p>
          </table:table-cell>
          <table:table-cell table:formula="of:=[.K205]" office:value-type="float" office:value="3.151394942" calcext:value-type="float">
            <text:p>3.151394942</text:p>
          </table:table-cell>
          <table:table-cell table:style-name="ce1" table:formula="of:=[.O205]" office:value-type="float" office:value="1.05" calcext:value-type="float">
            <text:p>1.05</text:p>
          </table:table-cell>
          <table:table-cell table:formula="of:=[.N205]" office:value-type="float" office:value="0.043184563" calcext:value-type="float">
            <text:p>0.04318456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.935434527" calcext:value-type="float">
            <text:p>5.935434527</text:p>
          </table:table-cell>
          <table:table-cell office:value-type="float" office:value="3.151394942" calcext:value-type="float">
            <text:p>3.151394942</text:p>
          </table:table-cell>
          <table:table-cell office:value-type="float" office:value="400.1088867" calcext:value-type="float">
            <text:p>400.1088867</text:p>
          </table:table-cell>
          <table:table-cell office:value-type="float" office:value="392.1978455" calcext:value-type="float">
            <text:p>392.1978455</text:p>
          </table:table-cell>
          <table:table-cell office:value-type="float" office:value="0.043184563" calcext:value-type="float">
            <text:p>0.043184563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206]" office:value-type="float" office:value="5.080713968" calcext:value-type="float">
            <text:p>5.080713968</text:p>
          </table:table-cell>
          <table:table-cell table:formula="of:=0.5*([.L206]+[.M206])/10" office:value-type="float" office:value="39.65194397" calcext:value-type="float">
            <text:p>39.65194397</text:p>
          </table:table-cell>
          <table:table-cell table:formula="of:=[.K206]" office:value-type="float" office:value="3.713840183" calcext:value-type="float">
            <text:p>3.713840183</text:p>
          </table:table-cell>
          <table:table-cell table:style-name="ce1" table:formula="of:=[.O206]" office:value-type="float" office:value="1.05" calcext:value-type="float">
            <text:p>1.05</text:p>
          </table:table-cell>
          <table:table-cell table:formula="of:=[.N206]" office:value-type="float" office:value="0.039537431" calcext:value-type="float">
            <text:p>0.03953743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.080713968" calcext:value-type="float">
            <text:p>5.080713968</text:p>
          </table:table-cell>
          <table:table-cell office:value-type="float" office:value="3.713840183" calcext:value-type="float">
            <text:p>3.713840183</text:p>
          </table:table-cell>
          <table:table-cell office:value-type="float" office:value="399.9941711" calcext:value-type="float">
            <text:p>399.9941711</text:p>
          </table:table-cell>
          <table:table-cell office:value-type="float" office:value="393.0447083" calcext:value-type="float">
            <text:p>393.0447083</text:p>
          </table:table-cell>
          <table:table-cell office:value-type="float" office:value="0.039537431" calcext:value-type="float">
            <text:p>0.039537431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207]" office:value-type="float" office:value="0.726662838" calcext:value-type="float">
            <text:p>0.726662838</text:p>
          </table:table-cell>
          <table:table-cell table:formula="of:=0.5*([.L207]+[.M207])/10" office:value-type="float" office:value="39.95163269" calcext:value-type="float">
            <text:p>39.95163269</text:p>
          </table:table-cell>
          <table:table-cell table:formula="of:=[.K207]" office:value-type="float" office:value="4.164439415" calcext:value-type="float">
            <text:p>4.164439415</text:p>
          </table:table-cell>
          <table:table-cell table:style-name="ce1" table:formula="of:=[.O207]" office:value-type="float" office:value="1.05" calcext:value-type="float">
            <text:p>1.05</text:p>
          </table:table-cell>
          <table:table-cell table:formula="of:=[.N207]" office:value-type="float" office:value="0.011802378" calcext:value-type="float">
            <text:p>0.01180237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726662838" calcext:value-type="float">
            <text:p>0.726662838</text:p>
          </table:table-cell>
          <table:table-cell office:value-type="float" office:value="4.164439415" calcext:value-type="float">
            <text:p>4.164439415</text:p>
          </table:table-cell>
          <table:table-cell office:value-type="float" office:value="400.0965271" calcext:value-type="float">
            <text:p>400.0965271</text:p>
          </table:table-cell>
          <table:table-cell office:value-type="float" office:value="398.9361267" calcext:value-type="float">
            <text:p>398.9361267</text:p>
          </table:table-cell>
          <table:table-cell office:value-type="float" office:value="0.011802378" calcext:value-type="float">
            <text:p>0.011802378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208]" office:value-type="float" office:value="4.483028564" calcext:value-type="float">
            <text:p>4.483028564</text:p>
          </table:table-cell>
          <table:table-cell table:formula="of:=0.5*([.L208]+[.M208])/10" office:value-type="float" office:value="39.706404115" calcext:value-type="float">
            <text:p>39.706404115</text:p>
          </table:table-cell>
          <table:table-cell table:formula="of:=[.K208]" office:value-type="float" office:value="3.293291864" calcext:value-type="float">
            <text:p>3.293291864</text:p>
          </table:table-cell>
          <table:table-cell table:style-name="ce1" table:formula="of:=[.O208]" office:value-type="float" office:value="0.95" calcext:value-type="float">
            <text:p>0.95</text:p>
          </table:table-cell>
          <table:table-cell table:formula="of:=[.N208]" office:value-type="float" office:value="0.02973209" calcext:value-type="float">
            <text:p>0.0297320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.483028564" calcext:value-type="float">
            <text:p>4.483028564</text:p>
          </table:table-cell>
          <table:table-cell office:value-type="float" office:value="3.293291864" calcext:value-type="float">
            <text:p>3.293291864</text:p>
          </table:table-cell>
          <table:table-cell office:value-type="float" office:value="400.039032" calcext:value-type="float">
            <text:p>400.039032</text:p>
          </table:table-cell>
          <table:table-cell office:value-type="float" office:value="394.0890503" calcext:value-type="float">
            <text:p>394.0890503</text:p>
          </table:table-cell>
          <table:table-cell office:value-type="float" office:value="0.02973209" calcext:value-type="float">
            <text:p>0.02973209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209]" office:value-type="float" office:value="3.429939087" calcext:value-type="float">
            <text:p>3.429939087</text:p>
          </table:table-cell>
          <table:table-cell table:formula="of:=0.5*([.L209]+[.M209])/10" office:value-type="float" office:value="39.753923035" calcext:value-type="float">
            <text:p>39.753923035</text:p>
          </table:table-cell>
          <table:table-cell table:formula="of:=[.K209]" office:value-type="float" office:value="3.737606152" calcext:value-type="float">
            <text:p>3.737606152</text:p>
          </table:table-cell>
          <table:table-cell table:style-name="ce1" table:formula="of:=[.O209]" office:value-type="float" office:value="0.95" calcext:value-type="float">
            <text:p>0.95</text:p>
          </table:table-cell>
          <table:table-cell table:formula="of:=[.N209]" office:value-type="float" office:value="0.030969292" calcext:value-type="float">
            <text:p>0.03096929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429939087" calcext:value-type="float">
            <text:p>3.429939087</text:p>
          </table:table-cell>
          <table:table-cell office:value-type="float" office:value="3.737606152" calcext:value-type="float">
            <text:p>3.737606152</text:p>
          </table:table-cell>
          <table:table-cell office:value-type="float" office:value="399.9346008" calcext:value-type="float">
            <text:p>399.9346008</text:p>
          </table:table-cell>
          <table:table-cell office:value-type="float" office:value="395.1438599" calcext:value-type="float">
            <text:p>395.1438599</text:p>
          </table:table-cell>
          <table:table-cell office:value-type="float" office:value="0.030969292" calcext:value-type="float">
            <text:p>0.030969292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10]" office:value-type="float" office:value="3.894922761" calcext:value-type="float">
            <text:p>3.894922761</text:p>
          </table:table-cell>
          <table:table-cell table:formula="of:=0.5*([.L210]+[.M210])/10" office:value-type="float" office:value="39.726313785" calcext:value-type="float">
            <text:p>39.726313785</text:p>
          </table:table-cell>
          <table:table-cell table:formula="of:=[.K210]" office:value-type="float" office:value="3.905622535" calcext:value-type="float">
            <text:p>3.905622535</text:p>
          </table:table-cell>
          <table:table-cell table:style-name="ce1" table:formula="of:=[.O210]" office:value-type="float" office:value="0.95" calcext:value-type="float">
            <text:p>0.95</text:p>
          </table:table-cell>
          <table:table-cell table:formula="of:=[.N210]" office:value-type="float" office:value="0.031592041" calcext:value-type="float">
            <text:p>0.03159204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894922761" calcext:value-type="float">
            <text:p>3.894922761</text:p>
          </table:table-cell>
          <table:table-cell office:value-type="float" office:value="3.905622535" calcext:value-type="float">
            <text:p>3.905622535</text:p>
          </table:table-cell>
          <table:table-cell office:value-type="float" office:value="399.9588013" calcext:value-type="float">
            <text:p>399.9588013</text:p>
          </table:table-cell>
          <table:table-cell office:value-type="float" office:value="394.5674744" calcext:value-type="float">
            <text:p>394.5674744</text:p>
          </table:table-cell>
          <table:table-cell office:value-type="float" office:value="0.031592041" calcext:value-type="float">
            <text:p>0.031592041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11]" office:value-type="float" office:value="4.269113912" calcext:value-type="float">
            <text:p>4.269113912</text:p>
          </table:table-cell>
          <table:table-cell table:formula="of:=0.5*([.L211]+[.M211])/10" office:value-type="float" office:value="39.718882755" calcext:value-type="float">
            <text:p>39.718882755</text:p>
          </table:table-cell>
          <table:table-cell table:formula="of:=[.K211]" office:value-type="float" office:value="3.246039228" calcext:value-type="float">
            <text:p>3.246039228</text:p>
          </table:table-cell>
          <table:table-cell table:style-name="ce1" table:formula="of:=[.O211]" office:value-type="float" office:value="1.1" calcext:value-type="float">
            <text:p>1.10</text:p>
          </table:table-cell>
          <table:table-cell table:formula="of:=[.N211]" office:value-type="float" office:value="0.02840633" calcext:value-type="float">
            <text:p>0.0284063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.269113912" calcext:value-type="float">
            <text:p>4.269113912</text:p>
          </table:table-cell>
          <table:table-cell office:value-type="float" office:value="3.246039228" calcext:value-type="float">
            <text:p>3.246039228</text:p>
          </table:table-cell>
          <table:table-cell office:value-type="float" office:value="400.0193787" calcext:value-type="float">
            <text:p>400.0193787</text:p>
          </table:table-cell>
          <table:table-cell office:value-type="float" office:value="394.3582764" calcext:value-type="float">
            <text:p>394.3582764</text:p>
          </table:table-cell>
          <table:table-cell office:value-type="float" office:value="0.02840633" calcext:value-type="float">
            <text:p>0.02840633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12]" office:value-type="float" office:value="5.098090943" calcext:value-type="float">
            <text:p>5.098090943</text:p>
          </table:table-cell>
          <table:table-cell table:formula="of:=0.5*([.L212]+[.M212])/10" office:value-type="float" office:value="39.656980895" calcext:value-type="float">
            <text:p>39.656980895</text:p>
          </table:table-cell>
          <table:table-cell table:formula="of:=[.K212]" office:value-type="float" office:value="3.714883192" calcext:value-type="float">
            <text:p>3.714883192</text:p>
          </table:table-cell>
          <table:table-cell table:style-name="ce1" table:formula="of:=[.O212]" office:value-type="float" office:value="1.1" calcext:value-type="float">
            <text:p>1.10</text:p>
          </table:table-cell>
          <table:table-cell table:formula="of:=[.N212]" office:value-type="float" office:value="0.035837369" calcext:value-type="float">
            <text:p>0.03583736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.098090943" calcext:value-type="float">
            <text:p>5.098090943</text:p>
          </table:table-cell>
          <table:table-cell office:value-type="float" office:value="3.714883192" calcext:value-type="float">
            <text:p>3.714883192</text:p>
          </table:table-cell>
          <table:table-cell office:value-type="float" office:value="400.0149536" calcext:value-type="float">
            <text:p>400.0149536</text:p>
          </table:table-cell>
          <table:table-cell office:value-type="float" office:value="393.1246643" calcext:value-type="float">
            <text:p>393.1246643</text:p>
          </table:table-cell>
          <table:table-cell office:value-type="float" office:value="0.035837369" calcext:value-type="float">
            <text:p>0.035837369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13]" office:value-type="float" office:value="4.548555097" calcext:value-type="float">
            <text:p>4.548555097</text:p>
          </table:table-cell>
          <table:table-cell table:formula="of:=0.5*([.L213]+[.M213])/10" office:value-type="float" office:value="39.68731842" calcext:value-type="float">
            <text:p>39.68731842</text:p>
          </table:table-cell>
          <table:table-cell table:formula="of:=[.K213]" office:value-type="float" office:value="3.942362787" calcext:value-type="float">
            <text:p>3.942362787</text:p>
          </table:table-cell>
          <table:table-cell table:style-name="ce1" table:formula="of:=[.O213]" office:value-type="float" office:value="1.1" calcext:value-type="float">
            <text:p>1.10</text:p>
          </table:table-cell>
          <table:table-cell table:formula="of:=[.N213]" office:value-type="float" office:value="0.031388436" calcext:value-type="float">
            <text:p>0.03138843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.548555097" calcext:value-type="float">
            <text:p>4.548555097</text:p>
          </table:table-cell>
          <table:table-cell office:value-type="float" office:value="3.942362787" calcext:value-type="float">
            <text:p>3.942362787</text:p>
          </table:table-cell>
          <table:table-cell office:value-type="float" office:value="399.9619751" calcext:value-type="float">
            <text:p>399.9619751</text:p>
          </table:table-cell>
          <table:table-cell office:value-type="float" office:value="393.7843933" calcext:value-type="float">
            <text:p>393.7843933</text:p>
          </table:table-cell>
          <table:table-cell office:value-type="float" office:value="0.031388436" calcext:value-type="float">
            <text:p>0.031388436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14]" office:value-type="float" office:value="0.474841891" calcext:value-type="float">
            <text:p>0.474841891</text:p>
          </table:table-cell>
          <table:table-cell table:formula="of:=0.5*([.L214]+[.M214])/10" office:value-type="float" office:value="39.970126345" calcext:value-type="float">
            <text:p>39.970126345</text:p>
          </table:table-cell>
          <table:table-cell table:formula="of:=[.K214]" office:value-type="float" office:value="3.648023854" calcext:value-type="float">
            <text:p>3.648023854</text:p>
          </table:table-cell>
          <table:table-cell table:style-name="ce1" table:formula="of:=[.O214]" office:value-type="float" office:value="1.75" calcext:value-type="float">
            <text:p>1.75</text:p>
          </table:table-cell>
          <table:table-cell table:formula="of:=[.N214]" office:value-type="float" office:value="0.006049668" calcext:value-type="float">
            <text:p>0.00604966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74841891" calcext:value-type="float">
            <text:p>0.474841891</text:p>
          </table:table-cell>
          <table:table-cell office:value-type="float" office:value="3.648023854" calcext:value-type="float">
            <text:p>3.648023854</text:p>
          </table:table-cell>
          <table:table-cell office:value-type="float" office:value="400.0508118" calcext:value-type="float">
            <text:p>400.0508118</text:p>
          </table:table-cell>
          <table:table-cell office:value-type="float" office:value="399.3517151" calcext:value-type="float">
            <text:p>399.3517151</text:p>
          </table:table-cell>
          <table:table-cell office:value-type="float" office:value="0.006049668" calcext:value-type="float">
            <text:p>0.006049668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2.15" calcext:value-type="float">
            <text:p>2.1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15]" office:value-type="float" office:value="0.136198026" calcext:value-type="float">
            <text:p>0.136198026</text:p>
          </table:table-cell>
          <table:table-cell table:formula="of:=0.5*([.L215]+[.M215])/10" office:value-type="float" office:value="39.987919615" calcext:value-type="float">
            <text:p>39.987919615</text:p>
          </table:table-cell>
          <table:table-cell table:formula="of:=[.K215]" office:value-type="float" office:value="4.055560916" calcext:value-type="float">
            <text:p>4.055560916</text:p>
          </table:table-cell>
          <table:table-cell table:style-name="ce1" table:formula="of:=[.O215]" office:value-type="float" office:value="1.75" calcext:value-type="float">
            <text:p>1.75</text:p>
          </table:table-cell>
          <table:table-cell table:formula="of:=[.N215]" office:value-type="float" office:value="0.007143916" calcext:value-type="float">
            <text:p>0.00714391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136198026" calcext:value-type="float">
            <text:p>0.136198026</text:p>
          </table:table-cell>
          <table:table-cell office:value-type="float" office:value="4.055560916" calcext:value-type="float">
            <text:p>4.055560916</text:p>
          </table:table-cell>
          <table:table-cell office:value-type="float" office:value="400.0457153" calcext:value-type="float">
            <text:p>400.0457153</text:p>
          </table:table-cell>
          <table:table-cell office:value-type="float" office:value="399.712677" calcext:value-type="float">
            <text:p>399.712677</text:p>
          </table:table-cell>
          <table:table-cell office:value-type="float" office:value="0.007143916" calcext:value-type="float">
            <text:p>0.007143916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2.15" calcext:value-type="float">
            <text:p>2.1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16]" office:value-type="float" office:value="0.340641326" calcext:value-type="float">
            <text:p>0.340641326</text:p>
          </table:table-cell>
          <table:table-cell table:formula="of:=0.5*([.L216]+[.M216])/10" office:value-type="float" office:value="39.997229005" calcext:value-type="float">
            <text:p>39.997229005</text:p>
          </table:table-cell>
          <table:table-cell table:formula="of:=[.K216]" office:value-type="float" office:value="3.98468291" calcext:value-type="float">
            <text:p>3.98468291</text:p>
          </table:table-cell>
          <table:table-cell table:style-name="ce1" table:formula="of:=[.O216]" office:value-type="float" office:value="1.75" calcext:value-type="float">
            <text:p>1.75</text:p>
          </table:table-cell>
          <table:table-cell table:formula="of:=[.N216]" office:value-type="float" office:value="0.005164139" calcext:value-type="float">
            <text:p>0.00516413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40641326" calcext:value-type="float">
            <text:p>0.340641326</text:p>
          </table:table-cell>
          <table:table-cell office:value-type="float" office:value="3.98468291" calcext:value-type="float">
            <text:p>3.98468291</text:p>
          </table:table-cell>
          <table:table-cell office:value-type="float" office:value="400.2370911" calcext:value-type="float">
            <text:p>400.2370911</text:p>
          </table:table-cell>
          <table:table-cell office:value-type="float" office:value="399.707489" calcext:value-type="float">
            <text:p>399.707489</text:p>
          </table:table-cell>
          <table:table-cell office:value-type="float" office:value="0.005164139" calcext:value-type="float">
            <text:p>0.005164139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2.15" calcext:value-type="float">
            <text:p>2.1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17]" office:value-type="float" office:value="6.868521113" calcext:value-type="float">
            <text:p>6.868521113</text:p>
          </table:table-cell>
          <table:table-cell table:formula="of:=0.5*([.L217]+[.M217])/10" office:value-type="float" office:value="39.53019562" calcext:value-type="float">
            <text:p>39.53019562</text:p>
          </table:table-cell>
          <table:table-cell table:formula="of:=[.K217]" office:value-type="float" office:value="3.290931726" calcext:value-type="float">
            <text:p>3.290931726</text:p>
          </table:table-cell>
          <table:table-cell table:style-name="ce1" table:formula="of:=[.O217]" office:value-type="float" office:value="0.7" calcext:value-type="float">
            <text:p>0.70</text:p>
          </table:table-cell>
          <table:table-cell table:formula="of:=[.N217]" office:value-type="float" office:value="0.048942928" calcext:value-type="float">
            <text:p>0.04894292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.868521113" calcext:value-type="float">
            <text:p>6.868521113</text:p>
          </table:table-cell>
          <table:table-cell office:value-type="float" office:value="3.290931726" calcext:value-type="float">
            <text:p>3.290931726</text:p>
          </table:table-cell>
          <table:table-cell office:value-type="float" office:value="399.8869324" calcext:value-type="float">
            <text:p>399.8869324</text:p>
          </table:table-cell>
          <table:table-cell office:value-type="float" office:value="390.71698" calcext:value-type="float">
            <text:p>390.71698</text:p>
          </table:table-cell>
          <table:table-cell office:value-type="float" office:value="0.048942928" calcext:value-type="float">
            <text:p>0.048942928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18]" office:value-type="float" office:value="4.620953642" calcext:value-type="float">
            <text:p>4.620953642</text:p>
          </table:table-cell>
          <table:table-cell table:formula="of:=0.5*([.L218]+[.M218])/10" office:value-type="float" office:value="39.6716095" calcext:value-type="float">
            <text:p>39.6716095</text:p>
          </table:table-cell>
          <table:table-cell table:formula="of:=[.K218]" office:value-type="float" office:value="3.94447228" calcext:value-type="float">
            <text:p>3.94447228</text:p>
          </table:table-cell>
          <table:table-cell table:style-name="ce1" table:formula="of:=[.O218]" office:value-type="float" office:value="0.7" calcext:value-type="float">
            <text:p>0.70</text:p>
          </table:table-cell>
          <table:table-cell table:formula="of:=[.N218]" office:value-type="float" office:value="0.032547596" calcext:value-type="float">
            <text:p>0.03254759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.620953642" calcext:value-type="float">
            <text:p>4.620953642</text:p>
          </table:table-cell>
          <table:table-cell office:value-type="float" office:value="3.94447228" calcext:value-type="float">
            <text:p>3.94447228</text:p>
          </table:table-cell>
          <table:table-cell office:value-type="float" office:value="399.8622742" calcext:value-type="float">
            <text:p>399.8622742</text:p>
          </table:table-cell>
          <table:table-cell office:value-type="float" office:value="393.5699158" calcext:value-type="float">
            <text:p>393.5699158</text:p>
          </table:table-cell>
          <table:table-cell office:value-type="float" office:value="0.032547596" calcext:value-type="float">
            <text:p>0.032547596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19]" office:value-type="float" office:value="5.843139106" calcext:value-type="float">
            <text:p>5.843139106</text:p>
          </table:table-cell>
          <table:table-cell table:formula="of:=0.5*([.L219]+[.M219])/10" office:value-type="float" office:value="39.6158432" calcext:value-type="float">
            <text:p>39.6158432</text:p>
          </table:table-cell>
          <table:table-cell table:formula="of:=[.K219]" office:value-type="float" office:value="3.730483929" calcext:value-type="float">
            <text:p>3.730483929</text:p>
          </table:table-cell>
          <table:table-cell table:style-name="ce1" table:formula="of:=[.O219]" office:value-type="float" office:value="0.7" calcext:value-type="float">
            <text:p>0.70</text:p>
          </table:table-cell>
          <table:table-cell table:formula="of:=[.N219]" office:value-type="float" office:value="0.044090569" calcext:value-type="float">
            <text:p>0.04409056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843139106" calcext:value-type="float">
            <text:p>5.843139106</text:p>
          </table:table-cell>
          <table:table-cell office:value-type="float" office:value="3.730483929" calcext:value-type="float">
            <text:p>3.730483929</text:p>
          </table:table-cell>
          <table:table-cell office:value-type="float" office:value="400.1411743" calcext:value-type="float">
            <text:p>400.1411743</text:p>
          </table:table-cell>
          <table:table-cell office:value-type="float" office:value="392.1756897" calcext:value-type="float">
            <text:p>392.1756897</text:p>
          </table:table-cell>
          <table:table-cell office:value-type="float" office:value="0.044090569" calcext:value-type="float">
            <text:p>0.044090569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20]" office:value-type="float" office:value="0.258681515" calcext:value-type="float">
            <text:p>0.258681515</text:p>
          </table:table-cell>
          <table:table-cell table:formula="of:=0.5*([.L220]+[.M220])/10" office:value-type="float" office:value="39.979348755" calcext:value-type="float">
            <text:p>39.979348755</text:p>
          </table:table-cell>
          <table:table-cell table:formula="of:=[.K220]" office:value-type="float" office:value="3.577652605" calcext:value-type="float">
            <text:p>3.577652605</text:p>
          </table:table-cell>
          <table:table-cell table:style-name="ce1" table:formula="of:=[.O220]" office:value-type="float" office:value="1.6" calcext:value-type="float">
            <text:p>1.60</text:p>
          </table:table-cell>
          <table:table-cell table:formula="of:=[.N220]" office:value-type="float" office:value="0.006352248" calcext:value-type="float">
            <text:p>0.00635224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58681515" calcext:value-type="float">
            <text:p>0.258681515</text:p>
          </table:table-cell>
          <table:table-cell office:value-type="float" office:value="3.577652605" calcext:value-type="float">
            <text:p>3.577652605</text:p>
          </table:table-cell>
          <table:table-cell office:value-type="float" office:value="400.0151978" calcext:value-type="float">
            <text:p>400.0151978</text:p>
          </table:table-cell>
          <table:table-cell office:value-type="float" office:value="399.5717773" calcext:value-type="float">
            <text:p>399.5717773</text:p>
          </table:table-cell>
          <table:table-cell office:value-type="float" office:value="0.006352248" calcext:value-type="float">
            <text:p>0.006352248</text:p>
          </table:table-cell>
          <table:table-cell table:style-name="ce1" office:value-type="float" office:value="1.6" calcext:value-type="float">
            <text:p>1.6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21]" office:value-type="float" office:value="0.354806854" calcext:value-type="float">
            <text:p>0.354806854</text:p>
          </table:table-cell>
          <table:table-cell table:formula="of:=0.5*([.L221]+[.M221])/10" office:value-type="float" office:value="39.973931885" calcext:value-type="float">
            <text:p>39.973931885</text:p>
          </table:table-cell>
          <table:table-cell table:formula="of:=[.K221]" office:value-type="float" office:value="3.678198681" calcext:value-type="float">
            <text:p>3.678198681</text:p>
          </table:table-cell>
          <table:table-cell table:style-name="ce1" table:formula="of:=[.O221]" office:value-type="float" office:value="1.6" calcext:value-type="float">
            <text:p>1.60</text:p>
          </table:table-cell>
          <table:table-cell table:formula="of:=[.N221]" office:value-type="float" office:value="0.009970816" calcext:value-type="float">
            <text:p>0.00997081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354806854" calcext:value-type="float">
            <text:p>0.354806854</text:p>
          </table:table-cell>
          <table:table-cell office:value-type="float" office:value="3.678198681" calcext:value-type="float">
            <text:p>3.678198681</text:p>
          </table:table-cell>
          <table:table-cell office:value-type="float" office:value="400.0593262" calcext:value-type="float">
            <text:p>400.0593262</text:p>
          </table:table-cell>
          <table:table-cell office:value-type="float" office:value="399.4193115" calcext:value-type="float">
            <text:p>399.4193115</text:p>
          </table:table-cell>
          <table:table-cell office:value-type="float" office:value="0.009970816" calcext:value-type="float">
            <text:p>0.009970816</text:p>
          </table:table-cell>
          <table:table-cell table:style-name="ce1" office:value-type="float" office:value="1.6" calcext:value-type="float">
            <text:p>1.6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22]" office:value-type="float" office:value="0.432224375" calcext:value-type="float">
            <text:p>0.432224375</text:p>
          </table:table-cell>
          <table:table-cell table:formula="of:=0.5*([.L222]+[.M222])/10" office:value-type="float" office:value="39.957992555" calcext:value-type="float">
            <text:p>39.957992555</text:p>
          </table:table-cell>
          <table:table-cell table:formula="of:=[.K222]" office:value-type="float" office:value="4.129992631" calcext:value-type="float">
            <text:p>4.129992631</text:p>
          </table:table-cell>
          <table:table-cell table:style-name="ce1" table:formula="of:=[.O222]" office:value-type="float" office:value="1.6" calcext:value-type="float">
            <text:p>1.60</text:p>
          </table:table-cell>
          <table:table-cell table:formula="of:=[.N222]" office:value-type="float" office:value="0.007565693" calcext:value-type="float">
            <text:p>0.00756569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432224375" calcext:value-type="float">
            <text:p>0.432224375</text:p>
          </table:table-cell>
          <table:table-cell office:value-type="float" office:value="4.129992631" calcext:value-type="float">
            <text:p>4.129992631</text:p>
          </table:table-cell>
          <table:table-cell office:value-type="float" office:value="399.9308167" calcext:value-type="float">
            <text:p>399.9308167</text:p>
          </table:table-cell>
          <table:table-cell office:value-type="float" office:value="399.2290344" calcext:value-type="float">
            <text:p>399.2290344</text:p>
          </table:table-cell>
          <table:table-cell office:value-type="float" office:value="0.007565693" calcext:value-type="float">
            <text:p>0.007565693</text:p>
          </table:table-cell>
          <table:table-cell table:style-name="ce1" office:value-type="float" office:value="1.6" calcext:value-type="float">
            <text:p>1.6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23]" office:value-type="float" office:value="-0.231715602" calcext:value-type="float">
            <text:p>-0.231715602</text:p>
          </table:table-cell>
          <table:table-cell table:formula="of:=0.5*([.L223]+[.M223])/10" office:value-type="float" office:value="40.00057068" calcext:value-type="float">
            <text:p>40.00057068</text:p>
          </table:table-cell>
          <table:table-cell table:formula="of:=[.K223]" office:value-type="float" office:value="3.584325882" calcext:value-type="float">
            <text:p>3.584325882</text:p>
          </table:table-cell>
          <table:table-cell table:style-name="ce1" table:formula="of:=[.O223]" office:value-type="float" office:value="2.35" calcext:value-type="float">
            <text:p>2.35</text:p>
          </table:table-cell>
          <table:table-cell table:formula="of:=[.N223]" office:value-type="float" office:value="0.003188211" calcext:value-type="float">
            <text:p>0.00318821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0.231715602" calcext:value-type="float">
            <text:p>-0.231715602</text:p>
          </table:table-cell>
          <table:table-cell office:value-type="float" office:value="3.584325882" calcext:value-type="float">
            <text:p>3.584325882</text:p>
          </table:table-cell>
          <table:table-cell office:value-type="float" office:value="399.8999329" calcext:value-type="float">
            <text:p>399.8999329</text:p>
          </table:table-cell>
          <table:table-cell office:value-type="float" office:value="400.1114807" calcext:value-type="float">
            <text:p>400.1114807</text:p>
          </table:table-cell>
          <table:table-cell office:value-type="float" office:value="0.003188211" calcext:value-type="float">
            <text:p>0.003188211</text:p>
          </table:table-cell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2.5" calcext:value-type="float">
            <text:p>2.5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24]" office:value-type="float" office:value="0.137516484" calcext:value-type="float">
            <text:p>0.137516484</text:p>
          </table:table-cell>
          <table:table-cell table:formula="of:=0.5*([.L224]+[.M224])/10" office:value-type="float" office:value="39.97842712" calcext:value-type="float">
            <text:p>39.97842712</text:p>
          </table:table-cell>
          <table:table-cell table:formula="of:=[.K224]" office:value-type="float" office:value="3.887734261" calcext:value-type="float">
            <text:p>3.887734261</text:p>
          </table:table-cell>
          <table:table-cell table:style-name="ce1" table:formula="of:=[.O224]" office:value-type="float" office:value="2.35" calcext:value-type="float">
            <text:p>2.35</text:p>
          </table:table-cell>
          <table:table-cell table:formula="of:=[.N224]" office:value-type="float" office:value="0.005173818" calcext:value-type="float">
            <text:p>0.00517381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137516484" calcext:value-type="float">
            <text:p>0.137516484</text:p>
          </table:table-cell>
          <table:table-cell office:value-type="float" office:value="3.887734261" calcext:value-type="float">
            <text:p>3.887734261</text:p>
          </table:table-cell>
          <table:table-cell office:value-type="float" office:value="399.9255981" calcext:value-type="float">
            <text:p>399.9255981</text:p>
          </table:table-cell>
          <table:table-cell office:value-type="float" office:value="399.6429443" calcext:value-type="float">
            <text:p>399.6429443</text:p>
          </table:table-cell>
          <table:table-cell office:value-type="float" office:value="0.005173818" calcext:value-type="float">
            <text:p>0.005173818</text:p>
          </table:table-cell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2.5" calcext:value-type="float">
            <text:p>2.5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25]" office:value-type="float" office:value="0.127053279" calcext:value-type="float">
            <text:p>0.127053279</text:p>
          </table:table-cell>
          <table:table-cell table:formula="of:=0.5*([.L225]+[.M225])/10" office:value-type="float" office:value="39.984724425" calcext:value-type="float">
            <text:p>39.984724425</text:p>
          </table:table-cell>
          <table:table-cell table:formula="of:=[.K225]" office:value-type="float" office:value="4.097739301" calcext:value-type="float">
            <text:p>4.097739301</text:p>
          </table:table-cell>
          <table:table-cell table:style-name="ce1" table:formula="of:=[.O225]" office:value-type="float" office:value="2.35" calcext:value-type="float">
            <text:p>2.35</text:p>
          </table:table-cell>
          <table:table-cell table:formula="of:=[.N225]" office:value-type="float" office:value="0.006780362" calcext:value-type="float">
            <text:p>0.00678036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127053279" calcext:value-type="float">
            <text:p>0.127053279</text:p>
          </table:table-cell>
          <table:table-cell office:value-type="float" office:value="4.097739301" calcext:value-type="float">
            <text:p>4.097739301</text:p>
          </table:table-cell>
          <table:table-cell office:value-type="float" office:value="400.0048828" calcext:value-type="float">
            <text:p>400.0048828</text:p>
          </table:table-cell>
          <table:table-cell office:value-type="float" office:value="399.6896057" calcext:value-type="float">
            <text:p>399.6896057</text:p>
          </table:table-cell>
          <table:table-cell office:value-type="float" office:value="0.006780362" calcext:value-type="float">
            <text:p>0.006780362</text:p>
          </table:table-cell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2.5" calcext:value-type="float">
            <text:p>2.5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26]" office:value-type="float" office:value="17.68429743" calcext:value-type="float">
            <text:p>17.68429743</text:p>
          </table:table-cell>
          <table:table-cell table:formula="of:=0.5*([.L226]+[.M226])/10" office:value-type="float" office:value="38.78003235" calcext:value-type="float">
            <text:p>38.78003235</text:p>
          </table:table-cell>
          <table:table-cell table:formula="of:=[.K226]" office:value-type="float" office:value="1.178645386" calcext:value-type="float">
            <text:p>1.178645386</text:p>
          </table:table-cell>
          <table:table-cell table:style-name="ce1" table:formula="of:=[.O226]" office:value-type="float" office:value="0.3" calcext:value-type="float">
            <text:p>0.30</text:p>
          </table:table-cell>
          <table:table-cell table:formula="of:=[.N226]" office:value-type="float" office:value="0.315877212" calcext:value-type="float">
            <text:p>0.31587721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.68429743" calcext:value-type="float">
            <text:p>17.68429743</text:p>
          </table:table-cell>
          <table:table-cell office:value-type="float" office:value="1.178645386" calcext:value-type="float">
            <text:p>1.178645386</text:p>
          </table:table-cell>
          <table:table-cell office:value-type="float" office:value="399.4384766" calcext:value-type="float">
            <text:p>399.4384766</text:p>
          </table:table-cell>
          <table:table-cell office:value-type="float" office:value="376.1621704" calcext:value-type="float">
            <text:p>376.1621704</text:p>
          </table:table-cell>
          <table:table-cell office:value-type="float" office:value="0.315877212" calcext:value-type="float">
            <text:p>0.315877212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2" calcext:value-type="float">
            <text:p>1.2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27]" office:value-type="float" office:value="17.53678849" calcext:value-type="float">
            <text:p>17.53678849</text:p>
          </table:table-cell>
          <table:table-cell table:formula="of:=0.5*([.L227]+[.M227])/10" office:value-type="float" office:value="38.83122406" calcext:value-type="float">
            <text:p>38.83122406</text:p>
          </table:table-cell>
          <table:table-cell table:formula="of:=[.K227]" office:value-type="float" office:value="1.302626171" calcext:value-type="float">
            <text:p>1.302626171</text:p>
          </table:table-cell>
          <table:table-cell table:style-name="ce1" table:formula="of:=[.O227]" office:value-type="float" office:value="0.3" calcext:value-type="float">
            <text:p>0.30</text:p>
          </table:table-cell>
          <table:table-cell table:formula="of:=[.N227]" office:value-type="float" office:value="0.323081888" calcext:value-type="float">
            <text:p>0.32308188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.53678849" calcext:value-type="float">
            <text:p>17.53678849</text:p>
          </table:table-cell>
          <table:table-cell office:value-type="float" office:value="1.302626171" calcext:value-type="float">
            <text:p>1.302626171</text:p>
          </table:table-cell>
          <table:table-cell office:value-type="float" office:value="399.9988098" calcext:value-type="float">
            <text:p>399.9988098</text:p>
          </table:table-cell>
          <table:table-cell office:value-type="float" office:value="376.6256714" calcext:value-type="float">
            <text:p>376.6256714</text:p>
          </table:table-cell>
          <table:table-cell office:value-type="float" office:value="0.323081888" calcext:value-type="float">
            <text:p>0.323081888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2" calcext:value-type="float">
            <text:p>1.2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28]" office:value-type="float" office:value="17.10041595" calcext:value-type="float">
            <text:p>17.10041595</text:p>
          </table:table-cell>
          <table:table-cell table:formula="of:=0.5*([.L228]+[.M228])/10" office:value-type="float" office:value="38.86315765" calcext:value-type="float">
            <text:p>38.86315765</text:p>
          </table:table-cell>
          <table:table-cell table:formula="of:=[.K228]" office:value-type="float" office:value="1.3736201" calcext:value-type="float">
            <text:p>1.3736201</text:p>
          </table:table-cell>
          <table:table-cell table:style-name="ce1" table:formula="of:=[.O228]" office:value-type="float" office:value="0.3" calcext:value-type="float">
            <text:p>0.30</text:p>
          </table:table-cell>
          <table:table-cell table:formula="of:=[.N228]" office:value-type="float" office:value="0.306154705" calcext:value-type="float">
            <text:p>0.306154705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.10041595" calcext:value-type="float">
            <text:p>17.10041595</text:p>
          </table:table-cell>
          <table:table-cell office:value-type="float" office:value="1.3736201" calcext:value-type="float">
            <text:p>1.3736201</text:p>
          </table:table-cell>
          <table:table-cell office:value-type="float" office:value="400.0337524" calcext:value-type="float">
            <text:p>400.0337524</text:p>
          </table:table-cell>
          <table:table-cell office:value-type="float" office:value="377.2294006" calcext:value-type="float">
            <text:p>377.2294006</text:p>
          </table:table-cell>
          <table:table-cell office:value-type="float" office:value="0.306154705" calcext:value-type="float">
            <text:p>0.306154705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2" calcext:value-type="float">
            <text:p>1.2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29]" office:value-type="float" office:value="17.18699355" calcext:value-type="float">
            <text:p>17.18699355</text:p>
          </table:table-cell>
          <table:table-cell table:formula="of:=0.5*([.L229]+[.M229])/10" office:value-type="float" office:value="38.86577301" calcext:value-type="float">
            <text:p>38.86577301</text:p>
          </table:table-cell>
          <table:table-cell table:formula="of:=[.K229]" office:value-type="float" office:value="1.25294492" calcext:value-type="float">
            <text:p>1.25294492</text:p>
          </table:table-cell>
          <table:table-cell table:style-name="ce1" table:formula="of:=[.O229]" office:value-type="float" office:value="0.25" calcext:value-type="float">
            <text:p>0.25</text:p>
          </table:table-cell>
          <table:table-cell table:formula="of:=[.N229]" office:value-type="float" office:value="0.269685272" calcext:value-type="float">
            <text:p>0.26968527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.18699355" calcext:value-type="float">
            <text:p>17.18699355</text:p>
          </table:table-cell>
          <table:table-cell office:value-type="float" office:value="1.25294492" calcext:value-type="float">
            <text:p>1.25294492</text:p>
          </table:table-cell>
          <table:table-cell office:value-type="float" office:value="399.9086609" calcext:value-type="float">
            <text:p>399.9086609</text:p>
          </table:table-cell>
          <table:table-cell office:value-type="float" office:value="377.4067993" calcext:value-type="float">
            <text:p>377.4067993</text:p>
          </table:table-cell>
          <table:table-cell office:value-type="float" office:value="0.269685272" calcext:value-type="float">
            <text:p>0.26968527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7" calcext:value-type="float">
            <text:p>0.7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30]" office:value-type="float" office:value="11.48565431" calcext:value-type="float">
            <text:p>11.48565431</text:p>
          </table:table-cell>
          <table:table-cell table:formula="of:=0.5*([.L230]+[.M230])/10" office:value-type="float" office:value="39.248072815" calcext:value-type="float">
            <text:p>39.248072815</text:p>
          </table:table-cell>
          <table:table-cell table:formula="of:=[.K230]" office:value-type="float" office:value="1.437713613" calcext:value-type="float">
            <text:p>1.437713613</text:p>
          </table:table-cell>
          <table:table-cell table:style-name="ce1" table:formula="of:=[.O230]" office:value-type="float" office:value="0.25" calcext:value-type="float">
            <text:p>0.25</text:p>
          </table:table-cell>
          <table:table-cell table:formula="of:=[.N230]" office:value-type="float" office:value="0.198049596" calcext:value-type="float">
            <text:p>0.19804959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.48565431" calcext:value-type="float">
            <text:p>11.48565431</text:p>
          </table:table-cell>
          <table:table-cell office:value-type="float" office:value="1.437713613" calcext:value-type="float">
            <text:p>1.437713613</text:p>
          </table:table-cell>
          <table:table-cell office:value-type="float" office:value="400.1634521" calcext:value-type="float">
            <text:p>400.1634521</text:p>
          </table:table-cell>
          <table:table-cell office:value-type="float" office:value="384.7980042" calcext:value-type="float">
            <text:p>384.7980042</text:p>
          </table:table-cell>
          <table:table-cell office:value-type="float" office:value="0.198049596" calcext:value-type="float">
            <text:p>0.198049596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7" calcext:value-type="float">
            <text:p>0.7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31]" office:value-type="float" office:value="13.69898156" calcext:value-type="float">
            <text:p>13.69898156</text:p>
          </table:table-cell>
          <table:table-cell table:formula="of:=0.5*([.L231]+[.M231])/10" office:value-type="float" office:value="39.086349485" calcext:value-type="float">
            <text:p>39.086349485</text:p>
          </table:table-cell>
          <table:table-cell table:formula="of:=[.K231]" office:value-type="float" office:value="1.291252929" calcext:value-type="float">
            <text:p>1.291252929</text:p>
          </table:table-cell>
          <table:table-cell table:style-name="ce1" table:formula="of:=[.O231]" office:value-type="float" office:value="0.2" calcext:value-type="float">
            <text:p>0.20</text:p>
          </table:table-cell>
          <table:table-cell table:formula="of:=[.N231]" office:value-type="float" office:value="0.218172384" calcext:value-type="float">
            <text:p>0.218172384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.69898156" calcext:value-type="float">
            <text:p>13.69898156</text:p>
          </table:table-cell>
          <table:table-cell office:value-type="float" office:value="1.291252929" calcext:value-type="float">
            <text:p>1.291252929</text:p>
          </table:table-cell>
          <table:table-cell office:value-type="float" office:value="399.8713989" calcext:value-type="float">
            <text:p>399.8713989</text:p>
          </table:table-cell>
          <table:table-cell office:value-type="float" office:value="381.8555908" calcext:value-type="float">
            <text:p>381.8555908</text:p>
          </table:table-cell>
          <table:table-cell office:value-type="float" office:value="0.218172384" calcext:value-type="float">
            <text:p>0.218172384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32]" office:value-type="float" office:value="13.93290482" calcext:value-type="float">
            <text:p>13.93290482</text:p>
          </table:table-cell>
          <table:table-cell table:formula="of:=0.5*([.L232]+[.M232])/10" office:value-type="float" office:value="39.06884308" calcext:value-type="float">
            <text:p>39.06884308</text:p>
          </table:table-cell>
          <table:table-cell table:formula="of:=[.K232]" office:value-type="float" office:value="1.444835317" calcext:value-type="float">
            <text:p>1.444835317</text:p>
          </table:table-cell>
          <table:table-cell table:style-name="ce1" table:formula="of:=[.O232]" office:value-type="float" office:value="0.2" calcext:value-type="float">
            <text:p>0.20</text:p>
          </table:table-cell>
          <table:table-cell table:formula="of:=[.N232]" office:value-type="float" office:value="0.246390516" calcext:value-type="float">
            <text:p>0.24639051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.93290482" calcext:value-type="float">
            <text:p>13.93290482</text:p>
          </table:table-cell>
          <table:table-cell office:value-type="float" office:value="1.444835317" calcext:value-type="float">
            <text:p>1.444835317</text:p>
          </table:table-cell>
          <table:table-cell office:value-type="float" office:value="400.0264893" calcext:value-type="float">
            <text:p>400.0264893</text:p>
          </table:table-cell>
          <table:table-cell office:value-type="float" office:value="381.3503723" calcext:value-type="float">
            <text:p>381.3503723</text:p>
          </table:table-cell>
          <table:table-cell office:value-type="float" office:value="0.246390516" calcext:value-type="float">
            <text:p>0.246390516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33]" office:value-type="float" office:value="13.38806645" calcext:value-type="float">
            <text:p>13.38806645</text:p>
          </table:table-cell>
          <table:table-cell table:formula="of:=0.5*([.L233]+[.M233])/10" office:value-type="float" office:value="39.11701508" calcext:value-type="float">
            <text:p>39.11701508</text:p>
          </table:table-cell>
          <table:table-cell table:formula="of:=[.K233]" office:value-type="float" office:value="1.369171034" calcext:value-type="float">
            <text:p>1.369171034</text:p>
          </table:table-cell>
          <table:table-cell table:style-name="ce1" table:formula="of:=[.O233]" office:value-type="float" office:value="0.2" calcext:value-type="float">
            <text:p>0.20</text:p>
          </table:table-cell>
          <table:table-cell table:formula="of:=[.N233]" office:value-type="float" office:value="0.233654105" calcext:value-type="float">
            <text:p>0.233654105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.38806645" calcext:value-type="float">
            <text:p>13.38806645</text:p>
          </table:table-cell>
          <table:table-cell office:value-type="float" office:value="1.369171034" calcext:value-type="float">
            <text:p>1.369171034</text:p>
          </table:table-cell>
          <table:table-cell office:value-type="float" office:value="400.0829163" calcext:value-type="float">
            <text:p>400.0829163</text:p>
          </table:table-cell>
          <table:table-cell office:value-type="float" office:value="382.2573853" calcext:value-type="float">
            <text:p>382.2573853</text:p>
          </table:table-cell>
          <table:table-cell office:value-type="float" office:value="0.233654105" calcext:value-type="float">
            <text:p>0.233654105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34]" office:value-type="float" office:value="17.56223718" calcext:value-type="float">
            <text:p>17.56223718</text:p>
          </table:table-cell>
          <table:table-cell table:formula="of:=0.5*([.L234]+[.M234])/10" office:value-type="float" office:value="38.84306641" calcext:value-type="float">
            <text:p>38.84306641</text:p>
          </table:table-cell>
          <table:table-cell table:formula="of:=[.K234]" office:value-type="float" office:value="1.193846298" calcext:value-type="float">
            <text:p>1.193846298</text:p>
          </table:table-cell>
          <table:table-cell table:style-name="ce1" table:formula="of:=[.O234]" office:value-type="float" office:value="0.2" calcext:value-type="float">
            <text:p>0.20</text:p>
          </table:table-cell>
          <table:table-cell table:formula="of:=[.N234]" office:value-type="float" office:value="0.292127005" calcext:value-type="float">
            <text:p>0.292127005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.56223718" calcext:value-type="float">
            <text:p>17.56223718</text:p>
          </table:table-cell>
          <table:table-cell office:value-type="float" office:value="1.193846298" calcext:value-type="float">
            <text:p>1.193846298</text:p>
          </table:table-cell>
          <table:table-cell office:value-type="float" office:value="399.9358521" calcext:value-type="float">
            <text:p>399.9358521</text:p>
          </table:table-cell>
          <table:table-cell office:value-type="float" office:value="376.9254761" calcext:value-type="float">
            <text:p>376.9254761</text:p>
          </table:table-cell>
          <table:table-cell office:value-type="float" office:value="0.292127005" calcext:value-type="float">
            <text:p>0.292127005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9" calcext:value-type="float">
            <text:p>0.9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35]" office:value-type="float" office:value="19.28987809" calcext:value-type="float">
            <text:p>19.28987809</text:p>
          </table:table-cell>
          <table:table-cell table:formula="of:=0.5*([.L235]+[.M235])/10" office:value-type="float" office:value="38.69584961" calcext:value-type="float">
            <text:p>38.69584961</text:p>
          </table:table-cell>
          <table:table-cell table:formula="of:=[.K235]" office:value-type="float" office:value="1.249089704" calcext:value-type="float">
            <text:p>1.249089704</text:p>
          </table:table-cell>
          <table:table-cell table:style-name="ce1" table:formula="of:=[.O235]" office:value-type="float" office:value="0.2" calcext:value-type="float">
            <text:p>0.20</text:p>
          </table:table-cell>
          <table:table-cell table:formula="of:=[.N235]" office:value-type="float" office:value="0.415950791" calcext:value-type="float">
            <text:p>0.41595079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.28987809" calcext:value-type="float">
            <text:p>19.28987809</text:p>
          </table:table-cell>
          <table:table-cell office:value-type="float" office:value="1.249089704" calcext:value-type="float">
            <text:p>1.249089704</text:p>
          </table:table-cell>
          <table:table-cell office:value-type="float" office:value="399.9323425" calcext:value-type="float">
            <text:p>399.9323425</text:p>
          </table:table-cell>
          <table:table-cell office:value-type="float" office:value="373.9846497" calcext:value-type="float">
            <text:p>373.9846497</text:p>
          </table:table-cell>
          <table:table-cell office:value-type="float" office:value="0.415950791" calcext:value-type="float">
            <text:p>0.415950791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9" calcext:value-type="float">
            <text:p>0.9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36]" office:value-type="float" office:value="14.29383771" calcext:value-type="float">
            <text:p>14.29383771</text:p>
          </table:table-cell>
          <table:table-cell table:formula="of:=0.5*([.L236]+[.M236])/10" office:value-type="float" office:value="39.02573853" calcext:value-type="float">
            <text:p>39.02573853</text:p>
          </table:table-cell>
          <table:table-cell table:formula="of:=[.K236]" office:value-type="float" office:value="1.31640539" calcext:value-type="float">
            <text:p>1.31640539</text:p>
          </table:table-cell>
          <table:table-cell table:style-name="ce1" table:formula="of:=[.O236]" office:value-type="float" office:value="0.2" calcext:value-type="float">
            <text:p>0.20</text:p>
          </table:table-cell>
          <table:table-cell table:formula="of:=[.N236]" office:value-type="float" office:value="0.338066125" calcext:value-type="float">
            <text:p>0.338066125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.29383771" calcext:value-type="float">
            <text:p>14.29383771</text:p>
          </table:table-cell>
          <table:table-cell office:value-type="float" office:value="1.31640539" calcext:value-type="float">
            <text:p>1.31640539</text:p>
          </table:table-cell>
          <table:table-cell office:value-type="float" office:value="400.0532227" calcext:value-type="float">
            <text:p>400.0532227</text:p>
          </table:table-cell>
          <table:table-cell office:value-type="float" office:value="380.4615479" calcext:value-type="float">
            <text:p>380.4615479</text:p>
          </table:table-cell>
          <table:table-cell office:value-type="float" office:value="0.338066125" calcext:value-type="float">
            <text:p>0.338066125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9" calcext:value-type="float">
            <text:p>0.9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37]" office:value-type="float" office:value="16.6241623" calcext:value-type="float">
            <text:p>16.6241623</text:p>
          </table:table-cell>
          <table:table-cell table:formula="of:=0.5*([.L237]+[.M237])/10" office:value-type="float" office:value="38.90435791" calcext:value-type="float">
            <text:p>38.90435791</text:p>
          </table:table-cell>
          <table:table-cell table:formula="of:=[.K237]" office:value-type="float" office:value="1.39559343" calcext:value-type="float">
            <text:p>1.39559343</text:p>
          </table:table-cell>
          <table:table-cell table:style-name="ce1" table:formula="of:=[.O237]" office:value-type="float" office:value="0.2" calcext:value-type="float">
            <text:p>0.20</text:p>
          </table:table-cell>
          <table:table-cell table:formula="of:=[.N237]" office:value-type="float" office:value="0.258445676" calcext:value-type="float">
            <text:p>0.25844567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.6241623" calcext:value-type="float">
            <text:p>16.6241623</text:p>
          </table:table-cell>
          <table:table-cell office:value-type="float" office:value="1.39559343" calcext:value-type="float">
            <text:p>1.39559343</text:p>
          </table:table-cell>
          <table:table-cell office:value-type="float" office:value="400.0000305" calcext:value-type="float">
            <text:p>400.0000305</text:p>
          </table:table-cell>
          <table:table-cell office:value-type="float" office:value="378.0871277" calcext:value-type="float">
            <text:p>378.0871277</text:p>
          </table:table-cell>
          <table:table-cell office:value-type="float" office:value="0.258445676" calcext:value-type="float">
            <text:p>0.258445676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9" calcext:value-type="float">
            <text:p>0.9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38]" office:value-type="float" office:value="19.36671368" calcext:value-type="float">
            <text:p>19.36671368</text:p>
          </table:table-cell>
          <table:table-cell table:formula="of:=0.5*([.L238]+[.M238])/10" office:value-type="float" office:value="38.72891846" calcext:value-type="float">
            <text:p>38.72891846</text:p>
          </table:table-cell>
          <table:table-cell table:formula="of:=[.K238]" office:value-type="float" office:value="1.149469375" calcext:value-type="float">
            <text:p>1.149469375</text:p>
          </table:table-cell>
          <table:table-cell table:style-name="ce1" table:formula="of:=[.O238]" office:value-type="float" office:value="0.25" calcext:value-type="float">
            <text:p>0.25</text:p>
          </table:table-cell>
          <table:table-cell table:formula="of:=[.N238]" office:value-type="float" office:value="0.306496713" calcext:value-type="float">
            <text:p>0.30649671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.36671368" calcext:value-type="float">
            <text:p>19.36671368</text:p>
          </table:table-cell>
          <table:table-cell office:value-type="float" office:value="1.149469375" calcext:value-type="float">
            <text:p>1.149469375</text:p>
          </table:table-cell>
          <table:table-cell office:value-type="float" office:value="399.8808594" calcext:value-type="float">
            <text:p>399.8808594</text:p>
          </table:table-cell>
          <table:table-cell office:value-type="float" office:value="374.6975098" calcext:value-type="float">
            <text:p>374.6975098</text:p>
          </table:table-cell>
          <table:table-cell office:value-type="float" office:value="0.306496713" calcext:value-type="float">
            <text:p>0.30649671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39]" office:value-type="float" office:value="17.57899344" calcext:value-type="float">
            <text:p>17.57899344</text:p>
          </table:table-cell>
          <table:table-cell table:formula="of:=0.5*([.L239]+[.M239])/10" office:value-type="float" office:value="38.814949035" calcext:value-type="float">
            <text:p>38.814949035</text:p>
          </table:table-cell>
          <table:table-cell table:formula="of:=[.K239]" office:value-type="float" office:value="1.370815539" calcext:value-type="float">
            <text:p>1.370815539</text:p>
          </table:table-cell>
          <table:table-cell table:style-name="ce1" table:formula="of:=[.O239]" office:value-type="float" office:value="0.25" calcext:value-type="float">
            <text:p>0.25</text:p>
          </table:table-cell>
          <table:table-cell table:formula="of:=[.N239]" office:value-type="float" office:value="0.274896583" calcext:value-type="float">
            <text:p>0.27489658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.57899344" calcext:value-type="float">
            <text:p>17.57899344</text:p>
          </table:table-cell>
          <table:table-cell office:value-type="float" office:value="1.370815539" calcext:value-type="float">
            <text:p>1.370815539</text:p>
          </table:table-cell>
          <table:table-cell office:value-type="float" office:value="399.7393799" calcext:value-type="float">
            <text:p>399.7393799</text:p>
          </table:table-cell>
          <table:table-cell office:value-type="float" office:value="376.5596008" calcext:value-type="float">
            <text:p>376.5596008</text:p>
          </table:table-cell>
          <table:table-cell office:value-type="float" office:value="0.274896583" calcext:value-type="float">
            <text:p>0.27489658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40]" office:value-type="float" office:value="15.94581163" calcext:value-type="float">
            <text:p>15.94581163</text:p>
          </table:table-cell>
          <table:table-cell table:formula="of:=0.5*([.L240]+[.M240])/10" office:value-type="float" office:value="38.9385849" calcext:value-type="float">
            <text:p>38.9385849</text:p>
          </table:table-cell>
          <table:table-cell table:formula="of:=[.K240]" office:value-type="float" office:value="1.437017488" calcext:value-type="float">
            <text:p>1.437017488</text:p>
          </table:table-cell>
          <table:table-cell table:style-name="ce1" table:formula="of:=[.O240]" office:value-type="float" office:value="0.25" calcext:value-type="float">
            <text:p>0.25</text:p>
          </table:table-cell>
          <table:table-cell table:formula="of:=[.N240]" office:value-type="float" office:value="0.251852971" calcext:value-type="float">
            <text:p>0.25185297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94581163" calcext:value-type="float">
            <text:p>15.94581163</text:p>
          </table:table-cell>
          <table:table-cell office:value-type="float" office:value="1.437017488" calcext:value-type="float">
            <text:p>1.437017488</text:p>
          </table:table-cell>
          <table:table-cell office:value-type="float" office:value="399.941864" calcext:value-type="float">
            <text:p>399.941864</text:p>
          </table:table-cell>
          <table:table-cell office:value-type="float" office:value="378.829834" calcext:value-type="float">
            <text:p>378.829834</text:p>
          </table:table-cell>
          <table:table-cell office:value-type="float" office:value="0.251852971" calcext:value-type="float">
            <text:p>0.25185297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41]" office:value-type="float" office:value="9.069379525" calcext:value-type="float">
            <text:p>9.069379525</text:p>
          </table:table-cell>
          <table:table-cell table:formula="of:=0.5*([.L241]+[.M241])/10" office:value-type="float" office:value="39.37243805" calcext:value-type="float">
            <text:p>39.37243805</text:p>
          </table:table-cell>
          <table:table-cell table:formula="of:=[.K241]" office:value-type="float" office:value="1.588560363" calcext:value-type="float">
            <text:p>1.588560363</text:p>
          </table:table-cell>
          <table:table-cell table:style-name="ce1" table:formula="of:=[.O241]" office:value-type="float" office:value="0.35" calcext:value-type="float">
            <text:p>0.35</text:p>
          </table:table-cell>
          <table:table-cell table:formula="of:=[.N241]" office:value-type="float" office:value="0.083370273" calcext:value-type="float">
            <text:p>0.08337027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.069379525" calcext:value-type="float">
            <text:p>9.069379525</text:p>
          </table:table-cell>
          <table:table-cell office:value-type="float" office:value="1.588560363" calcext:value-type="float">
            <text:p>1.588560363</text:p>
          </table:table-cell>
          <table:table-cell office:value-type="float" office:value="399.544281" calcext:value-type="float">
            <text:p>399.544281</text:p>
          </table:table-cell>
          <table:table-cell office:value-type="float" office:value="387.90448" calcext:value-type="float">
            <text:p>387.90448</text:p>
          </table:table-cell>
          <table:table-cell office:value-type="float" office:value="0.083370273" calcext:value-type="float">
            <text:p>0.083370273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2" calcext:value-type="float">
            <text:p>1.2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42]" office:value-type="float" office:value="9.240304195" calcext:value-type="float">
            <text:p>9.240304195</text:p>
          </table:table-cell>
          <table:table-cell table:formula="of:=0.5*([.L242]+[.M242])/10" office:value-type="float" office:value="39.39877167" calcext:value-type="float">
            <text:p>39.39877167</text:p>
          </table:table-cell>
          <table:table-cell table:formula="of:=[.K242]" office:value-type="float" office:value="1.615302137" calcext:value-type="float">
            <text:p>1.615302137</text:p>
          </table:table-cell>
          <table:table-cell table:style-name="ce1" table:formula="of:=[.O242]" office:value-type="float" office:value="0.35" calcext:value-type="float">
            <text:p>0.35</text:p>
          </table:table-cell>
          <table:table-cell table:formula="of:=[.N242]" office:value-type="float" office:value="0.093856819" calcext:value-type="float">
            <text:p>0.093856819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.240304195" calcext:value-type="float">
            <text:p>9.240304195</text:p>
          </table:table-cell>
          <table:table-cell office:value-type="float" office:value="1.615302137" calcext:value-type="float">
            <text:p>1.615302137</text:p>
          </table:table-cell>
          <table:table-cell office:value-type="float" office:value="399.9649048" calcext:value-type="float">
            <text:p>399.9649048</text:p>
          </table:table-cell>
          <table:table-cell office:value-type="float" office:value="388.0105286" calcext:value-type="float">
            <text:p>388.0105286</text:p>
          </table:table-cell>
          <table:table-cell office:value-type="float" office:value="0.093856819" calcext:value-type="float">
            <text:p>0.09385681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2" calcext:value-type="float">
            <text:p>1.2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43]" office:value-type="float" office:value="7.713975312" calcext:value-type="float">
            <text:p>7.713975312</text:p>
          </table:table-cell>
          <table:table-cell table:formula="of:=0.5*([.L243]+[.M243])/10" office:value-type="float" office:value="39.488423155" calcext:value-type="float">
            <text:p>39.488423155</text:p>
          </table:table-cell>
          <table:table-cell table:formula="of:=[.K243]" office:value-type="float" office:value="1.607937815" calcext:value-type="float">
            <text:p>1.607937815</text:p>
          </table:table-cell>
          <table:table-cell table:style-name="ce1" table:formula="of:=[.O243]" office:value-type="float" office:value="0.35" calcext:value-type="float">
            <text:p>0.35</text:p>
          </table:table-cell>
          <table:table-cell table:formula="of:=[.N243]" office:value-type="float" office:value="0.078376728" calcext:value-type="float">
            <text:p>0.07837672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713975312" calcext:value-type="float">
            <text:p>7.713975312</text:p>
          </table:table-cell>
          <table:table-cell office:value-type="float" office:value="1.607937815" calcext:value-type="float">
            <text:p>1.607937815</text:p>
          </table:table-cell>
          <table:table-cell office:value-type="float" office:value="399.8658142" calcext:value-type="float">
            <text:p>399.8658142</text:p>
          </table:table-cell>
          <table:table-cell office:value-type="float" office:value="389.9026489" calcext:value-type="float">
            <text:p>389.9026489</text:p>
          </table:table-cell>
          <table:table-cell office:value-type="float" office:value="0.078376728" calcext:value-type="float">
            <text:p>0.07837672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2" calcext:value-type="float">
            <text:p>1.2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44]" office:value-type="float" office:value="16.60211107" calcext:value-type="float">
            <text:p>16.60211107</text:p>
          </table:table-cell>
          <table:table-cell table:formula="of:=0.5*([.L244]+[.M244])/10" office:value-type="float" office:value="38.920791625" calcext:value-type="float">
            <text:p>38.920791625</text:p>
          </table:table-cell>
          <table:table-cell table:formula="of:=[.K244]" office:value-type="float" office:value="1.269730376" calcext:value-type="float">
            <text:p>1.269730376</text:p>
          </table:table-cell>
          <table:table-cell table:style-name="ce1" table:formula="of:=[.O244]" office:value-type="float" office:value="0.15" calcext:value-type="float">
            <text:p>0.15</text:p>
          </table:table-cell>
          <table:table-cell table:formula="of:=[.N244]" office:value-type="float" office:value="0.199018557" calcext:value-type="float">
            <text:p>0.19901855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.60211107" calcext:value-type="float">
            <text:p>16.60211107</text:p>
          </table:table-cell>
          <table:table-cell office:value-type="float" office:value="1.269730376" calcext:value-type="float">
            <text:p>1.269730376</text:p>
          </table:table-cell>
          <table:table-cell office:value-type="float" office:value="399.8760071" calcext:value-type="float">
            <text:p>399.8760071</text:p>
          </table:table-cell>
          <table:table-cell office:value-type="float" office:value="378.5398254" calcext:value-type="float">
            <text:p>378.5398254</text:p>
          </table:table-cell>
          <table:table-cell office:value-type="float" office:value="0.199018557" calcext:value-type="float">
            <text:p>0.199018557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3" calcext:value-type="float">
            <text:p>1.3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45]" office:value-type="float" office:value="12.21064869" calcext:value-type="float">
            <text:p>12.21064869</text:p>
          </table:table-cell>
          <table:table-cell table:formula="of:=0.5*([.L245]+[.M245])/10" office:value-type="float" office:value="39.221084595" calcext:value-type="float">
            <text:p>39.221084595</text:p>
          </table:table-cell>
          <table:table-cell table:formula="of:=[.K245]" office:value-type="float" office:value="1.470800667" calcext:value-type="float">
            <text:p>1.470800667</text:p>
          </table:table-cell>
          <table:table-cell table:style-name="ce1" table:formula="of:=[.O245]" office:value-type="float" office:value="0.15" calcext:value-type="float">
            <text:p>0.15</text:p>
          </table:table-cell>
          <table:table-cell table:formula="of:=[.N245]" office:value-type="float" office:value="0.139558476" calcext:value-type="float">
            <text:p>0.13955847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.21064869" calcext:value-type="float">
            <text:p>12.21064869</text:p>
          </table:table-cell>
          <table:table-cell office:value-type="float" office:value="1.470800667" calcext:value-type="float">
            <text:p>1.470800667</text:p>
          </table:table-cell>
          <table:table-cell office:value-type="float" office:value="400.1185913" calcext:value-type="float">
            <text:p>400.1185913</text:p>
          </table:table-cell>
          <table:table-cell office:value-type="float" office:value="384.3031006" calcext:value-type="float">
            <text:p>384.3031006</text:p>
          </table:table-cell>
          <table:table-cell office:value-type="float" office:value="0.139558476" calcext:value-type="float">
            <text:p>0.139558476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3" calcext:value-type="float">
            <text:p>1.3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46]" office:value-type="float" office:value="13.9078387" calcext:value-type="float">
            <text:p>13.9078387</text:p>
          </table:table-cell>
          <table:table-cell table:formula="of:=0.5*([.L246]+[.M246])/10" office:value-type="float" office:value="39.075645445" calcext:value-type="float">
            <text:p>39.075645445</text:p>
          </table:table-cell>
          <table:table-cell table:formula="of:=[.K246]" office:value-type="float" office:value="1.49381276" calcext:value-type="float">
            <text:p>1.49381276</text:p>
          </table:table-cell>
          <table:table-cell table:style-name="ce1" table:formula="of:=[.O246]" office:value-type="float" office:value="0.15" calcext:value-type="float">
            <text:p>0.15</text:p>
          </table:table-cell>
          <table:table-cell table:formula="of:=[.N246]" office:value-type="float" office:value="0.171906294" calcext:value-type="float">
            <text:p>0.171906294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.9078387" calcext:value-type="float">
            <text:p>13.9078387</text:p>
          </table:table-cell>
          <table:table-cell office:value-type="float" office:value="1.49381276" calcext:value-type="float">
            <text:p>1.49381276</text:p>
          </table:table-cell>
          <table:table-cell office:value-type="float" office:value="399.8057251" calcext:value-type="float">
            <text:p>399.8057251</text:p>
          </table:table-cell>
          <table:table-cell office:value-type="float" office:value="381.7071838" calcext:value-type="float">
            <text:p>381.7071838</text:p>
          </table:table-cell>
          <table:table-cell office:value-type="float" office:value="0.171906294" calcext:value-type="float">
            <text:p>0.171906294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3" calcext:value-type="float">
            <text:p>1.3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47]" office:value-type="float" office:value="10.86435005" calcext:value-type="float">
            <text:p>10.86435005</text:p>
          </table:table-cell>
          <table:table-cell table:formula="of:=0.5*([.L247]+[.M247])/10" office:value-type="float" office:value="39.3150589" calcext:value-type="float">
            <text:p>39.3150589</text:p>
          </table:table-cell>
          <table:table-cell table:formula="of:=[.K247]" office:value-type="float" office:value="1.586755702" calcext:value-type="float">
            <text:p>1.586755702</text:p>
          </table:table-cell>
          <table:table-cell table:style-name="ce1" table:formula="of:=[.O247]" office:value-type="float" office:value="0.45" calcext:value-type="float">
            <text:p>0.45</text:p>
          </table:table-cell>
          <table:table-cell table:formula="of:=[.N247]" office:value-type="float" office:value="0.094505972" calcext:value-type="float">
            <text:p>0.09450597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.86435005" calcext:value-type="float">
            <text:p>10.86435005</text:p>
          </table:table-cell>
          <table:table-cell office:value-type="float" office:value="1.586755702" calcext:value-type="float">
            <text:p>1.586755702</text:p>
          </table:table-cell>
          <table:table-cell office:value-type="float" office:value="400.0968628" calcext:value-type="float">
            <text:p>400.0968628</text:p>
          </table:table-cell>
          <table:table-cell office:value-type="float" office:value="386.2043152" calcext:value-type="float">
            <text:p>386.2043152</text:p>
          </table:table-cell>
          <table:table-cell office:value-type="float" office:value="0.094505972" calcext:value-type="float">
            <text:p>0.094505972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48]" office:value-type="float" office:value="6.890154245" calcext:value-type="float">
            <text:p>6.890154245</text:p>
          </table:table-cell>
          <table:table-cell table:formula="of:=0.5*([.L248]+[.M248])/10" office:value-type="float" office:value="39.554412845" calcext:value-type="float">
            <text:p>39.554412845</text:p>
          </table:table-cell>
          <table:table-cell table:formula="of:=[.K248]" office:value-type="float" office:value="1.674729012" calcext:value-type="float">
            <text:p>1.674729012</text:p>
          </table:table-cell>
          <table:table-cell table:style-name="ce1" table:formula="of:=[.O248]" office:value-type="float" office:value="0.45" calcext:value-type="float">
            <text:p>0.45</text:p>
          </table:table-cell>
          <table:table-cell table:formula="of:=[.N248]" office:value-type="float" office:value="0.068475477" calcext:value-type="float">
            <text:p>0.06847547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890154245" calcext:value-type="float">
            <text:p>6.890154245</text:p>
          </table:table-cell>
          <table:table-cell office:value-type="float" office:value="1.674729012" calcext:value-type="float">
            <text:p>1.674729012</text:p>
          </table:table-cell>
          <table:table-cell office:value-type="float" office:value="400.0089417" calcext:value-type="float">
            <text:p>400.0089417</text:p>
          </table:table-cell>
          <table:table-cell office:value-type="float" office:value="391.0793152" calcext:value-type="float">
            <text:p>391.0793152</text:p>
          </table:table-cell>
          <table:table-cell office:value-type="float" office:value="0.068475477" calcext:value-type="float">
            <text:p>0.068475477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49]" office:value-type="float" office:value="8.534717448" calcext:value-type="float">
            <text:p>8.534717448</text:p>
          </table:table-cell>
          <table:table-cell table:formula="of:=0.5*([.L249]+[.M249])/10" office:value-type="float" office:value="39.43149414" calcext:value-type="float">
            <text:p>39.43149414</text:p>
          </table:table-cell>
          <table:table-cell table:formula="of:=[.K249]" office:value-type="float" office:value="1.693274209" calcext:value-type="float">
            <text:p>1.693274209</text:p>
          </table:table-cell>
          <table:table-cell table:style-name="ce1" table:formula="of:=[.O249]" office:value-type="float" office:value="0.45" calcext:value-type="float">
            <text:p>0.45</text:p>
          </table:table-cell>
          <table:table-cell table:formula="of:=[.N249]" office:value-type="float" office:value="0.075998543" calcext:value-type="float">
            <text:p>0.07599854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.534717448" calcext:value-type="float">
            <text:p>8.534717448</text:p>
          </table:table-cell>
          <table:table-cell office:value-type="float" office:value="1.693274209" calcext:value-type="float">
            <text:p>1.693274209</text:p>
          </table:table-cell>
          <table:table-cell office:value-type="float" office:value="399.7950745" calcext:value-type="float">
            <text:p>399.7950745</text:p>
          </table:table-cell>
          <table:table-cell office:value-type="float" office:value="388.8348083" calcext:value-type="float">
            <text:p>388.8348083</text:p>
          </table:table-cell>
          <table:table-cell office:value-type="float" office:value="0.075998543" calcext:value-type="float">
            <text:p>0.075998543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50]" office:value-type="float" office:value="12.78876161" calcext:value-type="float">
            <text:p>12.78876161</text:p>
          </table:table-cell>
          <table:table-cell table:formula="of:=0.5*([.L250]+[.M250])/10" office:value-type="float" office:value="39.179641725" calcext:value-type="float">
            <text:p>39.179641725</text:p>
          </table:table-cell>
          <table:table-cell table:formula="of:=[.K250]" office:value-type="float" office:value="1.273521824" calcext:value-type="float">
            <text:p>1.273521824</text:p>
          </table:table-cell>
          <table:table-cell table:style-name="ce1" table:formula="of:=[.O250]" office:value-type="float" office:value="0.25" calcext:value-type="float">
            <text:p>0.25</text:p>
          </table:table-cell>
          <table:table-cell table:formula="of:=[.N250]" office:value-type="float" office:value="0.173503207" calcext:value-type="float">
            <text:p>0.17350320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.78876161" calcext:value-type="float">
            <text:p>12.78876161</text:p>
          </table:table-cell>
          <table:table-cell office:value-type="float" office:value="1.273521824" calcext:value-type="float">
            <text:p>1.273521824</text:p>
          </table:table-cell>
          <table:table-cell office:value-type="float" office:value="400.0932007" calcext:value-type="float">
            <text:p>400.0932007</text:p>
          </table:table-cell>
          <table:table-cell office:value-type="float" office:value="383.4996338" calcext:value-type="float">
            <text:p>383.4996338</text:p>
          </table:table-cell>
          <table:table-cell office:value-type="float" office:value="0.173503207" calcext:value-type="float">
            <text:p>0.173503207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6" calcext:value-type="float">
            <text:p>0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51]" office:value-type="float" office:value="11.5786913" calcext:value-type="float">
            <text:p>11.5786913</text:p>
          </table:table-cell>
          <table:table-cell table:formula="of:=0.5*([.L251]+[.M251])/10" office:value-type="float" office:value="39.21580963" calcext:value-type="float">
            <text:p>39.21580963</text:p>
          </table:table-cell>
          <table:table-cell table:formula="of:=[.K251]" office:value-type="float" office:value="1.482534744" calcext:value-type="float">
            <text:p>1.482534744</text:p>
          </table:table-cell>
          <table:table-cell table:style-name="ce1" table:formula="of:=[.O251]" office:value-type="float" office:value="0.25" calcext:value-type="float">
            <text:p>0.25</text:p>
          </table:table-cell>
          <table:table-cell table:formula="of:=[.N251]" office:value-type="float" office:value="0.163626972" calcext:value-type="float">
            <text:p>0.16362697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786913" calcext:value-type="float">
            <text:p>11.5786913</text:p>
          </table:table-cell>
          <table:table-cell office:value-type="float" office:value="1.482534744" calcext:value-type="float">
            <text:p>1.482534744</text:p>
          </table:table-cell>
          <table:table-cell office:value-type="float" office:value="399.7902832" calcext:value-type="float">
            <text:p>399.7902832</text:p>
          </table:table-cell>
          <table:table-cell office:value-type="float" office:value="384.5259094" calcext:value-type="float">
            <text:p>384.5259094</text:p>
          </table:table-cell>
          <table:table-cell office:value-type="float" office:value="0.163626972" calcext:value-type="float">
            <text:p>0.16362697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6" calcext:value-type="float">
            <text:p>0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52]" office:value-type="float" office:value="10.74887043" calcext:value-type="float">
            <text:p>10.74887043</text:p>
          </table:table-cell>
          <table:table-cell table:formula="of:=0.5*([.L252]+[.M252])/10" office:value-type="float" office:value="39.31199188" calcext:value-type="float">
            <text:p>39.31199188</text:p>
          </table:table-cell>
          <table:table-cell table:formula="of:=[.K252]" office:value-type="float" office:value="1.610808373" calcext:value-type="float">
            <text:p>1.610808373</text:p>
          </table:table-cell>
          <table:table-cell table:style-name="ce1" table:formula="of:=[.O252]" office:value-type="float" office:value="0.25" calcext:value-type="float">
            <text:p>0.25</text:p>
          </table:table-cell>
          <table:table-cell table:formula="of:=[.N252]" office:value-type="float" office:value="0.125629121" calcext:value-type="float">
            <text:p>0.12562912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.74887043" calcext:value-type="float">
            <text:p>10.74887043</text:p>
          </table:table-cell>
          <table:table-cell office:value-type="float" office:value="1.610808373" calcext:value-type="float">
            <text:p>1.610808373</text:p>
          </table:table-cell>
          <table:table-cell office:value-type="float" office:value="400.1321716" calcext:value-type="float">
            <text:p>400.1321716</text:p>
          </table:table-cell>
          <table:table-cell office:value-type="float" office:value="386.107666" calcext:value-type="float">
            <text:p>386.107666</text:p>
          </table:table-cell>
          <table:table-cell office:value-type="float" office:value="0.125629121" calcext:value-type="float">
            <text:p>0.12562912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6" calcext:value-type="float">
            <text:p>0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53]" office:value-type="float" office:value="18.02578404" calcext:value-type="float">
            <text:p>18.02578404</text:p>
          </table:table-cell>
          <table:table-cell table:formula="of:=0.5*([.L253]+[.M253])/10" office:value-type="float" office:value="38.857852175" calcext:value-type="float">
            <text:p>38.857852175</text:p>
          </table:table-cell>
          <table:table-cell table:formula="of:=[.K253]" office:value-type="float" office:value="1.206793659" calcext:value-type="float">
            <text:p>1.206793659</text:p>
          </table:table-cell>
          <table:table-cell table:style-name="ce1" table:formula="of:=[.O253]" office:value-type="float" office:value="0.3" calcext:value-type="float">
            <text:p>0.30</text:p>
          </table:table-cell>
          <table:table-cell table:formula="of:=[.N253]" office:value-type="float" office:value="0.25909406" calcext:value-type="float">
            <text:p>0.2590940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.02578404" calcext:value-type="float">
            <text:p>18.02578404</text:p>
          </table:table-cell>
          <table:table-cell office:value-type="float" office:value="1.206793659" calcext:value-type="float">
            <text:p>1.206793659</text:p>
          </table:table-cell>
          <table:table-cell office:value-type="float" office:value="400.2611084" calcext:value-type="float">
            <text:p>400.2611084</text:p>
          </table:table-cell>
          <table:table-cell office:value-type="float" office:value="376.8959351" calcext:value-type="float">
            <text:p>376.8959351</text:p>
          </table:table-cell>
          <table:table-cell office:value-type="float" office:value="0.25909406" calcext:value-type="float">
            <text:p>0.25909406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2" calcext:value-type="float">
            <text:p>1.2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54]" office:value-type="float" office:value="16.48141568" calcext:value-type="float">
            <text:p>16.48141568</text:p>
          </table:table-cell>
          <table:table-cell table:formula="of:=0.5*([.L254]+[.M254])/10" office:value-type="float" office:value="38.84412994" calcext:value-type="float">
            <text:p>38.84412994</text:p>
          </table:table-cell>
          <table:table-cell table:formula="of:=[.K254]" office:value-type="float" office:value="1.384382122" calcext:value-type="float">
            <text:p>1.384382122</text:p>
          </table:table-cell>
          <table:table-cell table:style-name="ce1" table:formula="of:=[.O254]" office:value-type="float" office:value="0.3" calcext:value-type="float">
            <text:p>0.30</text:p>
          </table:table-cell>
          <table:table-cell table:formula="of:=[.N254]" office:value-type="float" office:value="0.280919858" calcext:value-type="float">
            <text:p>0.28091985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.48141568" calcext:value-type="float">
            <text:p>16.48141568</text:p>
          </table:table-cell>
          <table:table-cell office:value-type="float" office:value="1.384382122" calcext:value-type="float">
            <text:p>1.384382122</text:p>
          </table:table-cell>
          <table:table-cell office:value-type="float" office:value="399.4068298" calcext:value-type="float">
            <text:p>399.4068298</text:p>
          </table:table-cell>
          <table:table-cell office:value-type="float" office:value="377.475769" calcext:value-type="float">
            <text:p>377.475769</text:p>
          </table:table-cell>
          <table:table-cell office:value-type="float" office:value="0.280919858" calcext:value-type="float">
            <text:p>0.280919858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2" calcext:value-type="float">
            <text:p>1.2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55]" office:value-type="float" office:value="16.0995518" calcext:value-type="float">
            <text:p>16.0995518</text:p>
          </table:table-cell>
          <table:table-cell table:formula="of:=0.5*([.L255]+[.M255])/10" office:value-type="float" office:value="38.929599" calcext:value-type="float">
            <text:p>38.929599</text:p>
          </table:table-cell>
          <table:table-cell table:formula="of:=[.K255]" office:value-type="float" office:value="1.390385148" calcext:value-type="float">
            <text:p>1.390385148</text:p>
          </table:table-cell>
          <table:table-cell table:style-name="ce1" table:formula="of:=[.O255]" office:value-type="float" office:value="0.3" calcext:value-type="float">
            <text:p>0.30</text:p>
          </table:table-cell>
          <table:table-cell table:formula="of:=[.N255]" office:value-type="float" office:value="0.270628287" calcext:value-type="float">
            <text:p>0.27062828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.0995518" calcext:value-type="float">
            <text:p>16.0995518</text:p>
          </table:table-cell>
          <table:table-cell office:value-type="float" office:value="1.390385148" calcext:value-type="float">
            <text:p>1.390385148</text:p>
          </table:table-cell>
          <table:table-cell office:value-type="float" office:value="399.983551" calcext:value-type="float">
            <text:p>399.983551</text:p>
          </table:table-cell>
          <table:table-cell office:value-type="float" office:value="378.608429" calcext:value-type="float">
            <text:p>378.608429</text:p>
          </table:table-cell>
          <table:table-cell office:value-type="float" office:value="0.270628287" calcext:value-type="float">
            <text:p>0.270628287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2" calcext:value-type="float">
            <text:p>1.2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56]" office:value-type="float" office:value="17.95787858" calcext:value-type="float">
            <text:p>17.95787858</text:p>
          </table:table-cell>
          <table:table-cell table:formula="of:=0.5*([.L256]+[.M256])/10" office:value-type="float" office:value="38.842498775" calcext:value-type="float">
            <text:p>38.842498775</text:p>
          </table:table-cell>
          <table:table-cell table:formula="of:=[.K256]" office:value-type="float" office:value="1.086407383" calcext:value-type="float">
            <text:p>1.086407383</text:p>
          </table:table-cell>
          <table:table-cell table:style-name="ce1" table:formula="of:=[.O256]" office:value-type="float" office:value="0.35" calcext:value-type="float">
            <text:p>0.35</text:p>
          </table:table-cell>
          <table:table-cell table:formula="of:=[.N256]" office:value-type="float" office:value="0.307658417" calcext:value-type="float">
            <text:p>0.30765841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.95787858" calcext:value-type="float">
            <text:p>17.95787858</text:p>
          </table:table-cell>
          <table:table-cell office:value-type="float" office:value="1.086407383" calcext:value-type="float">
            <text:p>1.086407383</text:p>
          </table:table-cell>
          <table:table-cell office:value-type="float" office:value="400.1290588" calcext:value-type="float">
            <text:p>400.1290588</text:p>
          </table:table-cell>
          <table:table-cell office:value-type="float" office:value="376.7209167" calcext:value-type="float">
            <text:p>376.7209167</text:p>
          </table:table-cell>
          <table:table-cell office:value-type="float" office:value="0.307658417" calcext:value-type="float">
            <text:p>0.30765841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57]" office:value-type="float" office:value="17.53992702" calcext:value-type="float">
            <text:p>17.53992702</text:p>
          </table:table-cell>
          <table:table-cell table:formula="of:=0.5*([.L257]+[.M257])/10" office:value-type="float" office:value="38.82806549" calcext:value-type="float">
            <text:p>38.82806549</text:p>
          </table:table-cell>
          <table:table-cell table:formula="of:=[.K257]" office:value-type="float" office:value="1.352920931" calcext:value-type="float">
            <text:p>1.352920931</text:p>
          </table:table-cell>
          <table:table-cell table:style-name="ce1" table:formula="of:=[.O257]" office:value-type="float" office:value="0.35" calcext:value-type="float">
            <text:p>0.35</text:p>
          </table:table-cell>
          <table:table-cell table:formula="of:=[.N257]" office:value-type="float" office:value="0.308363293" calcext:value-type="float">
            <text:p>0.30836329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.53992702" calcext:value-type="float">
            <text:p>17.53992702</text:p>
          </table:table-cell>
          <table:table-cell office:value-type="float" office:value="1.352920931" calcext:value-type="float">
            <text:p>1.352920931</text:p>
          </table:table-cell>
          <table:table-cell office:value-type="float" office:value="399.9541321" calcext:value-type="float">
            <text:p>399.9541321</text:p>
          </table:table-cell>
          <table:table-cell office:value-type="float" office:value="376.6071777" calcext:value-type="float">
            <text:p>376.6071777</text:p>
          </table:table-cell>
          <table:table-cell office:value-type="float" office:value="0.308363293" calcext:value-type="float">
            <text:p>0.308363293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58]" office:value-type="float" office:value="15.86597738" calcext:value-type="float">
            <text:p>15.86597738</text:p>
          </table:table-cell>
          <table:table-cell table:formula="of:=0.5*([.L258]+[.M258])/10" office:value-type="float" office:value="38.952835085" calcext:value-type="float">
            <text:p>38.952835085</text:p>
          </table:table-cell>
          <table:table-cell table:formula="of:=[.K258]" office:value-type="float" office:value="1.344979533" calcext:value-type="float">
            <text:p>1.344979533</text:p>
          </table:table-cell>
          <table:table-cell table:style-name="ce1" table:formula="of:=[.O258]" office:value-type="float" office:value="0.35" calcext:value-type="float">
            <text:p>0.35</text:p>
          </table:table-cell>
          <table:table-cell table:formula="of:=[.N258]" office:value-type="float" office:value="0.283878089" calcext:value-type="float">
            <text:p>0.283878089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.86597738" calcext:value-type="float">
            <text:p>15.86597738</text:p>
          </table:table-cell>
          <table:table-cell office:value-type="float" office:value="1.344979533" calcext:value-type="float">
            <text:p>1.344979533</text:p>
          </table:table-cell>
          <table:table-cell office:value-type="float" office:value="400.0904236" calcext:value-type="float">
            <text:p>400.0904236</text:p>
          </table:table-cell>
          <table:table-cell office:value-type="float" office:value="378.9662781" calcext:value-type="float">
            <text:p>378.9662781</text:p>
          </table:table-cell>
          <table:table-cell office:value-type="float" office:value="0.283878089" calcext:value-type="float">
            <text:p>0.28387808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59]" office:value-type="float" office:value="11.96700505" calcext:value-type="float">
            <text:p>11.96700505</text:p>
          </table:table-cell>
          <table:table-cell table:formula="of:=0.5*([.L259]+[.M259])/10" office:value-type="float" office:value="39.21380005" calcext:value-type="float">
            <text:p>39.21380005</text:p>
          </table:table-cell>
          <table:table-cell table:formula="of:=[.K259]" office:value-type="float" office:value="1.5149129" calcext:value-type="float">
            <text:p>1.5149129</text:p>
          </table:table-cell>
          <table:table-cell table:style-name="ce1" table:formula="of:=[.O259]" office:value-type="float" office:value="0.4" calcext:value-type="float">
            <text:p>0.40</text:p>
          </table:table-cell>
          <table:table-cell table:formula="of:=[.N259]" office:value-type="float" office:value="0.127517282" calcext:value-type="float">
            <text:p>0.12751728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1.96700505" calcext:value-type="float">
            <text:p>11.96700505</text:p>
          </table:table-cell>
          <table:table-cell office:value-type="float" office:value="1.5149129" calcext:value-type="float">
            <text:p>1.5149129</text:p>
          </table:table-cell>
          <table:table-cell office:value-type="float" office:value="399.8659058" calcext:value-type="float">
            <text:p>399.8659058</text:p>
          </table:table-cell>
          <table:table-cell office:value-type="float" office:value="384.4100952" calcext:value-type="float">
            <text:p>384.4100952</text:p>
          </table:table-cell>
          <table:table-cell office:value-type="float" office:value="0.127517282" calcext:value-type="float">
            <text:p>0.127517282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95" calcext:value-type="float">
            <text:p>0.9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60]" office:value-type="float" office:value="12.07970835" calcext:value-type="float">
            <text:p>12.07970835</text:p>
          </table:table-cell>
          <table:table-cell table:formula="of:=0.5*([.L260]+[.M260])/10" office:value-type="float" office:value="39.210543825" calcext:value-type="float">
            <text:p>39.210543825</text:p>
          </table:table-cell>
          <table:table-cell table:formula="of:=[.K260]" office:value-type="float" office:value="1.494594618" calcext:value-type="float">
            <text:p>1.494594618</text:p>
          </table:table-cell>
          <table:table-cell table:style-name="ce1" table:formula="of:=[.O260]" office:value-type="float" office:value="0.4" calcext:value-type="float">
            <text:p>0.40</text:p>
          </table:table-cell>
          <table:table-cell table:formula="of:=[.N260]" office:value-type="float" office:value="0.127216021" calcext:value-type="float">
            <text:p>0.12721602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.07970835" calcext:value-type="float">
            <text:p>12.07970835</text:p>
          </table:table-cell>
          <table:table-cell office:value-type="float" office:value="1.494594618" calcext:value-type="float">
            <text:p>1.494594618</text:p>
          </table:table-cell>
          <table:table-cell office:value-type="float" office:value="399.8942261" calcext:value-type="float">
            <text:p>399.8942261</text:p>
          </table:table-cell>
          <table:table-cell office:value-type="float" office:value="384.3166504" calcext:value-type="float">
            <text:p>384.3166504</text:p>
          </table:table-cell>
          <table:table-cell office:value-type="float" office:value="0.127216021" calcext:value-type="float">
            <text:p>0.127216021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95" calcext:value-type="float">
            <text:p>0.9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61]" office:value-type="float" office:value="11.07361433" calcext:value-type="float">
            <text:p>11.07361433</text:p>
          </table:table-cell>
          <table:table-cell table:formula="of:=0.5*([.L261]+[.M261])/10" office:value-type="float" office:value="39.281108095" calcext:value-type="float">
            <text:p>39.281108095</text:p>
          </table:table-cell>
          <table:table-cell table:formula="of:=[.K261]" office:value-type="float" office:value="1.564752998" calcext:value-type="float">
            <text:p>1.564752998</text:p>
          </table:table-cell>
          <table:table-cell table:style-name="ce1" table:formula="of:=[.O261]" office:value-type="float" office:value="0.4" calcext:value-type="float">
            <text:p>0.40</text:p>
          </table:table-cell>
          <table:table-cell table:formula="of:=[.N261]" office:value-type="float" office:value="0.112238793" calcext:value-type="float">
            <text:p>0.11223879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1.07361433" calcext:value-type="float">
            <text:p>11.07361433</text:p>
          </table:table-cell>
          <table:table-cell office:value-type="float" office:value="1.564752998" calcext:value-type="float">
            <text:p>1.564752998</text:p>
          </table:table-cell>
          <table:table-cell office:value-type="float" office:value="399.9423523" calcext:value-type="float">
            <text:p>399.9423523</text:p>
          </table:table-cell>
          <table:table-cell office:value-type="float" office:value="385.6798096" calcext:value-type="float">
            <text:p>385.6798096</text:p>
          </table:table-cell>
          <table:table-cell office:value-type="float" office:value="0.112238793" calcext:value-type="float">
            <text:p>0.112238793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95" calcext:value-type="float">
            <text:p>0.9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62]" office:value-type="float" office:value="8.49937701" calcext:value-type="float">
            <text:p>8.49937701</text:p>
          </table:table-cell>
          <table:table-cell table:formula="of:=0.5*([.L262]+[.M262])/10" office:value-type="float" office:value="39.459638975" calcext:value-type="float">
            <text:p>39.459638975</text:p>
          </table:table-cell>
          <table:table-cell table:formula="of:=[.K262]" office:value-type="float" office:value="1.567340804" calcext:value-type="float">
            <text:p>1.567340804</text:p>
          </table:table-cell>
          <table:table-cell table:style-name="ce1" table:formula="of:=[.O262]" office:value-type="float" office:value="0.45" calcext:value-type="float">
            <text:p>0.45</text:p>
          </table:table-cell>
          <table:table-cell table:formula="of:=[.N262]" office:value-type="float" office:value="0.070920429" calcext:value-type="float">
            <text:p>0.070920429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.49937701" calcext:value-type="float">
            <text:p>8.49937701</text:p>
          </table:table-cell>
          <table:table-cell office:value-type="float" office:value="1.567340804" calcext:value-type="float">
            <text:p>1.567340804</text:p>
          </table:table-cell>
          <table:table-cell office:value-type="float" office:value="400.014801" calcext:value-type="float">
            <text:p>400.014801</text:p>
          </table:table-cell>
          <table:table-cell office:value-type="float" office:value="389.1779785" calcext:value-type="float">
            <text:p>389.1779785</text:p>
          </table:table-cell>
          <table:table-cell office:value-type="float" office:value="0.070920429" calcext:value-type="float">
            <text:p>0.070920429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63]" office:value-type="float" office:value="10.17053764" calcext:value-type="float">
            <text:p>10.17053764</text:p>
          </table:table-cell>
          <table:table-cell table:formula="of:=0.5*([.L263]+[.M263])/10" office:value-type="float" office:value="39.36688385" calcext:value-type="float">
            <text:p>39.36688385</text:p>
          </table:table-cell>
          <table:table-cell table:formula="of:=[.K263]" office:value-type="float" office:value="1.542200287" calcext:value-type="float">
            <text:p>1.542200287</text:p>
          </table:table-cell>
          <table:table-cell table:style-name="ce1" table:formula="of:=[.O263]" office:value-type="float" office:value="0.45" calcext:value-type="float">
            <text:p>0.45</text:p>
          </table:table-cell>
          <table:table-cell table:formula="of:=[.N263]" office:value-type="float" office:value="0.09374621" calcext:value-type="float">
            <text:p>0.0937462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.17053764" calcext:value-type="float">
            <text:p>10.17053764</text:p>
          </table:table-cell>
          <table:table-cell office:value-type="float" office:value="1.542200287" calcext:value-type="float">
            <text:p>1.542200287</text:p>
          </table:table-cell>
          <table:table-cell office:value-type="float" office:value="400.1825562" calcext:value-type="float">
            <text:p>400.1825562</text:p>
          </table:table-cell>
          <table:table-cell office:value-type="float" office:value="387.1551208" calcext:value-type="float">
            <text:p>387.1551208</text:p>
          </table:table-cell>
          <table:table-cell office:value-type="float" office:value="0.09374621" calcext:value-type="float">
            <text:p>0.09374621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64]" office:value-type="float" office:value="7.659644222" calcext:value-type="float">
            <text:p>7.659644222</text:p>
          </table:table-cell>
          <table:table-cell table:formula="of:=0.5*([.L264]+[.M264])/10" office:value-type="float" office:value="39.48016357" calcext:value-type="float">
            <text:p>39.48016357</text:p>
          </table:table-cell>
          <table:table-cell table:formula="of:=[.K264]" office:value-type="float" office:value="1.649462959" calcext:value-type="float">
            <text:p>1.649462959</text:p>
          </table:table-cell>
          <table:table-cell table:style-name="ce1" table:formula="of:=[.O264]" office:value-type="float" office:value="0.45" calcext:value-type="float">
            <text:p>0.45</text:p>
          </table:table-cell>
          <table:table-cell table:formula="of:=[.N264]" office:value-type="float" office:value="0.072522224" calcext:value-type="float">
            <text:p>0.072522224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.659644222" calcext:value-type="float">
            <text:p>7.659644222</text:p>
          </table:table-cell>
          <table:table-cell office:value-type="float" office:value="1.649462959" calcext:value-type="float">
            <text:p>1.649462959</text:p>
          </table:table-cell>
          <table:table-cell office:value-type="float" office:value="399.7333984" calcext:value-type="float">
            <text:p>399.7333984</text:p>
          </table:table-cell>
          <table:table-cell office:value-type="float" office:value="389.869873" calcext:value-type="float">
            <text:p>389.869873</text:p>
          </table:table-cell>
          <table:table-cell office:value-type="float" office:value="0.072522224" calcext:value-type="float">
            <text:p>0.07252222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65]" office:value-type="float" office:value="7.637127518" calcext:value-type="float">
            <text:p>7.637127518</text:p>
          </table:table-cell>
          <table:table-cell table:formula="of:=0.5*([.L265]+[.M265])/10" office:value-type="float" office:value="39.51177063" calcext:value-type="float">
            <text:p>39.51177063</text:p>
          </table:table-cell>
          <table:table-cell table:formula="of:=[.K265]" office:value-type="float" office:value="1.610177217" calcext:value-type="float">
            <text:p>1.610177217</text:p>
          </table:table-cell>
          <table:table-cell table:style-name="ce1" table:formula="of:=[.O265]" office:value-type="float" office:value="0.5" calcext:value-type="float">
            <text:p>0.50</text:p>
          </table:table-cell>
          <table:table-cell table:formula="of:=[.N265]" office:value-type="float" office:value="0.065477808" calcext:value-type="float">
            <text:p>0.06547780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637127518" calcext:value-type="float">
            <text:p>7.637127518</text:p>
          </table:table-cell>
          <table:table-cell office:value-type="float" office:value="1.610177217" calcext:value-type="float">
            <text:p>1.610177217</text:p>
          </table:table-cell>
          <table:table-cell office:value-type="float" office:value="400.0037231" calcext:value-type="float">
            <text:p>400.0037231</text:p>
          </table:table-cell>
          <table:table-cell office:value-type="float" office:value="390.2316895" calcext:value-type="float">
            <text:p>390.2316895</text:p>
          </table:table-cell>
          <table:table-cell office:value-type="float" office:value="0.065477808" calcext:value-type="float">
            <text:p>0.065477808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66]" office:value-type="float" office:value="7.979400524" calcext:value-type="float">
            <text:p>7.979400524</text:p>
          </table:table-cell>
          <table:table-cell table:formula="of:=0.5*([.L266]+[.M266])/10" office:value-type="float" office:value="39.506420895" calcext:value-type="float">
            <text:p>39.506420895</text:p>
          </table:table-cell>
          <table:table-cell table:formula="of:=[.K266]" office:value-type="float" office:value="1.661920698" calcext:value-type="float">
            <text:p>1.661920698</text:p>
          </table:table-cell>
          <table:table-cell table:style-name="ce1" table:formula="of:=[.O266]" office:value-type="float" office:value="0.5" calcext:value-type="float">
            <text:p>0.50</text:p>
          </table:table-cell>
          <table:table-cell table:formula="of:=[.N266]" office:value-type="float" office:value="0.068974578" calcext:value-type="float">
            <text:p>0.06897457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979400524" calcext:value-type="float">
            <text:p>7.979400524</text:p>
          </table:table-cell>
          <table:table-cell office:value-type="float" office:value="1.661920698" calcext:value-type="float">
            <text:p>1.661920698</text:p>
          </table:table-cell>
          <table:table-cell office:value-type="float" office:value="400.182373" calcext:value-type="float">
            <text:p>400.182373</text:p>
          </table:table-cell>
          <table:table-cell office:value-type="float" office:value="389.9460449" calcext:value-type="float">
            <text:p>389.9460449</text:p>
          </table:table-cell>
          <table:table-cell office:value-type="float" office:value="0.068974578" calcext:value-type="float">
            <text:p>0.068974578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67]" office:value-type="float" office:value="6.563073255" calcext:value-type="float">
            <text:p>6.563073255</text:p>
          </table:table-cell>
          <table:table-cell table:formula="of:=0.5*([.L267]+[.M267])/10" office:value-type="float" office:value="39.672875975" calcext:value-type="float">
            <text:p>39.672875975</text:p>
          </table:table-cell>
          <table:table-cell table:formula="of:=[.K267]" office:value-type="float" office:value="1.692414263" calcext:value-type="float">
            <text:p>1.692414263</text:p>
          </table:table-cell>
          <table:table-cell table:style-name="ce1" table:formula="of:=[.O267]" office:value-type="float" office:value="0.5" calcext:value-type="float">
            <text:p>0.50</text:p>
          </table:table-cell>
          <table:table-cell table:formula="of:=[.N267]" office:value-type="float" office:value="0.050251356" calcext:value-type="float">
            <text:p>0.05025135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.563073255" calcext:value-type="float">
            <text:p>6.563073255</text:p>
          </table:table-cell>
          <table:table-cell office:value-type="float" office:value="1.692414263" calcext:value-type="float">
            <text:p>1.692414263</text:p>
          </table:table-cell>
          <table:table-cell office:value-type="float" office:value="400.9062805" calcext:value-type="float">
            <text:p>400.9062805</text:p>
          </table:table-cell>
          <table:table-cell office:value-type="float" office:value="392.551239" calcext:value-type="float">
            <text:p>392.551239</text:p>
          </table:table-cell>
          <table:table-cell office:value-type="float" office:value="0.050251356" calcext:value-type="float">
            <text:p>0.050251356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68]" office:value-type="float" office:value="14.04991292" calcext:value-type="float">
            <text:p>14.04991292</text:p>
          </table:table-cell>
          <table:table-cell table:formula="of:=0.5*([.L268]+[.M268])/10" office:value-type="float" office:value="39.106983945" calcext:value-type="float">
            <text:p>39.106983945</text:p>
          </table:table-cell>
          <table:table-cell table:formula="of:=[.K268]" office:value-type="float" office:value="1.471887008" calcext:value-type="float">
            <text:p>1.471887008</text:p>
          </table:table-cell>
          <table:table-cell table:style-name="ce1" table:formula="of:=[.O268]" office:value-type="float" office:value="0.5" calcext:value-type="float">
            <text:p>0.50</text:p>
          </table:table-cell>
          <table:table-cell table:formula="of:=[.N268]" office:value-type="float" office:value="0.129960018" calcext:value-type="float">
            <text:p>0.12996001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04991292" calcext:value-type="float">
            <text:p>14.04991292</text:p>
          </table:table-cell>
          <table:table-cell office:value-type="float" office:value="1.471887008" calcext:value-type="float">
            <text:p>1.471887008</text:p>
          </table:table-cell>
          <table:table-cell office:value-type="float" office:value="400.0394592" calcext:value-type="float">
            <text:p>400.0394592</text:p>
          </table:table-cell>
          <table:table-cell office:value-type="float" office:value="382.1002197" calcext:value-type="float">
            <text:p>382.1002197</text:p>
          </table:table-cell>
          <table:table-cell office:value-type="float" office:value="0.129960018" calcext:value-type="float">
            <text:p>0.129960018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69]" office:value-type="float" office:value="13.2887093" calcext:value-type="float">
            <text:p>13.2887093</text:p>
          </table:table-cell>
          <table:table-cell table:formula="of:=0.5*([.L269]+[.M269])/10" office:value-type="float" office:value="39.17246704" calcext:value-type="float">
            <text:p>39.17246704</text:p>
          </table:table-cell>
          <table:table-cell table:formula="of:=[.K269]" office:value-type="float" office:value="1.364652127" calcext:value-type="float">
            <text:p>1.364652127</text:p>
          </table:table-cell>
          <table:table-cell table:style-name="ce1" table:formula="of:=[.O269]" office:value-type="float" office:value="0.5" calcext:value-type="float">
            <text:p>0.50</text:p>
          </table:table-cell>
          <table:table-cell table:formula="of:=[.N269]" office:value-type="float" office:value="0.142186498" calcext:value-type="float">
            <text:p>0.14218649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2887093" calcext:value-type="float">
            <text:p>13.2887093</text:p>
          </table:table-cell>
          <table:table-cell office:value-type="float" office:value="1.364652127" calcext:value-type="float">
            <text:p>1.364652127</text:p>
          </table:table-cell>
          <table:table-cell office:value-type="float" office:value="400.246582" calcext:value-type="float">
            <text:p>400.246582</text:p>
          </table:table-cell>
          <table:table-cell office:value-type="float" office:value="383.2027588" calcext:value-type="float">
            <text:p>383.2027588</text:p>
          </table:table-cell>
          <table:table-cell office:value-type="float" office:value="0.142186498" calcext:value-type="float">
            <text:p>0.142186498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70]" office:value-type="float" office:value="12.8403527" calcext:value-type="float">
            <text:p>12.8403527</text:p>
          </table:table-cell>
          <table:table-cell table:formula="of:=0.5*([.L270]+[.M270])/10" office:value-type="float" office:value="39.191189575" calcext:value-type="float">
            <text:p>39.191189575</text:p>
          </table:table-cell>
          <table:table-cell table:formula="of:=[.K270]" office:value-type="float" office:value="1.576698764" calcext:value-type="float">
            <text:p>1.576698764</text:p>
          </table:table-cell>
          <table:table-cell table:style-name="ce1" table:formula="of:=[.O270]" office:value-type="float" office:value="0.5" calcext:value-type="float">
            <text:p>0.50</text:p>
          </table:table-cell>
          <table:table-cell table:formula="of:=[.N270]" office:value-type="float" office:value="0.125606784" calcext:value-type="float">
            <text:p>0.125606784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.8403527" calcext:value-type="float">
            <text:p>12.8403527</text:p>
          </table:table-cell>
          <table:table-cell office:value-type="float" office:value="1.576698764" calcext:value-type="float">
            <text:p>1.576698764</text:p>
          </table:table-cell>
          <table:table-cell office:value-type="float" office:value="400.1626892" calcext:value-type="float">
            <text:p>400.1626892</text:p>
          </table:table-cell>
          <table:table-cell office:value-type="float" office:value="383.6611023" calcext:value-type="float">
            <text:p>383.6611023</text:p>
          </table:table-cell>
          <table:table-cell office:value-type="float" office:value="0.125606784" calcext:value-type="float">
            <text:p>0.125606784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271]" office:value-type="float" office:value="8.369134562" calcext:value-type="float">
            <text:p>8.369134562</text:p>
          </table:table-cell>
          <table:table-cell table:formula="of:=0.5*([.L271]+[.M271])/10" office:value-type="float" office:value="39.47080383" calcext:value-type="float">
            <text:p>39.47080383</text:p>
          </table:table-cell>
          <table:table-cell table:formula="of:=[.K271]" office:value-type="float" office:value="1.643332402" calcext:value-type="float">
            <text:p>1.643332402</text:p>
          </table:table-cell>
          <table:table-cell table:style-name="ce1" table:formula="of:=[.O271]" office:value-type="float" office:value="1.1" calcext:value-type="float">
            <text:p>1.10</text:p>
          </table:table-cell>
          <table:table-cell table:formula="of:=[.N271]" office:value-type="float" office:value="0.064600079" calcext:value-type="float">
            <text:p>0.064600079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.369134562" calcext:value-type="float">
            <text:p>8.369134562</text:p>
          </table:table-cell>
          <table:table-cell office:value-type="float" office:value="1.643332402" calcext:value-type="float">
            <text:p>1.643332402</text:p>
          </table:table-cell>
          <table:table-cell office:value-type="float" office:value="400.0344238" calcext:value-type="float">
            <text:p>400.0344238</text:p>
          </table:table-cell>
          <table:table-cell office:value-type="float" office:value="389.3816528" calcext:value-type="float">
            <text:p>389.3816528</text:p>
          </table:table-cell>
          <table:table-cell office:value-type="float" office:value="0.064600079" calcext:value-type="float">
            <text:p>0.064600079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2.1" calcext:value-type="float">
            <text:p>2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72]" office:value-type="float" office:value="7.561374721" calcext:value-type="float">
            <text:p>7.561374721</text:p>
          </table:table-cell>
          <table:table-cell table:formula="of:=0.5*([.L272]+[.M272])/10" office:value-type="float" office:value="39.539997865" calcext:value-type="float">
            <text:p>39.539997865</text:p>
          </table:table-cell>
          <table:table-cell table:formula="of:=[.K272]" office:value-type="float" office:value="1.671890556" calcext:value-type="float">
            <text:p>1.671890556</text:p>
          </table:table-cell>
          <table:table-cell table:style-name="ce1" table:formula="of:=[.O272]" office:value-type="float" office:value="1.1" calcext:value-type="float">
            <text:p>1.10</text:p>
          </table:table-cell>
          <table:table-cell table:formula="of:=[.N272]" office:value-type="float" office:value="0.063583799" calcext:value-type="float">
            <text:p>0.063583799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561374721" calcext:value-type="float">
            <text:p>7.561374721</text:p>
          </table:table-cell>
          <table:table-cell office:value-type="float" office:value="1.671890556" calcext:value-type="float">
            <text:p>1.671890556</text:p>
          </table:table-cell>
          <table:table-cell office:value-type="float" office:value="400.2434082" calcext:value-type="float">
            <text:p>400.2434082</text:p>
          </table:table-cell>
          <table:table-cell office:value-type="float" office:value="390.5565491" calcext:value-type="float">
            <text:p>390.5565491</text:p>
          </table:table-cell>
          <table:table-cell office:value-type="float" office:value="0.063583799" calcext:value-type="float">
            <text:p>0.063583799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2.1" calcext:value-type="float">
            <text:p>2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73]" office:value-type="float" office:value="5.641059948" calcext:value-type="float">
            <text:p>5.641059948</text:p>
          </table:table-cell>
          <table:table-cell table:formula="of:=0.5*([.L273]+[.M273])/10" office:value-type="float" office:value="39.62419434" calcext:value-type="float">
            <text:p>39.62419434</text:p>
          </table:table-cell>
          <table:table-cell table:formula="of:=[.K273]" office:value-type="float" office:value="1.749083783" calcext:value-type="float">
            <text:p>1.749083783</text:p>
          </table:table-cell>
          <table:table-cell table:style-name="ce1" table:formula="of:=[.O273]" office:value-type="float" office:value="1.1" calcext:value-type="float">
            <text:p>1.10</text:p>
          </table:table-cell>
          <table:table-cell table:formula="of:=[.N273]" office:value-type="float" office:value="0.041069562" calcext:value-type="float">
            <text:p>0.04106956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.641059948" calcext:value-type="float">
            <text:p>5.641059948</text:p>
          </table:table-cell>
          <table:table-cell office:value-type="float" office:value="1.749083783" calcext:value-type="float">
            <text:p>1.749083783</text:p>
          </table:table-cell>
          <table:table-cell office:value-type="float" office:value="399.8296204" calcext:value-type="float">
            <text:p>399.8296204</text:p>
          </table:table-cell>
          <table:table-cell office:value-type="float" office:value="392.6542664" calcext:value-type="float">
            <text:p>392.6542664</text:p>
          </table:table-cell>
          <table:table-cell office:value-type="float" office:value="0.041069562" calcext:value-type="float">
            <text:p>0.041069562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2.1" calcext:value-type="float">
            <text:p>2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74]" office:value-type="float" office:value="7.918596074" calcext:value-type="float">
            <text:p>7.918596074</text:p>
          </table:table-cell>
          <table:table-cell table:formula="of:=0.5*([.L274]+[.M274])/10" office:value-type="float" office:value="39.49293823" calcext:value-type="float">
            <text:p>39.49293823</text:p>
          </table:table-cell>
          <table:table-cell table:formula="of:=[.K274]" office:value-type="float" office:value="1.466375182" calcext:value-type="float">
            <text:p>1.466375182</text:p>
          </table:table-cell>
          <table:table-cell table:style-name="ce1" table:formula="of:=[.O274]" office:value-type="float" office:value="0.5" calcext:value-type="float">
            <text:p>0.50</text:p>
          </table:table-cell>
          <table:table-cell table:formula="of:=[.N274]" office:value-type="float" office:value="0.09679697" calcext:value-type="float">
            <text:p>0.0967969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.918596074" calcext:value-type="float">
            <text:p>7.918596074</text:p>
          </table:table-cell>
          <table:table-cell office:value-type="float" office:value="1.466375182" calcext:value-type="float">
            <text:p>1.466375182</text:p>
          </table:table-cell>
          <table:table-cell office:value-type="float" office:value="400.087738" calcext:value-type="float">
            <text:p>400.087738</text:p>
          </table:table-cell>
          <table:table-cell office:value-type="float" office:value="389.7710266" calcext:value-type="float">
            <text:p>389.7710266</text:p>
          </table:table-cell>
          <table:table-cell office:value-type="float" office:value="0.09679697" calcext:value-type="float">
            <text:p>0.0967969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75]" office:value-type="float" office:value="10.67233707" calcext:value-type="float">
            <text:p>10.67233707</text:p>
          </table:table-cell>
          <table:table-cell table:formula="of:=0.5*([.L275]+[.M275])/10" office:value-type="float" office:value="39.320181275" calcext:value-type="float">
            <text:p>39.320181275</text:p>
          </table:table-cell>
          <table:table-cell table:formula="of:=[.K275]" office:value-type="float" office:value="1.480019215" calcext:value-type="float">
            <text:p>1.480019215</text:p>
          </table:table-cell>
          <table:table-cell table:style-name="ce1" table:formula="of:=[.O275]" office:value-type="float" office:value="0.5" calcext:value-type="float">
            <text:p>0.50</text:p>
          </table:table-cell>
          <table:table-cell table:formula="of:=[.N275]" office:value-type="float" office:value="0.105756696" calcext:value-type="float">
            <text:p>0.10575669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.67233707" calcext:value-type="float">
            <text:p>10.67233707</text:p>
          </table:table-cell>
          <table:table-cell office:value-type="float" office:value="1.480019215" calcext:value-type="float">
            <text:p>1.480019215</text:p>
          </table:table-cell>
          <table:table-cell office:value-type="float" office:value="400.0527649" calcext:value-type="float">
            <text:p>400.0527649</text:p>
          </table:table-cell>
          <table:table-cell office:value-type="float" office:value="386.3508606" calcext:value-type="float">
            <text:p>386.3508606</text:p>
          </table:table-cell>
          <table:table-cell office:value-type="float" office:value="0.105756696" calcext:value-type="float">
            <text:p>0.105756696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76]" office:value-type="float" office:value="8.493761396" calcext:value-type="float">
            <text:p>8.493761396</text:p>
          </table:table-cell>
          <table:table-cell table:formula="of:=0.5*([.L276]+[.M276])/10" office:value-type="float" office:value="39.451286315" calcext:value-type="float">
            <text:p>39.451286315</text:p>
          </table:table-cell>
          <table:table-cell table:formula="of:=[.K276]" office:value-type="float" office:value="1.574622819" calcext:value-type="float">
            <text:p>1.574622819</text:p>
          </table:table-cell>
          <table:table-cell table:style-name="ce1" table:formula="of:=[.O276]" office:value-type="float" office:value="0.5" calcext:value-type="float">
            <text:p>0.50</text:p>
          </table:table-cell>
          <table:table-cell table:formula="of:=[.N276]" office:value-type="float" office:value="0.081049173" calcext:value-type="float">
            <text:p>0.08104917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.493761396" calcext:value-type="float">
            <text:p>8.493761396</text:p>
          </table:table-cell>
          <table:table-cell office:value-type="float" office:value="1.574622819" calcext:value-type="float">
            <text:p>1.574622819</text:p>
          </table:table-cell>
          <table:table-cell office:value-type="float" office:value="399.9676819" calcext:value-type="float">
            <text:p>399.9676819</text:p>
          </table:table-cell>
          <table:table-cell office:value-type="float" office:value="389.0580444" calcext:value-type="float">
            <text:p>389.0580444</text:p>
          </table:table-cell>
          <table:table-cell office:value-type="float" office:value="0.081049173" calcext:value-type="float">
            <text:p>0.081049173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77]" office:value-type="float" office:value="17.63341483" calcext:value-type="float">
            <text:p>17.63341483</text:p>
          </table:table-cell>
          <table:table-cell table:formula="of:=0.5*([.L277]+[.M277])/10" office:value-type="float" office:value="38.58667145" calcext:value-type="float">
            <text:p>38.58667145</text:p>
          </table:table-cell>
          <table:table-cell table:formula="of:=[.K277]" office:value-type="float" office:value="2.590048203" calcext:value-type="float">
            <text:p>2.590048203</text:p>
          </table:table-cell>
          <table:table-cell table:style-name="ce1" table:formula="of:=[.O277]" office:value-type="float" office:value="0.625" calcext:value-type="float">
            <text:p>0.63</text:p>
          </table:table-cell>
          <table:table-cell table:formula="of:=[.N277]" office:value-type="float" office:value="0.295992568" calcext:value-type="float">
            <text:p>0.29599256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.63341483" calcext:value-type="float">
            <text:p>17.63341483</text:p>
          </table:table-cell>
          <table:table-cell office:value-type="float" office:value="2.590048203" calcext:value-type="float">
            <text:p>2.590048203</text:p>
          </table:table-cell>
          <table:table-cell office:value-type="float" office:value="398.5263062" calcext:value-type="float">
            <text:p>398.5263062</text:p>
          </table:table-cell>
          <table:table-cell office:value-type="float" office:value="373.2071228" calcext:value-type="float">
            <text:p>373.2071228</text:p>
          </table:table-cell>
          <table:table-cell office:value-type="float" office:value="0.295992568" calcext:value-type="float">
            <text:p>0.295992568</text:p>
          </table:table-cell>
          <table:table-cell table:style-name="ce1" table:formula="of:=AVERAGE(0.75;0.5)" office:value-type="float" office:value="0.625" calcext:value-type="float">
            <text:p>0.63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78]" office:value-type="float" office:value="13.06642968" calcext:value-type="float">
            <text:p>13.06642968</text:p>
          </table:table-cell>
          <table:table-cell table:formula="of:=0.5*([.L278]+[.M278])/10" office:value-type="float" office:value="39.068606565" calcext:value-type="float">
            <text:p>39.068606565</text:p>
          </table:table-cell>
          <table:table-cell table:formula="of:=[.K278]" office:value-type="float" office:value="2.726526778" calcext:value-type="float">
            <text:p>2.726526778</text:p>
          </table:table-cell>
          <table:table-cell table:style-name="ce1" table:formula="of:=[.O278]" office:value-type="float" office:value="0.625" calcext:value-type="float">
            <text:p>0.63</text:p>
          </table:table-cell>
          <table:table-cell table:formula="of:=[.N278]" office:value-type="float" office:value="0.186438647" calcext:value-type="float">
            <text:p>0.18643864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06642968" calcext:value-type="float">
            <text:p>13.06642968</text:p>
          </table:table-cell>
          <table:table-cell office:value-type="float" office:value="2.726526778" calcext:value-type="float">
            <text:p>2.726526778</text:p>
          </table:table-cell>
          <table:table-cell office:value-type="float" office:value="399.9347534" calcext:value-type="float">
            <text:p>399.9347534</text:p>
          </table:table-cell>
          <table:table-cell office:value-type="float" office:value="381.4373779" calcext:value-type="float">
            <text:p>381.4373779</text:p>
          </table:table-cell>
          <table:table-cell office:value-type="float" office:value="0.186438647" calcext:value-type="float">
            <text:p>0.186438647</text:p>
          </table:table-cell>
          <table:table-cell table:style-name="ce1" table:formula="of:=AVERAGE(0.75;0.5)" office:value-type="float" office:value="0.625" calcext:value-type="float">
            <text:p>0.63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79]" office:value-type="float" office:value="16.97684613" calcext:value-type="float">
            <text:p>16.97684613</text:p>
          </table:table-cell>
          <table:table-cell table:formula="of:=0.5*([.L279]+[.M279])/10" office:value-type="float" office:value="38.75716858" calcext:value-type="float">
            <text:p>38.75716858</text:p>
          </table:table-cell>
          <table:table-cell table:formula="of:=[.K279]" office:value-type="float" office:value="2.727245332" calcext:value-type="float">
            <text:p>2.727245332</text:p>
          </table:table-cell>
          <table:table-cell table:style-name="ce1" table:formula="of:=[.O279]" office:value-type="float" office:value="0.625" calcext:value-type="float">
            <text:p>0.63</text:p>
          </table:table-cell>
          <table:table-cell table:formula="of:=[.N279]" office:value-type="float" office:value="0.287251243" calcext:value-type="float">
            <text:p>0.28725124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.97684613" calcext:value-type="float">
            <text:p>16.97684613</text:p>
          </table:table-cell>
          <table:table-cell office:value-type="float" office:value="2.727245332" calcext:value-type="float">
            <text:p>2.727245332</text:p>
          </table:table-cell>
          <table:table-cell office:value-type="float" office:value="399.8933716" calcext:value-type="float">
            <text:p>399.8933716</text:p>
          </table:table-cell>
          <table:table-cell office:value-type="float" office:value="375.25" calcext:value-type="float">
            <text:p>375.25</text:p>
          </table:table-cell>
          <table:table-cell office:value-type="float" office:value="0.287251243" calcext:value-type="float">
            <text:p>0.287251243</text:p>
          </table:table-cell>
          <table:table-cell table:style-name="ce1" table:formula="of:=AVERAGE(0.75;0.5)" office:value-type="float" office:value="0.625" calcext:value-type="float">
            <text:p>0.63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80]" office:value-type="float" office:value="15.12656462" calcext:value-type="float">
            <text:p>15.12656462</text:p>
          </table:table-cell>
          <table:table-cell table:formula="of:=0.5*([.L280]+[.M280])/10" office:value-type="float" office:value="38.92651062" calcext:value-type="float">
            <text:p>38.92651062</text:p>
          </table:table-cell>
          <table:table-cell table:formula="of:=[.K280]" office:value-type="float" office:value="2.798903743" calcext:value-type="float">
            <text:p>2.798903743</text:p>
          </table:table-cell>
          <table:table-cell table:style-name="ce1" table:formula="of:=[.O280]" office:value-type="float" office:value="0.4" calcext:value-type="float">
            <text:p>0.40</text:p>
          </table:table-cell>
          <table:table-cell table:formula="of:=[.N280]" office:value-type="float" office:value="0.215644871" calcext:value-type="float">
            <text:p>0.21564487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.12656462" calcext:value-type="float">
            <text:p>15.12656462</text:p>
          </table:table-cell>
          <table:table-cell office:value-type="float" office:value="2.798903743" calcext:value-type="float">
            <text:p>2.798903743</text:p>
          </table:table-cell>
          <table:table-cell office:value-type="float" office:value="400.0003052" calcext:value-type="float">
            <text:p>400.0003052</text:p>
          </table:table-cell>
          <table:table-cell office:value-type="float" office:value="378.5299072" calcext:value-type="float">
            <text:p>378.5299072</text:p>
          </table:table-cell>
          <table:table-cell office:value-type="float" office:value="0.215644871" calcext:value-type="float">
            <text:p>0.215644871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8" calcext:value-type="float">
            <text:p>0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81]" office:value-type="float" office:value="11.09801765" calcext:value-type="float">
            <text:p>11.09801765</text:p>
          </table:table-cell>
          <table:table-cell table:formula="of:=0.5*([.L281]+[.M281])/10" office:value-type="float" office:value="39.209693905" calcext:value-type="float">
            <text:p>39.209693905</text:p>
          </table:table-cell>
          <table:table-cell table:formula="of:=[.K281]" office:value-type="float" office:value="2.945708927" calcext:value-type="float">
            <text:p>2.945708927</text:p>
          </table:table-cell>
          <table:table-cell table:style-name="ce1" table:formula="of:=[.O281]" office:value-type="float" office:value="0.4" calcext:value-type="float">
            <text:p>0.40</text:p>
          </table:table-cell>
          <table:table-cell table:formula="of:=[.N281]" office:value-type="float" office:value="0.145708649" calcext:value-type="float">
            <text:p>0.145708649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.09801765" calcext:value-type="float">
            <text:p>11.09801765</text:p>
          </table:table-cell>
          <table:table-cell office:value-type="float" office:value="2.945708927" calcext:value-type="float">
            <text:p>2.945708927</text:p>
          </table:table-cell>
          <table:table-cell office:value-type="float" office:value="399.9544067" calcext:value-type="float">
            <text:p>399.9544067</text:p>
          </table:table-cell>
          <table:table-cell office:value-type="float" office:value="384.2394714" calcext:value-type="float">
            <text:p>384.2394714</text:p>
          </table:table-cell>
          <table:table-cell office:value-type="float" office:value="0.145708649" calcext:value-type="float">
            <text:p>0.145708649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8" calcext:value-type="float">
            <text:p>0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82]" office:value-type="float" office:value="8.845248438" calcext:value-type="float">
            <text:p>8.845248438</text:p>
          </table:table-cell>
          <table:table-cell table:formula="of:=0.5*([.L282]+[.M282])/10" office:value-type="float" office:value="39.3582901" calcext:value-type="float">
            <text:p>39.3582901</text:p>
          </table:table-cell>
          <table:table-cell table:formula="of:=[.K282]" office:value-type="float" office:value="3.122851008" calcext:value-type="float">
            <text:p>3.122851008</text:p>
          </table:table-cell>
          <table:table-cell table:style-name="ce1" table:formula="of:=[.O282]" office:value-type="float" office:value="0.4" calcext:value-type="float">
            <text:p>0.40</text:p>
          </table:table-cell>
          <table:table-cell table:formula="of:=[.N282]" office:value-type="float" office:value="0.109405895" calcext:value-type="float">
            <text:p>0.10940589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845248438" calcext:value-type="float">
            <text:p>8.845248438</text:p>
          </table:table-cell>
          <table:table-cell office:value-type="float" office:value="3.122851008" calcext:value-type="float">
            <text:p>3.122851008</text:p>
          </table:table-cell>
          <table:table-cell office:value-type="float" office:value="399.8544617" calcext:value-type="float">
            <text:p>399.8544617</text:p>
          </table:table-cell>
          <table:table-cell office:value-type="float" office:value="387.3113403" calcext:value-type="float">
            <text:p>387.3113403</text:p>
          </table:table-cell>
          <table:table-cell office:value-type="float" office:value="0.109405895" calcext:value-type="float">
            <text:p>0.109405895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8" calcext:value-type="float">
            <text:p>0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83]" office:value-type="float" office:value="15.46033387" calcext:value-type="float">
            <text:p>15.46033387</text:p>
          </table:table-cell>
          <table:table-cell table:formula="of:=0.5*([.L283]+[.M283])/10" office:value-type="float" office:value="38.91610107" calcext:value-type="float">
            <text:p>38.91610107</text:p>
          </table:table-cell>
          <table:table-cell table:formula="of:=[.K283]" office:value-type="float" office:value="2.786268833" calcext:value-type="float">
            <text:p>2.786268833</text:p>
          </table:table-cell>
          <table:table-cell table:style-name="ce1" table:formula="of:=[.O283]" office:value-type="float" office:value="0.25" calcext:value-type="float">
            <text:p>0.25</text:p>
          </table:table-cell>
          <table:table-cell table:formula="of:=[.N283]" office:value-type="float" office:value="0.208902129" calcext:value-type="float">
            <text:p>0.208902129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.46033387" calcext:value-type="float">
            <text:p>15.46033387</text:p>
          </table:table-cell>
          <table:table-cell office:value-type="float" office:value="2.786268833" calcext:value-type="float">
            <text:p>2.786268833</text:p>
          </table:table-cell>
          <table:table-cell office:value-type="float" office:value="400.0365295" calcext:value-type="float">
            <text:p>400.0365295</text:p>
          </table:table-cell>
          <table:table-cell office:value-type="float" office:value="378.2854919" calcext:value-type="float">
            <text:p>378.2854919</text:p>
          </table:table-cell>
          <table:table-cell office:value-type="float" office:value="0.208902129" calcext:value-type="float">
            <text:p>0.208902129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84]" office:value-type="float" office:value="13.15779213" calcext:value-type="float">
            <text:p>13.15779213</text:p>
          </table:table-cell>
          <table:table-cell table:formula="of:=0.5*([.L284]+[.M284])/10" office:value-type="float" office:value="39.07344513" calcext:value-type="float">
            <text:p>39.07344513</text:p>
          </table:table-cell>
          <table:table-cell table:formula="of:=[.K284]" office:value-type="float" office:value="2.682217152" calcext:value-type="float">
            <text:p>2.682217152</text:p>
          </table:table-cell>
          <table:table-cell table:style-name="ce1" table:formula="of:=[.O284]" office:value-type="float" office:value="0.25" calcext:value-type="float">
            <text:p>0.25</text:p>
          </table:table-cell>
          <table:table-cell table:formula="of:=[.N284]" office:value-type="float" office:value="0.192910731" calcext:value-type="float">
            <text:p>0.19291073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.15779213" calcext:value-type="float">
            <text:p>13.15779213</text:p>
          </table:table-cell>
          <table:table-cell office:value-type="float" office:value="2.682217152" calcext:value-type="float">
            <text:p>2.682217152</text:p>
          </table:table-cell>
          <table:table-cell office:value-type="float" office:value="400.0616455" calcext:value-type="float">
            <text:p>400.0616455</text:p>
          </table:table-cell>
          <table:table-cell office:value-type="float" office:value="381.4072571" calcext:value-type="float">
            <text:p>381.4072571</text:p>
          </table:table-cell>
          <table:table-cell office:value-type="float" office:value="0.192910731" calcext:value-type="float">
            <text:p>0.19291073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85]" office:value-type="float" office:value="13.30823233" calcext:value-type="float">
            <text:p>13.30823233</text:p>
          </table:table-cell>
          <table:table-cell table:formula="of:=0.5*([.L285]+[.M285])/10" office:value-type="float" office:value="39.04824371" calcext:value-type="float">
            <text:p>39.04824371</text:p>
          </table:table-cell>
          <table:table-cell table:formula="of:=[.K285]" office:value-type="float" office:value="2.925515545" calcext:value-type="float">
            <text:p>2.925515545</text:p>
          </table:table-cell>
          <table:table-cell table:style-name="ce1" table:formula="of:=[.O285]" office:value-type="float" office:value="0.25" calcext:value-type="float">
            <text:p>0.25</text:p>
          </table:table-cell>
          <table:table-cell table:formula="of:=[.N285]" office:value-type="float" office:value="0.209672044" calcext:value-type="float">
            <text:p>0.209672044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.30823233" calcext:value-type="float">
            <text:p>13.30823233</text:p>
          </table:table-cell>
          <table:table-cell office:value-type="float" office:value="2.925515545" calcext:value-type="float">
            <text:p>2.925515545</text:p>
          </table:table-cell>
          <table:table-cell office:value-type="float" office:value="400.1667175" calcext:value-type="float">
            <text:p>400.1667175</text:p>
          </table:table-cell>
          <table:table-cell office:value-type="float" office:value="380.7981567" calcext:value-type="float">
            <text:p>380.7981567</text:p>
          </table:table-cell>
          <table:table-cell office:value-type="float" office:value="0.209672044" calcext:value-type="float">
            <text:p>0.20967204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86]" office:value-type="float" office:value="16.38693739" calcext:value-type="float">
            <text:p>16.38693739</text:p>
          </table:table-cell>
          <table:table-cell table:formula="of:=0.5*([.L286]+[.M286])/10" office:value-type="float" office:value="38.857484435" calcext:value-type="float">
            <text:p>38.857484435</text:p>
          </table:table-cell>
          <table:table-cell table:formula="of:=[.K286]" office:value-type="float" office:value="2.778889977" calcext:value-type="float">
            <text:p>2.778889977</text:p>
          </table:table-cell>
          <table:table-cell table:style-name="ce1" table:formula="of:=[.O286]" office:value-type="float" office:value="0.3" calcext:value-type="float">
            <text:p>0.30</text:p>
          </table:table-cell>
          <table:table-cell table:formula="of:=[.N286]" office:value-type="float" office:value="0.205847606" calcext:value-type="float">
            <text:p>0.20584760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.38693739" calcext:value-type="float">
            <text:p>16.38693739</text:p>
          </table:table-cell>
          <table:table-cell office:value-type="float" office:value="2.778889977" calcext:value-type="float">
            <text:p>2.778889977</text:p>
          </table:table-cell>
          <table:table-cell office:value-type="float" office:value="399.9728088" calcext:value-type="float">
            <text:p>399.9728088</text:p>
          </table:table-cell>
          <table:table-cell office:value-type="float" office:value="377.1768799" calcext:value-type="float">
            <text:p>377.1768799</text:p>
          </table:table-cell>
          <table:table-cell office:value-type="float" office:value="0.205847606" calcext:value-type="float">
            <text:p>0.205847606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4" calcext:value-type="float">
            <text:p>1.4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87]" office:value-type="float" office:value="22.72732249" calcext:value-type="float">
            <text:p>22.72732249</text:p>
          </table:table-cell>
          <table:table-cell table:formula="of:=0.5*([.L287]+[.M287])/10" office:value-type="float" office:value="38.38887634" calcext:value-type="float">
            <text:p>38.38887634</text:p>
          </table:table-cell>
          <table:table-cell table:formula="of:=[.K287]" office:value-type="float" office:value="2.064554702" calcext:value-type="float">
            <text:p>2.064554702</text:p>
          </table:table-cell>
          <table:table-cell table:style-name="ce1" table:formula="of:=[.O287]" office:value-type="float" office:value="0.3" calcext:value-type="float">
            <text:p>0.30</text:p>
          </table:table-cell>
          <table:table-cell table:formula="of:=[.N287]" office:value-type="float" office:value="0.432352486" calcext:value-type="float">
            <text:p>0.43235248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.72732249" calcext:value-type="float">
            <text:p>22.72732249</text:p>
          </table:table-cell>
          <table:table-cell office:value-type="float" office:value="2.064554702" calcext:value-type="float">
            <text:p>2.064554702</text:p>
          </table:table-cell>
          <table:table-cell office:value-type="float" office:value="399.9125671" calcext:value-type="float">
            <text:p>399.9125671</text:p>
          </table:table-cell>
          <table:table-cell office:value-type="float" office:value="367.8649597" calcext:value-type="float">
            <text:p>367.8649597</text:p>
          </table:table-cell>
          <table:table-cell office:value-type="float" office:value="0.432352486" calcext:value-type="float">
            <text:p>0.432352486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4" calcext:value-type="float">
            <text:p>1.4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88]" office:value-type="float" office:value="16.1081387" calcext:value-type="float">
            <text:p>16.1081387</text:p>
          </table:table-cell>
          <table:table-cell table:formula="of:=0.5*([.L288]+[.M288])/10" office:value-type="float" office:value="38.85016632" calcext:value-type="float">
            <text:p>38.85016632</text:p>
          </table:table-cell>
          <table:table-cell table:formula="of:=[.K288]" office:value-type="float" office:value="2.837218808" calcext:value-type="float">
            <text:p>2.837218808</text:p>
          </table:table-cell>
          <table:table-cell table:style-name="ce1" table:formula="of:=[.O288]" office:value-type="float" office:value="0.3" calcext:value-type="float">
            <text:p>0.30</text:p>
          </table:table-cell>
          <table:table-cell table:formula="of:=[.N288]" office:value-type="float" office:value="0.248007291" calcext:value-type="float">
            <text:p>0.24800729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.1081387" calcext:value-type="float">
            <text:p>16.1081387</text:p>
          </table:table-cell>
          <table:table-cell office:value-type="float" office:value="2.837218808" calcext:value-type="float">
            <text:p>2.837218808</text:p>
          </table:table-cell>
          <table:table-cell office:value-type="float" office:value="400.0947876" calcext:value-type="float">
            <text:p>400.0947876</text:p>
          </table:table-cell>
          <table:table-cell office:value-type="float" office:value="376.9085388" calcext:value-type="float">
            <text:p>376.9085388</text:p>
          </table:table-cell>
          <table:table-cell office:value-type="float" office:value="0.248007291" calcext:value-type="float">
            <text:p>0.248007291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4" calcext:value-type="float">
            <text:p>1.4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89]" office:value-type="float" office:value="14.55814013" calcext:value-type="float">
            <text:p>14.55814013</text:p>
          </table:table-cell>
          <table:table-cell table:formula="of:=0.5*([.L289]+[.M289])/10" office:value-type="float" office:value="39.027575685" calcext:value-type="float">
            <text:p>39.027575685</text:p>
          </table:table-cell>
          <table:table-cell table:formula="of:=[.K289]" office:value-type="float" office:value="3.035799973" calcext:value-type="float">
            <text:p>3.035799973</text:p>
          </table:table-cell>
          <table:table-cell table:style-name="ce1" table:formula="of:=[.O289]" office:value-type="float" office:value="0.7" calcext:value-type="float">
            <text:p>0.70</text:p>
          </table:table-cell>
          <table:table-cell table:formula="of:=[.N289]" office:value-type="float" office:value="0.13588187" calcext:value-type="float">
            <text:p>0.1358818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.55814013" calcext:value-type="float">
            <text:p>14.55814013</text:p>
          </table:table-cell>
          <table:table-cell office:value-type="float" office:value="3.035799973" calcext:value-type="float">
            <text:p>3.035799973</text:p>
          </table:table-cell>
          <table:table-cell office:value-type="float" office:value="400.151947" calcext:value-type="float">
            <text:p>400.151947</text:p>
          </table:table-cell>
          <table:table-cell office:value-type="float" office:value="380.3995667" calcext:value-type="float">
            <text:p>380.3995667</text:p>
          </table:table-cell>
          <table:table-cell office:value-type="float" office:value="0.13588187" calcext:value-type="float">
            <text:p>0.13588187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90]" office:value-type="float" office:value="13.17915981" calcext:value-type="float">
            <text:p>13.17915981</text:p>
          </table:table-cell>
          <table:table-cell table:formula="of:=0.5*([.L290]+[.M290])/10" office:value-type="float" office:value="39.117126465" calcext:value-type="float">
            <text:p>39.117126465</text:p>
          </table:table-cell>
          <table:table-cell table:formula="of:=[.K290]" office:value-type="float" office:value="3.02384468" calcext:value-type="float">
            <text:p>3.02384468</text:p>
          </table:table-cell>
          <table:table-cell table:style-name="ce1" table:formula="of:=[.O290]" office:value-type="float" office:value="0.7" calcext:value-type="float">
            <text:p>0.70</text:p>
          </table:table-cell>
          <table:table-cell table:formula="of:=[.N290]" office:value-type="float" office:value="0.122322883" calcext:value-type="float">
            <text:p>0.12232288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.17915981" calcext:value-type="float">
            <text:p>13.17915981</text:p>
          </table:table-cell>
          <table:table-cell office:value-type="float" office:value="3.02384468" calcext:value-type="float">
            <text:p>3.02384468</text:p>
          </table:table-cell>
          <table:table-cell office:value-type="float" office:value="400.1089478" calcext:value-type="float">
            <text:p>400.1089478</text:p>
          </table:table-cell>
          <table:table-cell office:value-type="float" office:value="382.2335815" calcext:value-type="float">
            <text:p>382.2335815</text:p>
          </table:table-cell>
          <table:table-cell office:value-type="float" office:value="0.122322883" calcext:value-type="float">
            <text:p>0.122322883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91]" office:value-type="float" office:value="12.92521537" calcext:value-type="float">
            <text:p>12.92521537</text:p>
          </table:table-cell>
          <table:table-cell table:formula="of:=0.5*([.L291]+[.M291])/10" office:value-type="float" office:value="39.119471745" calcext:value-type="float">
            <text:p>39.119471745</text:p>
          </table:table-cell>
          <table:table-cell table:formula="of:=[.K291]" office:value-type="float" office:value="3.062002637" calcext:value-type="float">
            <text:p>3.062002637</text:p>
          </table:table-cell>
          <table:table-cell table:style-name="ce1" table:formula="of:=[.O291]" office:value-type="float" office:value="0.7" calcext:value-type="float">
            <text:p>0.70</text:p>
          </table:table-cell>
          <table:table-cell table:formula="of:=[.N291]" office:value-type="float" office:value="0.119350821" calcext:value-type="float">
            <text:p>0.11935082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.92521537" calcext:value-type="float">
            <text:p>12.92521537</text:p>
          </table:table-cell>
          <table:table-cell office:value-type="float" office:value="3.062002637" calcext:value-type="float">
            <text:p>3.062002637</text:p>
          </table:table-cell>
          <table:table-cell office:value-type="float" office:value="399.9700623" calcext:value-type="float">
            <text:p>399.9700623</text:p>
          </table:table-cell>
          <table:table-cell office:value-type="float" office:value="382.4193726" calcext:value-type="float">
            <text:p>382.4193726</text:p>
          </table:table-cell>
          <table:table-cell office:value-type="float" office:value="0.119350821" calcext:value-type="float">
            <text:p>0.119350821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92]" office:value-type="float" office:value="6.908967619" calcext:value-type="float">
            <text:p>6.908967619</text:p>
          </table:table-cell>
          <table:table-cell table:formula="of:=0.5*([.L292]+[.M292])/10" office:value-type="float" office:value="39.5447052" calcext:value-type="float">
            <text:p>39.5447052</text:p>
          </table:table-cell>
          <table:table-cell table:formula="of:=[.K292]" office:value-type="float" office:value="3.075746002" calcext:value-type="float">
            <text:p>3.075746002</text:p>
          </table:table-cell>
          <table:table-cell table:style-name="ce1" table:formula="of:=[.O292]" office:value-type="float" office:value="0.85" calcext:value-type="float">
            <text:p>0.85</text:p>
          </table:table-cell>
          <table:table-cell table:formula="of:=[.N292]" office:value-type="float" office:value="0.045369476" calcext:value-type="float">
            <text:p>0.04536947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908967619" calcext:value-type="float">
            <text:p>6.908967619</text:p>
          </table:table-cell>
          <table:table-cell office:value-type="float" office:value="3.075746002" calcext:value-type="float">
            <text:p>3.075746002</text:p>
          </table:table-cell>
          <table:table-cell office:value-type="float" office:value="399.9910889" calcext:value-type="float">
            <text:p>399.9910889</text:p>
          </table:table-cell>
          <table:table-cell office:value-type="float" office:value="390.9030151" calcext:value-type="float">
            <text:p>390.9030151</text:p>
          </table:table-cell>
          <table:table-cell office:value-type="float" office:value="0.045369476" calcext:value-type="float">
            <text:p>0.04536947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2.1" calcext:value-type="float">
            <text:p>2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93]" office:value-type="float" office:value="9.999099468" calcext:value-type="float">
            <text:p>9.999099468</text:p>
          </table:table-cell>
          <table:table-cell table:formula="of:=0.5*([.L293]+[.M293])/10" office:value-type="float" office:value="39.33129425" calcext:value-type="float">
            <text:p>39.33129425</text:p>
          </table:table-cell>
          <table:table-cell table:formula="of:=[.K293]" office:value-type="float" office:value="3.145358132" calcext:value-type="float">
            <text:p>3.145358132</text:p>
          </table:table-cell>
          <table:table-cell table:style-name="ce1" table:formula="of:=[.O293]" office:value-type="float" office:value="0.85" calcext:value-type="float">
            <text:p>0.85</text:p>
          </table:table-cell>
          <table:table-cell table:formula="of:=[.N293]" office:value-type="float" office:value="0.085202987" calcext:value-type="float">
            <text:p>0.08520298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.999099468" calcext:value-type="float">
            <text:p>9.999099468</text:p>
          </table:table-cell>
          <table:table-cell office:value-type="float" office:value="3.145358132" calcext:value-type="float">
            <text:p>3.145358132</text:p>
          </table:table-cell>
          <table:table-cell office:value-type="float" office:value="400.066925" calcext:value-type="float">
            <text:p>400.066925</text:p>
          </table:table-cell>
          <table:table-cell office:value-type="float" office:value="386.55896" calcext:value-type="float">
            <text:p>386.55896</text:p>
          </table:table-cell>
          <table:table-cell office:value-type="float" office:value="0.085202987" calcext:value-type="float">
            <text:p>0.085202987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2.1" calcext:value-type="float">
            <text:p>2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94]" office:value-type="float" office:value="7.66278577" calcext:value-type="float">
            <text:p>7.66278577</text:p>
          </table:table-cell>
          <table:table-cell table:formula="of:=0.5*([.L294]+[.M294])/10" office:value-type="float" office:value="39.392204285" calcext:value-type="float">
            <text:p>39.392204285</text:p>
          </table:table-cell>
          <table:table-cell table:formula="of:=[.K294]" office:value-type="float" office:value="3.32792326" calcext:value-type="float">
            <text:p>3.32792326</text:p>
          </table:table-cell>
          <table:table-cell table:style-name="ce1" table:formula="of:=[.O294]" office:value-type="float" office:value="0.85" calcext:value-type="float">
            <text:p>0.85</text:p>
          </table:table-cell>
          <table:table-cell table:formula="of:=[.N294]" office:value-type="float" office:value="0.059787554" calcext:value-type="float">
            <text:p>0.059787554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66278577" calcext:value-type="float">
            <text:p>7.66278577</text:p>
          </table:table-cell>
          <table:table-cell office:value-type="float" office:value="3.32792326" calcext:value-type="float">
            <text:p>3.32792326</text:p>
          </table:table-cell>
          <table:table-cell office:value-type="float" office:value="399.0839233" calcext:value-type="float">
            <text:p>399.0839233</text:p>
          </table:table-cell>
          <table:table-cell office:value-type="float" office:value="388.7601624" calcext:value-type="float">
            <text:p>388.7601624</text:p>
          </table:table-cell>
          <table:table-cell office:value-type="float" office:value="0.059787554" calcext:value-type="float">
            <text:p>0.059787554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2.1" calcext:value-type="float">
            <text:p>2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95]" office:value-type="float" office:value="13.65138188" calcext:value-type="float">
            <text:p>13.65138188</text:p>
          </table:table-cell>
          <table:table-cell table:formula="of:=0.5*([.L295]+[.M295])/10" office:value-type="float" office:value="39.06609497" calcext:value-type="float">
            <text:p>39.06609497</text:p>
          </table:table-cell>
          <table:table-cell table:formula="of:=[.K295]" office:value-type="float" office:value="2.680083422" calcext:value-type="float">
            <text:p>2.680083422</text:p>
          </table:table-cell>
          <table:table-cell table:style-name="ce1" table:formula="of:=[.O295]" office:value-type="float" office:value="0.5" calcext:value-type="float">
            <text:p>0.50</text:p>
          </table:table-cell>
          <table:table-cell table:formula="of:=[.N295]" office:value-type="float" office:value="0.135119775" calcext:value-type="float">
            <text:p>0.13511977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.65138188" calcext:value-type="float">
            <text:p>13.65138188</text:p>
          </table:table-cell>
          <table:table-cell office:value-type="float" office:value="2.680083422" calcext:value-type="float">
            <text:p>2.680083422</text:p>
          </table:table-cell>
          <table:table-cell office:value-type="float" office:value="399.85849" calcext:value-type="float">
            <text:p>399.85849</text:p>
          </table:table-cell>
          <table:table-cell office:value-type="float" office:value="381.4634094" calcext:value-type="float">
            <text:p>381.4634094</text:p>
          </table:table-cell>
          <table:table-cell office:value-type="float" office:value="0.135119775" calcext:value-type="float">
            <text:p>0.135119775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96]" office:value-type="float" office:value="12.00785573" calcext:value-type="float">
            <text:p>12.00785573</text:p>
          </table:table-cell>
          <table:table-cell table:formula="of:=0.5*([.L296]+[.M296])/10" office:value-type="float" office:value="39.185157775" calcext:value-type="float">
            <text:p>39.185157775</text:p>
          </table:table-cell>
          <table:table-cell table:formula="of:=[.K296]" office:value-type="float" office:value="2.957215479" calcext:value-type="float">
            <text:p>2.957215479</text:p>
          </table:table-cell>
          <table:table-cell table:style-name="ce1" table:formula="of:=[.O296]" office:value-type="float" office:value="0.5" calcext:value-type="float">
            <text:p>0.50</text:p>
          </table:table-cell>
          <table:table-cell table:formula="of:=[.N296]" office:value-type="float" office:value="0.127434163" calcext:value-type="float">
            <text:p>0.12743416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.00785573" calcext:value-type="float">
            <text:p>12.00785573</text:p>
          </table:table-cell>
          <table:table-cell office:value-type="float" office:value="2.957215479" calcext:value-type="float">
            <text:p>2.957215479</text:p>
          </table:table-cell>
          <table:table-cell office:value-type="float" office:value="400.1074219" calcext:value-type="float">
            <text:p>400.1074219</text:p>
          </table:table-cell>
          <table:table-cell office:value-type="float" office:value="383.5957336" calcext:value-type="float">
            <text:p>383.5957336</text:p>
          </table:table-cell>
          <table:table-cell office:value-type="float" office:value="0.127434163" calcext:value-type="float">
            <text:p>0.127434163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97]" office:value-type="float" office:value="7.03825225" calcext:value-type="float">
            <text:p>7.03825225</text:p>
          </table:table-cell>
          <table:table-cell table:formula="of:=0.5*([.L297]+[.M297])/10" office:value-type="float" office:value="39.52570038" calcext:value-type="float">
            <text:p>39.52570038</text:p>
          </table:table-cell>
          <table:table-cell table:formula="of:=[.K297]" office:value-type="float" office:value="3.338005003" calcext:value-type="float">
            <text:p>3.338005003</text:p>
          </table:table-cell>
          <table:table-cell table:style-name="ce1" table:formula="of:=[.O297]" office:value-type="float" office:value="0.5" calcext:value-type="float">
            <text:p>0.50</text:p>
          </table:table-cell>
          <table:table-cell table:formula="of:=[.N297]" office:value-type="float" office:value="0.055850422" calcext:value-type="float">
            <text:p>0.05585042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03825225" calcext:value-type="float">
            <text:p>7.03825225</text:p>
          </table:table-cell>
          <table:table-cell office:value-type="float" office:value="3.338005003" calcext:value-type="float">
            <text:p>3.338005003</text:p>
          </table:table-cell>
          <table:table-cell office:value-type="float" office:value="400.0116577" calcext:value-type="float">
            <text:p>400.0116577</text:p>
          </table:table-cell>
          <table:table-cell office:value-type="float" office:value="390.5023499" calcext:value-type="float">
            <text:p>390.5023499</text:p>
          </table:table-cell>
          <table:table-cell office:value-type="float" office:value="0.055850422" calcext:value-type="float">
            <text:p>0.055850422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98]" office:value-type="float" office:value="10.13451525" calcext:value-type="float">
            <text:p>10.13451525</text:p>
          </table:table-cell>
          <table:table-cell table:formula="of:=0.5*([.L298]+[.M298])/10" office:value-type="float" office:value="39.33300934" calcext:value-type="float">
            <text:p>39.33300934</text:p>
          </table:table-cell>
          <table:table-cell table:formula="of:=[.K298]" office:value-type="float" office:value="2.914520411" calcext:value-type="float">
            <text:p>2.914520411</text:p>
          </table:table-cell>
          <table:table-cell table:style-name="ce1" table:formula="of:=[.O298]" office:value-type="float" office:value="0.65" calcext:value-type="float">
            <text:p>0.65</text:p>
          </table:table-cell>
          <table:table-cell table:formula="of:=[.N298]" office:value-type="float" office:value="0.076850625" calcext:value-type="float">
            <text:p>0.07685062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.13451525" calcext:value-type="float">
            <text:p>10.13451525</text:p>
          </table:table-cell>
          <table:table-cell office:value-type="float" office:value="2.914520411" calcext:value-type="float">
            <text:p>2.914520411</text:p>
          </table:table-cell>
          <table:table-cell office:value-type="float" office:value="400.0444031" calcext:value-type="float">
            <text:p>400.0444031</text:p>
          </table:table-cell>
          <table:table-cell office:value-type="float" office:value="386.6157837" calcext:value-type="float">
            <text:p>386.6157837</text:p>
          </table:table-cell>
          <table:table-cell office:value-type="float" office:value="0.076850625" calcext:value-type="float">
            <text:p>0.076850625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299]" office:value-type="float" office:value="7.841158521" calcext:value-type="float">
            <text:p>7.841158521</text:p>
          </table:table-cell>
          <table:table-cell table:formula="of:=0.5*([.L299]+[.M299])/10" office:value-type="float" office:value="39.48548584" calcext:value-type="float">
            <text:p>39.48548584</text:p>
          </table:table-cell>
          <table:table-cell table:formula="of:=[.K299]" office:value-type="float" office:value="3.13277836" calcext:value-type="float">
            <text:p>3.13277836</text:p>
          </table:table-cell>
          <table:table-cell table:style-name="ce1" table:formula="of:=[.O299]" office:value-type="float" office:value="0.65" calcext:value-type="float">
            <text:p>0.65</text:p>
          </table:table-cell>
          <table:table-cell table:formula="of:=[.N299]" office:value-type="float" office:value="0.065610276" calcext:value-type="float">
            <text:p>0.06561027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.841158521" calcext:value-type="float">
            <text:p>7.841158521</text:p>
          </table:table-cell>
          <table:table-cell office:value-type="float" office:value="3.13277836" calcext:value-type="float">
            <text:p>3.13277836</text:p>
          </table:table-cell>
          <table:table-cell office:value-type="float" office:value="400.1412659" calcext:value-type="float">
            <text:p>400.1412659</text:p>
          </table:table-cell>
          <table:table-cell office:value-type="float" office:value="389.5684509" calcext:value-type="float">
            <text:p>389.5684509</text:p>
          </table:table-cell>
          <table:table-cell office:value-type="float" office:value="0.065610276" calcext:value-type="float">
            <text:p>0.065610276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300]" office:value-type="float" office:value="8.48327541" calcext:value-type="float">
            <text:p>8.48327541</text:p>
          </table:table-cell>
          <table:table-cell table:formula="of:=0.5*([.L300]+[.M300])/10" office:value-type="float" office:value="39.441873165" calcext:value-type="float">
            <text:p>39.441873165</text:p>
          </table:table-cell>
          <table:table-cell table:formula="of:=[.K300]" office:value-type="float" office:value="3.318230515" calcext:value-type="float">
            <text:p>3.318230515</text:p>
          </table:table-cell>
          <table:table-cell table:style-name="ce1" table:formula="of:=[.O300]" office:value-type="float" office:value="0.65" calcext:value-type="float">
            <text:p>0.65</text:p>
          </table:table-cell>
          <table:table-cell table:formula="of:=[.N300]" office:value-type="float" office:value="0.064493836" calcext:value-type="float">
            <text:p>0.06449383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.48327541" calcext:value-type="float">
            <text:p>8.48327541</text:p>
          </table:table-cell>
          <table:table-cell office:value-type="float" office:value="3.318230515" calcext:value-type="float">
            <text:p>3.318230515</text:p>
          </table:table-cell>
          <table:table-cell office:value-type="float" office:value="400.1170959" calcext:value-type="float">
            <text:p>400.1170959</text:p>
          </table:table-cell>
          <table:table-cell office:value-type="float" office:value="388.7203674" calcext:value-type="float">
            <text:p>388.7203674</text:p>
          </table:table-cell>
          <table:table-cell office:value-type="float" office:value="0.064493836" calcext:value-type="float">
            <text:p>0.064493836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301]" office:value-type="float" office:value="7.160080523" calcext:value-type="float">
            <text:p>7.160080523</text:p>
          </table:table-cell>
          <table:table-cell table:formula="of:=0.5*([.L301]+[.M301])/10" office:value-type="float" office:value="39.502842715" calcext:value-type="float">
            <text:p>39.502842715</text:p>
          </table:table-cell>
          <table:table-cell table:formula="of:=[.K301]" office:value-type="float" office:value="2.980526128" calcext:value-type="float">
            <text:p>2.980526128</text:p>
          </table:table-cell>
          <table:table-cell table:style-name="ce1" table:formula="of:=[.O301]" office:value-type="float" office:value="0.25" calcext:value-type="float">
            <text:p>0.25</text:p>
          </table:table-cell>
          <table:table-cell table:formula="of:=[.N301]" office:value-type="float" office:value="0.065359278" calcext:value-type="float">
            <text:p>0.06535927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160080523" calcext:value-type="float">
            <text:p>7.160080523</text:p>
          </table:table-cell>
          <table:table-cell office:value-type="float" office:value="2.980526128" calcext:value-type="float">
            <text:p>2.980526128</text:p>
          </table:table-cell>
          <table:table-cell office:value-type="float" office:value="399.8774109" calcext:value-type="float">
            <text:p>399.8774109</text:p>
          </table:table-cell>
          <table:table-cell office:value-type="float" office:value="390.1794434" calcext:value-type="float">
            <text:p>390.1794434</text:p>
          </table:table-cell>
          <table:table-cell office:value-type="float" office:value="0.065359278" calcext:value-type="float">
            <text:p>0.06535927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65" calcext:value-type="float">
            <text:p>0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302]" office:value-type="float" office:value="6.580378269" calcext:value-type="float">
            <text:p>6.580378269</text:p>
          </table:table-cell>
          <table:table-cell table:formula="of:=0.5*([.L302]+[.M302])/10" office:value-type="float" office:value="39.5486969" calcext:value-type="float">
            <text:p>39.5486969</text:p>
          </table:table-cell>
          <table:table-cell table:formula="of:=[.K302]" office:value-type="float" office:value="3.407424717" calcext:value-type="float">
            <text:p>3.407424717</text:p>
          </table:table-cell>
          <table:table-cell table:style-name="ce1" table:formula="of:=[.O302]" office:value-type="float" office:value="0.25" calcext:value-type="float">
            <text:p>0.25</text:p>
          </table:table-cell>
          <table:table-cell table:formula="of:=[.N302]" office:value-type="float" office:value="0.060402584" calcext:value-type="float">
            <text:p>0.060402584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580378269" calcext:value-type="float">
            <text:p>6.580378269</text:p>
          </table:table-cell>
          <table:table-cell office:value-type="float" office:value="3.407424717" calcext:value-type="float">
            <text:p>3.407424717</text:p>
          </table:table-cell>
          <table:table-cell office:value-type="float" office:value="400.0206604" calcext:value-type="float">
            <text:p>400.0206604</text:p>
          </table:table-cell>
          <table:table-cell office:value-type="float" office:value="390.9532776" calcext:value-type="float">
            <text:p>390.9532776</text:p>
          </table:table-cell>
          <table:table-cell office:value-type="float" office:value="0.060402584" calcext:value-type="float">
            <text:p>0.06040258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65" calcext:value-type="float">
            <text:p>0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303]" office:value-type="float" office:value="4.183957359" calcext:value-type="float">
            <text:p>4.183957359</text:p>
          </table:table-cell>
          <table:table-cell table:formula="of:=0.5*([.L303]+[.M303])/10" office:value-type="float" office:value="39.697325135" calcext:value-type="float">
            <text:p>39.697325135</text:p>
          </table:table-cell>
          <table:table-cell table:formula="of:=[.K303]" office:value-type="float" office:value="3.318771281" calcext:value-type="float">
            <text:p>3.318771281</text:p>
          </table:table-cell>
          <table:table-cell table:style-name="ce1" table:formula="of:=[.O303]" office:value-type="float" office:value="0.25" calcext:value-type="float">
            <text:p>0.25</text:p>
          </table:table-cell>
          <table:table-cell table:formula="of:=[.N303]" office:value-type="float" office:value="0.035869074" calcext:value-type="float">
            <text:p>0.035869074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83957359" calcext:value-type="float">
            <text:p>4.183957359</text:p>
          </table:table-cell>
          <table:table-cell office:value-type="float" office:value="3.318771281" calcext:value-type="float">
            <text:p>3.318771281</text:p>
          </table:table-cell>
          <table:table-cell office:value-type="float" office:value="399.8261719" calcext:value-type="float">
            <text:p>399.8261719</text:p>
          </table:table-cell>
          <table:table-cell office:value-type="float" office:value="394.1203308" calcext:value-type="float">
            <text:p>394.1203308</text:p>
          </table:table-cell>
          <table:table-cell office:value-type="float" office:value="0.035869074" calcext:value-type="float">
            <text:p>0.03586907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65" calcext:value-type="float">
            <text:p>0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304]" office:value-type="float" office:value="15.18313793" calcext:value-type="float">
            <text:p>15.18313793</text:p>
          </table:table-cell>
          <table:table-cell table:formula="of:=0.5*([.L304]+[.M304])/10" office:value-type="float" office:value="38.94806671" calcext:value-type="float">
            <text:p>38.94806671</text:p>
          </table:table-cell>
          <table:table-cell table:formula="of:=[.K304]" office:value-type="float" office:value="2.234824796" calcext:value-type="float">
            <text:p>2.234824796</text:p>
          </table:table-cell>
          <table:table-cell table:style-name="ce1" table:formula="of:=[.O304]" office:value-type="float" office:value="0.5" calcext:value-type="float">
            <text:p>0.50</text:p>
          </table:table-cell>
          <table:table-cell table:formula="of:=[.N304]" office:value-type="float" office:value="0.245501541" calcext:value-type="float">
            <text:p>0.24550154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.18313793" calcext:value-type="float">
            <text:p>15.18313793</text:p>
          </table:table-cell>
          <table:table-cell office:value-type="float" office:value="2.234824796" calcext:value-type="float">
            <text:p>2.234824796</text:p>
          </table:table-cell>
          <table:table-cell office:value-type="float" office:value="400.1026306" calcext:value-type="float">
            <text:p>400.1026306</text:p>
          </table:table-cell>
          <table:table-cell office:value-type="float" office:value="378.8587036" calcext:value-type="float">
            <text:p>378.8587036</text:p>
          </table:table-cell>
          <table:table-cell office:value-type="float" office:value="0.245501541" calcext:value-type="float">
            <text:p>0.245501541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305]" office:value-type="float" office:value="15.44065531" calcext:value-type="float">
            <text:p>15.44065531</text:p>
          </table:table-cell>
          <table:table-cell table:formula="of:=0.5*([.L305]+[.M305])/10" office:value-type="float" office:value="38.898464965" calcext:value-type="float">
            <text:p>38.898464965</text:p>
          </table:table-cell>
          <table:table-cell table:formula="of:=[.K305]" office:value-type="float" office:value="2.538610371" calcext:value-type="float">
            <text:p>2.538610371</text:p>
          </table:table-cell>
          <table:table-cell table:style-name="ce1" table:formula="of:=[.O305]" office:value-type="float" office:value="0.5" calcext:value-type="float">
            <text:p>0.50</text:p>
          </table:table-cell>
          <table:table-cell table:formula="of:=[.N305]" office:value-type="float" office:value="0.253279637" calcext:value-type="float">
            <text:p>0.25327963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.44065531" calcext:value-type="float">
            <text:p>15.44065531</text:p>
          </table:table-cell>
          <table:table-cell office:value-type="float" office:value="2.538610371" calcext:value-type="float">
            <text:p>2.538610371</text:p>
          </table:table-cell>
          <table:table-cell office:value-type="float" office:value="400.0151062" calcext:value-type="float">
            <text:p>400.0151062</text:p>
          </table:table-cell>
          <table:table-cell office:value-type="float" office:value="377.9541931" calcext:value-type="float">
            <text:p>377.9541931</text:p>
          </table:table-cell>
          <table:table-cell office:value-type="float" office:value="0.253279637" calcext:value-type="float">
            <text:p>0.253279637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306]" office:value-type="float" office:value="16.29348707" calcext:value-type="float">
            <text:p>16.29348707</text:p>
          </table:table-cell>
          <table:table-cell table:formula="of:=0.5*([.L306]+[.M306])/10" office:value-type="float" office:value="38.862745665" calcext:value-type="float">
            <text:p>38.862745665</text:p>
          </table:table-cell>
          <table:table-cell table:formula="of:=[.K306]" office:value-type="float" office:value="2.491138003" calcext:value-type="float">
            <text:p>2.491138003</text:p>
          </table:table-cell>
          <table:table-cell table:style-name="ce1" table:formula="of:=[.O306]" office:value-type="float" office:value="0.5" calcext:value-type="float">
            <text:p>0.50</text:p>
          </table:table-cell>
          <table:table-cell table:formula="of:=[.N306]" office:value-type="float" office:value="0.203546679" calcext:value-type="float">
            <text:p>0.203546679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.29348707" calcext:value-type="float">
            <text:p>16.29348707</text:p>
          </table:table-cell>
          <table:table-cell office:value-type="float" office:value="2.491138003" calcext:value-type="float">
            <text:p>2.491138003</text:p>
          </table:table-cell>
          <table:table-cell office:value-type="float" office:value="399.8017578" calcext:value-type="float">
            <text:p>399.8017578</text:p>
          </table:table-cell>
          <table:table-cell office:value-type="float" office:value="377.4531555" calcext:value-type="float">
            <text:p>377.4531555</text:p>
          </table:table-cell>
          <table:table-cell office:value-type="float" office:value="0.203546679" calcext:value-type="float">
            <text:p>0.203546679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307]" office:value-type="float" office:value="16.46109904" calcext:value-type="float">
            <text:p>16.46109904</text:p>
          </table:table-cell>
          <table:table-cell table:formula="of:=0.5*([.L307]+[.M307])/10" office:value-type="float" office:value="38.820521545" calcext:value-type="float">
            <text:p>38.820521545</text:p>
          </table:table-cell>
          <table:table-cell table:formula="of:=[.K307]" office:value-type="float" office:value="2.465548555" calcext:value-type="float">
            <text:p>2.465548555</text:p>
          </table:table-cell>
          <table:table-cell table:style-name="ce1" table:formula="of:=[.O307]" office:value-type="float" office:value="0.6" calcext:value-type="float">
            <text:p>0.60</text:p>
          </table:table-cell>
          <table:table-cell table:formula="of:=[.N307]" office:value-type="float" office:value="0.294144407" calcext:value-type="float">
            <text:p>0.29414440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.46109904" calcext:value-type="float">
            <text:p>16.46109904</text:p>
          </table:table-cell>
          <table:table-cell office:value-type="float" office:value="2.465548555" calcext:value-type="float">
            <text:p>2.465548555</text:p>
          </table:table-cell>
          <table:table-cell office:value-type="float" office:value="400.0583496" calcext:value-type="float">
            <text:p>400.0583496</text:p>
          </table:table-cell>
          <table:table-cell office:value-type="float" office:value="376.3520813" calcext:value-type="float">
            <text:p>376.3520813</text:p>
          </table:table-cell>
          <table:table-cell office:value-type="float" office:value="0.294144407" calcext:value-type="float">
            <text:p>0.294144407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308]" office:value-type="float" office:value="19.14980801" calcext:value-type="float">
            <text:p>19.14980801</text:p>
          </table:table-cell>
          <table:table-cell table:formula="of:=0.5*([.L308]+[.M308])/10" office:value-type="float" office:value="38.67180939" calcext:value-type="float">
            <text:p>38.67180939</text:p>
          </table:table-cell>
          <table:table-cell table:formula="of:=[.K308]" office:value-type="float" office:value="2.410209244" calcext:value-type="float">
            <text:p>2.410209244</text:p>
          </table:table-cell>
          <table:table-cell table:style-name="ce1" table:formula="of:=[.O308]" office:value-type="float" office:value="0.6" calcext:value-type="float">
            <text:p>0.60</text:p>
          </table:table-cell>
          <table:table-cell table:formula="of:=[.N308]" office:value-type="float" office:value="0.277343471" calcext:value-type="float">
            <text:p>0.27734347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.14980801" calcext:value-type="float">
            <text:p>19.14980801</text:p>
          </table:table-cell>
          <table:table-cell office:value-type="float" office:value="2.410209244" calcext:value-type="float">
            <text:p>2.410209244</text:p>
          </table:table-cell>
          <table:table-cell office:value-type="float" office:value="400.0225525" calcext:value-type="float">
            <text:p>400.0225525</text:p>
          </table:table-cell>
          <table:table-cell office:value-type="float" office:value="373.4136353" calcext:value-type="float">
            <text:p>373.4136353</text:p>
          </table:table-cell>
          <table:table-cell office:value-type="float" office:value="0.277343471" calcext:value-type="float">
            <text:p>0.277343471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309]" office:value-type="float" office:value="21.19045848" calcext:value-type="float">
            <text:p>21.19045848</text:p>
          </table:table-cell>
          <table:table-cell table:formula="of:=0.5*([.L309]+[.M309])/10" office:value-type="float" office:value="38.555200195" calcext:value-type="float">
            <text:p>38.555200195</text:p>
          </table:table-cell>
          <table:table-cell table:formula="of:=[.K309]" office:value-type="float" office:value="2.15048742" calcext:value-type="float">
            <text:p>2.15048742</text:p>
          </table:table-cell>
          <table:table-cell table:style-name="ce1" table:formula="of:=[.O309]" office:value-type="float" office:value="0.6" calcext:value-type="float">
            <text:p>0.60</text:p>
          </table:table-cell>
          <table:table-cell table:formula="of:=[.N309]" office:value-type="float" office:value="0.29837137" calcext:value-type="float">
            <text:p>0.2983713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.19045848" calcext:value-type="float">
            <text:p>21.19045848</text:p>
          </table:table-cell>
          <table:table-cell office:value-type="float" office:value="2.15048742" calcext:value-type="float">
            <text:p>2.15048742</text:p>
          </table:table-cell>
          <table:table-cell office:value-type="float" office:value="400.0054321" calcext:value-type="float">
            <text:p>400.0054321</text:p>
          </table:table-cell>
          <table:table-cell office:value-type="float" office:value="371.0985718" calcext:value-type="float">
            <text:p>371.0985718</text:p>
          </table:table-cell>
          <table:table-cell office:value-type="float" office:value="0.29837137" calcext:value-type="float">
            <text:p>0.29837137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10]" office:value-type="float" office:value="14.97119732" calcext:value-type="float">
            <text:p>14.97119732</text:p>
          </table:table-cell>
          <table:table-cell table:formula="of:=0.5*([.L310]+[.M310])/10" office:value-type="float" office:value="38.98129578" calcext:value-type="float">
            <text:p>38.98129578</text:p>
          </table:table-cell>
          <table:table-cell table:formula="of:=[.K310]" office:value-type="float" office:value="2.831050003" calcext:value-type="float">
            <text:p>2.831050003</text:p>
          </table:table-cell>
          <table:table-cell table:style-name="ce1" table:formula="of:=[.O310]" office:value-type="float" office:value="0.4" calcext:value-type="float">
            <text:p>0.40</text:p>
          </table:table-cell>
          <table:table-cell table:formula="of:=[.N310]" office:value-type="float" office:value="0.171848785" calcext:value-type="float">
            <text:p>0.17184878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.97119732" calcext:value-type="float">
            <text:p>14.97119732</text:p>
          </table:table-cell>
          <table:table-cell office:value-type="float" office:value="2.831050003" calcext:value-type="float">
            <text:p>2.831050003</text:p>
          </table:table-cell>
          <table:table-cell office:value-type="float" office:value="400.1332703" calcext:value-type="float">
            <text:p>400.1332703</text:p>
          </table:table-cell>
          <table:table-cell office:value-type="float" office:value="379.4926453" calcext:value-type="float">
            <text:p>379.4926453</text:p>
          </table:table-cell>
          <table:table-cell office:value-type="float" office:value="0.171848785" calcext:value-type="float">
            <text:p>0.171848785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11]" office:value-type="float" office:value="15.53009021" calcext:value-type="float">
            <text:p>15.53009021</text:p>
          </table:table-cell>
          <table:table-cell table:formula="of:=0.5*([.L311]+[.M311])/10" office:value-type="float" office:value="38.913330075" calcext:value-type="float">
            <text:p>38.913330075</text:p>
          </table:table-cell>
          <table:table-cell table:formula="of:=[.K311]" office:value-type="float" office:value="2.780986707" calcext:value-type="float">
            <text:p>2.780986707</text:p>
          </table:table-cell>
          <table:table-cell table:style-name="ce1" table:formula="of:=[.O311]" office:value-type="float" office:value="0.4" calcext:value-type="float">
            <text:p>0.40</text:p>
          </table:table-cell>
          <table:table-cell table:formula="of:=[.N311]" office:value-type="float" office:value="0.175272999" calcext:value-type="float">
            <text:p>0.175272999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.53009021" calcext:value-type="float">
            <text:p>15.53009021</text:p>
          </table:table-cell>
          <table:table-cell office:value-type="float" office:value="2.780986707" calcext:value-type="float">
            <text:p>2.780986707</text:p>
          </table:table-cell>
          <table:table-cell office:value-type="float" office:value="399.7941284" calcext:value-type="float">
            <text:p>399.7941284</text:p>
          </table:table-cell>
          <table:table-cell office:value-type="float" office:value="378.4724731" calcext:value-type="float">
            <text:p>378.4724731</text:p>
          </table:table-cell>
          <table:table-cell office:value-type="float" office:value="0.175272999" calcext:value-type="float">
            <text:p>0.175272999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12]" office:value-type="float" office:value="13.65334555" calcext:value-type="float">
            <text:p>13.65334555</text:p>
          </table:table-cell>
          <table:table-cell table:formula="of:=0.5*([.L312]+[.M312])/10" office:value-type="float" office:value="39.06682892" calcext:value-type="float">
            <text:p>39.06682892</text:p>
          </table:table-cell>
          <table:table-cell table:formula="of:=[.K312]" office:value-type="float" office:value="2.814330784" calcext:value-type="float">
            <text:p>2.814330784</text:p>
          </table:table-cell>
          <table:table-cell table:style-name="ce1" table:formula="of:=[.O312]" office:value-type="float" office:value="0.4" calcext:value-type="float">
            <text:p>0.40</text:p>
          </table:table-cell>
          <table:table-cell table:formula="of:=[.N312]" office:value-type="float" office:value="0.143963842" calcext:value-type="float">
            <text:p>0.14396384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.65334555" calcext:value-type="float">
            <text:p>13.65334555</text:p>
          </table:table-cell>
          <table:table-cell office:value-type="float" office:value="2.814330784" calcext:value-type="float">
            <text:p>2.814330784</text:p>
          </table:table-cell>
          <table:table-cell office:value-type="float" office:value="399.9865723" calcext:value-type="float">
            <text:p>399.9865723</text:p>
          </table:table-cell>
          <table:table-cell office:value-type="float" office:value="381.3500061" calcext:value-type="float">
            <text:p>381.3500061</text:p>
          </table:table-cell>
          <table:table-cell office:value-type="float" office:value="0.143963842" calcext:value-type="float">
            <text:p>0.143963842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13]" office:value-type="float" office:value="9.903359571" calcext:value-type="float">
            <text:p>9.903359571</text:p>
          </table:table-cell>
          <table:table-cell table:formula="of:=0.5*([.L313]+[.M313])/10" office:value-type="float" office:value="39.32910156" calcext:value-type="float">
            <text:p>39.32910156</text:p>
          </table:table-cell>
          <table:table-cell table:formula="of:=[.K313]" office:value-type="float" office:value="3.164990327" calcext:value-type="float">
            <text:p>3.164990327</text:p>
          </table:table-cell>
          <table:table-cell table:style-name="ce1" table:formula="of:=[.O313]" office:value-type="float" office:value="0.35" calcext:value-type="float">
            <text:p>0.35</text:p>
          </table:table-cell>
          <table:table-cell table:formula="of:=[.N313]" office:value-type="float" office:value="0.080337957" calcext:value-type="float">
            <text:p>0.08033795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903359571" calcext:value-type="float">
            <text:p>9.903359571</text:p>
          </table:table-cell>
          <table:table-cell office:value-type="float" office:value="3.164990327" calcext:value-type="float">
            <text:p>3.164990327</text:p>
          </table:table-cell>
          <table:table-cell office:value-type="float" office:value="399.9493408" calcext:value-type="float">
            <text:p>399.9493408</text:p>
          </table:table-cell>
          <table:table-cell office:value-type="float" office:value="386.6326904" calcext:value-type="float">
            <text:p>386.6326904</text:p>
          </table:table-cell>
          <table:table-cell office:value-type="float" office:value="0.080337957" calcext:value-type="float">
            <text:p>0.08033795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14]" office:value-type="float" office:value="10.06538657" calcext:value-type="float">
            <text:p>10.06538657</text:p>
          </table:table-cell>
          <table:table-cell table:formula="of:=0.5*([.L314]+[.M314])/10" office:value-type="float" office:value="39.32514038" calcext:value-type="float">
            <text:p>39.32514038</text:p>
          </table:table-cell>
          <table:table-cell table:formula="of:=[.K314]" office:value-type="float" office:value="3.23548027" calcext:value-type="float">
            <text:p>3.23548027</text:p>
          </table:table-cell>
          <table:table-cell table:style-name="ce1" table:formula="of:=[.O314]" office:value-type="float" office:value="0.35" calcext:value-type="float">
            <text:p>0.35</text:p>
          </table:table-cell>
          <table:table-cell table:formula="of:=[.N314]" office:value-type="float" office:value="0.078604677" calcext:value-type="float">
            <text:p>0.07860467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.06538657" calcext:value-type="float">
            <text:p>10.06538657</text:p>
          </table:table-cell>
          <table:table-cell office:value-type="float" office:value="3.23548027" calcext:value-type="float">
            <text:p>3.23548027</text:p>
          </table:table-cell>
          <table:table-cell office:value-type="float" office:value="400.0069275" calcext:value-type="float">
            <text:p>400.0069275</text:p>
          </table:table-cell>
          <table:table-cell office:value-type="float" office:value="386.4958801" calcext:value-type="float">
            <text:p>386.4958801</text:p>
          </table:table-cell>
          <table:table-cell office:value-type="float" office:value="0.078604677" calcext:value-type="float">
            <text:p>0.07860467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15]" office:value-type="float" office:value="9.438650357" calcext:value-type="float">
            <text:p>9.438650357</text:p>
          </table:table-cell>
          <table:table-cell table:formula="of:=0.5*([.L315]+[.M315])/10" office:value-type="float" office:value="39.375193785" calcext:value-type="float">
            <text:p>39.375193785</text:p>
          </table:table-cell>
          <table:table-cell table:formula="of:=[.K315]" office:value-type="float" office:value="3.453301247" calcext:value-type="float">
            <text:p>3.453301247</text:p>
          </table:table-cell>
          <table:table-cell table:style-name="ce1" table:formula="of:=[.O315]" office:value-type="float" office:value="0.35" calcext:value-type="float">
            <text:p>0.35</text:p>
          </table:table-cell>
          <table:table-cell table:formula="of:=[.N315]" office:value-type="float" office:value="0.072303967" calcext:value-type="float">
            <text:p>0.07230396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438650357" calcext:value-type="float">
            <text:p>9.438650357</text:p>
          </table:table-cell>
          <table:table-cell office:value-type="float" office:value="3.453301247" calcext:value-type="float">
            <text:p>3.453301247</text:p>
          </table:table-cell>
          <table:table-cell office:value-type="float" office:value="400.1210327" calcext:value-type="float">
            <text:p>400.1210327</text:p>
          </table:table-cell>
          <table:table-cell office:value-type="float" office:value="387.382843" calcext:value-type="float">
            <text:p>387.382843</text:p>
          </table:table-cell>
          <table:table-cell office:value-type="float" office:value="0.072303967" calcext:value-type="float">
            <text:p>0.07230396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16]" office:value-type="float" office:value="12.56816763" calcext:value-type="float">
            <text:p>12.56816763</text:p>
          </table:table-cell>
          <table:table-cell table:formula="of:=0.5*([.L316]+[.M316])/10" office:value-type="float" office:value="39.15479431" calcext:value-type="float">
            <text:p>39.15479431</text:p>
          </table:table-cell>
          <table:table-cell table:formula="of:=[.K316]" office:value-type="float" office:value="2.921155788" calcext:value-type="float">
            <text:p>2.921155788</text:p>
          </table:table-cell>
          <table:table-cell table:style-name="ce1" table:formula="of:=[.O316]" office:value-type="float" office:value="0.35" calcext:value-type="float">
            <text:p>0.35</text:p>
          </table:table-cell>
          <table:table-cell table:formula="of:=[.N316]" office:value-type="float" office:value="0.116172549" calcext:value-type="float">
            <text:p>0.116172549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.56816763" calcext:value-type="float">
            <text:p>12.56816763</text:p>
          </table:table-cell>
          <table:table-cell office:value-type="float" office:value="2.921155788" calcext:value-type="float">
            <text:p>2.921155788</text:p>
          </table:table-cell>
          <table:table-cell office:value-type="float" office:value="400.0344543" calcext:value-type="float">
            <text:p>400.0344543</text:p>
          </table:table-cell>
          <table:table-cell office:value-type="float" office:value="383.0614319" calcext:value-type="float">
            <text:p>383.0614319</text:p>
          </table:table-cell>
          <table:table-cell office:value-type="float" office:value="0.116172549" calcext:value-type="float">
            <text:p>0.11617254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17]" office:value-type="float" office:value="12.08721736" calcext:value-type="float">
            <text:p>12.08721736</text:p>
          </table:table-cell>
          <table:table-cell table:formula="of:=0.5*([.L317]+[.M317])/10" office:value-type="float" office:value="39.179658505" calcext:value-type="float">
            <text:p>39.179658505</text:p>
          </table:table-cell>
          <table:table-cell table:formula="of:=[.K317]" office:value-type="float" office:value="3.026156107" calcext:value-type="float">
            <text:p>3.026156107</text:p>
          </table:table-cell>
          <table:table-cell table:style-name="ce1" table:formula="of:=[.O317]" office:value-type="float" office:value="0.35" calcext:value-type="float">
            <text:p>0.35</text:p>
          </table:table-cell>
          <table:table-cell table:formula="of:=[.N317]" office:value-type="float" office:value="0.112504705" calcext:value-type="float">
            <text:p>0.11250470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.08721736" calcext:value-type="float">
            <text:p>12.08721736</text:p>
          </table:table-cell>
          <table:table-cell office:value-type="float" office:value="3.026156107" calcext:value-type="float">
            <text:p>3.026156107</text:p>
          </table:table-cell>
          <table:table-cell office:value-type="float" office:value="400.000946" calcext:value-type="float">
            <text:p>400.000946</text:p>
          </table:table-cell>
          <table:table-cell office:value-type="float" office:value="383.5922241" calcext:value-type="float">
            <text:p>383.5922241</text:p>
          </table:table-cell>
          <table:table-cell office:value-type="float" office:value="0.112504705" calcext:value-type="float">
            <text:p>0.112504705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18]" office:value-type="float" office:value="11.58109873" calcext:value-type="float">
            <text:p>11.58109873</text:p>
          </table:table-cell>
          <table:table-cell table:formula="of:=0.5*([.L318]+[.M318])/10" office:value-type="float" office:value="39.22280121" calcext:value-type="float">
            <text:p>39.22280121</text:p>
          </table:table-cell>
          <table:table-cell table:formula="of:=[.K318]" office:value-type="float" office:value="3.202631944" calcext:value-type="float">
            <text:p>3.202631944</text:p>
          </table:table-cell>
          <table:table-cell table:style-name="ce1" table:formula="of:=[.O318]" office:value-type="float" office:value="0.35" calcext:value-type="float">
            <text:p>0.35</text:p>
          </table:table-cell>
          <table:table-cell table:formula="of:=[.N318]" office:value-type="float" office:value="0.105939525" calcext:value-type="float">
            <text:p>0.10593952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.58109873" calcext:value-type="float">
            <text:p>11.58109873</text:p>
          </table:table-cell>
          <table:table-cell office:value-type="float" office:value="3.202631944" calcext:value-type="float">
            <text:p>3.202631944</text:p>
          </table:table-cell>
          <table:table-cell office:value-type="float" office:value="400.1261902" calcext:value-type="float">
            <text:p>400.1261902</text:p>
          </table:table-cell>
          <table:table-cell office:value-type="float" office:value="384.329834" calcext:value-type="float">
            <text:p>384.329834</text:p>
          </table:table-cell>
          <table:table-cell office:value-type="float" office:value="0.105939525" calcext:value-type="float">
            <text:p>0.105939525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19]" office:value-type="float" office:value="10.31545322" calcext:value-type="float">
            <text:p>10.31545322</text:p>
          </table:table-cell>
          <table:table-cell table:formula="of:=0.5*([.L319]+[.M319])/10" office:value-type="float" office:value="39.286624145" calcext:value-type="float">
            <text:p>39.286624145</text:p>
          </table:table-cell>
          <table:table-cell table:formula="of:=[.K319]" office:value-type="float" office:value="3.069340835" calcext:value-type="float">
            <text:p>3.069340835</text:p>
          </table:table-cell>
          <table:table-cell table:style-name="ce1" table:formula="of:=[.O319]" office:value-type="float" office:value="0.45" calcext:value-type="float">
            <text:p>0.45</text:p>
          </table:table-cell>
          <table:table-cell table:formula="of:=[.N319]" office:value-type="float" office:value="0.100412259" calcext:value-type="float">
            <text:p>0.100412259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.31545322" calcext:value-type="float">
            <text:p>10.31545322</text:p>
          </table:table-cell>
          <table:table-cell office:value-type="float" office:value="3.069340835" calcext:value-type="float">
            <text:p>3.069340835</text:p>
          </table:table-cell>
          <table:table-cell office:value-type="float" office:value="399.9198608" calcext:value-type="float">
            <text:p>399.9198608</text:p>
          </table:table-cell>
          <table:table-cell office:value-type="float" office:value="385.8126221" calcext:value-type="float">
            <text:p>385.8126221</text:p>
          </table:table-cell>
          <table:table-cell office:value-type="float" office:value="0.100412259" calcext:value-type="float">
            <text:p>0.100412259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20]" office:value-type="float" office:value="11.70781702" calcext:value-type="float">
            <text:p>11.70781702</text:p>
          </table:table-cell>
          <table:table-cell table:formula="of:=0.5*([.L320]+[.M320])/10" office:value-type="float" office:value="39.17577667" calcext:value-type="float">
            <text:p>39.17577667</text:p>
          </table:table-cell>
          <table:table-cell table:formula="of:=[.K320]" office:value-type="float" office:value="2.990594331" calcext:value-type="float">
            <text:p>2.990594331</text:p>
          </table:table-cell>
          <table:table-cell table:style-name="ce1" table:formula="of:=[.O320]" office:value-type="float" office:value="0.45" calcext:value-type="float">
            <text:p>0.45</text:p>
          </table:table-cell>
          <table:table-cell table:formula="of:=[.N320]" office:value-type="float" office:value="0.122928085" calcext:value-type="float">
            <text:p>0.12292808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.70781702" calcext:value-type="float">
            <text:p>11.70781702</text:p>
          </table:table-cell>
          <table:table-cell office:value-type="float" office:value="2.990594331" calcext:value-type="float">
            <text:p>2.990594331</text:p>
          </table:table-cell>
          <table:table-cell office:value-type="float" office:value="399.8078613" calcext:value-type="float">
            <text:p>399.8078613</text:p>
          </table:table-cell>
          <table:table-cell office:value-type="float" office:value="383.7076721" calcext:value-type="float">
            <text:p>383.7076721</text:p>
          </table:table-cell>
          <table:table-cell office:value-type="float" office:value="0.122928085" calcext:value-type="float">
            <text:p>0.122928085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21]" office:value-type="float" office:value="11.89280712" calcext:value-type="float">
            <text:p>11.89280712</text:p>
          </table:table-cell>
          <table:table-cell table:formula="of:=0.5*([.L321]+[.M321])/10" office:value-type="float" office:value="39.183442685" calcext:value-type="float">
            <text:p>39.183442685</text:p>
          </table:table-cell>
          <table:table-cell table:formula="of:=[.K321]" office:value-type="float" office:value="3.174714261" calcext:value-type="float">
            <text:p>3.174714261</text:p>
          </table:table-cell>
          <table:table-cell table:style-name="ce1" table:formula="of:=[.O321]" office:value-type="float" office:value="0.45" calcext:value-type="float">
            <text:p>0.45</text:p>
          </table:table-cell>
          <table:table-cell table:formula="of:=[.N321]" office:value-type="float" office:value="0.114228468" calcext:value-type="float">
            <text:p>0.11422846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.89280712" calcext:value-type="float">
            <text:p>11.89280712</text:p>
          </table:table-cell>
          <table:table-cell office:value-type="float" office:value="3.174714261" calcext:value-type="float">
            <text:p>3.174714261</text:p>
          </table:table-cell>
          <table:table-cell office:value-type="float" office:value="399.9830322" calcext:value-type="float">
            <text:p>399.9830322</text:p>
          </table:table-cell>
          <table:table-cell office:value-type="float" office:value="383.6858215" calcext:value-type="float">
            <text:p>383.6858215</text:p>
          </table:table-cell>
          <table:table-cell office:value-type="float" office:value="0.114228468" calcext:value-type="float">
            <text:p>0.114228468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22]" office:value-type="float" office:value="13.26092972" calcext:value-type="float">
            <text:p>13.26092972</text:p>
          </table:table-cell>
          <table:table-cell table:formula="of:=0.5*([.L322]+[.M322])/10" office:value-type="float" office:value="39.109446715" calcext:value-type="float">
            <text:p>39.109446715</text:p>
          </table:table-cell>
          <table:table-cell table:formula="of:=[.K322]" office:value-type="float" office:value="2.953579649" calcext:value-type="float">
            <text:p>2.953579649</text:p>
          </table:table-cell>
          <table:table-cell table:style-name="ce1" table:formula="of:=[.O322]" office:value-type="float" office:value="0.4" calcext:value-type="float">
            <text:p>0.40</text:p>
          </table:table-cell>
          <table:table-cell table:formula="of:=[.N322]" office:value-type="float" office:value="0.122280574" calcext:value-type="float">
            <text:p>0.122280574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.26092972" calcext:value-type="float">
            <text:p>13.26092972</text:p>
          </table:table-cell>
          <table:table-cell office:value-type="float" office:value="2.953579649" calcext:value-type="float">
            <text:p>2.953579649</text:p>
          </table:table-cell>
          <table:table-cell office:value-type="float" office:value="400.0560913" calcext:value-type="float">
            <text:p>400.0560913</text:p>
          </table:table-cell>
          <table:table-cell office:value-type="float" office:value="382.132843" calcext:value-type="float">
            <text:p>382.132843</text:p>
          </table:table-cell>
          <table:table-cell office:value-type="float" office:value="0.122280574" calcext:value-type="float">
            <text:p>0.122280574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23]" office:value-type="float" office:value="11.51574784" calcext:value-type="float">
            <text:p>11.51574784</text:p>
          </table:table-cell>
          <table:table-cell table:formula="of:=0.5*([.L323]+[.M323])/10" office:value-type="float" office:value="39.21248474" calcext:value-type="float">
            <text:p>39.21248474</text:p>
          </table:table-cell>
          <table:table-cell table:formula="of:=[.K323]" office:value-type="float" office:value="3.163273406" calcext:value-type="float">
            <text:p>3.163273406</text:p>
          </table:table-cell>
          <table:table-cell table:style-name="ce1" table:formula="of:=[.O323]" office:value-type="float" office:value="0.4" calcext:value-type="float">
            <text:p>0.40</text:p>
          </table:table-cell>
          <table:table-cell table:formula="of:=[.N323]" office:value-type="float" office:value="0.102346458" calcext:value-type="float">
            <text:p>0.10234645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.51574784" calcext:value-type="float">
            <text:p>11.51574784</text:p>
          </table:table-cell>
          <table:table-cell office:value-type="float" office:value="3.163273406" calcext:value-type="float">
            <text:p>3.163273406</text:p>
          </table:table-cell>
          <table:table-cell office:value-type="float" office:value="399.94104" calcext:value-type="float">
            <text:p>399.94104</text:p>
          </table:table-cell>
          <table:table-cell office:value-type="float" office:value="384.3086548" calcext:value-type="float">
            <text:p>384.3086548</text:p>
          </table:table-cell>
          <table:table-cell office:value-type="float" office:value="0.102346458" calcext:value-type="float">
            <text:p>0.102346458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24]" office:value-type="float" office:value="11.65444277" calcext:value-type="float">
            <text:p>11.65444277</text:p>
          </table:table-cell>
          <table:table-cell table:formula="of:=0.5*([.L324]+[.M324])/10" office:value-type="float" office:value="39.219309995" calcext:value-type="float">
            <text:p>39.219309995</text:p>
          </table:table-cell>
          <table:table-cell table:formula="of:=[.K324]" office:value-type="float" office:value="3.302361857" calcext:value-type="float">
            <text:p>3.302361857</text:p>
          </table:table-cell>
          <table:table-cell table:style-name="ce1" table:formula="of:=[.O324]" office:value-type="float" office:value="0.4" calcext:value-type="float">
            <text:p>0.40</text:p>
          </table:table-cell>
          <table:table-cell table:formula="of:=[.N324]" office:value-type="float" office:value="0.096067581" calcext:value-type="float">
            <text:p>0.09606758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.65444277" calcext:value-type="float">
            <text:p>11.65444277</text:p>
          </table:table-cell>
          <table:table-cell office:value-type="float" office:value="3.302361857" calcext:value-type="float">
            <text:p>3.302361857</text:p>
          </table:table-cell>
          <table:table-cell office:value-type="float" office:value="400.0740356" calcext:value-type="float">
            <text:p>400.0740356</text:p>
          </table:table-cell>
          <table:table-cell office:value-type="float" office:value="384.3121643" calcext:value-type="float">
            <text:p>384.3121643</text:p>
          </table:table-cell>
          <table:table-cell office:value-type="float" office:value="0.096067581" calcext:value-type="float">
            <text:p>0.096067581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1003"/>
        </table:table-row>
        <table:table-row table:style-name="ro2">
          <table:table-cell table:formula="of:=[.J325]" office:value-type="float" office:value="12.7377207" calcext:value-type="float">
            <text:p>12.7377207</text:p>
          </table:table-cell>
          <table:table-cell table:formula="of:=0.5*([.L325]+[.M325])/10" office:value-type="float" office:value="39.112750245" calcext:value-type="float">
            <text:p>39.112750245</text:p>
          </table:table-cell>
          <table:table-cell table:formula="of:=[.K325]" office:value-type="float" office:value="2.760388331" calcext:value-type="float">
            <text:p>2.760388331</text:p>
          </table:table-cell>
          <table:table-cell table:style-name="ce1" table:formula="of:=[.O325]" office:value-type="float" office:value="0.55" calcext:value-type="float">
            <text:p>0.55</text:p>
          </table:table-cell>
          <table:table-cell table:formula="of:=[.N325]" office:value-type="float" office:value="0.156636681" calcext:value-type="float">
            <text:p>0.15663668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.7377207" calcext:value-type="float">
            <text:p>12.7377207</text:p>
          </table:table-cell>
          <table:table-cell office:value-type="float" office:value="2.760388331" calcext:value-type="float">
            <text:p>2.760388331</text:p>
          </table:table-cell>
          <table:table-cell office:value-type="float" office:value="399.9707947" calcext:value-type="float">
            <text:p>399.9707947</text:p>
          </table:table-cell>
          <table:table-cell office:value-type="float" office:value="382.2842102" calcext:value-type="float">
            <text:p>382.2842102</text:p>
          </table:table-cell>
          <table:table-cell office:value-type="float" office:value="0.156636681" calcext:value-type="float">
            <text:p>0.156636681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26]" office:value-type="float" office:value="11.64508267" calcext:value-type="float">
            <text:p>11.64508267</text:p>
          </table:table-cell>
          <table:table-cell table:formula="of:=0.5*([.L326]+[.M326])/10" office:value-type="float" office:value="39.176618955" calcext:value-type="float">
            <text:p>39.176618955</text:p>
          </table:table-cell>
          <table:table-cell table:formula="of:=[.K326]" office:value-type="float" office:value="2.873205595" calcext:value-type="float">
            <text:p>2.873205595</text:p>
          </table:table-cell>
          <table:table-cell table:style-name="ce1" table:formula="of:=[.O326]" office:value-type="float" office:value="0.55" calcext:value-type="float">
            <text:p>0.55</text:p>
          </table:table-cell>
          <table:table-cell table:formula="of:=[.N326]" office:value-type="float" office:value="0.145140526" calcext:value-type="float">
            <text:p>0.14514052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.64508267" calcext:value-type="float">
            <text:p>11.64508267</text:p>
          </table:table-cell>
          <table:table-cell office:value-type="float" office:value="2.873205595" calcext:value-type="float">
            <text:p>2.873205595</text:p>
          </table:table-cell>
          <table:table-cell office:value-type="float" office:value="399.9150085" calcext:value-type="float">
            <text:p>399.9150085</text:p>
          </table:table-cell>
          <table:table-cell office:value-type="float" office:value="383.6173706" calcext:value-type="float">
            <text:p>383.6173706</text:p>
          </table:table-cell>
          <table:table-cell office:value-type="float" office:value="0.145140526" calcext:value-type="float">
            <text:p>0.145140526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27]" office:value-type="float" office:value="12.95932498" calcext:value-type="float">
            <text:p>12.95932498</text:p>
          </table:table-cell>
          <table:table-cell table:formula="of:=0.5*([.L327]+[.M327])/10" office:value-type="float" office:value="39.11172333" calcext:value-type="float">
            <text:p>39.11172333</text:p>
          </table:table-cell>
          <table:table-cell table:formula="of:=[.K327]" office:value-type="float" office:value="2.954230351" calcext:value-type="float">
            <text:p>2.954230351</text:p>
          </table:table-cell>
          <table:table-cell table:style-name="ce1" table:formula="of:=[.O327]" office:value-type="float" office:value="0.55" calcext:value-type="float">
            <text:p>0.55</text:p>
          </table:table-cell>
          <table:table-cell table:formula="of:=[.N327]" office:value-type="float" office:value="0.156621225" calcext:value-type="float">
            <text:p>0.15662122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.95932498" calcext:value-type="float">
            <text:p>12.95932498</text:p>
          </table:table-cell>
          <table:table-cell office:value-type="float" office:value="2.954230351" calcext:value-type="float">
            <text:p>2.954230351</text:p>
          </table:table-cell>
          <table:table-cell office:value-type="float" office:value="400.1791077" calcext:value-type="float">
            <text:p>400.1791077</text:p>
          </table:table-cell>
          <table:table-cell office:value-type="float" office:value="382.0553589" calcext:value-type="float">
            <text:p>382.0553589</text:p>
          </table:table-cell>
          <table:table-cell office:value-type="float" office:value="0.156621225" calcext:value-type="float">
            <text:p>0.156621225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28]" office:value-type="float" office:value="14.09847577" calcext:value-type="float">
            <text:p>14.09847577</text:p>
          </table:table-cell>
          <table:table-cell table:formula="of:=0.5*([.L328]+[.M328])/10" office:value-type="float" office:value="39.05352783" calcext:value-type="float">
            <text:p>39.05352783</text:p>
          </table:table-cell>
          <table:table-cell table:formula="of:=[.K328]" office:value-type="float" office:value="1.518742752" calcext:value-type="float">
            <text:p>1.518742752</text:p>
          </table:table-cell>
          <table:table-cell table:style-name="ce1" table:formula="of:=[.O328]" office:value-type="float" office:value="0.25" calcext:value-type="float">
            <text:p>0.25</text:p>
          </table:table-cell>
          <table:table-cell table:formula="of:=[.N328]" office:value-type="float" office:value="0.255906736" calcext:value-type="float">
            <text:p>0.255906736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.09847577" calcext:value-type="float">
            <text:p>14.09847577</text:p>
          </table:table-cell>
          <table:table-cell office:value-type="float" office:value="1.518742752" calcext:value-type="float">
            <text:p>1.518742752</text:p>
          </table:table-cell>
          <table:table-cell office:value-type="float" office:value="400.0563049" calcext:value-type="float">
            <text:p>400.0563049</text:p>
          </table:table-cell>
          <table:table-cell office:value-type="float" office:value="381.0142517" calcext:value-type="float">
            <text:p>381.0142517</text:p>
          </table:table-cell>
          <table:table-cell office:value-type="float" office:value="0.255906736" calcext:value-type="float">
            <text:p>0.255906736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29]" office:value-type="float" office:value="12.73252483" calcext:value-type="float">
            <text:p>12.73252483</text:p>
          </table:table-cell>
          <table:table-cell table:formula="of:=0.5*([.L329]+[.M329])/10" office:value-type="float" office:value="39.13507843" calcext:value-type="float">
            <text:p>39.13507843</text:p>
          </table:table-cell>
          <table:table-cell table:formula="of:=[.K329]" office:value-type="float" office:value="1.61334261" calcext:value-type="float">
            <text:p>1.61334261</text:p>
          </table:table-cell>
          <table:table-cell table:style-name="ce1" table:formula="of:=[.O329]" office:value-type="float" office:value="0.25" calcext:value-type="float">
            <text:p>0.25</text:p>
          </table:table-cell>
          <table:table-cell table:formula="of:=[.N329]" office:value-type="float" office:value="0.174915869" calcext:value-type="float">
            <text:p>0.17491586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73252483" calcext:value-type="float">
            <text:p>12.73252483</text:p>
          </table:table-cell>
          <table:table-cell office:value-type="float" office:value="1.61334261" calcext:value-type="float">
            <text:p>1.61334261</text:p>
          </table:table-cell>
          <table:table-cell office:value-type="float" office:value="399.7619934" calcext:value-type="float">
            <text:p>399.7619934</text:p>
          </table:table-cell>
          <table:table-cell office:value-type="float" office:value="382.9395752" calcext:value-type="float">
            <text:p>382.9395752</text:p>
          </table:table-cell>
          <table:table-cell office:value-type="float" office:value="0.174915869" calcext:value-type="float">
            <text:p>0.174915869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30]" office:value-type="float" office:value="13.63741283" calcext:value-type="float">
            <text:p>13.63741283</text:p>
          </table:table-cell>
          <table:table-cell table:formula="of:=0.5*([.L330]+[.M330])/10" office:value-type="float" office:value="39.08190155" calcext:value-type="float">
            <text:p>39.08190155</text:p>
          </table:table-cell>
          <table:table-cell table:formula="of:=[.K330]" office:value-type="float" office:value="1.721363192" calcext:value-type="float">
            <text:p>1.721363192</text:p>
          </table:table-cell>
          <table:table-cell table:style-name="ce1" table:formula="of:=[.O330]" office:value-type="float" office:value="0.25" calcext:value-type="float">
            <text:p>0.25</text:p>
          </table:table-cell>
          <table:table-cell table:formula="of:=[.N330]" office:value-type="float" office:value="0.24587289" calcext:value-type="float">
            <text:p>0.2458728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63741283" calcext:value-type="float">
            <text:p>13.63741283</text:p>
          </table:table-cell>
          <table:table-cell office:value-type="float" office:value="1.721363192" calcext:value-type="float">
            <text:p>1.721363192</text:p>
          </table:table-cell>
          <table:table-cell office:value-type="float" office:value="400.159729" calcext:value-type="float">
            <text:p>400.159729</text:p>
          </table:table-cell>
          <table:table-cell office:value-type="float" office:value="381.478302" calcext:value-type="float">
            <text:p>381.478302</text:p>
          </table:table-cell>
          <table:table-cell office:value-type="float" office:value="0.24587289" calcext:value-type="float">
            <text:p>0.24587289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31]" office:value-type="float" office:value="10.90255297" calcext:value-type="float">
            <text:p>10.90255297</text:p>
          </table:table-cell>
          <table:table-cell table:formula="of:=0.5*([.L331]+[.M331])/10" office:value-type="float" office:value="39.245768735" calcext:value-type="float">
            <text:p>39.245768735</text:p>
          </table:table-cell>
          <table:table-cell table:formula="of:=[.K331]" office:value-type="float" office:value="1.62266411" calcext:value-type="float">
            <text:p>1.62266411</text:p>
          </table:table-cell>
          <table:table-cell table:style-name="ce1" table:formula="of:=[.O331]" office:value-type="float" office:value="0.3" calcext:value-type="float">
            <text:p>0.30</text:p>
          </table:table-cell>
          <table:table-cell table:formula="of:=[.N331]" office:value-type="float" office:value="0.192788601" calcext:value-type="float">
            <text:p>0.192788601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.90255297" calcext:value-type="float">
            <text:p>10.90255297</text:p>
          </table:table-cell>
          <table:table-cell office:value-type="float" office:value="1.62266411" calcext:value-type="float">
            <text:p>1.62266411</text:p>
          </table:table-cell>
          <table:table-cell office:value-type="float" office:value="399.8597717" calcext:value-type="float">
            <text:p>399.8597717</text:p>
          </table:table-cell>
          <table:table-cell office:value-type="float" office:value="385.055603" calcext:value-type="float">
            <text:p>385.055603</text:p>
          </table:table-cell>
          <table:table-cell office:value-type="float" office:value="0.192788601" calcext:value-type="float">
            <text:p>0.192788601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6" calcext:value-type="float">
            <text:p>0.6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32]" office:value-type="float" office:value="11.42737647" calcext:value-type="float">
            <text:p>11.42737647</text:p>
          </table:table-cell>
          <table:table-cell table:formula="of:=0.5*([.L332]+[.M332])/10" office:value-type="float" office:value="39.22361908" calcext:value-type="float">
            <text:p>39.22361908</text:p>
          </table:table-cell>
          <table:table-cell table:formula="of:=[.K332]" office:value-type="float" office:value="1.644828338" calcext:value-type="float">
            <text:p>1.644828338</text:p>
          </table:table-cell>
          <table:table-cell table:style-name="ce1" table:formula="of:=[.O332]" office:value-type="float" office:value="0.3" calcext:value-type="float">
            <text:p>0.30</text:p>
          </table:table-cell>
          <table:table-cell table:formula="of:=[.N332]" office:value-type="float" office:value="0.164458805" calcext:value-type="float">
            <text:p>0.164458805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.42737647" calcext:value-type="float">
            <text:p>11.42737647</text:p>
          </table:table-cell>
          <table:table-cell office:value-type="float" office:value="1.644828338" calcext:value-type="float">
            <text:p>1.644828338</text:p>
          </table:table-cell>
          <table:table-cell office:value-type="float" office:value="399.8357239" calcext:value-type="float">
            <text:p>399.8357239</text:p>
          </table:table-cell>
          <table:table-cell office:value-type="float" office:value="384.6366577" calcext:value-type="float">
            <text:p>384.6366577</text:p>
          </table:table-cell>
          <table:table-cell office:value-type="float" office:value="0.164458805" calcext:value-type="float">
            <text:p>0.164458805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6" calcext:value-type="float">
            <text:p>0.6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33]" office:value-type="float" office:value="14.5057524" calcext:value-type="float">
            <text:p>14.5057524</text:p>
          </table:table-cell>
          <table:table-cell table:formula="of:=0.5*([.L333]+[.M333])/10" office:value-type="float" office:value="39.013482665" calcext:value-type="float">
            <text:p>39.013482665</text:p>
          </table:table-cell>
          <table:table-cell table:formula="of:=[.K333]" office:value-type="float" office:value="1.825289167" calcext:value-type="float">
            <text:p>1.825289167</text:p>
          </table:table-cell>
          <table:table-cell table:style-name="ce1" table:formula="of:=[.O333]" office:value-type="float" office:value="0.3" calcext:value-type="float">
            <text:p>0.30</text:p>
          </table:table-cell>
          <table:table-cell table:formula="of:=[.N333]" office:value-type="float" office:value="0.224406719" calcext:value-type="float">
            <text:p>0.22440671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.5057524" calcext:value-type="float">
            <text:p>14.5057524</text:p>
          </table:table-cell>
          <table:table-cell office:value-type="float" office:value="1.825289167" calcext:value-type="float">
            <text:p>1.825289167</text:p>
          </table:table-cell>
          <table:table-cell office:value-type="float" office:value="399.9534607" calcext:value-type="float">
            <text:p>399.9534607</text:p>
          </table:table-cell>
          <table:table-cell office:value-type="float" office:value="380.3161926" calcext:value-type="float">
            <text:p>380.3161926</text:p>
          </table:table-cell>
          <table:table-cell office:value-type="float" office:value="0.224406719" calcext:value-type="float">
            <text:p>0.224406719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6" calcext:value-type="float">
            <text:p>0.6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34]" office:value-type="float" office:value="12.49966137" calcext:value-type="float">
            <text:p>12.49966137</text:p>
          </table:table-cell>
          <table:table-cell table:formula="of:=0.5*([.L334]+[.M334])/10" office:value-type="float" office:value="39.151489255" calcext:value-type="float">
            <text:p>39.151489255</text:p>
          </table:table-cell>
          <table:table-cell table:formula="of:=[.K334]" office:value-type="float" office:value="1.645365201" calcext:value-type="float">
            <text:p>1.645365201</text:p>
          </table:table-cell>
          <table:table-cell table:style-name="ce1" table:formula="of:=[.O334]" office:value-type="float" office:value="0.2" calcext:value-type="float">
            <text:p>0.20</text:p>
          </table:table-cell>
          <table:table-cell table:formula="of:=[.N334]" office:value-type="float" office:value="0.181874402" calcext:value-type="float">
            <text:p>0.18187440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.49966137" calcext:value-type="float">
            <text:p>12.49966137</text:p>
          </table:table-cell>
          <table:table-cell office:value-type="float" office:value="1.645365201" calcext:value-type="float">
            <text:p>1.645365201</text:p>
          </table:table-cell>
          <table:table-cell office:value-type="float" office:value="399.83255" calcext:value-type="float">
            <text:p>399.83255</text:p>
          </table:table-cell>
          <table:table-cell office:value-type="float" office:value="383.1972351" calcext:value-type="float">
            <text:p>383.1972351</text:p>
          </table:table-cell>
          <table:table-cell office:value-type="float" office:value="0.181874402" calcext:value-type="float">
            <text:p>0.181874402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" calcext:value-type="float">
            <text:p>1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35]" office:value-type="float" office:value="13.21685064" calcext:value-type="float">
            <text:p>13.21685064</text:p>
          </table:table-cell>
          <table:table-cell table:formula="of:=0.5*([.L335]+[.M335])/10" office:value-type="float" office:value="39.138174435" calcext:value-type="float">
            <text:p>39.138174435</text:p>
          </table:table-cell>
          <table:table-cell table:formula="of:=[.K335]" office:value-type="float" office:value="1.55480217" calcext:value-type="float">
            <text:p>1.55480217</text:p>
          </table:table-cell>
          <table:table-cell table:style-name="ce1" table:formula="of:=[.O335]" office:value-type="float" office:value="0.2" calcext:value-type="float">
            <text:p>0.20</text:p>
          </table:table-cell>
          <table:table-cell table:formula="of:=[.N335]" office:value-type="float" office:value="0.201733105" calcext:value-type="float">
            <text:p>0.201733105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.21685064" calcext:value-type="float">
            <text:p>13.21685064</text:p>
          </table:table-cell>
          <table:table-cell office:value-type="float" office:value="1.55480217" calcext:value-type="float">
            <text:p>1.55480217</text:p>
          </table:table-cell>
          <table:table-cell office:value-type="float" office:value="400.1680908" calcext:value-type="float">
            <text:p>400.1680908</text:p>
          </table:table-cell>
          <table:table-cell office:value-type="float" office:value="382.5953979" calcext:value-type="float">
            <text:p>382.5953979</text:p>
          </table:table-cell>
          <table:table-cell office:value-type="float" office:value="0.201733105" calcext:value-type="float">
            <text:p>0.201733105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" calcext:value-type="float">
            <text:p>1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36]" office:value-type="float" office:value="12.61775839" calcext:value-type="float">
            <text:p>12.61775839</text:p>
          </table:table-cell>
          <table:table-cell table:formula="of:=0.5*([.L336]+[.M336])/10" office:value-type="float" office:value="39.13536835" calcext:value-type="float">
            <text:p>39.13536835</text:p>
          </table:table-cell>
          <table:table-cell table:formula="of:=[.K336]" office:value-type="float" office:value="1.84777231" calcext:value-type="float">
            <text:p>1.84777231</text:p>
          </table:table-cell>
          <table:table-cell table:style-name="ce1" table:formula="of:=[.O336]" office:value-type="float" office:value="0.2" calcext:value-type="float">
            <text:p>0.20</text:p>
          </table:table-cell>
          <table:table-cell table:formula="of:=[.N336]" office:value-type="float" office:value="0.201185726" calcext:value-type="float">
            <text:p>0.201185726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.61775839" calcext:value-type="float">
            <text:p>12.61775839</text:p>
          </table:table-cell>
          <table:table-cell office:value-type="float" office:value="1.84777231" calcext:value-type="float">
            <text:p>1.84777231</text:p>
          </table:table-cell>
          <table:table-cell office:value-type="float" office:value="399.9447632" calcext:value-type="float">
            <text:p>399.9447632</text:p>
          </table:table-cell>
          <table:table-cell office:value-type="float" office:value="382.7626038" calcext:value-type="float">
            <text:p>382.7626038</text:p>
          </table:table-cell>
          <table:table-cell office:value-type="float" office:value="0.201185726" calcext:value-type="float">
            <text:p>0.201185726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" calcext:value-type="float">
            <text:p>1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37]" office:value-type="float" office:value="16.31492958" calcext:value-type="float">
            <text:p>16.31492958</text:p>
          </table:table-cell>
          <table:table-cell table:formula="of:=0.5*([.L337]+[.M337])/10" office:value-type="float" office:value="38.91106415" calcext:value-type="float">
            <text:p>38.91106415</text:p>
          </table:table-cell>
          <table:table-cell table:formula="of:=[.K337]" office:value-type="float" office:value="1.382636113" calcext:value-type="float">
            <text:p>1.382636113</text:p>
          </table:table-cell>
          <table:table-cell table:style-name="ce1" table:formula="of:=[.O337]" office:value-type="float" office:value="0.35" calcext:value-type="float">
            <text:p>0.35</text:p>
          </table:table-cell>
          <table:table-cell table:formula="of:=[.N337]" office:value-type="float" office:value="0.304584247" calcext:value-type="float">
            <text:p>0.304584247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.31492958" calcext:value-type="float">
            <text:p>16.31492958</text:p>
          </table:table-cell>
          <table:table-cell office:value-type="float" office:value="1.382636113" calcext:value-type="float">
            <text:p>1.382636113</text:p>
          </table:table-cell>
          <table:table-cell office:value-type="float" office:value="400.0383301" calcext:value-type="float">
            <text:p>400.0383301</text:p>
          </table:table-cell>
          <table:table-cell office:value-type="float" office:value="378.1829529" calcext:value-type="float">
            <text:p>378.1829529</text:p>
          </table:table-cell>
          <table:table-cell office:value-type="float" office:value="0.304584247" calcext:value-type="float">
            <text:p>0.30458424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" calcext:value-type="float">
            <text:p>1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38]" office:value-type="float" office:value="16.02234069" calcext:value-type="float">
            <text:p>16.02234069</text:p>
          </table:table-cell>
          <table:table-cell table:formula="of:=0.5*([.L338]+[.M338])/10" office:value-type="float" office:value="38.92380829" calcext:value-type="float">
            <text:p>38.92380829</text:p>
          </table:table-cell>
          <table:table-cell table:formula="of:=[.K338]" office:value-type="float" office:value="1.393037848" calcext:value-type="float">
            <text:p>1.393037848</text:p>
          </table:table-cell>
          <table:table-cell table:style-name="ce1" table:formula="of:=[.O338]" office:value-type="float" office:value="0.35" calcext:value-type="float">
            <text:p>0.35</text:p>
          </table:table-cell>
          <table:table-cell table:formula="of:=[.N338]" office:value-type="float" office:value="0.293260589" calcext:value-type="float">
            <text:p>0.29326058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.02234069" calcext:value-type="float">
            <text:p>16.02234069</text:p>
          </table:table-cell>
          <table:table-cell office:value-type="float" office:value="1.393037848" calcext:value-type="float">
            <text:p>1.393037848</text:p>
          </table:table-cell>
          <table:table-cell office:value-type="float" office:value="399.9577942" calcext:value-type="float">
            <text:p>399.9577942</text:p>
          </table:table-cell>
          <table:table-cell office:value-type="float" office:value="378.5183716" calcext:value-type="float">
            <text:p>378.5183716</text:p>
          </table:table-cell>
          <table:table-cell office:value-type="float" office:value="0.293260589" calcext:value-type="float">
            <text:p>0.29326058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" calcext:value-type="float">
            <text:p>1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39]" office:value-type="float" office:value="12.59336138" calcext:value-type="float">
            <text:p>12.59336138</text:p>
          </table:table-cell>
          <table:table-cell table:formula="of:=0.5*([.L339]+[.M339])/10" office:value-type="float" office:value="39.144314575" calcext:value-type="float">
            <text:p>39.144314575</text:p>
          </table:table-cell>
          <table:table-cell table:formula="of:=[.K339]" office:value-type="float" office:value="1.829706418" calcext:value-type="float">
            <text:p>1.829706418</text:p>
          </table:table-cell>
          <table:table-cell table:style-name="ce1" table:formula="of:=[.O339]" office:value-type="float" office:value="0.35" calcext:value-type="float">
            <text:p>0.35</text:p>
          </table:table-cell>
          <table:table-cell table:formula="of:=[.N339]" office:value-type="float" office:value="0.231556224" calcext:value-type="float">
            <text:p>0.23155622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.59336138" calcext:value-type="float">
            <text:p>12.59336138</text:p>
          </table:table-cell>
          <table:table-cell office:value-type="float" office:value="1.829706418" calcext:value-type="float">
            <text:p>1.829706418</text:p>
          </table:table-cell>
          <table:table-cell office:value-type="float" office:value="400.162262" calcext:value-type="float">
            <text:p>400.162262</text:p>
          </table:table-cell>
          <table:table-cell office:value-type="float" office:value="382.7240295" calcext:value-type="float">
            <text:p>382.7240295</text:p>
          </table:table-cell>
          <table:table-cell office:value-type="float" office:value="0.231556224" calcext:value-type="float">
            <text:p>0.231556224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" calcext:value-type="float">
            <text:p>1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40]" office:value-type="float" office:value="8.94560239" calcext:value-type="float">
            <text:p>8.94560239</text:p>
          </table:table-cell>
          <table:table-cell table:formula="of:=0.5*([.L340]+[.M340])/10" office:value-type="float" office:value="39.421176145" calcext:value-type="float">
            <text:p>39.421176145</text:p>
          </table:table-cell>
          <table:table-cell table:formula="of:=[.K340]" office:value-type="float" office:value="1.889574207" calcext:value-type="float">
            <text:p>1.889574207</text:p>
          </table:table-cell>
          <table:table-cell table:style-name="ce1" table:formula="of:=[.O340]" office:value-type="float" office:value="0.85" calcext:value-type="float">
            <text:p>0.85</text:p>
          </table:table-cell>
          <table:table-cell table:formula="of:=[.N340]" office:value-type="float" office:value="0.068989646" calcext:value-type="float">
            <text:p>0.068989646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94560239" calcext:value-type="float">
            <text:p>8.94560239</text:p>
          </table:table-cell>
          <table:table-cell office:value-type="float" office:value="1.889574207" calcext:value-type="float">
            <text:p>1.889574207</text:p>
          </table:table-cell>
          <table:table-cell office:value-type="float" office:value="399.9378662" calcext:value-type="float">
            <text:p>399.9378662</text:p>
          </table:table-cell>
          <table:table-cell office:value-type="float" office:value="388.4856567" calcext:value-type="float">
            <text:p>388.4856567</text:p>
          </table:table-cell>
          <table:table-cell office:value-type="float" office:value="0.068989646" calcext:value-type="float">
            <text:p>0.06898964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41]" office:value-type="float" office:value="8.861001037" calcext:value-type="float">
            <text:p>8.861001037</text:p>
          </table:table-cell>
          <table:table-cell table:formula="of:=0.5*([.L341]+[.M341])/10" office:value-type="float" office:value="39.429508975" calcext:value-type="float">
            <text:p>39.429508975</text:p>
          </table:table-cell>
          <table:table-cell table:formula="of:=[.K341]" office:value-type="float" office:value="1.598723805" calcext:value-type="float">
            <text:p>1.598723805</text:p>
          </table:table-cell>
          <table:table-cell table:style-name="ce1" table:formula="of:=[.O341]" office:value-type="float" office:value="0.85" calcext:value-type="float">
            <text:p>0.85</text:p>
          </table:table-cell>
          <table:table-cell table:formula="of:=[.N341]" office:value-type="float" office:value="0.061925868" calcext:value-type="float">
            <text:p>0.06192586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861001037" calcext:value-type="float">
            <text:p>8.861001037</text:p>
          </table:table-cell>
          <table:table-cell office:value-type="float" office:value="1.598723805" calcext:value-type="float">
            <text:p>1.598723805</text:p>
          </table:table-cell>
          <table:table-cell office:value-type="float" office:value="399.8843079" calcext:value-type="float">
            <text:p>399.8843079</text:p>
          </table:table-cell>
          <table:table-cell office:value-type="float" office:value="388.7058716" calcext:value-type="float">
            <text:p>388.7058716</text:p>
          </table:table-cell>
          <table:table-cell office:value-type="float" office:value="0.061925868" calcext:value-type="float">
            <text:p>0.06192586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42]" office:value-type="float" office:value="6.363995076" calcext:value-type="float">
            <text:p>6.363995076</text:p>
          </table:table-cell>
          <table:table-cell table:formula="of:=0.5*([.L342]+[.M342])/10" office:value-type="float" office:value="39.60721588" calcext:value-type="float">
            <text:p>39.60721588</text:p>
          </table:table-cell>
          <table:table-cell table:formula="of:=[.K342]" office:value-type="float" office:value="2.173108688" calcext:value-type="float">
            <text:p>2.173108688</text:p>
          </table:table-cell>
          <table:table-cell table:style-name="ce1" table:formula="of:=[.O342]" office:value-type="float" office:value="0.85" calcext:value-type="float">
            <text:p>0.85</text:p>
          </table:table-cell>
          <table:table-cell table:formula="of:=[.N342]" office:value-type="float" office:value="0.04624563" calcext:value-type="float">
            <text:p>0.04624563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63995076" calcext:value-type="float">
            <text:p>6.363995076</text:p>
          </table:table-cell>
          <table:table-cell office:value-type="float" office:value="2.173108688" calcext:value-type="float">
            <text:p>2.173108688</text:p>
          </table:table-cell>
          <table:table-cell office:value-type="float" office:value="400.1725464" calcext:value-type="float">
            <text:p>400.1725464</text:p>
          </table:table-cell>
          <table:table-cell office:value-type="float" office:value="391.9717712" calcext:value-type="float">
            <text:p>391.9717712</text:p>
          </table:table-cell>
          <table:table-cell office:value-type="float" office:value="0.04624563" calcext:value-type="float">
            <text:p>0.04624563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43]" office:value-type="float" office:value="1.680917077" calcext:value-type="float">
            <text:p>1.680917077</text:p>
          </table:table-cell>
          <table:table-cell table:formula="of:=0.5*([.L343]+[.M343])/10" office:value-type="float" office:value="39.876994325" calcext:value-type="float">
            <text:p>39.876994325</text:p>
          </table:table-cell>
          <table:table-cell table:formula="of:=[.K343]" office:value-type="float" office:value="2.099863114" calcext:value-type="float">
            <text:p>2.099863114</text:p>
          </table:table-cell>
          <table:table-cell table:style-name="ce1" table:formula="of:=[.O343]" office:value-type="float" office:value="1.85" calcext:value-type="float">
            <text:p>1.85</text:p>
          </table:table-cell>
          <table:table-cell table:formula="of:=[.N343]" office:value-type="float" office:value="0.011622442" calcext:value-type="float">
            <text:p>0.01162244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680917077" calcext:value-type="float">
            <text:p>1.680917077</text:p>
          </table:table-cell>
          <table:table-cell office:value-type="float" office:value="2.099863114" calcext:value-type="float">
            <text:p>2.099863114</text:p>
          </table:table-cell>
          <table:table-cell office:value-type="float" office:value="399.8473206" calcext:value-type="float">
            <text:p>399.8473206</text:p>
          </table:table-cell>
          <table:table-cell office:value-type="float" office:value="397.6925659" calcext:value-type="float">
            <text:p>397.6925659</text:p>
          </table:table-cell>
          <table:table-cell office:value-type="float" office:value="0.011622442" calcext:value-type="float">
            <text:p>0.011622442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44]" office:value-type="float" office:value="1.04574272" calcext:value-type="float">
            <text:p>1.04574272</text:p>
          </table:table-cell>
          <table:table-cell table:formula="of:=0.5*([.L344]+[.M344])/10" office:value-type="float" office:value="39.93580627" calcext:value-type="float">
            <text:p>39.93580627</text:p>
          </table:table-cell>
          <table:table-cell table:formula="of:=[.K344]" office:value-type="float" office:value="1.777870004" calcext:value-type="float">
            <text:p>1.777870004</text:p>
          </table:table-cell>
          <table:table-cell table:style-name="ce1" table:formula="of:=[.O344]" office:value-type="float" office:value="1.85" calcext:value-type="float">
            <text:p>1.85</text:p>
          </table:table-cell>
          <table:table-cell table:formula="of:=[.N344]" office:value-type="float" office:value="0.011419203" calcext:value-type="float">
            <text:p>0.011419203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04574272" calcext:value-type="float">
            <text:p>1.04574272</text:p>
          </table:table-cell>
          <table:table-cell office:value-type="float" office:value="1.777870004" calcext:value-type="float">
            <text:p>1.777870004</text:p>
          </table:table-cell>
          <table:table-cell office:value-type="float" office:value="400.0433044" calcext:value-type="float">
            <text:p>400.0433044</text:p>
          </table:table-cell>
          <table:table-cell office:value-type="float" office:value="398.672821" calcext:value-type="float">
            <text:p>398.672821</text:p>
          </table:table-cell>
          <table:table-cell office:value-type="float" office:value="0.011419203" calcext:value-type="float">
            <text:p>0.011419203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45]" office:value-type="float" office:value="0.774868877" calcext:value-type="float">
            <text:p>0.774868877</text:p>
          </table:table-cell>
          <table:table-cell table:formula="of:=0.5*([.L345]+[.M345])/10" office:value-type="float" office:value="39.98719635" calcext:value-type="float">
            <text:p>39.98719635</text:p>
          </table:table-cell>
          <table:table-cell table:formula="of:=[.K345]" office:value-type="float" office:value="2.230135111" calcext:value-type="float">
            <text:p>2.230135111</text:p>
          </table:table-cell>
          <table:table-cell table:style-name="ce1" table:formula="of:=[.O345]" office:value-type="float" office:value="1.85" calcext:value-type="float">
            <text:p>1.85</text:p>
          </table:table-cell>
          <table:table-cell table:formula="of:=[.N345]" office:value-type="float" office:value="0.008378617" calcext:value-type="float">
            <text:p>0.008378617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774868877" calcext:value-type="float">
            <text:p>0.774868877</text:p>
          </table:table-cell>
          <table:table-cell office:value-type="float" office:value="2.230135111" calcext:value-type="float">
            <text:p>2.230135111</text:p>
          </table:table-cell>
          <table:table-cell office:value-type="float" office:value="400.3903809" calcext:value-type="float">
            <text:p>400.3903809</text:p>
          </table:table-cell>
          <table:table-cell office:value-type="float" office:value="399.3535461" calcext:value-type="float">
            <text:p>399.3535461</text:p>
          </table:table-cell>
          <table:table-cell office:value-type="float" office:value="0.008378617" calcext:value-type="float">
            <text:p>0.008378617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46]" office:value-type="float" office:value="8.890922973" calcext:value-type="float">
            <text:p>8.890922973</text:p>
          </table:table-cell>
          <table:table-cell table:formula="of:=0.5*([.L346]+[.M346])/10" office:value-type="float" office:value="39.301474" calcext:value-type="float">
            <text:p>39.301474</text:p>
          </table:table-cell>
          <table:table-cell table:formula="of:=[.K346]" office:value-type="float" office:value="1.686855558" calcext:value-type="float">
            <text:p>1.686855558</text:p>
          </table:table-cell>
          <table:table-cell table:style-name="ce1" table:formula="of:=[.O346]" office:value-type="float" office:value="0.85" calcext:value-type="float">
            <text:p>0.85</text:p>
          </table:table-cell>
          <table:table-cell table:formula="of:=[.N346]" office:value-type="float" office:value="0.065029726" calcext:value-type="float">
            <text:p>0.065029726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.890922973" calcext:value-type="float">
            <text:p>8.890922973</text:p>
          </table:table-cell>
          <table:table-cell office:value-type="float" office:value="1.686855558" calcext:value-type="float">
            <text:p>1.686855558</text:p>
          </table:table-cell>
          <table:table-cell office:value-type="float" office:value="398.6506653" calcext:value-type="float">
            <text:p>398.6506653</text:p>
          </table:table-cell>
          <table:table-cell office:value-type="float" office:value="387.3788147" calcext:value-type="float">
            <text:p>387.3788147</text:p>
          </table:table-cell>
          <table:table-cell office:value-type="float" office:value="0.065029726" calcext:value-type="float">
            <text:p>0.06502972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47]" office:value-type="float" office:value="8.522650845" calcext:value-type="float">
            <text:p>8.522650845</text:p>
          </table:table-cell>
          <table:table-cell table:formula="of:=0.5*([.L347]+[.M347])/10" office:value-type="float" office:value="39.472912595" calcext:value-type="float">
            <text:p>39.472912595</text:p>
          </table:table-cell>
          <table:table-cell table:formula="of:=[.K347]" office:value-type="float" office:value="1.595226708" calcext:value-type="float">
            <text:p>1.595226708</text:p>
          </table:table-cell>
          <table:table-cell table:style-name="ce1" table:formula="of:=[.O347]" office:value-type="float" office:value="0.85" calcext:value-type="float">
            <text:p>0.85</text:p>
          </table:table-cell>
          <table:table-cell table:formula="of:=[.N347]" office:value-type="float" office:value="0.060830311" calcext:value-type="float">
            <text:p>0.060830311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.522650845" calcext:value-type="float">
            <text:p>8.522650845</text:p>
          </table:table-cell>
          <table:table-cell office:value-type="float" office:value="1.595226708" calcext:value-type="float">
            <text:p>1.595226708</text:p>
          </table:table-cell>
          <table:table-cell office:value-type="float" office:value="400.1114807" calcext:value-type="float">
            <text:p>400.1114807</text:p>
          </table:table-cell>
          <table:table-cell office:value-type="float" office:value="389.3467712" calcext:value-type="float">
            <text:p>389.3467712</text:p>
          </table:table-cell>
          <table:table-cell office:value-type="float" office:value="0.060830311" calcext:value-type="float">
            <text:p>0.060830311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48]" office:value-type="float" office:value="6.648950091" calcext:value-type="float">
            <text:p>6.648950091</text:p>
          </table:table-cell>
          <table:table-cell table:formula="of:=0.5*([.L348]+[.M348])/10" office:value-type="float" office:value="39.56065979" calcext:value-type="float">
            <text:p>39.56065979</text:p>
          </table:table-cell>
          <table:table-cell table:formula="of:=[.K348]" office:value-type="float" office:value="2.130034427" calcext:value-type="float">
            <text:p>2.130034427</text:p>
          </table:table-cell>
          <table:table-cell table:style-name="ce1" table:formula="of:=[.O348]" office:value-type="float" office:value="0.85" calcext:value-type="float">
            <text:p>0.85</text:p>
          </table:table-cell>
          <table:table-cell table:formula="of:=[.N348]" office:value-type="float" office:value="0.047181781" calcext:value-type="float">
            <text:p>0.047181781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.648950091" calcext:value-type="float">
            <text:p>6.648950091</text:p>
          </table:table-cell>
          <table:table-cell office:value-type="float" office:value="2.130034427" calcext:value-type="float">
            <text:p>2.130034427</text:p>
          </table:table-cell>
          <table:table-cell office:value-type="float" office:value="399.8777771" calcext:value-type="float">
            <text:p>399.8777771</text:p>
          </table:table-cell>
          <table:table-cell office:value-type="float" office:value="391.3354187" calcext:value-type="float">
            <text:p>391.3354187</text:p>
          </table:table-cell>
          <table:table-cell office:value-type="float" office:value="0.047181781" calcext:value-type="float">
            <text:p>0.047181781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49]" office:value-type="float" office:value="4.675132256" calcext:value-type="float">
            <text:p>4.675132256</text:p>
          </table:table-cell>
          <table:table-cell table:formula="of:=0.5*([.L349]+[.M349])/10" office:value-type="float" office:value="39.71438446" calcext:value-type="float">
            <text:p>39.71438446</text:p>
          </table:table-cell>
          <table:table-cell table:formula="of:=[.K349]" office:value-type="float" office:value="1.79048587" calcext:value-type="float">
            <text:p>1.79048587</text:p>
          </table:table-cell>
          <table:table-cell table:style-name="ce1" table:formula="of:=[.O349]" office:value-type="float" office:value="1.2" calcext:value-type="float">
            <text:p>1.20</text:p>
          </table:table-cell>
          <table:table-cell table:formula="of:=[.N349]" office:value-type="float" office:value="0.034736949" calcext:value-type="float">
            <text:p>0.03473694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.675132256" calcext:value-type="float">
            <text:p>4.675132256</text:p>
          </table:table-cell>
          <table:table-cell office:value-type="float" office:value="1.79048587" calcext:value-type="float">
            <text:p>1.79048587</text:p>
          </table:table-cell>
          <table:table-cell office:value-type="float" office:value="400.1229858" calcext:value-type="float">
            <text:p>400.1229858</text:p>
          </table:table-cell>
          <table:table-cell office:value-type="float" office:value="394.1647034" calcext:value-type="float">
            <text:p>394.1647034</text:p>
          </table:table-cell>
          <table:table-cell office:value-type="float" office:value="0.034736949" calcext:value-type="float">
            <text:p>0.034736949</text:p>
          </table:table-cell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50]" office:value-type="float" office:value="4.005591958" calcext:value-type="float">
            <text:p>4.005591958</text:p>
          </table:table-cell>
          <table:table-cell table:formula="of:=0.5*([.L350]+[.M350])/10" office:value-type="float" office:value="39.73150177" calcext:value-type="float">
            <text:p>39.73150177</text:p>
          </table:table-cell>
          <table:table-cell table:formula="of:=[.K350]" office:value-type="float" office:value="1.765452846" calcext:value-type="float">
            <text:p>1.765452846</text:p>
          </table:table-cell>
          <table:table-cell table:style-name="ce1" table:formula="of:=[.O350]" office:value-type="float" office:value="1.2" calcext:value-type="float">
            <text:p>1.20</text:p>
          </table:table-cell>
          <table:table-cell table:formula="of:=[.N350]" office:value-type="float" office:value="0.026926728" calcext:value-type="float">
            <text:p>0.02692672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.005591958" calcext:value-type="float">
            <text:p>4.005591958</text:p>
          </table:table-cell>
          <table:table-cell office:value-type="float" office:value="1.765452846" calcext:value-type="float">
            <text:p>1.765452846</text:p>
          </table:table-cell>
          <table:table-cell office:value-type="float" office:value="399.8514709" calcext:value-type="float">
            <text:p>399.8514709</text:p>
          </table:table-cell>
          <table:table-cell office:value-type="float" office:value="394.7785645" calcext:value-type="float">
            <text:p>394.7785645</text:p>
          </table:table-cell>
          <table:table-cell office:value-type="float" office:value="0.026926728" calcext:value-type="float">
            <text:p>0.026926728</text:p>
          </table:table-cell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51]" office:value-type="float" office:value="1.544806335" calcext:value-type="float">
            <text:p>1.544806335</text:p>
          </table:table-cell>
          <table:table-cell table:formula="of:=0.5*([.L351]+[.M351])/10" office:value-type="float" office:value="39.89802246" calcext:value-type="float">
            <text:p>39.89802246</text:p>
          </table:table-cell>
          <table:table-cell table:formula="of:=[.K351]" office:value-type="float" office:value="2.32511117" calcext:value-type="float">
            <text:p>2.32511117</text:p>
          </table:table-cell>
          <table:table-cell table:style-name="ce1" table:formula="of:=[.O351]" office:value-type="float" office:value="1.2" calcext:value-type="float">
            <text:p>1.20</text:p>
          </table:table-cell>
          <table:table-cell table:formula="of:=[.N351]" office:value-type="float" office:value="0.015926761" calcext:value-type="float">
            <text:p>0.015926761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544806335" calcext:value-type="float">
            <text:p>1.544806335</text:p>
          </table:table-cell>
          <table:table-cell office:value-type="float" office:value="2.32511117" calcext:value-type="float">
            <text:p>2.32511117</text:p>
          </table:table-cell>
          <table:table-cell office:value-type="float" office:value="400.0128479" calcext:value-type="float">
            <text:p>400.0128479</text:p>
          </table:table-cell>
          <table:table-cell office:value-type="float" office:value="397.9476013" calcext:value-type="float">
            <text:p>397.9476013</text:p>
          </table:table-cell>
          <table:table-cell office:value-type="float" office:value="0.015926761" calcext:value-type="float">
            <text:p>0.015926761</text:p>
          </table:table-cell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52]" office:value-type="float" office:value="2.207424093" calcext:value-type="float">
            <text:p>2.207424093</text:p>
          </table:table-cell>
          <table:table-cell table:formula="of:=0.5*([.L352]+[.M352])/10" office:value-type="float" office:value="39.865074155" calcext:value-type="float">
            <text:p>39.865074155</text:p>
          </table:table-cell>
          <table:table-cell table:formula="of:=[.K352]" office:value-type="float" office:value="1.854654502" calcext:value-type="float">
            <text:p>1.854654502</text:p>
          </table:table-cell>
          <table:table-cell table:style-name="ce1" table:formula="of:=[.O352]" office:value-type="float" office:value="0.85" calcext:value-type="float">
            <text:p>0.85</text:p>
          </table:table-cell>
          <table:table-cell table:formula="of:=[.N352]" office:value-type="float" office:value="0.016879806" calcext:value-type="float">
            <text:p>0.016879806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207424093" calcext:value-type="float">
            <text:p>2.207424093</text:p>
          </table:table-cell>
          <table:table-cell office:value-type="float" office:value="1.854654502" calcext:value-type="float">
            <text:p>1.854654502</text:p>
          </table:table-cell>
          <table:table-cell office:value-type="float" office:value="400.0635986" calcext:value-type="float">
            <text:p>400.0635986</text:p>
          </table:table-cell>
          <table:table-cell office:value-type="float" office:value="397.2378845" calcext:value-type="float">
            <text:p>397.2378845</text:p>
          </table:table-cell>
          <table:table-cell office:value-type="float" office:value="0.016879806" calcext:value-type="float">
            <text:p>0.01687980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53]" office:value-type="float" office:value="0.713493801" calcext:value-type="float">
            <text:p>0.713493801</text:p>
          </table:table-cell>
          <table:table-cell table:formula="of:=0.5*([.L353]+[.M353])/10" office:value-type="float" office:value="39.96233368" calcext:value-type="float">
            <text:p>39.96233368</text:p>
          </table:table-cell>
          <table:table-cell table:formula="of:=[.K353]" office:value-type="float" office:value="1.815293095" calcext:value-type="float">
            <text:p>1.815293095</text:p>
          </table:table-cell>
          <table:table-cell table:style-name="ce1" table:formula="of:=[.O353]" office:value-type="float" office:value="0.85" calcext:value-type="float">
            <text:p>0.85</text:p>
          </table:table-cell>
          <table:table-cell table:formula="of:=[.N353]" office:value-type="float" office:value="0.006023429" calcext:value-type="float">
            <text:p>0.00602342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13493801" calcext:value-type="float">
            <text:p>0.713493801</text:p>
          </table:table-cell>
          <table:table-cell office:value-type="float" office:value="1.815293095" calcext:value-type="float">
            <text:p>1.815293095</text:p>
          </table:table-cell>
          <table:table-cell office:value-type="float" office:value="400.082489" calcext:value-type="float">
            <text:p>400.082489</text:p>
          </table:table-cell>
          <table:table-cell office:value-type="float" office:value="399.1641846" calcext:value-type="float">
            <text:p>399.1641846</text:p>
          </table:table-cell>
          <table:table-cell office:value-type="float" office:value="0.006023429" calcext:value-type="float">
            <text:p>0.006023429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54]" office:value-type="float" office:value="0.631911915" calcext:value-type="float">
            <text:p>0.631911915</text:p>
          </table:table-cell>
          <table:table-cell table:formula="of:=0.5*([.L354]+[.M354])/10" office:value-type="float" office:value="39.97191925" calcext:value-type="float">
            <text:p>39.97191925</text:p>
          </table:table-cell>
          <table:table-cell table:formula="of:=[.K354]" office:value-type="float" office:value="2.259257529" calcext:value-type="float">
            <text:p>2.259257529</text:p>
          </table:table-cell>
          <table:table-cell table:style-name="ce1" table:formula="of:=[.O354]" office:value-type="float" office:value="0.85" calcext:value-type="float">
            <text:p>0.85</text:p>
          </table:table-cell>
          <table:table-cell table:formula="of:=[.N354]" office:value-type="float" office:value="0.008016517" calcext:value-type="float">
            <text:p>0.008016517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31911915" calcext:value-type="float">
            <text:p>0.631911915</text:p>
          </table:table-cell>
          <table:table-cell office:value-type="float" office:value="2.259257529" calcext:value-type="float">
            <text:p>2.259257529</text:p>
          </table:table-cell>
          <table:table-cell office:value-type="float" office:value="400.1502075" calcext:value-type="float">
            <text:p>400.1502075</text:p>
          </table:table-cell>
          <table:table-cell office:value-type="float" office:value="399.2881775" calcext:value-type="float">
            <text:p>399.2881775</text:p>
          </table:table-cell>
          <table:table-cell office:value-type="float" office:value="0.008016517" calcext:value-type="float">
            <text:p>0.008016517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55]" office:value-type="float" office:value="15.028629" calcext:value-type="float">
            <text:p>15.028629</text:p>
          </table:table-cell>
          <table:table-cell table:formula="of:=0.5*([.L355]+[.M355])/10" office:value-type="float" office:value="39.05358429" calcext:value-type="float">
            <text:p>39.05358429</text:p>
          </table:table-cell>
          <table:table-cell table:formula="of:=[.K355]" office:value-type="float" office:value="1.448789096" calcext:value-type="float">
            <text:p>1.448789096</text:p>
          </table:table-cell>
          <table:table-cell table:style-name="ce1" table:formula="of:=[.O355]" office:value-type="float" office:value="0.55" calcext:value-type="float">
            <text:p>0.55</text:p>
          </table:table-cell>
          <table:table-cell table:formula="of:=[.N355]" office:value-type="float" office:value="0.156996766" calcext:value-type="float">
            <text:p>0.156996766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.028629" calcext:value-type="float">
            <text:p>15.028629</text:p>
          </table:table-cell>
          <table:table-cell office:value-type="float" office:value="1.448789096" calcext:value-type="float">
            <text:p>1.448789096</text:p>
          </table:table-cell>
          <table:table-cell office:value-type="float" office:value="400.1711731" calcext:value-type="float">
            <text:p>400.1711731</text:p>
          </table:table-cell>
          <table:table-cell office:value-type="float" office:value="380.9005127" calcext:value-type="float">
            <text:p>380.9005127</text:p>
          </table:table-cell>
          <table:table-cell office:value-type="float" office:value="0.156996766" calcext:value-type="float">
            <text:p>0.156996766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56]" office:value-type="float" office:value="11.63240662" calcext:value-type="float">
            <text:p>11.63240662</text:p>
          </table:table-cell>
          <table:table-cell table:formula="of:=0.5*([.L356]+[.M356])/10" office:value-type="float" office:value="39.237194825" calcext:value-type="float">
            <text:p>39.237194825</text:p>
          </table:table-cell>
          <table:table-cell table:formula="of:=[.K356]" office:value-type="float" office:value="1.591288036" calcext:value-type="float">
            <text:p>1.591288036</text:p>
          </table:table-cell>
          <table:table-cell table:style-name="ce1" table:formula="of:=[.O356]" office:value-type="float" office:value="0.55" calcext:value-type="float">
            <text:p>0.55</text:p>
          </table:table-cell>
          <table:table-cell table:formula="of:=[.N356]" office:value-type="float" office:value="0.141380781" calcext:value-type="float">
            <text:p>0.141380781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.63240662" calcext:value-type="float">
            <text:p>11.63240662</text:p>
          </table:table-cell>
          <table:table-cell office:value-type="float" office:value="1.591288036" calcext:value-type="float">
            <text:p>1.591288036</text:p>
          </table:table-cell>
          <table:table-cell office:value-type="float" office:value="399.9682617" calcext:value-type="float">
            <text:p>399.9682617</text:p>
          </table:table-cell>
          <table:table-cell office:value-type="float" office:value="384.7756348" calcext:value-type="float">
            <text:p>384.7756348</text:p>
          </table:table-cell>
          <table:table-cell office:value-type="float" office:value="0.141380781" calcext:value-type="float">
            <text:p>0.141380781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57]" office:value-type="float" office:value="17.35546837" calcext:value-type="float">
            <text:p>17.35546837</text:p>
          </table:table-cell>
          <table:table-cell table:formula="of:=0.5*([.L357]+[.M357])/10" office:value-type="float" office:value="38.878855895" calcext:value-type="float">
            <text:p>38.878855895</text:p>
          </table:table-cell>
          <table:table-cell table:formula="of:=[.K357]" office:value-type="float" office:value="1.694111049" calcext:value-type="float">
            <text:p>1.694111049</text:p>
          </table:table-cell>
          <table:table-cell table:style-name="ce1" table:formula="of:=[.O357]" office:value-type="float" office:value="0.55" calcext:value-type="float">
            <text:p>0.55</text:p>
          </table:table-cell>
          <table:table-cell table:formula="of:=[.N357]" office:value-type="float" office:value="0.18968386" calcext:value-type="float">
            <text:p>0.18968386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.35546837" calcext:value-type="float">
            <text:p>17.35546837</text:p>
          </table:table-cell>
          <table:table-cell office:value-type="float" office:value="1.694111049" calcext:value-type="float">
            <text:p>1.694111049</text:p>
          </table:table-cell>
          <table:table-cell office:value-type="float" office:value="400.0706177" calcext:value-type="float">
            <text:p>400.0706177</text:p>
          </table:table-cell>
          <table:table-cell office:value-type="float" office:value="377.5065002" calcext:value-type="float">
            <text:p>377.5065002</text:p>
          </table:table-cell>
          <table:table-cell office:value-type="float" office:value="0.18968386" calcext:value-type="float">
            <text:p>0.18968386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58]" office:value-type="float" office:value="12.6757676" calcext:value-type="float">
            <text:p>12.6757676</text:p>
          </table:table-cell>
          <table:table-cell table:formula="of:=0.5*([.L358]+[.M358])/10" office:value-type="float" office:value="39.22492218" calcext:value-type="float">
            <text:p>39.22492218</text:p>
          </table:table-cell>
          <table:table-cell table:formula="of:=[.K358]" office:value-type="float" office:value="1.556831298" calcext:value-type="float">
            <text:p>1.556831298</text:p>
          </table:table-cell>
          <table:table-cell table:style-name="ce1" table:formula="of:=[.O358]" office:value-type="float" office:value="0.6" calcext:value-type="float">
            <text:p>0.60</text:p>
          </table:table-cell>
          <table:table-cell table:formula="of:=[.N358]" office:value-type="float" office:value="0.107861352" calcext:value-type="float">
            <text:p>0.10786135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.6757676" calcext:value-type="float">
            <text:p>12.6757676</text:p>
          </table:table-cell>
          <table:table-cell office:value-type="float" office:value="1.556831298" calcext:value-type="float">
            <text:p>1.556831298</text:p>
          </table:table-cell>
          <table:table-cell office:value-type="float" office:value="400.3092957" calcext:value-type="float">
            <text:p>400.3092957</text:p>
          </table:table-cell>
          <table:table-cell office:value-type="float" office:value="384.1891479" calcext:value-type="float">
            <text:p>384.1891479</text:p>
          </table:table-cell>
          <table:table-cell office:value-type="float" office:value="0.107861352" calcext:value-type="float">
            <text:p>0.107861352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59]" office:value-type="float" office:value="14.08889781" calcext:value-type="float">
            <text:p>14.08889781</text:p>
          </table:table-cell>
          <table:table-cell table:formula="of:=0.5*([.L359]+[.M359])/10" office:value-type="float" office:value="39.101568605" calcext:value-type="float">
            <text:p>39.101568605</text:p>
          </table:table-cell>
          <table:table-cell table:formula="of:=[.K359]" office:value-type="float" office:value="1.624066204" calcext:value-type="float">
            <text:p>1.624066204</text:p>
          </table:table-cell>
          <table:table-cell table:style-name="ce1" table:formula="of:=[.O359]" office:value-type="float" office:value="0.6" calcext:value-type="float">
            <text:p>0.60</text:p>
          </table:table-cell>
          <table:table-cell table:formula="of:=[.N359]" office:value-type="float" office:value="0.124875548" calcext:value-type="float">
            <text:p>0.12487554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.08889781" calcext:value-type="float">
            <text:p>14.08889781</text:p>
          </table:table-cell>
          <table:table-cell office:value-type="float" office:value="1.624066204" calcext:value-type="float">
            <text:p>1.624066204</text:p>
          </table:table-cell>
          <table:table-cell office:value-type="float" office:value="400.0193787" calcext:value-type="float">
            <text:p>400.0193787</text:p>
          </table:table-cell>
          <table:table-cell office:value-type="float" office:value="382.0119934" calcext:value-type="float">
            <text:p>382.0119934</text:p>
          </table:table-cell>
          <table:table-cell office:value-type="float" office:value="0.124875548" calcext:value-type="float">
            <text:p>0.124875548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60]" office:value-type="float" office:value="13.35442059" calcext:value-type="float">
            <text:p>13.35442059</text:p>
          </table:table-cell>
          <table:table-cell table:formula="of:=0.5*([.L360]+[.M360])/10" office:value-type="float" office:value="39.150146485" calcext:value-type="float">
            <text:p>39.150146485</text:p>
          </table:table-cell>
          <table:table-cell table:formula="of:=[.K360]" office:value-type="float" office:value="1.942163076" calcext:value-type="float">
            <text:p>1.942163076</text:p>
          </table:table-cell>
          <table:table-cell table:style-name="ce1" table:formula="of:=[.O360]" office:value-type="float" office:value="0.6" calcext:value-type="float">
            <text:p>0.60</text:p>
          </table:table-cell>
          <table:table-cell table:formula="of:=[.N360]" office:value-type="float" office:value="0.120890944" calcext:value-type="float">
            <text:p>0.12089094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.35442059" calcext:value-type="float">
            <text:p>13.35442059</text:p>
          </table:table-cell>
          <table:table-cell office:value-type="float" office:value="1.942163076" calcext:value-type="float">
            <text:p>1.942163076</text:p>
          </table:table-cell>
          <table:table-cell office:value-type="float" office:value="400.156189" calcext:value-type="float">
            <text:p>400.156189</text:p>
          </table:table-cell>
          <table:table-cell office:value-type="float" office:value="382.8467407" calcext:value-type="float">
            <text:p>382.8467407</text:p>
          </table:table-cell>
          <table:table-cell office:value-type="float" office:value="0.120890944" calcext:value-type="float">
            <text:p>0.120890944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61]" office:value-type="float" office:value="8.540436892" calcext:value-type="float">
            <text:p>8.540436892</text:p>
          </table:table-cell>
          <table:table-cell table:formula="of:=0.5*([.L361]+[.M361])/10" office:value-type="float" office:value="39.43829956" calcext:value-type="float">
            <text:p>39.43829956</text:p>
          </table:table-cell>
          <table:table-cell table:formula="of:=[.K361]" office:value-type="float" office:value="1.618387255" calcext:value-type="float">
            <text:p>1.618387255</text:p>
          </table:table-cell>
          <table:table-cell table:style-name="ce1" table:formula="of:=[.O361]" office:value-type="float" office:value="0.95" calcext:value-type="float">
            <text:p>0.95</text:p>
          </table:table-cell>
          <table:table-cell table:formula="of:=[.N361]" office:value-type="float" office:value="0.068381883" calcext:value-type="float">
            <text:p>0.068381883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.540436892" calcext:value-type="float">
            <text:p>8.540436892</text:p>
          </table:table-cell>
          <table:table-cell office:value-type="float" office:value="1.618387255" calcext:value-type="float">
            <text:p>1.618387255</text:p>
          </table:table-cell>
          <table:table-cell office:value-type="float" office:value="399.8138428" calcext:value-type="float">
            <text:p>399.8138428</text:p>
          </table:table-cell>
          <table:table-cell office:value-type="float" office:value="388.9521484" calcext:value-type="float">
            <text:p>388.9521484</text:p>
          </table:table-cell>
          <table:table-cell office:value-type="float" office:value="0.068381883" calcext:value-type="float">
            <text:p>0.068381883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62]" office:value-type="float" office:value="6.711474068" calcext:value-type="float">
            <text:p>6.711474068</text:p>
          </table:table-cell>
          <table:table-cell table:formula="of:=0.5*([.L362]+[.M362])/10" office:value-type="float" office:value="39.55935059" calcext:value-type="float">
            <text:p>39.55935059</text:p>
          </table:table-cell>
          <table:table-cell table:formula="of:=[.K362]" office:value-type="float" office:value="1.78139047" calcext:value-type="float">
            <text:p>1.78139047</text:p>
          </table:table-cell>
          <table:table-cell table:style-name="ce1" table:formula="of:=[.O362]" office:value-type="float" office:value="0.95" calcext:value-type="float">
            <text:p>0.95</text:p>
          </table:table-cell>
          <table:table-cell table:formula="of:=[.N362]" office:value-type="float" office:value="0.052866258" calcext:value-type="float">
            <text:p>0.05286625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.711474068" calcext:value-type="float">
            <text:p>6.711474068</text:p>
          </table:table-cell>
          <table:table-cell office:value-type="float" office:value="1.78139047" calcext:value-type="float">
            <text:p>1.78139047</text:p>
          </table:table-cell>
          <table:table-cell office:value-type="float" office:value="399.8823853" calcext:value-type="float">
            <text:p>399.8823853</text:p>
          </table:table-cell>
          <table:table-cell office:value-type="float" office:value="391.3046265" calcext:value-type="float">
            <text:p>391.3046265</text:p>
          </table:table-cell>
          <table:table-cell office:value-type="float" office:value="0.052866258" calcext:value-type="float">
            <text:p>0.052866258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63]" office:value-type="float" office:value="5.620392029" calcext:value-type="float">
            <text:p>5.620392029</text:p>
          </table:table-cell>
          <table:table-cell table:formula="of:=0.5*([.L363]+[.M363])/10" office:value-type="float" office:value="39.638864135" calcext:value-type="float">
            <text:p>39.638864135</text:p>
          </table:table-cell>
          <table:table-cell table:formula="of:=[.K363]" office:value-type="float" office:value="2.178992604" calcext:value-type="float">
            <text:p>2.178992604</text:p>
          </table:table-cell>
          <table:table-cell table:style-name="ce1" table:formula="of:=[.O363]" office:value-type="float" office:value="0.95" calcext:value-type="float">
            <text:p>0.95</text:p>
          </table:table-cell>
          <table:table-cell table:formula="of:=[.N363]" office:value-type="float" office:value="0.039803526" calcext:value-type="float">
            <text:p>0.039803526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.620392029" calcext:value-type="float">
            <text:p>5.620392029</text:p>
          </table:table-cell>
          <table:table-cell office:value-type="float" office:value="2.178992604" calcext:value-type="float">
            <text:p>2.178992604</text:p>
          </table:table-cell>
          <table:table-cell office:value-type="float" office:value="400.0050354" calcext:value-type="float">
            <text:p>400.0050354</text:p>
          </table:table-cell>
          <table:table-cell office:value-type="float" office:value="392.7722473" calcext:value-type="float">
            <text:p>392.7722473</text:p>
          </table:table-cell>
          <table:table-cell office:value-type="float" office:value="0.039803526" calcext:value-type="float">
            <text:p>0.039803526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64]" office:value-type="float" office:value="11.72076416" calcext:value-type="float">
            <text:p>11.72076416</text:p>
          </table:table-cell>
          <table:table-cell table:formula="of:=0.5*([.L364]+[.M364])/10" office:value-type="float" office:value="39.24710541" calcext:value-type="float">
            <text:p>39.24710541</text:p>
          </table:table-cell>
          <table:table-cell table:formula="of:=[.K364]" office:value-type="float" office:value="1.571347282" calcext:value-type="float">
            <text:p>1.571347282</text:p>
          </table:table-cell>
          <table:table-cell table:style-name="ce1" table:formula="of:=[.O364]" office:value-type="float" office:value="0.6" calcext:value-type="float">
            <text:p>0.60</text:p>
          </table:table-cell>
          <table:table-cell table:formula="of:=[.N364]" office:value-type="float" office:value="0.09487321" calcext:value-type="float">
            <text:p>0.09487321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72076416" calcext:value-type="float">
            <text:p>11.72076416</text:p>
          </table:table-cell>
          <table:table-cell office:value-type="float" office:value="1.571347282" calcext:value-type="float">
            <text:p>1.571347282</text:p>
          </table:table-cell>
          <table:table-cell office:value-type="float" office:value="399.9103394" calcext:value-type="float">
            <text:p>399.9103394</text:p>
          </table:table-cell>
          <table:table-cell office:value-type="float" office:value="385.0317688" calcext:value-type="float">
            <text:p>385.0317688</text:p>
          </table:table-cell>
          <table:table-cell office:value-type="float" office:value="0.09487321" calcext:value-type="float">
            <text:p>0.09487321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65]" office:value-type="float" office:value="11.03139711" calcext:value-type="float">
            <text:p>11.03139711</text:p>
          </table:table-cell>
          <table:table-cell table:formula="of:=0.5*([.L365]+[.M365])/10" office:value-type="float" office:value="39.300961305" calcext:value-type="float">
            <text:p>39.300961305</text:p>
          </table:table-cell>
          <table:table-cell table:formula="of:=[.K365]" office:value-type="float" office:value="1.632878974" calcext:value-type="float">
            <text:p>1.632878974</text:p>
          </table:table-cell>
          <table:table-cell table:style-name="ce1" table:formula="of:=[.O365]" office:value-type="float" office:value="0.6" calcext:value-type="float">
            <text:p>0.60</text:p>
          </table:table-cell>
          <table:table-cell table:formula="of:=[.N365]" office:value-type="float" office:value="0.093704652" calcext:value-type="float">
            <text:p>0.09370465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03139711" calcext:value-type="float">
            <text:p>11.03139711</text:p>
          </table:table-cell>
          <table:table-cell office:value-type="float" office:value="1.632878974" calcext:value-type="float">
            <text:p>1.632878974</text:p>
          </table:table-cell>
          <table:table-cell office:value-type="float" office:value="400.0475769" calcext:value-type="float">
            <text:p>400.0475769</text:p>
          </table:table-cell>
          <table:table-cell office:value-type="float" office:value="385.9716492" calcext:value-type="float">
            <text:p>385.9716492</text:p>
          </table:table-cell>
          <table:table-cell office:value-type="float" office:value="0.093704652" calcext:value-type="float">
            <text:p>0.093704652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66]" office:value-type="float" office:value="4.382126593" calcext:value-type="float">
            <text:p>4.382126593</text:p>
          </table:table-cell>
          <table:table-cell table:formula="of:=0.5*([.L366]+[.M366])/10" office:value-type="float" office:value="39.733042905" calcext:value-type="float">
            <text:p>39.733042905</text:p>
          </table:table-cell>
          <table:table-cell table:formula="of:=[.K366]" office:value-type="float" office:value="2.350476998" calcext:value-type="float">
            <text:p>2.350476998</text:p>
          </table:table-cell>
          <table:table-cell table:style-name="ce1" table:formula="of:=[.O366]" office:value-type="float" office:value="0.6" calcext:value-type="float">
            <text:p>0.60</text:p>
          </table:table-cell>
          <table:table-cell table:formula="of:=[.N366]" office:value-type="float" office:value="0.029756475" calcext:value-type="float">
            <text:p>0.029756475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382126593" calcext:value-type="float">
            <text:p>4.382126593</text:p>
          </table:table-cell>
          <table:table-cell office:value-type="float" office:value="2.350476998" calcext:value-type="float">
            <text:p>2.350476998</text:p>
          </table:table-cell>
          <table:table-cell office:value-type="float" office:value="400.1576843" calcext:value-type="float">
            <text:p>400.1576843</text:p>
          </table:table-cell>
          <table:table-cell office:value-type="float" office:value="394.5031738" calcext:value-type="float">
            <text:p>394.5031738</text:p>
          </table:table-cell>
          <table:table-cell office:value-type="float" office:value="0.029756475" calcext:value-type="float">
            <text:p>0.029756475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67]" office:value-type="float" office:value="2.701430359" calcext:value-type="float">
            <text:p>2.701430359</text:p>
          </table:table-cell>
          <table:table-cell table:formula="of:=0.5*([.L367]+[.M367])/10" office:value-type="float" office:value="39.828875735" calcext:value-type="float">
            <text:p>39.828875735</text:p>
          </table:table-cell>
          <table:table-cell table:formula="of:=[.K367]" office:value-type="float" office:value="1.77482175" calcext:value-type="float">
            <text:p>1.77482175</text:p>
          </table:table-cell>
          <table:table-cell table:style-name="ce1" table:formula="of:=[.O367]" office:value-type="float" office:value="1.2" calcext:value-type="float">
            <text:p>1.20</text:p>
          </table:table-cell>
          <table:table-cell table:formula="of:=[.N367]" office:value-type="float" office:value="0.019818204" calcext:value-type="float">
            <text:p>0.01981820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701430359" calcext:value-type="float">
            <text:p>2.701430359</text:p>
          </table:table-cell>
          <table:table-cell office:value-type="float" office:value="1.77482175" calcext:value-type="float">
            <text:p>1.77482175</text:p>
          </table:table-cell>
          <table:table-cell office:value-type="float" office:value="400.008606" calcext:value-type="float">
            <text:p>400.008606</text:p>
          </table:table-cell>
          <table:table-cell office:value-type="float" office:value="396.5689087" calcext:value-type="float">
            <text:p>396.5689087</text:p>
          </table:table-cell>
          <table:table-cell office:value-type="float" office:value="0.019818204" calcext:value-type="float">
            <text:p>0.019818204</text:p>
          </table:table-cell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68]" office:value-type="float" office:value="1.532311905" calcext:value-type="float">
            <text:p>1.532311905</text:p>
          </table:table-cell>
          <table:table-cell table:formula="of:=0.5*([.L368]+[.M368])/10" office:value-type="float" office:value="39.901164245" calcext:value-type="float">
            <text:p>39.901164245</text:p>
          </table:table-cell>
          <table:table-cell table:formula="of:=[.K368]" office:value-type="float" office:value="1.925239981" calcext:value-type="float">
            <text:p>1.925239981</text:p>
          </table:table-cell>
          <table:table-cell table:style-name="ce1" table:formula="of:=[.O368]" office:value-type="float" office:value="1.2" calcext:value-type="float">
            <text:p>1.20</text:p>
          </table:table-cell>
          <table:table-cell table:formula="of:=[.N368]" office:value-type="float" office:value="0.013296938" calcext:value-type="float">
            <text:p>0.01329693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532311905" calcext:value-type="float">
            <text:p>1.532311905</text:p>
          </table:table-cell>
          <table:table-cell office:value-type="float" office:value="1.925239981" calcext:value-type="float">
            <text:p>1.925239981</text:p>
          </table:table-cell>
          <table:table-cell office:value-type="float" office:value="400.0036621" calcext:value-type="float">
            <text:p>400.0036621</text:p>
          </table:table-cell>
          <table:table-cell office:value-type="float" office:value="398.0196228" calcext:value-type="float">
            <text:p>398.0196228</text:p>
          </table:table-cell>
          <table:table-cell office:value-type="float" office:value="0.013296938" calcext:value-type="float">
            <text:p>0.013296938</text:p>
          </table:table-cell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69]" office:value-type="float" office:value="0.712324817" calcext:value-type="float">
            <text:p>0.712324817</text:p>
          </table:table-cell>
          <table:table-cell table:formula="of:=0.5*([.L369]+[.M369])/10" office:value-type="float" office:value="39.96201782" calcext:value-type="float">
            <text:p>39.96201782</text:p>
          </table:table-cell>
          <table:table-cell table:formula="of:=[.K369]" office:value-type="float" office:value="2.374559913" calcext:value-type="float">
            <text:p>2.374559913</text:p>
          </table:table-cell>
          <table:table-cell table:style-name="ce1" table:formula="of:=[.O369]" office:value-type="float" office:value="1.2" calcext:value-type="float">
            <text:p>1.20</text:p>
          </table:table-cell>
          <table:table-cell table:formula="of:=[.N369]" office:value-type="float" office:value="0.008113566" calcext:value-type="float">
            <text:p>0.008113566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12324817" calcext:value-type="float">
            <text:p>0.712324817</text:p>
          </table:table-cell>
          <table:table-cell office:value-type="float" office:value="2.374559913" calcext:value-type="float">
            <text:p>2.374559913</text:p>
          </table:table-cell>
          <table:table-cell office:value-type="float" office:value="400.1027832" calcext:value-type="float">
            <text:p>400.1027832</text:p>
          </table:table-cell>
          <table:table-cell office:value-type="float" office:value="399.1375732" calcext:value-type="float">
            <text:p>399.1375732</text:p>
          </table:table-cell>
          <table:table-cell office:value-type="float" office:value="0.008113566" calcext:value-type="float">
            <text:p>0.008113566</text:p>
          </table:table-cell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70]" office:value-type="float" office:value="11.47882806" calcext:value-type="float">
            <text:p>11.47882806</text:p>
          </table:table-cell>
          <table:table-cell table:formula="of:=0.5*([.L370]+[.M370])/10" office:value-type="float" office:value="39.256462095" calcext:value-type="float">
            <text:p>39.256462095</text:p>
          </table:table-cell>
          <table:table-cell table:formula="of:=[.K370]" office:value-type="float" office:value="1.571841628" calcext:value-type="float">
            <text:p>1.571841628</text:p>
          </table:table-cell>
          <table:table-cell table:style-name="ce1" table:formula="of:=[.O370]" office:value-type="float" office:value="0.75" calcext:value-type="float">
            <text:p>0.75</text:p>
          </table:table-cell>
          <table:table-cell table:formula="of:=[.N370]" office:value-type="float" office:value="0.094240265" calcext:value-type="float">
            <text:p>0.094240265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.47882806" calcext:value-type="float">
            <text:p>11.47882806</text:p>
          </table:table-cell>
          <table:table-cell office:value-type="float" office:value="1.571841628" calcext:value-type="float">
            <text:p>1.571841628</text:p>
          </table:table-cell>
          <table:table-cell office:value-type="float" office:value="399.8571472" calcext:value-type="float">
            <text:p>399.8571472</text:p>
          </table:table-cell>
          <table:table-cell office:value-type="float" office:value="385.2720947" calcext:value-type="float">
            <text:p>385.2720947</text:p>
          </table:table-cell>
          <table:table-cell office:value-type="float" office:value="0.094240265" calcext:value-type="float">
            <text:p>0.09424026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71]" office:value-type="float" office:value="10.87080804" calcext:value-type="float">
            <text:p>10.87080804</text:p>
          </table:table-cell>
          <table:table-cell table:formula="of:=0.5*([.L371]+[.M371])/10" office:value-type="float" office:value="39.30805664" calcext:value-type="float">
            <text:p>39.30805664</text:p>
          </table:table-cell>
          <table:table-cell table:formula="of:=[.K371]" office:value-type="float" office:value="1.696315922" calcext:value-type="float">
            <text:p>1.696315922</text:p>
          </table:table-cell>
          <table:table-cell table:style-name="ce1" table:formula="of:=[.O371]" office:value-type="float" office:value="0.75" calcext:value-type="float">
            <text:p>0.75</text:p>
          </table:table-cell>
          <table:table-cell table:formula="of:=[.N371]" office:value-type="float" office:value="0.084934841" calcext:value-type="float">
            <text:p>0.084934841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.87080804" calcext:value-type="float">
            <text:p>10.87080804</text:p>
          </table:table-cell>
          <table:table-cell office:value-type="float" office:value="1.696315922" calcext:value-type="float">
            <text:p>1.696315922</text:p>
          </table:table-cell>
          <table:table-cell office:value-type="float" office:value="399.9974365" calcext:value-type="float">
            <text:p>399.9974365</text:p>
          </table:table-cell>
          <table:table-cell office:value-type="float" office:value="386.1636963" calcext:value-type="float">
            <text:p>386.1636963</text:p>
          </table:table-cell>
          <table:table-cell office:value-type="float" office:value="0.084934841" calcext:value-type="float">
            <text:p>0.084934841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72]" office:value-type="float" office:value="9.488868562" calcext:value-type="float">
            <text:p>9.488868562</text:p>
          </table:table-cell>
          <table:table-cell table:formula="of:=0.5*([.L372]+[.M372])/10" office:value-type="float" office:value="39.39555054" calcext:value-type="float">
            <text:p>39.39555054</text:p>
          </table:table-cell>
          <table:table-cell table:formula="of:=[.K372]" office:value-type="float" office:value="2.21759971" calcext:value-type="float">
            <text:p>2.21759971</text:p>
          </table:table-cell>
          <table:table-cell table:style-name="ce1" table:formula="of:=[.O372]" office:value-type="float" office:value="0.75" calcext:value-type="float">
            <text:p>0.75</text:p>
          </table:table-cell>
          <table:table-cell table:formula="of:=[.N372]" office:value-type="float" office:value="0.070052978" calcext:value-type="float">
            <text:p>0.07005297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.488868562" calcext:value-type="float">
            <text:p>9.488868562</text:p>
          </table:table-cell>
          <table:table-cell office:value-type="float" office:value="2.21759971" calcext:value-type="float">
            <text:p>2.21759971</text:p>
          </table:table-cell>
          <table:table-cell office:value-type="float" office:value="400.0801392" calcext:value-type="float">
            <text:p>400.0801392</text:p>
          </table:table-cell>
          <table:table-cell office:value-type="float" office:value="387.8308716" calcext:value-type="float">
            <text:p>387.8308716</text:p>
          </table:table-cell>
          <table:table-cell office:value-type="float" office:value="0.070052978" calcext:value-type="float">
            <text:p>0.070052978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73]" office:value-type="float" office:value="9.00862885" calcext:value-type="float">
            <text:p>9.00862885</text:p>
          </table:table-cell>
          <table:table-cell table:formula="of:=0.5*([.L373]+[.M373])/10" office:value-type="float" office:value="39.45223999" calcext:value-type="float">
            <text:p>39.45223999</text:p>
          </table:table-cell>
          <table:table-cell table:formula="of:=[.K373]" office:value-type="float" office:value="1.660018194" calcext:value-type="float">
            <text:p>1.660018194</text:p>
          </table:table-cell>
          <table:table-cell table:style-name="ce1" table:formula="of:=[.O373]" office:value-type="float" office:value="0.8" calcext:value-type="float">
            <text:p>0.80</text:p>
          </table:table-cell>
          <table:table-cell table:formula="of:=[.N373]" office:value-type="float" office:value="0.063391539" calcext:value-type="float">
            <text:p>0.06339153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.00862885" calcext:value-type="float">
            <text:p>9.00862885</text:p>
          </table:table-cell>
          <table:table-cell office:value-type="float" office:value="1.660018194" calcext:value-type="float">
            <text:p>1.660018194</text:p>
          </table:table-cell>
          <table:table-cell office:value-type="float" office:value="400.2181396" calcext:value-type="float">
            <text:p>400.2181396</text:p>
          </table:table-cell>
          <table:table-cell office:value-type="float" office:value="388.8266602" calcext:value-type="float">
            <text:p>388.8266602</text:p>
          </table:table-cell>
          <table:table-cell office:value-type="float" office:value="0.063391539" calcext:value-type="float">
            <text:p>0.063391539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74]" office:value-type="float" office:value="8.120196654" calcext:value-type="float">
            <text:p>8.120196654</text:p>
          </table:table-cell>
          <table:table-cell table:formula="of:=0.5*([.L374]+[.M374])/10" office:value-type="float" office:value="39.480963135" calcext:value-type="float">
            <text:p>39.480963135</text:p>
          </table:table-cell>
          <table:table-cell table:formula="of:=[.K374]" office:value-type="float" office:value="1.792168168" calcext:value-type="float">
            <text:p>1.792168168</text:p>
          </table:table-cell>
          <table:table-cell table:style-name="ce1" table:formula="of:=[.O374]" office:value-type="float" office:value="0.8" calcext:value-type="float">
            <text:p>0.80</text:p>
          </table:table-cell>
          <table:table-cell table:formula="of:=[.N374]" office:value-type="float" office:value="0.054426028" calcext:value-type="float">
            <text:p>0.05442602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.120196654" calcext:value-type="float">
            <text:p>8.120196654</text:p>
          </table:table-cell>
          <table:table-cell office:value-type="float" office:value="1.792168168" calcext:value-type="float">
            <text:p>1.792168168</text:p>
          </table:table-cell>
          <table:table-cell office:value-type="float" office:value="399.951416" calcext:value-type="float">
            <text:p>399.951416</text:p>
          </table:table-cell>
          <table:table-cell office:value-type="float" office:value="389.6678467" calcext:value-type="float">
            <text:p>389.6678467</text:p>
          </table:table-cell>
          <table:table-cell office:value-type="float" office:value="0.054426028" calcext:value-type="float">
            <text:p>0.054426028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75]" office:value-type="float" office:value="3.974722459" calcext:value-type="float">
            <text:p>3.974722459</text:p>
          </table:table-cell>
          <table:table-cell table:formula="of:=0.5*([.L375]+[.M375])/10" office:value-type="float" office:value="39.73661041" calcext:value-type="float">
            <text:p>39.73661041</text:p>
          </table:table-cell>
          <table:table-cell table:formula="of:=[.K375]" office:value-type="float" office:value="2.321049137" calcext:value-type="float">
            <text:p>2.321049137</text:p>
          </table:table-cell>
          <table:table-cell table:style-name="ce1" table:formula="of:=[.O375]" office:value-type="float" office:value="0.8" calcext:value-type="float">
            <text:p>0.80</text:p>
          </table:table-cell>
          <table:table-cell table:formula="of:=[.N375]" office:value-type="float" office:value="0.02531899" calcext:value-type="float">
            <text:p>0.0253189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.974722459" calcext:value-type="float">
            <text:p>3.974722459</text:p>
          </table:table-cell>
          <table:table-cell office:value-type="float" office:value="2.321049137" calcext:value-type="float">
            <text:p>2.321049137</text:p>
          </table:table-cell>
          <table:table-cell office:value-type="float" office:value="399.9172058" calcext:value-type="float">
            <text:p>399.9172058</text:p>
          </table:table-cell>
          <table:table-cell office:value-type="float" office:value="394.8150024" calcext:value-type="float">
            <text:p>394.8150024</text:p>
          </table:table-cell>
          <table:table-cell office:value-type="float" office:value="0.02531899" calcext:value-type="float">
            <text:p>0.02531899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76]" office:value-type="float" office:value="10.5340714" calcext:value-type="float">
            <text:p>10.5340714</text:p>
          </table:table-cell>
          <table:table-cell table:formula="of:=0.5*([.L376]+[.M376])/10" office:value-type="float" office:value="39.340844725" calcext:value-type="float">
            <text:p>39.340844725</text:p>
          </table:table-cell>
          <table:table-cell table:formula="of:=[.K376]" office:value-type="float" office:value="1.522415521" calcext:value-type="float">
            <text:p>1.522415521</text:p>
          </table:table-cell>
          <table:table-cell table:style-name="ce1" table:formula="of:=[.O376]" office:value-type="float" office:value="0.75" calcext:value-type="float">
            <text:p>0.75</text:p>
          </table:table-cell>
          <table:table-cell table:formula="of:=[.N376]" office:value-type="float" office:value="0.104443332" calcext:value-type="float">
            <text:p>0.10444333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.5340714" calcext:value-type="float">
            <text:p>10.5340714</text:p>
          </table:table-cell>
          <table:table-cell office:value-type="float" office:value="1.522415521" calcext:value-type="float">
            <text:p>1.522415521</text:p>
          </table:table-cell>
          <table:table-cell office:value-type="float" office:value="400.1665649" calcext:value-type="float">
            <text:p>400.1665649</text:p>
          </table:table-cell>
          <table:table-cell office:value-type="float" office:value="386.6503296" calcext:value-type="float">
            <text:p>386.6503296</text:p>
          </table:table-cell>
          <table:table-cell office:value-type="float" office:value="0.104443332" calcext:value-type="float">
            <text:p>0.104443332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77]" office:value-type="float" office:value="8.549693816" calcext:value-type="float">
            <text:p>8.549693816</text:p>
          </table:table-cell>
          <table:table-cell table:formula="of:=0.5*([.L377]+[.M377])/10" office:value-type="float" office:value="39.424885555" calcext:value-type="float">
            <text:p>39.424885555</text:p>
          </table:table-cell>
          <table:table-cell table:formula="of:=[.K377]" office:value-type="float" office:value="1.684283018" calcext:value-type="float">
            <text:p>1.684283018</text:p>
          </table:table-cell>
          <table:table-cell table:style-name="ce1" table:formula="of:=[.O377]" office:value-type="float" office:value="0.75" calcext:value-type="float">
            <text:p>0.75</text:p>
          </table:table-cell>
          <table:table-cell table:formula="of:=[.N377]" office:value-type="float" office:value="0.082860025" calcext:value-type="float">
            <text:p>0.082860025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.549693816" calcext:value-type="float">
            <text:p>8.549693816</text:p>
          </table:table-cell>
          <table:table-cell office:value-type="float" office:value="1.684283018" calcext:value-type="float">
            <text:p>1.684283018</text:p>
          </table:table-cell>
          <table:table-cell office:value-type="float" office:value="399.7643127" calcext:value-type="float">
            <text:p>399.7643127</text:p>
          </table:table-cell>
          <table:table-cell office:value-type="float" office:value="388.7333984" calcext:value-type="float">
            <text:p>388.7333984</text:p>
          </table:table-cell>
          <table:table-cell office:value-type="float" office:value="0.082860025" calcext:value-type="float">
            <text:p>0.08286002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78]" office:value-type="float" office:value="7.725759281" calcext:value-type="float">
            <text:p>7.725759281</text:p>
          </table:table-cell>
          <table:table-cell table:formula="of:=0.5*([.L378]+[.M378])/10" office:value-type="float" office:value="39.49938049" calcext:value-type="float">
            <text:p>39.49938049</text:p>
          </table:table-cell>
          <table:table-cell table:formula="of:=[.K378]" office:value-type="float" office:value="2.214937463" calcext:value-type="float">
            <text:p>2.214937463</text:p>
          </table:table-cell>
          <table:table-cell table:style-name="ce1" table:formula="of:=[.O378]" office:value-type="float" office:value="0.75" calcext:value-type="float">
            <text:p>0.75</text:p>
          </table:table-cell>
          <table:table-cell table:formula="of:=[.N378]" office:value-type="float" office:value="0.066203615" calcext:value-type="float">
            <text:p>0.066203615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.725759281" calcext:value-type="float">
            <text:p>7.725759281</text:p>
          </table:table-cell>
          <table:table-cell office:value-type="float" office:value="2.214937463" calcext:value-type="float">
            <text:p>2.214937463</text:p>
          </table:table-cell>
          <table:table-cell office:value-type="float" office:value="400.0400085" calcext:value-type="float">
            <text:p>400.0400085</text:p>
          </table:table-cell>
          <table:table-cell office:value-type="float" office:value="389.9476013" calcext:value-type="float">
            <text:p>389.9476013</text:p>
          </table:table-cell>
          <table:table-cell office:value-type="float" office:value="0.066203615" calcext:value-type="float">
            <text:p>0.06620361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79]" office:value-type="float" office:value="11.35033922" calcext:value-type="float">
            <text:p>11.35033922</text:p>
          </table:table-cell>
          <table:table-cell table:formula="of:=0.5*([.L379]+[.M379])/10" office:value-type="float" office:value="39.14590607" calcext:value-type="float">
            <text:p>39.14590607</text:p>
          </table:table-cell>
          <table:table-cell table:formula="of:=[.K379]" office:value-type="float" office:value="2.252517325" calcext:value-type="float">
            <text:p>2.252517325</text:p>
          </table:table-cell>
          <table:table-cell table:style-name="ce1" table:formula="of:=[.O379]" office:value-type="float" office:value="0.55" calcext:value-type="float">
            <text:p>0.55</text:p>
          </table:table-cell>
          <table:table-cell table:formula="of:=[.N379]" office:value-type="float" office:value="0.200898331" calcext:value-type="float">
            <text:p>0.20089833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.35033922" calcext:value-type="float">
            <text:p>11.35033922</text:p>
          </table:table-cell>
          <table:table-cell office:value-type="float" office:value="2.252517325" calcext:value-type="float">
            <text:p>2.252517325</text:p>
          </table:table-cell>
          <table:table-cell office:value-type="float" office:value="399.5178528" calcext:value-type="float">
            <text:p>399.5178528</text:p>
          </table:table-cell>
          <table:table-cell office:value-type="float" office:value="383.4002686" calcext:value-type="float">
            <text:p>383.4002686</text:p>
          </table:table-cell>
          <table:table-cell office:value-type="float" office:value="0.200898331" calcext:value-type="float">
            <text:p>0.200898331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15" calcext:value-type="float">
            <text:p>1.1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80]" office:value-type="float" office:value="12.9022234" calcext:value-type="float">
            <text:p>12.9022234</text:p>
          </table:table-cell>
          <table:table-cell table:formula="of:=0.5*([.L380]+[.M380])/10" office:value-type="float" office:value="39.082337955" calcext:value-type="float">
            <text:p>39.082337955</text:p>
          </table:table-cell>
          <table:table-cell table:formula="of:=[.K380]" office:value-type="float" office:value="1.843537049" calcext:value-type="float">
            <text:p>1.843537049</text:p>
          </table:table-cell>
          <table:table-cell table:style-name="ce1" table:formula="of:=[.O380]" office:value-type="float" office:value="0.55" calcext:value-type="float">
            <text:p>0.55</text:p>
          </table:table-cell>
          <table:table-cell table:formula="of:=[.N380]" office:value-type="float" office:value="0.221623217" calcext:value-type="float">
            <text:p>0.221623217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9022234" calcext:value-type="float">
            <text:p>12.9022234</text:p>
          </table:table-cell>
          <table:table-cell office:value-type="float" office:value="1.843537049" calcext:value-type="float">
            <text:p>1.843537049</text:p>
          </table:table-cell>
          <table:table-cell office:value-type="float" office:value="399.6865845" calcext:value-type="float">
            <text:p>399.6865845</text:p>
          </table:table-cell>
          <table:table-cell office:value-type="float" office:value="381.9601746" calcext:value-type="float">
            <text:p>381.9601746</text:p>
          </table:table-cell>
          <table:table-cell office:value-type="float" office:value="0.221623217" calcext:value-type="float">
            <text:p>0.221623217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15" calcext:value-type="float">
            <text:p>1.1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81]" office:value-type="float" office:value="12.30984115" calcext:value-type="float">
            <text:p>12.30984115</text:p>
          </table:table-cell>
          <table:table-cell table:formula="of:=0.5*([.L381]+[.M381])/10" office:value-type="float" office:value="39.14397736" calcext:value-type="float">
            <text:p>39.14397736</text:p>
          </table:table-cell>
          <table:table-cell table:formula="of:=[.K381]" office:value-type="float" office:value="2.087544595" calcext:value-type="float">
            <text:p>2.087544595</text:p>
          </table:table-cell>
          <table:table-cell table:style-name="ce1" table:formula="of:=[.O381]" office:value-type="float" office:value="0.55" calcext:value-type="float">
            <text:p>0.55</text:p>
          </table:table-cell>
          <table:table-cell table:formula="of:=[.N381]" office:value-type="float" office:value="0.201006134" calcext:value-type="float">
            <text:p>0.201006134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30984115" calcext:value-type="float">
            <text:p>12.30984115</text:p>
          </table:table-cell>
          <table:table-cell office:value-type="float" office:value="2.087544595" calcext:value-type="float">
            <text:p>2.087544595</text:p>
          </table:table-cell>
          <table:table-cell office:value-type="float" office:value="399.9801331" calcext:value-type="float">
            <text:p>399.9801331</text:p>
          </table:table-cell>
          <table:table-cell office:value-type="float" office:value="382.8994141" calcext:value-type="float">
            <text:p>382.8994141</text:p>
          </table:table-cell>
          <table:table-cell office:value-type="float" office:value="0.201006134" calcext:value-type="float">
            <text:p>0.201006134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15" calcext:value-type="float">
            <text:p>1.1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82]" office:value-type="float" office:value="12.72367041" calcext:value-type="float">
            <text:p>12.72367041</text:p>
          </table:table-cell>
          <table:table-cell table:formula="of:=0.5*([.L382]+[.M382])/10" office:value-type="float" office:value="39.13924408" calcext:value-type="float">
            <text:p>39.13924408</text:p>
          </table:table-cell>
          <table:table-cell table:formula="of:=[.K382]" office:value-type="float" office:value="2.155522874" calcext:value-type="float">
            <text:p>2.155522874</text:p>
          </table:table-cell>
          <table:table-cell table:style-name="ce1" table:formula="of:=[.O382]" office:value-type="float" office:value="0.35" calcext:value-type="float">
            <text:p>0.35</text:p>
          </table:table-cell>
          <table:table-cell table:formula="of:=[.N382]" office:value-type="float" office:value="0.166305288" calcext:value-type="float">
            <text:p>0.16630528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.72367041" calcext:value-type="float">
            <text:p>12.72367041</text:p>
          </table:table-cell>
          <table:table-cell office:value-type="float" office:value="2.155522874" calcext:value-type="float">
            <text:p>2.155522874</text:p>
          </table:table-cell>
          <table:table-cell office:value-type="float" office:value="400.0109863" calcext:value-type="float">
            <text:p>400.0109863</text:p>
          </table:table-cell>
          <table:table-cell office:value-type="float" office:value="382.7738953" calcext:value-type="float">
            <text:p>382.7738953</text:p>
          </table:table-cell>
          <table:table-cell office:value-type="float" office:value="0.166305288" calcext:value-type="float">
            <text:p>0.16630528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83]" office:value-type="float" office:value="12.35627997" calcext:value-type="float">
            <text:p>12.35627997</text:p>
          </table:table-cell>
          <table:table-cell table:formula="of:=0.5*([.L383]+[.M383])/10" office:value-type="float" office:value="39.15348816" calcext:value-type="float">
            <text:p>39.15348816</text:p>
          </table:table-cell>
          <table:table-cell table:formula="of:=[.K383]" office:value-type="float" office:value="1.799014546" calcext:value-type="float">
            <text:p>1.799014546</text:p>
          </table:table-cell>
          <table:table-cell table:style-name="ce1" table:formula="of:=[.O383]" office:value-type="float" office:value="0.35" calcext:value-type="float">
            <text:p>0.35</text:p>
          </table:table-cell>
          <table:table-cell table:formula="of:=[.N383]" office:value-type="float" office:value="0.215666573" calcext:value-type="float">
            <text:p>0.215666573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.35627997" calcext:value-type="float">
            <text:p>12.35627997</text:p>
          </table:table-cell>
          <table:table-cell office:value-type="float" office:value="1.799014546" calcext:value-type="float">
            <text:p>1.799014546</text:p>
          </table:table-cell>
          <table:table-cell office:value-type="float" office:value="400.0179138" calcext:value-type="float">
            <text:p>400.0179138</text:p>
          </table:table-cell>
          <table:table-cell office:value-type="float" office:value="383.0518494" calcext:value-type="float">
            <text:p>383.0518494</text:p>
          </table:table-cell>
          <table:table-cell office:value-type="float" office:value="0.215666573" calcext:value-type="float">
            <text:p>0.215666573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84]" office:value-type="float" office:value="4.093120136" calcext:value-type="float">
            <text:p>4.093120136</text:p>
          </table:table-cell>
          <table:table-cell table:formula="of:=0.5*([.L384]+[.M384])/10" office:value-type="float" office:value="39.719709775" calcext:value-type="float">
            <text:p>39.719709775</text:p>
          </table:table-cell>
          <table:table-cell table:formula="of:=[.K384]" office:value-type="float" office:value="2.854362608" calcext:value-type="float">
            <text:p>2.854362608</text:p>
          </table:table-cell>
          <table:table-cell table:style-name="ce1" table:formula="of:=[.O384]" office:value-type="float" office:value="0.35" calcext:value-type="float">
            <text:p>0.35</text:p>
          </table:table-cell>
          <table:table-cell table:formula="of:=[.N384]" office:value-type="float" office:value="0.049089686" calcext:value-type="float">
            <text:p>0.04908968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093120136" calcext:value-type="float">
            <text:p>4.093120136</text:p>
          </table:table-cell>
          <table:table-cell office:value-type="float" office:value="2.854362608" calcext:value-type="float">
            <text:p>2.854362608</text:p>
          </table:table-cell>
          <table:table-cell office:value-type="float" office:value="400.0498962" calcext:value-type="float">
            <text:p>400.0498962</text:p>
          </table:table-cell>
          <table:table-cell office:value-type="float" office:value="394.3442993" calcext:value-type="float">
            <text:p>394.3442993</text:p>
          </table:table-cell>
          <table:table-cell office:value-type="float" office:value="0.049089686" calcext:value-type="float">
            <text:p>0.049089686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85]" office:value-type="float" office:value="11.88050322" calcext:value-type="float">
            <text:p>11.88050322</text:p>
          </table:table-cell>
          <table:table-cell table:formula="of:=0.5*([.L385]+[.M385])/10" office:value-type="float" office:value="39.185975645" calcext:value-type="float">
            <text:p>39.185975645</text:p>
          </table:table-cell>
          <table:table-cell table:formula="of:=[.K385]" office:value-type="float" office:value="2.050205269" calcext:value-type="float">
            <text:p>2.050205269</text:p>
          </table:table-cell>
          <table:table-cell table:style-name="ce1" table:formula="of:=[.O385]" office:value-type="float" office:value="0.3" calcext:value-type="float">
            <text:p>0.30</text:p>
          </table:table-cell>
          <table:table-cell table:formula="of:=[.N385]" office:value-type="float" office:value="0.185326177" calcext:value-type="float">
            <text:p>0.185326177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.88050322" calcext:value-type="float">
            <text:p>11.88050322</text:p>
          </table:table-cell>
          <table:table-cell office:value-type="float" office:value="2.050205269" calcext:value-type="float">
            <text:p>2.050205269</text:p>
          </table:table-cell>
          <table:table-cell office:value-type="float" office:value="400.0326843" calcext:value-type="float">
            <text:p>400.0326843</text:p>
          </table:table-cell>
          <table:table-cell office:value-type="float" office:value="383.6868286" calcext:value-type="float">
            <text:p>383.6868286</text:p>
          </table:table-cell>
          <table:table-cell office:value-type="float" office:value="0.185326177" calcext:value-type="float">
            <text:p>0.185326177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86]" office:value-type="float" office:value="8.547219013" calcext:value-type="float">
            <text:p>8.547219013</text:p>
          </table:table-cell>
          <table:table-cell table:formula="of:=0.5*([.L386]+[.M386])/10" office:value-type="float" office:value="39.4037796" calcext:value-type="float">
            <text:p>39.4037796</text:p>
          </table:table-cell>
          <table:table-cell table:formula="of:=[.K386]" office:value-type="float" office:value="2.185998761" calcext:value-type="float">
            <text:p>2.185998761</text:p>
          </table:table-cell>
          <table:table-cell table:style-name="ce1" table:formula="of:=[.O386]" office:value-type="float" office:value="0.3" calcext:value-type="float">
            <text:p>0.30</text:p>
          </table:table-cell>
          <table:table-cell table:formula="of:=[.N386]" office:value-type="float" office:value="0.126900741" calcext:value-type="float">
            <text:p>0.12690074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547219013" calcext:value-type="float">
            <text:p>8.547219013</text:p>
          </table:table-cell>
          <table:table-cell office:value-type="float" office:value="2.185998761" calcext:value-type="float">
            <text:p>2.185998761</text:p>
          </table:table-cell>
          <table:table-cell office:value-type="float" office:value="399.9416809" calcext:value-type="float">
            <text:p>399.9416809</text:p>
          </table:table-cell>
          <table:table-cell office:value-type="float" office:value="388.1339111" calcext:value-type="float">
            <text:p>388.1339111</text:p>
          </table:table-cell>
          <table:table-cell office:value-type="float" office:value="0.126900741" calcext:value-type="float">
            <text:p>0.126900741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87]" office:value-type="float" office:value="10.59484348" calcext:value-type="float">
            <text:p>10.59484348</text:p>
          </table:table-cell>
          <table:table-cell table:formula="of:=0.5*([.L387]+[.M387])/10" office:value-type="float" office:value="39.26987152" calcext:value-type="float">
            <text:p>39.26987152</text:p>
          </table:table-cell>
          <table:table-cell table:formula="of:=[.K387]" office:value-type="float" office:value="2.443973227" calcext:value-type="float">
            <text:p>2.443973227</text:p>
          </table:table-cell>
          <table:table-cell table:style-name="ce1" table:formula="of:=[.O387]" office:value-type="float" office:value="0.3" calcext:value-type="float">
            <text:p>0.30</text:p>
          </table:table-cell>
          <table:table-cell table:formula="of:=[.N387]" office:value-type="float" office:value="0.133589454" calcext:value-type="float">
            <text:p>0.133589454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.59484348" calcext:value-type="float">
            <text:p>10.59484348</text:p>
          </table:table-cell>
          <table:table-cell office:value-type="float" office:value="2.443973227" calcext:value-type="float">
            <text:p>2.443973227</text:p>
          </table:table-cell>
          <table:table-cell office:value-type="float" office:value="399.9594116" calcext:value-type="float">
            <text:p>399.9594116</text:p>
          </table:table-cell>
          <table:table-cell office:value-type="float" office:value="385.4380188" calcext:value-type="float">
            <text:p>385.4380188</text:p>
          </table:table-cell>
          <table:table-cell office:value-type="float" office:value="0.133589454" calcext:value-type="float">
            <text:p>0.133589454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88]" office:value-type="float" office:value="19.14292707" calcext:value-type="float">
            <text:p>19.14292707</text:p>
          </table:table-cell>
          <table:table-cell table:formula="of:=0.5*([.L388]+[.M388])/10" office:value-type="float" office:value="38.692874145" calcext:value-type="float">
            <text:p>38.692874145</text:p>
          </table:table-cell>
          <table:table-cell table:formula="of:=[.K388]" office:value-type="float" office:value="1.986621042" calcext:value-type="float">
            <text:p>1.986621042</text:p>
          </table:table-cell>
          <table:table-cell table:style-name="ce1" table:formula="of:=[.O388]" office:value-type="float" office:value="0.45" calcext:value-type="float">
            <text:p>0.45</text:p>
          </table:table-cell>
          <table:table-cell table:formula="of:=[.N388]" office:value-type="float" office:value="0.310865295" calcext:value-type="float">
            <text:p>0.310865295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.14292707" calcext:value-type="float">
            <text:p>19.14292707</text:p>
          </table:table-cell>
          <table:table-cell office:value-type="float" office:value="1.986621042" calcext:value-type="float">
            <text:p>1.986621042</text:p>
          </table:table-cell>
          <table:table-cell office:value-type="float" office:value="400.0725403" calcext:value-type="float">
            <text:p>400.0725403</text:p>
          </table:table-cell>
          <table:table-cell office:value-type="float" office:value="373.7849426" calcext:value-type="float">
            <text:p>373.7849426</text:p>
          </table:table-cell>
          <table:table-cell office:value-type="float" office:value="0.310865295" calcext:value-type="float">
            <text:p>0.310865295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056" calcext:value-type="float">
            <text:p>1.06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89]" office:value-type="float" office:value="19.56186708" calcext:value-type="float">
            <text:p>19.56186708</text:p>
          </table:table-cell>
          <table:table-cell table:formula="of:=0.5*([.L389]+[.M389])/10" office:value-type="float" office:value="38.673745725" calcext:value-type="float">
            <text:p>38.673745725</text:p>
          </table:table-cell>
          <table:table-cell table:formula="of:=[.K389]" office:value-type="float" office:value="1.667131702" calcext:value-type="float">
            <text:p>1.667131702</text:p>
          </table:table-cell>
          <table:table-cell table:style-name="ce1" table:formula="of:=[.O389]" office:value-type="float" office:value="0.45" calcext:value-type="float">
            <text:p>0.45</text:p>
          </table:table-cell>
          <table:table-cell table:formula="of:=[.N389]" office:value-type="float" office:value="0.330407085" calcext:value-type="float">
            <text:p>0.330407085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.56186708" calcext:value-type="float">
            <text:p>19.56186708</text:p>
          </table:table-cell>
          <table:table-cell office:value-type="float" office:value="1.667131702" calcext:value-type="float">
            <text:p>1.667131702</text:p>
          </table:table-cell>
          <table:table-cell office:value-type="float" office:value="399.9536743" calcext:value-type="float">
            <text:p>399.9536743</text:p>
          </table:table-cell>
          <table:table-cell office:value-type="float" office:value="373.5212402" calcext:value-type="float">
            <text:p>373.5212402</text:p>
          </table:table-cell>
          <table:table-cell office:value-type="float" office:value="0.330407085" calcext:value-type="float">
            <text:p>0.330407085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056" calcext:value-type="float">
            <text:p>1.06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90]" office:value-type="float" office:value="22.25917188" calcext:value-type="float">
            <text:p>22.25917188</text:p>
          </table:table-cell>
          <table:table-cell table:formula="of:=0.5*([.L390]+[.M390])/10" office:value-type="float" office:value="38.471279905" calcext:value-type="float">
            <text:p>38.471279905</text:p>
          </table:table-cell>
          <table:table-cell table:formula="of:=[.K390]" office:value-type="float" office:value="1.814875847" calcext:value-type="float">
            <text:p>1.814875847</text:p>
          </table:table-cell>
          <table:table-cell table:style-name="ce1" table:formula="of:=[.O390]" office:value-type="float" office:value="0.45" calcext:value-type="float">
            <text:p>0.45</text:p>
          </table:table-cell>
          <table:table-cell table:formula="of:=[.N390]" office:value-type="float" office:value="0.390767192" calcext:value-type="float">
            <text:p>0.39076719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.25917188" calcext:value-type="float">
            <text:p>22.25917188</text:p>
          </table:table-cell>
          <table:table-cell office:value-type="float" office:value="1.814875847" calcext:value-type="float">
            <text:p>1.814875847</text:p>
          </table:table-cell>
          <table:table-cell office:value-type="float" office:value="399.9550781" calcext:value-type="float">
            <text:p>399.9550781</text:p>
          </table:table-cell>
          <table:table-cell office:value-type="float" office:value="369.47052" calcext:value-type="float">
            <text:p>369.47052</text:p>
          </table:table-cell>
          <table:table-cell office:value-type="float" office:value="0.390767192" calcext:value-type="float">
            <text:p>0.390767192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056" calcext:value-type="float">
            <text:p>1.06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91]" office:value-type="float" office:value="6.883952082" calcext:value-type="float">
            <text:p>6.883952082</text:p>
          </table:table-cell>
          <table:table-cell table:formula="of:=0.5*([.L391]+[.M391])/10" office:value-type="float" office:value="39.530148315" calcext:value-type="float">
            <text:p>39.530148315</text:p>
          </table:table-cell>
          <table:table-cell table:formula="of:=[.K391]" office:value-type="float" office:value="2.430120492" calcext:value-type="float">
            <text:p>2.430120492</text:p>
          </table:table-cell>
          <table:table-cell table:style-name="ce1" table:formula="of:=[.O391]" office:value-type="float" office:value="0.95" calcext:value-type="float">
            <text:p>0.95</text:p>
          </table:table-cell>
          <table:table-cell table:formula="of:=[.N391]" office:value-type="float" office:value="0.048954009" calcext:value-type="float">
            <text:p>0.04895400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883952082" calcext:value-type="float">
            <text:p>6.883952082</text:p>
          </table:table-cell>
          <table:table-cell office:value-type="float" office:value="2.430120492" calcext:value-type="float">
            <text:p>2.430120492</text:p>
          </table:table-cell>
          <table:table-cell office:value-type="float" office:value="399.7651367" calcext:value-type="float">
            <text:p>399.7651367</text:p>
          </table:table-cell>
          <table:table-cell office:value-type="float" office:value="390.8378296" calcext:value-type="float">
            <text:p>390.8378296</text:p>
          </table:table-cell>
          <table:table-cell office:value-type="float" office:value="0.048954009" calcext:value-type="float">
            <text:p>0.048954009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2.15" calcext:value-type="float">
            <text:p>2.1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92]" office:value-type="float" office:value="8.273202563" calcext:value-type="float">
            <text:p>8.273202563</text:p>
          </table:table-cell>
          <table:table-cell table:formula="of:=0.5*([.L392]+[.M392])/10" office:value-type="float" office:value="39.492378235" calcext:value-type="float">
            <text:p>39.492378235</text:p>
          </table:table-cell>
          <table:table-cell table:formula="of:=[.K392]" office:value-type="float" office:value="2.481931267" calcext:value-type="float">
            <text:p>2.481931267</text:p>
          </table:table-cell>
          <table:table-cell table:style-name="ce1" table:formula="of:=[.O392]" office:value-type="float" office:value="0.95" calcext:value-type="float">
            <text:p>0.95</text:p>
          </table:table-cell>
          <table:table-cell table:formula="of:=[.N392]" office:value-type="float" office:value="0.06349727" calcext:value-type="float">
            <text:p>0.06349727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273202563" calcext:value-type="float">
            <text:p>8.273202563</text:p>
          </table:table-cell>
          <table:table-cell office:value-type="float" office:value="2.481931267" calcext:value-type="float">
            <text:p>2.481931267</text:p>
          </table:table-cell>
          <table:table-cell office:value-type="float" office:value="400.3287964" calcext:value-type="float">
            <text:p>400.3287964</text:p>
          </table:table-cell>
          <table:table-cell office:value-type="float" office:value="389.5187683" calcext:value-type="float">
            <text:p>389.5187683</text:p>
          </table:table-cell>
          <table:table-cell office:value-type="float" office:value="0.06349727" calcext:value-type="float">
            <text:p>0.06349727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2.15" calcext:value-type="float">
            <text:p>2.1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93]" office:value-type="float" office:value="6.002483981" calcext:value-type="float">
            <text:p>6.002483981</text:p>
          </table:table-cell>
          <table:table-cell table:formula="of:=0.5*([.L393]+[.M393])/10" office:value-type="float" office:value="39.588542175" calcext:value-type="float">
            <text:p>39.588542175</text:p>
          </table:table-cell>
          <table:table-cell table:formula="of:=[.K393]" office:value-type="float" office:value="2.846243034" calcext:value-type="float">
            <text:p>2.846243034</text:p>
          </table:table-cell>
          <table:table-cell table:style-name="ce1" table:formula="of:=[.O393]" office:value-type="float" office:value="0.95" calcext:value-type="float">
            <text:p>0.95</text:p>
          </table:table-cell>
          <table:table-cell table:formula="of:=[.N393]" office:value-type="float" office:value="0.041319214" calcext:value-type="float">
            <text:p>0.041319214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002483981" calcext:value-type="float">
            <text:p>6.002483981</text:p>
          </table:table-cell>
          <table:table-cell office:value-type="float" office:value="2.846243034" calcext:value-type="float">
            <text:p>2.846243034</text:p>
          </table:table-cell>
          <table:table-cell office:value-type="float" office:value="399.8167725" calcext:value-type="float">
            <text:p>399.8167725</text:p>
          </table:table-cell>
          <table:table-cell office:value-type="float" office:value="391.954071" calcext:value-type="float">
            <text:p>391.954071</text:p>
          </table:table-cell>
          <table:table-cell office:value-type="float" office:value="0.041319214" calcext:value-type="float">
            <text:p>0.041319214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2.15" calcext:value-type="float">
            <text:p>2.1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94]" office:value-type="float" office:value="-0.191618571" calcext:value-type="float">
            <text:p>-0.191618571</text:p>
          </table:table-cell>
          <table:table-cell table:formula="of:=0.5*([.L394]+[.M394])/10" office:value-type="float" office:value="40.009358215" calcext:value-type="float">
            <text:p>40.009358215</text:p>
          </table:table-cell>
          <table:table-cell table:formula="of:=[.K394]" office:value-type="float" office:value="2.587174212" calcext:value-type="float">
            <text:p>2.587174212</text:p>
          </table:table-cell>
          <table:table-cell table:style-name="ce1" table:formula="of:=[.O394]" office:value-type="float" office:value="1.65" calcext:value-type="float">
            <text:p>1.65</text:p>
          </table:table-cell>
          <table:table-cell table:formula="of:=[.N394]" office:value-type="float" office:value="0.00364642" calcext:value-type="float">
            <text:p>0.0036464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0.191618571" calcext:value-type="float">
            <text:p>-0.191618571</text:p>
          </table:table-cell>
          <table:table-cell office:value-type="float" office:value="2.587174212" calcext:value-type="float">
            <text:p>2.587174212</text:p>
          </table:table-cell>
          <table:table-cell office:value-type="float" office:value="400.0058899" calcext:value-type="float">
            <text:p>400.0058899</text:p>
          </table:table-cell>
          <table:table-cell office:value-type="float" office:value="400.1812744" calcext:value-type="float">
            <text:p>400.1812744</text:p>
          </table:table-cell>
          <table:table-cell office:value-type="float" office:value="0.00364642" calcext:value-type="float">
            <text:p>0.00364642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2.4" calcext:value-type="float">
            <text:p>2.4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95]" office:value-type="float" office:value="0.082585013" calcext:value-type="float">
            <text:p>0.082585013</text:p>
          </table:table-cell>
          <table:table-cell table:formula="of:=0.5*([.L395]+[.M395])/10" office:value-type="float" office:value="39.975175475" calcext:value-type="float">
            <text:p>39.975175475</text:p>
          </table:table-cell>
          <table:table-cell table:formula="of:=[.K395]" office:value-type="float" office:value="2.680114272" calcext:value-type="float">
            <text:p>2.680114272</text:p>
          </table:table-cell>
          <table:table-cell table:style-name="ce1" table:formula="of:=[.O395]" office:value-type="float" office:value="1.65" calcext:value-type="float">
            <text:p>1.65</text:p>
          </table:table-cell>
          <table:table-cell table:formula="of:=[.N395]" office:value-type="float" office:value="0.00704922" calcext:value-type="float">
            <text:p>0.0070492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82585013" calcext:value-type="float">
            <text:p>0.082585013</text:p>
          </table:table-cell>
          <table:table-cell office:value-type="float" office:value="2.680114272" calcext:value-type="float">
            <text:p>2.680114272</text:p>
          </table:table-cell>
          <table:table-cell office:value-type="float" office:value="399.8557434" calcext:value-type="float">
            <text:p>399.8557434</text:p>
          </table:table-cell>
          <table:table-cell office:value-type="float" office:value="399.6477661" calcext:value-type="float">
            <text:p>399.6477661</text:p>
          </table:table-cell>
          <table:table-cell office:value-type="float" office:value="0.00704922" calcext:value-type="float">
            <text:p>0.00704922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2.4" calcext:value-type="float">
            <text:p>2.4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96]" office:value-type="float" office:value="0.868723883" calcext:value-type="float">
            <text:p>0.868723883</text:p>
          </table:table-cell>
          <table:table-cell table:formula="of:=0.5*([.L396]+[.M396])/10" office:value-type="float" office:value="39.938357545" calcext:value-type="float">
            <text:p>39.938357545</text:p>
          </table:table-cell>
          <table:table-cell table:formula="of:=[.K396]" office:value-type="float" office:value="3.085902306" calcext:value-type="float">
            <text:p>3.085902306</text:p>
          </table:table-cell>
          <table:table-cell table:style-name="ce1" table:formula="of:=[.O396]" office:value-type="float" office:value="1.65" calcext:value-type="float">
            <text:p>1.65</text:p>
          </table:table-cell>
          <table:table-cell table:formula="of:=[.N396]" office:value-type="float" office:value="0.009179506" calcext:value-type="float">
            <text:p>0.00917950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868723883" calcext:value-type="float">
            <text:p>0.868723883</text:p>
          </table:table-cell>
          <table:table-cell office:value-type="float" office:value="3.085902306" calcext:value-type="float">
            <text:p>3.085902306</text:p>
          </table:table-cell>
          <table:table-cell office:value-type="float" office:value="399.9858704" calcext:value-type="float">
            <text:p>399.9858704</text:p>
          </table:table-cell>
          <table:table-cell office:value-type="float" office:value="398.7812805" calcext:value-type="float">
            <text:p>398.7812805</text:p>
          </table:table-cell>
          <table:table-cell office:value-type="float" office:value="0.009179506" calcext:value-type="float">
            <text:p>0.009179506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2.4" calcext:value-type="float">
            <text:p>2.4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97]" office:value-type="float" office:value="9.7227396" calcext:value-type="float">
            <text:p>9.7227396</text:p>
          </table:table-cell>
          <table:table-cell table:formula="of:=0.5*([.L397]+[.M397])/10" office:value-type="float" office:value="39.36152344" calcext:value-type="float">
            <text:p>39.36152344</text:p>
          </table:table-cell>
          <table:table-cell table:formula="of:=[.K397]" office:value-type="float" office:value="2.278797905" calcext:value-type="float">
            <text:p>2.278797905</text:p>
          </table:table-cell>
          <table:table-cell table:style-name="ce1" table:formula="of:=[.O397]" office:value-type="float" office:value="0.9" calcext:value-type="float">
            <text:p>0.90</text:p>
          </table:table-cell>
          <table:table-cell table:formula="of:=[.N397]" office:value-type="float" office:value="0.074300674" calcext:value-type="float">
            <text:p>0.074300674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7227396" calcext:value-type="float">
            <text:p>9.7227396</text:p>
          </table:table-cell>
          <table:table-cell office:value-type="float" office:value="2.278797905" calcext:value-type="float">
            <text:p>2.278797905</text:p>
          </table:table-cell>
          <table:table-cell office:value-type="float" office:value="399.9179688" calcext:value-type="float">
            <text:p>399.9179688</text:p>
          </table:table-cell>
          <table:table-cell office:value-type="float" office:value="387.3125" calcext:value-type="float">
            <text:p>387.3125</text:p>
          </table:table-cell>
          <table:table-cell office:value-type="float" office:value="0.074300674" calcext:value-type="float">
            <text:p>0.074300674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98]" office:value-type="float" office:value="9.760872098" calcext:value-type="float">
            <text:p>9.760872098</text:p>
          </table:table-cell>
          <table:table-cell table:formula="of:=0.5*([.L398]+[.M398])/10" office:value-type="float" office:value="39.38708649" calcext:value-type="float">
            <text:p>39.38708649</text:p>
          </table:table-cell>
          <table:table-cell table:formula="of:=[.K398]" office:value-type="float" office:value="2.323124543" calcext:value-type="float">
            <text:p>2.323124543</text:p>
          </table:table-cell>
          <table:table-cell table:style-name="ce1" table:formula="of:=[.O398]" office:value-type="float" office:value="0.9" calcext:value-type="float">
            <text:p>0.90</text:p>
          </table:table-cell>
          <table:table-cell table:formula="of:=[.N398]" office:value-type="float" office:value="0.075581491" calcext:value-type="float">
            <text:p>0.07558149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760872098" calcext:value-type="float">
            <text:p>9.760872098</text:p>
          </table:table-cell>
          <table:table-cell office:value-type="float" office:value="2.323124543" calcext:value-type="float">
            <text:p>2.323124543</text:p>
          </table:table-cell>
          <table:table-cell office:value-type="float" office:value="400.2157288" calcext:value-type="float">
            <text:p>400.2157288</text:p>
          </table:table-cell>
          <table:table-cell office:value-type="float" office:value="387.526001" calcext:value-type="float">
            <text:p>387.526001</text:p>
          </table:table-cell>
          <table:table-cell office:value-type="float" office:value="0.075581491" calcext:value-type="float">
            <text:p>0.075581491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399]" office:value-type="float" office:value="7.178172806" calcext:value-type="float">
            <text:p>7.178172806</text:p>
          </table:table-cell>
          <table:table-cell table:formula="of:=0.5*([.L399]+[.M399])/10" office:value-type="float" office:value="39.53851471" calcext:value-type="float">
            <text:p>39.53851471</text:p>
          </table:table-cell>
          <table:table-cell table:formula="of:=[.K399]" office:value-type="float" office:value="2.992130673" calcext:value-type="float">
            <text:p>2.992130673</text:p>
          </table:table-cell>
          <table:table-cell table:style-name="ce1" table:formula="of:=[.O399]" office:value-type="float" office:value="0.9" calcext:value-type="float">
            <text:p>0.90</text:p>
          </table:table-cell>
          <table:table-cell table:formula="of:=[.N399]" office:value-type="float" office:value="0.046722855" calcext:value-type="float">
            <text:p>0.046722855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178172806" calcext:value-type="float">
            <text:p>7.178172806</text:p>
          </table:table-cell>
          <table:table-cell office:value-type="float" office:value="2.992130673" calcext:value-type="float">
            <text:p>2.992130673</text:p>
          </table:table-cell>
          <table:table-cell office:value-type="float" office:value="400.0834961" calcext:value-type="float">
            <text:p>400.0834961</text:p>
          </table:table-cell>
          <table:table-cell office:value-type="float" office:value="390.6867981" calcext:value-type="float">
            <text:p>390.6867981</text:p>
          </table:table-cell>
          <table:table-cell office:value-type="float" office:value="0.046722855" calcext:value-type="float">
            <text:p>0.046722855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400]" office:value-type="float" office:value="2.71513719" calcext:value-type="float">
            <text:p>2.71513719</text:p>
          </table:table-cell>
          <table:table-cell table:formula="of:=0.5*([.L400]+[.M400])/10" office:value-type="float" office:value="39.83268738" calcext:value-type="float">
            <text:p>39.83268738</text:p>
          </table:table-cell>
          <table:table-cell table:formula="of:=[.K400]" office:value-type="float" office:value="2.560919245" calcext:value-type="float">
            <text:p>2.560919245</text:p>
          </table:table-cell>
          <table:table-cell table:style-name="ce1" table:formula="of:=[.O400]" office:value-type="float" office:value="1.3" calcext:value-type="float">
            <text:p>1.30</text:p>
          </table:table-cell>
          <table:table-cell table:formula="of:=[.N400]" office:value-type="float" office:value="0.015447041" calcext:value-type="float">
            <text:p>0.01544704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.71513719" calcext:value-type="float">
            <text:p>2.71513719</text:p>
          </table:table-cell>
          <table:table-cell office:value-type="float" office:value="2.560919245" calcext:value-type="float">
            <text:p>2.560919245</text:p>
          </table:table-cell>
          <table:table-cell office:value-type="float" office:value="400.067688" calcext:value-type="float">
            <text:p>400.067688</text:p>
          </table:table-cell>
          <table:table-cell office:value-type="float" office:value="396.5860596" calcext:value-type="float">
            <text:p>396.5860596</text:p>
          </table:table-cell>
          <table:table-cell office:value-type="float" office:value="0.015447041" calcext:value-type="float">
            <text:p>0.015447041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401]" office:value-type="float" office:value="0.517711638" calcext:value-type="float">
            <text:p>0.517711638</text:p>
          </table:table-cell>
          <table:table-cell table:formula="of:=0.5*([.L401]+[.M401])/10" office:value-type="float" office:value="39.964834595" calcext:value-type="float">
            <text:p>39.964834595</text:p>
          </table:table-cell>
          <table:table-cell table:formula="of:=[.K401]" office:value-type="float" office:value="2.660181352" calcext:value-type="float">
            <text:p>2.660181352</text:p>
          </table:table-cell>
          <table:table-cell table:style-name="ce1" table:formula="of:=[.O401]" office:value-type="float" office:value="1.3" calcext:value-type="float">
            <text:p>1.30</text:p>
          </table:table-cell>
          <table:table-cell table:formula="of:=[.N401]" office:value-type="float" office:value="0.0096258" calcext:value-type="float">
            <text:p>0.009625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517711638" calcext:value-type="float">
            <text:p>0.517711638</text:p>
          </table:table-cell>
          <table:table-cell office:value-type="float" office:value="2.660181352" calcext:value-type="float">
            <text:p>2.660181352</text:p>
          </table:table-cell>
          <table:table-cell office:value-type="float" office:value="400.0325317" calcext:value-type="float">
            <text:p>400.0325317</text:p>
          </table:table-cell>
          <table:table-cell office:value-type="float" office:value="399.2641602" calcext:value-type="float">
            <text:p>399.2641602</text:p>
          </table:table-cell>
          <table:table-cell office:value-type="float" office:value="0.0096258" calcext:value-type="float">
            <text:p>0.0096258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402]" office:value-type="float" office:value="1.364421779" calcext:value-type="float">
            <text:p>1.364421779</text:p>
          </table:table-cell>
          <table:table-cell table:formula="of:=0.5*([.L402]+[.M402])/10" office:value-type="float" office:value="39.91616821" calcext:value-type="float">
            <text:p>39.91616821</text:p>
          </table:table-cell>
          <table:table-cell table:formula="of:=[.K402]" office:value-type="float" office:value="3.232310866" calcext:value-type="float">
            <text:p>3.232310866</text:p>
          </table:table-cell>
          <table:table-cell table:style-name="ce1" table:formula="of:=[.O402]" office:value-type="float" office:value="1.3" calcext:value-type="float">
            <text:p>1.30</text:p>
          </table:table-cell>
          <table:table-cell table:formula="of:=[.N402]" office:value-type="float" office:value="0.008642819" calcext:value-type="float">
            <text:p>0.00864281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364421779" calcext:value-type="float">
            <text:p>1.364421779</text:p>
          </table:table-cell>
          <table:table-cell office:value-type="float" office:value="3.232310866" calcext:value-type="float">
            <text:p>3.232310866</text:p>
          </table:table-cell>
          <table:table-cell office:value-type="float" office:value="400.0601196" calcext:value-type="float">
            <text:p>400.0601196</text:p>
          </table:table-cell>
          <table:table-cell office:value-type="float" office:value="398.2632446" calcext:value-type="float">
            <text:p>398.2632446</text:p>
          </table:table-cell>
          <table:table-cell office:value-type="float" office:value="0.008642819" calcext:value-type="float">
            <text:p>0.008642819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403]" office:value-type="float" office:value="0.229334132" calcext:value-type="float">
            <text:p>0.229334132</text:p>
          </table:table-cell>
          <table:table-cell table:formula="of:=0.5*([.L403]+[.M403])/10" office:value-type="float" office:value="40.001467895" calcext:value-type="float">
            <text:p>40.001467895</text:p>
          </table:table-cell>
          <table:table-cell table:formula="of:=[.K403]" office:value-type="float" office:value="2.632698992" calcext:value-type="float">
            <text:p>2.632698992</text:p>
          </table:table-cell>
          <table:table-cell table:style-name="ce1" table:formula="of:=[.O403]" office:value-type="float" office:value="1.45" calcext:value-type="float">
            <text:p>1.45</text:p>
          </table:table-cell>
          <table:table-cell table:formula="of:=[.N403]" office:value-type="float" office:value="0.004028223" calcext:value-type="float">
            <text:p>0.004028223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29334132" calcext:value-type="float">
            <text:p>0.229334132</text:p>
          </table:table-cell>
          <table:table-cell office:value-type="float" office:value="2.632698992" calcext:value-type="float">
            <text:p>2.632698992</text:p>
          </table:table-cell>
          <table:table-cell office:value-type="float" office:value="400.1827087" calcext:value-type="float">
            <text:p>400.1827087</text:p>
          </table:table-cell>
          <table:table-cell office:value-type="float" office:value="399.8466492" calcext:value-type="float">
            <text:p>399.8466492</text:p>
          </table:table-cell>
          <table:table-cell office:value-type="float" office:value="0.004028223" calcext:value-type="float">
            <text:p>0.004028223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404]" office:value-type="float" office:value="0.203556285" calcext:value-type="float">
            <text:p>0.203556285</text:p>
          </table:table-cell>
          <table:table-cell table:formula="of:=0.5*([.L404]+[.M404])/10" office:value-type="float" office:value="39.98416748" calcext:value-type="float">
            <text:p>39.98416748</text:p>
          </table:table-cell>
          <table:table-cell table:formula="of:=[.K404]" office:value-type="float" office:value="2.751836793" calcext:value-type="float">
            <text:p>2.751836793</text:p>
          </table:table-cell>
          <table:table-cell table:style-name="ce1" table:formula="of:=[.O404]" office:value-type="float" office:value="1.45" calcext:value-type="float">
            <text:p>1.45</text:p>
          </table:table-cell>
          <table:table-cell table:formula="of:=[.N404]" office:value-type="float" office:value="0.005934803" calcext:value-type="float">
            <text:p>0.005934803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03556285" calcext:value-type="float">
            <text:p>0.203556285</text:p>
          </table:table-cell>
          <table:table-cell office:value-type="float" office:value="2.751836793" calcext:value-type="float">
            <text:p>2.751836793</text:p>
          </table:table-cell>
          <table:table-cell office:value-type="float" office:value="400.0107727" calcext:value-type="float">
            <text:p>400.0107727</text:p>
          </table:table-cell>
          <table:table-cell office:value-type="float" office:value="399.6725769" calcext:value-type="float">
            <text:p>399.6725769</text:p>
          </table:table-cell>
          <table:table-cell office:value-type="float" office:value="0.005934803" calcext:value-type="float">
            <text:p>0.005934803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405]" office:value-type="float" office:value="0.88756095" calcext:value-type="float">
            <text:p>0.88756095</text:p>
          </table:table-cell>
          <table:table-cell table:formula="of:=0.5*([.L405]+[.M405])/10" office:value-type="float" office:value="39.95751648" calcext:value-type="float">
            <text:p>39.95751648</text:p>
          </table:table-cell>
          <table:table-cell table:formula="of:=[.K405]" office:value-type="float" office:value="3.330811037" calcext:value-type="float">
            <text:p>3.330811037</text:p>
          </table:table-cell>
          <table:table-cell table:style-name="ce1" table:formula="of:=[.O405]" office:value-type="float" office:value="1.45" calcext:value-type="float">
            <text:p>1.45</text:p>
          </table:table-cell>
          <table:table-cell table:formula="of:=[.N405]" office:value-type="float" office:value="0.004279518" calcext:value-type="float">
            <text:p>0.004279518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8756095" calcext:value-type="float">
            <text:p>0.88756095</text:p>
          </table:table-cell>
          <table:table-cell office:value-type="float" office:value="3.330811037" calcext:value-type="float">
            <text:p>3.330811037</text:p>
          </table:table-cell>
          <table:table-cell office:value-type="float" office:value="400.1483154" calcext:value-type="float">
            <text:p>400.1483154</text:p>
          </table:table-cell>
          <table:table-cell office:value-type="float" office:value="399.0020142" calcext:value-type="float">
            <text:p>399.0020142</text:p>
          </table:table-cell>
          <table:table-cell office:value-type="float" office:value="0.004279518" calcext:value-type="float">
            <text:p>0.004279518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406]" office:value-type="float" office:value="10.42942907" calcext:value-type="float">
            <text:p>10.42942907</text:p>
          </table:table-cell>
          <table:table-cell table:formula="of:=0.5*([.L406]+[.M406])/10" office:value-type="float" office:value="39.31944885" calcext:value-type="float">
            <text:p>39.31944885</text:p>
          </table:table-cell>
          <table:table-cell table:formula="of:=[.K406]" office:value-type="float" office:value="2.269855457" calcext:value-type="float">
            <text:p>2.269855457</text:p>
          </table:table-cell>
          <table:table-cell table:style-name="ce1" table:formula="of:=[.O406]" office:value-type="float" office:value="0.7" calcext:value-type="float">
            <text:p>0.70</text:p>
          </table:table-cell>
          <table:table-cell table:formula="of:=[.N406]" office:value-type="float" office:value="0.106271061" calcext:value-type="float">
            <text:p>0.10627106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.42942907" calcext:value-type="float">
            <text:p>10.42942907</text:p>
          </table:table-cell>
          <table:table-cell office:value-type="float" office:value="2.269855457" calcext:value-type="float">
            <text:p>2.269855457</text:p>
          </table:table-cell>
          <table:table-cell office:value-type="float" office:value="400.1205139" calcext:value-type="float">
            <text:p>400.1205139</text:p>
          </table:table-cell>
          <table:table-cell office:value-type="float" office:value="386.2684631" calcext:value-type="float">
            <text:p>386.2684631</text:p>
          </table:table-cell>
          <table:table-cell office:value-type="float" office:value="0.106271061" calcext:value-type="float">
            <text:p>0.106271061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407]" office:value-type="float" office:value="12.19531763" calcext:value-type="float">
            <text:p>12.19531763</text:p>
          </table:table-cell>
          <table:table-cell table:formula="of:=0.5*([.L407]+[.M407])/10" office:value-type="float" office:value="39.182785035" calcext:value-type="float">
            <text:p>39.182785035</text:p>
          </table:table-cell>
          <table:table-cell table:formula="of:=[.K407]" office:value-type="float" office:value="2.234749009" calcext:value-type="float">
            <text:p>2.234749009</text:p>
          </table:table-cell>
          <table:table-cell table:style-name="ce1" table:formula="of:=[.O407]" office:value-type="float" office:value="0.7" calcext:value-type="float">
            <text:p>0.70</text:p>
          </table:table-cell>
          <table:table-cell table:formula="of:=[.N407]" office:value-type="float" office:value="0.133449366" calcext:value-type="float">
            <text:p>0.13344936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.19531763" calcext:value-type="float">
            <text:p>12.19531763</text:p>
          </table:table-cell>
          <table:table-cell office:value-type="float" office:value="2.234749009" calcext:value-type="float">
            <text:p>2.234749009</text:p>
          </table:table-cell>
          <table:table-cell office:value-type="float" office:value="399.9657593" calcext:value-type="float">
            <text:p>399.9657593</text:p>
          </table:table-cell>
          <table:table-cell office:value-type="float" office:value="383.6899414" calcext:value-type="float">
            <text:p>383.6899414</text:p>
          </table:table-cell>
          <table:table-cell office:value-type="float" office:value="0.133449366" calcext:value-type="float">
            <text:p>0.133449366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408]" office:value-type="float" office:value="7.750674702" calcext:value-type="float">
            <text:p>7.750674702</text:p>
          </table:table-cell>
          <table:table-cell table:formula="of:=0.5*([.L408]+[.M408])/10" office:value-type="float" office:value="39.472869875" calcext:value-type="float">
            <text:p>39.472869875</text:p>
          </table:table-cell>
          <table:table-cell table:formula="of:=[.K408]" office:value-type="float" office:value="2.943553307" calcext:value-type="float">
            <text:p>2.943553307</text:p>
          </table:table-cell>
          <table:table-cell table:style-name="ce1" table:formula="of:=[.O408]" office:value-type="float" office:value="0.7" calcext:value-type="float">
            <text:p>0.70</text:p>
          </table:table-cell>
          <table:table-cell table:formula="of:=[.N408]" office:value-type="float" office:value="0.075936059" calcext:value-type="float">
            <text:p>0.07593605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750674702" calcext:value-type="float">
            <text:p>7.750674702</text:p>
          </table:table-cell>
          <table:table-cell office:value-type="float" office:value="2.943553307" calcext:value-type="float">
            <text:p>2.943553307</text:p>
          </table:table-cell>
          <table:table-cell office:value-type="float" office:value="400.0045166" calcext:value-type="float">
            <text:p>400.0045166</text:p>
          </table:table-cell>
          <table:table-cell office:value-type="float" office:value="389.4528809" calcext:value-type="float">
            <text:p>389.4528809</text:p>
          </table:table-cell>
          <table:table-cell office:value-type="float" office:value="0.075936059" calcext:value-type="float">
            <text:p>0.075936059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409]" office:value-type="float" office:value="7.441921605" calcext:value-type="float">
            <text:p>7.441921605</text:p>
          </table:table-cell>
          <table:table-cell table:formula="of:=0.5*([.L409]+[.M409])/10" office:value-type="float" office:value="39.51333008" calcext:value-type="float">
            <text:p>39.51333008</text:p>
          </table:table-cell>
          <table:table-cell table:formula="of:=[.K409]" office:value-type="float" office:value="2.433941392" calcext:value-type="float">
            <text:p>2.433941392</text:p>
          </table:table-cell>
          <table:table-cell table:style-name="ce1" table:formula="of:=[.O409]" office:value-type="float" office:value="0.7" calcext:value-type="float">
            <text:p>0.70</text:p>
          </table:table-cell>
          <table:table-cell table:formula="of:=[.N409]" office:value-type="float" office:value="0.063692145" calcext:value-type="float">
            <text:p>0.063692145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.441921605" calcext:value-type="float">
            <text:p>7.441921605</text:p>
          </table:table-cell>
          <table:table-cell office:value-type="float" office:value="2.433941392" calcext:value-type="float">
            <text:p>2.433941392</text:p>
          </table:table-cell>
          <table:table-cell office:value-type="float" office:value="400.031189" calcext:value-type="float">
            <text:p>400.031189</text:p>
          </table:table-cell>
          <table:table-cell office:value-type="float" office:value="390.2354126" calcext:value-type="float">
            <text:p>390.2354126</text:p>
          </table:table-cell>
          <table:table-cell office:value-type="float" office:value="0.063692145" calcext:value-type="float">
            <text:p>0.063692145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3"/>
          <table:table-cell table:number-columns-repeated="1001"/>
        </table:table-row>
        <table:table-row table:style-name="ro2">
          <table:table-cell table:formula="of:=[.J410]" office:value-type="float" office:value="8.0311921" calcext:value-type="float">
            <text:p>8.0311921</text:p>
          </table:table-cell>
          <table:table-cell table:formula="of:=0.5*([.L410]+[.M410])/10" office:value-type="float" office:value="39.471714785" calcext:value-type="float">
            <text:p>39.471714785</text:p>
          </table:table-cell>
          <table:table-cell table:formula="of:=[.K410]" office:value-type="float" office:value="2.491715978" calcext:value-type="float">
            <text:p>2.491715978</text:p>
          </table:table-cell>
          <table:table-cell table:style-name="ce1" table:formula="of:=[.O410]" office:value-type="float" office:value="0.7" calcext:value-type="float">
            <text:p>0.70</text:p>
          </table:table-cell>
          <table:table-cell table:formula="of:=[.N410]" office:value-type="float" office:value="0.072426579" calcext:value-type="float">
            <text:p>0.07242657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.0311921" calcext:value-type="float">
            <text:p>8.0311921</text:p>
          </table:table-cell>
          <table:table-cell office:value-type="float" office:value="2.491715978" calcext:value-type="float">
            <text:p>2.491715978</text:p>
          </table:table-cell>
          <table:table-cell office:value-type="float" office:value="400.0411072" calcext:value-type="float">
            <text:p>400.0411072</text:p>
          </table:table-cell>
          <table:table-cell office:value-type="float" office:value="389.3931885" calcext:value-type="float">
            <text:p>389.3931885</text:p>
          </table:table-cell>
          <table:table-cell office:value-type="float" office:value="0.072426579" calcext:value-type="float">
            <text:p>0.072426579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11]" office:value-type="float" office:value="4.651540833" calcext:value-type="float">
            <text:p>4.651540833</text:p>
          </table:table-cell>
          <table:table-cell table:formula="of:=0.5*([.L411]+[.M411])/10" office:value-type="float" office:value="39.687783815" calcext:value-type="float">
            <text:p>39.687783815</text:p>
          </table:table-cell>
          <table:table-cell table:formula="of:=[.K411]" office:value-type="float" office:value="3.351552157" calcext:value-type="float">
            <text:p>3.351552157</text:p>
          </table:table-cell>
          <table:table-cell table:style-name="ce1" table:formula="of:=[.O411]" office:value-type="float" office:value="0.7" calcext:value-type="float">
            <text:p>0.70</text:p>
          </table:table-cell>
          <table:table-cell table:formula="of:=[.N411]" office:value-type="float" office:value="0.030409968" calcext:value-type="float">
            <text:p>0.03040996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.651540833" calcext:value-type="float">
            <text:p>4.651540833</text:p>
          </table:table-cell>
          <table:table-cell office:value-type="float" office:value="3.351552157" calcext:value-type="float">
            <text:p>3.351552157</text:p>
          </table:table-cell>
          <table:table-cell office:value-type="float" office:value="399.9572144" calcext:value-type="float">
            <text:p>399.9572144</text:p>
          </table:table-cell>
          <table:table-cell office:value-type="float" office:value="393.7984619" calcext:value-type="float">
            <text:p>393.7984619</text:p>
          </table:table-cell>
          <table:table-cell office:value-type="float" office:value="0.030409968" calcext:value-type="float">
            <text:p>0.030409968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12]" office:value-type="float" office:value="2.545057755" calcext:value-type="float">
            <text:p>2.545057755</text:p>
          </table:table-cell>
          <table:table-cell table:formula="of:=0.5*([.L412]+[.M412])/10" office:value-type="float" office:value="39.82604675" calcext:value-type="float">
            <text:p>39.82604675</text:p>
          </table:table-cell>
          <table:table-cell table:formula="of:=[.K412]" office:value-type="float" office:value="2.590872504" calcext:value-type="float">
            <text:p>2.590872504</text:p>
          </table:table-cell>
          <table:table-cell table:style-name="ce1" table:formula="of:=[.O412]" office:value-type="float" office:value="0.95" calcext:value-type="float">
            <text:p>0.95</text:p>
          </table:table-cell>
          <table:table-cell table:formula="of:=[.N412]" office:value-type="float" office:value="0.014681229" calcext:value-type="float">
            <text:p>0.01468122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.545057755" calcext:value-type="float">
            <text:p>2.545057755</text:p>
          </table:table-cell>
          <table:table-cell office:value-type="float" office:value="2.590872504" calcext:value-type="float">
            <text:p>2.590872504</text:p>
          </table:table-cell>
          <table:table-cell office:value-type="float" office:value="399.8952026" calcext:value-type="float">
            <text:p>399.8952026</text:p>
          </table:table-cell>
          <table:table-cell office:value-type="float" office:value="396.6257324" calcext:value-type="float">
            <text:p>396.6257324</text:p>
          </table:table-cell>
          <table:table-cell office:value-type="float" office:value="0.014681229" calcext:value-type="float">
            <text:p>0.014681229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13]" office:value-type="float" office:value="1.478374766" calcext:value-type="float">
            <text:p>1.478374766</text:p>
          </table:table-cell>
          <table:table-cell table:formula="of:=0.5*([.L413]+[.M413])/10" office:value-type="float" office:value="39.916268925" calcext:value-type="float">
            <text:p>39.916268925</text:p>
          </table:table-cell>
          <table:table-cell table:formula="of:=[.K413]" office:value-type="float" office:value="2.766370928" calcext:value-type="float">
            <text:p>2.766370928</text:p>
          </table:table-cell>
          <table:table-cell table:style-name="ce1" table:formula="of:=[.O413]" office:value-type="float" office:value="0.95" calcext:value-type="float">
            <text:p>0.95</text:p>
          </table:table-cell>
          <table:table-cell table:formula="of:=[.N413]" office:value-type="float" office:value="0.013452613" calcext:value-type="float">
            <text:p>0.013452613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478374766" calcext:value-type="float">
            <text:p>1.478374766</text:p>
          </table:table-cell>
          <table:table-cell office:value-type="float" office:value="2.766370928" calcext:value-type="float">
            <text:p>2.766370928</text:p>
          </table:table-cell>
          <table:table-cell office:value-type="float" office:value="400.1560059" calcext:value-type="float">
            <text:p>400.1560059</text:p>
          </table:table-cell>
          <table:table-cell office:value-type="float" office:value="398.1693726" calcext:value-type="float">
            <text:p>398.1693726</text:p>
          </table:table-cell>
          <table:table-cell office:value-type="float" office:value="0.013452613" calcext:value-type="float">
            <text:p>0.013452613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14]" office:value-type="float" office:value="0.442811929" calcext:value-type="float">
            <text:p>0.442811929</text:p>
          </table:table-cell>
          <table:table-cell table:formula="of:=0.5*([.L414]+[.M414])/10" office:value-type="float" office:value="39.98182068" calcext:value-type="float">
            <text:p>39.98182068</text:p>
          </table:table-cell>
          <table:table-cell table:formula="of:=[.K414]" office:value-type="float" office:value="3.078019657" calcext:value-type="float">
            <text:p>3.078019657</text:p>
          </table:table-cell>
          <table:table-cell table:style-name="ce1" table:formula="of:=[.O414]" office:value-type="float" office:value="0.95" calcext:value-type="float">
            <text:p>0.95</text:p>
          </table:table-cell>
          <table:table-cell table:formula="of:=[.N414]" office:value-type="float" office:value="0.006966235" calcext:value-type="float">
            <text:p>0.006966235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442811929" calcext:value-type="float">
            <text:p>0.442811929</text:p>
          </table:table-cell>
          <table:table-cell office:value-type="float" office:value="3.078019657" calcext:value-type="float">
            <text:p>3.078019657</text:p>
          </table:table-cell>
          <table:table-cell office:value-type="float" office:value="400.1456299" calcext:value-type="float">
            <text:p>400.1456299</text:p>
          </table:table-cell>
          <table:table-cell office:value-type="float" office:value="399.4907837" calcext:value-type="float">
            <text:p>399.4907837</text:p>
          </table:table-cell>
          <table:table-cell office:value-type="float" office:value="0.006966235" calcext:value-type="float">
            <text:p>0.006966235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15]" office:value-type="float" office:value="3.675051322" calcext:value-type="float">
            <text:p>3.675051322</text:p>
          </table:table-cell>
          <table:table-cell table:formula="of:=0.5*([.L415]+[.M415])/10" office:value-type="float" office:value="39.765948485" calcext:value-type="float">
            <text:p>39.765948485</text:p>
          </table:table-cell>
          <table:table-cell table:formula="of:=[.K415]" office:value-type="float" office:value="2.556615804" calcext:value-type="float">
            <text:p>2.556615804</text:p>
          </table:table-cell>
          <table:table-cell table:style-name="ce1" table:formula="of:=[.O415]" office:value-type="float" office:value="0.7" calcext:value-type="float">
            <text:p>0.70</text:p>
          </table:table-cell>
          <table:table-cell table:formula="of:=[.N415]" office:value-type="float" office:value="0.027094481" calcext:value-type="float">
            <text:p>0.02709448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75051322" calcext:value-type="float">
            <text:p>3.675051322</text:p>
          </table:table-cell>
          <table:table-cell office:value-type="float" office:value="2.556615804" calcext:value-type="float">
            <text:p>2.556615804</text:p>
          </table:table-cell>
          <table:table-cell office:value-type="float" office:value="400.0606384" calcext:value-type="float">
            <text:p>400.0606384</text:p>
          </table:table-cell>
          <table:table-cell office:value-type="float" office:value="395.2583313" calcext:value-type="float">
            <text:p>395.2583313</text:p>
          </table:table-cell>
          <table:table-cell office:value-type="float" office:value="0.027094481" calcext:value-type="float">
            <text:p>0.027094481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16]" office:value-type="float" office:value="3.670878769" calcext:value-type="float">
            <text:p>3.670878769</text:p>
          </table:table-cell>
          <table:table-cell table:formula="of:=0.5*([.L416]+[.M416])/10" office:value-type="float" office:value="39.74837799" calcext:value-type="float">
            <text:p>39.74837799</text:p>
          </table:table-cell>
          <table:table-cell table:formula="of:=[.K416]" office:value-type="float" office:value="2.736293985" calcext:value-type="float">
            <text:p>2.736293985</text:p>
          </table:table-cell>
          <table:table-cell table:style-name="ce1" table:formula="of:=[.O416]" office:value-type="float" office:value="0.7" calcext:value-type="float">
            <text:p>0.70</text:p>
          </table:table-cell>
          <table:table-cell table:formula="of:=[.N416]" office:value-type="float" office:value="0.029920411" calcext:value-type="float">
            <text:p>0.02992041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70878769" calcext:value-type="float">
            <text:p>3.670878769</text:p>
          </table:table-cell>
          <table:table-cell office:value-type="float" office:value="2.736293985" calcext:value-type="float">
            <text:p>2.736293985</text:p>
          </table:table-cell>
          <table:table-cell office:value-type="float" office:value="399.9185486" calcext:value-type="float">
            <text:p>399.9185486</text:p>
          </table:table-cell>
          <table:table-cell office:value-type="float" office:value="395.0490112" calcext:value-type="float">
            <text:p>395.0490112</text:p>
          </table:table-cell>
          <table:table-cell office:value-type="float" office:value="0.029920411" calcext:value-type="float">
            <text:p>0.029920411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17]" office:value-type="float" office:value="0.995292234" calcext:value-type="float">
            <text:p>0.995292234</text:p>
          </table:table-cell>
          <table:table-cell table:formula="of:=0.5*([.L417]+[.M417])/10" office:value-type="float" office:value="39.889711" calcext:value-type="float">
            <text:p>39.889711</text:p>
          </table:table-cell>
          <table:table-cell table:formula="of:=[.K417]" office:value-type="float" office:value="3.235573737" calcext:value-type="float">
            <text:p>3.235573737</text:p>
          </table:table-cell>
          <table:table-cell table:style-name="ce1" table:formula="of:=[.O417]" office:value-type="float" office:value="0.7" calcext:value-type="float">
            <text:p>0.70</text:p>
          </table:table-cell>
          <table:table-cell table:formula="of:=[.N417]" office:value-type="float" office:value="0.010749868" calcext:value-type="float">
            <text:p>0.01074986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5292234" calcext:value-type="float">
            <text:p>0.995292234</text:p>
          </table:table-cell>
          <table:table-cell office:value-type="float" office:value="3.235573737" calcext:value-type="float">
            <text:p>3.235573737</text:p>
          </table:table-cell>
          <table:table-cell office:value-type="float" office:value="399.5942688" calcext:value-type="float">
            <text:p>399.5942688</text:p>
          </table:table-cell>
          <table:table-cell office:value-type="float" office:value="398.1999512" calcext:value-type="float">
            <text:p>398.1999512</text:p>
          </table:table-cell>
          <table:table-cell office:value-type="float" office:value="0.010749868" calcext:value-type="float">
            <text:p>0.010749868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1.6" calcext:value-type="float">
            <text:p>1.6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18]" office:value-type="float" office:value="0.661540854" calcext:value-type="float">
            <text:p>0.661540854</text:p>
          </table:table-cell>
          <table:table-cell table:formula="of:=0.5*([.L418]+[.M418])/10" office:value-type="float" office:value="39.967251585" calcext:value-type="float">
            <text:p>39.967251585</text:p>
          </table:table-cell>
          <table:table-cell table:formula="of:=[.K418]" office:value-type="float" office:value="2.684821468" calcext:value-type="float">
            <text:p>2.684821468</text:p>
          </table:table-cell>
          <table:table-cell table:style-name="ce1" table:formula="of:=[.O418]" office:value-type="float" office:value="1.4" calcext:value-type="float">
            <text:p>1.40</text:p>
          </table:table-cell>
          <table:table-cell table:formula="of:=[.N418]" office:value-type="float" office:value="0.004856626" calcext:value-type="float">
            <text:p>0.00485662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661540854" calcext:value-type="float">
            <text:p>0.661540854</text:p>
          </table:table-cell>
          <table:table-cell office:value-type="float" office:value="2.684821468" calcext:value-type="float">
            <text:p>2.684821468</text:p>
          </table:table-cell>
          <table:table-cell office:value-type="float" office:value="400.106781" calcext:value-type="float">
            <text:p>400.106781</text:p>
          </table:table-cell>
          <table:table-cell office:value-type="float" office:value="399.2382507" calcext:value-type="float">
            <text:p>399.2382507</text:p>
          </table:table-cell>
          <table:table-cell office:value-type="float" office:value="0.004856626" calcext:value-type="float">
            <text:p>0.004856626</text:p>
          </table:table-cell>
          <table:table-cell table:style-name="ce1" office:value-type="float" office:value="1.4" calcext:value-type="float">
            <text:p>1.4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19]" office:value-type="float" office:value="0.966161941" calcext:value-type="float">
            <text:p>0.966161941</text:p>
          </table:table-cell>
          <table:table-cell table:formula="of:=0.5*([.L419]+[.M419])/10" office:value-type="float" office:value="39.94795532" calcext:value-type="float">
            <text:p>39.94795532</text:p>
          </table:table-cell>
          <table:table-cell table:formula="of:=[.K419]" office:value-type="float" office:value="2.891973273" calcext:value-type="float">
            <text:p>2.891973273</text:p>
          </table:table-cell>
          <table:table-cell table:style-name="ce1" table:formula="of:=[.O419]" office:value-type="float" office:value="1.4" calcext:value-type="float">
            <text:p>1.40</text:p>
          </table:table-cell>
          <table:table-cell table:formula="of:=[.N419]" office:value-type="float" office:value="0.009833891" calcext:value-type="float">
            <text:p>0.00983389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966161941" calcext:value-type="float">
            <text:p>0.966161941</text:p>
          </table:table-cell>
          <table:table-cell office:value-type="float" office:value="2.891973273" calcext:value-type="float">
            <text:p>2.891973273</text:p>
          </table:table-cell>
          <table:table-cell office:value-type="float" office:value="400.1408081" calcext:value-type="float">
            <text:p>400.1408081</text:p>
          </table:table-cell>
          <table:table-cell office:value-type="float" office:value="398.8182983" calcext:value-type="float">
            <text:p>398.8182983</text:p>
          </table:table-cell>
          <table:table-cell office:value-type="float" office:value="0.009833891" calcext:value-type="float">
            <text:p>0.009833891</text:p>
          </table:table-cell>
          <table:table-cell table:style-name="ce1" office:value-type="float" office:value="1.4" calcext:value-type="float">
            <text:p>1.4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20]" office:value-type="float" office:value="0.27101978" calcext:value-type="float">
            <text:p>0.27101978</text:p>
          </table:table-cell>
          <table:table-cell table:formula="of:=0.5*([.L420]+[.M420])/10" office:value-type="float" office:value="39.94588928" calcext:value-type="float">
            <text:p>39.94588928</text:p>
          </table:table-cell>
          <table:table-cell table:formula="of:=[.K420]" office:value-type="float" office:value="3.175910887" calcext:value-type="float">
            <text:p>3.175910887</text:p>
          </table:table-cell>
          <table:table-cell table:style-name="ce1" table:formula="of:=[.O420]" office:value-type="float" office:value="1.4" calcext:value-type="float">
            <text:p>1.40</text:p>
          </table:table-cell>
          <table:table-cell table:formula="of:=[.N420]" office:value-type="float" office:value="0.005991966" calcext:value-type="float">
            <text:p>0.00599196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7101978" calcext:value-type="float">
            <text:p>0.27101978</text:p>
          </table:table-cell>
          <table:table-cell office:value-type="float" office:value="3.175910887" calcext:value-type="float">
            <text:p>3.175910887</text:p>
          </table:table-cell>
          <table:table-cell office:value-type="float" office:value="399.6763916" calcext:value-type="float">
            <text:p>399.6763916</text:p>
          </table:table-cell>
          <table:table-cell office:value-type="float" office:value="399.241394" calcext:value-type="float">
            <text:p>399.241394</text:p>
          </table:table-cell>
          <table:table-cell office:value-type="float" office:value="0.005991966" calcext:value-type="float">
            <text:p>0.005991966</text:p>
          </table:table-cell>
          <table:table-cell table:style-name="ce1" office:value-type="float" office:value="1.4" calcext:value-type="float">
            <text:p>1.4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21]" office:value-type="float" office:value="4.62923229" calcext:value-type="float">
            <text:p>4.62923229</text:p>
          </table:table-cell>
          <table:table-cell table:formula="of:=0.5*([.L421]+[.M421])/10" office:value-type="float" office:value="39.69367523" calcext:value-type="float">
            <text:p>39.69367523</text:p>
          </table:table-cell>
          <table:table-cell table:formula="of:=[.K421]" office:value-type="float" office:value="2.767643817" calcext:value-type="float">
            <text:p>2.767643817</text:p>
          </table:table-cell>
          <table:table-cell table:style-name="ce1" table:formula="of:=[.O421]" office:value-type="float" office:value="0.75" calcext:value-type="float">
            <text:p>0.75</text:p>
          </table:table-cell>
          <table:table-cell table:formula="of:=[.N421]" office:value-type="float" office:value="0.03294079" calcext:value-type="float">
            <text:p>0.0329407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.62923229" calcext:value-type="float">
            <text:p>4.62923229</text:p>
          </table:table-cell>
          <table:table-cell office:value-type="float" office:value="2.767643817" calcext:value-type="float">
            <text:p>2.767643817</text:p>
          </table:table-cell>
          <table:table-cell office:value-type="float" office:value="399.9724731" calcext:value-type="float">
            <text:p>399.9724731</text:p>
          </table:table-cell>
          <table:table-cell office:value-type="float" office:value="393.9010315" calcext:value-type="float">
            <text:p>393.9010315</text:p>
          </table:table-cell>
          <table:table-cell office:value-type="float" office:value="0.03294079" calcext:value-type="float">
            <text:p>0.03294079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2.15" calcext:value-type="float">
            <text:p>2.1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22]" office:value-type="float" office:value="8.947302039" calcext:value-type="float">
            <text:p>8.947302039</text:p>
          </table:table-cell>
          <table:table-cell table:formula="of:=0.5*([.L422]+[.M422])/10" office:value-type="float" office:value="39.423280335" calcext:value-type="float">
            <text:p>39.423280335</text:p>
          </table:table-cell>
          <table:table-cell table:formula="of:=[.K422]" office:value-type="float" office:value="2.653679633" calcext:value-type="float">
            <text:p>2.653679633</text:p>
          </table:table-cell>
          <table:table-cell table:style-name="ce1" table:formula="of:=[.O422]" office:value-type="float" office:value="0.75" calcext:value-type="float">
            <text:p>0.75</text:p>
          </table:table-cell>
          <table:table-cell table:formula="of:=[.N422]" office:value-type="float" office:value="0.065454165" calcext:value-type="float">
            <text:p>0.065454165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947302039" calcext:value-type="float">
            <text:p>8.947302039</text:p>
          </table:table-cell>
          <table:table-cell office:value-type="float" office:value="2.653679633" calcext:value-type="float">
            <text:p>2.653679633</text:p>
          </table:table-cell>
          <table:table-cell office:value-type="float" office:value="400.0846863" calcext:value-type="float">
            <text:p>400.0846863</text:p>
          </table:table-cell>
          <table:table-cell office:value-type="float" office:value="388.3809204" calcext:value-type="float">
            <text:p>388.3809204</text:p>
          </table:table-cell>
          <table:table-cell office:value-type="float" office:value="0.065454165" calcext:value-type="float">
            <text:p>0.06545416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2.15" calcext:value-type="float">
            <text:p>2.1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23]" office:value-type="float" office:value="3.377771754" calcext:value-type="float">
            <text:p>3.377771754</text:p>
          </table:table-cell>
          <table:table-cell table:formula="of:=0.5*([.L423]+[.M423])/10" office:value-type="float" office:value="39.78431396" calcext:value-type="float">
            <text:p>39.78431396</text:p>
          </table:table-cell>
          <table:table-cell table:formula="of:=[.K423]" office:value-type="float" office:value="2.947006837" calcext:value-type="float">
            <text:p>2.947006837</text:p>
          </table:table-cell>
          <table:table-cell table:style-name="ce1" table:formula="of:=[.O423]" office:value-type="float" office:value="0.75" calcext:value-type="float">
            <text:p>0.75</text:p>
          </table:table-cell>
          <table:table-cell table:formula="of:=[.N423]" office:value-type="float" office:value="0.023200555" calcext:value-type="float">
            <text:p>0.023200555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.377771754" calcext:value-type="float">
            <text:p>3.377771754</text:p>
          </table:table-cell>
          <table:table-cell office:value-type="float" office:value="2.947006837" calcext:value-type="float">
            <text:p>2.947006837</text:p>
          </table:table-cell>
          <table:table-cell office:value-type="float" office:value="400.0641479" calcext:value-type="float">
            <text:p>400.0641479</text:p>
          </table:table-cell>
          <table:table-cell office:value-type="float" office:value="395.6221313" calcext:value-type="float">
            <text:p>395.6221313</text:p>
          </table:table-cell>
          <table:table-cell office:value-type="float" office:value="0.023200555" calcext:value-type="float">
            <text:p>0.02320055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2.15" calcext:value-type="float">
            <text:p>2.1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24]" office:value-type="float" office:value="0.271162271" calcext:value-type="float">
            <text:p>0.271162271</text:p>
          </table:table-cell>
          <table:table-cell table:formula="of:=0.5*([.L424]+[.M424])/10" office:value-type="float" office:value="39.96788483" calcext:value-type="float">
            <text:p>39.96788483</text:p>
          </table:table-cell>
          <table:table-cell table:formula="of:=[.K424]" office:value-type="float" office:value="2.830741569" calcext:value-type="float">
            <text:p>2.830741569</text:p>
          </table:table-cell>
          <table:table-cell table:style-name="ce1" table:formula="of:=[.O424]" office:value-type="float" office:value="1.55" calcext:value-type="float">
            <text:p>1.55</text:p>
          </table:table-cell>
          <table:table-cell table:formula="of:=[.N424]" office:value-type="float" office:value="0.00820462" calcext:value-type="float">
            <text:p>0.0082046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71162271" calcext:value-type="float">
            <text:p>0.271162271</text:p>
          </table:table-cell>
          <table:table-cell office:value-type="float" office:value="2.830741569" calcext:value-type="float">
            <text:p>2.830741569</text:p>
          </table:table-cell>
          <table:table-cell office:value-type="float" office:value="399.9084473" calcext:value-type="float">
            <text:p>399.9084473</text:p>
          </table:table-cell>
          <table:table-cell office:value-type="float" office:value="399.4492493" calcext:value-type="float">
            <text:p>399.4492493</text:p>
          </table:table-cell>
          <table:table-cell office:value-type="float" office:value="0.00820462" calcext:value-type="float">
            <text:p>0.00820462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2.45" calcext:value-type="float">
            <text:p>2.4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25]" office:value-type="float" office:value="0.548227184" calcext:value-type="float">
            <text:p>0.548227184</text:p>
          </table:table-cell>
          <table:table-cell table:formula="of:=0.5*([.L425]+[.M425])/10" office:value-type="float" office:value="39.94288177" calcext:value-type="float">
            <text:p>39.94288177</text:p>
          </table:table-cell>
          <table:table-cell table:formula="of:=[.K425]" office:value-type="float" office:value="2.943551242" calcext:value-type="float">
            <text:p>2.943551242</text:p>
          </table:table-cell>
          <table:table-cell table:style-name="ce1" table:formula="of:=[.O425]" office:value-type="float" office:value="1.55" calcext:value-type="float">
            <text:p>1.55</text:p>
          </table:table-cell>
          <table:table-cell table:formula="of:=[.N425]" office:value-type="float" office:value="0.007000287" calcext:value-type="float">
            <text:p>0.007000287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548227184" calcext:value-type="float">
            <text:p>0.548227184</text:p>
          </table:table-cell>
          <table:table-cell office:value-type="float" office:value="2.943551242" calcext:value-type="float">
            <text:p>2.943551242</text:p>
          </table:table-cell>
          <table:table-cell office:value-type="float" office:value="399.816925" calcext:value-type="float">
            <text:p>399.816925</text:p>
          </table:table-cell>
          <table:table-cell office:value-type="float" office:value="399.0407104" calcext:value-type="float">
            <text:p>399.0407104</text:p>
          </table:table-cell>
          <table:table-cell office:value-type="float" office:value="0.007000287" calcext:value-type="float">
            <text:p>0.007000287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2.45" calcext:value-type="float">
            <text:p>2.4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26]" office:value-type="float" office:value="0.249707057" calcext:value-type="float">
            <text:p>0.249707057</text:p>
          </table:table-cell>
          <table:table-cell table:formula="of:=0.5*([.L426]+[.M426])/10" office:value-type="float" office:value="39.97849884" calcext:value-type="float">
            <text:p>39.97849884</text:p>
          </table:table-cell>
          <table:table-cell table:formula="of:=[.K426]" office:value-type="float" office:value="3.049896713" calcext:value-type="float">
            <text:p>3.049896713</text:p>
          </table:table-cell>
          <table:table-cell table:style-name="ce1" table:formula="of:=[.O426]" office:value-type="float" office:value="1.55" calcext:value-type="float">
            <text:p>1.55</text:p>
          </table:table-cell>
          <table:table-cell table:formula="of:=[.N426]" office:value-type="float" office:value="0.005233236" calcext:value-type="float">
            <text:p>0.00523323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49707057" calcext:value-type="float">
            <text:p>0.249707057</text:p>
          </table:table-cell>
          <table:table-cell office:value-type="float" office:value="3.049896713" calcext:value-type="float">
            <text:p>3.049896713</text:p>
          </table:table-cell>
          <table:table-cell office:value-type="float" office:value="399.980835" calcext:value-type="float">
            <text:p>399.980835</text:p>
          </table:table-cell>
          <table:table-cell office:value-type="float" office:value="399.5891418" calcext:value-type="float">
            <text:p>399.5891418</text:p>
          </table:table-cell>
          <table:table-cell office:value-type="float" office:value="0.005233236" calcext:value-type="float">
            <text:p>0.005233236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2.45" calcext:value-type="float">
            <text:p>2.45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27]" office:value-type="float" office:value="2.187942438" calcext:value-type="float">
            <text:p>2.187942438</text:p>
          </table:table-cell>
          <table:table-cell table:formula="of:=0.5*([.L427]+[.M427])/10" office:value-type="float" office:value="39.838897705" calcext:value-type="float">
            <text:p>39.838897705</text:p>
          </table:table-cell>
          <table:table-cell table:formula="of:=[.K427]" office:value-type="float" office:value="2.689885125" calcext:value-type="float">
            <text:p>2.689885125</text:p>
          </table:table-cell>
          <table:table-cell table:style-name="ce1" table:formula="of:=[.O427]" office:value-type="float" office:value="0.85" calcext:value-type="float">
            <text:p>0.85</text:p>
          </table:table-cell>
          <table:table-cell table:formula="of:=[.N427]" office:value-type="float" office:value="0.019812139" calcext:value-type="float">
            <text:p>0.01981213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.187942438" calcext:value-type="float">
            <text:p>2.187942438</text:p>
          </table:table-cell>
          <table:table-cell office:value-type="float" office:value="2.689885125" calcext:value-type="float">
            <text:p>2.689885125</text:p>
          </table:table-cell>
          <table:table-cell office:value-type="float" office:value="399.8536987" calcext:value-type="float">
            <text:p>399.8536987</text:p>
          </table:table-cell>
          <table:table-cell office:value-type="float" office:value="396.9242554" calcext:value-type="float">
            <text:p>396.9242554</text:p>
          </table:table-cell>
          <table:table-cell office:value-type="float" office:value="0.019812139" calcext:value-type="float">
            <text:p>0.019812139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28]" office:value-type="float" office:value="2.409905211" calcext:value-type="float">
            <text:p>2.409905211</text:p>
          </table:table-cell>
          <table:table-cell table:formula="of:=0.5*([.L428]+[.M428])/10" office:value-type="float" office:value="39.822470095" calcext:value-type="float">
            <text:p>39.822470095</text:p>
          </table:table-cell>
          <table:table-cell table:formula="of:=[.K428]" office:value-type="float" office:value="2.763904714" calcext:value-type="float">
            <text:p>2.763904714</text:p>
          </table:table-cell>
          <table:table-cell table:style-name="ce1" table:formula="of:=[.O428]" office:value-type="float" office:value="0.85" calcext:value-type="float">
            <text:p>0.85</text:p>
          </table:table-cell>
          <table:table-cell table:formula="of:=[.N428]" office:value-type="float" office:value="0.024098757" calcext:value-type="float">
            <text:p>0.024098757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.409905211" calcext:value-type="float">
            <text:p>2.409905211</text:p>
          </table:table-cell>
          <table:table-cell office:value-type="float" office:value="2.763904714" calcext:value-type="float">
            <text:p>2.763904714</text:p>
          </table:table-cell>
          <table:table-cell office:value-type="float" office:value="399.8603821" calcext:value-type="float">
            <text:p>399.8603821</text:p>
          </table:table-cell>
          <table:table-cell office:value-type="float" office:value="396.5890198" calcext:value-type="float">
            <text:p>396.5890198</text:p>
          </table:table-cell>
          <table:table-cell office:value-type="float" office:value="0.024098757" calcext:value-type="float">
            <text:p>0.024098757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29]" office:value-type="float" office:value="0.909010066" calcext:value-type="float">
            <text:p>0.909010066</text:p>
          </table:table-cell>
          <table:table-cell table:formula="of:=0.5*([.L429]+[.M429])/10" office:value-type="float" office:value="39.92466278" calcext:value-type="float">
            <text:p>39.92466278</text:p>
          </table:table-cell>
          <table:table-cell table:formula="of:=[.K429]" office:value-type="float" office:value="2.902447508" calcext:value-type="float">
            <text:p>2.902447508</text:p>
          </table:table-cell>
          <table:table-cell table:style-name="ce1" table:formula="of:=[.O429]" office:value-type="float" office:value="0.85" calcext:value-type="float">
            <text:p>0.85</text:p>
          </table:table-cell>
          <table:table-cell table:formula="of:=[.N429]" office:value-type="float" office:value="0.011661395" calcext:value-type="float">
            <text:p>0.011661395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909010066" calcext:value-type="float">
            <text:p>0.909010066</text:p>
          </table:table-cell>
          <table:table-cell office:value-type="float" office:value="2.902447508" calcext:value-type="float">
            <text:p>2.902447508</text:p>
          </table:table-cell>
          <table:table-cell office:value-type="float" office:value="399.8891907" calcext:value-type="float">
            <text:p>399.8891907</text:p>
          </table:table-cell>
          <table:table-cell office:value-type="float" office:value="398.6040649" calcext:value-type="float">
            <text:p>398.6040649</text:p>
          </table:table-cell>
          <table:table-cell office:value-type="float" office:value="0.011661395" calcext:value-type="float">
            <text:p>0.011661395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30]" office:value-type="float" office:value="11.57932727" calcext:value-type="float">
            <text:p>11.57932727</text:p>
          </table:table-cell>
          <table:table-cell table:formula="of:=0.5*([.L430]+[.M430])/10" office:value-type="float" office:value="39.18939819" calcext:value-type="float">
            <text:p>39.18939819</text:p>
          </table:table-cell>
          <table:table-cell table:formula="of:=[.K430]" office:value-type="float" office:value="2.550325868" calcext:value-type="float">
            <text:p>2.550325868</text:p>
          </table:table-cell>
          <table:table-cell table:style-name="ce1" table:formula="of:=[.O430]" office:value-type="float" office:value="0.55" calcext:value-type="float">
            <text:p>0.55</text:p>
          </table:table-cell>
          <table:table-cell table:formula="of:=[.N430]" office:value-type="float" office:value="0.176793439" calcext:value-type="float">
            <text:p>0.17679343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.57932727" calcext:value-type="float">
            <text:p>11.57932727</text:p>
          </table:table-cell>
          <table:table-cell office:value-type="float" office:value="2.550325868" calcext:value-type="float">
            <text:p>2.550325868</text:p>
          </table:table-cell>
          <table:table-cell office:value-type="float" office:value="400.098999" calcext:value-type="float">
            <text:p>400.098999</text:p>
          </table:table-cell>
          <table:table-cell office:value-type="float" office:value="383.6889648" calcext:value-type="float">
            <text:p>383.6889648</text:p>
          </table:table-cell>
          <table:table-cell office:value-type="float" office:value="0.176793439" calcext:value-type="float">
            <text:p>0.176793439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2" calcext:value-type="float">
            <text:p>1.2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31]" office:value-type="float" office:value="14.13678649" calcext:value-type="float">
            <text:p>14.13678649</text:p>
          </table:table-cell>
          <table:table-cell table:formula="of:=0.5*([.L431]+[.M431])/10" office:value-type="float" office:value="38.979174805" calcext:value-type="float">
            <text:p>38.979174805</text:p>
          </table:table-cell>
          <table:table-cell table:formula="of:=[.K431]" office:value-type="float" office:value="2.499349668" calcext:value-type="float">
            <text:p>2.499349668</text:p>
          </table:table-cell>
          <table:table-cell table:style-name="ce1" table:formula="of:=[.O431]" office:value-type="float" office:value="0.55" calcext:value-type="float">
            <text:p>0.55</text:p>
          </table:table-cell>
          <table:table-cell table:formula="of:=[.N431]" office:value-type="float" office:value="0.238848786" calcext:value-type="float">
            <text:p>0.23884878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.13678649" calcext:value-type="float">
            <text:p>14.13678649</text:p>
          </table:table-cell>
          <table:table-cell office:value-type="float" office:value="2.499349668" calcext:value-type="float">
            <text:p>2.499349668</text:p>
          </table:table-cell>
          <table:table-cell office:value-type="float" office:value="399.8991089" calcext:value-type="float">
            <text:p>399.8991089</text:p>
          </table:table-cell>
          <table:table-cell office:value-type="float" office:value="379.6843872" calcext:value-type="float">
            <text:p>379.6843872</text:p>
          </table:table-cell>
          <table:table-cell office:value-type="float" office:value="0.238848786" calcext:value-type="float">
            <text:p>0.238848786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2" calcext:value-type="float">
            <text:p>1.20</text:p>
          </table:table-cell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1000"/>
        </table:table-row>
        <table:table-row table:style-name="ro2">
          <table:table-cell table:formula="of:=[.J432]" office:value-type="float" office:value="15.04378247" calcext:value-type="float">
            <text:p>15.04378247</text:p>
          </table:table-cell>
          <table:table-cell table:formula="of:=0.5*([.L432]+[.M432])/10" office:value-type="float" office:value="38.872935485" calcext:value-type="float">
            <text:p>38.872935485</text:p>
          </table:table-cell>
          <table:table-cell table:formula="of:=[.K432]" office:value-type="float" office:value="2.86001306" calcext:value-type="float">
            <text:p>2.86001306</text:p>
          </table:table-cell>
          <table:table-cell table:style-name="ce1" table:formula="of:=[.O432]" office:value-type="float" office:value="0.55" calcext:value-type="float">
            <text:p>0.55</text:p>
          </table:table-cell>
          <table:table-cell table:formula="of:=[.N432]" office:value-type="float" office:value="0.234646113" calcext:value-type="float">
            <text:p>0.23464611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.04378247" calcext:value-type="float">
            <text:p>15.04378247</text:p>
          </table:table-cell>
          <table:table-cell office:value-type="float" office:value="2.86001306" calcext:value-type="float">
            <text:p>2.86001306</text:p>
          </table:table-cell>
          <table:table-cell office:value-type="float" office:value="399.578186" calcext:value-type="float">
            <text:p>399.578186</text:p>
          </table:table-cell>
          <table:table-cell office:value-type="float" office:value="377.8805237" calcext:value-type="float">
            <text:p>377.8805237</text:p>
          </table:table-cell>
          <table:table-cell office:value-type="float" office:value="0.234646113" calcext:value-type="float">
            <text:p>0.234646113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2" calcext:value-type="float">
            <text:p>1.20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433]" office:value-type="float" office:value="14.88562926" calcext:value-type="float">
            <text:p>14.88562926</text:p>
          </table:table-cell>
          <table:table-cell table:formula="of:=0.5*([.L433]+[.M433])/10" office:value-type="float" office:value="39.10718231" calcext:value-type="float">
            <text:p>39.10718231</text:p>
          </table:table-cell>
          <table:table-cell table:formula="of:=[.K433]" office:value-type="float" office:value="2.385798538" calcext:value-type="float">
            <text:p>2.385798538</text:p>
          </table:table-cell>
          <table:table-cell table:style-name="ce1" table:formula="of:=[.O433]" office:value-type="float" office:value="0.4" calcext:value-type="float">
            <text:p>0.40</text:p>
          </table:table-cell>
          <table:table-cell table:formula="of:=[.N433]" office:value-type="float" office:value="0.219477335" calcext:value-type="float">
            <text:p>0.21947733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.88562926" calcext:value-type="float">
            <text:p>14.88562926</text:p>
          </table:table-cell>
          <table:table-cell office:value-type="float" office:value="2.385798538" calcext:value-type="float">
            <text:p>2.385798538</text:p>
          </table:table-cell>
          <table:table-cell office:value-type="float" office:value="401.4498596" calcext:value-type="float">
            <text:p>401.4498596</text:p>
          </table:table-cell>
          <table:table-cell office:value-type="float" office:value="380.6937866" calcext:value-type="float">
            <text:p>380.6937866</text:p>
          </table:table-cell>
          <table:table-cell office:value-type="float" office:value="0.219477335" calcext:value-type="float">
            <text:p>0.219477335</text:p>
          </table:table-cell>
          <table:table-cell table:style-name="ce1" office:value-type="float" office:value="0.4" calcext:value-type="float">
            <text:p>0.40</text:p>
          </table:table-cell>
          <table:table-cell table:style-name="ce1" table:formula="of:=AVERAGE(0.6;0.75)" office:value-type="float" office:value="0.675" calcext:value-type="float">
            <text:p>0.68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434]" office:value-type="float" office:value="7.325846621" calcext:value-type="float">
            <text:p>7.325846621</text:p>
          </table:table-cell>
          <table:table-cell table:formula="of:=0.5*([.L434]+[.M434])/10" office:value-type="float" office:value="39.49590912" calcext:value-type="float">
            <text:p>39.49590912</text:p>
          </table:table-cell>
          <table:table-cell table:formula="of:=[.K434]" office:value-type="float" office:value="2.665246254" calcext:value-type="float">
            <text:p>2.665246254</text:p>
          </table:table-cell>
          <table:table-cell table:style-name="ce1" table:formula="of:=[.O434]" office:value-type="float" office:value="0.4" calcext:value-type="float">
            <text:p>0.40</text:p>
          </table:table-cell>
          <table:table-cell table:formula="of:=[.N434]" office:value-type="float" office:value="0.084060139" calcext:value-type="float">
            <text:p>0.08406013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325846621" calcext:value-type="float">
            <text:p>7.325846621</text:p>
          </table:table-cell>
          <table:table-cell office:value-type="float" office:value="2.665246254" calcext:value-type="float">
            <text:p>2.665246254</text:p>
          </table:table-cell>
          <table:table-cell office:value-type="float" office:value="399.980835" calcext:value-type="float">
            <text:p>399.980835</text:p>
          </table:table-cell>
          <table:table-cell office:value-type="float" office:value="389.9373474" calcext:value-type="float">
            <text:p>389.9373474</text:p>
          </table:table-cell>
          <table:table-cell office:value-type="float" office:value="0.084060139" calcext:value-type="float">
            <text:p>0.084060139</text:p>
          </table:table-cell>
          <table:table-cell table:style-name="ce1" office:value-type="float" office:value="0.4" calcext:value-type="float">
            <text:p>0.40</text:p>
          </table:table-cell>
          <table:table-cell table:style-name="ce1" table:formula="of:=AVERAGE(0.6;0.75)" office:value-type="float" office:value="0.675" calcext:value-type="float">
            <text:p>0.68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435]" office:value-type="float" office:value="6.73834942" calcext:value-type="float">
            <text:p>6.73834942</text:p>
          </table:table-cell>
          <table:table-cell table:formula="of:=0.5*([.L435]+[.M435])/10" office:value-type="float" office:value="39.530537415" calcext:value-type="float">
            <text:p>39.530537415</text:p>
          </table:table-cell>
          <table:table-cell table:formula="of:=[.K435]" office:value-type="float" office:value="3.242377582" calcext:value-type="float">
            <text:p>3.242377582</text:p>
          </table:table-cell>
          <table:table-cell table:style-name="ce1" table:formula="of:=[.O435]" office:value-type="float" office:value="0.4" calcext:value-type="float">
            <text:p>0.40</text:p>
          </table:table-cell>
          <table:table-cell table:formula="of:=[.N435]" office:value-type="float" office:value="0.077347921" calcext:value-type="float">
            <text:p>0.07734792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73834942" calcext:value-type="float">
            <text:p>6.73834942</text:p>
          </table:table-cell>
          <table:table-cell office:value-type="float" office:value="3.242377582" calcext:value-type="float">
            <text:p>3.242377582</text:p>
          </table:table-cell>
          <table:table-cell office:value-type="float" office:value="400.0532837" calcext:value-type="float">
            <text:p>400.0532837</text:p>
          </table:table-cell>
          <table:table-cell office:value-type="float" office:value="390.5574646" calcext:value-type="float">
            <text:p>390.5574646</text:p>
          </table:table-cell>
          <table:table-cell office:value-type="float" office:value="0.077347921" calcext:value-type="float">
            <text:p>0.077347921</text:p>
          </table:table-cell>
          <table:table-cell table:style-name="ce1" office:value-type="float" office:value="0.4" calcext:value-type="float">
            <text:p>0.40</text:p>
          </table:table-cell>
          <table:table-cell table:style-name="ce1" table:formula="of:=AVERAGE(0.6;0.75)" office:value-type="float" office:value="0.675" calcext:value-type="float">
            <text:p>0.68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436]" office:value-type="float" office:value="15.05877763" calcext:value-type="float">
            <text:p>15.05877763</text:p>
          </table:table-cell>
          <table:table-cell table:formula="of:=0.5*([.L436]+[.M436])/10" office:value-type="float" office:value="38.97928162" calcext:value-type="float">
            <text:p>38.97928162</text:p>
          </table:table-cell>
          <table:table-cell table:formula="of:=[.K436]" office:value-type="float" office:value="2.574991539" calcext:value-type="float">
            <text:p>2.574991539</text:p>
          </table:table-cell>
          <table:table-cell table:style-name="ce1" table:formula="of:=[.O436]" office:value-type="float" office:value="0.25" calcext:value-type="float">
            <text:p>0.25</text:p>
          </table:table-cell>
          <table:table-cell table:formula="of:=[.N436]" office:value-type="float" office:value="0.190972894" calcext:value-type="float">
            <text:p>0.19097289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.05877763" calcext:value-type="float">
            <text:p>15.05877763</text:p>
          </table:table-cell>
          <table:table-cell office:value-type="float" office:value="2.574991539" calcext:value-type="float">
            <text:p>2.574991539</text:p>
          </table:table-cell>
          <table:table-cell office:value-type="float" office:value="400.1832886" calcext:value-type="float">
            <text:p>400.1832886</text:p>
          </table:table-cell>
          <table:table-cell office:value-type="float" office:value="379.4023438" calcext:value-type="float">
            <text:p>379.4023438</text:p>
          </table:table-cell>
          <table:table-cell office:value-type="float" office:value="0.190972894" calcext:value-type="float">
            <text:p>0.19097289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85" calcext:value-type="float">
            <text:p>0.8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437]" office:value-type="float" office:value="7.633638204" calcext:value-type="float">
            <text:p>7.633638204</text:p>
          </table:table-cell>
          <table:table-cell table:formula="of:=0.5*([.L437]+[.M437])/10" office:value-type="float" office:value="39.461273195" calcext:value-type="float">
            <text:p>39.461273195</text:p>
          </table:table-cell>
          <table:table-cell table:formula="of:=[.K437]" office:value-type="float" office:value="2.61495474" calcext:value-type="float">
            <text:p>2.61495474</text:p>
          </table:table-cell>
          <table:table-cell table:style-name="ce1" table:formula="of:=[.O437]" office:value-type="float" office:value="0.25" calcext:value-type="float">
            <text:p>0.25</text:p>
          </table:table-cell>
          <table:table-cell table:formula="of:=[.N437]" office:value-type="float" office:value="0.127827457" calcext:value-type="float">
            <text:p>0.12782745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33638204" calcext:value-type="float">
            <text:p>7.633638204</text:p>
          </table:table-cell>
          <table:table-cell office:value-type="float" office:value="2.61495474" calcext:value-type="float">
            <text:p>2.61495474</text:p>
          </table:table-cell>
          <table:table-cell office:value-type="float" office:value="400.1268616" calcext:value-type="float">
            <text:p>400.1268616</text:p>
          </table:table-cell>
          <table:table-cell office:value-type="float" office:value="389.0986023" calcext:value-type="float">
            <text:p>389.0986023</text:p>
          </table:table-cell>
          <table:table-cell office:value-type="float" office:value="0.127827457" calcext:value-type="float">
            <text:p>0.127827457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85" calcext:value-type="float">
            <text:p>0.8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438]" office:value-type="float" office:value="13.37813128" calcext:value-type="float">
            <text:p>13.37813128</text:p>
          </table:table-cell>
          <table:table-cell table:formula="of:=0.5*([.L438]+[.M438])/10" office:value-type="float" office:value="39.04302216" calcext:value-type="float">
            <text:p>39.04302216</text:p>
          </table:table-cell>
          <table:table-cell table:formula="of:=[.K438]" office:value-type="float" office:value="2.958072259" calcext:value-type="float">
            <text:p>2.958072259</text:p>
          </table:table-cell>
          <table:table-cell table:style-name="ce1" table:formula="of:=[.O438]" office:value-type="float" office:value="0.25" calcext:value-type="float">
            <text:p>0.25</text:p>
          </table:table-cell>
          <table:table-cell table:formula="of:=[.N438]" office:value-type="float" office:value="0.180346608" calcext:value-type="float">
            <text:p>0.18034660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.37813128" calcext:value-type="float">
            <text:p>13.37813128</text:p>
          </table:table-cell>
          <table:table-cell office:value-type="float" office:value="2.958072259" calcext:value-type="float">
            <text:p>2.958072259</text:p>
          </table:table-cell>
          <table:table-cell office:value-type="float" office:value="399.9219666" calcext:value-type="float">
            <text:p>399.9219666</text:p>
          </table:table-cell>
          <table:table-cell office:value-type="float" office:value="380.9384766" calcext:value-type="float">
            <text:p>380.9384766</text:p>
          </table:table-cell>
          <table:table-cell office:value-type="float" office:value="0.180346608" calcext:value-type="float">
            <text:p>0.18034660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85" calcext:value-type="float">
            <text:p>0.8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439]" office:value-type="float" office:value="18.41305482" calcext:value-type="float">
            <text:p>18.41305482</text:p>
          </table:table-cell>
          <table:table-cell table:formula="of:=0.5*([.L439]+[.M439])/10" office:value-type="float" office:value="38.694647215" calcext:value-type="float">
            <text:p>38.694647215</text:p>
          </table:table-cell>
          <table:table-cell table:formula="of:=[.K439]" office:value-type="float" office:value="2.24357936" calcext:value-type="float">
            <text:p>2.24357936</text:p>
          </table:table-cell>
          <table:table-cell table:style-name="ce1" table:formula="of:=[.O439]" office:value-type="float" office:value="0.65" calcext:value-type="float">
            <text:p>0.65</text:p>
          </table:table-cell>
          <table:table-cell table:formula="of:=[.N439]" office:value-type="float" office:value="0.318073502" calcext:value-type="float">
            <text:p>0.31807350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.41305482" calcext:value-type="float">
            <text:p>18.41305482</text:p>
          </table:table-cell>
          <table:table-cell office:value-type="float" office:value="2.24357936" calcext:value-type="float">
            <text:p>2.24357936</text:p>
          </table:table-cell>
          <table:table-cell office:value-type="float" office:value="399.9282837" calcext:value-type="float">
            <text:p>399.9282837</text:p>
          </table:table-cell>
          <table:table-cell office:value-type="float" office:value="373.9646606" calcext:value-type="float">
            <text:p>373.9646606</text:p>
          </table:table-cell>
          <table:table-cell office:value-type="float" office:value="0.318073502" calcext:value-type="float">
            <text:p>0.318073502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440]" office:value-type="float" office:value="20.31288018" calcext:value-type="float">
            <text:p>20.31288018</text:p>
          </table:table-cell>
          <table:table-cell table:formula="of:=0.5*([.L440]+[.M440])/10" office:value-type="float" office:value="38.461637875" calcext:value-type="float">
            <text:p>38.461637875</text:p>
          </table:table-cell>
          <table:table-cell table:formula="of:=[.K440]" office:value-type="float" office:value="2.223774234" calcext:value-type="float">
            <text:p>2.223774234</text:p>
          </table:table-cell>
          <table:table-cell table:style-name="ce1" table:formula="of:=[.O440]" office:value-type="float" office:value="0.65" calcext:value-type="float">
            <text:p>0.65</text:p>
          </table:table-cell>
          <table:table-cell table:formula="of:=[.N440]" office:value-type="float" office:value="0.332923904" calcext:value-type="float">
            <text:p>0.33292390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.31288018" calcext:value-type="float">
            <text:p>20.31288018</text:p>
          </table:table-cell>
          <table:table-cell office:value-type="float" office:value="2.223774234" calcext:value-type="float">
            <text:p>2.223774234</text:p>
          </table:table-cell>
          <table:table-cell office:value-type="float" office:value="398.7691345" calcext:value-type="float">
            <text:p>398.7691345</text:p>
          </table:table-cell>
          <table:table-cell office:value-type="float" office:value="370.463623" calcext:value-type="float">
            <text:p>370.463623</text:p>
          </table:table-cell>
          <table:table-cell office:value-type="float" office:value="0.332923904" calcext:value-type="float">
            <text:p>0.332923904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441]" office:value-type="float" office:value="17.12877528" calcext:value-type="float">
            <text:p>17.12877528</text:p>
          </table:table-cell>
          <table:table-cell table:formula="of:=0.5*([.L441]+[.M441])/10" office:value-type="float" office:value="38.778169255" calcext:value-type="float">
            <text:p>38.778169255</text:p>
          </table:table-cell>
          <table:table-cell table:formula="of:=[.K441]" office:value-type="float" office:value="2.77852885" calcext:value-type="float">
            <text:p>2.77852885</text:p>
          </table:table-cell>
          <table:table-cell table:style-name="ce1" table:formula="of:=[.O441]" office:value-type="float" office:value="0.65" calcext:value-type="float">
            <text:p>0.65</text:p>
          </table:table-cell>
          <table:table-cell table:formula="of:=[.N441]" office:value-type="float" office:value="0.26537086" calcext:value-type="float">
            <text:p>0.2653708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.12877528" calcext:value-type="float">
            <text:p>17.12877528</text:p>
          </table:table-cell>
          <table:table-cell office:value-type="float" office:value="2.77852885" calcext:value-type="float">
            <text:p>2.77852885</text:p>
          </table:table-cell>
          <table:table-cell office:value-type="float" office:value="400.0509644" calcext:value-type="float">
            <text:p>400.0509644</text:p>
          </table:table-cell>
          <table:table-cell office:value-type="float" office:value="375.5124207" calcext:value-type="float">
            <text:p>375.5124207</text:p>
          </table:table-cell>
          <table:table-cell office:value-type="float" office:value="0.26537086" calcext:value-type="float">
            <text:p>0.26537086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6"/>
          <table:table-cell table:style-name="ce1"/>
          <table:table-cell table:number-columns-repeated="1000"/>
        </table:table-row>
        <table:table-row table:style-name="ro2">
          <table:table-cell table:formula="of:=[.J442]" office:value-type="float" office:value="10.98735123" calcext:value-type="float">
            <text:p>10.98735123</text:p>
          </table:table-cell>
          <table:table-cell table:formula="of:=0.5*([.L442]+[.M442])/10" office:value-type="float" office:value="39.36902313" calcext:value-type="float">
            <text:p>39.36902313</text:p>
          </table:table-cell>
          <table:table-cell table:formula="of:=[.K442]" office:value-type="float" office:value="2.538567237" calcext:value-type="float">
            <text:p>2.538567237</text:p>
          </table:table-cell>
          <table:table-cell table:style-name="ce1" table:formula="of:=[.O442]" office:value-type="float" office:value="0.65" calcext:value-type="float">
            <text:p>0.65</text:p>
          </table:table-cell>
          <table:table-cell table:formula="of:=[.N442]" office:value-type="float" office:value="0.092034056" calcext:value-type="float">
            <text:p>0.09203405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.98735123" calcext:value-type="float">
            <text:p>10.98735123</text:p>
          </table:table-cell>
          <table:table-cell office:value-type="float" office:value="2.538567237" calcext:value-type="float">
            <text:p>2.538567237</text:p>
          </table:table-cell>
          <table:table-cell office:value-type="float" office:value="400.9283447" calcext:value-type="float">
            <text:p>400.9283447</text:p>
          </table:table-cell>
          <table:table-cell office:value-type="float" office:value="386.4521179" calcext:value-type="float">
            <text:p>386.4521179</text:p>
          </table:table-cell>
          <table:table-cell office:value-type="float" office:value="0.092034056" calcext:value-type="float">
            <text:p>0.092034056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43]" office:value-type="float" office:value="8.541689616" calcext:value-type="float">
            <text:p>8.541689616</text:p>
          </table:table-cell>
          <table:table-cell table:formula="of:=0.5*([.L443]+[.M443])/10" office:value-type="float" office:value="39.437860105" calcext:value-type="float">
            <text:p>39.437860105</text:p>
          </table:table-cell>
          <table:table-cell table:formula="of:=[.K443]" office:value-type="float" office:value="2.783918032" calcext:value-type="float">
            <text:p>2.783918032</text:p>
          </table:table-cell>
          <table:table-cell table:style-name="ce1" table:formula="of:=[.O443]" office:value-type="float" office:value="0.65" calcext:value-type="float">
            <text:p>0.65</text:p>
          </table:table-cell>
          <table:table-cell table:formula="of:=[.N443]" office:value-type="float" office:value="0.079276156" calcext:value-type="float">
            <text:p>0.07927615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541689616" calcext:value-type="float">
            <text:p>8.541689616</text:p>
          </table:table-cell>
          <table:table-cell office:value-type="float" office:value="2.783918032" calcext:value-type="float">
            <text:p>2.783918032</text:p>
          </table:table-cell>
          <table:table-cell office:value-type="float" office:value="400.1185913" calcext:value-type="float">
            <text:p>400.1185913</text:p>
          </table:table-cell>
          <table:table-cell office:value-type="float" office:value="388.6386108" calcext:value-type="float">
            <text:p>388.6386108</text:p>
          </table:table-cell>
          <table:table-cell office:value-type="float" office:value="0.079276156" calcext:value-type="float">
            <text:p>0.079276156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44]" office:value-type="float" office:value="11.52375636" calcext:value-type="float">
            <text:p>11.52375636</text:p>
          </table:table-cell>
          <table:table-cell table:formula="of:=0.5*([.L444]+[.M444])/10" office:value-type="float" office:value="39.167422485" calcext:value-type="float">
            <text:p>39.167422485</text:p>
          </table:table-cell>
          <table:table-cell table:formula="of:=[.K444]" office:value-type="float" office:value="3.252478268" calcext:value-type="float">
            <text:p>3.252478268</text:p>
          </table:table-cell>
          <table:table-cell table:style-name="ce1" table:formula="of:=[.O444]" office:value-type="float" office:value="0.65" calcext:value-type="float">
            <text:p>0.65</text:p>
          </table:table-cell>
          <table:table-cell table:formula="of:=[.N444]" office:value-type="float" office:value="0.109612184" calcext:value-type="float">
            <text:p>0.10961218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.52375636" calcext:value-type="float">
            <text:p>11.52375636</text:p>
          </table:table-cell>
          <table:table-cell office:value-type="float" office:value="3.252478268" calcext:value-type="float">
            <text:p>3.252478268</text:p>
          </table:table-cell>
          <table:table-cell office:value-type="float" office:value="399.5745239" calcext:value-type="float">
            <text:p>399.5745239</text:p>
          </table:table-cell>
          <table:table-cell office:value-type="float" office:value="383.7739258" calcext:value-type="float">
            <text:p>383.7739258</text:p>
          </table:table-cell>
          <table:table-cell office:value-type="float" office:value="0.109612184" calcext:value-type="float">
            <text:p>0.109612184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45]" office:value-type="float" office:value="0.000790809" calcext:value-type="float">
            <text:p>0.000790809</text:p>
          </table:table-cell>
          <table:table-cell table:formula="of:=0.5*([.L445]+[.M445])/10" office:value-type="float" office:value="39.994610595" calcext:value-type="float">
            <text:p>39.994610595</text:p>
          </table:table-cell>
          <table:table-cell table:formula="of:=[.K445]" office:value-type="float" office:value="2.865582188" calcext:value-type="float">
            <text:p>2.865582188</text:p>
          </table:table-cell>
          <table:table-cell table:style-name="ce1" table:formula="of:=[.O445]" office:value-type="float" office:value="1.625" calcext:value-type="float">
            <text:p>1.63</text:p>
          </table:table-cell>
          <table:table-cell table:formula="of:=[.N445]" office:value-type="float" office:value="0.004962704" calcext:value-type="float">
            <text:p>0.00496270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0790809" calcext:value-type="float">
            <text:p>0.000790809</text:p>
          </table:table-cell>
          <table:table-cell office:value-type="float" office:value="2.865582188" calcext:value-type="float">
            <text:p>2.865582188</text:p>
          </table:table-cell>
          <table:table-cell office:value-type="float" office:value="399.9874573" calcext:value-type="float">
            <text:p>399.9874573</text:p>
          </table:table-cell>
          <table:table-cell office:value-type="float" office:value="399.9047546" calcext:value-type="float">
            <text:p>399.9047546</text:p>
          </table:table-cell>
          <table:table-cell office:value-type="float" office:value="0.004962704" calcext:value-type="float">
            <text:p>0.004962704</text:p>
          </table:table-cell>
          <table:table-cell table:style-name="ce1" table:formula="of:=AVERAGE(1.6;1.65)" office:value-type="float" office:value="1.625" calcext:value-type="float">
            <text:p>1.63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46]" office:value-type="float" office:value="0.140847458" calcext:value-type="float">
            <text:p>0.140847458</text:p>
          </table:table-cell>
          <table:table-cell table:formula="of:=0.5*([.L446]+[.M446])/10" office:value-type="float" office:value="39.99635315" calcext:value-type="float">
            <text:p>39.99635315</text:p>
          </table:table-cell>
          <table:table-cell table:formula="of:=[.K446]" office:value-type="float" office:value="2.989596242" calcext:value-type="float">
            <text:p>2.989596242</text:p>
          </table:table-cell>
          <table:table-cell table:style-name="ce1" table:formula="of:=[.O446]" office:value-type="float" office:value="1.625" calcext:value-type="float">
            <text:p>1.63</text:p>
          </table:table-cell>
          <table:table-cell table:formula="of:=[.N446]" office:value-type="float" office:value="0.008494058" calcext:value-type="float">
            <text:p>0.00849405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140847458" calcext:value-type="float">
            <text:p>0.140847458</text:p>
          </table:table-cell>
          <table:table-cell office:value-type="float" office:value="2.989596242" calcext:value-type="float">
            <text:p>2.989596242</text:p>
          </table:table-cell>
          <table:table-cell office:value-type="float" office:value="400.1210327" calcext:value-type="float">
            <text:p>400.1210327</text:p>
          </table:table-cell>
          <table:table-cell office:value-type="float" office:value="399.8060303" calcext:value-type="float">
            <text:p>399.8060303</text:p>
          </table:table-cell>
          <table:table-cell office:value-type="float" office:value="0.008494058" calcext:value-type="float">
            <text:p>0.008494058</text:p>
          </table:table-cell>
          <table:table-cell table:style-name="ce1" table:formula="of:=AVERAGE(1.6;1.65)" office:value-type="float" office:value="1.625" calcext:value-type="float">
            <text:p>1.63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47]" office:value-type="float" office:value="0.040860575" calcext:value-type="float">
            <text:p>0.040860575</text:p>
          </table:table-cell>
          <table:table-cell table:formula="of:=0.5*([.L447]+[.M447])/10" office:value-type="float" office:value="40.005877685" calcext:value-type="float">
            <text:p>40.005877685</text:p>
          </table:table-cell>
          <table:table-cell table:formula="of:=[.K447]" office:value-type="float" office:value="3.584913803" calcext:value-type="float">
            <text:p>3.584913803</text:p>
          </table:table-cell>
          <table:table-cell table:style-name="ce1" table:formula="of:=[.O447]" office:value-type="float" office:value="1.625" calcext:value-type="float">
            <text:p>1.63</text:p>
          </table:table-cell>
          <table:table-cell table:formula="of:=[.N447]" office:value-type="float" office:value="0.008936706" calcext:value-type="float">
            <text:p>0.00893670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40860575" calcext:value-type="float">
            <text:p>0.040860575</text:p>
          </table:table-cell>
          <table:table-cell office:value-type="float" office:value="3.584913803" calcext:value-type="float">
            <text:p>3.584913803</text:p>
          </table:table-cell>
          <table:table-cell office:value-type="float" office:value="400.1759338" calcext:value-type="float">
            <text:p>400.1759338</text:p>
          </table:table-cell>
          <table:table-cell office:value-type="float" office:value="399.9416199" calcext:value-type="float">
            <text:p>399.9416199</text:p>
          </table:table-cell>
          <table:table-cell office:value-type="float" office:value="0.008936706" calcext:value-type="float">
            <text:p>0.008936706</text:p>
          </table:table-cell>
          <table:table-cell table:style-name="ce1" table:formula="of:=AVERAGE(1.6;1.65)" office:value-type="float" office:value="1.625" calcext:value-type="float">
            <text:p>1.63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48]" office:value-type="float" office:value="11.46906166" calcext:value-type="float">
            <text:p>11.46906166</text:p>
          </table:table-cell>
          <table:table-cell table:formula="of:=0.5*([.L448]+[.M448])/10" office:value-type="float" office:value="39.20435333" calcext:value-type="float">
            <text:p>39.20435333</text:p>
          </table:table-cell>
          <table:table-cell table:formula="of:=[.K448]" office:value-type="float" office:value="2.488419866" calcext:value-type="float">
            <text:p>2.488419866</text:p>
          </table:table-cell>
          <table:table-cell table:style-name="ce1" table:formula="of:=[.O448]" office:value-type="float" office:value="0.5" calcext:value-type="float">
            <text:p>0.50</text:p>
          </table:table-cell>
          <table:table-cell table:formula="of:=[.N448]" office:value-type="float" office:value="0.120987652" calcext:value-type="float">
            <text:p>0.12098765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.46906166" calcext:value-type="float">
            <text:p>11.46906166</text:p>
          </table:table-cell>
          <table:table-cell office:value-type="float" office:value="2.488419866" calcext:value-type="float">
            <text:p>2.488419866</text:p>
          </table:table-cell>
          <table:table-cell office:value-type="float" office:value="399.7524414" calcext:value-type="float">
            <text:p>399.7524414</text:p>
          </table:table-cell>
          <table:table-cell office:value-type="float" office:value="384.3346252" calcext:value-type="float">
            <text:p>384.3346252</text:p>
          </table:table-cell>
          <table:table-cell office:value-type="float" office:value="0.120987652" calcext:value-type="float">
            <text:p>0.120987652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49]" office:value-type="float" office:value="9.504355892" calcext:value-type="float">
            <text:p>9.504355892</text:p>
          </table:table-cell>
          <table:table-cell table:formula="of:=0.5*([.L449]+[.M449])/10" office:value-type="float" office:value="39.373187255" calcext:value-type="float">
            <text:p>39.373187255</text:p>
          </table:table-cell>
          <table:table-cell table:formula="of:=[.K449]" office:value-type="float" office:value="2.807531541" calcext:value-type="float">
            <text:p>2.807531541</text:p>
          </table:table-cell>
          <table:table-cell table:style-name="ce1" table:formula="of:=[.O449]" office:value-type="float" office:value="0.5" calcext:value-type="float">
            <text:p>0.50</text:p>
          </table:table-cell>
          <table:table-cell table:formula="of:=[.N449]" office:value-type="float" office:value="0.081456201" calcext:value-type="float">
            <text:p>0.08145620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504355892" calcext:value-type="float">
            <text:p>9.504355892</text:p>
          </table:table-cell>
          <table:table-cell office:value-type="float" office:value="2.807531541" calcext:value-type="float">
            <text:p>2.807531541</text:p>
          </table:table-cell>
          <table:table-cell office:value-type="float" office:value="400.0698242" calcext:value-type="float">
            <text:p>400.0698242</text:p>
          </table:table-cell>
          <table:table-cell office:value-type="float" office:value="387.3939209" calcext:value-type="float">
            <text:p>387.3939209</text:p>
          </table:table-cell>
          <table:table-cell office:value-type="float" office:value="0.081456201" calcext:value-type="float">
            <text:p>0.081456201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50]" office:value-type="float" office:value="12.17406143" calcext:value-type="float">
            <text:p>12.17406143</text:p>
          </table:table-cell>
          <table:table-cell table:formula="of:=0.5*([.L450]+[.M450])/10" office:value-type="float" office:value="39.16051178" calcext:value-type="float">
            <text:p>39.16051178</text:p>
          </table:table-cell>
          <table:table-cell table:formula="of:=[.K450]" office:value-type="float" office:value="3.29445522" calcext:value-type="float">
            <text:p>3.29445522</text:p>
          </table:table-cell>
          <table:table-cell table:style-name="ce1" table:formula="of:=[.O450]" office:value-type="float" office:value="0.5" calcext:value-type="float">
            <text:p>0.50</text:p>
          </table:table-cell>
          <table:table-cell table:formula="of:=[.N450]" office:value-type="float" office:value="0.111584824" calcext:value-type="float">
            <text:p>0.11158482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.17406143" calcext:value-type="float">
            <text:p>12.17406143</text:p>
          </table:table-cell>
          <table:table-cell office:value-type="float" office:value="3.29445522" calcext:value-type="float">
            <text:p>3.29445522</text:p>
          </table:table-cell>
          <table:table-cell office:value-type="float" office:value="399.9259338" calcext:value-type="float">
            <text:p>399.9259338</text:p>
          </table:table-cell>
          <table:table-cell office:value-type="float" office:value="383.2843018" calcext:value-type="float">
            <text:p>383.2843018</text:p>
          </table:table-cell>
          <table:table-cell office:value-type="float" office:value="0.111584824" calcext:value-type="float">
            <text:p>0.111584824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51]" office:value-type="float" office:value="2.126547906" calcext:value-type="float">
            <text:p>2.126547906</text:p>
          </table:table-cell>
          <table:table-cell table:formula="of:=0.5*([.L451]+[.M451])/10" office:value-type="float" office:value="39.872727965" calcext:value-type="float">
            <text:p>39.872727965</text:p>
          </table:table-cell>
          <table:table-cell table:formula="of:=[.K451]" office:value-type="float" office:value="2.839397397" calcext:value-type="float">
            <text:p>2.839397397</text:p>
          </table:table-cell>
          <table:table-cell table:style-name="ce1" table:formula="of:=[.O451]" office:value-type="float" office:value="1.05" calcext:value-type="float">
            <text:p>1.05</text:p>
          </table:table-cell>
          <table:table-cell table:formula="of:=[.N451]" office:value-type="float" office:value="0.013585255" calcext:value-type="float">
            <text:p>0.01358525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.126547906" calcext:value-type="float">
            <text:p>2.126547906</text:p>
          </table:table-cell>
          <table:table-cell office:value-type="float" office:value="2.839397397" calcext:value-type="float">
            <text:p>2.839397397</text:p>
          </table:table-cell>
          <table:table-cell office:value-type="float" office:value="400.1127014" calcext:value-type="float">
            <text:p>400.1127014</text:p>
          </table:table-cell>
          <table:table-cell office:value-type="float" office:value="397.3418579" calcext:value-type="float">
            <text:p>397.3418579</text:p>
          </table:table-cell>
          <table:table-cell office:value-type="float" office:value="0.013585255" calcext:value-type="float">
            <text:p>0.013585255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52]" office:value-type="float" office:value="2.706693184" calcext:value-type="float">
            <text:p>2.706693184</text:p>
          </table:table-cell>
          <table:table-cell table:formula="of:=0.5*([.L452]+[.M452])/10" office:value-type="float" office:value="39.80111847" calcext:value-type="float">
            <text:p>39.80111847</text:p>
          </table:table-cell>
          <table:table-cell table:formula="of:=[.K452]" office:value-type="float" office:value="3.139469127" calcext:value-type="float">
            <text:p>3.139469127</text:p>
          </table:table-cell>
          <table:table-cell table:style-name="ce1" table:formula="of:=[.O452]" office:value-type="float" office:value="1.05" calcext:value-type="float">
            <text:p>1.05</text:p>
          </table:table-cell>
          <table:table-cell table:formula="of:=[.N452]" office:value-type="float" office:value="0.019889492" calcext:value-type="float">
            <text:p>0.01988949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.706693184" calcext:value-type="float">
            <text:p>2.706693184</text:p>
          </table:table-cell>
          <table:table-cell office:value-type="float" office:value="3.139469127" calcext:value-type="float">
            <text:p>3.139469127</text:p>
          </table:table-cell>
          <table:table-cell office:value-type="float" office:value="399.8123474" calcext:value-type="float">
            <text:p>399.8123474</text:p>
          </table:table-cell>
          <table:table-cell office:value-type="float" office:value="396.210022" calcext:value-type="float">
            <text:p>396.210022</text:p>
          </table:table-cell>
          <table:table-cell office:value-type="float" office:value="0.019889492" calcext:value-type="float">
            <text:p>0.019889492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53]" office:value-type="float" office:value="3.23512512" calcext:value-type="float">
            <text:p>3.23512512</text:p>
          </table:table-cell>
          <table:table-cell table:formula="of:=0.5*([.L453]+[.M453])/10" office:value-type="float" office:value="39.76723938" calcext:value-type="float">
            <text:p>39.76723938</text:p>
          </table:table-cell>
          <table:table-cell table:formula="of:=[.K453]" office:value-type="float" office:value="3.807290456" calcext:value-type="float">
            <text:p>3.807290456</text:p>
          </table:table-cell>
          <table:table-cell table:style-name="ce1" table:formula="of:=[.O453]" office:value-type="float" office:value="1.05" calcext:value-type="float">
            <text:p>1.05</text:p>
          </table:table-cell>
          <table:table-cell table:formula="of:=[.N453]" office:value-type="float" office:value="0.021889994" calcext:value-type="float">
            <text:p>0.02188999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.23512512" calcext:value-type="float">
            <text:p>3.23512512</text:p>
          </table:table-cell>
          <table:table-cell office:value-type="float" office:value="3.807290456" calcext:value-type="float">
            <text:p>3.807290456</text:p>
          </table:table-cell>
          <table:table-cell office:value-type="float" office:value="399.8511353" calcext:value-type="float">
            <text:p>399.8511353</text:p>
          </table:table-cell>
          <table:table-cell office:value-type="float" office:value="395.4936523" calcext:value-type="float">
            <text:p>395.4936523</text:p>
          </table:table-cell>
          <table:table-cell office:value-type="float" office:value="0.021889994" calcext:value-type="float">
            <text:p>0.021889994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54]" office:value-type="float" office:value="0.695968658" calcext:value-type="float">
            <text:p>0.695968658</text:p>
          </table:table-cell>
          <table:table-cell table:formula="of:=0.5*([.L454]+[.M454])/10" office:value-type="float" office:value="39.95116119" calcext:value-type="float">
            <text:p>39.95116119</text:p>
          </table:table-cell>
          <table:table-cell table:formula="of:=[.K454]" office:value-type="float" office:value="3.008292729" calcext:value-type="float">
            <text:p>3.008292729</text:p>
          </table:table-cell>
          <table:table-cell table:style-name="ce1" table:formula="of:=[.O454]" office:value-type="float" office:value="1.6" calcext:value-type="float">
            <text:p>1.60</text:p>
          </table:table-cell>
          <table:table-cell table:formula="of:=[.N454]" office:value-type="float" office:value="0.005877315" calcext:value-type="float">
            <text:p>0.00587731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95968658" calcext:value-type="float">
            <text:p>0.695968658</text:p>
          </table:table-cell>
          <table:table-cell office:value-type="float" office:value="3.008292729" calcext:value-type="float">
            <text:p>3.008292729</text:p>
          </table:table-cell>
          <table:table-cell office:value-type="float" office:value="399.9797668" calcext:value-type="float">
            <text:p>399.9797668</text:p>
          </table:table-cell>
          <table:table-cell office:value-type="float" office:value="399.043457" calcext:value-type="float">
            <text:p>399.043457</text:p>
          </table:table-cell>
          <table:table-cell office:value-type="float" office:value="0.005877315" calcext:value-type="float">
            <text:p>0.005877315</text:p>
          </table:table-cell>
          <table:table-cell table:style-name="ce1" office:value-type="float" office:value="1.6" calcext:value-type="float">
            <text:p>1.60</text:p>
          </table:table-cell>
          <table:table-cell table:style-name="ce1" office:value-type="float" office:value="2.1" calcext:value-type="float">
            <text:p>2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55]" office:value-type="float" office:value="0.411091755" calcext:value-type="float">
            <text:p>0.411091755</text:p>
          </table:table-cell>
          <table:table-cell table:formula="of:=0.5*([.L455]+[.M455])/10" office:value-type="float" office:value="40.006088255" calcext:value-type="float">
            <text:p>40.006088255</text:p>
          </table:table-cell>
          <table:table-cell table:formula="of:=[.K455]" office:value-type="float" office:value="3.293778857" calcext:value-type="float">
            <text:p>3.293778857</text:p>
          </table:table-cell>
          <table:table-cell table:style-name="ce1" table:formula="of:=[.O455]" office:value-type="float" office:value="1.6" calcext:value-type="float">
            <text:p>1.60</text:p>
          </table:table-cell>
          <table:table-cell table:formula="of:=[.N455]" office:value-type="float" office:value="0.005601294" calcext:value-type="float">
            <text:p>0.00560129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11091755" calcext:value-type="float">
            <text:p>0.411091755</text:p>
          </table:table-cell>
          <table:table-cell office:value-type="float" office:value="3.293778857" calcext:value-type="float">
            <text:p>3.293778857</text:p>
          </table:table-cell>
          <table:table-cell office:value-type="float" office:value="400.3606262" calcext:value-type="float">
            <text:p>400.3606262</text:p>
          </table:table-cell>
          <table:table-cell office:value-type="float" office:value="399.7611389" calcext:value-type="float">
            <text:p>399.7611389</text:p>
          </table:table-cell>
          <table:table-cell office:value-type="float" office:value="0.005601294" calcext:value-type="float">
            <text:p>0.005601294</text:p>
          </table:table-cell>
          <table:table-cell table:style-name="ce1" office:value-type="float" office:value="1.6" calcext:value-type="float">
            <text:p>1.60</text:p>
          </table:table-cell>
          <table:table-cell table:style-name="ce1" office:value-type="float" office:value="2.1" calcext:value-type="float">
            <text:p>2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56]" office:value-type="float" office:value="0.058500664" calcext:value-type="float">
            <text:p>0.058500664</text:p>
          </table:table-cell>
          <table:table-cell table:formula="of:=0.5*([.L456]+[.M456])/10" office:value-type="float" office:value="39.99458313" calcext:value-type="float">
            <text:p>39.99458313</text:p>
          </table:table-cell>
          <table:table-cell table:formula="of:=[.K456]" office:value-type="float" office:value="3.815650562" calcext:value-type="float">
            <text:p>3.815650562</text:p>
          </table:table-cell>
          <table:table-cell table:style-name="ce1" table:formula="of:=[.O456]" office:value-type="float" office:value="1.6" calcext:value-type="float">
            <text:p>1.60</text:p>
          </table:table-cell>
          <table:table-cell table:formula="of:=[.N456]" office:value-type="float" office:value="0.00519634" calcext:value-type="float">
            <text:p>0.0051963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8500664" calcext:value-type="float">
            <text:p>0.058500664</text:p>
          </table:table-cell>
          <table:table-cell office:value-type="float" office:value="3.815650562" calcext:value-type="float">
            <text:p>3.815650562</text:p>
          </table:table-cell>
          <table:table-cell office:value-type="float" office:value="400.0383911" calcext:value-type="float">
            <text:p>400.0383911</text:p>
          </table:table-cell>
          <table:table-cell office:value-type="float" office:value="399.8532715" calcext:value-type="float">
            <text:p>399.8532715</text:p>
          </table:table-cell>
          <table:table-cell office:value-type="float" office:value="0.00519634" calcext:value-type="float">
            <text:p>0.00519634</text:p>
          </table:table-cell>
          <table:table-cell table:style-name="ce1" office:value-type="float" office:value="1.6" calcext:value-type="float">
            <text:p>1.60</text:p>
          </table:table-cell>
          <table:table-cell table:style-name="ce1" office:value-type="float" office:value="2.1" calcext:value-type="float">
            <text:p>2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57]" office:value-type="float" office:value="11.17479363" calcext:value-type="float">
            <text:p>11.17479363</text:p>
          </table:table-cell>
          <table:table-cell table:formula="of:=0.5*([.L457]+[.M457])/10" office:value-type="float" office:value="39.17629547" calcext:value-type="float">
            <text:p>39.17629547</text:p>
          </table:table-cell>
          <table:table-cell table:formula="of:=[.K457]" office:value-type="float" office:value="2.606060914" calcext:value-type="float">
            <text:p>2.606060914</text:p>
          </table:table-cell>
          <table:table-cell table:style-name="ce1" table:formula="of:=[.O457]" office:value-type="float" office:value="0.6" calcext:value-type="float">
            <text:p>0.60</text:p>
          </table:table-cell>
          <table:table-cell table:formula="of:=[.N457]" office:value-type="float" office:value="0.107230418" calcext:value-type="float">
            <text:p>0.10723041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.17479363" calcext:value-type="float">
            <text:p>11.17479363</text:p>
          </table:table-cell>
          <table:table-cell office:value-type="float" office:value="2.606060914" calcext:value-type="float">
            <text:p>2.606060914</text:p>
          </table:table-cell>
          <table:table-cell office:value-type="float" office:value="399.2353821" calcext:value-type="float">
            <text:p>399.2353821</text:p>
          </table:table-cell>
          <table:table-cell office:value-type="float" office:value="384.2905273" calcext:value-type="float">
            <text:p>384.2905273</text:p>
          </table:table-cell>
          <table:table-cell office:value-type="float" office:value="0.107230418" calcext:value-type="float">
            <text:p>0.107230418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58]" office:value-type="float" office:value="11.60099146" calcext:value-type="float">
            <text:p>11.60099146</text:p>
          </table:table-cell>
          <table:table-cell table:formula="of:=0.5*([.L458]+[.M458])/10" office:value-type="float" office:value="39.25207062" calcext:value-type="float">
            <text:p>39.25207062</text:p>
          </table:table-cell>
          <table:table-cell table:formula="of:=[.K458]" office:value-type="float" office:value="2.727143587" calcext:value-type="float">
            <text:p>2.727143587</text:p>
          </table:table-cell>
          <table:table-cell table:style-name="ce1" table:formula="of:=[.O458]" office:value-type="float" office:value="0.6" calcext:value-type="float">
            <text:p>0.60</text:p>
          </table:table-cell>
          <table:table-cell table:formula="of:=[.N458]" office:value-type="float" office:value="0.113652032" calcext:value-type="float">
            <text:p>0.11365203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.60099146" calcext:value-type="float">
            <text:p>11.60099146</text:p>
          </table:table-cell>
          <table:table-cell office:value-type="float" office:value="2.727143587" calcext:value-type="float">
            <text:p>2.727143587</text:p>
          </table:table-cell>
          <table:table-cell office:value-type="float" office:value="400.3367615" calcext:value-type="float">
            <text:p>400.3367615</text:p>
          </table:table-cell>
          <table:table-cell office:value-type="float" office:value="384.7046509" calcext:value-type="float">
            <text:p>384.7046509</text:p>
          </table:table-cell>
          <table:table-cell office:value-type="float" office:value="0.113652032" calcext:value-type="float">
            <text:p>0.113652032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59]" office:value-type="float" office:value="8.865151824" calcext:value-type="float">
            <text:p>8.865151824</text:p>
          </table:table-cell>
          <table:table-cell table:formula="of:=0.5*([.L459]+[.M459])/10" office:value-type="float" office:value="39.423202515" calcext:value-type="float">
            <text:p>39.423202515</text:p>
          </table:table-cell>
          <table:table-cell table:formula="of:=[.K459]" office:value-type="float" office:value="3.350153569" calcext:value-type="float">
            <text:p>3.350153569</text:p>
          </table:table-cell>
          <table:table-cell table:style-name="ce1" table:formula="of:=[.O459]" office:value-type="float" office:value="0.6" calcext:value-type="float">
            <text:p>0.60</text:p>
          </table:table-cell>
          <table:table-cell table:formula="of:=[.N459]" office:value-type="float" office:value="0.083949773" calcext:value-type="float">
            <text:p>0.08394977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.865151824" calcext:value-type="float">
            <text:p>8.865151824</text:p>
          </table:table-cell>
          <table:table-cell office:value-type="float" office:value="3.350153569" calcext:value-type="float">
            <text:p>3.350153569</text:p>
          </table:table-cell>
          <table:table-cell office:value-type="float" office:value="400.3392639" calcext:value-type="float">
            <text:p>400.3392639</text:p>
          </table:table-cell>
          <table:table-cell office:value-type="float" office:value="388.1247864" calcext:value-type="float">
            <text:p>388.1247864</text:p>
          </table:table-cell>
          <table:table-cell office:value-type="float" office:value="0.083949773" calcext:value-type="float">
            <text:p>0.083949773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60]" office:value-type="float" office:value="8.049931276" calcext:value-type="float">
            <text:p>8.049931276</text:p>
          </table:table-cell>
          <table:table-cell table:formula="of:=0.5*([.L460]+[.M460])/10" office:value-type="float" office:value="39.453504945" calcext:value-type="float">
            <text:p>39.453504945</text:p>
          </table:table-cell>
          <table:table-cell table:formula="of:=[.K460]" office:value-type="float" office:value="2.605756215" calcext:value-type="float">
            <text:p>2.605756215</text:p>
          </table:table-cell>
          <table:table-cell table:style-name="ce1" table:formula="of:=[.O460]" office:value-type="float" office:value="0.85" calcext:value-type="float">
            <text:p>0.85</text:p>
          </table:table-cell>
          <table:table-cell table:formula="of:=[.N460]" office:value-type="float" office:value="0.070996653" calcext:value-type="float">
            <text:p>0.07099665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.049931276" calcext:value-type="float">
            <text:p>8.049931276</text:p>
          </table:table-cell>
          <table:table-cell office:value-type="float" office:value="2.605756215" calcext:value-type="float">
            <text:p>2.605756215</text:p>
          </table:table-cell>
          <table:table-cell office:value-type="float" office:value="399.8796997" calcext:value-type="float">
            <text:p>399.8796997</text:p>
          </table:table-cell>
          <table:table-cell office:value-type="float" office:value="389.1903992" calcext:value-type="float">
            <text:p>389.1903992</text:p>
          </table:table-cell>
          <table:table-cell office:value-type="float" office:value="0.070996653" calcext:value-type="float">
            <text:p>0.070996653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61]" office:value-type="float" office:value="8.841761438" calcext:value-type="float">
            <text:p>8.841761438</text:p>
          </table:table-cell>
          <table:table-cell table:formula="of:=0.5*([.L461]+[.M461])/10" office:value-type="float" office:value="39.4160141" calcext:value-type="float">
            <text:p>39.4160141</text:p>
          </table:table-cell>
          <table:table-cell table:formula="of:=[.K461]" office:value-type="float" office:value="2.896724424" calcext:value-type="float">
            <text:p>2.896724424</text:p>
          </table:table-cell>
          <table:table-cell table:style-name="ce1" table:formula="of:=[.O461]" office:value-type="float" office:value="0.85" calcext:value-type="float">
            <text:p>0.85</text:p>
          </table:table-cell>
          <table:table-cell table:formula="of:=[.N461]" office:value-type="float" office:value="0.073193017" calcext:value-type="float">
            <text:p>0.07319301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.841761438" calcext:value-type="float">
            <text:p>8.841761438</text:p>
          </table:table-cell>
          <table:table-cell office:value-type="float" office:value="2.896724424" calcext:value-type="float">
            <text:p>2.896724424</text:p>
          </table:table-cell>
          <table:table-cell office:value-type="float" office:value="400.055542" calcext:value-type="float">
            <text:p>400.055542</text:p>
          </table:table-cell>
          <table:table-cell office:value-type="float" office:value="388.26474" calcext:value-type="float">
            <text:p>388.26474</text:p>
          </table:table-cell>
          <table:table-cell office:value-type="float" office:value="0.073193017" calcext:value-type="float">
            <text:p>0.073193017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62]" office:value-type="float" office:value="9.543211724" calcext:value-type="float">
            <text:p>9.543211724</text:p>
          </table:table-cell>
          <table:table-cell table:formula="of:=0.5*([.L462]+[.M462])/10" office:value-type="float" office:value="39.362991335" calcext:value-type="float">
            <text:p>39.362991335</text:p>
          </table:table-cell>
          <table:table-cell table:formula="of:=[.K462]" office:value-type="float" office:value="3.528250217" calcext:value-type="float">
            <text:p>3.528250217</text:p>
          </table:table-cell>
          <table:table-cell table:style-name="ce1" table:formula="of:=[.O462]" office:value-type="float" office:value="0.85" calcext:value-type="float">
            <text:p>0.85</text:p>
          </table:table-cell>
          <table:table-cell table:formula="of:=[.N462]" office:value-type="float" office:value="0.072459725" calcext:value-type="float">
            <text:p>0.07245972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.543211724" calcext:value-type="float">
            <text:p>9.543211724</text:p>
          </table:table-cell>
          <table:table-cell office:value-type="float" office:value="3.528250217" calcext:value-type="float">
            <text:p>3.528250217</text:p>
          </table:table-cell>
          <table:table-cell office:value-type="float" office:value="400.0686646" calcext:value-type="float">
            <text:p>400.0686646</text:p>
          </table:table-cell>
          <table:table-cell office:value-type="float" office:value="387.1911621" calcext:value-type="float">
            <text:p>387.1911621</text:p>
          </table:table-cell>
          <table:table-cell office:value-type="float" office:value="0.072459725" calcext:value-type="float">
            <text:p>0.072459725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63]" office:value-type="float" office:value="2.978449139" calcext:value-type="float">
            <text:p>2.978449139</text:p>
          </table:table-cell>
          <table:table-cell table:formula="of:=0.5*([.L463]+[.M463])/10" office:value-type="float" office:value="39.75221405" calcext:value-type="float">
            <text:p>39.75221405</text:p>
          </table:table-cell>
          <table:table-cell table:formula="of:=[.K463]" office:value-type="float" office:value="2.860479411" calcext:value-type="float">
            <text:p>2.860479411</text:p>
          </table:table-cell>
          <table:table-cell table:style-name="ce1" table:formula="of:=[.O463]" office:value-type="float" office:value="1.05" calcext:value-type="float">
            <text:p>1.05</text:p>
          </table:table-cell>
          <table:table-cell table:formula="of:=[.N463]" office:value-type="float" office:value="0.020501682" calcext:value-type="float">
            <text:p>0.02050168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.978449139" calcext:value-type="float">
            <text:p>2.978449139</text:p>
          </table:table-cell>
          <table:table-cell office:value-type="float" office:value="2.860479411" calcext:value-type="float">
            <text:p>2.860479411</text:p>
          </table:table-cell>
          <table:table-cell office:value-type="float" office:value="399.4755249" calcext:value-type="float">
            <text:p>399.4755249</text:p>
          </table:table-cell>
          <table:table-cell office:value-type="float" office:value="395.5687561" calcext:value-type="float">
            <text:p>395.5687561</text:p>
          </table:table-cell>
          <table:table-cell office:value-type="float" office:value="0.020501682" calcext:value-type="float">
            <text:p>0.020501682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1.45" calcext:value-type="float">
            <text:p>1.4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64]" office:value-type="float" office:value="1.078778796" calcext:value-type="float">
            <text:p>1.078778796</text:p>
          </table:table-cell>
          <table:table-cell table:formula="of:=0.5*([.L464]+[.M464])/10" office:value-type="float" office:value="39.90823059" calcext:value-type="float">
            <text:p>39.90823059</text:p>
          </table:table-cell>
          <table:table-cell table:formula="of:=[.K464]" office:value-type="float" office:value="3.235582058" calcext:value-type="float">
            <text:p>3.235582058</text:p>
          </table:table-cell>
          <table:table-cell table:style-name="ce1" table:formula="of:=[.O464]" office:value-type="float" office:value="1.05" calcext:value-type="float">
            <text:p>1.05</text:p>
          </table:table-cell>
          <table:table-cell table:formula="of:=[.N464]" office:value-type="float" office:value="0.010388718" calcext:value-type="float">
            <text:p>0.01038871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078778796" calcext:value-type="float">
            <text:p>1.078778796</text:p>
          </table:table-cell>
          <table:table-cell office:value-type="float" office:value="3.235582058" calcext:value-type="float">
            <text:p>3.235582058</text:p>
          </table:table-cell>
          <table:table-cell office:value-type="float" office:value="399.8256836" calcext:value-type="float">
            <text:p>399.8256836</text:p>
          </table:table-cell>
          <table:table-cell office:value-type="float" office:value="398.3389282" calcext:value-type="float">
            <text:p>398.3389282</text:p>
          </table:table-cell>
          <table:table-cell office:value-type="float" office:value="0.010388718" calcext:value-type="float">
            <text:p>0.010388718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1.45" calcext:value-type="float">
            <text:p>1.4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65]" office:value-type="float" office:value="0.153939634" calcext:value-type="float">
            <text:p>0.153939634</text:p>
          </table:table-cell>
          <table:table-cell table:formula="of:=0.5*([.L465]+[.M465])/10" office:value-type="float" office:value="39.991215515" calcext:value-type="float">
            <text:p>39.991215515</text:p>
          </table:table-cell>
          <table:table-cell table:formula="of:=[.K465]" office:value-type="float" office:value="3.933905437" calcext:value-type="float">
            <text:p>3.933905437</text:p>
          </table:table-cell>
          <table:table-cell table:style-name="ce1" table:formula="of:=[.O465]" office:value-type="float" office:value="1.05" calcext:value-type="float">
            <text:p>1.05</text:p>
          </table:table-cell>
          <table:table-cell table:formula="of:=[.N465]" office:value-type="float" office:value="0.003159524" calcext:value-type="float">
            <text:p>0.00315952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153939634" calcext:value-type="float">
            <text:p>0.153939634</text:p>
          </table:table-cell>
          <table:table-cell office:value-type="float" office:value="3.933905437" calcext:value-type="float">
            <text:p>3.933905437</text:p>
          </table:table-cell>
          <table:table-cell office:value-type="float" office:value="400.0404968" calcext:value-type="float">
            <text:p>400.0404968</text:p>
          </table:table-cell>
          <table:table-cell office:value-type="float" office:value="399.7838135" calcext:value-type="float">
            <text:p>399.7838135</text:p>
          </table:table-cell>
          <table:table-cell office:value-type="float" office:value="0.003159524" calcext:value-type="float">
            <text:p>0.003159524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1.45" calcext:value-type="float">
            <text:p>1.4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66]" office:value-type="float" office:value="4.60485862" calcext:value-type="float">
            <text:p>4.60485862</text:p>
          </table:table-cell>
          <table:table-cell table:formula="of:=0.5*([.L466]+[.M466])/10" office:value-type="float" office:value="39.69444275" calcext:value-type="float">
            <text:p>39.69444275</text:p>
          </table:table-cell>
          <table:table-cell table:formula="of:=[.K466]" office:value-type="float" office:value="2.77510333" calcext:value-type="float">
            <text:p>2.77510333</text:p>
          </table:table-cell>
          <table:table-cell table:style-name="ce1" table:formula="of:=[.O466]" office:value-type="float" office:value="0.95" calcext:value-type="float">
            <text:p>0.95</text:p>
          </table:table-cell>
          <table:table-cell table:formula="of:=[.N466]" office:value-type="float" office:value="0.035153037" calcext:value-type="float">
            <text:p>0.03515303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60485862" calcext:value-type="float">
            <text:p>4.60485862</text:p>
          </table:table-cell>
          <table:table-cell office:value-type="float" office:value="2.77510333" calcext:value-type="float">
            <text:p>2.77510333</text:p>
          </table:table-cell>
          <table:table-cell office:value-type="float" office:value="399.9824219" calcext:value-type="float">
            <text:p>399.9824219</text:p>
          </table:table-cell>
          <table:table-cell office:value-type="float" office:value="393.9064331" calcext:value-type="float">
            <text:p>393.9064331</text:p>
          </table:table-cell>
          <table:table-cell office:value-type="float" office:value="0.035153037" calcext:value-type="float">
            <text:p>0.035153037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67]" office:value-type="float" office:value="6.916642822" calcext:value-type="float">
            <text:p>6.916642822</text:p>
          </table:table-cell>
          <table:table-cell table:formula="of:=0.5*([.L467]+[.M467])/10" office:value-type="float" office:value="39.536157225" calcext:value-type="float">
            <text:p>39.536157225</text:p>
          </table:table-cell>
          <table:table-cell table:formula="of:=[.K467]" office:value-type="float" office:value="3.096123228" calcext:value-type="float">
            <text:p>3.096123228</text:p>
          </table:table-cell>
          <table:table-cell table:style-name="ce1" table:formula="of:=[.O467]" office:value-type="float" office:value="0.95" calcext:value-type="float">
            <text:p>0.95</text:p>
          </table:table-cell>
          <table:table-cell table:formula="of:=[.N467]" office:value-type="float" office:value="0.053200936" calcext:value-type="float">
            <text:p>0.05320093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.916642822" calcext:value-type="float">
            <text:p>6.916642822</text:p>
          </table:table-cell>
          <table:table-cell office:value-type="float" office:value="3.096123228" calcext:value-type="float">
            <text:p>3.096123228</text:p>
          </table:table-cell>
          <table:table-cell office:value-type="float" office:value="399.9737549" calcext:value-type="float">
            <text:p>399.9737549</text:p>
          </table:table-cell>
          <table:table-cell office:value-type="float" office:value="390.7493896" calcext:value-type="float">
            <text:p>390.7493896</text:p>
          </table:table-cell>
          <table:table-cell office:value-type="float" office:value="0.053200936" calcext:value-type="float">
            <text:p>0.053200936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68]" office:value-type="float" office:value="3.313969884" calcext:value-type="float">
            <text:p>3.313969884</text:p>
          </table:table-cell>
          <table:table-cell table:formula="of:=0.5*([.L468]+[.M468])/10" office:value-type="float" office:value="39.78339691" calcext:value-type="float">
            <text:p>39.78339691</text:p>
          </table:table-cell>
          <table:table-cell table:formula="of:=[.K468]" office:value-type="float" office:value="3.659719078" calcext:value-type="float">
            <text:p>3.659719078</text:p>
          </table:table-cell>
          <table:table-cell table:style-name="ce1" table:formula="of:=[.O468]" office:value-type="float" office:value="0.95" calcext:value-type="float">
            <text:p>0.95</text:p>
          </table:table-cell>
          <table:table-cell table:formula="of:=[.N468]" office:value-type="float" office:value="0.029539456" calcext:value-type="float">
            <text:p>0.02953945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.313969884" calcext:value-type="float">
            <text:p>3.313969884</text:p>
          </table:table-cell>
          <table:table-cell office:value-type="float" office:value="3.659719078" calcext:value-type="float">
            <text:p>3.659719078</text:p>
          </table:table-cell>
          <table:table-cell office:value-type="float" office:value="400.1313171" calcext:value-type="float">
            <text:p>400.1313171</text:p>
          </table:table-cell>
          <table:table-cell office:value-type="float" office:value="395.5366211" calcext:value-type="float">
            <text:p>395.5366211</text:p>
          </table:table-cell>
          <table:table-cell office:value-type="float" office:value="0.029539456" calcext:value-type="float">
            <text:p>0.029539456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69]" office:value-type="float" office:value="2.617565397" calcext:value-type="float">
            <text:p>2.617565397</text:p>
          </table:table-cell>
          <table:table-cell table:formula="of:=0.5*([.L469]+[.M469])/10" office:value-type="float" office:value="39.822377015" calcext:value-type="float">
            <text:p>39.822377015</text:p>
          </table:table-cell>
          <table:table-cell table:formula="of:=[.K469]" office:value-type="float" office:value="2.902020739" calcext:value-type="float">
            <text:p>2.902020739</text:p>
          </table:table-cell>
          <table:table-cell table:style-name="ce1" table:formula="of:=[.O469]" office:value-type="float" office:value="0.8" calcext:value-type="float">
            <text:p>0.80</text:p>
          </table:table-cell>
          <table:table-cell table:formula="of:=[.N469]" office:value-type="float" office:value="0.021406568" calcext:value-type="float">
            <text:p>0.02140656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617565397" calcext:value-type="float">
            <text:p>2.617565397</text:p>
          </table:table-cell>
          <table:table-cell office:value-type="float" office:value="2.902020739" calcext:value-type="float">
            <text:p>2.902020739</text:p>
          </table:table-cell>
          <table:table-cell office:value-type="float" office:value="399.9711304" calcext:value-type="float">
            <text:p>399.9711304</text:p>
          </table:table-cell>
          <table:table-cell office:value-type="float" office:value="396.4764099" calcext:value-type="float">
            <text:p>396.4764099</text:p>
          </table:table-cell>
          <table:table-cell office:value-type="float" office:value="0.021406568" calcext:value-type="float">
            <text:p>0.021406568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70]" office:value-type="float" office:value="3.179874993" calcext:value-type="float">
            <text:p>3.179874993</text:p>
          </table:table-cell>
          <table:table-cell table:formula="of:=0.5*([.L470]+[.M470])/10" office:value-type="float" office:value="39.765942385" calcext:value-type="float">
            <text:p>39.765942385</text:p>
          </table:table-cell>
          <table:table-cell table:formula="of:=[.K470]" office:value-type="float" office:value="3.005305802" calcext:value-type="float">
            <text:p>3.005305802</text:p>
          </table:table-cell>
          <table:table-cell table:style-name="ce1" table:formula="of:=[.O470]" office:value-type="float" office:value="0.8" calcext:value-type="float">
            <text:p>0.80</text:p>
          </table:table-cell>
          <table:table-cell table:formula="of:=[.N470]" office:value-type="float" office:value="0.023436667" calcext:value-type="float">
            <text:p>0.02343666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179874993" calcext:value-type="float">
            <text:p>3.179874993</text:p>
          </table:table-cell>
          <table:table-cell office:value-type="float" office:value="3.005305802" calcext:value-type="float">
            <text:p>3.005305802</text:p>
          </table:table-cell>
          <table:table-cell office:value-type="float" office:value="399.767334" calcext:value-type="float">
            <text:p>399.767334</text:p>
          </table:table-cell>
          <table:table-cell office:value-type="float" office:value="395.5515137" calcext:value-type="float">
            <text:p>395.5515137</text:p>
          </table:table-cell>
          <table:table-cell office:value-type="float" office:value="0.023436667" calcext:value-type="float">
            <text:p>0.023436667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71]" office:value-type="float" office:value="0.457802979" calcext:value-type="float">
            <text:p>0.457802979</text:p>
          </table:table-cell>
          <table:table-cell table:formula="of:=0.5*([.L471]+[.M471])/10" office:value-type="float" office:value="39.98750458" calcext:value-type="float">
            <text:p>39.98750458</text:p>
          </table:table-cell>
          <table:table-cell table:formula="of:=[.K471]" office:value-type="float" office:value="3.848566667" calcext:value-type="float">
            <text:p>3.848566667</text:p>
          </table:table-cell>
          <table:table-cell table:style-name="ce1" table:formula="of:=[.O471]" office:value-type="float" office:value="0.8" calcext:value-type="float">
            <text:p>0.80</text:p>
          </table:table-cell>
          <table:table-cell table:formula="of:=[.N471]" office:value-type="float" office:value="0.005005027" calcext:value-type="float">
            <text:p>0.00500502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57802979" calcext:value-type="float">
            <text:p>0.457802979</text:p>
          </table:table-cell>
          <table:table-cell office:value-type="float" office:value="3.848566667" calcext:value-type="float">
            <text:p>3.848566667</text:p>
          </table:table-cell>
          <table:table-cell office:value-type="float" office:value="400.2053528" calcext:value-type="float">
            <text:p>400.2053528</text:p>
          </table:table-cell>
          <table:table-cell office:value-type="float" office:value="399.5447388" calcext:value-type="float">
            <text:p>399.5447388</text:p>
          </table:table-cell>
          <table:table-cell office:value-type="float" office:value="0.005005027" calcext:value-type="float">
            <text:p>0.005005027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72]" office:value-type="float" office:value="0.590267431" calcext:value-type="float">
            <text:p>0.590267431</text:p>
          </table:table-cell>
          <table:table-cell table:formula="of:=0.5*([.L472]+[.M472])/10" office:value-type="float" office:value="39.98220825" calcext:value-type="float">
            <text:p>39.98220825</text:p>
          </table:table-cell>
          <table:table-cell table:formula="of:=[.K472]" office:value-type="float" office:value="2.982360973" calcext:value-type="float">
            <text:p>2.982360973</text:p>
          </table:table-cell>
          <table:table-cell table:style-name="ce1" table:formula="of:=[.O472]" office:value-type="float" office:value="1.6" calcext:value-type="float">
            <text:p>1.60</text:p>
          </table:table-cell>
          <table:table-cell table:formula="of:=[.N472]" office:value-type="float" office:value="0.006936824" calcext:value-type="float">
            <text:p>0.00693682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90267431" calcext:value-type="float">
            <text:p>0.590267431</text:p>
          </table:table-cell>
          <table:table-cell office:value-type="float" office:value="2.982360973" calcext:value-type="float">
            <text:p>2.982360973</text:p>
          </table:table-cell>
          <table:table-cell office:value-type="float" office:value="400.2355957" calcext:value-type="float">
            <text:p>400.2355957</text:p>
          </table:table-cell>
          <table:table-cell office:value-type="float" office:value="399.4085693" calcext:value-type="float">
            <text:p>399.4085693</text:p>
          </table:table-cell>
          <table:table-cell office:value-type="float" office:value="0.006936824" calcext:value-type="float">
            <text:p>0.006936824</text:p>
          </table:table-cell>
          <table:table-cell table:style-name="ce1" office:value-type="float" office:value="1.6" calcext:value-type="float">
            <text:p>1.60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73]" office:value-type="float" office:value="0.145451612" calcext:value-type="float">
            <text:p>0.145451612</text:p>
          </table:table-cell>
          <table:table-cell table:formula="of:=0.5*([.L473]+[.M473])/10" office:value-type="float" office:value="39.962745665" calcext:value-type="float">
            <text:p>39.962745665</text:p>
          </table:table-cell>
          <table:table-cell table:formula="of:=[.K473]" office:value-type="float" office:value="3.211529828" calcext:value-type="float">
            <text:p>3.211529828</text:p>
          </table:table-cell>
          <table:table-cell table:style-name="ce1" table:formula="of:=[.O473]" office:value-type="float" office:value="1.6" calcext:value-type="float">
            <text:p>1.60</text:p>
          </table:table-cell>
          <table:table-cell table:formula="of:=[.N473]" office:value-type="float" office:value="0.006996545" calcext:value-type="float">
            <text:p>0.00699654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145451612" calcext:value-type="float">
            <text:p>0.145451612</text:p>
          </table:table-cell>
          <table:table-cell office:value-type="float" office:value="3.211529828" calcext:value-type="float">
            <text:p>3.211529828</text:p>
          </table:table-cell>
          <table:table-cell office:value-type="float" office:value="399.7793884" calcext:value-type="float">
            <text:p>399.7793884</text:p>
          </table:table-cell>
          <table:table-cell office:value-type="float" office:value="399.4755249" calcext:value-type="float">
            <text:p>399.4755249</text:p>
          </table:table-cell>
          <table:table-cell office:value-type="float" office:value="0.006996545" calcext:value-type="float">
            <text:p>0.006996545</text:p>
          </table:table-cell>
          <table:table-cell table:style-name="ce1" office:value-type="float" office:value="1.6" calcext:value-type="float">
            <text:p>1.60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74]" office:value-type="float" office:value="0.193148625" calcext:value-type="float">
            <text:p>0.193148625</text:p>
          </table:table-cell>
          <table:table-cell table:formula="of:=0.5*([.L474]+[.M474])/10" office:value-type="float" office:value="39.994229125" calcext:value-type="float">
            <text:p>39.994229125</text:p>
          </table:table-cell>
          <table:table-cell table:formula="of:=[.K474]" office:value-type="float" office:value="3.959349702" calcext:value-type="float">
            <text:p>3.959349702</text:p>
          </table:table-cell>
          <table:table-cell table:style-name="ce1" table:formula="of:=[.O474]" office:value-type="float" office:value="1.6" calcext:value-type="float">
            <text:p>1.60</text:p>
          </table:table-cell>
          <table:table-cell table:formula="of:=[.N474]" office:value-type="float" office:value="0.004012217" calcext:value-type="float">
            <text:p>0.00401221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193148625" calcext:value-type="float">
            <text:p>0.193148625</text:p>
          </table:table-cell>
          <table:table-cell office:value-type="float" office:value="3.959349702" calcext:value-type="float">
            <text:p>3.959349702</text:p>
          </table:table-cell>
          <table:table-cell office:value-type="float" office:value="400.104187" calcext:value-type="float">
            <text:p>400.104187</text:p>
          </table:table-cell>
          <table:table-cell office:value-type="float" office:value="399.7803955" calcext:value-type="float">
            <text:p>399.7803955</text:p>
          </table:table-cell>
          <table:table-cell office:value-type="float" office:value="0.004012217" calcext:value-type="float">
            <text:p>0.004012217</text:p>
          </table:table-cell>
          <table:table-cell table:style-name="ce1" office:value-type="float" office:value="1.6" calcext:value-type="float">
            <text:p>1.60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75]" office:value-type="float" office:value="6.00662298" calcext:value-type="float">
            <text:p>6.00662298</text:p>
          </table:table-cell>
          <table:table-cell table:formula="of:=0.5*([.L475]+[.M475])/10" office:value-type="float" office:value="39.600250245" calcext:value-type="float">
            <text:p>39.600250245</text:p>
          </table:table-cell>
          <table:table-cell table:formula="of:=[.K475]" office:value-type="float" office:value="2.863171122" calcext:value-type="float">
            <text:p>2.863171122</text:p>
          </table:table-cell>
          <table:table-cell table:style-name="ce1" table:formula="of:=[.O475]" office:value-type="float" office:value="0.95" calcext:value-type="float">
            <text:p>0.95</text:p>
          </table:table-cell>
          <table:table-cell table:formula="of:=[.N475]" office:value-type="float" office:value="0.042327435" calcext:value-type="float">
            <text:p>0.04232743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.00662298" calcext:value-type="float">
            <text:p>6.00662298</text:p>
          </table:table-cell>
          <table:table-cell office:value-type="float" office:value="2.863171122" calcext:value-type="float">
            <text:p>2.863171122</text:p>
          </table:table-cell>
          <table:table-cell office:value-type="float" office:value="399.9471436" calcext:value-type="float">
            <text:p>399.9471436</text:p>
          </table:table-cell>
          <table:table-cell office:value-type="float" office:value="392.0578613" calcext:value-type="float">
            <text:p>392.0578613</text:p>
          </table:table-cell>
          <table:table-cell office:value-type="float" office:value="0.042327435" calcext:value-type="float">
            <text:p>0.042327435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2.2" calcext:value-type="float">
            <text:p>2.2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76]" office:value-type="float" office:value="4.80802621" calcext:value-type="float">
            <text:p>4.80802621</text:p>
          </table:table-cell>
          <table:table-cell table:formula="of:=0.5*([.L476]+[.M476])/10" office:value-type="float" office:value="39.689103695" calcext:value-type="float">
            <text:p>39.689103695</text:p>
          </table:table-cell>
          <table:table-cell table:formula="of:=[.K476]" office:value-type="float" office:value="2.949592447" calcext:value-type="float">
            <text:p>2.949592447</text:p>
          </table:table-cell>
          <table:table-cell table:style-name="ce1" table:formula="of:=[.O476]" office:value-type="float" office:value="0.95" calcext:value-type="float">
            <text:p>0.95</text:p>
          </table:table-cell>
          <table:table-cell table:formula="of:=[.N476]" office:value-type="float" office:value="0.034595432" calcext:value-type="float">
            <text:p>0.03459543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.80802621" calcext:value-type="float">
            <text:p>4.80802621</text:p>
          </table:table-cell>
          <table:table-cell office:value-type="float" office:value="2.949592447" calcext:value-type="float">
            <text:p>2.949592447</text:p>
          </table:table-cell>
          <table:table-cell office:value-type="float" office:value="400.063446" calcext:value-type="float">
            <text:p>400.063446</text:p>
          </table:table-cell>
          <table:table-cell office:value-type="float" office:value="393.7186279" calcext:value-type="float">
            <text:p>393.7186279</text:p>
          </table:table-cell>
          <table:table-cell office:value-type="float" office:value="0.034595432" calcext:value-type="float">
            <text:p>0.034595432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2.2" calcext:value-type="float">
            <text:p>2.2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77]" office:value-type="float" office:value="2.734279216" calcext:value-type="float">
            <text:p>2.734279216</text:p>
          </table:table-cell>
          <table:table-cell table:formula="of:=0.5*([.L477]+[.M477])/10" office:value-type="float" office:value="39.82003784" calcext:value-type="float">
            <text:p>39.82003784</text:p>
          </table:table-cell>
          <table:table-cell table:formula="of:=[.K477]" office:value-type="float" office:value="3.862491561" calcext:value-type="float">
            <text:p>3.862491561</text:p>
          </table:table-cell>
          <table:table-cell table:style-name="ce1" table:formula="of:=[.O477]" office:value-type="float" office:value="0.95" calcext:value-type="float">
            <text:p>0.95</text:p>
          </table:table-cell>
          <table:table-cell table:formula="of:=[.N477]" office:value-type="float" office:value="0.019394078" calcext:value-type="float">
            <text:p>0.01939407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.734279216" calcext:value-type="float">
            <text:p>2.734279216</text:p>
          </table:table-cell>
          <table:table-cell office:value-type="float" office:value="3.862491561" calcext:value-type="float">
            <text:p>3.862491561</text:p>
          </table:table-cell>
          <table:table-cell office:value-type="float" office:value="400.0554199" calcext:value-type="float">
            <text:p>400.0554199</text:p>
          </table:table-cell>
          <table:table-cell office:value-type="float" office:value="396.3453369" calcext:value-type="float">
            <text:p>396.3453369</text:p>
          </table:table-cell>
          <table:table-cell office:value-type="float" office:value="0.019394078" calcext:value-type="float">
            <text:p>0.019394078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2.2" calcext:value-type="float">
            <text:p>2.2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78]" office:value-type="float" office:value="0.243215377" calcext:value-type="float">
            <text:p>0.243215377</text:p>
          </table:table-cell>
          <table:table-cell table:formula="of:=0.5*([.L478]+[.M478])/10" office:value-type="float" office:value="39.99150085" calcext:value-type="float">
            <text:p>39.99150085</text:p>
          </table:table-cell>
          <table:table-cell table:formula="of:=[.K478]" office:value-type="float" office:value="3.087167797" calcext:value-type="float">
            <text:p>3.087167797</text:p>
          </table:table-cell>
          <table:table-cell table:style-name="ce1" table:formula="of:=[.O478]" office:value-type="float" office:value="1.95" calcext:value-type="float">
            <text:p>1.95</text:p>
          </table:table-cell>
          <table:table-cell table:formula="of:=[.N478]" office:value-type="float" office:value="0.006927669" calcext:value-type="float">
            <text:p>0.00692766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43215377" calcext:value-type="float">
            <text:p>0.243215377</text:p>
          </table:table-cell>
          <table:table-cell office:value-type="float" office:value="3.087167797" calcext:value-type="float">
            <text:p>3.087167797</text:p>
          </table:table-cell>
          <table:table-cell office:value-type="float" office:value="400.122467" calcext:value-type="float">
            <text:p>400.122467</text:p>
          </table:table-cell>
          <table:table-cell office:value-type="float" office:value="399.70755" calcext:value-type="float">
            <text:p>399.70755</text:p>
          </table:table-cell>
          <table:table-cell office:value-type="float" office:value="0.006927669" calcext:value-type="float">
            <text:p>0.006927669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2.3" calcext:value-type="float">
            <text:p>2.3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79]" office:value-type="float" office:value="-0.286069335" calcext:value-type="float">
            <text:p>-0.286069335</text:p>
          </table:table-cell>
          <table:table-cell table:formula="of:=0.5*([.L479]+[.M479])/10" office:value-type="float" office:value="40.037858585" calcext:value-type="float">
            <text:p>40.037858585</text:p>
          </table:table-cell>
          <table:table-cell table:formula="of:=[.K479]" office:value-type="float" office:value="3.083668699" calcext:value-type="float">
            <text:p>3.083668699</text:p>
          </table:table-cell>
          <table:table-cell table:style-name="ce1" table:formula="of:=[.O479]" office:value-type="float" office:value="1.95" calcext:value-type="float">
            <text:p>1.95</text:p>
          </table:table-cell>
          <table:table-cell table:formula="of:=[.N479]" office:value-type="float" office:value="0.003957856" calcext:value-type="float">
            <text:p>0.00395785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0.286069335" calcext:value-type="float">
            <text:p>-0.286069335</text:p>
          </table:table-cell>
          <table:table-cell office:value-type="float" office:value="3.083668699" calcext:value-type="float">
            <text:p>3.083668699</text:p>
          </table:table-cell>
          <table:table-cell office:value-type="float" office:value="400.2423096" calcext:value-type="float">
            <text:p>400.2423096</text:p>
          </table:table-cell>
          <table:table-cell office:value-type="float" office:value="400.5148621" calcext:value-type="float">
            <text:p>400.5148621</text:p>
          </table:table-cell>
          <table:table-cell office:value-type="float" office:value="0.003957856" calcext:value-type="float">
            <text:p>0.003957856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2.3" calcext:value-type="float">
            <text:p>2.3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80]" office:value-type="float" office:value="0.190616446" calcext:value-type="float">
            <text:p>0.190616446</text:p>
          </table:table-cell>
          <table:table-cell table:formula="of:=0.5*([.L480]+[.M480])/10" office:value-type="float" office:value="39.975186155" calcext:value-type="float">
            <text:p>39.975186155</text:p>
          </table:table-cell>
          <table:table-cell table:formula="of:=[.K480]" office:value-type="float" office:value="3.946359161" calcext:value-type="float">
            <text:p>3.946359161</text:p>
          </table:table-cell>
          <table:table-cell table:style-name="ce1" table:formula="of:=[.O480]" office:value-type="float" office:value="1.95" calcext:value-type="float">
            <text:p>1.95</text:p>
          </table:table-cell>
          <table:table-cell table:formula="of:=[.N480]" office:value-type="float" office:value="0.006919332" calcext:value-type="float">
            <text:p>0.00691933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90616446" calcext:value-type="float">
            <text:p>0.190616446</text:p>
          </table:table-cell>
          <table:table-cell office:value-type="float" office:value="3.946359161" calcext:value-type="float">
            <text:p>3.946359161</text:p>
          </table:table-cell>
          <table:table-cell office:value-type="float" office:value="399.9453125" calcext:value-type="float">
            <text:p>399.9453125</text:p>
          </table:table-cell>
          <table:table-cell office:value-type="float" office:value="399.5584106" calcext:value-type="float">
            <text:p>399.5584106</text:p>
          </table:table-cell>
          <table:table-cell office:value-type="float" office:value="0.006919332" calcext:value-type="float">
            <text:p>0.006919332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2.3" calcext:value-type="float">
            <text:p>2.3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81]" office:value-type="float" office:value="4.417892083" calcext:value-type="float">
            <text:p>4.417892083</text:p>
          </table:table-cell>
          <table:table-cell table:formula="of:=0.5*([.L481]+[.M481])/10" office:value-type="float" office:value="39.702937315" calcext:value-type="float">
            <text:p>39.702937315</text:p>
          </table:table-cell>
          <table:table-cell table:formula="of:=[.K481]" office:value-type="float" office:value="2.815056558" calcext:value-type="float">
            <text:p>2.815056558</text:p>
          </table:table-cell>
          <table:table-cell table:style-name="ce1" table:formula="of:=[.O481]" office:value-type="float" office:value="0.9" calcext:value-type="float">
            <text:p>0.90</text:p>
          </table:table-cell>
          <table:table-cell table:formula="of:=[.N481]" office:value-type="float" office:value="0.033795306" calcext:value-type="float">
            <text:p>0.03379530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.417892083" calcext:value-type="float">
            <text:p>4.417892083</text:p>
          </table:table-cell>
          <table:table-cell office:value-type="float" office:value="2.815056558" calcext:value-type="float">
            <text:p>2.815056558</text:p>
          </table:table-cell>
          <table:table-cell office:value-type="float" office:value="399.948822" calcext:value-type="float">
            <text:p>399.948822</text:p>
          </table:table-cell>
          <table:table-cell office:value-type="float" office:value="394.1099243" calcext:value-type="float">
            <text:p>394.1099243</text:p>
          </table:table-cell>
          <table:table-cell office:value-type="float" office:value="0.033795306" calcext:value-type="float">
            <text:p>0.033795306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82]" office:value-type="float" office:value="3.496993012" calcext:value-type="float">
            <text:p>3.496993012</text:p>
          </table:table-cell>
          <table:table-cell table:formula="of:=0.5*([.L482]+[.M482])/10" office:value-type="float" office:value="39.768876645" calcext:value-type="float">
            <text:p>39.768876645</text:p>
          </table:table-cell>
          <table:table-cell table:formula="of:=[.K482]" office:value-type="float" office:value="2.845066417" calcext:value-type="float">
            <text:p>2.845066417</text:p>
          </table:table-cell>
          <table:table-cell table:style-name="ce1" table:formula="of:=[.O482]" office:value-type="float" office:value="0.9" calcext:value-type="float">
            <text:p>0.90</text:p>
          </table:table-cell>
          <table:table-cell table:formula="of:=[.N482]" office:value-type="float" office:value="0.030389379" calcext:value-type="float">
            <text:p>0.03038937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.496993012" calcext:value-type="float">
            <text:p>3.496993012</text:p>
          </table:table-cell>
          <table:table-cell office:value-type="float" office:value="2.845066417" calcext:value-type="float">
            <text:p>2.845066417</text:p>
          </table:table-cell>
          <table:table-cell office:value-type="float" office:value="400.0325317" calcext:value-type="float">
            <text:p>400.0325317</text:p>
          </table:table-cell>
          <table:table-cell office:value-type="float" office:value="395.3450012" calcext:value-type="float">
            <text:p>395.3450012</text:p>
          </table:table-cell>
          <table:table-cell office:value-type="float" office:value="0.030389379" calcext:value-type="float">
            <text:p>0.030389379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83]" office:value-type="float" office:value="1.686849635" calcext:value-type="float">
            <text:p>1.686849635</text:p>
          </table:table-cell>
          <table:table-cell table:formula="of:=0.5*([.L483]+[.M483])/10" office:value-type="float" office:value="39.879753115" calcext:value-type="float">
            <text:p>39.879753115</text:p>
          </table:table-cell>
          <table:table-cell table:formula="of:=[.K483]" office:value-type="float" office:value="3.802835274" calcext:value-type="float">
            <text:p>3.802835274</text:p>
          </table:table-cell>
          <table:table-cell table:style-name="ce1" table:formula="of:=[.O483]" office:value-type="float" office:value="0.9" calcext:value-type="float">
            <text:p>0.90</text:p>
          </table:table-cell>
          <table:table-cell table:formula="of:=[.N483]" office:value-type="float" office:value="0.015273865" calcext:value-type="float">
            <text:p>0.01527386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686849635" calcext:value-type="float">
            <text:p>1.686849635</text:p>
          </table:table-cell>
          <table:table-cell office:value-type="float" office:value="3.802835274" calcext:value-type="float">
            <text:p>3.802835274</text:p>
          </table:table-cell>
          <table:table-cell office:value-type="float" office:value="399.976532" calcext:value-type="float">
            <text:p>399.976532</text:p>
          </table:table-cell>
          <table:table-cell office:value-type="float" office:value="397.6185303" calcext:value-type="float">
            <text:p>397.6185303</text:p>
          </table:table-cell>
          <table:table-cell office:value-type="float" office:value="0.015273865" calcext:value-type="float">
            <text:p>0.015273865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84]" office:value-type="float" office:value="13.07257918" calcext:value-type="float">
            <text:p>13.07257918</text:p>
          </table:table-cell>
          <table:table-cell table:formula="of:=0.5*([.L484]+[.M484])/10" office:value-type="float" office:value="39.03371277" calcext:value-type="float">
            <text:p>39.03371277</text:p>
          </table:table-cell>
          <table:table-cell table:formula="of:=[.K484]" office:value-type="float" office:value="2.620975018" calcext:value-type="float">
            <text:p>2.620975018</text:p>
          </table:table-cell>
          <table:table-cell table:style-name="ce1" table:formula="of:=[.O484]" office:value-type="float" office:value="0.45" calcext:value-type="float">
            <text:p>0.45</text:p>
          </table:table-cell>
          <table:table-cell table:formula="of:=[.N484]" office:value-type="float" office:value="0.255785648" calcext:value-type="float">
            <text:p>0.25578564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07257918" calcext:value-type="float">
            <text:p>13.07257918</text:p>
          </table:table-cell>
          <table:table-cell office:value-type="float" office:value="2.620975018" calcext:value-type="float">
            <text:p>2.620975018</text:p>
          </table:table-cell>
          <table:table-cell office:value-type="float" office:value="400.0452271" calcext:value-type="float">
            <text:p>400.0452271</text:p>
          </table:table-cell>
          <table:table-cell office:value-type="float" office:value="380.6290283" calcext:value-type="float">
            <text:p>380.6290283</text:p>
          </table:table-cell>
          <table:table-cell office:value-type="float" office:value="0.255785648" calcext:value-type="float">
            <text:p>0.255785648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45" calcext:value-type="float">
            <text:p>1.4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85]" office:value-type="float" office:value="2.829952789" calcext:value-type="float">
            <text:p>2.829952789</text:p>
          </table:table-cell>
          <table:table-cell table:formula="of:=0.5*([.L485]+[.M485])/10" office:value-type="float" office:value="39.77385254" calcext:value-type="float">
            <text:p>39.77385254</text:p>
          </table:table-cell>
          <table:table-cell table:formula="of:=[.K485]" office:value-type="float" office:value="3.824746372" calcext:value-type="float">
            <text:p>3.824746372</text:p>
          </table:table-cell>
          <table:table-cell table:style-name="ce1" table:formula="of:=[.O485]" office:value-type="float" office:value="0.45" calcext:value-type="float">
            <text:p>0.45</text:p>
          </table:table-cell>
          <table:table-cell table:formula="of:=[.N485]" office:value-type="float" office:value="0.03385152" calcext:value-type="float">
            <text:p>0.0338515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829952789" calcext:value-type="float">
            <text:p>2.829952789</text:p>
          </table:table-cell>
          <table:table-cell office:value-type="float" office:value="3.824746372" calcext:value-type="float">
            <text:p>3.824746372</text:p>
          </table:table-cell>
          <table:table-cell office:value-type="float" office:value="399.8117371" calcext:value-type="float">
            <text:p>399.8117371</text:p>
          </table:table-cell>
          <table:table-cell office:value-type="float" office:value="395.6653137" calcext:value-type="float">
            <text:p>395.6653137</text:p>
          </table:table-cell>
          <table:table-cell office:value-type="float" office:value="0.03385152" calcext:value-type="float">
            <text:p>0.03385152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45" calcext:value-type="float">
            <text:p>1.4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86]" office:value-type="float" office:value="12.44094601" calcext:value-type="float">
            <text:p>12.44094601</text:p>
          </table:table-cell>
          <table:table-cell table:formula="of:=0.5*([.L486]+[.M486])/10" office:value-type="float" office:value="39.10842743" calcext:value-type="float">
            <text:p>39.10842743</text:p>
          </table:table-cell>
          <table:table-cell table:formula="of:=[.K486]" office:value-type="float" office:value="2.610642257" calcext:value-type="float">
            <text:p>2.610642257</text:p>
          </table:table-cell>
          <table:table-cell table:style-name="ce1" table:formula="of:=[.O486]" office:value-type="float" office:value="0.45" calcext:value-type="float">
            <text:p>0.45</text:p>
          </table:table-cell>
          <table:table-cell table:formula="of:=[.N486]" office:value-type="float" office:value="0.204113272" calcext:value-type="float">
            <text:p>0.20411327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44094601" calcext:value-type="float">
            <text:p>12.44094601</text:p>
          </table:table-cell>
          <table:table-cell office:value-type="float" office:value="2.610642257" calcext:value-type="float">
            <text:p>2.610642257</text:p>
          </table:table-cell>
          <table:table-cell office:value-type="float" office:value="400.033905" calcext:value-type="float">
            <text:p>400.033905</text:p>
          </table:table-cell>
          <table:table-cell office:value-type="float" office:value="382.1346436" calcext:value-type="float">
            <text:p>382.1346436</text:p>
          </table:table-cell>
          <table:table-cell office:value-type="float" office:value="0.204113272" calcext:value-type="float">
            <text:p>0.204113272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45" calcext:value-type="float">
            <text:p>1.4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87]" office:value-type="float" office:value="6.761424153" calcext:value-type="float">
            <text:p>6.761424153</text:p>
          </table:table-cell>
          <table:table-cell table:formula="of:=0.5*([.L487]+[.M487])/10" office:value-type="float" office:value="39.51495056" calcext:value-type="float">
            <text:p>39.51495056</text:p>
          </table:table-cell>
          <table:table-cell table:formula="of:=[.K487]" office:value-type="float" office:value="3.495246163" calcext:value-type="float">
            <text:p>3.495246163</text:p>
          </table:table-cell>
          <table:table-cell table:style-name="ce1" table:formula="of:=[.O487]" office:value-type="float" office:value="0.4" calcext:value-type="float">
            <text:p>0.40</text:p>
          </table:table-cell>
          <table:table-cell table:formula="of:=[.N487]" office:value-type="float" office:value="0.084768798" calcext:value-type="float">
            <text:p>0.08476879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761424153" calcext:value-type="float">
            <text:p>6.761424153</text:p>
          </table:table-cell>
          <table:table-cell office:value-type="float" office:value="3.495246163" calcext:value-type="float">
            <text:p>3.495246163</text:p>
          </table:table-cell>
          <table:table-cell office:value-type="float" office:value="400.0519714" calcext:value-type="float">
            <text:p>400.0519714</text:p>
          </table:table-cell>
          <table:table-cell office:value-type="float" office:value="390.2470398" calcext:value-type="float">
            <text:p>390.2470398</text:p>
          </table:table-cell>
          <table:table-cell office:value-type="float" office:value="0.084768798" calcext:value-type="float">
            <text:p>0.084768798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88]" office:value-type="float" office:value="6.439323692" calcext:value-type="float">
            <text:p>6.439323692</text:p>
          </table:table-cell>
          <table:table-cell table:formula="of:=0.5*([.L488]+[.M488])/10" office:value-type="float" office:value="39.53603516" calcext:value-type="float">
            <text:p>39.53603516</text:p>
          </table:table-cell>
          <table:table-cell table:formula="of:=[.K488]" office:value-type="float" office:value="3.309786124" calcext:value-type="float">
            <text:p>3.309786124</text:p>
          </table:table-cell>
          <table:table-cell table:style-name="ce1" table:formula="of:=[.O488]" office:value-type="float" office:value="0.4" calcext:value-type="float">
            <text:p>0.40</text:p>
          </table:table-cell>
          <table:table-cell table:formula="of:=[.N488]" office:value-type="float" office:value="0.057747373" calcext:value-type="float">
            <text:p>0.05774737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439323692" calcext:value-type="float">
            <text:p>6.439323692</text:p>
          </table:table-cell>
          <table:table-cell office:value-type="float" office:value="3.309786124" calcext:value-type="float">
            <text:p>3.309786124</text:p>
          </table:table-cell>
          <table:table-cell office:value-type="float" office:value="399.7723389" calcext:value-type="float">
            <text:p>399.7723389</text:p>
          </table:table-cell>
          <table:table-cell office:value-type="float" office:value="390.9483643" calcext:value-type="float">
            <text:p>390.9483643</text:p>
          </table:table-cell>
          <table:table-cell office:value-type="float" office:value="0.057747373" calcext:value-type="float">
            <text:p>0.057747373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89]" office:value-type="float" office:value="9.889887729" calcext:value-type="float">
            <text:p>9.889887729</text:p>
          </table:table-cell>
          <table:table-cell table:formula="of:=0.5*([.L489]+[.M489])/10" office:value-type="float" office:value="39.294911195" calcext:value-type="float">
            <text:p>39.294911195</text:p>
          </table:table-cell>
          <table:table-cell table:formula="of:=[.K489]" office:value-type="float" office:value="2.734843152" calcext:value-type="float">
            <text:p>2.734843152</text:p>
          </table:table-cell>
          <table:table-cell table:style-name="ce1" table:formula="of:=[.O489]" office:value-type="float" office:value="0.4" calcext:value-type="float">
            <text:p>0.40</text:p>
          </table:table-cell>
          <table:table-cell table:formula="of:=[.N489]" office:value-type="float" office:value="0.16552868" calcext:value-type="float">
            <text:p>0.1655286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.889887729" calcext:value-type="float">
            <text:p>9.889887729</text:p>
          </table:table-cell>
          <table:table-cell office:value-type="float" office:value="2.734843152" calcext:value-type="float">
            <text:p>2.734843152</text:p>
          </table:table-cell>
          <table:table-cell office:value-type="float" office:value="400.1549988" calcext:value-type="float">
            <text:p>400.1549988</text:p>
          </table:table-cell>
          <table:table-cell office:value-type="float" office:value="385.7432251" calcext:value-type="float">
            <text:p>385.7432251</text:p>
          </table:table-cell>
          <table:table-cell office:value-type="float" office:value="0.16552868" calcext:value-type="float">
            <text:p>0.16552868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90]" office:value-type="float" office:value="10.46641402" calcext:value-type="float">
            <text:p>10.46641402</text:p>
          </table:table-cell>
          <table:table-cell table:formula="of:=0.5*([.L490]+[.M490])/10" office:value-type="float" office:value="39.23936615" calcext:value-type="float">
            <text:p>39.23936615</text:p>
          </table:table-cell>
          <table:table-cell table:formula="of:=[.K490]" office:value-type="float" office:value="3.018890652" calcext:value-type="float">
            <text:p>3.018890652</text:p>
          </table:table-cell>
          <table:table-cell table:style-name="ce1" table:formula="of:=[.O490]" office:value-type="float" office:value="0.35" calcext:value-type="float">
            <text:p>0.35</text:p>
          </table:table-cell>
          <table:table-cell table:formula="of:=[.N490]" office:value-type="float" office:value="0.157930531" calcext:value-type="float">
            <text:p>0.157930531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.46641402" calcext:value-type="float">
            <text:p>10.46641402</text:p>
          </table:table-cell>
          <table:table-cell office:value-type="float" office:value="3.018890652" calcext:value-type="float">
            <text:p>3.018890652</text:p>
          </table:table-cell>
          <table:table-cell office:value-type="float" office:value="400.0177612" calcext:value-type="float">
            <text:p>400.0177612</text:p>
          </table:table-cell>
          <table:table-cell office:value-type="float" office:value="384.7695618" calcext:value-type="float">
            <text:p>384.7695618</text:p>
          </table:table-cell>
          <table:table-cell office:value-type="float" office:value="0.157930531" calcext:value-type="float">
            <text:p>0.15793053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7" calcext:value-type="float">
            <text:p>0.7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91]" office:value-type="float" office:value="9.647531758" calcext:value-type="float">
            <text:p>9.647531758</text:p>
          </table:table-cell>
          <table:table-cell table:formula="of:=0.5*([.L491]+[.M491])/10" office:value-type="float" office:value="39.305703735" calcext:value-type="float">
            <text:p>39.305703735</text:p>
          </table:table-cell>
          <table:table-cell table:formula="of:=[.K491]" office:value-type="float" office:value="2.528372639" calcext:value-type="float">
            <text:p>2.528372639</text:p>
          </table:table-cell>
          <table:table-cell table:style-name="ce1" table:formula="of:=[.O491]" office:value-type="float" office:value="0.35" calcext:value-type="float">
            <text:p>0.35</text:p>
          </table:table-cell>
          <table:table-cell table:formula="of:=[.N491]" office:value-type="float" office:value="0.154240114" calcext:value-type="float">
            <text:p>0.15424011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.647531758" calcext:value-type="float">
            <text:p>9.647531758</text:p>
          </table:table-cell>
          <table:table-cell office:value-type="float" office:value="2.528372639" calcext:value-type="float">
            <text:p>2.528372639</text:p>
          </table:table-cell>
          <table:table-cell office:value-type="float" office:value="399.9446106" calcext:value-type="float">
            <text:p>399.9446106</text:p>
          </table:table-cell>
          <table:table-cell office:value-type="float" office:value="386.1694641" calcext:value-type="float">
            <text:p>386.1694641</text:p>
          </table:table-cell>
          <table:table-cell office:value-type="float" office:value="0.154240114" calcext:value-type="float">
            <text:p>0.154240114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7" calcext:value-type="float">
            <text:p>0.7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92]" office:value-type="float" office:value="7.436531595" calcext:value-type="float">
            <text:p>7.436531595</text:p>
          </table:table-cell>
          <table:table-cell table:formula="of:=0.5*([.L492]+[.M492])/10" office:value-type="float" office:value="39.474609375" calcext:value-type="float">
            <text:p>39.474609375</text:p>
          </table:table-cell>
          <table:table-cell table:formula="of:=[.K492]" office:value-type="float" office:value="3.031574947" calcext:value-type="float">
            <text:p>3.031574947</text:p>
          </table:table-cell>
          <table:table-cell table:style-name="ce1" table:formula="of:=[.O492]" office:value-type="float" office:value="0.35" calcext:value-type="float">
            <text:p>0.35</text:p>
          </table:table-cell>
          <table:table-cell table:formula="of:=[.N492]" office:value-type="float" office:value="0.130421059" calcext:value-type="float">
            <text:p>0.130421059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36531595" calcext:value-type="float">
            <text:p>7.436531595</text:p>
          </table:table-cell>
          <table:table-cell office:value-type="float" office:value="3.031574947" calcext:value-type="float">
            <text:p>3.031574947</text:p>
          </table:table-cell>
          <table:table-cell office:value-type="float" office:value="400.3294983" calcext:value-type="float">
            <text:p>400.3294983</text:p>
          </table:table-cell>
          <table:table-cell office:value-type="float" office:value="389.1626892" calcext:value-type="float">
            <text:p>389.1626892</text:p>
          </table:table-cell>
          <table:table-cell office:value-type="float" office:value="0.130421059" calcext:value-type="float">
            <text:p>0.13042105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7" calcext:value-type="float">
            <text:p>0.7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93]" office:value-type="float" office:value="22.30423126" calcext:value-type="float">
            <text:p>22.30423126</text:p>
          </table:table-cell>
          <table:table-cell table:formula="of:=0.5*([.L493]+[.M493])/10" office:value-type="float" office:value="38.656970215" calcext:value-type="float">
            <text:p>38.656970215</text:p>
          </table:table-cell>
          <table:table-cell table:formula="of:=[.K493]" office:value-type="float" office:value="2.491670926" calcext:value-type="float">
            <text:p>2.491670926</text:p>
          </table:table-cell>
          <table:table-cell table:style-name="ce1" table:formula="of:=[.O493]" office:value-type="float" office:value="0.45" calcext:value-type="float">
            <text:p>0.45</text:p>
          </table:table-cell>
          <table:table-cell table:formula="of:=[.N493]" office:value-type="float" office:value="0.326561631" calcext:value-type="float">
            <text:p>0.326561631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.30423126" calcext:value-type="float">
            <text:p>22.30423126</text:p>
          </table:table-cell>
          <table:table-cell office:value-type="float" office:value="2.491670926" calcext:value-type="float">
            <text:p>2.491670926</text:p>
          </table:table-cell>
          <table:table-cell office:value-type="float" office:value="402.1708374" calcext:value-type="float">
            <text:p>402.1708374</text:p>
          </table:table-cell>
          <table:table-cell office:value-type="float" office:value="370.9685669" calcext:value-type="float">
            <text:p>370.9685669</text:p>
          </table:table-cell>
          <table:table-cell office:value-type="float" office:value="0.326561631" calcext:value-type="float">
            <text:p>0.326561631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2" calcext:value-type="float">
            <text:p>1.2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94]" office:value-type="float" office:value="20.86936893" calcext:value-type="float">
            <text:p>20.86936893</text:p>
          </table:table-cell>
          <table:table-cell table:formula="of:=0.5*([.L494]+[.M494])/10" office:value-type="float" office:value="38.569645695" calcext:value-type="float">
            <text:p>38.569645695</text:p>
          </table:table-cell>
          <table:table-cell table:formula="of:=[.K494]" office:value-type="float" office:value="1.998528554" calcext:value-type="float">
            <text:p>1.998528554</text:p>
          </table:table-cell>
          <table:table-cell table:style-name="ce1" table:formula="of:=[.O494]" office:value-type="float" office:value="0.45" calcext:value-type="float">
            <text:p>0.45</text:p>
          </table:table-cell>
          <table:table-cell table:formula="of:=[.N494]" office:value-type="float" office:value="0.315264497" calcext:value-type="float">
            <text:p>0.31526449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.86936893" calcext:value-type="float">
            <text:p>20.86936893</text:p>
          </table:table-cell>
          <table:table-cell office:value-type="float" office:value="1.998528554" calcext:value-type="float">
            <text:p>1.998528554</text:p>
          </table:table-cell>
          <table:table-cell office:value-type="float" office:value="399.933075" calcext:value-type="float">
            <text:p>399.933075</text:p>
          </table:table-cell>
          <table:table-cell office:value-type="float" office:value="371.4598389" calcext:value-type="float">
            <text:p>371.4598389</text:p>
          </table:table-cell>
          <table:table-cell office:value-type="float" office:value="0.315264497" calcext:value-type="float">
            <text:p>0.315264497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2" calcext:value-type="float">
            <text:p>1.2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95]" office:value-type="float" office:value="22.11538637" calcext:value-type="float">
            <text:p>22.11538637</text:p>
          </table:table-cell>
          <table:table-cell table:formula="of:=0.5*([.L495]+[.M495])/10" office:value-type="float" office:value="38.45883484" calcext:value-type="float">
            <text:p>38.45883484</text:p>
          </table:table-cell>
          <table:table-cell table:formula="of:=[.K495]" office:value-type="float" office:value="2.347635316" calcext:value-type="float">
            <text:p>2.347635316</text:p>
          </table:table-cell>
          <table:table-cell table:style-name="ce1" table:formula="of:=[.O495]" office:value-type="float" office:value="0.45" calcext:value-type="float">
            <text:p>0.45</text:p>
          </table:table-cell>
          <table:table-cell table:formula="of:=[.N495]" office:value-type="float" office:value="0.374799779" calcext:value-type="float">
            <text:p>0.374799779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.11538637" calcext:value-type="float">
            <text:p>22.11538637</text:p>
          </table:table-cell>
          <table:table-cell office:value-type="float" office:value="2.347635316" calcext:value-type="float">
            <text:p>2.347635316</text:p>
          </table:table-cell>
          <table:table-cell office:value-type="float" office:value="400.2006531" calcext:value-type="float">
            <text:p>400.2006531</text:p>
          </table:table-cell>
          <table:table-cell office:value-type="float" office:value="368.9760437" calcext:value-type="float">
            <text:p>368.9760437</text:p>
          </table:table-cell>
          <table:table-cell office:value-type="float" office:value="0.374799779" calcext:value-type="float">
            <text:p>0.374799779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2" calcext:value-type="float">
            <text:p>1.2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96]" office:value-type="float" office:value="12.5285609" calcext:value-type="float">
            <text:p>12.5285609</text:p>
          </table:table-cell>
          <table:table-cell table:formula="of:=0.5*([.L496]+[.M496])/10" office:value-type="float" office:value="39.064979555" calcext:value-type="float">
            <text:p>39.064979555</text:p>
          </table:table-cell>
          <table:table-cell table:formula="of:=[.K496]" office:value-type="float" office:value="2.933207671" calcext:value-type="float">
            <text:p>2.933207671</text:p>
          </table:table-cell>
          <table:table-cell table:style-name="ce1" table:formula="of:=[.O496]" office:value-type="float" office:value="0.5" calcext:value-type="float">
            <text:p>0.50</text:p>
          </table:table-cell>
          <table:table-cell table:formula="of:=[.N496]" office:value-type="float" office:value="0.205941773" calcext:value-type="float">
            <text:p>0.20594177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.5285609" calcext:value-type="float">
            <text:p>12.5285609</text:p>
          </table:table-cell>
          <table:table-cell office:value-type="float" office:value="2.933207671" calcext:value-type="float">
            <text:p>2.933207671</text:p>
          </table:table-cell>
          <table:table-cell office:value-type="float" office:value="399.8562622" calcext:value-type="float">
            <text:p>399.8562622</text:p>
          </table:table-cell>
          <table:table-cell office:value-type="float" office:value="381.4433289" calcext:value-type="float">
            <text:p>381.4433289</text:p>
          </table:table-cell>
          <table:table-cell office:value-type="float" office:value="0.205941773" calcext:value-type="float">
            <text:p>0.205941773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97]" office:value-type="float" office:value="15.61249608" calcext:value-type="float">
            <text:p>15.61249608</text:p>
          </table:table-cell>
          <table:table-cell table:formula="of:=0.5*([.L497]+[.M497])/10" office:value-type="float" office:value="38.91208038" calcext:value-type="float">
            <text:p>38.91208038</text:p>
          </table:table-cell>
          <table:table-cell table:formula="of:=[.K497]" office:value-type="float" office:value="2.117889065" calcext:value-type="float">
            <text:p>2.117889065</text:p>
          </table:table-cell>
          <table:table-cell table:style-name="ce1" table:formula="of:=[.O497]" office:value-type="float" office:value="0.5" calcext:value-type="float">
            <text:p>0.50</text:p>
          </table:table-cell>
          <table:table-cell table:formula="of:=[.N497]" office:value-type="float" office:value="0.260585315" calcext:value-type="float">
            <text:p>0.26058531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61249608" calcext:value-type="float">
            <text:p>15.61249608</text:p>
          </table:table-cell>
          <table:table-cell office:value-type="float" office:value="2.117889065" calcext:value-type="float">
            <text:p>2.117889065</text:p>
          </table:table-cell>
          <table:table-cell office:value-type="float" office:value="400.0161743" calcext:value-type="float">
            <text:p>400.0161743</text:p>
          </table:table-cell>
          <table:table-cell office:value-type="float" office:value="378.2254333" calcext:value-type="float">
            <text:p>378.2254333</text:p>
          </table:table-cell>
          <table:table-cell office:value-type="float" office:value="0.260585315" calcext:value-type="float">
            <text:p>0.260585315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98]" office:value-type="float" office:value="13.43171625" calcext:value-type="float">
            <text:p>13.43171625</text:p>
          </table:table-cell>
          <table:table-cell table:formula="of:=0.5*([.L498]+[.M498])/10" office:value-type="float" office:value="39.03622284" calcext:value-type="float">
            <text:p>39.03622284</text:p>
          </table:table-cell>
          <table:table-cell table:formula="of:=[.K498]" office:value-type="float" office:value="2.440848804" calcext:value-type="float">
            <text:p>2.440848804</text:p>
          </table:table-cell>
          <table:table-cell table:style-name="ce1" table:formula="of:=[.O498]" office:value-type="float" office:value="0.5" calcext:value-type="float">
            <text:p>0.50</text:p>
          </table:table-cell>
          <table:table-cell table:formula="of:=[.N498]" office:value-type="float" office:value="0.238786095" calcext:value-type="float">
            <text:p>0.23878609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.43171625" calcext:value-type="float">
            <text:p>13.43171625</text:p>
          </table:table-cell>
          <table:table-cell office:value-type="float" office:value="2.440848804" calcext:value-type="float">
            <text:p>2.440848804</text:p>
          </table:table-cell>
          <table:table-cell office:value-type="float" office:value="400.0238342" calcext:value-type="float">
            <text:p>400.0238342</text:p>
          </table:table-cell>
          <table:table-cell office:value-type="float" office:value="380.7006226" calcext:value-type="float">
            <text:p>380.7006226</text:p>
          </table:table-cell>
          <table:table-cell office:value-type="float" office:value="0.238786095" calcext:value-type="float">
            <text:p>0.238786095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499]" office:value-type="float" office:value="7.024569904" calcext:value-type="float">
            <text:p>7.024569904</text:p>
          </table:table-cell>
          <table:table-cell table:formula="of:=0.5*([.L499]+[.M499])/10" office:value-type="float" office:value="39.50860596" calcext:value-type="float">
            <text:p>39.50860596</text:p>
          </table:table-cell>
          <table:table-cell table:formula="of:=[.K499]" office:value-type="float" office:value="3.69125997" calcext:value-type="float">
            <text:p>3.69125997</text:p>
          </table:table-cell>
          <table:table-cell table:style-name="ce1" table:formula="of:=[.O499]" office:value-type="float" office:value="0.55" calcext:value-type="float">
            <text:p>0.55</text:p>
          </table:table-cell>
          <table:table-cell table:formula="of:=[.N499]" office:value-type="float" office:value="0.074634526" calcext:value-type="float">
            <text:p>0.074634526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024569904" calcext:value-type="float">
            <text:p>7.024569904</text:p>
          </table:table-cell>
          <table:table-cell office:value-type="float" office:value="3.69125997" calcext:value-type="float">
            <text:p>3.69125997</text:p>
          </table:table-cell>
          <table:table-cell office:value-type="float" office:value="400.0892029" calcext:value-type="float">
            <text:p>400.0892029</text:p>
          </table:table-cell>
          <table:table-cell office:value-type="float" office:value="390.0829163" calcext:value-type="float">
            <text:p>390.0829163</text:p>
          </table:table-cell>
          <table:table-cell office:value-type="float" office:value="0.074634526" calcext:value-type="float">
            <text:p>0.074634526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00]" office:value-type="float" office:value="6.897062749" calcext:value-type="float">
            <text:p>6.897062749</text:p>
          </table:table-cell>
          <table:table-cell table:formula="of:=0.5*([.L500]+[.M500])/10" office:value-type="float" office:value="39.533055115" calcext:value-type="float">
            <text:p>39.533055115</text:p>
          </table:table-cell>
          <table:table-cell table:formula="of:=[.K500]" office:value-type="float" office:value="2.797111134" calcext:value-type="float">
            <text:p>2.797111134</text:p>
          </table:table-cell>
          <table:table-cell table:style-name="ce1" table:formula="of:=[.O500]" office:value-type="float" office:value="0.55" calcext:value-type="float">
            <text:p>0.55</text:p>
          </table:table-cell>
          <table:table-cell table:formula="of:=[.N500]" office:value-type="float" office:value="0.075212262" calcext:value-type="float">
            <text:p>0.07521226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897062749" calcext:value-type="float">
            <text:p>6.897062749</text:p>
          </table:table-cell>
          <table:table-cell office:value-type="float" office:value="2.797111134" calcext:value-type="float">
            <text:p>2.797111134</text:p>
          </table:table-cell>
          <table:table-cell office:value-type="float" office:value="400.0697937" calcext:value-type="float">
            <text:p>400.0697937</text:p>
          </table:table-cell>
          <table:table-cell office:value-type="float" office:value="390.5913086" calcext:value-type="float">
            <text:p>390.5913086</text:p>
          </table:table-cell>
          <table:table-cell office:value-type="float" office:value="0.075212262" calcext:value-type="float">
            <text:p>0.075212262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01]" office:value-type="float" office:value="8.3442887" calcext:value-type="float">
            <text:p>8.3442887</text:p>
          </table:table-cell>
          <table:table-cell table:formula="of:=0.5*([.L501]+[.M501])/10" office:value-type="float" office:value="39.430401615" calcext:value-type="float">
            <text:p>39.430401615</text:p>
          </table:table-cell>
          <table:table-cell table:formula="of:=[.K501]" office:value-type="float" office:value="3.131514882" calcext:value-type="float">
            <text:p>3.131514882</text:p>
          </table:table-cell>
          <table:table-cell table:style-name="ce1" table:formula="of:=[.O501]" office:value-type="float" office:value="0.55" calcext:value-type="float">
            <text:p>0.55</text:p>
          </table:table-cell>
          <table:table-cell table:formula="of:=[.N501]" office:value-type="float" office:value="0.097089998" calcext:value-type="float">
            <text:p>0.09708999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.3442887" calcext:value-type="float">
            <text:p>8.3442887</text:p>
          </table:table-cell>
          <table:table-cell office:value-type="float" office:value="3.131514882" calcext:value-type="float">
            <text:p>3.131514882</text:p>
          </table:table-cell>
          <table:table-cell office:value-type="float" office:value="400.163147" calcext:value-type="float">
            <text:p>400.163147</text:p>
          </table:table-cell>
          <table:table-cell office:value-type="float" office:value="388.4448853" calcext:value-type="float">
            <text:p>388.4448853</text:p>
          </table:table-cell>
          <table:table-cell office:value-type="float" office:value="0.097089998" calcext:value-type="float">
            <text:p>0.097089998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02]" office:value-type="float" office:value="13.45912806" calcext:value-type="float">
            <text:p>13.45912806</text:p>
          </table:table-cell>
          <table:table-cell table:formula="of:=0.5*([.L502]+[.M502])/10" office:value-type="float" office:value="39.041960145" calcext:value-type="float">
            <text:p>39.041960145</text:p>
          </table:table-cell>
          <table:table-cell table:formula="of:=[.K502]" office:value-type="float" office:value="3.065853226" calcext:value-type="float">
            <text:p>3.065853226</text:p>
          </table:table-cell>
          <table:table-cell table:style-name="ce1" table:formula="of:=[.O502]" office:value-type="float" office:value="0.3" calcext:value-type="float">
            <text:p>0.30</text:p>
          </table:table-cell>
          <table:table-cell table:formula="of:=[.N502]" office:value-type="float" office:value="0.174285593" calcext:value-type="float">
            <text:p>0.17428559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.45912806" calcext:value-type="float">
            <text:p>13.45912806</text:p>
          </table:table-cell>
          <table:table-cell office:value-type="float" office:value="3.065853226" calcext:value-type="float">
            <text:p>3.065853226</text:p>
          </table:table-cell>
          <table:table-cell office:value-type="float" office:value="399.988678" calcext:value-type="float">
            <text:p>399.988678</text:p>
          </table:table-cell>
          <table:table-cell office:value-type="float" office:value="380.8505249" calcext:value-type="float">
            <text:p>380.8505249</text:p>
          </table:table-cell>
          <table:table-cell office:value-type="float" office:value="0.174285593" calcext:value-type="float">
            <text:p>0.174285593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45" calcext:value-type="float">
            <text:p>1.4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03]" office:value-type="float" office:value="15.73746295" calcext:value-type="float">
            <text:p>15.73746295</text:p>
          </table:table-cell>
          <table:table-cell table:formula="of:=0.5*([.L503]+[.M503])/10" office:value-type="float" office:value="38.89472046" calcext:value-type="float">
            <text:p>38.89472046</text:p>
          </table:table-cell>
          <table:table-cell table:formula="of:=[.K503]" office:value-type="float" office:value="2.529726319" calcext:value-type="float">
            <text:p>2.529726319</text:p>
          </table:table-cell>
          <table:table-cell table:style-name="ce1" table:formula="of:=[.O503]" office:value-type="float" office:value="0.3" calcext:value-type="float">
            <text:p>0.30</text:p>
          </table:table-cell>
          <table:table-cell table:formula="of:=[.N503]" office:value-type="float" office:value="0.205825423" calcext:value-type="float">
            <text:p>0.20582542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.73746295" calcext:value-type="float">
            <text:p>15.73746295</text:p>
          </table:table-cell>
          <table:table-cell office:value-type="float" office:value="2.529726319" calcext:value-type="float">
            <text:p>2.529726319</text:p>
          </table:table-cell>
          <table:table-cell office:value-type="float" office:value="399.8290405" calcext:value-type="float">
            <text:p>399.8290405</text:p>
          </table:table-cell>
          <table:table-cell office:value-type="float" office:value="378.0653687" calcext:value-type="float">
            <text:p>378.0653687</text:p>
          </table:table-cell>
          <table:table-cell office:value-type="float" office:value="0.205825423" calcext:value-type="float">
            <text:p>0.205825423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45" calcext:value-type="float">
            <text:p>1.4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04]" office:value-type="float" office:value="11.95038859" calcext:value-type="float">
            <text:p>11.95038859</text:p>
          </table:table-cell>
          <table:table-cell table:formula="of:=0.5*([.L504]+[.M504])/10" office:value-type="float" office:value="39.17939148" calcext:value-type="float">
            <text:p>39.17939148</text:p>
          </table:table-cell>
          <table:table-cell table:formula="of:=[.K504]" office:value-type="float" office:value="2.739956772" calcext:value-type="float">
            <text:p>2.739956772</text:p>
          </table:table-cell>
          <table:table-cell table:style-name="ce1" table:formula="of:=[.O504]" office:value-type="float" office:value="0.3" calcext:value-type="float">
            <text:p>0.30</text:p>
          </table:table-cell>
          <table:table-cell table:formula="of:=[.N504]" office:value-type="float" office:value="0.15735603" calcext:value-type="float">
            <text:p>0.1573560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.95038859" calcext:value-type="float">
            <text:p>11.95038859</text:p>
          </table:table-cell>
          <table:table-cell office:value-type="float" office:value="2.739956772" calcext:value-type="float">
            <text:p>2.739956772</text:p>
          </table:table-cell>
          <table:table-cell office:value-type="float" office:value="400.1585083" calcext:value-type="float">
            <text:p>400.1585083</text:p>
          </table:table-cell>
          <table:table-cell office:value-type="float" office:value="383.4293213" calcext:value-type="float">
            <text:p>383.4293213</text:p>
          </table:table-cell>
          <table:table-cell office:value-type="float" office:value="0.15735603" calcext:value-type="float">
            <text:p>0.15735603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45" calcext:value-type="float">
            <text:p>1.4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05]" office:value-type="float" office:value="8.422310206" calcext:value-type="float">
            <text:p>8.422310206</text:p>
          </table:table-cell>
          <table:table-cell table:formula="of:=0.5*([.L505]+[.M505])/10" office:value-type="float" office:value="39.42193146" calcext:value-type="float">
            <text:p>39.42193146</text:p>
          </table:table-cell>
          <table:table-cell table:formula="of:=[.K505]" office:value-type="float" office:value="3.683204434" calcext:value-type="float">
            <text:p>3.683204434</text:p>
          </table:table-cell>
          <table:table-cell table:style-name="ce1" table:formula="of:=[.O505]" office:value-type="float" office:value="0.5" calcext:value-type="float">
            <text:p>0.50</text:p>
          </table:table-cell>
          <table:table-cell table:formula="of:=[.N505]" office:value-type="float" office:value="0.072490906" calcext:value-type="float">
            <text:p>0.072490906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.422310206" calcext:value-type="float">
            <text:p>8.422310206</text:p>
          </table:table-cell>
          <table:table-cell office:value-type="float" office:value="3.683204434" calcext:value-type="float">
            <text:p>3.683204434</text:p>
          </table:table-cell>
          <table:table-cell office:value-type="float" office:value="400.0359192" calcext:value-type="float">
            <text:p>400.0359192</text:p>
          </table:table-cell>
          <table:table-cell office:value-type="float" office:value="388.40271" calcext:value-type="float">
            <text:p>388.40271</text:p>
          </table:table-cell>
          <table:table-cell office:value-type="float" office:value="0.072490906" calcext:value-type="float">
            <text:p>0.072490906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15" calcext:value-type="float">
            <text:p>1.1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06]" office:value-type="float" office:value="5.04094347" calcext:value-type="float">
            <text:p>5.04094347</text:p>
          </table:table-cell>
          <table:table-cell table:formula="of:=0.5*([.L506]+[.M506])/10" office:value-type="float" office:value="39.65771942" calcext:value-type="float">
            <text:p>39.65771942</text:p>
          </table:table-cell>
          <table:table-cell table:formula="of:=[.K506]" office:value-type="float" office:value="3.242212824" calcext:value-type="float">
            <text:p>3.242212824</text:p>
          </table:table-cell>
          <table:table-cell table:style-name="ce1" table:formula="of:=[.O506]" office:value-type="float" office:value="0.5" calcext:value-type="float">
            <text:p>0.50</text:p>
          </table:table-cell>
          <table:table-cell table:formula="of:=[.N506]" office:value-type="float" office:value="0.035635012" calcext:value-type="float">
            <text:p>0.03563501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04094347" calcext:value-type="float">
            <text:p>5.04094347</text:p>
          </table:table-cell>
          <table:table-cell office:value-type="float" office:value="3.242212824" calcext:value-type="float">
            <text:p>3.242212824</text:p>
          </table:table-cell>
          <table:table-cell office:value-type="float" office:value="399.934906" calcext:value-type="float">
            <text:p>399.934906</text:p>
          </table:table-cell>
          <table:table-cell office:value-type="float" office:value="393.2194824" calcext:value-type="float">
            <text:p>393.2194824</text:p>
          </table:table-cell>
          <table:table-cell office:value-type="float" office:value="0.035635012" calcext:value-type="float">
            <text:p>0.035635012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15" calcext:value-type="float">
            <text:p>1.1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07]" office:value-type="float" office:value="4.261167126" calcext:value-type="float">
            <text:p>4.261167126</text:p>
          </table:table-cell>
          <table:table-cell table:formula="of:=0.5*([.L507]+[.M507])/10" office:value-type="float" office:value="39.70253143" calcext:value-type="float">
            <text:p>39.70253143</text:p>
          </table:table-cell>
          <table:table-cell table:formula="of:=[.K507]" office:value-type="float" office:value="3.50927545" calcext:value-type="float">
            <text:p>3.50927545</text:p>
          </table:table-cell>
          <table:table-cell table:style-name="ce1" table:formula="of:=[.O507]" office:value-type="float" office:value="0.5" calcext:value-type="float">
            <text:p>0.50</text:p>
          </table:table-cell>
          <table:table-cell table:formula="of:=[.N507]" office:value-type="float" office:value="0.033427084" calcext:value-type="float">
            <text:p>0.03342708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.261167126" calcext:value-type="float">
            <text:p>4.261167126</text:p>
          </table:table-cell>
          <table:table-cell office:value-type="float" office:value="3.50927545" calcext:value-type="float">
            <text:p>3.50927545</text:p>
          </table:table-cell>
          <table:table-cell office:value-type="float" office:value="399.9165649" calcext:value-type="float">
            <text:p>399.9165649</text:p>
          </table:table-cell>
          <table:table-cell office:value-type="float" office:value="394.1340637" calcext:value-type="float">
            <text:p>394.1340637</text:p>
          </table:table-cell>
          <table:table-cell office:value-type="float" office:value="0.033427084" calcext:value-type="float">
            <text:p>0.033427084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15" calcext:value-type="float">
            <text:p>1.1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08]" office:value-type="float" office:value="0.07223393" calcext:value-type="float">
            <text:p>0.07223393</text:p>
          </table:table-cell>
          <table:table-cell table:formula="of:=0.5*([.L508]+[.M508])/10" office:value-type="float" office:value="39.98834076" calcext:value-type="float">
            <text:p>39.98834076</text:p>
          </table:table-cell>
          <table:table-cell table:formula="of:=[.K508]" office:value-type="float" office:value="4.120395675" calcext:value-type="float">
            <text:p>4.120395675</text:p>
          </table:table-cell>
          <table:table-cell table:style-name="ce1" table:formula="of:=[.O508]" office:value-type="float" office:value="2.3" calcext:value-type="float">
            <text:p>2.30</text:p>
          </table:table-cell>
          <table:table-cell table:formula="of:=[.N508]" office:value-type="float" office:value="0.004166403" calcext:value-type="float">
            <text:p>0.00416640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7223393" calcext:value-type="float">
            <text:p>0.07223393</text:p>
          </table:table-cell>
          <table:table-cell office:value-type="float" office:value="4.120395675" calcext:value-type="float">
            <text:p>4.120395675</text:p>
          </table:table-cell>
          <table:table-cell office:value-type="float" office:value="399.9769287" calcext:value-type="float">
            <text:p>399.9769287</text:p>
          </table:table-cell>
          <table:table-cell office:value-type="float" office:value="399.7898865" calcext:value-type="float">
            <text:p>399.7898865</text:p>
          </table:table-cell>
          <table:table-cell office:value-type="float" office:value="0.004166403" calcext:value-type="float">
            <text:p>0.004166403</text:p>
          </table:table-cell>
          <table:table-cell table:style-name="ce1" office:value-type="float" office:value="2.3" calcext:value-type="float">
            <text:p>2.30</text:p>
          </table:table-cell>
          <table:table-cell table:style-name="ce1" office:value-type="float" office:value="2.4" calcext:value-type="float">
            <text:p>2.40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09]" office:value-type="float" office:value="0.237332385" calcext:value-type="float">
            <text:p>0.237332385</text:p>
          </table:table-cell>
          <table:table-cell table:formula="of:=0.5*([.L509]+[.M509])/10" office:value-type="float" office:value="39.97985382" calcext:value-type="float">
            <text:p>39.97985382</text:p>
          </table:table-cell>
          <table:table-cell table:formula="of:=[.K509]" office:value-type="float" office:value="3.155157313" calcext:value-type="float">
            <text:p>3.155157313</text:p>
          </table:table-cell>
          <table:table-cell table:style-name="ce1" table:formula="of:=[.O509]" office:value-type="float" office:value="2.3" calcext:value-type="float">
            <text:p>2.30</text:p>
          </table:table-cell>
          <table:table-cell table:formula="of:=[.N509]" office:value-type="float" office:value="0.003859822" calcext:value-type="float">
            <text:p>0.00385982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37332385" calcext:value-type="float">
            <text:p>0.237332385</text:p>
          </table:table-cell>
          <table:table-cell office:value-type="float" office:value="3.155157313" calcext:value-type="float">
            <text:p>3.155157313</text:p>
          </table:table-cell>
          <table:table-cell office:value-type="float" office:value="399.9764709" calcext:value-type="float">
            <text:p>399.9764709</text:p>
          </table:table-cell>
          <table:table-cell office:value-type="float" office:value="399.6206055" calcext:value-type="float">
            <text:p>399.6206055</text:p>
          </table:table-cell>
          <table:table-cell office:value-type="float" office:value="0.003859822" calcext:value-type="float">
            <text:p>0.003859822</text:p>
          </table:table-cell>
          <table:table-cell table:style-name="ce1" office:value-type="float" office:value="2.3" calcext:value-type="float">
            <text:p>2.30</text:p>
          </table:table-cell>
          <table:table-cell table:style-name="ce1" office:value-type="float" office:value="2.4" calcext:value-type="float">
            <text:p>2.40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10]" office:value-type="float" office:value="0.336004167" calcext:value-type="float">
            <text:p>0.336004167</text:p>
          </table:table-cell>
          <table:table-cell table:formula="of:=0.5*([.L510]+[.M510])/10" office:value-type="float" office:value="39.982174685" calcext:value-type="float">
            <text:p>39.982174685</text:p>
          </table:table-cell>
          <table:table-cell table:formula="of:=[.K510]" office:value-type="float" office:value="3.280696442" calcext:value-type="float">
            <text:p>3.280696442</text:p>
          </table:table-cell>
          <table:table-cell table:style-name="ce1" table:formula="of:=[.O510]" office:value-type="float" office:value="2.3" calcext:value-type="float">
            <text:p>2.30</text:p>
          </table:table-cell>
          <table:table-cell table:formula="of:=[.N510]" office:value-type="float" office:value="0.006222702" calcext:value-type="float">
            <text:p>0.00622270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36004167" calcext:value-type="float">
            <text:p>0.336004167</text:p>
          </table:table-cell>
          <table:table-cell office:value-type="float" office:value="3.280696442" calcext:value-type="float">
            <text:p>3.280696442</text:p>
          </table:table-cell>
          <table:table-cell office:value-type="float" office:value="400.0824585" calcext:value-type="float">
            <text:p>400.0824585</text:p>
          </table:table-cell>
          <table:table-cell office:value-type="float" office:value="399.5610352" calcext:value-type="float">
            <text:p>399.5610352</text:p>
          </table:table-cell>
          <table:table-cell office:value-type="float" office:value="0.006222702" calcext:value-type="float">
            <text:p>0.006222702</text:p>
          </table:table-cell>
          <table:table-cell table:style-name="ce1" office:value-type="float" office:value="2.3" calcext:value-type="float">
            <text:p>2.30</text:p>
          </table:table-cell>
          <table:table-cell table:style-name="ce1" office:value-type="float" office:value="2.4" calcext:value-type="float">
            <text:p>2.40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11]" office:value-type="float" office:value="12.10780061" calcext:value-type="float">
            <text:p>12.10780061</text:p>
          </table:table-cell>
          <table:table-cell table:formula="of:=0.5*([.L511]+[.M511])/10" office:value-type="float" office:value="39.19670563" calcext:value-type="float">
            <text:p>39.19670563</text:p>
          </table:table-cell>
          <table:table-cell table:formula="of:=[.K511]" office:value-type="float" office:value="3.303195217" calcext:value-type="float">
            <text:p>3.303195217</text:p>
          </table:table-cell>
          <table:table-cell table:style-name="ce1" table:formula="of:=[.O511]" office:value-type="float" office:value="0.7" calcext:value-type="float">
            <text:p>0.70</text:p>
          </table:table-cell>
          <table:table-cell table:formula="of:=[.N511]" office:value-type="float" office:value="0.110609745" calcext:value-type="float">
            <text:p>0.11060974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.10780061" calcext:value-type="float">
            <text:p>12.10780061</text:p>
          </table:table-cell>
          <table:table-cell office:value-type="float" office:value="3.303195217" calcext:value-type="float">
            <text:p>3.303195217</text:p>
          </table:table-cell>
          <table:table-cell office:value-type="float" office:value="400.2635193" calcext:value-type="float">
            <text:p>400.2635193</text:p>
          </table:table-cell>
          <table:table-cell office:value-type="float" office:value="383.6705933" calcext:value-type="float">
            <text:p>383.6705933</text:p>
          </table:table-cell>
          <table:table-cell office:value-type="float" office:value="0.110609745" calcext:value-type="float">
            <text:p>0.110609745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12]" office:value-type="float" office:value="17.68118433" calcext:value-type="float">
            <text:p>17.68118433</text:p>
          </table:table-cell>
          <table:table-cell table:formula="of:=0.5*([.L512]+[.M512])/10" office:value-type="float" office:value="38.80280457" calcext:value-type="float">
            <text:p>38.80280457</text:p>
          </table:table-cell>
          <table:table-cell table:formula="of:=[.K512]" office:value-type="float" office:value="2.727399735" calcext:value-type="float">
            <text:p>2.727399735</text:p>
          </table:table-cell>
          <table:table-cell table:style-name="ce1" table:formula="of:=[.O512]" office:value-type="float" office:value="0.7" calcext:value-type="float">
            <text:p>0.70</text:p>
          </table:table-cell>
          <table:table-cell table:formula="of:=[.N512]" office:value-type="float" office:value="0.175849994" calcext:value-type="float">
            <text:p>0.17584999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.68118433" calcext:value-type="float">
            <text:p>17.68118433</text:p>
          </table:table-cell>
          <table:table-cell office:value-type="float" office:value="2.727399735" calcext:value-type="float">
            <text:p>2.727399735</text:p>
          </table:table-cell>
          <table:table-cell office:value-type="float" office:value="399.9592896" calcext:value-type="float">
            <text:p>399.9592896</text:p>
          </table:table-cell>
          <table:table-cell office:value-type="float" office:value="376.0968018" calcext:value-type="float">
            <text:p>376.0968018</text:p>
          </table:table-cell>
          <table:table-cell office:value-type="float" office:value="0.175849994" calcext:value-type="float">
            <text:p>0.175849994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13]" office:value-type="float" office:value="11.17595161" calcext:value-type="float">
            <text:p>11.17595161</text:p>
          </table:table-cell>
          <table:table-cell table:formula="of:=0.5*([.L513]+[.M513])/10" office:value-type="float" office:value="39.21965637" calcext:value-type="float">
            <text:p>39.21965637</text:p>
          </table:table-cell>
          <table:table-cell table:formula="of:=[.K513]" office:value-type="float" office:value="2.946514149" calcext:value-type="float">
            <text:p>2.946514149</text:p>
          </table:table-cell>
          <table:table-cell table:style-name="ce1" table:formula="of:=[.O513]" office:value-type="float" office:value="0.7" calcext:value-type="float">
            <text:p>0.70</text:p>
          </table:table-cell>
          <table:table-cell table:formula="of:=[.N513]" office:value-type="float" office:value="0.115107678" calcext:value-type="float">
            <text:p>0.11510767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.17595161" calcext:value-type="float">
            <text:p>11.17595161</text:p>
          </table:table-cell>
          <table:table-cell office:value-type="float" office:value="2.946514149" calcext:value-type="float">
            <text:p>2.946514149</text:p>
          </table:table-cell>
          <table:table-cell office:value-type="float" office:value="399.84375" calcext:value-type="float">
            <text:p>399.84375</text:p>
          </table:table-cell>
          <table:table-cell office:value-type="float" office:value="384.5493774" calcext:value-type="float">
            <text:p>384.5493774</text:p>
          </table:table-cell>
          <table:table-cell office:value-type="float" office:value="0.115107678" calcext:value-type="float">
            <text:p>0.115107678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14]" office:value-type="float" office:value="3.87698442" calcext:value-type="float">
            <text:p>3.87698442</text:p>
          </table:table-cell>
          <table:table-cell table:formula="of:=0.5*([.L514]+[.M514])/10" office:value-type="float" office:value="39.742845155" calcext:value-type="float">
            <text:p>39.742845155</text:p>
          </table:table-cell>
          <table:table-cell table:formula="of:=[.K514]" office:value-type="float" office:value="3.842585325" calcext:value-type="float">
            <text:p>3.842585325</text:p>
          </table:table-cell>
          <table:table-cell table:style-name="ce1" table:formula="of:=[.O514]" office:value-type="float" office:value="0.75" calcext:value-type="float">
            <text:p>0.75</text:p>
          </table:table-cell>
          <table:table-cell table:formula="of:=[.N514]" office:value-type="float" office:value="0.03255213" calcext:value-type="float">
            <text:p>0.0325521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87698442" calcext:value-type="float">
            <text:p>3.87698442</text:p>
          </table:table-cell>
          <table:table-cell office:value-type="float" office:value="3.842585325" calcext:value-type="float">
            <text:p>3.842585325</text:p>
          </table:table-cell>
          <table:table-cell office:value-type="float" office:value="400.1182556" calcext:value-type="float">
            <text:p>400.1182556</text:p>
          </table:table-cell>
          <table:table-cell office:value-type="float" office:value="394.7386475" calcext:value-type="float">
            <text:p>394.7386475</text:p>
          </table:table-cell>
          <table:table-cell office:value-type="float" office:value="0.03255213" calcext:value-type="float">
            <text:p>0.03255213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15]" office:value-type="float" office:value="8.0535852" calcext:value-type="float">
            <text:p>8.0535852</text:p>
          </table:table-cell>
          <table:table-cell table:formula="of:=0.5*([.L515]+[.M515])/10" office:value-type="float" office:value="39.477023315" calcext:value-type="float">
            <text:p>39.477023315</text:p>
          </table:table-cell>
          <table:table-cell table:formula="of:=[.K515]" office:value-type="float" office:value="3.2437588" calcext:value-type="float">
            <text:p>3.2437588</text:p>
          </table:table-cell>
          <table:table-cell table:style-name="ce1" table:formula="of:=[.O515]" office:value-type="float" office:value="0.75" calcext:value-type="float">
            <text:p>0.75</text:p>
          </table:table-cell>
          <table:table-cell table:formula="of:=[.N515]" office:value-type="float" office:value="0.055543333" calcext:value-type="float">
            <text:p>0.05554333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.0535852" calcext:value-type="float">
            <text:p>8.0535852</text:p>
          </table:table-cell>
          <table:table-cell office:value-type="float" office:value="3.2437588" calcext:value-type="float">
            <text:p>3.2437588</text:p>
          </table:table-cell>
          <table:table-cell office:value-type="float" office:value="400.1166992" calcext:value-type="float">
            <text:p>400.1166992</text:p>
          </table:table-cell>
          <table:table-cell office:value-type="float" office:value="389.4237671" calcext:value-type="float">
            <text:p>389.4237671</text:p>
          </table:table-cell>
          <table:table-cell office:value-type="float" office:value="0.055543333" calcext:value-type="float">
            <text:p>0.055543333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16]" office:value-type="float" office:value="4.096339833" calcext:value-type="float">
            <text:p>4.096339833</text:p>
          </table:table-cell>
          <table:table-cell table:formula="of:=0.5*([.L516]+[.M516])/10" office:value-type="float" office:value="39.646989445" calcext:value-type="float">
            <text:p>39.646989445</text:p>
          </table:table-cell>
          <table:table-cell table:formula="of:=[.K516]" office:value-type="float" office:value="3.438557384" calcext:value-type="float">
            <text:p>3.438557384</text:p>
          </table:table-cell>
          <table:table-cell table:style-name="ce1" table:formula="of:=[.O516]" office:value-type="float" office:value="0.75" calcext:value-type="float">
            <text:p>0.75</text:p>
          </table:table-cell>
          <table:table-cell table:formula="of:=[.N516]" office:value-type="float" office:value="0.028286654" calcext:value-type="float">
            <text:p>0.02828665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.096339833" calcext:value-type="float">
            <text:p>4.096339833</text:p>
          </table:table-cell>
          <table:table-cell office:value-type="float" office:value="3.438557384" calcext:value-type="float">
            <text:p>3.438557384</text:p>
          </table:table-cell>
          <table:table-cell office:value-type="float" office:value="399.2042847" calcext:value-type="float">
            <text:p>399.2042847</text:p>
          </table:table-cell>
          <table:table-cell office:value-type="float" office:value="393.7355042" calcext:value-type="float">
            <text:p>393.7355042</text:p>
          </table:table-cell>
          <table:table-cell office:value-type="float" office:value="0.028286654" calcext:value-type="float">
            <text:p>0.028286654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17]" office:value-type="float" office:value="0.802980604" calcext:value-type="float">
            <text:p>0.802980604</text:p>
          </table:table-cell>
          <table:table-cell table:formula="of:=0.5*([.L517]+[.M517])/10" office:value-type="float" office:value="39.93875427" calcext:value-type="float">
            <text:p>39.93875427</text:p>
          </table:table-cell>
          <table:table-cell table:formula="of:=[.K517]" office:value-type="float" office:value="4.2343774" calcext:value-type="float">
            <text:p>4.2343774</text:p>
          </table:table-cell>
          <table:table-cell table:style-name="ce1" table:formula="of:=[.O517]" office:value-type="float" office:value="1.3" calcext:value-type="float">
            <text:p>1.30</text:p>
          </table:table-cell>
          <table:table-cell table:formula="of:=[.N517]" office:value-type="float" office:value="0.008855611" calcext:value-type="float">
            <text:p>0.008855611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802980604" calcext:value-type="float">
            <text:p>0.802980604</text:p>
          </table:table-cell>
          <table:table-cell office:value-type="float" office:value="4.2343774" calcext:value-type="float">
            <text:p>4.2343774</text:p>
          </table:table-cell>
          <table:table-cell office:value-type="float" office:value="399.9790649" calcext:value-type="float">
            <text:p>399.9790649</text:p>
          </table:table-cell>
          <table:table-cell office:value-type="float" office:value="398.7960205" calcext:value-type="float">
            <text:p>398.7960205</text:p>
          </table:table-cell>
          <table:table-cell office:value-type="float" office:value="0.008855611" calcext:value-type="float">
            <text:p>0.008855611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18]" office:value-type="float" office:value="0.981337834" calcext:value-type="float">
            <text:p>0.981337834</text:p>
          </table:table-cell>
          <table:table-cell table:formula="of:=0.5*([.L518]+[.M518])/10" office:value-type="float" office:value="39.93170929" calcext:value-type="float">
            <text:p>39.93170929</text:p>
          </table:table-cell>
          <table:table-cell table:formula="of:=[.K518]" office:value-type="float" office:value="3.314832607" calcext:value-type="float">
            <text:p>3.314832607</text:p>
          </table:table-cell>
          <table:table-cell table:style-name="ce1" table:formula="of:=[.O518]" office:value-type="float" office:value="1.3" calcext:value-type="float">
            <text:p>1.30</text:p>
          </table:table-cell>
          <table:table-cell table:formula="of:=[.N518]" office:value-type="float" office:value="0.006252574" calcext:value-type="float">
            <text:p>0.00625257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81337834" calcext:value-type="float">
            <text:p>0.981337834</text:p>
          </table:table-cell>
          <table:table-cell office:value-type="float" office:value="3.314832607" calcext:value-type="float">
            <text:p>3.314832607</text:p>
          </table:table-cell>
          <table:table-cell office:value-type="float" office:value="399.9665527" calcext:value-type="float">
            <text:p>399.9665527</text:p>
          </table:table-cell>
          <table:table-cell office:value-type="float" office:value="398.6676331" calcext:value-type="float">
            <text:p>398.6676331</text:p>
          </table:table-cell>
          <table:table-cell office:value-type="float" office:value="0.006252574" calcext:value-type="float">
            <text:p>0.006252574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19]" office:value-type="float" office:value="-0.025285259" calcext:value-type="float">
            <text:p>-0.025285259</text:p>
          </table:table-cell>
          <table:table-cell table:formula="of:=0.5*([.L519]+[.M519])/10" office:value-type="float" office:value="39.99329071" calcext:value-type="float">
            <text:p>39.99329071</text:p>
          </table:table-cell>
          <table:table-cell table:formula="of:=[.K519]" office:value-type="float" office:value="2.778122559" calcext:value-type="float">
            <text:p>2.778122559</text:p>
          </table:table-cell>
          <table:table-cell table:style-name="ce1" table:formula="of:=[.O519]" office:value-type="float" office:value="1.3" calcext:value-type="float">
            <text:p>1.30</text:p>
          </table:table-cell>
          <table:table-cell table:formula="of:=[.N519]" office:value-type="float" office:value="0.004672192" calcext:value-type="float">
            <text:p>0.00467219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-0.025285259" calcext:value-type="float">
            <text:p>-0.025285259</text:p>
          </table:table-cell>
          <table:table-cell office:value-type="float" office:value="2.778122559" calcext:value-type="float">
            <text:p>2.778122559</text:p>
          </table:table-cell>
          <table:table-cell office:value-type="float" office:value="399.9553223" calcext:value-type="float">
            <text:p>399.9553223</text:p>
          </table:table-cell>
          <table:table-cell office:value-type="float" office:value="399.9104919" calcext:value-type="float">
            <text:p>399.9104919</text:p>
          </table:table-cell>
          <table:table-cell office:value-type="float" office:value="0.004672192" calcext:value-type="float">
            <text:p>0.004672192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20]" office:value-type="float" office:value="6.279239366" calcext:value-type="float">
            <text:p>6.279239366</text:p>
          </table:table-cell>
          <table:table-cell table:formula="of:=0.5*([.L520]+[.M520])/10" office:value-type="float" office:value="39.589157105" calcext:value-type="float">
            <text:p>39.589157105</text:p>
          </table:table-cell>
          <table:table-cell table:formula="of:=[.K520]" office:value-type="float" office:value="3.970769728" calcext:value-type="float">
            <text:p>3.970769728</text:p>
          </table:table-cell>
          <table:table-cell table:style-name="ce1" table:formula="of:=[.O520]" office:value-type="float" office:value="1.1" calcext:value-type="float">
            <text:p>1.10</text:p>
          </table:table-cell>
          <table:table-cell table:formula="of:=[.N520]" office:value-type="float" office:value="0.050701103" calcext:value-type="float">
            <text:p>0.05070110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.279239366" calcext:value-type="float">
            <text:p>6.279239366</text:p>
          </table:table-cell>
          <table:table-cell office:value-type="float" office:value="3.970769728" calcext:value-type="float">
            <text:p>3.970769728</text:p>
          </table:table-cell>
          <table:table-cell office:value-type="float" office:value="400.2399597" calcext:value-type="float">
            <text:p>400.2399597</text:p>
          </table:table-cell>
          <table:table-cell office:value-type="float" office:value="391.5431824" calcext:value-type="float">
            <text:p>391.5431824</text:p>
          </table:table-cell>
          <table:table-cell office:value-type="float" office:value="0.050701103" calcext:value-type="float">
            <text:p>0.050701103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21]" office:value-type="float" office:value="7.182892231" calcext:value-type="float">
            <text:p>7.182892231</text:p>
          </table:table-cell>
          <table:table-cell table:formula="of:=0.5*([.L521]+[.M521])/10" office:value-type="float" office:value="39.521598815" calcext:value-type="float">
            <text:p>39.521598815</text:p>
          </table:table-cell>
          <table:table-cell table:formula="of:=[.K521]" office:value-type="float" office:value="3.202747854" calcext:value-type="float">
            <text:p>3.202747854</text:p>
          </table:table-cell>
          <table:table-cell table:style-name="ce1" table:formula="of:=[.O521]" office:value-type="float" office:value="1.1" calcext:value-type="float">
            <text:p>1.10</text:p>
          </table:table-cell>
          <table:table-cell table:formula="of:=[.N521]" office:value-type="float" office:value="0.051562975" calcext:value-type="float">
            <text:p>0.05156297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.182892231" calcext:value-type="float">
            <text:p>7.182892231</text:p>
          </table:table-cell>
          <table:table-cell office:value-type="float" office:value="3.202747854" calcext:value-type="float">
            <text:p>3.202747854</text:p>
          </table:table-cell>
          <table:table-cell office:value-type="float" office:value="400.0004883" calcext:value-type="float">
            <text:p>400.0004883</text:p>
          </table:table-cell>
          <table:table-cell office:value-type="float" office:value="390.431488" calcext:value-type="float">
            <text:p>390.431488</text:p>
          </table:table-cell>
          <table:table-cell office:value-type="float" office:value="0.051562975" calcext:value-type="float">
            <text:p>0.051562975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22]" office:value-type="float" office:value="9.612802279" calcext:value-type="float">
            <text:p>9.612802279</text:p>
          </table:table-cell>
          <table:table-cell table:formula="of:=0.5*([.L522]+[.M522])/10" office:value-type="float" office:value="39.350476075" calcext:value-type="float">
            <text:p>39.350476075</text:p>
          </table:table-cell>
          <table:table-cell table:formula="of:=[.K522]" office:value-type="float" office:value="3.292048664" calcext:value-type="float">
            <text:p>3.292048664</text:p>
          </table:table-cell>
          <table:table-cell table:style-name="ce1" table:formula="of:=[.O522]" office:value-type="float" office:value="1.1" calcext:value-type="float">
            <text:p>1.10</text:p>
          </table:table-cell>
          <table:table-cell table:formula="of:=[.N522]" office:value-type="float" office:value="0.076213329" calcext:value-type="float">
            <text:p>0.076213329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.612802279" calcext:value-type="float">
            <text:p>9.612802279</text:p>
          </table:table-cell>
          <table:table-cell office:value-type="float" office:value="3.292048664" calcext:value-type="float">
            <text:p>3.292048664</text:p>
          </table:table-cell>
          <table:table-cell office:value-type="float" office:value="399.9741821" calcext:value-type="float">
            <text:p>399.9741821</text:p>
          </table:table-cell>
          <table:table-cell office:value-type="float" office:value="387.0353394" calcext:value-type="float">
            <text:p>387.0353394</text:p>
          </table:table-cell>
          <table:table-cell office:value-type="float" office:value="0.076213329" calcext:value-type="float">
            <text:p>0.076213329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1.9" calcext:value-type="float">
            <text:p>1.90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23]" office:value-type="float" office:value="2.95640503" calcext:value-type="float">
            <text:p>2.95640503</text:p>
          </table:table-cell>
          <table:table-cell table:formula="of:=0.5*([.L523]+[.M523])/10" office:value-type="float" office:value="39.781443785" calcext:value-type="float">
            <text:p>39.781443785</text:p>
          </table:table-cell>
          <table:table-cell table:formula="of:=[.K523]" office:value-type="float" office:value="4.08425097" calcext:value-type="float">
            <text:p>4.08425097</text:p>
          </table:table-cell>
          <table:table-cell table:style-name="ce1" table:formula="of:=[.O523]" office:value-type="float" office:value="0.9" calcext:value-type="float">
            <text:p>0.90</text:p>
          </table:table-cell>
          <table:table-cell table:formula="of:=[.N523]" office:value-type="float" office:value="0.019625252" calcext:value-type="float">
            <text:p>0.01962525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95640503" calcext:value-type="float">
            <text:p>2.95640503</text:p>
          </table:table-cell>
          <table:table-cell office:value-type="float" office:value="4.08425097" calcext:value-type="float">
            <text:p>4.08425097</text:p>
          </table:table-cell>
          <table:table-cell office:value-type="float" office:value="399.8220825" calcext:value-type="float">
            <text:p>399.8220825</text:p>
          </table:table-cell>
          <table:table-cell office:value-type="float" office:value="395.8067932" calcext:value-type="float">
            <text:p>395.8067932</text:p>
          </table:table-cell>
          <table:table-cell office:value-type="float" office:value="0.019625252" calcext:value-type="float">
            <text:p>0.019625252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24]" office:value-type="float" office:value="1.59517442" calcext:value-type="float">
            <text:p>1.59517442</text:p>
          </table:table-cell>
          <table:table-cell table:formula="of:=0.5*([.L524]+[.M524])/10" office:value-type="float" office:value="39.854829405" calcext:value-type="float">
            <text:p>39.854829405</text:p>
          </table:table-cell>
          <table:table-cell table:formula="of:=[.K524]" office:value-type="float" office:value="3.439793337" calcext:value-type="float">
            <text:p>3.439793337</text:p>
          </table:table-cell>
          <table:table-cell table:style-name="ce1" table:formula="of:=[.O524]" office:value-type="float" office:value="0.9" calcext:value-type="float">
            <text:p>0.90</text:p>
          </table:table-cell>
          <table:table-cell table:formula="of:=[.N524]" office:value-type="float" office:value="0.015878148" calcext:value-type="float">
            <text:p>0.01587814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9517442" calcext:value-type="float">
            <text:p>1.59517442</text:p>
          </table:table-cell>
          <table:table-cell office:value-type="float" office:value="3.439793337" calcext:value-type="float">
            <text:p>3.439793337</text:p>
          </table:table-cell>
          <table:table-cell office:value-type="float" office:value="399.6644592" calcext:value-type="float">
            <text:p>399.6644592</text:p>
          </table:table-cell>
          <table:table-cell office:value-type="float" office:value="397.4321289" calcext:value-type="float">
            <text:p>397.4321289</text:p>
          </table:table-cell>
          <table:table-cell office:value-type="float" office:value="0.015878148" calcext:value-type="float">
            <text:p>0.015878148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25]" office:value-type="float" office:value="0.398106062" calcext:value-type="float">
            <text:p>0.398106062</text:p>
          </table:table-cell>
          <table:table-cell table:formula="of:=0.5*([.L525]+[.M525])/10" office:value-type="float" office:value="39.970510865" calcext:value-type="float">
            <text:p>39.970510865</text:p>
          </table:table-cell>
          <table:table-cell table:formula="of:=[.K525]" office:value-type="float" office:value="3.573159281" calcext:value-type="float">
            <text:p>3.573159281</text:p>
          </table:table-cell>
          <table:table-cell table:style-name="ce1" table:formula="of:=[.O525]" office:value-type="float" office:value="0.9" calcext:value-type="float">
            <text:p>0.90</text:p>
          </table:table-cell>
          <table:table-cell table:formula="of:=[.N525]" office:value-type="float" office:value="0.0062588" calcext:value-type="float">
            <text:p>0.006258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98106062" calcext:value-type="float">
            <text:p>0.398106062</text:p>
          </table:table-cell>
          <table:table-cell office:value-type="float" office:value="3.573159281" calcext:value-type="float">
            <text:p>3.573159281</text:p>
          </table:table-cell>
          <table:table-cell office:value-type="float" office:value="400.0088806" calcext:value-type="float">
            <text:p>400.0088806</text:p>
          </table:table-cell>
          <table:table-cell office:value-type="float" office:value="399.4013367" calcext:value-type="float">
            <text:p>399.4013367</text:p>
          </table:table-cell>
          <table:table-cell office:value-type="float" office:value="0.0062588" calcext:value-type="float">
            <text:p>0.0062588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26]" office:value-type="float" office:value="0.390589287" calcext:value-type="float">
            <text:p>0.390589287</text:p>
          </table:table-cell>
          <table:table-cell table:formula="of:=0.5*([.L526]+[.M526])/10" office:value-type="float" office:value="39.960061645" calcext:value-type="float">
            <text:p>39.960061645</text:p>
          </table:table-cell>
          <table:table-cell table:formula="of:=[.K526]" office:value-type="float" office:value="4.30337365" calcext:value-type="float">
            <text:p>4.30337365</text:p>
          </table:table-cell>
          <table:table-cell table:style-name="ce1" table:formula="of:=[.O526]" office:value-type="float" office:value="1.9" calcext:value-type="float">
            <text:p>1.90</text:p>
          </table:table-cell>
          <table:table-cell table:formula="of:=[.N526]" office:value-type="float" office:value="0.007610595" calcext:value-type="float">
            <text:p>0.00761059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90589287" calcext:value-type="float">
            <text:p>0.390589287</text:p>
          </table:table-cell>
          <table:table-cell office:value-type="float" office:value="4.30337365" calcext:value-type="float">
            <text:p>4.30337365</text:p>
          </table:table-cell>
          <table:table-cell office:value-type="float" office:value="399.9308777" calcext:value-type="float">
            <text:p>399.9308777</text:p>
          </table:table-cell>
          <table:table-cell office:value-type="float" office:value="399.2703552" calcext:value-type="float">
            <text:p>399.2703552</text:p>
          </table:table-cell>
          <table:table-cell office:value-type="float" office:value="0.007610595" calcext:value-type="float">
            <text:p>0.007610595</text:p>
          </table:table-cell>
          <table:table-cell table:style-name="ce1" office:value-type="float" office:value="1.9" calcext:value-type="float">
            <text:p>1.90</text:p>
          </table:table-cell>
          <table:table-cell table:style-name="ce1" office:value-type="float" office:value="2.25" calcext:value-type="float">
            <text:p>2.2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27]" office:value-type="float" office:value="0.243854804" calcext:value-type="float">
            <text:p>0.243854804</text:p>
          </table:table-cell>
          <table:table-cell table:formula="of:=0.5*([.L527]+[.M527])/10" office:value-type="float" office:value="40.001049805" calcext:value-type="float">
            <text:p>40.001049805</text:p>
          </table:table-cell>
          <table:table-cell table:formula="of:=[.K527]" office:value-type="float" office:value="3.523320249" calcext:value-type="float">
            <text:p>3.523320249</text:p>
          </table:table-cell>
          <table:table-cell table:style-name="ce1" table:formula="of:=[.O527]" office:value-type="float" office:value="1.9" calcext:value-type="float">
            <text:p>1.90</text:p>
          </table:table-cell>
          <table:table-cell table:formula="of:=[.N527]" office:value-type="float" office:value="0.006885101" calcext:value-type="float">
            <text:p>0.006885101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43854804" calcext:value-type="float">
            <text:p>0.243854804</text:p>
          </table:table-cell>
          <table:table-cell office:value-type="float" office:value="3.523320249" calcext:value-type="float">
            <text:p>3.523320249</text:p>
          </table:table-cell>
          <table:table-cell office:value-type="float" office:value="400.227478" calcext:value-type="float">
            <text:p>400.227478</text:p>
          </table:table-cell>
          <table:table-cell office:value-type="float" office:value="399.7935181" calcext:value-type="float">
            <text:p>399.7935181</text:p>
          </table:table-cell>
          <table:table-cell office:value-type="float" office:value="0.006885101" calcext:value-type="float">
            <text:p>0.006885101</text:p>
          </table:table-cell>
          <table:table-cell table:style-name="ce1" office:value-type="float" office:value="1.9" calcext:value-type="float">
            <text:p>1.90</text:p>
          </table:table-cell>
          <table:table-cell table:style-name="ce1" office:value-type="float" office:value="2.25" calcext:value-type="float">
            <text:p>2.2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28]" office:value-type="float" office:value="0.422026483" calcext:value-type="float">
            <text:p>0.422026483</text:p>
          </table:table-cell>
          <table:table-cell table:formula="of:=0.5*([.L528]+[.M528])/10" office:value-type="float" office:value="39.976672365" calcext:value-type="float">
            <text:p>39.976672365</text:p>
          </table:table-cell>
          <table:table-cell table:formula="of:=[.K528]" office:value-type="float" office:value="3.397961595" calcext:value-type="float">
            <text:p>3.397961595</text:p>
          </table:table-cell>
          <table:table-cell table:style-name="ce1" table:formula="of:=[.O528]" office:value-type="float" office:value="1.9" calcext:value-type="float">
            <text:p>1.90</text:p>
          </table:table-cell>
          <table:table-cell table:formula="of:=[.N528]" office:value-type="float" office:value="0.003850444" calcext:value-type="float">
            <text:p>0.00385044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22026483" calcext:value-type="float">
            <text:p>0.422026483</text:p>
          </table:table-cell>
          <table:table-cell office:value-type="float" office:value="3.397961595" calcext:value-type="float">
            <text:p>3.397961595</text:p>
          </table:table-cell>
          <table:table-cell office:value-type="float" office:value="400.0578308" calcext:value-type="float">
            <text:p>400.0578308</text:p>
          </table:table-cell>
          <table:table-cell office:value-type="float" office:value="399.4756165" calcext:value-type="float">
            <text:p>399.4756165</text:p>
          </table:table-cell>
          <table:table-cell office:value-type="float" office:value="0.003850444" calcext:value-type="float">
            <text:p>0.003850444</text:p>
          </table:table-cell>
          <table:table-cell table:style-name="ce1" office:value-type="float" office:value="1.9" calcext:value-type="float">
            <text:p>1.90</text:p>
          </table:table-cell>
          <table:table-cell table:style-name="ce1" office:value-type="float" office:value="2.25" calcext:value-type="float">
            <text:p>2.25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1002"/>
        </table:table-row>
        <table:table-row table:style-name="ro2">
          <table:table-cell table:formula="of:=[.J529]" office:value-type="float" office:value="3.926381689" calcext:value-type="float">
            <text:p>3.926381689</text:p>
          </table:table-cell>
          <table:table-cell table:formula="of:=0.5*([.L529]+[.M529])/10" office:value-type="float" office:value="39.776731875" calcext:value-type="float">
            <text:p>39.776731875</text:p>
          </table:table-cell>
          <table:table-cell table:formula="of:=[.K529]" office:value-type="float" office:value="3.806477064" calcext:value-type="float">
            <text:p>3.806477064</text:p>
          </table:table-cell>
          <table:table-cell table:style-name="ce1" table:formula="of:=[.O529]" office:value-type="float" office:value="0.9" calcext:value-type="float">
            <text:p>0.90</text:p>
          </table:table-cell>
          <table:table-cell table:formula="of:=[.N529]" office:value-type="float" office:value="0.026058215" calcext:value-type="float">
            <text:p>0.02605821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.926381689" calcext:value-type="float">
            <text:p>3.926381689</text:p>
          </table:table-cell>
          <table:table-cell office:value-type="float" office:value="3.806477064" calcext:value-type="float">
            <text:p>3.806477064</text:p>
          </table:table-cell>
          <table:table-cell office:value-type="float" office:value="400.4117432" calcext:value-type="float">
            <text:p>400.4117432</text:p>
          </table:table-cell>
          <table:table-cell office:value-type="float" office:value="395.1228943" calcext:value-type="float">
            <text:p>395.1228943</text:p>
          </table:table-cell>
          <table:table-cell office:value-type="float" office:value="0.026058215" calcext:value-type="float">
            <text:p>0.026058215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30]" office:value-type="float" office:value="2.457467654" calcext:value-type="float">
            <text:p>2.457467654</text:p>
          </table:table-cell>
          <table:table-cell table:formula="of:=0.5*([.L530]+[.M530])/10" office:value-type="float" office:value="39.83487244" calcext:value-type="float">
            <text:p>39.83487244</text:p>
          </table:table-cell>
          <table:table-cell table:formula="of:=[.K530]" office:value-type="float" office:value="3.435455951" calcext:value-type="float">
            <text:p>3.435455951</text:p>
          </table:table-cell>
          <table:table-cell table:style-name="ce1" table:formula="of:=[.O530]" office:value-type="float" office:value="0.9" calcext:value-type="float">
            <text:p>0.90</text:p>
          </table:table-cell>
          <table:table-cell table:formula="of:=[.N530]" office:value-type="float" office:value="0.018867256" calcext:value-type="float">
            <text:p>0.018867256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.457467654" calcext:value-type="float">
            <text:p>2.457467654</text:p>
          </table:table-cell>
          <table:table-cell office:value-type="float" office:value="3.435455951" calcext:value-type="float">
            <text:p>3.435455951</text:p>
          </table:table-cell>
          <table:table-cell office:value-type="float" office:value="400.0119324" calcext:value-type="float">
            <text:p>400.0119324</text:p>
          </table:table-cell>
          <table:table-cell office:value-type="float" office:value="396.6855164" calcext:value-type="float">
            <text:p>396.6855164</text:p>
          </table:table-cell>
          <table:table-cell office:value-type="float" office:value="0.018867256" calcext:value-type="float">
            <text:p>0.018867256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31]" office:value-type="float" office:value="3.737659059" calcext:value-type="float">
            <text:p>3.737659059</text:p>
          </table:table-cell>
          <table:table-cell table:formula="of:=0.5*([.L531]+[.M531])/10" office:value-type="float" office:value="39.654486085" calcext:value-type="float">
            <text:p>39.654486085</text:p>
          </table:table-cell>
          <table:table-cell table:formula="of:=[.K531]" office:value-type="float" office:value="3.60135113" calcext:value-type="float">
            <text:p>3.60135113</text:p>
          </table:table-cell>
          <table:table-cell table:style-name="ce1" table:formula="of:=[.O531]" office:value-type="float" office:value="0.9" calcext:value-type="float">
            <text:p>0.90</text:p>
          </table:table-cell>
          <table:table-cell table:formula="of:=[.N531]" office:value-type="float" office:value="0.026516682" calcext:value-type="float">
            <text:p>0.02651668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.737659059" calcext:value-type="float">
            <text:p>3.737659059</text:p>
          </table:table-cell>
          <table:table-cell office:value-type="float" office:value="3.60135113" calcext:value-type="float">
            <text:p>3.60135113</text:p>
          </table:table-cell>
          <table:table-cell office:value-type="float" office:value="399.0593262" calcext:value-type="float">
            <text:p>399.0593262</text:p>
          </table:table-cell>
          <table:table-cell office:value-type="float" office:value="394.0303955" calcext:value-type="float">
            <text:p>394.0303955</text:p>
          </table:table-cell>
          <table:table-cell office:value-type="float" office:value="0.026516682" calcext:value-type="float">
            <text:p>0.026516682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32]" office:value-type="float" office:value="0.461254694" calcext:value-type="float">
            <text:p>0.461254694</text:p>
          </table:table-cell>
          <table:table-cell table:formula="of:=0.5*([.L532]+[.M532])/10" office:value-type="float" office:value="39.981340025" calcext:value-type="float">
            <text:p>39.981340025</text:p>
          </table:table-cell>
          <table:table-cell table:formula="of:=[.K532]" office:value-type="float" office:value="4.280867926" calcext:value-type="float">
            <text:p>4.280867926</text:p>
          </table:table-cell>
          <table:table-cell table:style-name="ce1" table:formula="of:=[.O532]" office:value-type="float" office:value="2.3" calcext:value-type="float">
            <text:p>2.30</text:p>
          </table:table-cell>
          <table:table-cell table:formula="of:=[.N532]" office:value-type="float" office:value="0.005938424" calcext:value-type="float">
            <text:p>0.00593842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461254694" calcext:value-type="float">
            <text:p>0.461254694</text:p>
          </table:table-cell>
          <table:table-cell office:value-type="float" office:value="4.280867926" calcext:value-type="float">
            <text:p>4.280867926</text:p>
          </table:table-cell>
          <table:table-cell office:value-type="float" office:value="400.1646423" calcext:value-type="float">
            <text:p>400.1646423</text:p>
          </table:table-cell>
          <table:table-cell office:value-type="float" office:value="399.4621582" calcext:value-type="float">
            <text:p>399.4621582</text:p>
          </table:table-cell>
          <table:table-cell office:value-type="float" office:value="0.005938424" calcext:value-type="float">
            <text:p>0.005938424</text:p>
          </table:table-cell>
          <table:table-cell table:style-name="ce1" office:value-type="float" office:value="2.3" calcext:value-type="float">
            <text:p>2.30</text:p>
          </table:table-cell>
          <table:table-cell table:style-name="ce1" office:value-type="float" office:value="2.35" calcext:value-type="float">
            <text:p>2.3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33]" office:value-type="float" office:value="0.127749882" calcext:value-type="float">
            <text:p>0.127749882</text:p>
          </table:table-cell>
          <table:table-cell table:formula="of:=0.5*([.L533]+[.M533])/10" office:value-type="float" office:value="39.98843231" calcext:value-type="float">
            <text:p>39.98843231</text:p>
          </table:table-cell>
          <table:table-cell table:formula="of:=[.K533]" office:value-type="float" office:value="3.24711164" calcext:value-type="float">
            <text:p>3.24711164</text:p>
          </table:table-cell>
          <table:table-cell table:style-name="ce1" table:formula="of:=[.O533]" office:value-type="float" office:value="2.3" calcext:value-type="float">
            <text:p>2.30</text:p>
          </table:table-cell>
          <table:table-cell table:formula="of:=[.N533]" office:value-type="float" office:value="0.007437493" calcext:value-type="float">
            <text:p>0.00743749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27749882" calcext:value-type="float">
            <text:p>0.127749882</text:p>
          </table:table-cell>
          <table:table-cell office:value-type="float" office:value="3.24711164" calcext:value-type="float">
            <text:p>3.24711164</text:p>
          </table:table-cell>
          <table:table-cell office:value-type="float" office:value="400.0311279" calcext:value-type="float">
            <text:p>400.0311279</text:p>
          </table:table-cell>
          <table:table-cell office:value-type="float" office:value="399.7375183" calcext:value-type="float">
            <text:p>399.7375183</text:p>
          </table:table-cell>
          <table:table-cell office:value-type="float" office:value="0.007437493" calcext:value-type="float">
            <text:p>0.007437493</text:p>
          </table:table-cell>
          <table:table-cell table:style-name="ce1" office:value-type="float" office:value="2.3" calcext:value-type="float">
            <text:p>2.30</text:p>
          </table:table-cell>
          <table:table-cell table:style-name="ce1" office:value-type="float" office:value="2.35" calcext:value-type="float">
            <text:p>2.3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34]" office:value-type="float" office:value="0.050524535" calcext:value-type="float">
            <text:p>0.050524535</text:p>
          </table:table-cell>
          <table:table-cell table:formula="of:=0.5*([.L534]+[.M534])/10" office:value-type="float" office:value="40.00002136" calcext:value-type="float">
            <text:p>40.00002136</text:p>
          </table:table-cell>
          <table:table-cell table:formula="of:=[.K534]" office:value-type="float" office:value="3.764722024" calcext:value-type="float">
            <text:p>3.764722024</text:p>
          </table:table-cell>
          <table:table-cell table:style-name="ce1" table:formula="of:=[.O534]" office:value-type="float" office:value="2.3" calcext:value-type="float">
            <text:p>2.30</text:p>
          </table:table-cell>
          <table:table-cell table:formula="of:=[.N534]" office:value-type="float" office:value="0.00398446" calcext:value-type="float">
            <text:p>0.00398446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0524535" calcext:value-type="float">
            <text:p>0.050524535</text:p>
          </table:table-cell>
          <table:table-cell office:value-type="float" office:value="3.764722024" calcext:value-type="float">
            <text:p>3.764722024</text:p>
          </table:table-cell>
          <table:table-cell office:value-type="float" office:value="400.0741272" calcext:value-type="float">
            <text:p>400.0741272</text:p>
          </table:table-cell>
          <table:table-cell office:value-type="float" office:value="399.9263" calcext:value-type="float">
            <text:p>399.9263</text:p>
          </table:table-cell>
          <table:table-cell office:value-type="float" office:value="0.00398446" calcext:value-type="float">
            <text:p>0.00398446</text:p>
          </table:table-cell>
          <table:table-cell table:style-name="ce1" office:value-type="float" office:value="2.3" calcext:value-type="float">
            <text:p>2.30</text:p>
          </table:table-cell>
          <table:table-cell table:style-name="ce1" office:value-type="float" office:value="2.35" calcext:value-type="float">
            <text:p>2.3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35]" office:value-type="float" office:value="5.379526321" calcext:value-type="float">
            <text:p>5.379526321</text:p>
          </table:table-cell>
          <table:table-cell table:formula="of:=0.5*([.L535]+[.M535])/10" office:value-type="float" office:value="39.642393495" calcext:value-type="float">
            <text:p>39.642393495</text:p>
          </table:table-cell>
          <table:table-cell table:formula="of:=[.K535]" office:value-type="float" office:value="3.626572769" calcext:value-type="float">
            <text:p>3.626572769</text:p>
          </table:table-cell>
          <table:table-cell table:style-name="ce1" table:formula="of:=[.O535]" office:value-type="float" office:value="0.9" calcext:value-type="float">
            <text:p>0.90</text:p>
          </table:table-cell>
          <table:table-cell table:formula="of:=[.N535]" office:value-type="float" office:value="0.042997375" calcext:value-type="float">
            <text:p>0.04299737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.379526321" calcext:value-type="float">
            <text:p>5.379526321</text:p>
          </table:table-cell>
          <table:table-cell office:value-type="float" office:value="3.626572769" calcext:value-type="float">
            <text:p>3.626572769</text:p>
          </table:table-cell>
          <table:table-cell office:value-type="float" office:value="400.1020203" calcext:value-type="float">
            <text:p>400.1020203</text:p>
          </table:table-cell>
          <table:table-cell office:value-type="float" office:value="392.7458496" calcext:value-type="float">
            <text:p>392.7458496</text:p>
          </table:table-cell>
          <table:table-cell office:value-type="float" office:value="0.042997375" calcext:value-type="float">
            <text:p>0.042997375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36]" office:value-type="float" office:value="1.961054212" calcext:value-type="float">
            <text:p>1.961054212</text:p>
          </table:table-cell>
          <table:table-cell table:formula="of:=0.5*([.L536]+[.M536])/10" office:value-type="float" office:value="39.87319336" calcext:value-type="float">
            <text:p>39.87319336</text:p>
          </table:table-cell>
          <table:table-cell table:formula="of:=[.K536]" office:value-type="float" office:value="3.273668209" calcext:value-type="float">
            <text:p>3.273668209</text:p>
          </table:table-cell>
          <table:table-cell table:style-name="ce1" table:formula="of:=[.O536]" office:value-type="float" office:value="0.9" calcext:value-type="float">
            <text:p>0.90</text:p>
          </table:table-cell>
          <table:table-cell table:formula="of:=[.N536]" office:value-type="float" office:value="0.017371064" calcext:value-type="float">
            <text:p>0.01737106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961054212" calcext:value-type="float">
            <text:p>1.961054212</text:p>
          </table:table-cell>
          <table:table-cell office:value-type="float" office:value="3.273668209" calcext:value-type="float">
            <text:p>3.273668209</text:p>
          </table:table-cell>
          <table:table-cell office:value-type="float" office:value="400.0741882" calcext:value-type="float">
            <text:p>400.0741882</text:p>
          </table:table-cell>
          <table:table-cell office:value-type="float" office:value="397.389679" calcext:value-type="float">
            <text:p>397.389679</text:p>
          </table:table-cell>
          <table:table-cell office:value-type="float" office:value="0.017371064" calcext:value-type="float">
            <text:p>0.017371064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37]" office:value-type="float" office:value="4.13673052" calcext:value-type="float">
            <text:p>4.13673052</text:p>
          </table:table-cell>
          <table:table-cell table:formula="of:=0.5*([.L537]+[.M537])/10" office:value-type="float" office:value="39.711683655" calcext:value-type="float">
            <text:p>39.711683655</text:p>
          </table:table-cell>
          <table:table-cell table:formula="of:=[.K537]" office:value-type="float" office:value="3.234223269" calcext:value-type="float">
            <text:p>3.234223269</text:p>
          </table:table-cell>
          <table:table-cell table:style-name="ce1" table:formula="of:=[.O537]" office:value-type="float" office:value="0.9" calcext:value-type="float">
            <text:p>0.90</text:p>
          </table:table-cell>
          <table:table-cell table:formula="of:=[.N537]" office:value-type="float" office:value="0.031214167" calcext:value-type="float">
            <text:p>0.03121416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.13673052" calcext:value-type="float">
            <text:p>4.13673052</text:p>
          </table:table-cell>
          <table:table-cell office:value-type="float" office:value="3.234223269" calcext:value-type="float">
            <text:p>3.234223269</text:p>
          </table:table-cell>
          <table:table-cell office:value-type="float" office:value="399.8870239" calcext:value-type="float">
            <text:p>399.8870239</text:p>
          </table:table-cell>
          <table:table-cell office:value-type="float" office:value="394.3466492" calcext:value-type="float">
            <text:p>394.3466492</text:p>
          </table:table-cell>
          <table:table-cell office:value-type="float" office:value="0.031214167" calcext:value-type="float">
            <text:p>0.031214167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38]" office:value-type="float" office:value="15.78643489" calcext:value-type="float">
            <text:p>15.78643489</text:p>
          </table:table-cell>
          <table:table-cell table:formula="of:=0.5*([.L538]+[.M538])/10" office:value-type="float" office:value="38.568133545" calcext:value-type="float">
            <text:p>38.568133545</text:p>
          </table:table-cell>
          <table:table-cell table:formula="of:=[.K538]" office:value-type="float" office:value="2.262955864" calcext:value-type="float">
            <text:p>2.262955864</text:p>
          </table:table-cell>
          <table:table-cell table:style-name="ce1" table:formula="of:=[.O538]" office:value-type="float" office:value="0.45" calcext:value-type="float">
            <text:p>0.45</text:p>
          </table:table-cell>
          <table:table-cell table:formula="of:=[.N538]" office:value-type="float" office:value="0.30934725" calcext:value-type="float">
            <text:p>0.3093472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.78643489" calcext:value-type="float">
            <text:p>15.78643489</text:p>
          </table:table-cell>
          <table:table-cell office:value-type="float" office:value="2.262955864" calcext:value-type="float">
            <text:p>2.262955864</text:p>
          </table:table-cell>
          <table:table-cell office:value-type="float" office:value="399.8757019" calcext:value-type="float">
            <text:p>399.8757019</text:p>
          </table:table-cell>
          <table:table-cell office:value-type="float" office:value="371.486969" calcext:value-type="float">
            <text:p>371.486969</text:p>
          </table:table-cell>
          <table:table-cell office:value-type="float" office:value="0.30934725" calcext:value-type="float">
            <text:p>0.30934725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3" calcext:value-type="float">
            <text:p>1.3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39]" office:value-type="float" office:value="9.375844196" calcext:value-type="float">
            <text:p>9.375844196</text:p>
          </table:table-cell>
          <table:table-cell table:formula="of:=0.5*([.L539]+[.M539])/10" office:value-type="float" office:value="39.05973053" calcext:value-type="float">
            <text:p>39.05973053</text:p>
          </table:table-cell>
          <table:table-cell table:formula="of:=[.K539]" office:value-type="float" office:value="2.884178649" calcext:value-type="float">
            <text:p>2.884178649</text:p>
          </table:table-cell>
          <table:table-cell table:style-name="ce1" table:formula="of:=[.O539]" office:value-type="float" office:value="0.45" calcext:value-type="float">
            <text:p>0.45</text:p>
          </table:table-cell>
          <table:table-cell table:formula="of:=[.N539]" office:value-type="float" office:value="0.231620593" calcext:value-type="float">
            <text:p>0.231620593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.375844196" calcext:value-type="float">
            <text:p>9.375844196</text:p>
          </table:table-cell>
          <table:table-cell office:value-type="float" office:value="2.884178649" calcext:value-type="float">
            <text:p>2.884178649</text:p>
          </table:table-cell>
          <table:table-cell office:value-type="float" office:value="399.9358826" calcext:value-type="float">
            <text:p>399.9358826</text:p>
          </table:table-cell>
          <table:table-cell office:value-type="float" office:value="381.258728" calcext:value-type="float">
            <text:p>381.258728</text:p>
          </table:table-cell>
          <table:table-cell office:value-type="float" office:value="0.231620593" calcext:value-type="float">
            <text:p>0.231620593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3" calcext:value-type="float">
            <text:p>1.3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40]" office:value-type="float" office:value="9.793516654" calcext:value-type="float">
            <text:p>9.793516654</text:p>
          </table:table-cell>
          <table:table-cell table:formula="of:=0.5*([.L540]+[.M540])/10" office:value-type="float" office:value="38.73623962" calcext:value-type="float">
            <text:p>38.73623962</text:p>
          </table:table-cell>
          <table:table-cell table:formula="of:=[.K540]" office:value-type="float" office:value="2.737179389" calcext:value-type="float">
            <text:p>2.737179389</text:p>
          </table:table-cell>
          <table:table-cell table:style-name="ce1" table:formula="of:=[.O540]" office:value-type="float" office:value="0.45" calcext:value-type="float">
            <text:p>0.45</text:p>
          </table:table-cell>
          <table:table-cell table:formula="of:=[.N540]" office:value-type="float" office:value="0.186893836" calcext:value-type="float">
            <text:p>0.18689383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.793516654" calcext:value-type="float">
            <text:p>9.793516654</text:p>
          </table:table-cell>
          <table:table-cell office:value-type="float" office:value="2.737179389" calcext:value-type="float">
            <text:p>2.737179389</text:p>
          </table:table-cell>
          <table:table-cell office:value-type="float" office:value="396.4648132" calcext:value-type="float">
            <text:p>396.4648132</text:p>
          </table:table-cell>
          <table:table-cell office:value-type="float" office:value="378.2599792" calcext:value-type="float">
            <text:p>378.2599792</text:p>
          </table:table-cell>
          <table:table-cell office:value-type="float" office:value="0.186893836" calcext:value-type="float">
            <text:p>0.186893836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3" calcext:value-type="float">
            <text:p>1.3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41]" office:value-type="float" office:value="6.563591252" calcext:value-type="float">
            <text:p>6.563591252</text:p>
          </table:table-cell>
          <table:table-cell table:formula="of:=0.5*([.L541]+[.M541])/10" office:value-type="float" office:value="39.4269043" calcext:value-type="float">
            <text:p>39.4269043</text:p>
          </table:table-cell>
          <table:table-cell table:formula="of:=[.K541]" office:value-type="float" office:value="2.707429862" calcext:value-type="float">
            <text:p>2.707429862</text:p>
          </table:table-cell>
          <table:table-cell table:style-name="ce1" table:formula="of:=[.O541]" office:value-type="float" office:value="0.4" calcext:value-type="float">
            <text:p>0.40</text:p>
          </table:table-cell>
          <table:table-cell table:formula="of:=[.N541]" office:value-type="float" office:value="0.082962589" calcext:value-type="float">
            <text:p>0.082962589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563591252" calcext:value-type="float">
            <text:p>6.563591252</text:p>
          </table:table-cell>
          <table:table-cell office:value-type="float" office:value="2.707429862" calcext:value-type="float">
            <text:p>2.707429862</text:p>
          </table:table-cell>
          <table:table-cell office:value-type="float" office:value="399.9838257" calcext:value-type="float">
            <text:p>399.9838257</text:p>
          </table:table-cell>
          <table:table-cell office:value-type="float" office:value="388.5542603" calcext:value-type="float">
            <text:p>388.5542603</text:p>
          </table:table-cell>
          <table:table-cell office:value-type="float" office:value="0.082962589" calcext:value-type="float">
            <text:p>0.082962589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95" calcext:value-type="float">
            <text:p>0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42]" office:value-type="float" office:value="7.583968554" calcext:value-type="float">
            <text:p>7.583968554</text:p>
          </table:table-cell>
          <table:table-cell table:formula="of:=0.5*([.L542]+[.M542])/10" office:value-type="float" office:value="39.166995235" calcext:value-type="float">
            <text:p>39.166995235</text:p>
          </table:table-cell>
          <table:table-cell table:formula="of:=[.K542]" office:value-type="float" office:value="3.010545886" calcext:value-type="float">
            <text:p>3.010545886</text:p>
          </table:table-cell>
          <table:table-cell table:style-name="ce1" table:formula="of:=[.O542]" office:value-type="float" office:value="0.4" calcext:value-type="float">
            <text:p>0.40</text:p>
          </table:table-cell>
          <table:table-cell table:formula="of:=[.N542]" office:value-type="float" office:value="0.143086931" calcext:value-type="float">
            <text:p>0.14308693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583968554" calcext:value-type="float">
            <text:p>7.583968554</text:p>
          </table:table-cell>
          <table:table-cell office:value-type="float" office:value="3.010545886" calcext:value-type="float">
            <text:p>3.010545886</text:p>
          </table:table-cell>
          <table:table-cell office:value-type="float" office:value="398.8613586" calcext:value-type="float">
            <text:p>398.8613586</text:p>
          </table:table-cell>
          <table:table-cell office:value-type="float" office:value="384.4785461" calcext:value-type="float">
            <text:p>384.4785461</text:p>
          </table:table-cell>
          <table:table-cell office:value-type="float" office:value="0.143086931" calcext:value-type="float">
            <text:p>0.143086931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95" calcext:value-type="float">
            <text:p>0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43]" office:value-type="float" office:value="3.981107324" calcext:value-type="float">
            <text:p>3.981107324</text:p>
          </table:table-cell>
          <table:table-cell table:formula="of:=0.5*([.L543]+[.M543])/10" office:value-type="float" office:value="39.628541565" calcext:value-type="float">
            <text:p>39.628541565</text:p>
          </table:table-cell>
          <table:table-cell table:formula="of:=[.K543]" office:value-type="float" office:value="3.352128473" calcext:value-type="float">
            <text:p>3.352128473</text:p>
          </table:table-cell>
          <table:table-cell table:style-name="ce1" table:formula="of:=[.O543]" office:value-type="float" office:value="0.4" calcext:value-type="float">
            <text:p>0.40</text:p>
          </table:table-cell>
          <table:table-cell table:formula="of:=[.N543]" office:value-type="float" office:value="0.049322491" calcext:value-type="float">
            <text:p>0.04932249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981107324" calcext:value-type="float">
            <text:p>3.981107324</text:p>
          </table:table-cell>
          <table:table-cell office:value-type="float" office:value="3.352128473" calcext:value-type="float">
            <text:p>3.352128473</text:p>
          </table:table-cell>
          <table:table-cell office:value-type="float" office:value="399.8605652" calcext:value-type="float">
            <text:p>399.8605652</text:p>
          </table:table-cell>
          <table:table-cell office:value-type="float" office:value="392.7102661" calcext:value-type="float">
            <text:p>392.7102661</text:p>
          </table:table-cell>
          <table:table-cell office:value-type="float" office:value="0.049322491" calcext:value-type="float">
            <text:p>0.049322491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95" calcext:value-type="float">
            <text:p>0.9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44]" office:value-type="float" office:value="2.144274641" calcext:value-type="float">
            <text:p>2.144274641</text:p>
          </table:table-cell>
          <table:table-cell table:formula="of:=0.5*([.L544]+[.M544])/10" office:value-type="float" office:value="39.8572113" calcext:value-type="float">
            <text:p>39.8572113</text:p>
          </table:table-cell>
          <table:table-cell table:formula="of:=[.K544]" office:value-type="float" office:value="2.846879377" calcext:value-type="float">
            <text:p>2.846879377</text:p>
          </table:table-cell>
          <table:table-cell table:style-name="ce1" table:formula="of:=[.O544]" office:value-type="float" office:value="0.3" calcext:value-type="float">
            <text:p>0.30</text:p>
          </table:table-cell>
          <table:table-cell table:formula="of:=[.N544]" office:value-type="float" office:value="0.03086911" calcext:value-type="float">
            <text:p>0.0308691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144274641" calcext:value-type="float">
            <text:p>2.144274641</text:p>
          </table:table-cell>
          <table:table-cell office:value-type="float" office:value="2.846879377" calcext:value-type="float">
            <text:p>2.846879377</text:p>
          </table:table-cell>
          <table:table-cell office:value-type="float" office:value="400.4960632" calcext:value-type="float">
            <text:p>400.4960632</text:p>
          </table:table-cell>
          <table:table-cell office:value-type="float" office:value="396.6481628" calcext:value-type="float">
            <text:p>396.6481628</text:p>
          </table:table-cell>
          <table:table-cell office:value-type="float" office:value="0.03086911" calcext:value-type="float">
            <text:p>0.03086911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6" calcext:value-type="float">
            <text:p>0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45]" office:value-type="float" office:value="0.489303068" calcext:value-type="float">
            <text:p>0.489303068</text:p>
          </table:table-cell>
          <table:table-cell table:formula="of:=0.5*([.L545]+[.M545])/10" office:value-type="float" office:value="39.930607605" calcext:value-type="float">
            <text:p>39.930607605</text:p>
          </table:table-cell>
          <table:table-cell table:formula="of:=[.K545]" office:value-type="float" office:value="3.696226911" calcext:value-type="float">
            <text:p>3.696226911</text:p>
          </table:table-cell>
          <table:table-cell table:style-name="ce1" table:formula="of:=[.O545]" office:value-type="float" office:value="0.3" calcext:value-type="float">
            <text:p>0.30</text:p>
          </table:table-cell>
          <table:table-cell table:formula="of:=[.N545]" office:value-type="float" office:value="0.0177205" calcext:value-type="float">
            <text:p>0.017720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89303068" calcext:value-type="float">
            <text:p>0.489303068</text:p>
          </table:table-cell>
          <table:table-cell office:value-type="float" office:value="3.696226911" calcext:value-type="float">
            <text:p>3.696226911</text:p>
          </table:table-cell>
          <table:table-cell office:value-type="float" office:value="399.9102478" calcext:value-type="float">
            <text:p>399.9102478</text:p>
          </table:table-cell>
          <table:table-cell office:value-type="float" office:value="398.7019043" calcext:value-type="float">
            <text:p>398.7019043</text:p>
          </table:table-cell>
          <table:table-cell office:value-type="float" office:value="0.0177205" calcext:value-type="float">
            <text:p>0.0177205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6" calcext:value-type="float">
            <text:p>0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46]" office:value-type="float" office:value="1.130963615" calcext:value-type="float">
            <text:p>1.130963615</text:p>
          </table:table-cell>
          <table:table-cell table:formula="of:=0.5*([.L546]+[.M546])/10" office:value-type="float" office:value="39.87662659" calcext:value-type="float">
            <text:p>39.87662659</text:p>
          </table:table-cell>
          <table:table-cell table:formula="of:=[.K546]" office:value-type="float" office:value="3.68266836" calcext:value-type="float">
            <text:p>3.68266836</text:p>
          </table:table-cell>
          <table:table-cell table:style-name="ce1" table:formula="of:=[.O546]" office:value-type="float" office:value="0.3" calcext:value-type="float">
            <text:p>0.30</text:p>
          </table:table-cell>
          <table:table-cell table:formula="of:=[.N546]" office:value-type="float" office:value="0.024631705" calcext:value-type="float">
            <text:p>0.02463170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30963615" calcext:value-type="float">
            <text:p>1.130963615</text:p>
          </table:table-cell>
          <table:table-cell office:value-type="float" office:value="3.68266836" calcext:value-type="float">
            <text:p>3.68266836</text:p>
          </table:table-cell>
          <table:table-cell office:value-type="float" office:value="399.9416199" calcext:value-type="float">
            <text:p>399.9416199</text:p>
          </table:table-cell>
          <table:table-cell office:value-type="float" office:value="397.5909119" calcext:value-type="float">
            <text:p>397.5909119</text:p>
          </table:table-cell>
          <table:table-cell office:value-type="float" office:value="0.024631705" calcext:value-type="float">
            <text:p>0.024631705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6" calcext:value-type="float">
            <text:p>0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47]" office:value-type="float" office:value="18.94532626" calcext:value-type="float">
            <text:p>18.94532626</text:p>
          </table:table-cell>
          <table:table-cell table:formula="of:=0.5*([.L547]+[.M547])/10" office:value-type="float" office:value="38.330851745" calcext:value-type="float">
            <text:p>38.330851745</text:p>
          </table:table-cell>
          <table:table-cell table:formula="of:=[.K547]" office:value-type="float" office:value="2.147173127" calcext:value-type="float">
            <text:p>2.147173127</text:p>
          </table:table-cell>
          <table:table-cell table:style-name="ce1" table:formula="of:=[.O547]" office:value-type="float" office:value="0.55" calcext:value-type="float">
            <text:p>0.55</text:p>
          </table:table-cell>
          <table:table-cell table:formula="of:=[.N547]" office:value-type="float" office:value="0.358930993" calcext:value-type="float">
            <text:p>0.358930993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.94532626" calcext:value-type="float">
            <text:p>18.94532626</text:p>
          </table:table-cell>
          <table:table-cell office:value-type="float" office:value="2.147173127" calcext:value-type="float">
            <text:p>2.147173127</text:p>
          </table:table-cell>
          <table:table-cell office:value-type="float" office:value="400.075592" calcext:value-type="float">
            <text:p>400.075592</text:p>
          </table:table-cell>
          <table:table-cell office:value-type="float" office:value="366.5414429" calcext:value-type="float">
            <text:p>366.5414429</text:p>
          </table:table-cell>
          <table:table-cell office:value-type="float" office:value="0.358930993" calcext:value-type="float">
            <text:p>0.358930993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48]" office:value-type="float" office:value="17.85992908" calcext:value-type="float">
            <text:p>17.85992908</text:p>
          </table:table-cell>
          <table:table-cell table:formula="of:=0.5*([.L548]+[.M548])/10" office:value-type="float" office:value="38.387202455" calcext:value-type="float">
            <text:p>38.387202455</text:p>
          </table:table-cell>
          <table:table-cell table:formula="of:=[.K548]" office:value-type="float" office:value="2.797991809" calcext:value-type="float">
            <text:p>2.797991809</text:p>
          </table:table-cell>
          <table:table-cell table:style-name="ce1" table:formula="of:=[.O548]" office:value-type="float" office:value="0.55" calcext:value-type="float">
            <text:p>0.55</text:p>
          </table:table-cell>
          <table:table-cell table:formula="of:=[.N548]" office:value-type="float" office:value="0.296714152" calcext:value-type="float">
            <text:p>0.29671415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.85992908" calcext:value-type="float">
            <text:p>17.85992908</text:p>
          </table:table-cell>
          <table:table-cell office:value-type="float" office:value="2.797991809" calcext:value-type="float">
            <text:p>2.797991809</text:p>
          </table:table-cell>
          <table:table-cell office:value-type="float" office:value="400.0369568" calcext:value-type="float">
            <text:p>400.0369568</text:p>
          </table:table-cell>
          <table:table-cell office:value-type="float" office:value="367.7070923" calcext:value-type="float">
            <text:p>367.7070923</text:p>
          </table:table-cell>
          <table:table-cell office:value-type="float" office:value="0.296714152" calcext:value-type="float">
            <text:p>0.296714152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49]" office:value-type="float" office:value="17.81627432" calcext:value-type="float">
            <text:p>17.81627432</text:p>
          </table:table-cell>
          <table:table-cell table:formula="of:=0.5*([.L549]+[.M549])/10" office:value-type="float" office:value="38.234925845" calcext:value-type="float">
            <text:p>38.234925845</text:p>
          </table:table-cell>
          <table:table-cell table:formula="of:=[.K549]" office:value-type="float" office:value="2.565712314" calcext:value-type="float">
            <text:p>2.565712314</text:p>
          </table:table-cell>
          <table:table-cell table:style-name="ce1" table:formula="of:=[.O549]" office:value-type="float" office:value="0.55" calcext:value-type="float">
            <text:p>0.55</text:p>
          </table:table-cell>
          <table:table-cell table:formula="of:=[.N549]" office:value-type="float" office:value="0.269067613" calcext:value-type="float">
            <text:p>0.269067613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.81627432" calcext:value-type="float">
            <text:p>17.81627432</text:p>
          </table:table-cell>
          <table:table-cell office:value-type="float" office:value="2.565712314" calcext:value-type="float">
            <text:p>2.565712314</text:p>
          </table:table-cell>
          <table:table-cell office:value-type="float" office:value="398.0061646" calcext:value-type="float">
            <text:p>398.0061646</text:p>
          </table:table-cell>
          <table:table-cell office:value-type="float" office:value="366.6923523" calcext:value-type="float">
            <text:p>366.6923523</text:p>
          </table:table-cell>
          <table:table-cell office:value-type="float" office:value="0.269067613" calcext:value-type="float">
            <text:p>0.269067613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50]" office:value-type="float" office:value="16.29599826" calcext:value-type="float">
            <text:p>16.29599826</text:p>
          </table:table-cell>
          <table:table-cell table:formula="of:=0.5*([.L550]+[.M550])/10" office:value-type="float" office:value="38.583197025" calcext:value-type="float">
            <text:p>38.583197025</text:p>
          </table:table-cell>
          <table:table-cell table:formula="of:=[.K550]" office:value-type="float" office:value="2.421778873" calcext:value-type="float">
            <text:p>2.421778873</text:p>
          </table:table-cell>
          <table:table-cell table:style-name="ce1" table:formula="of:=[.O550]" office:value-type="float" office:value="0.25" calcext:value-type="float">
            <text:p>0.25</text:p>
          </table:table-cell>
          <table:table-cell table:formula="of:=[.N550]" office:value-type="float" office:value="0.238435491" calcext:value-type="float">
            <text:p>0.23843549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.29599826" calcext:value-type="float">
            <text:p>16.29599826</text:p>
          </table:table-cell>
          <table:table-cell office:value-type="float" office:value="2.421778873" calcext:value-type="float">
            <text:p>2.421778873</text:p>
          </table:table-cell>
          <table:table-cell office:value-type="float" office:value="399.9985657" calcext:value-type="float">
            <text:p>399.9985657</text:p>
          </table:table-cell>
          <table:table-cell office:value-type="float" office:value="371.6653748" calcext:value-type="float">
            <text:p>371.6653748</text:p>
          </table:table-cell>
          <table:table-cell office:value-type="float" office:value="0.238435491" calcext:value-type="float">
            <text:p>0.23843549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1" calcext:value-type="float">
            <text:p>1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51]" office:value-type="float" office:value="14.31720492" calcext:value-type="float">
            <text:p>14.31720492</text:p>
          </table:table-cell>
          <table:table-cell table:formula="of:=0.5*([.L551]+[.M551])/10" office:value-type="float" office:value="38.646028135" calcext:value-type="float">
            <text:p>38.646028135</text:p>
          </table:table-cell>
          <table:table-cell table:formula="of:=[.K551]" office:value-type="float" office:value="2.67994253" calcext:value-type="float">
            <text:p>2.67994253</text:p>
          </table:table-cell>
          <table:table-cell table:style-name="ce1" table:formula="of:=[.O551]" office:value-type="float" office:value="0.25" calcext:value-type="float">
            <text:p>0.25</text:p>
          </table:table-cell>
          <table:table-cell table:formula="of:=[.N551]" office:value-type="float" office:value="0.310901744" calcext:value-type="float">
            <text:p>0.310901744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.31720492" calcext:value-type="float">
            <text:p>14.31720492</text:p>
          </table:table-cell>
          <table:table-cell office:value-type="float" office:value="2.67994253" calcext:value-type="float">
            <text:p>2.67994253</text:p>
          </table:table-cell>
          <table:table-cell office:value-type="float" office:value="400.0175476" calcext:value-type="float">
            <text:p>400.0175476</text:p>
          </table:table-cell>
          <table:table-cell office:value-type="float" office:value="372.9030151" calcext:value-type="float">
            <text:p>372.9030151</text:p>
          </table:table-cell>
          <table:table-cell office:value-type="float" office:value="0.310901744" calcext:value-type="float">
            <text:p>0.31090174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1" calcext:value-type="float">
            <text:p>1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52]" office:value-type="float" office:value="14.76134216" calcext:value-type="float">
            <text:p>14.76134216</text:p>
          </table:table-cell>
          <table:table-cell table:formula="of:=0.5*([.L552]+[.M552])/10" office:value-type="float" office:value="38.58226013" calcext:value-type="float">
            <text:p>38.58226013</text:p>
          </table:table-cell>
          <table:table-cell table:formula="of:=[.K552]" office:value-type="float" office:value="2.531807475" calcext:value-type="float">
            <text:p>2.531807475</text:p>
          </table:table-cell>
          <table:table-cell table:style-name="ce1" table:formula="of:=[.O552]" office:value-type="float" office:value="0.25" calcext:value-type="float">
            <text:p>0.25</text:p>
          </table:table-cell>
          <table:table-cell table:formula="of:=[.N552]" office:value-type="float" office:value="0.319125542" calcext:value-type="float">
            <text:p>0.31912554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.76134216" calcext:value-type="float">
            <text:p>14.76134216</text:p>
          </table:table-cell>
          <table:table-cell office:value-type="float" office:value="2.531807475" calcext:value-type="float">
            <text:p>2.531807475</text:p>
          </table:table-cell>
          <table:table-cell office:value-type="float" office:value="399.6156311" calcext:value-type="float">
            <text:p>399.6156311</text:p>
          </table:table-cell>
          <table:table-cell office:value-type="float" office:value="372.0295715" calcext:value-type="float">
            <text:p>372.0295715</text:p>
          </table:table-cell>
          <table:table-cell office:value-type="float" office:value="0.319125542" calcext:value-type="float">
            <text:p>0.31912554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1" calcext:value-type="float">
            <text:p>1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53]" office:value-type="float" office:value="1.553901177" calcext:value-type="float">
            <text:p>1.553901177</text:p>
          </table:table-cell>
          <table:table-cell table:formula="of:=0.5*([.L553]+[.M553])/10" office:value-type="float" office:value="39.872673035" calcext:value-type="float">
            <text:p>39.872673035</text:p>
          </table:table-cell>
          <table:table-cell table:formula="of:=[.K553]" office:value-type="float" office:value="2.970035332" calcext:value-type="float">
            <text:p>2.970035332</text:p>
          </table:table-cell>
          <table:table-cell table:style-name="ce1" table:formula="of:=[.O553]" office:value-type="float" office:value="0.5" calcext:value-type="float">
            <text:p>0.50</text:p>
          </table:table-cell>
          <table:table-cell table:formula="of:=[.N553]" office:value-type="float" office:value="0.016708346" calcext:value-type="float">
            <text:p>0.01670834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53901177" calcext:value-type="float">
            <text:p>1.553901177</text:p>
          </table:table-cell>
          <table:table-cell office:value-type="float" office:value="2.970035332" calcext:value-type="float">
            <text:p>2.970035332</text:p>
          </table:table-cell>
          <table:table-cell office:value-type="float" office:value="400.0711365" calcext:value-type="float">
            <text:p>400.0711365</text:p>
          </table:table-cell>
          <table:table-cell office:value-type="float" office:value="397.3823242" calcext:value-type="float">
            <text:p>397.3823242</text:p>
          </table:table-cell>
          <table:table-cell office:value-type="float" office:value="0.016708346" calcext:value-type="float">
            <text:p>0.016708346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54]" office:value-type="float" office:value="4.126696768" calcext:value-type="float">
            <text:p>4.126696768</text:p>
          </table:table-cell>
          <table:table-cell table:formula="of:=0.5*([.L554]+[.M554])/10" office:value-type="float" office:value="39.634396365" calcext:value-type="float">
            <text:p>39.634396365</text:p>
          </table:table-cell>
          <table:table-cell table:formula="of:=[.K554]" office:value-type="float" office:value="3.262271265" calcext:value-type="float">
            <text:p>3.262271265</text:p>
          </table:table-cell>
          <table:table-cell table:style-name="ce1" table:formula="of:=[.O554]" office:value-type="float" office:value="0.5" calcext:value-type="float">
            <text:p>0.50</text:p>
          </table:table-cell>
          <table:table-cell table:formula="of:=[.N554]" office:value-type="float" office:value="0.048525652" calcext:value-type="float">
            <text:p>0.04852565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6696768" calcext:value-type="float">
            <text:p>4.126696768</text:p>
          </table:table-cell>
          <table:table-cell office:value-type="float" office:value="3.262271265" calcext:value-type="float">
            <text:p>3.262271265</text:p>
          </table:table-cell>
          <table:table-cell office:value-type="float" office:value="400.0034485" calcext:value-type="float">
            <text:p>400.0034485</text:p>
          </table:table-cell>
          <table:table-cell office:value-type="float" office:value="392.6844788" calcext:value-type="float">
            <text:p>392.6844788</text:p>
          </table:table-cell>
          <table:table-cell office:value-type="float" office:value="0.048525652" calcext:value-type="float">
            <text:p>0.048525652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55]" office:value-type="float" office:value="2.589970878" calcext:value-type="float">
            <text:p>2.589970878</text:p>
          </table:table-cell>
          <table:table-cell table:formula="of:=0.5*([.L555]+[.M555])/10" office:value-type="float" office:value="39.741485595" calcext:value-type="float">
            <text:p>39.741485595</text:p>
          </table:table-cell>
          <table:table-cell table:formula="of:=[.K555]" office:value-type="float" office:value="3.541687915" calcext:value-type="float">
            <text:p>3.541687915</text:p>
          </table:table-cell>
          <table:table-cell table:style-name="ce1" table:formula="of:=[.O555]" office:value-type="float" office:value="0.5" calcext:value-type="float">
            <text:p>0.50</text:p>
          </table:table-cell>
          <table:table-cell table:formula="of:=[.N555]" office:value-type="float" office:value="0.037785349" calcext:value-type="float">
            <text:p>0.037785349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.589970878" calcext:value-type="float">
            <text:p>2.589970878</text:p>
          </table:table-cell>
          <table:table-cell office:value-type="float" office:value="3.541687915" calcext:value-type="float">
            <text:p>3.541687915</text:p>
          </table:table-cell>
          <table:table-cell office:value-type="float" office:value="399.8364868" calcext:value-type="float">
            <text:p>399.8364868</text:p>
          </table:table-cell>
          <table:table-cell office:value-type="float" office:value="394.9932251" calcext:value-type="float">
            <text:p>394.9932251</text:p>
          </table:table-cell>
          <table:table-cell office:value-type="float" office:value="0.037785349" calcext:value-type="float">
            <text:p>0.037785349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56]" office:value-type="float" office:value="12.21637164" calcext:value-type="float">
            <text:p>12.21637164</text:p>
          </table:table-cell>
          <table:table-cell table:formula="of:=0.5*([.L556]+[.M556])/10" office:value-type="float" office:value="38.938449095" calcext:value-type="float">
            <text:p>38.938449095</text:p>
          </table:table-cell>
          <table:table-cell table:formula="of:=[.K556]" office:value-type="float" office:value="2.542309252" calcext:value-type="float">
            <text:p>2.542309252</text:p>
          </table:table-cell>
          <table:table-cell table:style-name="ce1" table:formula="of:=[.O556]" office:value-type="float" office:value="0.3" calcext:value-type="float">
            <text:p>0.30</text:p>
          </table:table-cell>
          <table:table-cell table:formula="of:=[.N556]" office:value-type="float" office:value="0.1636981" calcext:value-type="float">
            <text:p>0.163698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.21637164" calcext:value-type="float">
            <text:p>12.21637164</text:p>
          </table:table-cell>
          <table:table-cell office:value-type="float" office:value="2.542309252" calcext:value-type="float">
            <text:p>2.542309252</text:p>
          </table:table-cell>
          <table:table-cell office:value-type="float" office:value="399.9753723" calcext:value-type="float">
            <text:p>399.9753723</text:p>
          </table:table-cell>
          <table:table-cell office:value-type="float" office:value="378.7936096" calcext:value-type="float">
            <text:p>378.7936096</text:p>
          </table:table-cell>
          <table:table-cell office:value-type="float" office:value="0.1636981" calcext:value-type="float">
            <text:p>0.1636981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" calcext:value-type="float">
            <text:p>1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57]" office:value-type="float" office:value="14.08509231" calcext:value-type="float">
            <text:p>14.08509231</text:p>
          </table:table-cell>
          <table:table-cell table:formula="of:=0.5*([.L557]+[.M557])/10" office:value-type="float" office:value="38.6832489" calcext:value-type="float">
            <text:p>38.6832489</text:p>
          </table:table-cell>
          <table:table-cell table:formula="of:=[.K557]" office:value-type="float" office:value="3.001603084" calcext:value-type="float">
            <text:p>3.001603084</text:p>
          </table:table-cell>
          <table:table-cell table:style-name="ce1" table:formula="of:=[.O557]" office:value-type="float" office:value="0.3" calcext:value-type="float">
            <text:p>0.30</text:p>
          </table:table-cell>
          <table:table-cell table:formula="of:=[.N557]" office:value-type="float" office:value="0.241066402" calcext:value-type="float">
            <text:p>0.24106640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.08509231" calcext:value-type="float">
            <text:p>14.08509231</text:p>
          </table:table-cell>
          <table:table-cell office:value-type="float" office:value="3.001603084" calcext:value-type="float">
            <text:p>3.001603084</text:p>
          </table:table-cell>
          <table:table-cell office:value-type="float" office:value="399.8521118" calcext:value-type="float">
            <text:p>399.8521118</text:p>
          </table:table-cell>
          <table:table-cell office:value-type="float" office:value="373.8128662" calcext:value-type="float">
            <text:p>373.8128662</text:p>
          </table:table-cell>
          <table:table-cell office:value-type="float" office:value="0.241066402" calcext:value-type="float">
            <text:p>0.241066402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" calcext:value-type="float">
            <text:p>1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58]" office:value-type="float" office:value="9.878696824" calcext:value-type="float">
            <text:p>9.878696824</text:p>
          </table:table-cell>
          <table:table-cell table:formula="of:=0.5*([.L558]+[.M558])/10" office:value-type="float" office:value="38.963249205" calcext:value-type="float">
            <text:p>38.963249205</text:p>
          </table:table-cell>
          <table:table-cell table:formula="of:=[.K558]" office:value-type="float" office:value="2.973652623" calcext:value-type="float">
            <text:p>2.973652623</text:p>
          </table:table-cell>
          <table:table-cell table:style-name="ce1" table:formula="of:=[.O558]" office:value-type="float" office:value="0.3" calcext:value-type="float">
            <text:p>0.30</text:p>
          </table:table-cell>
          <table:table-cell table:formula="of:=[.N558]" office:value-type="float" office:value="0.149112408" calcext:value-type="float">
            <text:p>0.14911240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878696824" calcext:value-type="float">
            <text:p>9.878696824</text:p>
          </table:table-cell>
          <table:table-cell office:value-type="float" office:value="2.973652623" calcext:value-type="float">
            <text:p>2.973652623</text:p>
          </table:table-cell>
          <table:table-cell office:value-type="float" office:value="398.572113" calcext:value-type="float">
            <text:p>398.572113</text:p>
          </table:table-cell>
          <table:table-cell office:value-type="float" office:value="380.6928711" calcext:value-type="float">
            <text:p>380.6928711</text:p>
          </table:table-cell>
          <table:table-cell office:value-type="float" office:value="0.149112408" calcext:value-type="float">
            <text:p>0.149112408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" calcext:value-type="float">
            <text:p>1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59]" office:value-type="float" office:value="1.854171964" calcext:value-type="float">
            <text:p>1.854171964</text:p>
          </table:table-cell>
          <table:table-cell table:formula="of:=0.5*([.L559]+[.M559])/10" office:value-type="float" office:value="39.84657898" calcext:value-type="float">
            <text:p>39.84657898</text:p>
          </table:table-cell>
          <table:table-cell table:formula="of:=[.K559]" office:value-type="float" office:value="2.751505959" calcext:value-type="float">
            <text:p>2.751505959</text:p>
          </table:table-cell>
          <table:table-cell table:style-name="ce1" table:formula="of:=[.O559]" office:value-type="float" office:value="0.3" calcext:value-type="float">
            <text:p>0.30</text:p>
          </table:table-cell>
          <table:table-cell table:formula="of:=[.N559]" office:value-type="float" office:value="0.020198295" calcext:value-type="float">
            <text:p>0.02019829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854171964" calcext:value-type="float">
            <text:p>1.854171964</text:p>
          </table:table-cell>
          <table:table-cell office:value-type="float" office:value="2.751505959" calcext:value-type="float">
            <text:p>2.751505959</text:p>
          </table:table-cell>
          <table:table-cell office:value-type="float" office:value="400.056366" calcext:value-type="float">
            <text:p>400.056366</text:p>
          </table:table-cell>
          <table:table-cell office:value-type="float" office:value="396.8752136" calcext:value-type="float">
            <text:p>396.8752136</text:p>
          </table:table-cell>
          <table:table-cell office:value-type="float" office:value="0.020198295" calcext:value-type="float">
            <text:p>0.020198295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8" calcext:value-type="float">
            <text:p>0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60]" office:value-type="float" office:value="3.352140132" calcext:value-type="float">
            <text:p>3.352140132</text:p>
          </table:table-cell>
          <table:table-cell table:formula="of:=0.5*([.L560]+[.M560])/10" office:value-type="float" office:value="39.70927582" calcext:value-type="float">
            <text:p>39.70927582</text:p>
          </table:table-cell>
          <table:table-cell table:formula="of:=[.K560]" office:value-type="float" office:value="3.683738378" calcext:value-type="float">
            <text:p>3.683738378</text:p>
          </table:table-cell>
          <table:table-cell table:style-name="ce1" table:formula="of:=[.O560]" office:value-type="float" office:value="0.3" calcext:value-type="float">
            <text:p>0.30</text:p>
          </table:table-cell>
          <table:table-cell table:formula="of:=[.N560]" office:value-type="float" office:value="0.030757535" calcext:value-type="float">
            <text:p>0.03075753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.352140132" calcext:value-type="float">
            <text:p>3.352140132</text:p>
          </table:table-cell>
          <table:table-cell office:value-type="float" office:value="3.683738378" calcext:value-type="float">
            <text:p>3.683738378</text:p>
          </table:table-cell>
          <table:table-cell office:value-type="float" office:value="400.0140381" calcext:value-type="float">
            <text:p>400.0140381</text:p>
          </table:table-cell>
          <table:table-cell office:value-type="float" office:value="394.1714783" calcext:value-type="float">
            <text:p>394.1714783</text:p>
          </table:table-cell>
          <table:table-cell office:value-type="float" office:value="0.030757535" calcext:value-type="float">
            <text:p>0.030757535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8" calcext:value-type="float">
            <text:p>0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61]" office:value-type="float" office:value="5.602122966" calcext:value-type="float">
            <text:p>5.602122966</text:p>
          </table:table-cell>
          <table:table-cell table:formula="of:=0.5*([.L561]+[.M561])/10" office:value-type="float" office:value="39.43155975" calcext:value-type="float">
            <text:p>39.43155975</text:p>
          </table:table-cell>
          <table:table-cell table:formula="of:=[.K561]" office:value-type="float" office:value="3.518855287" calcext:value-type="float">
            <text:p>3.518855287</text:p>
          </table:table-cell>
          <table:table-cell table:style-name="ce1" table:formula="of:=[.O561]" office:value-type="float" office:value="0.3" calcext:value-type="float">
            <text:p>0.30</text:p>
          </table:table-cell>
          <table:table-cell table:formula="of:=[.N561]" office:value-type="float" office:value="0.051676982" calcext:value-type="float">
            <text:p>0.05167698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602122966" calcext:value-type="float">
            <text:p>5.602122966</text:p>
          </table:table-cell>
          <table:table-cell office:value-type="float" office:value="3.518855287" calcext:value-type="float">
            <text:p>3.518855287</text:p>
          </table:table-cell>
          <table:table-cell office:value-type="float" office:value="399.1584167" calcext:value-type="float">
            <text:p>399.1584167</text:p>
          </table:table-cell>
          <table:table-cell office:value-type="float" office:value="389.4727783" calcext:value-type="float">
            <text:p>389.4727783</text:p>
          </table:table-cell>
          <table:table-cell office:value-type="float" office:value="0.051676982" calcext:value-type="float">
            <text:p>0.051676982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8" calcext:value-type="float">
            <text:p>0.8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62]" office:value-type="float" office:value="1.203277051" calcext:value-type="float">
            <text:p>1.203277051</text:p>
          </table:table-cell>
          <table:table-cell table:formula="of:=0.5*([.L562]+[.M562])/10" office:value-type="float" office:value="39.90091705" calcext:value-type="float">
            <text:p>39.90091705</text:p>
          </table:table-cell>
          <table:table-cell table:formula="of:=[.K562]" office:value-type="float" office:value="3.12823531" calcext:value-type="float">
            <text:p>3.12823531</text:p>
          </table:table-cell>
          <table:table-cell table:style-name="ce1" table:formula="of:=[.O562]" office:value-type="float" office:value="1.4" calcext:value-type="float">
            <text:p>1.40</text:p>
          </table:table-cell>
          <table:table-cell table:formula="of:=[.N562]" office:value-type="float" office:value="0.010275775" calcext:value-type="float">
            <text:p>0.01027577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203277051" calcext:value-type="float">
            <text:p>1.203277051</text:p>
          </table:table-cell>
          <table:table-cell office:value-type="float" office:value="3.12823531" calcext:value-type="float">
            <text:p>3.12823531</text:p>
          </table:table-cell>
          <table:table-cell office:value-type="float" office:value="400.0276794" calcext:value-type="float">
            <text:p>400.0276794</text:p>
          </table:table-cell>
          <table:table-cell office:value-type="float" office:value="397.9906616" calcext:value-type="float">
            <text:p>397.9906616</text:p>
          </table:table-cell>
          <table:table-cell office:value-type="float" office:value="0.010275775" calcext:value-type="float">
            <text:p>0.010275775</text:p>
          </table:table-cell>
          <table:table-cell table:style-name="ce1" office:value-type="float" office:value="1.4" calcext:value-type="float">
            <text:p>1.4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63]" office:value-type="float" office:value="0.844678816" calcext:value-type="float">
            <text:p>0.844678816</text:p>
          </table:table-cell>
          <table:table-cell table:formula="of:=0.5*([.L563]+[.M563])/10" office:value-type="float" office:value="39.941244505" calcext:value-type="float">
            <text:p>39.941244505</text:p>
          </table:table-cell>
          <table:table-cell table:formula="of:=[.K563]" office:value-type="float" office:value="3.812767872" calcext:value-type="float">
            <text:p>3.812767872</text:p>
          </table:table-cell>
          <table:table-cell table:style-name="ce1" table:formula="of:=[.O563]" office:value-type="float" office:value="1.4" calcext:value-type="float">
            <text:p>1.40</text:p>
          </table:table-cell>
          <table:table-cell table:formula="of:=[.N563]" office:value-type="float" office:value="0.005291588" calcext:value-type="float">
            <text:p>0.00529158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44678816" calcext:value-type="float">
            <text:p>0.844678816</text:p>
          </table:table-cell>
          <table:table-cell office:value-type="float" office:value="3.812767872" calcext:value-type="float">
            <text:p>3.812767872</text:p>
          </table:table-cell>
          <table:table-cell office:value-type="float" office:value="400.1192932" calcext:value-type="float">
            <text:p>400.1192932</text:p>
          </table:table-cell>
          <table:table-cell office:value-type="float" office:value="398.7055969" calcext:value-type="float">
            <text:p>398.7055969</text:p>
          </table:table-cell>
          <table:table-cell office:value-type="float" office:value="0.005291588" calcext:value-type="float">
            <text:p>0.005291588</text:p>
          </table:table-cell>
          <table:table-cell table:style-name="ce1" office:value-type="float" office:value="1.4" calcext:value-type="float">
            <text:p>1.4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64]" office:value-type="float" office:value="0.493854425" calcext:value-type="float">
            <text:p>0.493854425</text:p>
          </table:table-cell>
          <table:table-cell table:formula="of:=0.5*([.L564]+[.M564])/10" office:value-type="float" office:value="39.940219115" calcext:value-type="float">
            <text:p>39.940219115</text:p>
          </table:table-cell>
          <table:table-cell table:formula="of:=[.K564]" office:value-type="float" office:value="3.72673075" calcext:value-type="float">
            <text:p>3.72673075</text:p>
          </table:table-cell>
          <table:table-cell table:style-name="ce1" table:formula="of:=[.O564]" office:value-type="float" office:value="1.4" calcext:value-type="float">
            <text:p>1.40</text:p>
          </table:table-cell>
          <table:table-cell table:formula="of:=[.N564]" office:value-type="float" office:value="0.005499325" calcext:value-type="float">
            <text:p>0.00549932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93854425" calcext:value-type="float">
            <text:p>0.493854425</text:p>
          </table:table-cell>
          <table:table-cell office:value-type="float" office:value="3.72673075" calcext:value-type="float">
            <text:p>3.72673075</text:p>
          </table:table-cell>
          <table:table-cell office:value-type="float" office:value="399.8469543" calcext:value-type="float">
            <text:p>399.8469543</text:p>
          </table:table-cell>
          <table:table-cell office:value-type="float" office:value="398.957428" calcext:value-type="float">
            <text:p>398.957428</text:p>
          </table:table-cell>
          <table:table-cell office:value-type="float" office:value="0.005499325" calcext:value-type="float">
            <text:p>0.005499325</text:p>
          </table:table-cell>
          <table:table-cell table:style-name="ce1" office:value-type="float" office:value="1.4" calcext:value-type="float">
            <text:p>1.4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65]" office:value-type="float" office:value="13.39419139" calcext:value-type="float">
            <text:p>13.39419139</text:p>
          </table:table-cell>
          <table:table-cell table:formula="of:=0.5*([.L565]+[.M565])/10" office:value-type="float" office:value="38.88600464" calcext:value-type="float">
            <text:p>38.88600464</text:p>
          </table:table-cell>
          <table:table-cell table:formula="of:=[.K565]" office:value-type="float" office:value="2.52241919" calcext:value-type="float">
            <text:p>2.52241919</text:p>
          </table:table-cell>
          <table:table-cell table:style-name="ce1" table:formula="of:=[.O565]" office:value-type="float" office:value="1.1" calcext:value-type="float">
            <text:p>1.10</text:p>
          </table:table-cell>
          <table:table-cell table:formula="of:=[.N565]" office:value-type="float" office:value="0.134000607" calcext:value-type="float">
            <text:p>0.13400060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.39419139" calcext:value-type="float">
            <text:p>13.39419139</text:p>
          </table:table-cell>
          <table:table-cell office:value-type="float" office:value="2.52241919" calcext:value-type="float">
            <text:p>2.52241919</text:p>
          </table:table-cell>
          <table:table-cell office:value-type="float" office:value="400.0636292" calcext:value-type="float">
            <text:p>400.0636292</text:p>
          </table:table-cell>
          <table:table-cell office:value-type="float" office:value="377.6564636" calcext:value-type="float">
            <text:p>377.6564636</text:p>
          </table:table-cell>
          <table:table-cell office:value-type="float" office:value="0.134000607" calcext:value-type="float">
            <text:p>0.134000607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66]" office:value-type="float" office:value="7.87129331" calcext:value-type="float">
            <text:p>7.87129331</text:p>
          </table:table-cell>
          <table:table-cell table:formula="of:=0.5*([.L566]+[.M566])/10" office:value-type="float" office:value="39.306703185" calcext:value-type="float">
            <text:p>39.306703185</text:p>
          </table:table-cell>
          <table:table-cell table:formula="of:=[.K566]" office:value-type="float" office:value="3.351699984" calcext:value-type="float">
            <text:p>3.351699984</text:p>
          </table:table-cell>
          <table:table-cell table:style-name="ce1" table:formula="of:=[.O566]" office:value-type="float" office:value="1.1" calcext:value-type="float">
            <text:p>1.10</text:p>
          </table:table-cell>
          <table:table-cell table:formula="of:=[.N566]" office:value-type="float" office:value="0.075149368" calcext:value-type="float">
            <text:p>0.07514936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87129331" calcext:value-type="float">
            <text:p>7.87129331</text:p>
          </table:table-cell>
          <table:table-cell office:value-type="float" office:value="3.351699984" calcext:value-type="float">
            <text:p>3.351699984</text:p>
          </table:table-cell>
          <table:table-cell office:value-type="float" office:value="399.8544922" calcext:value-type="float">
            <text:p>399.8544922</text:p>
          </table:table-cell>
          <table:table-cell office:value-type="float" office:value="386.2795715" calcext:value-type="float">
            <text:p>386.2795715</text:p>
          </table:table-cell>
          <table:table-cell office:value-type="float" office:value="0.075149368" calcext:value-type="float">
            <text:p>0.075149368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67]" office:value-type="float" office:value="5.488922108" calcext:value-type="float">
            <text:p>5.488922108</text:p>
          </table:table-cell>
          <table:table-cell table:formula="of:=0.5*([.L567]+[.M567])/10" office:value-type="float" office:value="39.457267765" calcext:value-type="float">
            <text:p>39.457267765</text:p>
          </table:table-cell>
          <table:table-cell table:formula="of:=[.K567]" office:value-type="float" office:value="3.206431691" calcext:value-type="float">
            <text:p>3.206431691</text:p>
          </table:table-cell>
          <table:table-cell table:style-name="ce1" table:formula="of:=[.O567]" office:value-type="float" office:value="1.1" calcext:value-type="float">
            <text:p>1.10</text:p>
          </table:table-cell>
          <table:table-cell table:formula="of:=[.N567]" office:value-type="float" office:value="0.05504984" calcext:value-type="float">
            <text:p>0.05504984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.488922108" calcext:value-type="float">
            <text:p>5.488922108</text:p>
          </table:table-cell>
          <table:table-cell office:value-type="float" office:value="3.206431691" calcext:value-type="float">
            <text:p>3.206431691</text:p>
          </table:table-cell>
          <table:table-cell office:value-type="float" office:value="399.3132935" calcext:value-type="float">
            <text:p>399.3132935</text:p>
          </table:table-cell>
          <table:table-cell office:value-type="float" office:value="389.8320618" calcext:value-type="float">
            <text:p>389.8320618</text:p>
          </table:table-cell>
          <table:table-cell office:value-type="float" office:value="0.05504984" calcext:value-type="float">
            <text:p>0.05504984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68]" office:value-type="float" office:value="2.325837541" calcext:value-type="float">
            <text:p>2.325837541</text:p>
          </table:table-cell>
          <table:table-cell table:formula="of:=0.5*([.L568]+[.M568])/10" office:value-type="float" office:value="39.78470764" calcext:value-type="float">
            <text:p>39.78470764</text:p>
          </table:table-cell>
          <table:table-cell table:formula="of:=[.K568]" office:value-type="float" office:value="2.847125062" calcext:value-type="float">
            <text:p>2.847125062</text:p>
          </table:table-cell>
          <table:table-cell table:style-name="ce1" table:formula="of:=[.O568]" office:value-type="float" office:value="1.2" calcext:value-type="float">
            <text:p>1.20</text:p>
          </table:table-cell>
          <table:table-cell table:formula="of:=[.N568]" office:value-type="float" office:value="0.017271498" calcext:value-type="float">
            <text:p>0.01727149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.325837541" calcext:value-type="float">
            <text:p>2.325837541</text:p>
          </table:table-cell>
          <table:table-cell office:value-type="float" office:value="2.847125062" calcext:value-type="float">
            <text:p>2.847125062</text:p>
          </table:table-cell>
          <table:table-cell office:value-type="float" office:value="399.7685852" calcext:value-type="float">
            <text:p>399.7685852</text:p>
          </table:table-cell>
          <table:table-cell office:value-type="float" office:value="395.9255676" calcext:value-type="float">
            <text:p>395.9255676</text:p>
          </table:table-cell>
          <table:table-cell office:value-type="float" office:value="0.017271498" calcext:value-type="float">
            <text:p>0.017271498</text:p>
          </table:table-cell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69]" office:value-type="float" office:value="1.556262315" calcext:value-type="float">
            <text:p>1.556262315</text:p>
          </table:table-cell>
          <table:table-cell table:formula="of:=0.5*([.L569]+[.M569])/10" office:value-type="float" office:value="39.848937985" calcext:value-type="float">
            <text:p>39.848937985</text:p>
          </table:table-cell>
          <table:table-cell table:formula="of:=[.K569]" office:value-type="float" office:value="3.638542843" calcext:value-type="float">
            <text:p>3.638542843</text:p>
          </table:table-cell>
          <table:table-cell table:style-name="ce1" table:formula="of:=[.O569]" office:value-type="float" office:value="1.2" calcext:value-type="float">
            <text:p>1.20</text:p>
          </table:table-cell>
          <table:table-cell table:formula="of:=[.N569]" office:value-type="float" office:value="0.008819673" calcext:value-type="float">
            <text:p>0.008819673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556262315" calcext:value-type="float">
            <text:p>1.556262315</text:p>
          </table:table-cell>
          <table:table-cell office:value-type="float" office:value="3.638542843" calcext:value-type="float">
            <text:p>3.638542843</text:p>
          </table:table-cell>
          <table:table-cell office:value-type="float" office:value="399.772644" calcext:value-type="float">
            <text:p>399.772644</text:p>
          </table:table-cell>
          <table:table-cell office:value-type="float" office:value="397.2061157" calcext:value-type="float">
            <text:p>397.2061157</text:p>
          </table:table-cell>
          <table:table-cell office:value-type="float" office:value="0.008819673" calcext:value-type="float">
            <text:p>0.008819673</text:p>
          </table:table-cell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70]" office:value-type="float" office:value="1.843716793" calcext:value-type="float">
            <text:p>1.843716793</text:p>
          </table:table-cell>
          <table:table-cell table:formula="of:=0.5*([.L570]+[.M570])/10" office:value-type="float" office:value="39.81455841" calcext:value-type="float">
            <text:p>39.81455841</text:p>
          </table:table-cell>
          <table:table-cell table:formula="of:=[.K570]" office:value-type="float" office:value="3.602058819" calcext:value-type="float">
            <text:p>3.602058819</text:p>
          </table:table-cell>
          <table:table-cell table:style-name="ce1" table:formula="of:=[.O570]" office:value-type="float" office:value="1.2" calcext:value-type="float">
            <text:p>1.20</text:p>
          </table:table-cell>
          <table:table-cell table:formula="of:=[.N570]" office:value-type="float" office:value="0.018802727" calcext:value-type="float">
            <text:p>0.01880272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843716793" calcext:value-type="float">
            <text:p>1.843716793</text:p>
          </table:table-cell>
          <table:table-cell office:value-type="float" office:value="3.602058819" calcext:value-type="float">
            <text:p>3.602058819</text:p>
          </table:table-cell>
          <table:table-cell office:value-type="float" office:value="399.7718811" calcext:value-type="float">
            <text:p>399.7718811</text:p>
          </table:table-cell>
          <table:table-cell office:value-type="float" office:value="396.5192871" calcext:value-type="float">
            <text:p>396.5192871</text:p>
          </table:table-cell>
          <table:table-cell office:value-type="float" office:value="0.018802727" calcext:value-type="float">
            <text:p>0.018802727</text:p>
          </table:table-cell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1.7" calcext:value-type="float">
            <text:p>1.70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71]" office:value-type="float" office:value="0.224536979" calcext:value-type="float">
            <text:p>0.224536979</text:p>
          </table:table-cell>
          <table:table-cell table:formula="of:=0.5*([.L571]+[.M571])/10" office:value-type="float" office:value="39.9777832" calcext:value-type="float">
            <text:p>39.9777832</text:p>
          </table:table-cell>
          <table:table-cell table:formula="of:=[.K571]" office:value-type="float" office:value="2.86538235" calcext:value-type="float">
            <text:p>2.86538235</text:p>
          </table:table-cell>
          <table:table-cell table:style-name="ce1" table:formula="of:=[.O571]" office:value-type="float" office:value="1.55" calcext:value-type="float">
            <text:p>1.55</text:p>
          </table:table-cell>
          <table:table-cell table:formula="of:=[.N571]" office:value-type="float" office:value="0.004600808" calcext:value-type="float">
            <text:p>0.00460080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224536979" calcext:value-type="float">
            <text:p>0.224536979</text:p>
          </table:table-cell>
          <table:table-cell office:value-type="float" office:value="2.86538235" calcext:value-type="float">
            <text:p>2.86538235</text:p>
          </table:table-cell>
          <table:table-cell office:value-type="float" office:value="399.9939575" calcext:value-type="float">
            <text:p>399.9939575</text:p>
          </table:table-cell>
          <table:table-cell office:value-type="float" office:value="399.5617065" calcext:value-type="float">
            <text:p>399.5617065</text:p>
          </table:table-cell>
          <table:table-cell office:value-type="float" office:value="0.004600808" calcext:value-type="float">
            <text:p>0.004600808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72]" office:value-type="float" office:value="0.209731791" calcext:value-type="float">
            <text:p>0.209731791</text:p>
          </table:table-cell>
          <table:table-cell table:formula="of:=0.5*([.L572]+[.M572])/10" office:value-type="float" office:value="40.014801025" calcext:value-type="float">
            <text:p>40.014801025</text:p>
          </table:table-cell>
          <table:table-cell table:formula="of:=[.K572]" office:value-type="float" office:value="3.728529956" calcext:value-type="float">
            <text:p>3.728529956</text:p>
          </table:table-cell>
          <table:table-cell table:style-name="ce1" table:formula="of:=[.O572]" office:value-type="float" office:value="1.55" calcext:value-type="float">
            <text:p>1.55</text:p>
          </table:table-cell>
          <table:table-cell table:formula="of:=[.N572]" office:value-type="float" office:value="0.003015444" calcext:value-type="float">
            <text:p>0.003015444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209731791" calcext:value-type="float">
            <text:p>0.209731791</text:p>
          </table:table-cell>
          <table:table-cell office:value-type="float" office:value="3.728529956" calcext:value-type="float">
            <text:p>3.728529956</text:p>
          </table:table-cell>
          <table:table-cell office:value-type="float" office:value="400.3462219" calcext:value-type="float">
            <text:p>400.3462219</text:p>
          </table:table-cell>
          <table:table-cell office:value-type="float" office:value="399.9497986" calcext:value-type="float">
            <text:p>399.9497986</text:p>
          </table:table-cell>
          <table:table-cell office:value-type="float" office:value="0.003015444" calcext:value-type="float">
            <text:p>0.003015444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73]" office:value-type="float" office:value="0.052804929" calcext:value-type="float">
            <text:p>0.052804929</text:p>
          </table:table-cell>
          <table:table-cell table:formula="of:=0.5*([.L573]+[.M573])/10" office:value-type="float" office:value="39.98498688" calcext:value-type="float">
            <text:p>39.98498688</text:p>
          </table:table-cell>
          <table:table-cell table:formula="of:=[.K573]" office:value-type="float" office:value="3.69896243" calcext:value-type="float">
            <text:p>3.69896243</text:p>
          </table:table-cell>
          <table:table-cell table:style-name="ce1" table:formula="of:=[.O573]" office:value-type="float" office:value="1.55" calcext:value-type="float">
            <text:p>1.55</text:p>
          </table:table-cell>
          <table:table-cell table:formula="of:=[.N573]" office:value-type="float" office:value="0.004606164" calcext:value-type="float">
            <text:p>0.004606164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52804929" calcext:value-type="float">
            <text:p>0.052804929</text:p>
          </table:table-cell>
          <table:table-cell office:value-type="float" office:value="3.69896243" calcext:value-type="float">
            <text:p>3.69896243</text:p>
          </table:table-cell>
          <table:table-cell office:value-type="float" office:value="399.9512024" calcext:value-type="float">
            <text:p>399.9512024</text:p>
          </table:table-cell>
          <table:table-cell office:value-type="float" office:value="399.7485352" calcext:value-type="float">
            <text:p>399.7485352</text:p>
          </table:table-cell>
          <table:table-cell office:value-type="float" office:value="0.004606164" calcext:value-type="float">
            <text:p>0.004606164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74]" office:value-type="float" office:value="1.820927976" calcext:value-type="float">
            <text:p>1.820927976</text:p>
          </table:table-cell>
          <table:table-cell table:formula="of:=0.5*([.L574]+[.M574])/10" office:value-type="float" office:value="39.83695679" calcext:value-type="float">
            <text:p>39.83695679</text:p>
          </table:table-cell>
          <table:table-cell table:formula="of:=[.K574]" office:value-type="float" office:value="2.963795057" calcext:value-type="float">
            <text:p>2.963795057</text:p>
          </table:table-cell>
          <table:table-cell table:style-name="ce1" table:formula="of:=[.O574]" office:value-type="float" office:value="1.1" calcext:value-type="float">
            <text:p>1.10</text:p>
          </table:table-cell>
          <table:table-cell table:formula="of:=[.N574]" office:value-type="float" office:value="0.01195044" calcext:value-type="float">
            <text:p>0.01195044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820927976" calcext:value-type="float">
            <text:p>1.820927976</text:p>
          </table:table-cell>
          <table:table-cell office:value-type="float" office:value="2.963795057" calcext:value-type="float">
            <text:p>2.963795057</text:p>
          </table:table-cell>
          <table:table-cell office:value-type="float" office:value="399.862793" calcext:value-type="float">
            <text:p>399.862793</text:p>
          </table:table-cell>
          <table:table-cell office:value-type="float" office:value="396.8763428" calcext:value-type="float">
            <text:p>396.8763428</text:p>
          </table:table-cell>
          <table:table-cell office:value-type="float" office:value="0.01195044" calcext:value-type="float">
            <text:p>0.01195044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75]" office:value-type="float" office:value="0.267962682" calcext:value-type="float">
            <text:p>0.267962682</text:p>
          </table:table-cell>
          <table:table-cell table:formula="of:=0.5*([.L575]+[.M575])/10" office:value-type="float" office:value="39.96850586" calcext:value-type="float">
            <text:p>39.96850586</text:p>
          </table:table-cell>
          <table:table-cell table:formula="of:=[.K575]" office:value-type="float" office:value="3.558870645" calcext:value-type="float">
            <text:p>3.558870645</text:p>
          </table:table-cell>
          <table:table-cell table:style-name="ce1" table:formula="of:=[.O575]" office:value-type="float" office:value="1.1" calcext:value-type="float">
            <text:p>1.10</text:p>
          </table:table-cell>
          <table:table-cell table:formula="of:=[.N575]" office:value-type="float" office:value="0.004970624" calcext:value-type="float">
            <text:p>0.004970624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67962682" calcext:value-type="float">
            <text:p>0.267962682</text:p>
          </table:table-cell>
          <table:table-cell office:value-type="float" office:value="3.558870645" calcext:value-type="float">
            <text:p>3.558870645</text:p>
          </table:table-cell>
          <table:table-cell office:value-type="float" office:value="399.9503784" calcext:value-type="float">
            <text:p>399.9503784</text:p>
          </table:table-cell>
          <table:table-cell office:value-type="float" office:value="399.4197388" calcext:value-type="float">
            <text:p>399.4197388</text:p>
          </table:table-cell>
          <table:table-cell office:value-type="float" office:value="0.004970624" calcext:value-type="float">
            <text:p>0.004970624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76]" office:value-type="float" office:value="0.068332748" calcext:value-type="float">
            <text:p>0.068332748</text:p>
          </table:table-cell>
          <table:table-cell table:formula="of:=0.5*([.L576]+[.M576])/10" office:value-type="float" office:value="39.97905731" calcext:value-type="float">
            <text:p>39.97905731</text:p>
          </table:table-cell>
          <table:table-cell table:formula="of:=[.K576]" office:value-type="float" office:value="3.714555339" calcext:value-type="float">
            <text:p>3.714555339</text:p>
          </table:table-cell>
          <table:table-cell table:style-name="ce1" table:formula="of:=[.O576]" office:value-type="float" office:value="1.1" calcext:value-type="float">
            <text:p>1.10</text:p>
          </table:table-cell>
          <table:table-cell table:formula="of:=[.N576]" office:value-type="float" office:value="0.005606349" calcext:value-type="float">
            <text:p>0.005606349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8332748" calcext:value-type="float">
            <text:p>0.068332748</text:p>
          </table:table-cell>
          <table:table-cell office:value-type="float" office:value="3.714555339" calcext:value-type="float">
            <text:p>3.714555339</text:p>
          </table:table-cell>
          <table:table-cell office:value-type="float" office:value="399.9172668" calcext:value-type="float">
            <text:p>399.9172668</text:p>
          </table:table-cell>
          <table:table-cell office:value-type="float" office:value="399.6638794" calcext:value-type="float">
            <text:p>399.6638794</text:p>
          </table:table-cell>
          <table:table-cell office:value-type="float" office:value="0.005606349" calcext:value-type="float">
            <text:p>0.005606349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1.55" calcext:value-type="float">
            <text:p>1.5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77]" office:value-type="float" office:value="-0.089933767" calcext:value-type="float">
            <text:p>-0.089933767</text:p>
          </table:table-cell>
          <table:table-cell table:formula="of:=0.5*([.L577]+[.M577])/10" office:value-type="float" office:value="40.000439455" calcext:value-type="float">
            <text:p>40.000439455</text:p>
          </table:table-cell>
          <table:table-cell table:formula="of:=[.K577]" office:value-type="float" office:value="2.821418237" calcext:value-type="float">
            <text:p>2.821418237</text:p>
          </table:table-cell>
          <table:table-cell table:style-name="ce1" table:formula="of:=[.O577]" office:value-type="float" office:value="2.55" calcext:value-type="float">
            <text:p>2.55</text:p>
          </table:table-cell>
          <table:table-cell table:formula="of:=[.N577]" office:value-type="float" office:value="0.003757901" calcext:value-type="float">
            <text:p>0.00375790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089933767" calcext:value-type="float">
            <text:p>-0.089933767</text:p>
          </table:table-cell>
          <table:table-cell office:value-type="float" office:value="2.821418237" calcext:value-type="float">
            <text:p>2.821418237</text:p>
          </table:table-cell>
          <table:table-cell office:value-type="float" office:value="399.9752808" calcext:value-type="float">
            <text:p>399.9752808</text:p>
          </table:table-cell>
          <table:table-cell office:value-type="float" office:value="400.0335083" calcext:value-type="float">
            <text:p>400.0335083</text:p>
          </table:table-cell>
          <table:table-cell office:value-type="float" office:value="0.003757901" calcext:value-type="float">
            <text:p>0.003757901</text:p>
          </table:table-cell>
          <table:table-cell table:number-columns-repeated="2" table:style-name="ce1" office:value-type="float" office:value="2.55" calcext:value-type="float">
            <text:p>2.5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78]" office:value-type="float" office:value="-0.010307098" calcext:value-type="float">
            <text:p>-0.010307098</text:p>
          </table:table-cell>
          <table:table-cell table:formula="of:=0.5*([.L578]+[.M578])/10" office:value-type="float" office:value="39.996954345" calcext:value-type="float">
            <text:p>39.996954345</text:p>
          </table:table-cell>
          <table:table-cell table:formula="of:=[.K578]" office:value-type="float" office:value="3.502228947" calcext:value-type="float">
            <text:p>3.502228947</text:p>
          </table:table-cell>
          <table:table-cell table:style-name="ce1" table:formula="of:=[.O578]" office:value-type="float" office:value="2.55" calcext:value-type="float">
            <text:p>2.55</text:p>
          </table:table-cell>
          <table:table-cell table:formula="of:=[.N578]" office:value-type="float" office:value="0.001676471" calcext:value-type="float">
            <text:p>0.00167647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010307098" calcext:value-type="float">
            <text:p>-0.010307098</text:p>
          </table:table-cell>
          <table:table-cell office:value-type="float" office:value="3.502228947" calcext:value-type="float">
            <text:p>3.502228947</text:p>
          </table:table-cell>
          <table:table-cell office:value-type="float" office:value="399.9831543" calcext:value-type="float">
            <text:p>399.9831543</text:p>
          </table:table-cell>
          <table:table-cell office:value-type="float" office:value="399.9559326" calcext:value-type="float">
            <text:p>399.9559326</text:p>
          </table:table-cell>
          <table:table-cell office:value-type="float" office:value="0.001676471" calcext:value-type="float">
            <text:p>0.001676471</text:p>
          </table:table-cell>
          <table:table-cell table:number-columns-repeated="2" table:style-name="ce1" office:value-type="float" office:value="2.55" calcext:value-type="float">
            <text:p>2.5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79]" office:value-type="float" office:value="-0.159935902" calcext:value-type="float">
            <text:p>-0.159935902</text:p>
          </table:table-cell>
          <table:table-cell table:formula="of:=0.5*([.L579]+[.M579])/10" office:value-type="float" office:value="39.992823795" calcext:value-type="float">
            <text:p>39.992823795</text:p>
          </table:table-cell>
          <table:table-cell table:formula="of:=[.K579]" office:value-type="float" office:value="3.437412996" calcext:value-type="float">
            <text:p>3.437412996</text:p>
          </table:table-cell>
          <table:table-cell table:style-name="ce1" table:formula="of:=[.O579]" office:value-type="float" office:value="2.55" calcext:value-type="float">
            <text:p>2.55</text:p>
          </table:table-cell>
          <table:table-cell table:formula="of:=[.N579]" office:value-type="float" office:value="0.004471143" calcext:value-type="float">
            <text:p>0.004471143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159935902" calcext:value-type="float">
            <text:p>-0.159935902</text:p>
          </table:table-cell>
          <table:table-cell office:value-type="float" office:value="3.437412996" calcext:value-type="float">
            <text:p>3.437412996</text:p>
          </table:table-cell>
          <table:table-cell office:value-type="float" office:value="399.8639832" calcext:value-type="float">
            <text:p>399.8639832</text:p>
          </table:table-cell>
          <table:table-cell office:value-type="float" office:value="399.9924927" calcext:value-type="float">
            <text:p>399.9924927</text:p>
          </table:table-cell>
          <table:table-cell office:value-type="float" office:value="0.004471143" calcext:value-type="float">
            <text:p>0.004471143</text:p>
          </table:table-cell>
          <table:table-cell table:number-columns-repeated="2" table:style-name="ce1" office:value-type="float" office:value="2.55" calcext:value-type="float">
            <text:p>2.5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80]" office:value-type="float" office:value="5.056784582" calcext:value-type="float">
            <text:p>5.056784582</text:p>
          </table:table-cell>
          <table:table-cell table:formula="of:=0.5*([.L580]+[.M580])/10" office:value-type="float" office:value="39.605296325" calcext:value-type="float">
            <text:p>39.605296325</text:p>
          </table:table-cell>
          <table:table-cell table:formula="of:=[.K580]" office:value-type="float" office:value="2.630625046" calcext:value-type="float">
            <text:p>2.630625046</text:p>
          </table:table-cell>
          <table:table-cell table:style-name="ce1" table:formula="of:=[.O580]" office:value-type="float" office:value="1.15" calcext:value-type="float">
            <text:p>1.15</text:p>
          </table:table-cell>
          <table:table-cell table:formula="of:=[.N580]" office:value-type="float" office:value="0.032880781" calcext:value-type="float">
            <text:p>0.03288078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056784582" calcext:value-type="float">
            <text:p>5.056784582</text:p>
          </table:table-cell>
          <table:table-cell office:value-type="float" office:value="2.630625046" calcext:value-type="float">
            <text:p>2.630625046</text:p>
          </table:table-cell>
          <table:table-cell office:value-type="float" office:value="400.1530151" calcext:value-type="float">
            <text:p>400.1530151</text:p>
          </table:table-cell>
          <table:table-cell office:value-type="float" office:value="391.9529114" calcext:value-type="float">
            <text:p>391.9529114</text:p>
          </table:table-cell>
          <table:table-cell office:value-type="float" office:value="0.032880781" calcext:value-type="float">
            <text:p>0.032880781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81]" office:value-type="float" office:value="4.788764365" calcext:value-type="float">
            <text:p>4.788764365</text:p>
          </table:table-cell>
          <table:table-cell table:formula="of:=0.5*([.L581]+[.M581])/10" office:value-type="float" office:value="39.59727936" calcext:value-type="float">
            <text:p>39.59727936</text:p>
          </table:table-cell>
          <table:table-cell table:formula="of:=[.K581]" office:value-type="float" office:value="3.719400091" calcext:value-type="float">
            <text:p>3.719400091</text:p>
          </table:table-cell>
          <table:table-cell table:style-name="ce1" table:formula="of:=[.O581]" office:value-type="float" office:value="1.15" calcext:value-type="float">
            <text:p>1.15</text:p>
          </table:table-cell>
          <table:table-cell table:formula="of:=[.N581]" office:value-type="float" office:value="0.031422061" calcext:value-type="float">
            <text:p>0.03142206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.788764365" calcext:value-type="float">
            <text:p>4.788764365</text:p>
          </table:table-cell>
          <table:table-cell office:value-type="float" office:value="3.719400091" calcext:value-type="float">
            <text:p>3.719400091</text:p>
          </table:table-cell>
          <table:table-cell office:value-type="float" office:value="399.9811707" calcext:value-type="float">
            <text:p>399.9811707</text:p>
          </table:table-cell>
          <table:table-cell office:value-type="float" office:value="391.9644165" calcext:value-type="float">
            <text:p>391.9644165</text:p>
          </table:table-cell>
          <table:table-cell office:value-type="float" office:value="0.031422061" calcext:value-type="float">
            <text:p>0.031422061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82]" office:value-type="float" office:value="4.274307471" calcext:value-type="float">
            <text:p>4.274307471</text:p>
          </table:table-cell>
          <table:table-cell table:formula="of:=0.5*([.L582]+[.M582])/10" office:value-type="float" office:value="39.602607725" calcext:value-type="float">
            <text:p>39.602607725</text:p>
          </table:table-cell>
          <table:table-cell table:formula="of:=[.K582]" office:value-type="float" office:value="3.527270892" calcext:value-type="float">
            <text:p>3.527270892</text:p>
          </table:table-cell>
          <table:table-cell table:style-name="ce1" table:formula="of:=[.O582]" office:value-type="float" office:value="1.15" calcext:value-type="float">
            <text:p>1.15</text:p>
          </table:table-cell>
          <table:table-cell table:formula="of:=[.N582]" office:value-type="float" office:value="0.03355604" calcext:value-type="float">
            <text:p>0.03355604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.274307471" calcext:value-type="float">
            <text:p>4.274307471</text:p>
          </table:table-cell>
          <table:table-cell office:value-type="float" office:value="3.527270892" calcext:value-type="float">
            <text:p>3.527270892</text:p>
          </table:table-cell>
          <table:table-cell office:value-type="float" office:value="399.6532898" calcext:value-type="float">
            <text:p>399.6532898</text:p>
          </table:table-cell>
          <table:table-cell office:value-type="float" office:value="392.3988647" calcext:value-type="float">
            <text:p>392.3988647</text:p>
          </table:table-cell>
          <table:table-cell office:value-type="float" office:value="0.03355604" calcext:value-type="float">
            <text:p>0.03355604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1.8" calcext:value-type="float">
            <text:p>1.80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83]" office:value-type="float" office:value="-0.476848488" calcext:value-type="float">
            <text:p>-0.476848488</text:p>
          </table:table-cell>
          <table:table-cell table:formula="of:=0.5*([.L583]+[.M583])/10" office:value-type="float" office:value="40.047154235" calcext:value-type="float">
            <text:p>40.047154235</text:p>
          </table:table-cell>
          <table:table-cell table:formula="of:=[.K583]" office:value-type="float" office:value="2.722643396" calcext:value-type="float">
            <text:p>2.722643396</text:p>
          </table:table-cell>
          <table:table-cell table:style-name="ce1" table:formula="of:=[.O583]" office:value-type="float" office:value="2.9" calcext:value-type="float">
            <text:p>2.90</text:p>
          </table:table-cell>
          <table:table-cell table:formula="of:=[.N583]" office:value-type="float" office:value="0.003880086" calcext:value-type="float">
            <text:p>0.00388008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0.476848488" calcext:value-type="float">
            <text:p>-0.476848488</text:p>
          </table:table-cell>
          <table:table-cell office:value-type="float" office:value="2.722643396" calcext:value-type="float">
            <text:p>2.722643396</text:p>
          </table:table-cell>
          <table:table-cell office:value-type="float" office:value="400.1520691" calcext:value-type="float">
            <text:p>400.1520691</text:p>
          </table:table-cell>
          <table:table-cell office:value-type="float" office:value="400.7910156" calcext:value-type="float">
            <text:p>400.7910156</text:p>
          </table:table-cell>
          <table:table-cell office:value-type="float" office:value="0.003880086" calcext:value-type="float">
            <text:p>0.003880086</text:p>
          </table:table-cell>
          <table:table-cell table:style-name="ce1" office:value-type="float" office:value="2.9" calcext:value-type="float">
            <text:p>2.90</text:p>
          </table:table-cell>
          <table:table-cell table:style-name="ce1" office:value-type="float" office:value="3.8" calcext:value-type="float">
            <text:p>3.80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84]" office:value-type="float" office:value="-0.324393077" calcext:value-type="float">
            <text:p>-0.324393077</text:p>
          </table:table-cell>
          <table:table-cell table:formula="of:=0.5*([.L584]+[.M584])/10" office:value-type="float" office:value="40.010603335" calcext:value-type="float">
            <text:p>40.010603335</text:p>
          </table:table-cell>
          <table:table-cell table:formula="of:=[.K584]" office:value-type="float" office:value="3.360232443" calcext:value-type="float">
            <text:p>3.360232443</text:p>
          </table:table-cell>
          <table:table-cell table:style-name="ce1" table:formula="of:=[.O584]" office:value-type="float" office:value="2.9" calcext:value-type="float">
            <text:p>2.90</text:p>
          </table:table-cell>
          <table:table-cell table:formula="of:=[.N584]" office:value-type="float" office:value="0.004854386" calcext:value-type="float">
            <text:p>0.00485438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0.324393077" calcext:value-type="float">
            <text:p>-0.324393077</text:p>
          </table:table-cell>
          <table:table-cell office:value-type="float" office:value="3.360232443" calcext:value-type="float">
            <text:p>3.360232443</text:p>
          </table:table-cell>
          <table:table-cell office:value-type="float" office:value="399.921875" calcext:value-type="float">
            <text:p>399.921875</text:p>
          </table:table-cell>
          <table:table-cell office:value-type="float" office:value="400.2901917" calcext:value-type="float">
            <text:p>400.2901917</text:p>
          </table:table-cell>
          <table:table-cell office:value-type="float" office:value="0.004854386" calcext:value-type="float">
            <text:p>0.004854386</text:p>
          </table:table-cell>
          <table:table-cell table:style-name="ce1" office:value-type="float" office:value="2.9" calcext:value-type="float">
            <text:p>2.90</text:p>
          </table:table-cell>
          <table:table-cell table:style-name="ce1" office:value-type="float" office:value="3.8" calcext:value-type="float">
            <text:p>3.80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85]" office:value-type="float" office:value="4.21740461" calcext:value-type="float">
            <text:p>4.21740461</text:p>
          </table:table-cell>
          <table:table-cell table:formula="of:=0.5*([.L585]+[.M585])/10" office:value-type="float" office:value="39.64612732" calcext:value-type="float">
            <text:p>39.64612732</text:p>
          </table:table-cell>
          <table:table-cell table:formula="of:=[.K585]" office:value-type="float" office:value="2.927734141" calcext:value-type="float">
            <text:p>2.927734141</text:p>
          </table:table-cell>
          <table:table-cell table:style-name="ce1" table:formula="of:=[.O585]" office:value-type="float" office:value="1.1" calcext:value-type="float">
            <text:p>1.10</text:p>
          </table:table-cell>
          <table:table-cell table:formula="of:=[.N585]" office:value-type="float" office:value="0.037436752" calcext:value-type="float">
            <text:p>0.03743675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.21740461" calcext:value-type="float">
            <text:p>4.21740461</text:p>
          </table:table-cell>
          <table:table-cell office:value-type="float" office:value="2.927734141" calcext:value-type="float">
            <text:p>2.927734141</text:p>
          </table:table-cell>
          <table:table-cell office:value-type="float" office:value="400.0150452" calcext:value-type="float">
            <text:p>400.0150452</text:p>
          </table:table-cell>
          <table:table-cell office:value-type="float" office:value="392.9075012" calcext:value-type="float">
            <text:p>392.9075012</text:p>
          </table:table-cell>
          <table:table-cell office:value-type="float" office:value="0.037436752" calcext:value-type="float">
            <text:p>0.037436752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86]" office:value-type="float" office:value="1.051560088" calcext:value-type="float">
            <text:p>1.051560088</text:p>
          </table:table-cell>
          <table:table-cell table:formula="of:=0.5*([.L586]+[.M586])/10" office:value-type="float" office:value="39.925523375" calcext:value-type="float">
            <text:p>39.925523375</text:p>
          </table:table-cell>
          <table:table-cell table:formula="of:=[.K586]" office:value-type="float" office:value="3.513122444" calcext:value-type="float">
            <text:p>3.513122444</text:p>
          </table:table-cell>
          <table:table-cell table:style-name="ce1" table:formula="of:=[.O586]" office:value-type="float" office:value="1.1" calcext:value-type="float">
            <text:p>1.10</text:p>
          </table:table-cell>
          <table:table-cell table:formula="of:=[.N586]" office:value-type="float" office:value="0.008965572" calcext:value-type="float">
            <text:p>0.00896557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051560088" calcext:value-type="float">
            <text:p>1.051560088</text:p>
          </table:table-cell>
          <table:table-cell office:value-type="float" office:value="3.513122444" calcext:value-type="float">
            <text:p>3.513122444</text:p>
          </table:table-cell>
          <table:table-cell office:value-type="float" office:value="400.1580505" calcext:value-type="float">
            <text:p>400.1580505</text:p>
          </table:table-cell>
          <table:table-cell office:value-type="float" office:value="398.352417" calcext:value-type="float">
            <text:p>398.352417</text:p>
          </table:table-cell>
          <table:table-cell office:value-type="float" office:value="0.008965572" calcext:value-type="float">
            <text:p>0.008965572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87]" office:value-type="float" office:value="4.063570226" calcext:value-type="float">
            <text:p>4.063570226</text:p>
          </table:table-cell>
          <table:table-cell table:formula="of:=0.5*([.L587]+[.M587])/10" office:value-type="float" office:value="39.704855345" calcext:value-type="float">
            <text:p>39.704855345</text:p>
          </table:table-cell>
          <table:table-cell table:formula="of:=[.K587]" office:value-type="float" office:value="2.711972645" calcext:value-type="float">
            <text:p>2.711972645</text:p>
          </table:table-cell>
          <table:table-cell table:style-name="ce1" table:formula="of:=[.O587]" office:value-type="float" office:value="0.4" calcext:value-type="float">
            <text:p>0.40</text:p>
          </table:table-cell>
          <table:table-cell table:formula="of:=[.N587]" office:value-type="float" office:value="0.06279485" calcext:value-type="float">
            <text:p>0.0627948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063570226" calcext:value-type="float">
            <text:p>4.063570226</text:p>
          </table:table-cell>
          <table:table-cell office:value-type="float" office:value="2.711972645" calcext:value-type="float">
            <text:p>2.711972645</text:p>
          </table:table-cell>
          <table:table-cell office:value-type="float" office:value="399.9762878" calcext:value-type="float">
            <text:p>399.9762878</text:p>
          </table:table-cell>
          <table:table-cell office:value-type="float" office:value="394.1208191" calcext:value-type="float">
            <text:p>394.1208191</text:p>
          </table:table-cell>
          <table:table-cell office:value-type="float" office:value="0.06279485" calcext:value-type="float">
            <text:p>0.06279485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88]" office:value-type="float" office:value="7.29583862" calcext:value-type="float">
            <text:p>7.29583862</text:p>
          </table:table-cell>
          <table:table-cell table:formula="of:=0.5*([.L588]+[.M588])/10" office:value-type="float" office:value="39.417140195" calcext:value-type="float">
            <text:p>39.417140195</text:p>
          </table:table-cell>
          <table:table-cell table:formula="of:=[.K588]" office:value-type="float" office:value="2.504650346" calcext:value-type="float">
            <text:p>2.504650346</text:p>
          </table:table-cell>
          <table:table-cell table:style-name="ce1" table:formula="of:=[.O588]" office:value-type="float" office:value="0.4" calcext:value-type="float">
            <text:p>0.40</text:p>
          </table:table-cell>
          <table:table-cell table:formula="of:=[.N588]" office:value-type="float" office:value="0.196542707" calcext:value-type="float">
            <text:p>0.19654270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29583862" calcext:value-type="float">
            <text:p>7.29583862</text:p>
          </table:table-cell>
          <table:table-cell office:value-type="float" office:value="2.504650346" calcext:value-type="float">
            <text:p>2.504650346</text:p>
          </table:table-cell>
          <table:table-cell office:value-type="float" office:value="399.9389343" calcext:value-type="float">
            <text:p>399.9389343</text:p>
          </table:table-cell>
          <table:table-cell office:value-type="float" office:value="388.4038696" calcext:value-type="float">
            <text:p>388.4038696</text:p>
          </table:table-cell>
          <table:table-cell office:value-type="float" office:value="0.196542707" calcext:value-type="float">
            <text:p>0.196542707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89]" office:value-type="float" office:value="8.415115737" calcext:value-type="float">
            <text:p>8.415115737</text:p>
          </table:table-cell>
          <table:table-cell table:formula="of:=0.5*([.L589]+[.M589])/10" office:value-type="float" office:value="39.36886139" calcext:value-type="float">
            <text:p>39.36886139</text:p>
          </table:table-cell>
          <table:table-cell table:formula="of:=[.K589]" office:value-type="float" office:value="3.366917285" calcext:value-type="float">
            <text:p>3.366917285</text:p>
          </table:table-cell>
          <table:table-cell table:style-name="ce1" table:formula="of:=[.O589]" office:value-type="float" office:value="0.4" calcext:value-type="float">
            <text:p>0.40</text:p>
          </table:table-cell>
          <table:table-cell table:formula="of:=[.N589]" office:value-type="float" office:value="0.133751779" calcext:value-type="float">
            <text:p>0.13375177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.415115737" calcext:value-type="float">
            <text:p>8.415115737</text:p>
          </table:table-cell>
          <table:table-cell office:value-type="float" office:value="3.366917285" calcext:value-type="float">
            <text:p>3.366917285</text:p>
          </table:table-cell>
          <table:table-cell office:value-type="float" office:value="399.9986572" calcext:value-type="float">
            <text:p>399.9986572</text:p>
          </table:table-cell>
          <table:table-cell office:value-type="float" office:value="387.3785706" calcext:value-type="float">
            <text:p>387.3785706</text:p>
          </table:table-cell>
          <table:table-cell office:value-type="float" office:value="0.133751779" calcext:value-type="float">
            <text:p>0.133751779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90]" office:value-type="float" office:value="5.195792051" calcext:value-type="float">
            <text:p>5.195792051</text:p>
          </table:table-cell>
          <table:table-cell table:formula="of:=0.5*([.L590]+[.M590])/10" office:value-type="float" office:value="39.62712555" calcext:value-type="float">
            <text:p>39.62712555</text:p>
          </table:table-cell>
          <table:table-cell table:formula="of:=[.K590]" office:value-type="float" office:value="2.552878854" calcext:value-type="float">
            <text:p>2.552878854</text:p>
          </table:table-cell>
          <table:table-cell table:style-name="ce1" table:formula="of:=[.O590]" office:value-type="float" office:value="0.85" calcext:value-type="float">
            <text:p>0.85</text:p>
          </table:table-cell>
          <table:table-cell table:formula="of:=[.N590]" office:value-type="float" office:value="0.064026318" calcext:value-type="float">
            <text:p>0.06402631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195792051" calcext:value-type="float">
            <text:p>5.195792051</text:p>
          </table:table-cell>
          <table:table-cell office:value-type="float" office:value="2.552878854" calcext:value-type="float">
            <text:p>2.552878854</text:p>
          </table:table-cell>
          <table:table-cell office:value-type="float" office:value="399.8577271" calcext:value-type="float">
            <text:p>399.8577271</text:p>
          </table:table-cell>
          <table:table-cell office:value-type="float" office:value="392.6847839" calcext:value-type="float">
            <text:p>392.6847839</text:p>
          </table:table-cell>
          <table:table-cell office:value-type="float" office:value="0.064026318" calcext:value-type="float">
            <text:p>0.06402631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91]" office:value-type="float" office:value="4.67725205" calcext:value-type="float">
            <text:p>4.67725205</text:p>
          </table:table-cell>
          <table:table-cell table:formula="of:=0.5*([.L591]+[.M591])/10" office:value-type="float" office:value="39.65778503" calcext:value-type="float">
            <text:p>39.65778503</text:p>
          </table:table-cell>
          <table:table-cell table:formula="of:=[.K591]" office:value-type="float" office:value="2.67555795" calcext:value-type="float">
            <text:p>2.67555795</text:p>
          </table:table-cell>
          <table:table-cell table:style-name="ce1" table:formula="of:=[.O591]" office:value-type="float" office:value="0.85" calcext:value-type="float">
            <text:p>0.85</text:p>
          </table:table-cell>
          <table:table-cell table:formula="of:=[.N591]" office:value-type="float" office:value="0.073841225" calcext:value-type="float">
            <text:p>0.07384122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67725205" calcext:value-type="float">
            <text:p>4.67725205</text:p>
          </table:table-cell>
          <table:table-cell office:value-type="float" office:value="2.67555795" calcext:value-type="float">
            <text:p>2.67555795</text:p>
          </table:table-cell>
          <table:table-cell office:value-type="float" office:value="399.9512939" calcext:value-type="float">
            <text:p>399.9512939</text:p>
          </table:table-cell>
          <table:table-cell office:value-type="float" office:value="393.2044067" calcext:value-type="float">
            <text:p>393.2044067</text:p>
          </table:table-cell>
          <table:table-cell office:value-type="float" office:value="0.073841225" calcext:value-type="float">
            <text:p>0.073841225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92]" office:value-type="float" office:value="7.099652648" calcext:value-type="float">
            <text:p>7.099652648</text:p>
          </table:table-cell>
          <table:table-cell table:formula="of:=0.5*([.L592]+[.M592])/10" office:value-type="float" office:value="39.308383175" calcext:value-type="float">
            <text:p>39.308383175</text:p>
          </table:table-cell>
          <table:table-cell table:formula="of:=[.K592]" office:value-type="float" office:value="2.884455315" calcext:value-type="float">
            <text:p>2.884455315</text:p>
          </table:table-cell>
          <table:table-cell table:style-name="ce1" table:formula="of:=[.O592]" office:value-type="float" office:value="0.85" calcext:value-type="float">
            <text:p>0.85</text:p>
          </table:table-cell>
          <table:table-cell table:formula="of:=[.N592]" office:value-type="float" office:value="0.325463261" calcext:value-type="float">
            <text:p>0.32546326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099652648" calcext:value-type="float">
            <text:p>7.099652648</text:p>
          </table:table-cell>
          <table:table-cell office:value-type="float" office:value="2.884455315" calcext:value-type="float">
            <text:p>2.884455315</text:p>
          </table:table-cell>
          <table:table-cell office:value-type="float" office:value="399.9691772" calcext:value-type="float">
            <text:p>399.9691772</text:p>
          </table:table-cell>
          <table:table-cell office:value-type="float" office:value="386.1984863" calcext:value-type="float">
            <text:p>386.1984863</text:p>
          </table:table-cell>
          <table:table-cell office:value-type="float" office:value="0.325463261" calcext:value-type="float">
            <text:p>0.325463261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5" calcext:value-type="float">
            <text:p>1.50</text:p>
          </table:table-cell>
          <table:table-cell table:style-name="ce1"/>
          <table:table-cell table:number-columns-repeated="5"/>
          <table:table-cell table:style-name="ce2"/>
          <table:table-cell table:style-name="ce1"/>
          <table:table-cell table:number-columns-repeated="1000"/>
        </table:table-row>
        <table:table-row table:style-name="ro2">
          <table:table-cell table:formula="of:=[.J593]" office:value-type="float" office:value="5.581986446" calcext:value-type="float">
            <text:p>5.581986446</text:p>
          </table:table-cell>
          <table:table-cell table:formula="of:=0.5*([.L593]+[.M593])/10" office:value-type="float" office:value="39.55523224" calcext:value-type="float">
            <text:p>39.55523224</text:p>
          </table:table-cell>
          <table:table-cell table:formula="of:=[.K593]" office:value-type="float" office:value="2.676175724" calcext:value-type="float">
            <text:p>2.676175724</text:p>
          </table:table-cell>
          <table:table-cell table:style-name="ce1" table:formula="of:=[.O593]" office:value-type="float" office:value="0.3" calcext:value-type="float">
            <text:p>0.30</text:p>
          </table:table-cell>
          <table:table-cell table:formula="of:=[.N593]" office:value-type="float" office:value="0.115677885" calcext:value-type="float">
            <text:p>0.11567788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581986446" calcext:value-type="float">
            <text:p>5.581986446</text:p>
          </table:table-cell>
          <table:table-cell office:value-type="float" office:value="2.676175724" calcext:value-type="float">
            <text:p>2.676175724</text:p>
          </table:table-cell>
          <table:table-cell office:value-type="float" office:value="399.7817383" calcext:value-type="float">
            <text:p>399.7817383</text:p>
          </table:table-cell>
          <table:table-cell office:value-type="float" office:value="391.3229065" calcext:value-type="float">
            <text:p>391.3229065</text:p>
          </table:table-cell>
          <table:table-cell office:value-type="float" office:value="0.115677885" calcext:value-type="float">
            <text:p>0.115677885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75" calcext:value-type="float">
            <text:p>0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94]" office:value-type="float" office:value="3.061940705" calcext:value-type="float">
            <text:p>3.061940705</text:p>
          </table:table-cell>
          <table:table-cell table:formula="of:=0.5*([.L594]+[.M594])/10" office:value-type="float" office:value="39.761120605" calcext:value-type="float">
            <text:p>39.761120605</text:p>
          </table:table-cell>
          <table:table-cell table:formula="of:=[.K594]" office:value-type="float" office:value="2.884655228" calcext:value-type="float">
            <text:p>2.884655228</text:p>
          </table:table-cell>
          <table:table-cell table:style-name="ce1" table:formula="of:=[.O594]" office:value-type="float" office:value="0.3" calcext:value-type="float">
            <text:p>0.30</text:p>
          </table:table-cell>
          <table:table-cell table:formula="of:=[.N594]" office:value-type="float" office:value="0.063532176" calcext:value-type="float">
            <text:p>0.06353217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061940705" calcext:value-type="float">
            <text:p>3.061940705</text:p>
          </table:table-cell>
          <table:table-cell office:value-type="float" office:value="2.884655228" calcext:value-type="float">
            <text:p>2.884655228</text:p>
          </table:table-cell>
          <table:table-cell office:value-type="float" office:value="399.9757385" calcext:value-type="float">
            <text:p>399.9757385</text:p>
          </table:table-cell>
          <table:table-cell office:value-type="float" office:value="395.2466736" calcext:value-type="float">
            <text:p>395.2466736</text:p>
          </table:table-cell>
          <table:table-cell office:value-type="float" office:value="0.063532176" calcext:value-type="float">
            <text:p>0.063532176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75" calcext:value-type="float">
            <text:p>0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95]" office:value-type="float" office:value="4.496000072" calcext:value-type="float">
            <text:p>4.496000072</text:p>
          </table:table-cell>
          <table:table-cell table:formula="of:=0.5*([.L595]+[.M595])/10" office:value-type="float" office:value="39.654833985" calcext:value-type="float">
            <text:p>39.654833985</text:p>
          </table:table-cell>
          <table:table-cell table:formula="of:=[.K595]" office:value-type="float" office:value="3.294444063" calcext:value-type="float">
            <text:p>3.294444063</text:p>
          </table:table-cell>
          <table:table-cell table:style-name="ce1" table:formula="of:=[.O595]" office:value-type="float" office:value="0.3" calcext:value-type="float">
            <text:p>0.30</text:p>
          </table:table-cell>
          <table:table-cell table:formula="of:=[.N595]" office:value-type="float" office:value="0.073563091" calcext:value-type="float">
            <text:p>0.07356309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496000072" calcext:value-type="float">
            <text:p>4.496000072</text:p>
          </table:table-cell>
          <table:table-cell office:value-type="float" office:value="3.294444063" calcext:value-type="float">
            <text:p>3.294444063</text:p>
          </table:table-cell>
          <table:table-cell office:value-type="float" office:value="399.9362183" calcext:value-type="float">
            <text:p>399.9362183</text:p>
          </table:table-cell>
          <table:table-cell office:value-type="float" office:value="393.1604614" calcext:value-type="float">
            <text:p>393.1604614</text:p>
          </table:table-cell>
          <table:table-cell office:value-type="float" office:value="0.073563091" calcext:value-type="float">
            <text:p>0.073563091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75" calcext:value-type="float">
            <text:p>0.7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96]" office:value-type="float" office:value="19.7758656" calcext:value-type="float">
            <text:p>19.7758656</text:p>
          </table:table-cell>
          <table:table-cell table:formula="of:=0.5*([.L596]+[.M596])/10" office:value-type="float" office:value="38.618119815" calcext:value-type="float">
            <text:p>38.618119815</text:p>
          </table:table-cell>
          <table:table-cell table:formula="of:=[.K596]" office:value-type="float" office:value="2.152428873" calcext:value-type="float">
            <text:p>2.152428873</text:p>
          </table:table-cell>
          <table:table-cell table:style-name="ce1" table:formula="of:=[.O596]" office:value-type="float" office:value="0.55" calcext:value-type="float">
            <text:p>0.55</text:p>
          </table:table-cell>
          <table:table-cell table:formula="of:=[.N596]" office:value-type="float" office:value="0.331062542" calcext:value-type="float">
            <text:p>0.33106254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.7758656" calcext:value-type="float">
            <text:p>19.7758656</text:p>
          </table:table-cell>
          <table:table-cell office:value-type="float" office:value="2.152428873" calcext:value-type="float">
            <text:p>2.152428873</text:p>
          </table:table-cell>
          <table:table-cell office:value-type="float" office:value="399.9787598" calcext:value-type="float">
            <text:p>399.9787598</text:p>
          </table:table-cell>
          <table:table-cell office:value-type="float" office:value="372.3836365" calcext:value-type="float">
            <text:p>372.3836365</text:p>
          </table:table-cell>
          <table:table-cell office:value-type="float" office:value="0.331062542" calcext:value-type="float">
            <text:p>0.331062542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97]" office:value-type="float" office:value="18.6609603" calcext:value-type="float">
            <text:p>18.6609603</text:p>
          </table:table-cell>
          <table:table-cell table:formula="of:=0.5*([.L597]+[.M597])/10" office:value-type="float" office:value="38.64891815" calcext:value-type="float">
            <text:p>38.64891815</text:p>
          </table:table-cell>
          <table:table-cell table:formula="of:=[.K597]" office:value-type="float" office:value="2.436816637" calcext:value-type="float">
            <text:p>2.436816637</text:p>
          </table:table-cell>
          <table:table-cell table:style-name="ce1" table:formula="of:=[.O597]" office:value-type="float" office:value="0.55" calcext:value-type="float">
            <text:p>0.55</text:p>
          </table:table-cell>
          <table:table-cell table:formula="of:=[.N597]" office:value-type="float" office:value="0.351613352" calcext:value-type="float">
            <text:p>0.35161335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.6609603" calcext:value-type="float">
            <text:p>18.6609603</text:p>
          </table:table-cell>
          <table:table-cell office:value-type="float" office:value="2.436816637" calcext:value-type="float">
            <text:p>2.436816637</text:p>
          </table:table-cell>
          <table:table-cell office:value-type="float" office:value="400.0118408" calcext:value-type="float">
            <text:p>400.0118408</text:p>
          </table:table-cell>
          <table:table-cell office:value-type="float" office:value="372.9665222" calcext:value-type="float">
            <text:p>372.9665222</text:p>
          </table:table-cell>
          <table:table-cell office:value-type="float" office:value="0.351613352" calcext:value-type="float">
            <text:p>0.351613352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98]" office:value-type="float" office:value="18.15186356" calcext:value-type="float">
            <text:p>18.15186356</text:p>
          </table:table-cell>
          <table:table-cell table:formula="of:=0.5*([.L598]+[.M598])/10" office:value-type="float" office:value="38.65202942" calcext:value-type="float">
            <text:p>38.65202942</text:p>
          </table:table-cell>
          <table:table-cell table:formula="of:=[.K598]" office:value-type="float" office:value="2.747674335" calcext:value-type="float">
            <text:p>2.747674335</text:p>
          </table:table-cell>
          <table:table-cell table:style-name="ce1" table:formula="of:=[.O598]" office:value-type="float" office:value="0.55" calcext:value-type="float">
            <text:p>0.55</text:p>
          </table:table-cell>
          <table:table-cell table:formula="of:=[.N598]" office:value-type="float" office:value="0.348522747" calcext:value-type="float">
            <text:p>0.34852274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.15186356" calcext:value-type="float">
            <text:p>18.15186356</text:p>
          </table:table-cell>
          <table:table-cell office:value-type="float" office:value="2.747674335" calcext:value-type="float">
            <text:p>2.747674335</text:p>
          </table:table-cell>
          <table:table-cell office:value-type="float" office:value="399.9914551" calcext:value-type="float">
            <text:p>399.9914551</text:p>
          </table:table-cell>
          <table:table-cell office:value-type="float" office:value="373.0491333" calcext:value-type="float">
            <text:p>373.0491333</text:p>
          </table:table-cell>
          <table:table-cell office:value-type="float" office:value="0.348522747" calcext:value-type="float">
            <text:p>0.348522747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599]" office:value-type="float" office:value="12.6209158" calcext:value-type="float">
            <text:p>12.6209158</text:p>
          </table:table-cell>
          <table:table-cell table:formula="of:=0.5*([.L599]+[.M599])/10" office:value-type="float" office:value="39.063638305" calcext:value-type="float">
            <text:p>39.063638305</text:p>
          </table:table-cell>
          <table:table-cell table:formula="of:=[.K599]" office:value-type="float" office:value="2.179128461" calcext:value-type="float">
            <text:p>2.179128461</text:p>
          </table:table-cell>
          <table:table-cell table:style-name="ce1" table:formula="of:=[.O599]" office:value-type="float" office:value="0.45" calcext:value-type="float">
            <text:p>0.45</text:p>
          </table:table-cell>
          <table:table-cell table:formula="of:=[.N599]" office:value-type="float" office:value="0.316791637" calcext:value-type="float">
            <text:p>0.31679163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.6209158" calcext:value-type="float">
            <text:p>12.6209158</text:p>
          </table:table-cell>
          <table:table-cell office:value-type="float" office:value="2.179128461" calcext:value-type="float">
            <text:p>2.179128461</text:p>
          </table:table-cell>
          <table:table-cell office:value-type="float" office:value="400.1187744" calcext:value-type="float">
            <text:p>400.1187744</text:p>
          </table:table-cell>
          <table:table-cell office:value-type="float" office:value="381.1539917" calcext:value-type="float">
            <text:p>381.1539917</text:p>
          </table:table-cell>
          <table:table-cell office:value-type="float" office:value="0.316791637" calcext:value-type="float">
            <text:p>0.316791637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9" calcext:value-type="float">
            <text:p>0.9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00]" office:value-type="float" office:value="12.73125528" calcext:value-type="float">
            <text:p>12.73125528</text:p>
          </table:table-cell>
          <table:table-cell table:formula="of:=0.5*([.L600]+[.M600])/10" office:value-type="float" office:value="39.01696014" calcext:value-type="float">
            <text:p>39.01696014</text:p>
          </table:table-cell>
          <table:table-cell table:formula="of:=[.K600]" office:value-type="float" office:value="2.405859714" calcext:value-type="float">
            <text:p>2.405859714</text:p>
          </table:table-cell>
          <table:table-cell table:style-name="ce1" table:formula="of:=[.O600]" office:value-type="float" office:value="0.45" calcext:value-type="float">
            <text:p>0.45</text:p>
          </table:table-cell>
          <table:table-cell table:formula="of:=[.N600]" office:value-type="float" office:value="0.314972669" calcext:value-type="float">
            <text:p>0.31497266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.73125528" calcext:value-type="float">
            <text:p>12.73125528</text:p>
          </table:table-cell>
          <table:table-cell office:value-type="float" office:value="2.405859714" calcext:value-type="float">
            <text:p>2.405859714</text:p>
          </table:table-cell>
          <table:table-cell office:value-type="float" office:value="399.9023132" calcext:value-type="float">
            <text:p>399.9023132</text:p>
          </table:table-cell>
          <table:table-cell office:value-type="float" office:value="380.4368896" calcext:value-type="float">
            <text:p>380.4368896</text:p>
          </table:table-cell>
          <table:table-cell office:value-type="float" office:value="0.314972669" calcext:value-type="float">
            <text:p>0.314972669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9" calcext:value-type="float">
            <text:p>0.9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01]" office:value-type="float" office:value="12.93056729" calcext:value-type="float">
            <text:p>12.93056729</text:p>
          </table:table-cell>
          <table:table-cell table:formula="of:=0.5*([.L601]+[.M601])/10" office:value-type="float" office:value="38.969258115" calcext:value-type="float">
            <text:p>38.969258115</text:p>
          </table:table-cell>
          <table:table-cell table:formula="of:=[.K601]" office:value-type="float" office:value="2.921551921" calcext:value-type="float">
            <text:p>2.921551921</text:p>
          </table:table-cell>
          <table:table-cell table:style-name="ce1" table:formula="of:=[.O601]" office:value-type="float" office:value="0.45" calcext:value-type="float">
            <text:p>0.45</text:p>
          </table:table-cell>
          <table:table-cell table:formula="of:=[.N601]" office:value-type="float" office:value="0.310838408" calcext:value-type="float">
            <text:p>0.31083840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.93056729" calcext:value-type="float">
            <text:p>12.93056729</text:p>
          </table:table-cell>
          <table:table-cell office:value-type="float" office:value="2.921551921" calcext:value-type="float">
            <text:p>2.921551921</text:p>
          </table:table-cell>
          <table:table-cell office:value-type="float" office:value="399.9432373" calcext:value-type="float">
            <text:p>399.9432373</text:p>
          </table:table-cell>
          <table:table-cell office:value-type="float" office:value="379.441925" calcext:value-type="float">
            <text:p>379.441925</text:p>
          </table:table-cell>
          <table:table-cell office:value-type="float" office:value="0.310838408" calcext:value-type="float">
            <text:p>0.310838408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9" calcext:value-type="float">
            <text:p>0.9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02]" office:value-type="float" office:value="4.12432541" calcext:value-type="float">
            <text:p>4.12432541</text:p>
          </table:table-cell>
          <table:table-cell table:formula="of:=0.5*([.L602]+[.M602])/10" office:value-type="float" office:value="39.701205445" calcext:value-type="float">
            <text:p>39.701205445</text:p>
          </table:table-cell>
          <table:table-cell table:formula="of:=[.K602]" office:value-type="float" office:value="2.88634727" calcext:value-type="float">
            <text:p>2.88634727</text:p>
          </table:table-cell>
          <table:table-cell table:style-name="ce1" table:formula="of:=[.O602]" office:value-type="float" office:value="0.5" calcext:value-type="float">
            <text:p>0.50</text:p>
          </table:table-cell>
          <table:table-cell table:formula="of:=[.N602]" office:value-type="float" office:value="0.059148806" calcext:value-type="float">
            <text:p>0.05914880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432541" calcext:value-type="float">
            <text:p>4.12432541</text:p>
          </table:table-cell>
          <table:table-cell office:value-type="float" office:value="2.88634727" calcext:value-type="float">
            <text:p>2.88634727</text:p>
          </table:table-cell>
          <table:table-cell office:value-type="float" office:value="399.9766235" calcext:value-type="float">
            <text:p>399.9766235</text:p>
          </table:table-cell>
          <table:table-cell office:value-type="float" office:value="394.0474854" calcext:value-type="float">
            <text:p>394.0474854</text:p>
          </table:table-cell>
          <table:table-cell office:value-type="float" office:value="0.059148806" calcext:value-type="float">
            <text:p>0.059148806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9" calcext:value-type="float">
            <text:p>0.9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03]" office:value-type="float" office:value="0.386157691" calcext:value-type="float">
            <text:p>0.386157691</text:p>
          </table:table-cell>
          <table:table-cell table:formula="of:=0.5*([.L603]+[.M603])/10" office:value-type="float" office:value="39.9716568" calcext:value-type="float">
            <text:p>39.9716568</text:p>
          </table:table-cell>
          <table:table-cell table:formula="of:=[.K603]" office:value-type="float" office:value="2.751584018" calcext:value-type="float">
            <text:p>2.751584018</text:p>
          </table:table-cell>
          <table:table-cell table:style-name="ce1" table:formula="of:=[.O603]" office:value-type="float" office:value="0.5" calcext:value-type="float">
            <text:p>0.50</text:p>
          </table:table-cell>
          <table:table-cell table:formula="of:=[.N603]" office:value-type="float" office:value="0.021765666" calcext:value-type="float">
            <text:p>0.02176566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86157691" calcext:value-type="float">
            <text:p>0.386157691</text:p>
          </table:table-cell>
          <table:table-cell office:value-type="float" office:value="2.751584018" calcext:value-type="float">
            <text:p>2.751584018</text:p>
          </table:table-cell>
          <table:table-cell office:value-type="float" office:value="400.1220703" calcext:value-type="float">
            <text:p>400.1220703</text:p>
          </table:table-cell>
          <table:table-cell office:value-type="float" office:value="399.3110657" calcext:value-type="float">
            <text:p>399.3110657</text:p>
          </table:table-cell>
          <table:table-cell office:value-type="float" office:value="0.021765666" calcext:value-type="float">
            <text:p>0.021765666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9" calcext:value-type="float">
            <text:p>0.9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04]" office:value-type="float" office:value="7.710782317" calcext:value-type="float">
            <text:p>7.710782317</text:p>
          </table:table-cell>
          <table:table-cell table:formula="of:=0.5*([.L604]+[.M604])/10" office:value-type="float" office:value="39.44464417" calcext:value-type="float">
            <text:p>39.44464417</text:p>
          </table:table-cell>
          <table:table-cell table:formula="of:=[.K604]" office:value-type="float" office:value="3.37706208" calcext:value-type="float">
            <text:p>3.37706208</text:p>
          </table:table-cell>
          <table:table-cell table:style-name="ce1" table:formula="of:=[.O604]" office:value-type="float" office:value="0.5" calcext:value-type="float">
            <text:p>0.50</text:p>
          </table:table-cell>
          <table:table-cell table:formula="of:=[.N604]" office:value-type="float" office:value="0.091848689" calcext:value-type="float">
            <text:p>0.09184868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710782317" calcext:value-type="float">
            <text:p>7.710782317</text:p>
          </table:table-cell>
          <table:table-cell office:value-type="float" office:value="3.37706208" calcext:value-type="float">
            <text:p>3.37706208</text:p>
          </table:table-cell>
          <table:table-cell office:value-type="float" office:value="399.9492188" calcext:value-type="float">
            <text:p>399.9492188</text:p>
          </table:table-cell>
          <table:table-cell office:value-type="float" office:value="388.9436646" calcext:value-type="float">
            <text:p>388.9436646</text:p>
          </table:table-cell>
          <table:table-cell office:value-type="float" office:value="0.091848689" calcext:value-type="float">
            <text:p>0.091848689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9" calcext:value-type="float">
            <text:p>0.9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05]" office:value-type="float" office:value="8.621970221" calcext:value-type="float">
            <text:p>8.621970221</text:p>
          </table:table-cell>
          <table:table-cell table:formula="of:=0.5*([.L605]+[.M605])/10" office:value-type="float" office:value="39.36003113" calcext:value-type="float">
            <text:p>39.36003113</text:p>
          </table:table-cell>
          <table:table-cell table:formula="of:=[.K605]" office:value-type="float" office:value="2.433809963" calcext:value-type="float">
            <text:p>2.433809963</text:p>
          </table:table-cell>
          <table:table-cell table:style-name="ce1" table:formula="of:=[.O605]" office:value-type="float" office:value="0.5" calcext:value-type="float">
            <text:p>0.50</text:p>
          </table:table-cell>
          <table:table-cell table:formula="of:=[.N605]" office:value-type="float" office:value="0.175549679" calcext:value-type="float">
            <text:p>0.17554967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.621970221" calcext:value-type="float">
            <text:p>8.621970221</text:p>
          </table:table-cell>
          <table:table-cell office:value-type="float" office:value="2.433809963" calcext:value-type="float">
            <text:p>2.433809963</text:p>
          </table:table-cell>
          <table:table-cell office:value-type="float" office:value="399.977417" calcext:value-type="float">
            <text:p>399.977417</text:p>
          </table:table-cell>
          <table:table-cell office:value-type="float" office:value="387.2232056" calcext:value-type="float">
            <text:p>387.2232056</text:p>
          </table:table-cell>
          <table:table-cell office:value-type="float" office:value="0.175549679" calcext:value-type="float">
            <text:p>0.175549679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06]" office:value-type="float" office:value="12.52673628" calcext:value-type="float">
            <text:p>12.52673628</text:p>
          </table:table-cell>
          <table:table-cell table:formula="of:=0.5*([.L606]+[.M606])/10" office:value-type="float" office:value="39.031950375" calcext:value-type="float">
            <text:p>39.031950375</text:p>
          </table:table-cell>
          <table:table-cell table:formula="of:=[.K606]" office:value-type="float" office:value="2.547546588" calcext:value-type="float">
            <text:p>2.547546588</text:p>
          </table:table-cell>
          <table:table-cell table:style-name="ce1" table:formula="of:=[.O606]" office:value-type="float" office:value="0.5" calcext:value-type="float">
            <text:p>0.50</text:p>
          </table:table-cell>
          <table:table-cell table:formula="of:=[.N606]" office:value-type="float" office:value="0.30450546" calcext:value-type="float">
            <text:p>0.3045054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.52673628" calcext:value-type="float">
            <text:p>12.52673628</text:p>
          </table:table-cell>
          <table:table-cell office:value-type="float" office:value="2.547546588" calcext:value-type="float">
            <text:p>2.547546588</text:p>
          </table:table-cell>
          <table:table-cell office:value-type="float" office:value="399.9630737" calcext:value-type="float">
            <text:p>399.9630737</text:p>
          </table:table-cell>
          <table:table-cell office:value-type="float" office:value="380.6759338" calcext:value-type="float">
            <text:p>380.6759338</text:p>
          </table:table-cell>
          <table:table-cell office:value-type="float" office:value="0.30450546" calcext:value-type="float">
            <text:p>0.30450546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07]" office:value-type="float" office:value="15.14222112" calcext:value-type="float">
            <text:p>15.14222112</text:p>
          </table:table-cell>
          <table:table-cell table:formula="of:=0.5*([.L607]+[.M607])/10" office:value-type="float" office:value="38.946588135" calcext:value-type="float">
            <text:p>38.946588135</text:p>
          </table:table-cell>
          <table:table-cell table:formula="of:=[.K607]" office:value-type="float" office:value="3.085997623" calcext:value-type="float">
            <text:p>3.085997623</text:p>
          </table:table-cell>
          <table:table-cell table:style-name="ce1" table:formula="of:=[.O607]" office:value-type="float" office:value="0.5" calcext:value-type="float">
            <text:p>0.50</text:p>
          </table:table-cell>
          <table:table-cell table:formula="of:=[.N607]" office:value-type="float" office:value="0.175143441" calcext:value-type="float">
            <text:p>0.17514344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.14222112" calcext:value-type="float">
            <text:p>15.14222112</text:p>
          </table:table-cell>
          <table:table-cell office:value-type="float" office:value="3.085997623" calcext:value-type="float">
            <text:p>3.085997623</text:p>
          </table:table-cell>
          <table:table-cell office:value-type="float" office:value="400.0334778" calcext:value-type="float">
            <text:p>400.0334778</text:p>
          </table:table-cell>
          <table:table-cell office:value-type="float" office:value="378.8982849" calcext:value-type="float">
            <text:p>378.8982849</text:p>
          </table:table-cell>
          <table:table-cell office:value-type="float" office:value="0.175143441" calcext:value-type="float">
            <text:p>0.175143441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05" calcext:value-type="float">
            <text:p>1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08]" office:value-type="float" office:value="5.655027172" calcext:value-type="float">
            <text:p>5.655027172</text:p>
          </table:table-cell>
          <table:table-cell table:formula="of:=0.5*([.L608]+[.M608])/10" office:value-type="float" office:value="39.6100708" calcext:value-type="float">
            <text:p>39.6100708</text:p>
          </table:table-cell>
          <table:table-cell table:formula="of:=[.K608]" office:value-type="float" office:value="2.691666611" calcext:value-type="float">
            <text:p>2.691666611</text:p>
          </table:table-cell>
          <table:table-cell table:style-name="ce1" table:formula="of:=[.O608]" office:value-type="float" office:value="0.3" calcext:value-type="float">
            <text:p>0.30</text:p>
          </table:table-cell>
          <table:table-cell table:formula="of:=[.N608]" office:value-type="float" office:value="0.05710505" calcext:value-type="float">
            <text:p>0.0571050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655027172" calcext:value-type="float">
            <text:p>5.655027172</text:p>
          </table:table-cell>
          <table:table-cell office:value-type="float" office:value="2.691666611" calcext:value-type="float">
            <text:p>2.691666611</text:p>
          </table:table-cell>
          <table:table-cell office:value-type="float" office:value="399.9360046" calcext:value-type="float">
            <text:p>399.9360046</text:p>
          </table:table-cell>
          <table:table-cell office:value-type="float" office:value="392.2654114" calcext:value-type="float">
            <text:p>392.2654114</text:p>
          </table:table-cell>
          <table:table-cell office:value-type="float" office:value="0.05710505" calcext:value-type="float">
            <text:p>0.05710505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6" calcext:value-type="float">
            <text:p>0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09]" office:value-type="float" office:value="3.670467381" calcext:value-type="float">
            <text:p>3.670467381</text:p>
          </table:table-cell>
          <table:table-cell table:formula="of:=0.5*([.L609]+[.M609])/10" office:value-type="float" office:value="39.72474823" calcext:value-type="float">
            <text:p>39.72474823</text:p>
          </table:table-cell>
          <table:table-cell table:formula="of:=[.K609]" office:value-type="float" office:value="3.091452457" calcext:value-type="float">
            <text:p>3.091452457</text:p>
          </table:table-cell>
          <table:table-cell table:style-name="ce1" table:formula="of:=[.O609]" office:value-type="float" office:value="0.3" calcext:value-type="float">
            <text:p>0.30</text:p>
          </table:table-cell>
          <table:table-cell table:formula="of:=[.N609]" office:value-type="float" office:value="0.031519769" calcext:value-type="float">
            <text:p>0.03151976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.670467381" calcext:value-type="float">
            <text:p>3.670467381</text:p>
          </table:table-cell>
          <table:table-cell office:value-type="float" office:value="3.091452457" calcext:value-type="float">
            <text:p>3.091452457</text:p>
          </table:table-cell>
          <table:table-cell office:value-type="float" office:value="399.727356" calcext:value-type="float">
            <text:p>399.727356</text:p>
          </table:table-cell>
          <table:table-cell office:value-type="float" office:value="394.7676086" calcext:value-type="float">
            <text:p>394.7676086</text:p>
          </table:table-cell>
          <table:table-cell office:value-type="float" office:value="0.031519769" calcext:value-type="float">
            <text:p>0.031519769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6" calcext:value-type="float">
            <text:p>0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10]" office:value-type="float" office:value="3.909792578" calcext:value-type="float">
            <text:p>3.909792578</text:p>
          </table:table-cell>
          <table:table-cell table:formula="of:=0.5*([.L610]+[.M610])/10" office:value-type="float" office:value="39.821359255" calcext:value-type="float">
            <text:p>39.821359255</text:p>
          </table:table-cell>
          <table:table-cell table:formula="of:=[.K610]" office:value-type="float" office:value="3.804035651" calcext:value-type="float">
            <text:p>3.804035651</text:p>
          </table:table-cell>
          <table:table-cell table:style-name="ce1" table:formula="of:=[.O610]" office:value-type="float" office:value="0.3" calcext:value-type="float">
            <text:p>0.30</text:p>
          </table:table-cell>
          <table:table-cell table:formula="of:=[.N610]" office:value-type="float" office:value="0.037421959" calcext:value-type="float">
            <text:p>0.03742195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.909792578" calcext:value-type="float">
            <text:p>3.909792578</text:p>
          </table:table-cell>
          <table:table-cell office:value-type="float" office:value="3.804035651" calcext:value-type="float">
            <text:p>3.804035651</text:p>
          </table:table-cell>
          <table:table-cell office:value-type="float" office:value="400.9682007" calcext:value-type="float">
            <text:p>400.9682007</text:p>
          </table:table-cell>
          <table:table-cell office:value-type="float" office:value="395.4589844" calcext:value-type="float">
            <text:p>395.4589844</text:p>
          </table:table-cell>
          <table:table-cell office:value-type="float" office:value="0.037421959" calcext:value-type="float">
            <text:p>0.037421959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6" calcext:value-type="float">
            <text:p>0.6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11]" office:value-type="float" office:value="2.666814415" calcext:value-type="float">
            <text:p>2.666814415</text:p>
          </table:table-cell>
          <table:table-cell table:formula="of:=0.5*([.L611]+[.M611])/10" office:value-type="float" office:value="39.810954285" calcext:value-type="float">
            <text:p>39.810954285</text:p>
          </table:table-cell>
          <table:table-cell table:formula="of:=[.K611]" office:value-type="float" office:value="2.643630876" calcext:value-type="float">
            <text:p>2.643630876</text:p>
          </table:table-cell>
          <table:table-cell table:style-name="ce1" table:formula="of:=[.O611]" office:value-type="float" office:value="1.15" calcext:value-type="float">
            <text:p>1.15</text:p>
          </table:table-cell>
          <table:table-cell table:formula="of:=[.N611]" office:value-type="float" office:value="0.028863604" calcext:value-type="float">
            <text:p>0.028863604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666814415" calcext:value-type="float">
            <text:p>2.666814415</text:p>
          </table:table-cell>
          <table:table-cell office:value-type="float" office:value="2.643630876" calcext:value-type="float">
            <text:p>2.643630876</text:p>
          </table:table-cell>
          <table:table-cell office:value-type="float" office:value="399.9315796" calcext:value-type="float">
            <text:p>399.9315796</text:p>
          </table:table-cell>
          <table:table-cell office:value-type="float" office:value="396.2875061" calcext:value-type="float">
            <text:p>396.2875061</text:p>
          </table:table-cell>
          <table:table-cell office:value-type="float" office:value="0.028863604" calcext:value-type="float">
            <text:p>0.028863604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2.1" calcext:value-type="float">
            <text:p>2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12]" office:value-type="float" office:value="1.39622464" calcext:value-type="float">
            <text:p>1.39622464</text:p>
          </table:table-cell>
          <table:table-cell table:formula="of:=0.5*([.L612]+[.M612])/10" office:value-type="float" office:value="39.89037323" calcext:value-type="float">
            <text:p>39.89037323</text:p>
          </table:table-cell>
          <table:table-cell table:formula="of:=[.K612]" office:value-type="float" office:value="3.084016429" calcext:value-type="float">
            <text:p>3.084016429</text:p>
          </table:table-cell>
          <table:table-cell table:style-name="ce1" table:formula="of:=[.O612]" office:value-type="float" office:value="1.15" calcext:value-type="float">
            <text:p>1.15</text:p>
          </table:table-cell>
          <table:table-cell table:formula="of:=[.N612]" office:value-type="float" office:value="0.009970832" calcext:value-type="float">
            <text:p>0.00997083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39622464" calcext:value-type="float">
            <text:p>1.39622464</text:p>
          </table:table-cell>
          <table:table-cell office:value-type="float" office:value="3.084016429" calcext:value-type="float">
            <text:p>3.084016429</text:p>
          </table:table-cell>
          <table:table-cell office:value-type="float" office:value="399.8298645" calcext:value-type="float">
            <text:p>399.8298645</text:p>
          </table:table-cell>
          <table:table-cell office:value-type="float" office:value="397.9776001" calcext:value-type="float">
            <text:p>397.9776001</text:p>
          </table:table-cell>
          <table:table-cell office:value-type="float" office:value="0.009970832" calcext:value-type="float">
            <text:p>0.009970832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2.1" calcext:value-type="float">
            <text:p>2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13]" office:value-type="float" office:value="2.869891647" calcext:value-type="float">
            <text:p>2.869891647</text:p>
          </table:table-cell>
          <table:table-cell table:formula="of:=0.5*([.L613]+[.M613])/10" office:value-type="float" office:value="39.783856205" calcext:value-type="float">
            <text:p>39.783856205</text:p>
          </table:table-cell>
          <table:table-cell table:formula="of:=[.K613]" office:value-type="float" office:value="3.429613315" calcext:value-type="float">
            <text:p>3.429613315</text:p>
          </table:table-cell>
          <table:table-cell table:style-name="ce1" table:formula="of:=[.O613]" office:value-type="float" office:value="1.15" calcext:value-type="float">
            <text:p>1.15</text:p>
          </table:table-cell>
          <table:table-cell table:formula="of:=[.N613]" office:value-type="float" office:value="0.028380821" calcext:value-type="float">
            <text:p>0.02838082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869891647" calcext:value-type="float">
            <text:p>2.869891647</text:p>
          </table:table-cell>
          <table:table-cell office:value-type="float" office:value="3.429613315" calcext:value-type="float">
            <text:p>3.429613315</text:p>
          </table:table-cell>
          <table:table-cell office:value-type="float" office:value="399.8398438" calcext:value-type="float">
            <text:p>399.8398438</text:p>
          </table:table-cell>
          <table:table-cell office:value-type="float" office:value="395.8372803" calcext:value-type="float">
            <text:p>395.8372803</text:p>
          </table:table-cell>
          <table:table-cell office:value-type="float" office:value="0.028380821" calcext:value-type="float">
            <text:p>0.028380821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2.1" calcext:value-type="float">
            <text:p>2.1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14]" office:value-type="float" office:value="9.019082743" calcext:value-type="float">
            <text:p>9.019082743</text:p>
          </table:table-cell>
          <table:table-cell table:formula="of:=0.5*([.L614]+[.M614])/10" office:value-type="float" office:value="39.378631595" calcext:value-type="float">
            <text:p>39.378631595</text:p>
          </table:table-cell>
          <table:table-cell table:formula="of:=[.K614]" office:value-type="float" office:value="2.672967563" calcext:value-type="float">
            <text:p>2.672967563</text:p>
          </table:table-cell>
          <table:table-cell table:style-name="ce1" table:formula="of:=[.O614]" office:value-type="float" office:value="0.9" calcext:value-type="float">
            <text:p>0.90</text:p>
          </table:table-cell>
          <table:table-cell table:formula="of:=[.N614]" office:value-type="float" office:value="0.120654948" calcext:value-type="float">
            <text:p>0.12065494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.019082743" calcext:value-type="float">
            <text:p>9.019082743</text:p>
          </table:table-cell>
          <table:table-cell office:value-type="float" office:value="2.672967563" calcext:value-type="float">
            <text:p>2.672967563</text:p>
          </table:table-cell>
          <table:table-cell office:value-type="float" office:value="400.1100159" calcext:value-type="float">
            <text:p>400.1100159</text:p>
          </table:table-cell>
          <table:table-cell office:value-type="float" office:value="387.462616" calcext:value-type="float">
            <text:p>387.462616</text:p>
          </table:table-cell>
          <table:table-cell office:value-type="float" office:value="0.120654948" calcext:value-type="float">
            <text:p>0.120654948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15]" office:value-type="float" office:value="7.689320773" calcext:value-type="float">
            <text:p>7.689320773</text:p>
          </table:table-cell>
          <table:table-cell table:formula="of:=0.5*([.L615]+[.M615])/10" office:value-type="float" office:value="39.463404845" calcext:value-type="float">
            <text:p>39.463404845</text:p>
          </table:table-cell>
          <table:table-cell table:formula="of:=[.K615]" office:value-type="float" office:value="2.723045344" calcext:value-type="float">
            <text:p>2.723045344</text:p>
          </table:table-cell>
          <table:table-cell table:style-name="ce1" table:formula="of:=[.O615]" office:value-type="float" office:value="0.9" calcext:value-type="float">
            <text:p>0.90</text:p>
          </table:table-cell>
          <table:table-cell table:formula="of:=[.N615]" office:value-type="float" office:value="0.093116996" calcext:value-type="float">
            <text:p>0.09311699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89320773" calcext:value-type="float">
            <text:p>7.689320773</text:p>
          </table:table-cell>
          <table:table-cell office:value-type="float" office:value="2.723045344" calcext:value-type="float">
            <text:p>2.723045344</text:p>
          </table:table-cell>
          <table:table-cell office:value-type="float" office:value="399.9586487" calcext:value-type="float">
            <text:p>399.9586487</text:p>
          </table:table-cell>
          <table:table-cell office:value-type="float" office:value="389.3094482" calcext:value-type="float">
            <text:p>389.3094482</text:p>
          </table:table-cell>
          <table:table-cell office:value-type="float" office:value="0.093116996" calcext:value-type="float">
            <text:p>0.093116996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16]" office:value-type="float" office:value="9.154371297" calcext:value-type="float">
            <text:p>9.154371297</text:p>
          </table:table-cell>
          <table:table-cell table:formula="of:=0.5*([.L616]+[.M616])/10" office:value-type="float" office:value="39.34917145" calcext:value-type="float">
            <text:p>39.34917145</text:p>
          </table:table-cell>
          <table:table-cell table:formula="of:=[.K616]" office:value-type="float" office:value="3.524106847" calcext:value-type="float">
            <text:p>3.524106847</text:p>
          </table:table-cell>
          <table:table-cell table:style-name="ce1" table:formula="of:=[.O616]" office:value-type="float" office:value="0.9" calcext:value-type="float">
            <text:p>0.90</text:p>
          </table:table-cell>
          <table:table-cell table:formula="of:=[.N616]" office:value-type="float" office:value="0.103835637" calcext:value-type="float">
            <text:p>0.10383563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.154371297" calcext:value-type="float">
            <text:p>9.154371297</text:p>
          </table:table-cell>
          <table:table-cell office:value-type="float" office:value="3.524106847" calcext:value-type="float">
            <text:p>3.524106847</text:p>
          </table:table-cell>
          <table:table-cell office:value-type="float" office:value="400.0110474" calcext:value-type="float">
            <text:p>400.0110474</text:p>
          </table:table-cell>
          <table:table-cell office:value-type="float" office:value="386.9723816" calcext:value-type="float">
            <text:p>386.9723816</text:p>
          </table:table-cell>
          <table:table-cell office:value-type="float" office:value="0.103835637" calcext:value-type="float">
            <text:p>0.103835637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17]" office:value-type="float" office:value="4.065271848" calcext:value-type="float">
            <text:p>4.065271848</text:p>
          </table:table-cell>
          <table:table-cell table:formula="of:=0.5*([.L617]+[.M617])/10" office:value-type="float" office:value="39.72928009" calcext:value-type="float">
            <text:p>39.72928009</text:p>
          </table:table-cell>
          <table:table-cell table:formula="of:=[.K617]" office:value-type="float" office:value="2.69977753" calcext:value-type="float">
            <text:p>2.69977753</text:p>
          </table:table-cell>
          <table:table-cell table:style-name="ce1" table:formula="of:=[.O617]" office:value-type="float" office:value="1.3" calcext:value-type="float">
            <text:p>1.30</text:p>
          </table:table-cell>
          <table:table-cell table:formula="of:=[.N617]" office:value-type="float" office:value="0.037768227" calcext:value-type="float">
            <text:p>0.03776822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.065271848" calcext:value-type="float">
            <text:p>4.065271848</text:p>
          </table:table-cell>
          <table:table-cell office:value-type="float" office:value="2.69977753" calcext:value-type="float">
            <text:p>2.69977753</text:p>
          </table:table-cell>
          <table:table-cell office:value-type="float" office:value="400.0267334" calcext:value-type="float">
            <text:p>400.0267334</text:p>
          </table:table-cell>
          <table:table-cell office:value-type="float" office:value="394.5588684" calcext:value-type="float">
            <text:p>394.5588684</text:p>
          </table:table-cell>
          <table:table-cell office:value-type="float" office:value="0.037768227" calcext:value-type="float">
            <text:p>0.037768227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2.2" calcext:value-type="float">
            <text:p>2.2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18]" office:value-type="float" office:value="3.395317895" calcext:value-type="float">
            <text:p>3.395317895</text:p>
          </table:table-cell>
          <table:table-cell table:formula="of:=0.5*([.L618]+[.M618])/10" office:value-type="float" office:value="39.780674745" calcext:value-type="float">
            <text:p>39.780674745</text:p>
          </table:table-cell>
          <table:table-cell table:formula="of:=[.K618]" office:value-type="float" office:value="3.026818175" calcext:value-type="float">
            <text:p>3.026818175</text:p>
          </table:table-cell>
          <table:table-cell table:style-name="ce1" table:formula="of:=[.O618]" office:value-type="float" office:value="1.3" calcext:value-type="float">
            <text:p>1.30</text:p>
          </table:table-cell>
          <table:table-cell table:formula="of:=[.N618]" office:value-type="float" office:value="0.022126202" calcext:value-type="float">
            <text:p>0.02212620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395317895" calcext:value-type="float">
            <text:p>3.395317895</text:p>
          </table:table-cell>
          <table:table-cell office:value-type="float" office:value="3.026818175" calcext:value-type="float">
            <text:p>3.026818175</text:p>
          </table:table-cell>
          <table:table-cell office:value-type="float" office:value="400.0350952" calcext:value-type="float">
            <text:p>400.0350952</text:p>
          </table:table-cell>
          <table:table-cell office:value-type="float" office:value="395.5783997" calcext:value-type="float">
            <text:p>395.5783997</text:p>
          </table:table-cell>
          <table:table-cell office:value-type="float" office:value="0.022126202" calcext:value-type="float">
            <text:p>0.022126202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2.2" calcext:value-type="float">
            <text:p>2.2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19]" office:value-type="float" office:value="3.079823296" calcext:value-type="float">
            <text:p>3.079823296</text:p>
          </table:table-cell>
          <table:table-cell table:formula="of:=0.5*([.L619]+[.M619])/10" office:value-type="float" office:value="39.80692139" calcext:value-type="float">
            <text:p>39.80692139</text:p>
          </table:table-cell>
          <table:table-cell table:formula="of:=[.K619]" office:value-type="float" office:value="3.611167108" calcext:value-type="float">
            <text:p>3.611167108</text:p>
          </table:table-cell>
          <table:table-cell table:style-name="ce1" table:formula="of:=[.O619]" office:value-type="float" office:value="1.3" calcext:value-type="float">
            <text:p>1.30</text:p>
          </table:table-cell>
          <table:table-cell table:formula="of:=[.N619]" office:value-type="float" office:value="0.025435615" calcext:value-type="float">
            <text:p>0.0254356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079823296" calcext:value-type="float">
            <text:p>3.079823296</text:p>
          </table:table-cell>
          <table:table-cell office:value-type="float" office:value="3.611167108" calcext:value-type="float">
            <text:p>3.611167108</text:p>
          </table:table-cell>
          <table:table-cell office:value-type="float" office:value="400.1805115" calcext:value-type="float">
            <text:p>400.1805115</text:p>
          </table:table-cell>
          <table:table-cell office:value-type="float" office:value="395.9579163" calcext:value-type="float">
            <text:p>395.9579163</text:p>
          </table:table-cell>
          <table:table-cell office:value-type="float" office:value="0.025435615" calcext:value-type="float">
            <text:p>0.025435615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2.2" calcext:value-type="float">
            <text:p>2.2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20]" office:value-type="float" office:value="-0.367833243" calcext:value-type="float">
            <text:p>-0.367833243</text:p>
          </table:table-cell>
          <table:table-cell table:formula="of:=0.5*([.L620]+[.M620])/10" office:value-type="float" office:value="40.01261444" calcext:value-type="float">
            <text:p>40.01261444</text:p>
          </table:table-cell>
          <table:table-cell table:formula="of:=[.K620]" office:value-type="float" office:value="2.852509277" calcext:value-type="float">
            <text:p>2.852509277</text:p>
          </table:table-cell>
          <table:table-cell table:style-name="ce1" table:formula="of:=[.O620]" office:value-type="float" office:value="1.8" calcext:value-type="float">
            <text:p>1.80</text:p>
          </table:table-cell>
          <table:table-cell table:formula="of:=[.N620]" office:value-type="float" office:value="0.007901975" calcext:value-type="float">
            <text:p>0.00790197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-0.367833243" calcext:value-type="float">
            <text:p>-0.367833243</text:p>
          </table:table-cell>
          <table:table-cell office:value-type="float" office:value="2.852509277" calcext:value-type="float">
            <text:p>2.852509277</text:p>
          </table:table-cell>
          <table:table-cell office:value-type="float" office:value="399.9707031" calcext:value-type="float">
            <text:p>399.9707031</text:p>
          </table:table-cell>
          <table:table-cell office:value-type="float" office:value="400.2815857" calcext:value-type="float">
            <text:p>400.2815857</text:p>
          </table:table-cell>
          <table:table-cell office:value-type="float" office:value="0.007901975" calcext:value-type="float">
            <text:p>0.007901975</text:p>
          </table:table-cell>
          <table:table-cell table:style-name="ce1" office:value-type="float" office:value="1.8" calcext:value-type="float">
            <text:p>1.80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21]" office:value-type="float" office:value="0.321161251" calcext:value-type="float">
            <text:p>0.321161251</text:p>
          </table:table-cell>
          <table:table-cell table:formula="of:=0.5*([.L621]+[.M621])/10" office:value-type="float" office:value="39.98872528" calcext:value-type="float">
            <text:p>39.98872528</text:p>
          </table:table-cell>
          <table:table-cell table:formula="of:=[.K621]" office:value-type="float" office:value="3.069802226" calcext:value-type="float">
            <text:p>3.069802226</text:p>
          </table:table-cell>
          <table:table-cell table:style-name="ce1" table:formula="of:=[.O621]" office:value-type="float" office:value="1.8" calcext:value-type="float">
            <text:p>1.80</text:p>
          </table:table-cell>
          <table:table-cell table:formula="of:=[.N621]" office:value-type="float" office:value="0.002153335" calcext:value-type="float">
            <text:p>0.00215333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321161251" calcext:value-type="float">
            <text:p>0.321161251</text:p>
          </table:table-cell>
          <table:table-cell office:value-type="float" office:value="3.069802226" calcext:value-type="float">
            <text:p>3.069802226</text:p>
          </table:table-cell>
          <table:table-cell office:value-type="float" office:value="400.0990295" calcext:value-type="float">
            <text:p>400.0990295</text:p>
          </table:table-cell>
          <table:table-cell office:value-type="float" office:value="399.6754761" calcext:value-type="float">
            <text:p>399.6754761</text:p>
          </table:table-cell>
          <table:table-cell office:value-type="float" office:value="0.002153335" calcext:value-type="float">
            <text:p>0.002153335</text:p>
          </table:table-cell>
          <table:table-cell table:style-name="ce1" office:value-type="float" office:value="1.8" calcext:value-type="float">
            <text:p>1.80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22]" office:value-type="float" office:value="0.176384642" calcext:value-type="float">
            <text:p>0.176384642</text:p>
          </table:table-cell>
          <table:table-cell table:formula="of:=0.5*([.L622]+[.M622])/10" office:value-type="float" office:value="39.96791687" calcext:value-type="float">
            <text:p>39.96791687</text:p>
          </table:table-cell>
          <table:table-cell table:formula="of:=[.K622]" office:value-type="float" office:value="3.853031918" calcext:value-type="float">
            <text:p>3.853031918</text:p>
          </table:table-cell>
          <table:table-cell table:style-name="ce1" table:formula="of:=[.O622]" office:value-type="float" office:value="1.8" calcext:value-type="float">
            <text:p>1.80</text:p>
          </table:table-cell>
          <table:table-cell table:formula="of:=[.N622]" office:value-type="float" office:value="0.005242352" calcext:value-type="float">
            <text:p>0.00524235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176384642" calcext:value-type="float">
            <text:p>0.176384642</text:p>
          </table:table-cell>
          <table:table-cell office:value-type="float" office:value="3.853031918" calcext:value-type="float">
            <text:p>3.853031918</text:p>
          </table:table-cell>
          <table:table-cell office:value-type="float" office:value="399.8438416" calcext:value-type="float">
            <text:p>399.8438416</text:p>
          </table:table-cell>
          <table:table-cell office:value-type="float" office:value="399.5144958" calcext:value-type="float">
            <text:p>399.5144958</text:p>
          </table:table-cell>
          <table:table-cell office:value-type="float" office:value="0.005242352" calcext:value-type="float">
            <text:p>0.005242352</text:p>
          </table:table-cell>
          <table:table-cell table:style-name="ce1" office:value-type="float" office:value="1.8" calcext:value-type="float">
            <text:p>1.80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23]" office:value-type="float" office:value="-0.228656496" calcext:value-type="float">
            <text:p>-0.228656496</text:p>
          </table:table-cell>
          <table:table-cell table:formula="of:=0.5*([.L623]+[.M623])/10" office:value-type="float" office:value="39.987068175" calcext:value-type="float">
            <text:p>39.987068175</text:p>
          </table:table-cell>
          <table:table-cell table:formula="of:=[.K623]" office:value-type="float" office:value="2.917559086" calcext:value-type="float">
            <text:p>2.917559086</text:p>
          </table:table-cell>
          <table:table-cell table:style-name="ce1" table:formula="of:=[.O623]" office:value-type="float" office:value="1.75" calcext:value-type="float">
            <text:p>1.75</text:p>
          </table:table-cell>
          <table:table-cell table:formula="of:=[.N623]" office:value-type="float" office:value="0.009483719" calcext:value-type="float">
            <text:p>0.00948371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28656496" calcext:value-type="float">
            <text:p>-0.228656496</text:p>
          </table:table-cell>
          <table:table-cell office:value-type="float" office:value="2.917559086" calcext:value-type="float">
            <text:p>2.917559086</text:p>
          </table:table-cell>
          <table:table-cell office:value-type="float" office:value="399.8137207" calcext:value-type="float">
            <text:p>399.8137207</text:p>
          </table:table-cell>
          <table:table-cell office:value-type="float" office:value="399.9276428" calcext:value-type="float">
            <text:p>399.9276428</text:p>
          </table:table-cell>
          <table:table-cell office:value-type="float" office:value="0.009483719" calcext:value-type="float">
            <text:p>0.009483719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2.25" calcext:value-type="float">
            <text:p>2.2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24]" office:value-type="float" office:value="0.243904441" calcext:value-type="float">
            <text:p>0.243904441</text:p>
          </table:table-cell>
          <table:table-cell table:formula="of:=0.5*([.L624]+[.M624])/10" office:value-type="float" office:value="39.98464508" calcext:value-type="float">
            <text:p>39.98464508</text:p>
          </table:table-cell>
          <table:table-cell table:formula="of:=[.K624]" office:value-type="float" office:value="3.218950624" calcext:value-type="float">
            <text:p>3.218950624</text:p>
          </table:table-cell>
          <table:table-cell table:style-name="ce1" table:formula="of:=[.O624]" office:value-type="float" office:value="1.75" calcext:value-type="float">
            <text:p>1.75</text:p>
          </table:table-cell>
          <table:table-cell table:formula="of:=[.N624]" office:value-type="float" office:value="0.002824325" calcext:value-type="float">
            <text:p>0.00282432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43904441" calcext:value-type="float">
            <text:p>0.243904441</text:p>
          </table:table-cell>
          <table:table-cell office:value-type="float" office:value="3.218950624" calcext:value-type="float">
            <text:p>3.218950624</text:p>
          </table:table-cell>
          <table:table-cell office:value-type="float" office:value="400.0190735" calcext:value-type="float">
            <text:p>400.0190735</text:p>
          </table:table-cell>
          <table:table-cell office:value-type="float" office:value="399.6738281" calcext:value-type="float">
            <text:p>399.6738281</text:p>
          </table:table-cell>
          <table:table-cell office:value-type="float" office:value="0.002824325" calcext:value-type="float">
            <text:p>0.00282432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2.25" calcext:value-type="float">
            <text:p>2.2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25]" office:value-type="float" office:value="-0.03885479" calcext:value-type="float">
            <text:p>-0.03885479</text:p>
          </table:table-cell>
          <table:table-cell table:formula="of:=0.5*([.L625]+[.M625])/10" office:value-type="float" office:value="39.985105895" calcext:value-type="float">
            <text:p>39.985105895</text:p>
          </table:table-cell>
          <table:table-cell table:formula="of:=[.K625]" office:value-type="float" office:value="4.080216207" calcext:value-type="float">
            <text:p>4.080216207</text:p>
          </table:table-cell>
          <table:table-cell table:style-name="ce1" table:formula="of:=[.O625]" office:value-type="float" office:value="1.75" calcext:value-type="float">
            <text:p>1.75</text:p>
          </table:table-cell>
          <table:table-cell table:formula="of:=[.N625]" office:value-type="float" office:value="0.006632742" calcext:value-type="float">
            <text:p>0.00663274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03885479" calcext:value-type="float">
            <text:p>-0.03885479</text:p>
          </table:table-cell>
          <table:table-cell office:value-type="float" office:value="4.080216207" calcext:value-type="float">
            <text:p>4.080216207</text:p>
          </table:table-cell>
          <table:table-cell office:value-type="float" office:value="399.9067993" calcext:value-type="float">
            <text:p>399.9067993</text:p>
          </table:table-cell>
          <table:table-cell office:value-type="float" office:value="399.7953186" calcext:value-type="float">
            <text:p>399.7953186</text:p>
          </table:table-cell>
          <table:table-cell office:value-type="float" office:value="0.006632742" calcext:value-type="float">
            <text:p>0.006632742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2.25" calcext:value-type="float">
            <text:p>2.25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26]" office:value-type="float" office:value="3.715549454" calcext:value-type="float">
            <text:p>3.715549454</text:p>
          </table:table-cell>
          <table:table-cell table:formula="of:=0.5*([.L626]+[.M626])/10" office:value-type="float" office:value="39.738424685" calcext:value-type="float">
            <text:p>39.738424685</text:p>
          </table:table-cell>
          <table:table-cell table:formula="of:=[.K626]" office:value-type="float" office:value="2.925180068" calcext:value-type="float">
            <text:p>2.925180068</text:p>
          </table:table-cell>
          <table:table-cell table:style-name="ce1" table:formula="of:=[.O626]" office:value-type="float" office:value="1.3" calcext:value-type="float">
            <text:p>1.30</text:p>
          </table:table-cell>
          <table:table-cell table:formula="of:=[.N626]" office:value-type="float" office:value="0.032780795" calcext:value-type="float">
            <text:p>0.03278079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.715549454" calcext:value-type="float">
            <text:p>3.715549454</text:p>
          </table:table-cell>
          <table:table-cell office:value-type="float" office:value="2.925180068" calcext:value-type="float">
            <text:p>2.925180068</text:p>
          </table:table-cell>
          <table:table-cell office:value-type="float" office:value="399.8912659" calcext:value-type="float">
            <text:p>399.8912659</text:p>
          </table:table-cell>
          <table:table-cell office:value-type="float" office:value="394.8772278" calcext:value-type="float">
            <text:p>394.8772278</text:p>
          </table:table-cell>
          <table:table-cell office:value-type="float" office:value="0.032780795" calcext:value-type="float">
            <text:p>0.032780795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27]" office:value-type="float" office:value="1.855677794" calcext:value-type="float">
            <text:p>1.855677794</text:p>
          </table:table-cell>
          <table:table-cell table:formula="of:=0.5*([.L627]+[.M627])/10" office:value-type="float" office:value="39.869798275" calcext:value-type="float">
            <text:p>39.869798275</text:p>
          </table:table-cell>
          <table:table-cell table:formula="of:=[.K627]" office:value-type="float" office:value="3.087285007" calcext:value-type="float">
            <text:p>3.087285007</text:p>
          </table:table-cell>
          <table:table-cell table:style-name="ce1" table:formula="of:=[.O627]" office:value-type="float" office:value="1.3" calcext:value-type="float">
            <text:p>1.30</text:p>
          </table:table-cell>
          <table:table-cell table:formula="of:=[.N627]" office:value-type="float" office:value="0.013636659" calcext:value-type="float">
            <text:p>0.01363665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855677794" calcext:value-type="float">
            <text:p>1.855677794</text:p>
          </table:table-cell>
          <table:table-cell office:value-type="float" office:value="3.087285007" calcext:value-type="float">
            <text:p>3.087285007</text:p>
          </table:table-cell>
          <table:table-cell office:value-type="float" office:value="399.9320068" calcext:value-type="float">
            <text:p>399.9320068</text:p>
          </table:table-cell>
          <table:table-cell office:value-type="float" office:value="397.4639587" calcext:value-type="float">
            <text:p>397.4639587</text:p>
          </table:table-cell>
          <table:table-cell office:value-type="float" office:value="0.013636659" calcext:value-type="float">
            <text:p>0.013636659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28]" office:value-type="float" office:value="1.526258934" calcext:value-type="float">
            <text:p>1.526258934</text:p>
          </table:table-cell>
          <table:table-cell table:formula="of:=0.5*([.L628]+[.M628])/10" office:value-type="float" office:value="39.906092835" calcext:value-type="float">
            <text:p>39.906092835</text:p>
          </table:table-cell>
          <table:table-cell table:formula="of:=[.K628]" office:value-type="float" office:value="3.888804716" calcext:value-type="float">
            <text:p>3.888804716</text:p>
          </table:table-cell>
          <table:table-cell table:style-name="ce1" table:formula="of:=[.O628]" office:value-type="float" office:value="1.3" calcext:value-type="float">
            <text:p>1.30</text:p>
          </table:table-cell>
          <table:table-cell table:formula="of:=[.N628]" office:value-type="float" office:value="0.013717056" calcext:value-type="float">
            <text:p>0.01371705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526258934" calcext:value-type="float">
            <text:p>1.526258934</text:p>
          </table:table-cell>
          <table:table-cell office:value-type="float" office:value="3.888804716" calcext:value-type="float">
            <text:p>3.888804716</text:p>
          </table:table-cell>
          <table:table-cell office:value-type="float" office:value="400.1312256" calcext:value-type="float">
            <text:p>400.1312256</text:p>
          </table:table-cell>
          <table:table-cell office:value-type="float" office:value="397.9906311" calcext:value-type="float">
            <text:p>397.9906311</text:p>
          </table:table-cell>
          <table:table-cell office:value-type="float" office:value="0.013717056" calcext:value-type="float">
            <text:p>0.013717056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2" calcext:value-type="float">
            <text:p>2.0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29]" office:value-type="float" office:value="-0.140905031" calcext:value-type="float">
            <text:p>-0.140905031</text:p>
          </table:table-cell>
          <table:table-cell table:formula="of:=0.5*([.L629]+[.M629])/10" office:value-type="float" office:value="39.997616575" calcext:value-type="float">
            <text:p>39.997616575</text:p>
          </table:table-cell>
          <table:table-cell table:formula="of:=[.K629]" office:value-type="float" office:value="2.99316297" calcext:value-type="float">
            <text:p>2.99316297</text:p>
          </table:table-cell>
          <table:table-cell table:style-name="ce1" table:formula="of:=[.O629]" office:value-type="float" office:value="1.95" calcext:value-type="float">
            <text:p>1.95</text:p>
          </table:table-cell>
          <table:table-cell table:formula="of:=[.N629]" office:value-type="float" office:value="0.009046226" calcext:value-type="float">
            <text:p>0.00904622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0.140905031" calcext:value-type="float">
            <text:p>-0.140905031</text:p>
          </table:table-cell>
          <table:table-cell office:value-type="float" office:value="2.99316297" calcext:value-type="float">
            <text:p>2.99316297</text:p>
          </table:table-cell>
          <table:table-cell office:value-type="float" office:value="399.9702148" calcext:value-type="float">
            <text:p>399.9702148</text:p>
          </table:table-cell>
          <table:table-cell office:value-type="float" office:value="399.9821167" calcext:value-type="float">
            <text:p>399.9821167</text:p>
          </table:table-cell>
          <table:table-cell office:value-type="float" office:value="0.009046226" calcext:value-type="float">
            <text:p>0.009046226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2.4" calcext:value-type="float">
            <text:p>2.4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30]" office:value-type="float" office:value="0.222101289" calcext:value-type="float">
            <text:p>0.222101289</text:p>
          </table:table-cell>
          <table:table-cell table:formula="of:=0.5*([.L630]+[.M630])/10" office:value-type="float" office:value="39.97857208" calcext:value-type="float">
            <text:p>39.97857208</text:p>
          </table:table-cell>
          <table:table-cell table:formula="of:=[.K630]" office:value-type="float" office:value="3.137961712" calcext:value-type="float">
            <text:p>3.137961712</text:p>
          </table:table-cell>
          <table:table-cell table:style-name="ce1" table:formula="of:=[.O630]" office:value-type="float" office:value="1.95" calcext:value-type="float">
            <text:p>1.95</text:p>
          </table:table-cell>
          <table:table-cell table:formula="of:=[.N630]" office:value-type="float" office:value="0.000430552" calcext:value-type="float">
            <text:p>0.00043055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222101289" calcext:value-type="float">
            <text:p>0.222101289</text:p>
          </table:table-cell>
          <table:table-cell office:value-type="float" office:value="3.137961712" calcext:value-type="float">
            <text:p>3.137961712</text:p>
          </table:table-cell>
          <table:table-cell office:value-type="float" office:value="399.922821" calcext:value-type="float">
            <text:p>399.922821</text:p>
          </table:table-cell>
          <table:table-cell office:value-type="float" office:value="399.6486206" calcext:value-type="float">
            <text:p>399.6486206</text:p>
          </table:table-cell>
          <table:table-cell office:value-type="float" office:value="0.000430552" calcext:value-type="float">
            <text:p>0.000430552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2.4" calcext:value-type="float">
            <text:p>2.40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.J631]" office:value-type="float" office:value="-0.022355869" calcext:value-type="float">
            <text:p>-0.022355869</text:p>
          </table:table-cell>
          <table:table-cell table:formula="of:=0.5*([.L631]+[.M631])/10" office:value-type="float" office:value="39.986561585" calcext:value-type="float">
            <text:p>39.986561585</text:p>
          </table:table-cell>
          <table:table-cell table:formula="of:=[.K631]" office:value-type="float" office:value="4.01888106" calcext:value-type="float">
            <text:p>4.01888106</text:p>
          </table:table-cell>
          <table:table-cell table:style-name="ce1" table:formula="of:=[.O631]" office:value-type="float" office:value="1.95" calcext:value-type="float">
            <text:p>1.95</text:p>
          </table:table-cell>
          <table:table-cell table:formula="of:=[.N631]" office:value-type="float" office:value="0.004290408" calcext:value-type="float">
            <text:p>0.00429040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0.022355869" calcext:value-type="float">
            <text:p>-0.022355869</text:p>
          </table:table-cell>
          <table:table-cell office:value-type="float" office:value="4.01888106" calcext:value-type="float">
            <text:p>4.01888106</text:p>
          </table:table-cell>
          <table:table-cell office:value-type="float" office:value="399.9025269" calcext:value-type="float">
            <text:p>399.9025269</text:p>
          </table:table-cell>
          <table:table-cell office:value-type="float" office:value="399.8287048" calcext:value-type="float">
            <text:p>399.8287048</text:p>
          </table:table-cell>
          <table:table-cell office:value-type="float" office:value="0.004290408" calcext:value-type="float">
            <text:p>0.004290408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2.4" calcext:value-type="float">
            <text:p>2.40</text:p>
          </table:table-cell>
          <table:table-cell table:style-name="ce1"/>
          <table:table-cell table:number-columns-repeated="1007"/>
        </table:table-row>
        <table:table-row table:style-name="ro2" table:number-rows-repeated="10479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ce1"/>
        <table:table-column table:style-name="co3" table:default-cell-style-name="ce2"/>
        <table:table-column table:style-name="co3" table:default-cell-style-name="Default"/>
        <table:table-column table:style-name="co3" table:default-cell-style-name="ce7"/>
        <table:table-column table:style-name="co3" table:default-cell-style-name="ce8"/>
        <table:table-column table:style-name="co3" table:number-columns-repeated="5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3" table:number-columns-repeated="2" table:default-cell-style-name="ce7"/>
        <table:table-column table:style-name="co3" table:default-cell-style-name="Default"/>
        <table:table-column table:style-name="co3" table:number-columns-repeated="3" table:default-cell-style-name="ce8"/>
        <table:table-column table:style-name="co3" table:number-columns-repeated="2" table:default-cell-style-name="Default"/>
        <table:table-row table:style-name="ro2">
          <table:table-cell table:style-name="Default" office:value-type="string" calcext:value-type="string">
            <text:p>Day</text:p>
          </table:table-cell>
          <table:table-cell table:style-name="Default" office:value-type="string" calcext:value-type="string">
            <text:p>VPD</text:p>
          </table:table-cell>
          <table:table-cell table:style-name="Default" office:value-type="string" calcext:value-type="string">
            <text:p>SVPair</text:p>
          </table:table-cell>
          <table:table-cell/>
          <table:table-cell table:style-name="Default" office:value-type="string" calcext:value-type="string">
            <text:p>Tair</text:p>
          </table:table-cell>
          <table:table-cell table:style-name="Default" office:value-type="string" calcext:value-type="string">
            <text:p>Tleaf</text:p>
          </table:table-cell>
          <table:table-cell office:value-type="string" calcext:value-type="string">
            <text:p>VPA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Rabs</text:p>
          </table:table-cell>
          <table:table-cell table:style-name="Default" office:value-type="string" calcext:value-type="string">
            <text:p>Psoi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LaBa</text:p>
          </table:table-cell>
          <table:table-cell table:style-name="Default" office:value-type="string" calcext:value-type="string">
            <text:p>Vcmax</text:p>
          </table:table-cell>
          <table:table-cell table:style-name="Default" office:value-type="string" calcext:value-type="string">
            <text:p>Jmax</text:p>
          </table:table-cell>
          <table:table-cell office:value-type="string" calcext:value-type="string">
            <text:p>Ci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Pleaf</text:p>
          </table:table-cell>
          <table:table-cell office:value-type="string" calcext:value-type="string">
            <text:p>Ktree</text:p>
          </table:table-cell>
          <table:table-cell office:value-type="string" calcext:value-type="string">
            <text:p>Etree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.79075742423469" calcext:value-type="float">
            <text:p>3.79</text:p>
          </table:table-cell>
          <table:table-cell table:formula="of:=0.61078*EXP(17.27*[.E2]/([.E2]+237.3))" office:value-type="float" office:value="4.7604999135489" calcext:value-type="float">
            <text:p>4.7604999135489</text:p>
          </table:table-cell>
          <table:table-cell/>
          <table:table-cell office:value-type="float" office:value="32.0218739062511" calcext:value-type="float">
            <text:p>32.0</text:p>
          </table:table-cell>
          <table:table-cell office:value-type="float" office:value="33.7851373626373" calcext:value-type="float">
            <text:p>33.79</text:p>
          </table:table-cell>
          <table:table-cell table:formula="of:=[.C2]-[.B2]" office:value-type="float" office:value="0.969742489314207" calcext:value-type="float">
            <text:p>0.96974248931420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25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5.1913359025" calcext:value-type="float">
            <text:p>15.19</text:p>
          </table:table-cell>
          <table:table-cell office:value-type="float" office:value="8.6110075" calcext:value-type="float">
            <text:p>8.61</text:p>
          </table:table-cell>
          <table:table-cell office:value-type="float" office:value="2.1625" calcext:value-type="float">
            <text:p>2.16</text:p>
          </table:table-cell>
          <table:table-cell office:value-type="float" office:value="975.6" calcext:value-type="float">
            <text:p>975.6</text:p>
          </table:table-cell>
          <table:table-cell table:formula="of:=[.N2]*[.S2]*0.001*18*0.001*3600" office:value-type="float" office:value="660.4408533096" calcext:value-type="float">
            <text:p>660.4408533096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.82177965598356" calcext:value-type="float">
            <text:p>2.82</text:p>
          </table:table-cell>
          <table:table-cell table:formula="of:=0.61078*EXP(17.27*[.E3]/([.E3]+237.3))" office:value-type="float" office:value="3.83353169546388" calcext:value-type="float">
            <text:p>3.83353169546388</text:p>
          </table:table-cell>
          <table:table-cell/>
          <table:table-cell office:value-type="float" office:value="28.2426167187482" calcext:value-type="float">
            <text:p>28.2</text:p>
          </table:table-cell>
          <table:table-cell office:value-type="float" office:value="29.2538653846153" calcext:value-type="float">
            <text:p>29.25</text:p>
          </table:table-cell>
          <table:table-cell table:formula="of:=[.C3]-[.B3]" office:value-type="float" office:value="1.01175203948032" calcext:value-type="float">
            <text:p>1.0117520394803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5.7528812" calcext:value-type="float">
            <text:p>15.75</text:p>
          </table:table-cell>
          <table:table-cell office:value-type="float" office:value="8.67530108333333" calcext:value-type="float">
            <text:p>8.68</text:p>
          </table:table-cell>
          <table:table-cell office:value-type="float" office:value="1.875" calcext:value-type="float">
            <text:p>1.88</text:p>
          </table:table-cell>
          <table:table-cell office:value-type="float" office:value="975.6" calcext:value-type="float">
            <text:p>975.6</text:p>
          </table:table-cell>
          <table:table-cell table:formula="of:=[.N3]*[.S3]*0.001*18*0.001*3600" office:value-type="float" office:value="665.37199627272" calcext:value-type="float">
            <text:p>665.37199627272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.98947240857233" calcext:value-type="float">
            <text:p>3.99</text:p>
          </table:table-cell>
          <table:table-cell table:formula="of:=0.61078*EXP(17.27*[.E4]/([.E4]+237.3))" office:value-type="float" office:value="4.55588573691995" calcext:value-type="float">
            <text:p>4.55588573691995</text:p>
          </table:table-cell>
          <table:table-cell/>
          <table:table-cell office:value-type="float" office:value="31.2465392187483" calcext:value-type="float">
            <text:p>31.2</text:p>
          </table:table-cell>
          <table:table-cell office:value-type="float" office:value="32.5776398601399" calcext:value-type="float">
            <text:p>32.58</text:p>
          </table:table-cell>
          <table:table-cell table:formula="of:=[.C4]-[.B4]" office:value-type="float" office:value="0.566413328347612" calcext:value-type="float">
            <text:p>0.56641332834761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25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7.5983022008333" calcext:value-type="float">
            <text:p>17.60</text:p>
          </table:table-cell>
          <table:table-cell office:value-type="float" office:value="10.7802561666667" calcext:value-type="float">
            <text:p>10.78</text:p>
          </table:table-cell>
          <table:table-cell office:value-type="float" office:value="1.925" calcext:value-type="float">
            <text:p>1.93</text:p>
          </table:table-cell>
          <table:table-cell office:value-type="float" office:value="975.6" calcext:value-type="float">
            <text:p>975.6</text:p>
          </table:table-cell>
          <table:table-cell table:formula="of:=[.N4]*[.S4]*0.001*18*0.001*3600" office:value-type="float" office:value="826.816325686561" calcext:value-type="float">
            <text:p>826.816325686561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.41927972856845" calcext:value-type="float">
            <text:p>4.42</text:p>
          </table:table-cell>
          <table:table-cell table:formula="of:=0.61078*EXP(17.27*[.E5]/([.E5]+237.3))" office:value-type="float" office:value="5.25850128347827" calcext:value-type="float">
            <text:p>5.25850128347827</text:p>
          </table:table-cell>
          <table:table-cell/>
          <table:table-cell office:value-type="float" office:value="33.7944148437503" calcext:value-type="float">
            <text:p>33.8</text:p>
          </table:table-cell>
          <table:table-cell office:value-type="float" office:value="34.37" calcext:value-type="float">
            <text:p>34.37</text:p>
          </table:table-cell>
          <table:table-cell table:formula="of:=[.C5]-[.B5]" office:value-type="float" office:value="0.839221554909811" calcext:value-type="float">
            <text:p>0.839221554909811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6666666666666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.91666666666667" calcext:value-type="float">
            <text:p>1.92</text:p>
          </table:table-cell>
          <table:table-cell office:value-type="float" office:value="975.6" calcext:value-type="float">
            <text:p>975.6</text:p>
          </table:table-cell>
          <table:table-cell table:formula="of:=[.N5]*[.S5]*0.001*18*0.001*360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.9867708482395" calcext:value-type="float">
            <text:p>2.99</text:p>
          </table:table-cell>
          <table:table-cell table:formula="of:=0.61078*EXP(17.27*[.E6]/([.E6]+237.3))" office:value-type="float" office:value="4.18147487527919" calcext:value-type="float">
            <text:p>4.18147487527919</text:p>
          </table:table-cell>
          <table:table-cell/>
          <table:table-cell office:value-type="float" office:value="29.7458885937502" calcext:value-type="float">
            <text:p>29.7</text:p>
          </table:table-cell>
          <table:table-cell office:value-type="float" office:value="31.1909615375" calcext:value-type="float">
            <text:p>31.19</text:p>
          </table:table-cell>
          <table:table-cell table:formula="of:=[.C6]-[.B6]" office:value-type="float" office:value="1.1947040270397" calcext:value-type="float">
            <text:p>1.194704027039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6.7346940166667" calcext:value-type="float">
            <text:p>16.73</text:p>
          </table:table-cell>
          <table:table-cell office:value-type="float" office:value="8.24591183333333" calcext:value-type="float">
            <text:p>8.25</text:p>
          </table:table-cell>
          <table:table-cell office:value-type="float" office:value="1.65" calcext:value-type="float">
            <text:p>1.65</text:p>
          </table:table-cell>
          <table:table-cell office:value-type="float" office:value="975.6" calcext:value-type="float">
            <text:p>975.6</text:p>
          </table:table-cell>
          <table:table-cell table:formula="of:=[.N6]*[.S6]*0.001*18*0.001*3600" office:value-type="float" office:value="632.43900873648" calcext:value-type="float">
            <text:p>632.43900873648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.4437374969429" calcext:value-type="float">
            <text:p>3.44</text:p>
          </table:table-cell>
          <table:table-cell table:formula="of:=0.61078*EXP(17.27*[.E7]/([.E7]+237.3))" office:value-type="float" office:value="4.73265458738115" calcext:value-type="float">
            <text:p>4.73265458738115</text:p>
          </table:table-cell>
          <table:table-cell/>
          <table:table-cell office:value-type="float" office:value="31.9180831250016" calcext:value-type="float">
            <text:p>31.9</text:p>
          </table:table-cell>
          <table:table-cell office:value-type="float" office:value="33.4803846175" calcext:value-type="float">
            <text:p>33.48</text:p>
          </table:table-cell>
          <table:table-cell table:formula="of:=[.C7]-[.B7]" office:value-type="float" office:value="1.28891709043825" calcext:value-type="float">
            <text:p>1.2889170904382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25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4.9442652941667" calcext:value-type="float">
            <text:p>14.94</text:p>
          </table:table-cell>
          <table:table-cell office:value-type="float" office:value="7.71581683333334" calcext:value-type="float">
            <text:p>7.72</text:p>
          </table:table-cell>
          <table:table-cell office:value-type="float" office:value="1.4125" calcext:value-type="float">
            <text:p>1.41</text:p>
          </table:table-cell>
          <table:table-cell office:value-type="float" office:value="975.6" calcext:value-type="float">
            <text:p>975.6</text:p>
          </table:table-cell>
          <table:table-cell table:formula="of:=[.N7]*[.S7]*0.001*18*0.001*3600" office:value-type="float" office:value="591.78216409488" calcext:value-type="float">
            <text:p>591.78216409488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.3091176121833" calcext:value-type="float">
            <text:p>1.31</text:p>
          </table:table-cell>
          <table:table-cell table:formula="of:=0.61078*EXP(17.27*[.E8]/([.E8]+237.3))" office:value-type="float" office:value="2.88092976697121" calcext:value-type="float">
            <text:p>2.88092976697121</text:p>
          </table:table-cell>
          <table:table-cell/>
          <table:table-cell office:value-type="float" office:value="23.4166671875008" calcext:value-type="float">
            <text:p>23.4</text:p>
          </table:table-cell>
          <table:table-cell office:value-type="float" office:value="26" calcext:value-type="float">
            <text:p>26.00</text:p>
          </table:table-cell>
          <table:table-cell table:formula="of:=[.C8]-[.B8]" office:value-type="float" office:value="1.57181215478792" calcext:value-type="float">
            <text:p>1.5718121547879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375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5.5981677458333" calcext:value-type="float">
            <text:p>15.60</text:p>
          </table:table-cell>
          <table:table-cell office:value-type="float" office:value="4.38864341666667" calcext:value-type="float">
            <text:p>4.39</text:p>
          </table:table-cell>
          <table:table-cell office:value-type="float" office:value="0.9125" calcext:value-type="float">
            <text:p>0.91</text:p>
          </table:table-cell>
          <table:table-cell office:value-type="float" office:value="975.6" calcext:value-type="float">
            <text:p>975.6</text:p>
          </table:table-cell>
          <table:table-cell table:formula="of:=[.N8]*[.S8]*0.001*18*0.001*3600" office:value-type="float" office:value="336.59701294824" calcext:value-type="float">
            <text:p>336.59701294824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.98402815844272" calcext:value-type="float">
            <text:p>1.98</text:p>
          </table:table-cell>
          <table:table-cell table:formula="of:=0.61078*EXP(17.27*[.E9]/([.E9]+237.3))" office:value-type="float" office:value="3.30856015478966" calcext:value-type="float">
            <text:p>3.30856015478966</text:p>
          </table:table-cell>
          <table:table-cell/>
          <table:table-cell office:value-type="float" office:value="25.732591874999" calcext:value-type="float">
            <text:p>25.7</text:p>
          </table:table-cell>
          <table:table-cell office:value-type="float" office:value="28.3598717948718" calcext:value-type="float">
            <text:p>28.36</text:p>
          </table:table-cell>
          <table:table-cell table:formula="of:=[.C9]-[.B9]" office:value-type="float" office:value="1.32453199634695" calcext:value-type="float">
            <text:p>1.3245319963469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875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.1875" calcext:value-type="float">
            <text:p>1.19</text:p>
          </table:table-cell>
          <table:table-cell office:value-type="float" office:value="975.6" calcext:value-type="float">
            <text:p>975.6</text:p>
          </table:table-cell>
          <table:table-cell table:formula="of:=[.N9]*[.S9]*0.001*18*0.001*360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3.12441789128174" calcext:value-type="float">
            <text:p>3.12</text:p>
          </table:table-cell>
          <table:table-cell table:formula="of:=0.61078*EXP(17.27*[.E10]/([.E10]+237.3))" office:value-type="float" office:value="4.36713525934685" calcext:value-type="float">
            <text:p>4.36713525934685</text:p>
          </table:table-cell>
          <table:table-cell/>
          <table:table-cell office:value-type="float" office:value="30.5040032812491" calcext:value-type="float">
            <text:p>30.5</text:p>
          </table:table-cell>
          <table:table-cell office:value-type="float" office:value="32.7428205128205" calcext:value-type="float">
            <text:p>32.74</text:p>
          </table:table-cell>
          <table:table-cell table:formula="of:=[.C10]-[.B10]" office:value-type="float" office:value="1.24271736806511" calcext:value-type="float">
            <text:p>1.24271736806511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9375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4.9912731881667" calcext:value-type="float">
            <text:p>14.99</text:p>
          </table:table-cell>
          <table:table-cell office:value-type="float" office:value="7.32502891666667" calcext:value-type="float">
            <text:p>7.33</text:p>
          </table:table-cell>
          <table:table-cell office:value-type="float" office:value="1.4375" calcext:value-type="float">
            <text:p>1.44</text:p>
          </table:table-cell>
          <table:table-cell office:value-type="float" office:value="975.6" calcext:value-type="float">
            <text:p>975.6</text:p>
          </table:table-cell>
          <table:table-cell table:formula="of:=[.N10]*[.S10]*0.001*18*0.001*3600" office:value-type="float" office:value="561.80979382968" calcext:value-type="float">
            <text:p>561.80979382968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.80248432180507" calcext:value-type="float">
            <text:p>1.80</text:p>
          </table:table-cell>
          <table:table-cell table:formula="of:=0.61078*EXP(17.27*[.E11]/([.E11]+237.3))" office:value-type="float" office:value="3.02364436225042" calcext:value-type="float">
            <text:p>3.02364436225042</text:p>
          </table:table-cell>
          <table:table-cell/>
          <table:table-cell office:value-type="float" office:value="24.2210815624993" calcext:value-type="float">
            <text:p>24.2</text:p>
          </table:table-cell>
          <table:table-cell office:value-type="float" office:value="27.7189743589744" calcext:value-type="float">
            <text:p>27.72</text:p>
          </table:table-cell>
          <table:table-cell table:formula="of:=[.C11]-[.B11]" office:value-type="float" office:value="1.22116004044535" calcext:value-type="float">
            <text:p>1.2211600404453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75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13.3807497766667" calcext:value-type="float">
            <text:p>13.38</text:p>
          </table:table-cell>
          <table:table-cell office:value-type="float" office:value="4.32137316666667" calcext:value-type="float">
            <text:p>4.32</text:p>
          </table:table-cell>
          <table:table-cell office:value-type="float" office:value="0.9125" calcext:value-type="float">
            <text:p>0.91</text:p>
          </table:table-cell>
          <table:table-cell office:value-type="float" office:value="975.6" calcext:value-type="float">
            <text:p>975.6</text:p>
          </table:table-cell>
          <table:table-cell table:formula="of:=[.N11]*[.S11]*0.001*18*0.001*3600" office:value-type="float" office:value="331.43756774832" calcext:value-type="float">
            <text:p>331.43756774832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.3459537200634" calcext:value-type="float">
            <text:p>2.35</text:p>
          </table:table-cell>
          <table:table-cell table:formula="of:=0.61078*EXP(17.27*[.E12]/([.E12]+237.3))" office:value-type="float" office:value="3.15562743731457" calcext:value-type="float">
            <text:p>3.15562743731457</text:p>
          </table:table-cell>
          <table:table-cell/>
          <table:table-cell office:value-type="float" office:value="24.9360485937492" calcext:value-type="float">
            <text:p>24.9</text:p>
          </table:table-cell>
          <table:table-cell office:value-type="float" office:value="27.2846153846153" calcext:value-type="float">
            <text:p>27.28</text:p>
          </table:table-cell>
          <table:table-cell table:formula="of:=[.C12]-[.B12]" office:value-type="float" office:value="0.809673717251167" calcext:value-type="float">
            <text:p>0.80967371725116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125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13.1435005024167" calcext:value-type="float">
            <text:p>13.14</text:p>
          </table:table-cell>
          <table:table-cell office:value-type="float" office:value="5.04081566666667" calcext:value-type="float">
            <text:p>5.04</text:p>
          </table:table-cell>
          <table:table-cell office:value-type="float" office:value="0.9515" calcext:value-type="float">
            <text:p>0.95</text:p>
          </table:table-cell>
          <table:table-cell office:value-type="float" office:value="975.6" calcext:value-type="float">
            <text:p>975.6</text:p>
          </table:table-cell>
          <table:table-cell table:formula="of:=[.N12]*[.S12]*0.001*18*0.001*3600" office:value-type="float" office:value="386.61685061472" calcext:value-type="float">
            <text:p>386.61685061472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.85904040014006" calcext:value-type="float">
            <text:p>2.86</text:p>
          </table:table-cell>
          <table:table-cell table:formula="of:=0.61078*EXP(17.27*[.E13]/([.E13]+237.3))" office:value-type="float" office:value="3.74188449294782" calcext:value-type="float">
            <text:p>3.74188449294782</text:p>
          </table:table-cell>
          <table:table-cell/>
          <table:table-cell office:value-type="float" office:value="27.8269340625" calcext:value-type="float">
            <text:p>27.8</text:p>
          </table:table-cell>
          <table:table-cell office:value-type="float" office:value="33.4098076923092" calcext:value-type="float">
            <text:p>33.41</text:p>
          </table:table-cell>
          <table:table-cell table:formula="of:=[.C13]-[.B13]" office:value-type="float" office:value="0.882844092807753" calcext:value-type="float">
            <text:p>0.882844092807753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625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13.4695815770834" calcext:value-type="float">
            <text:p>13.47</text:p>
          </table:table-cell>
          <table:table-cell office:value-type="float" office:value="6.2706695" calcext:value-type="float">
            <text:p>6.27</text:p>
          </table:table-cell>
          <table:table-cell office:value-type="float" office:value="1.14375" calcext:value-type="float">
            <text:p>1.14</text:p>
          </table:table-cell>
          <table:table-cell office:value-type="float" office:value="975.6" calcext:value-type="float">
            <text:p>975.6</text:p>
          </table:table-cell>
          <table:table-cell table:formula="of:=[.N13]*[.S13]*0.001*18*0.001*3600" office:value-type="float" office:value="480.94329442896" calcext:value-type="float">
            <text:p>480.94329442896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2.33042281752529" calcext:value-type="float">
            <text:p>2.33</text:p>
          </table:table-cell>
          <table:table-cell table:formula="of:=0.61078*EXP(17.27*[.E14]/([.E14]+237.3))" office:value-type="float" office:value="3.55129660995831" calcext:value-type="float">
            <text:p>3.55129660995831</text:p>
          </table:table-cell>
          <table:table-cell/>
          <table:table-cell office:value-type="float" office:value="26.9333024999979" calcext:value-type="float">
            <text:p>26.9</text:p>
          </table:table-cell>
          <table:table-cell office:value-type="float" office:value="29.145961538462" calcext:value-type="float">
            <text:p>29.15</text:p>
          </table:table-cell>
          <table:table-cell table:formula="of:=[.C14]-[.B14]" office:value-type="float" office:value="1.22087379243302" calcext:value-type="float">
            <text:p>1.2208737924330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125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12.0227981238333" calcext:value-type="float">
            <text:p>12.02</text:p>
          </table:table-cell>
          <table:table-cell office:value-type="float" office:value="5.90721725" calcext:value-type="float">
            <text:p>5.91</text:p>
          </table:table-cell>
          <table:table-cell office:value-type="float" office:value="1.1" calcext:value-type="float">
            <text:p>1.10</text:p>
          </table:table-cell>
          <table:table-cell office:value-type="float" office:value="975.6" calcext:value-type="float">
            <text:p>975.6</text:p>
          </table:table-cell>
          <table:table-cell table:formula="of:=[.N14]*[.S14]*0.001*18*0.001*3600" office:value-type="float" office:value="453.06749544408" calcext:value-type="float">
            <text:p>453.06749544408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3.24410734946085" calcext:value-type="float">
            <text:p>3.24</text:p>
          </table:table-cell>
          <table:table-cell table:formula="of:=0.61078*EXP(17.27*[.E15]/([.E15]+237.3))" office:value-type="float" office:value="4.24215589749912" calcext:value-type="float">
            <text:p>4.24215589749912</text:p>
          </table:table-cell>
          <table:table-cell/>
          <table:table-cell office:value-type="float" office:value="29.9968348437499" calcext:value-type="float">
            <text:p>30.0</text:p>
          </table:table-cell>
          <table:table-cell office:value-type="float" office:value="31.4848076923062" calcext:value-type="float">
            <text:p>31.48</text:p>
          </table:table-cell>
          <table:table-cell table:formula="of:=[.C15]-[.B15]" office:value-type="float" office:value="0.998048548038268" calcext:value-type="float">
            <text:p>0.998048548038268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25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9.28921115449998" calcext:value-type="float">
            <text:p>9.29</text:p>
          </table:table-cell>
          <table:table-cell office:value-type="float" office:value="5.26015975" calcext:value-type="float">
            <text:p>5.26</text:p>
          </table:table-cell>
          <table:table-cell office:value-type="float" office:value="0.975" calcext:value-type="float">
            <text:p>0.98</text:p>
          </table:table-cell>
          <table:table-cell office:value-type="float" office:value="975.6" calcext:value-type="float">
            <text:p>975.6</text:p>
          </table:table-cell>
          <table:table-cell table:formula="of:=[.N15]*[.S15]*0.001*18*0.001*3600" office:value-type="float" office:value="403.43994519048" calcext:value-type="float">
            <text:p>403.43994519048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3.2330060644469" calcext:value-type="float">
            <text:p>3.23</text:p>
          </table:table-cell>
          <table:table-cell table:formula="of:=0.61078*EXP(17.27*[.E16]/([.E16]+237.3))" office:value-type="float" office:value="4.1723301198231" calcext:value-type="float">
            <text:p>4.1723301198231</text:p>
          </table:table-cell>
          <table:table-cell/>
          <table:table-cell office:value-type="float" office:value="29.7077962500001" calcext:value-type="float">
            <text:p>29.7</text:p>
          </table:table-cell>
          <table:table-cell office:value-type="float" office:value="31.6756923076928" calcext:value-type="float">
            <text:p>31.68</text:p>
          </table:table-cell>
          <table:table-cell table:formula="of:=[.C16]-[.B16]" office:value-type="float" office:value="0.939324055376203" calcext:value-type="float">
            <text:p>0.939324055376203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.2375" calcext:value-type="float">
            <text:p>1.24</text:p>
          </table:table-cell>
          <table:table-cell office:value-type="float" office:value="975.6" calcext:value-type="float">
            <text:p>975.6</text:p>
          </table:table-cell>
          <table:table-cell table:formula="of:=[.N16]*[.S16]*0.001*18*0.001*360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2.79242419530447" calcext:value-type="float">
            <text:p>2.79</text:p>
          </table:table-cell>
          <table:table-cell table:formula="of:=0.61078*EXP(17.27*[.E17]/([.E17]+237.3))" office:value-type="float" office:value="3.91308719299359" calcext:value-type="float">
            <text:p>3.91308719299359</text:p>
          </table:table-cell>
          <table:table-cell/>
          <table:table-cell office:value-type="float" office:value="28.5965000000005" calcext:value-type="float">
            <text:p>28.6</text:p>
          </table:table-cell>
          <table:table-cell office:value-type="float" office:value="31.2719951923058" calcext:value-type="float">
            <text:p>31.27</text:p>
          </table:table-cell>
          <table:table-cell table:formula="of:=[.C17]-[.B17]" office:value-type="float" office:value="1.12066299768912" calcext:value-type="float">
            <text:p>1.1206629976891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525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8.87298650125001" calcext:value-type="float">
            <text:p>8.87</text:p>
          </table:table-cell>
          <table:table-cell office:value-type="float" office:value="5.70615591666666" calcext:value-type="float">
            <text:p>5.71</text:p>
          </table:table-cell>
          <table:table-cell office:value-type="float" office:value="1.3375" calcext:value-type="float">
            <text:p>1.34</text:p>
          </table:table-cell>
          <table:table-cell office:value-type="float" office:value="975.6" calcext:value-type="float">
            <text:p>975.6</text:p>
          </table:table-cell>
          <table:table-cell table:formula="of:=[.N17]*[.S17]*0.001*18*0.001*3600" office:value-type="float" office:value="437.646638064239" calcext:value-type="float">
            <text:p>437.646638064239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.79075742423469" calcext:value-type="float">
            <text:p>3.79</text:p>
          </table:table-cell>
          <table:table-cell table:formula="of:=0.61078*EXP(17.27*[.E18]/([.E18]+237.3))" office:value-type="float" office:value="4.7604999135489" calcext:value-type="float">
            <text:p>4.7604999135489</text:p>
          </table:table-cell>
          <table:table-cell/>
          <table:table-cell office:value-type="float" office:value="32.0218739062511" calcext:value-type="float">
            <text:p>32.0</text:p>
          </table:table-cell>
          <table:table-cell office:value-type="float" office:value="35.0917307692308" calcext:value-type="float">
            <text:p>35.09</text:p>
          </table:table-cell>
          <table:table-cell table:formula="of:=[.C18]-[.B18]" office:value-type="float" office:value="0.969742489314207" calcext:value-type="float">
            <text:p>0.96974248931420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4.3364968725" calcext:value-type="float">
            <text:p>14.34</text:p>
          </table:table-cell>
          <table:table-cell office:value-type="float" office:value="9.61329525" calcext:value-type="float">
            <text:p>9.61</text:p>
          </table:table-cell>
          <table:table-cell office:value-type="float" office:value="1.9" calcext:value-type="float">
            <text:p>1.90</text:p>
          </table:table-cell>
          <table:table-cell office:value-type="float" office:value="975.6" calcext:value-type="float">
            <text:p>975.6</text:p>
          </table:table-cell>
          <table:table-cell table:formula="of:=[.N18]*[.S18]*0.001*18*0.001*3600" office:value-type="float" office:value="737.31359751192" calcext:value-type="float">
            <text:p>737.31359751192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.82177965598356" calcext:value-type="float">
            <text:p>2.82</text:p>
          </table:table-cell>
          <table:table-cell table:formula="of:=0.61078*EXP(17.27*[.E19]/([.E19]+237.3))" office:value-type="float" office:value="3.83353169546388" calcext:value-type="float">
            <text:p>3.83353169546388</text:p>
          </table:table-cell>
          <table:table-cell/>
          <table:table-cell office:value-type="float" office:value="28.2426167187482" calcext:value-type="float">
            <text:p>28.2</text:p>
          </table:table-cell>
          <table:table-cell office:value-type="float" office:value="29.8957371794873" calcext:value-type="float">
            <text:p>29.90</text:p>
          </table:table-cell>
          <table:table-cell table:formula="of:=[.C19]-[.B19]" office:value-type="float" office:value="1.01175203948032" calcext:value-type="float">
            <text:p>1.0117520394803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875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6.0430586225" calcext:value-type="float">
            <text:p>16.04</text:p>
          </table:table-cell>
          <table:table-cell office:value-type="float" office:value="9.20324016666667" calcext:value-type="float">
            <text:p>9.20</text:p>
          </table:table-cell>
          <table:table-cell office:value-type="float" office:value="1.7125" calcext:value-type="float">
            <text:p>1.71</text:p>
          </table:table-cell>
          <table:table-cell office:value-type="float" office:value="975.6" calcext:value-type="float">
            <text:p>975.6</text:p>
          </table:table-cell>
          <table:table-cell table:formula="of:=[.N19]*[.S19]*0.001*18*0.001*3600" office:value-type="float" office:value="705.86348797008" calcext:value-type="float">
            <text:p>705.86348797008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.98947240857233" calcext:value-type="float">
            <text:p>3.99</text:p>
          </table:table-cell>
          <table:table-cell table:formula="of:=0.61078*EXP(17.27*[.E20]/([.E20]+237.3))" office:value-type="float" office:value="4.55588573691995" calcext:value-type="float">
            <text:p>4.55588573691995</text:p>
          </table:table-cell>
          <table:table-cell/>
          <table:table-cell office:value-type="float" office:value="31.2465392187483" calcext:value-type="float">
            <text:p>31.2</text:p>
          </table:table-cell>
          <table:table-cell office:value-type="float" office:value="33.7295032051281" calcext:value-type="float">
            <text:p>33.73</text:p>
          </table:table-cell>
          <table:table-cell table:formula="of:=[.C20]-[.B20]" office:value-type="float" office:value="0.566413328347612" calcext:value-type="float">
            <text:p>0.56641332834761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625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5.9735362111667" calcext:value-type="float">
            <text:p>15.97</text:p>
          </table:table-cell>
          <table:table-cell office:value-type="float" office:value="9.39266125" calcext:value-type="float">
            <text:p>9.39</text:p>
          </table:table-cell>
          <table:table-cell office:value-type="float" office:value="1.85" calcext:value-type="float">
            <text:p>1.85</text:p>
          </table:table-cell>
          <table:table-cell office:value-type="float" office:value="975.6" calcext:value-type="float">
            <text:p>975.6</text:p>
          </table:table-cell>
          <table:table-cell table:formula="of:=[.N20]*[.S20]*0.001*18*0.001*3600" office:value-type="float" office:value="720.3915698364" calcext:value-type="float">
            <text:p>720.391569836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.41927972856845" calcext:value-type="float">
            <text:p>4.42</text:p>
          </table:table-cell>
          <table:table-cell table:formula="of:=0.61078*EXP(17.27*[.E21]/([.E21]+237.3))" office:value-type="float" office:value="5.25850128347827" calcext:value-type="float">
            <text:p>5.25850128347827</text:p>
          </table:table-cell>
          <table:table-cell/>
          <table:table-cell office:value-type="float" office:value="33.7944148437503" calcext:value-type="float">
            <text:p>33.8</text:p>
          </table:table-cell>
          <table:table-cell office:value-type="float" office:value="38.4326923076922" calcext:value-type="float">
            <text:p>38.43</text:p>
          </table:table-cell>
          <table:table-cell table:formula="of:=[.C21]-[.B21]" office:value-type="float" office:value="0.839221554909811" calcext:value-type="float">
            <text:p>0.839221554909811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541666666666667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.83333333333333" calcext:value-type="float">
            <text:p>1.83</text:p>
          </table:table-cell>
          <table:table-cell office:value-type="float" office:value="975.6" calcext:value-type="float">
            <text:p>975.6</text:p>
          </table:table-cell>
          <table:table-cell table:formula="of:=[.N21]*[.S21]*0.001*18*0.001*360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.9867708482395" calcext:value-type="float">
            <text:p>2.99</text:p>
          </table:table-cell>
          <table:table-cell table:formula="of:=0.61078*EXP(17.27*[.E22]/([.E22]+237.3))" office:value-type="float" office:value="4.18147487527919" calcext:value-type="float">
            <text:p>4.18147487527919</text:p>
          </table:table-cell>
          <table:table-cell/>
          <table:table-cell office:value-type="float" office:value="29.7458885937502" calcext:value-type="float">
            <text:p>29.7</text:p>
          </table:table-cell>
          <table:table-cell office:value-type="float" office:value="33.8542307725" calcext:value-type="float">
            <text:p>33.85</text:p>
          </table:table-cell>
          <table:table-cell table:formula="of:=[.C22]-[.B22]" office:value-type="float" office:value="1.1947040270397" calcext:value-type="float">
            <text:p>1.194704027039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725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7.44944916416667" calcext:value-type="float">
            <text:p>7.45</text:p>
          </table:table-cell>
          <table:table-cell office:value-type="float" office:value="2.503923" calcext:value-type="float">
            <text:p>2.50</text:p>
          </table:table-cell>
          <table:table-cell office:value-type="float" office:value="1.725" calcext:value-type="float">
            <text:p>1.73</text:p>
          </table:table-cell>
          <table:table-cell office:value-type="float" office:value="975.6" calcext:value-type="float">
            <text:p>975.6</text:p>
          </table:table-cell>
          <table:table-cell table:formula="of:=[.N22]*[.S22]*0.001*18*0.001*3600" office:value-type="float" office:value="192.04408342944" calcext:value-type="float">
            <text:p>192.04408342944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.4437374969429" calcext:value-type="float">
            <text:p>3.44</text:p>
          </table:table-cell>
          <table:table-cell table:formula="of:=0.61078*EXP(17.27*[.E23]/([.E23]+237.3))" office:value-type="float" office:value="4.73265458738115" calcext:value-type="float">
            <text:p>4.73265458738115</text:p>
          </table:table-cell>
          <table:table-cell/>
          <table:table-cell office:value-type="float" office:value="31.9180831250016" calcext:value-type="float">
            <text:p>31.9</text:p>
          </table:table-cell>
          <table:table-cell office:value-type="float" office:value="36.9725" calcext:value-type="float">
            <text:p>36.97</text:p>
          </table:table-cell>
          <table:table-cell table:formula="of:=[.C23]-[.B23]" office:value-type="float" office:value="1.28891709043825" calcext:value-type="float">
            <text:p>1.2889170904382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025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3.72779776041667" calcext:value-type="float">
            <text:p>3.73</text:p>
          </table:table-cell>
          <table:table-cell office:value-type="float" office:value="1.02465458333333" calcext:value-type="float">
            <text:p>1.02</text:p>
          </table:table-cell>
          <table:table-cell office:value-type="float" office:value="1.8" calcext:value-type="float">
            <text:p>1.80</text:p>
          </table:table-cell>
          <table:table-cell office:value-type="float" office:value="975.6" calcext:value-type="float">
            <text:p>975.6</text:p>
          </table:table-cell>
          <table:table-cell table:formula="of:=[.N23]*[.S23]*0.001*18*0.001*3600" office:value-type="float" office:value="78.5882194811999" calcext:value-type="float">
            <text:p>78.5882194811999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.3091176121833" calcext:value-type="float">
            <text:p>1.31</text:p>
          </table:table-cell>
          <table:table-cell table:formula="of:=0.61078*EXP(17.27*[.E24]/([.E24]+237.3))" office:value-type="float" office:value="2.88092976697121" calcext:value-type="float">
            <text:p>2.88092976697121</text:p>
          </table:table-cell>
          <table:table-cell/>
          <table:table-cell office:value-type="float" office:value="23.4166671875008" calcext:value-type="float">
            <text:p>23.4</text:p>
          </table:table-cell>
          <table:table-cell office:value-type="float" office:value="26" calcext:value-type="float">
            <text:p>26.00</text:p>
          </table:table-cell>
          <table:table-cell table:formula="of:=[.C24]-[.B24]" office:value-type="float" office:value="1.57181215478792" calcext:value-type="float">
            <text:p>1.5718121547879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2.3270831654167" calcext:value-type="float">
            <text:p>12.33</text:p>
          </table:table-cell>
          <table:table-cell office:value-type="float" office:value="2.626434" calcext:value-type="float">
            <text:p>2.63</text:p>
          </table:table-cell>
          <table:table-cell office:value-type="float" office:value="1.3375" calcext:value-type="float">
            <text:p>1.34</text:p>
          </table:table-cell>
          <table:table-cell office:value-type="float" office:value="975.6" calcext:value-type="float">
            <text:p>975.6</text:p>
          </table:table-cell>
          <table:table-cell table:formula="of:=[.N24]*[.S24]*0.001*18*0.001*3600" office:value-type="float" office:value="201.44034389952" calcext:value-type="float">
            <text:p>201.44034389952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.98402815844272" calcext:value-type="float">
            <text:p>1.98</text:p>
          </table:table-cell>
          <table:table-cell table:formula="of:=0.61078*EXP(17.27*[.E25]/([.E25]+237.3))" office:value-type="float" office:value="3.30856015478966" calcext:value-type="float">
            <text:p>3.30856015478966</text:p>
          </table:table-cell>
          <table:table-cell/>
          <table:table-cell office:value-type="float" office:value="25.732591874999" calcext:value-type="float">
            <text:p>25.7</text:p>
          </table:table-cell>
          <table:table-cell office:value-type="float" office:value="29.2553685897436" calcext:value-type="float">
            <text:p>29.26</text:p>
          </table:table-cell>
          <table:table-cell table:formula="of:=[.C25]-[.B25]" office:value-type="float" office:value="1.32453199634695" calcext:value-type="float">
            <text:p>1.3245319963469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875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.8875" calcext:value-type="float">
            <text:p>1.89</text:p>
          </table:table-cell>
          <table:table-cell office:value-type="float" office:value="975.6" calcext:value-type="float">
            <text:p>975.6</text:p>
          </table:table-cell>
          <table:table-cell table:formula="of:=[.N25]*[.S25]*0.001*18*0.001*360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3.12441789128174" calcext:value-type="float">
            <text:p>3.12</text:p>
          </table:table-cell>
          <table:table-cell table:formula="of:=0.61078*EXP(17.27*[.E26]/([.E26]+237.3))" office:value-type="float" office:value="4.36713525934685" calcext:value-type="float">
            <text:p>4.36713525934685</text:p>
          </table:table-cell>
          <table:table-cell/>
          <table:table-cell office:value-type="float" office:value="30.5040032812491" calcext:value-type="float">
            <text:p>30.5</text:p>
          </table:table-cell>
          <table:table-cell office:value-type="float" office:value="34.4279545454545" calcext:value-type="float">
            <text:p>34.43</text:p>
          </table:table-cell>
          <table:table-cell table:formula="of:=[.C26]-[.B26]" office:value-type="float" office:value="1.24271736806511" calcext:value-type="float">
            <text:p>1.24271736806511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675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0.3658172673333" calcext:value-type="float">
            <text:p>10.37</text:p>
          </table:table-cell>
          <table:table-cell office:value-type="float" office:value="3.32760666666667" calcext:value-type="float">
            <text:p>3.33</text:p>
          </table:table-cell>
          <table:table-cell office:value-type="float" office:value="1.9375" calcext:value-type="float">
            <text:p>1.94</text:p>
          </table:table-cell>
          <table:table-cell office:value-type="float" office:value="975.6" calcext:value-type="float">
            <text:p>975.6</text:p>
          </table:table-cell>
          <table:table-cell table:formula="of:=[.N26]*[.S26]*0.001*18*0.001*3600" office:value-type="float" office:value="255.2183802432" calcext:value-type="float">
            <text:p>255.2183802432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.80248432180507" calcext:value-type="float">
            <text:p>1.80</text:p>
          </table:table-cell>
          <table:table-cell table:formula="of:=0.61078*EXP(17.27*[.E27]/([.E27]+237.3))" office:value-type="float" office:value="3.02364436225042" calcext:value-type="float">
            <text:p>3.02364436225042</text:p>
          </table:table-cell>
          <table:table-cell/>
          <table:table-cell office:value-type="float" office:value="24.2210815624993" calcext:value-type="float">
            <text:p>24.2</text:p>
          </table:table-cell>
          <table:table-cell office:value-type="float" office:value="29.2934615384617" calcext:value-type="float">
            <text:p>29.29</text:p>
          </table:table-cell>
          <table:table-cell table:formula="of:=[.C27]-[.B27]" office:value-type="float" office:value="1.22116004044535" calcext:value-type="float">
            <text:p>1.2211600404453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1875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5.16334846958334" calcext:value-type="float">
            <text:p>5.16</text:p>
          </table:table-cell>
          <table:table-cell office:value-type="float" office:value="0.847250000000001" calcext:value-type="float">
            <text:p>0.85</text:p>
          </table:table-cell>
          <table:table-cell office:value-type="float" office:value="1.775" calcext:value-type="float">
            <text:p>1.78</text:p>
          </table:table-cell>
          <table:table-cell office:value-type="float" office:value="975.6" calcext:value-type="float">
            <text:p>975.6</text:p>
          </table:table-cell>
          <table:table-cell table:formula="of:=[.N27]*[.S27]*0.001*18*0.001*3600" office:value-type="float" office:value="64.9817704800001" calcext:value-type="float">
            <text:p>64.9817704800001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.3459537200634" calcext:value-type="float">
            <text:p>2.35</text:p>
          </table:table-cell>
          <table:table-cell table:formula="of:=0.61078*EXP(17.27*[.E28]/([.E28]+237.3))" office:value-type="float" office:value="3.15562743731457" calcext:value-type="float">
            <text:p>3.15562743731457</text:p>
          </table:table-cell>
          <table:table-cell/>
          <table:table-cell office:value-type="float" office:value="24.9360485937492" calcext:value-type="float">
            <text:p>24.9</text:p>
          </table:table-cell>
          <table:table-cell office:value-type="float" office:value="28.1587660256411" calcext:value-type="float">
            <text:p>28.16</text:p>
          </table:table-cell>
          <table:table-cell table:formula="of:=[.C28]-[.B28]" office:value-type="float" office:value="0.809673717251167" calcext:value-type="float">
            <text:p>0.80967371725116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4.43153200516667" calcext:value-type="float">
            <text:p>4.43</text:p>
          </table:table-cell>
          <table:table-cell office:value-type="float" office:value="1.03082908333333" calcext:value-type="float">
            <text:p>1.03</text:p>
          </table:table-cell>
          <table:table-cell office:value-type="float" office:value="2.0875" calcext:value-type="float">
            <text:p>2.09</text:p>
          </table:table-cell>
          <table:table-cell office:value-type="float" office:value="975.6" calcext:value-type="float">
            <text:p>975.6</text:p>
          </table:table-cell>
          <table:table-cell table:formula="of:=[.N28]*[.S28]*0.001*18*0.001*3600" office:value-type="float" office:value="79.06178683656" calcext:value-type="float">
            <text:p>79.06178683656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.85904040014006" calcext:value-type="float">
            <text:p>2.86</text:p>
          </table:table-cell>
          <table:table-cell table:formula="of:=0.61078*EXP(17.27*[.E29]/([.E29]+237.3))" office:value-type="float" office:value="3.74188449294782" calcext:value-type="float">
            <text:p>3.74188449294782</text:p>
          </table:table-cell>
          <table:table-cell/>
          <table:table-cell office:value-type="float" office:value="27.8269340625" calcext:value-type="float">
            <text:p>27.8</text:p>
          </table:table-cell>
          <table:table-cell office:value-type="float" office:value="33.8844230769226" calcext:value-type="float">
            <text:p>33.88</text:p>
          </table:table-cell>
          <table:table-cell table:formula="of:=[.C29]-[.B29]" office:value-type="float" office:value="0.882844092807753" calcext:value-type="float">
            <text:p>0.882844092807753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95625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6.03759510333334" calcext:value-type="float">
            <text:p>6.04</text:p>
          </table:table-cell>
          <table:table-cell office:value-type="float" office:value="1.96883783333333" calcext:value-type="float">
            <text:p>1.97</text:p>
          </table:table-cell>
          <table:table-cell office:value-type="float" office:value="1.75" calcext:value-type="float">
            <text:p>1.75</text:p>
          </table:table-cell>
          <table:table-cell office:value-type="float" office:value="975.6" calcext:value-type="float">
            <text:p>975.6</text:p>
          </table:table-cell>
          <table:table-cell table:formula="of:=[.N29]*[.S29]*0.001*18*0.001*3600" office:value-type="float" office:value="151.00450657776" calcext:value-type="float">
            <text:p>151.00450657776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2.33042281752529" calcext:value-type="float">
            <text:p>2.33</text:p>
          </table:table-cell>
          <table:table-cell table:formula="of:=0.61078*EXP(17.27*[.E30]/([.E30]+237.3))" office:value-type="float" office:value="3.55129660995831" calcext:value-type="float">
            <text:p>3.55129660995831</text:p>
          </table:table-cell>
          <table:table-cell/>
          <table:table-cell office:value-type="float" office:value="26.9333024999979" calcext:value-type="float">
            <text:p>26.9</text:p>
          </table:table-cell>
          <table:table-cell office:value-type="float" office:value="28.5831623931628" calcext:value-type="float">
            <text:p>28.58</text:p>
          </table:table-cell>
          <table:table-cell table:formula="of:=[.C30]-[.B30]" office:value-type="float" office:value="1.22087379243302" calcext:value-type="float">
            <text:p>1.2208737924330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625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10.22584124875" calcext:value-type="float">
            <text:p>10.23</text:p>
          </table:table-cell>
          <table:table-cell office:value-type="float" office:value="4.55353158333333" calcext:value-type="float">
            <text:p>4.55</text:p>
          </table:table-cell>
          <table:table-cell office:value-type="float" office:value="1.5375" calcext:value-type="float">
            <text:p>1.54</text:p>
          </table:table-cell>
          <table:table-cell office:value-type="float" office:value="975.6" calcext:value-type="float">
            <text:p>975.6</text:p>
          </table:table-cell>
          <table:table-cell table:formula="of:=[.N30]*[.S30]*0.001*18*0.001*3600" office:value-type="float" office:value="349.24348683576" calcext:value-type="float">
            <text:p>349.24348683576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3.24410734946085" calcext:value-type="float">
            <text:p>3.24</text:p>
          </table:table-cell>
          <table:table-cell table:formula="of:=0.61078*EXP(17.27*[.E31]/([.E31]+237.3))" office:value-type="float" office:value="4.24215589749912" calcext:value-type="float">
            <text:p>4.24215589749912</text:p>
          </table:table-cell>
          <table:table-cell/>
          <table:table-cell office:value-type="float" office:value="29.9968348437499" calcext:value-type="float">
            <text:p>30.0</text:p>
          </table:table-cell>
          <table:table-cell office:value-type="float" office:value="31.2935336538457" calcext:value-type="float">
            <text:p>31.29</text:p>
          </table:table-cell>
          <table:table-cell table:formula="of:=[.C31]-[.B31]" office:value-type="float" office:value="0.998048548038268" calcext:value-type="float">
            <text:p>0.998048548038268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375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8.38614249991667" calcext:value-type="float">
            <text:p>8.39</text:p>
          </table:table-cell>
          <table:table-cell office:value-type="float" office:value="4.51878108333333" calcext:value-type="float">
            <text:p>4.52</text:p>
          </table:table-cell>
          <table:table-cell office:value-type="float" office:value="0.9875" calcext:value-type="float">
            <text:p>0.99</text:p>
          </table:table-cell>
          <table:table-cell office:value-type="float" office:value="975.6" calcext:value-type="float">
            <text:p>975.6</text:p>
          </table:table-cell>
          <table:table-cell table:formula="of:=[.N31]*[.S31]*0.001*18*0.001*3600" office:value-type="float" office:value="346.57821800712" calcext:value-type="float">
            <text:p>346.57821800712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3.2330060644469" calcext:value-type="float">
            <text:p>3.23</text:p>
          </table:table-cell>
          <table:table-cell table:formula="of:=0.61078*EXP(17.27*[.E32]/([.E32]+237.3))" office:value-type="float" office:value="4.1723301198231" calcext:value-type="float">
            <text:p>4.1723301198231</text:p>
          </table:table-cell>
          <table:table-cell/>
          <table:table-cell office:value-type="float" office:value="29.7077962500001" calcext:value-type="float">
            <text:p>29.7</text:p>
          </table:table-cell>
          <table:table-cell office:value-type="float" office:value="32.2094391025646" calcext:value-type="float">
            <text:p>32.21</text:p>
          </table:table-cell>
          <table:table-cell table:formula="of:=[.C32]-[.B32]" office:value-type="float" office:value="0.939324055376203" calcext:value-type="float">
            <text:p>0.939324055376203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775" calcext:value-type="float">
            <text:p>0.78</text:p>
          </table:table-cell>
          <table:table-cell office:value-type="float" office:value="975.6" calcext:value-type="float">
            <text:p>975.6</text:p>
          </table:table-cell>
          <table:table-cell table:formula="of:=[.N32]*[.S32]*0.001*18*0.001*360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2.79242419530447" calcext:value-type="float">
            <text:p>2.79</text:p>
          </table:table-cell>
          <table:table-cell table:formula="of:=0.61078*EXP(17.27*[.E33]/([.E33]+237.3))" office:value-type="float" office:value="3.91308719299359" calcext:value-type="float">
            <text:p>3.91308719299359</text:p>
          </table:table-cell>
          <table:table-cell/>
          <table:table-cell office:value-type="float" office:value="28.5965000000005" calcext:value-type="float">
            <text:p>28.6</text:p>
          </table:table-cell>
          <table:table-cell office:value-type="float" office:value="31.0137606837616" calcext:value-type="float">
            <text:p>31.01</text:p>
          </table:table-cell>
          <table:table-cell table:formula="of:=[.C33]-[.B33]" office:value-type="float" office:value="1.12066299768912" calcext:value-type="float">
            <text:p>1.1206629976891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375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8.33585154500001" calcext:value-type="float">
            <text:p>8.34</text:p>
          </table:table-cell>
          <table:table-cell office:value-type="float" office:value="5.0614495" calcext:value-type="float">
            <text:p>5.06</text:p>
          </table:table-cell>
          <table:table-cell office:value-type="float" office:value="0.8625" calcext:value-type="float">
            <text:p>0.86</text:p>
          </table:table-cell>
          <table:table-cell office:value-type="float" office:value="975.6" calcext:value-type="float">
            <text:p>975.6</text:p>
          </table:table-cell>
          <table:table-cell table:formula="of:=[.N33]*[.S33]*0.001*18*0.001*3600" office:value-type="float" office:value="388.19940950736" calcext:value-type="float">
            <text:p>388.19940950736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.79075742423469" calcext:value-type="float">
            <text:p>3.79</text:p>
          </table:table-cell>
          <table:table-cell table:formula="of:=0.61078*EXP(17.27*[.E34]/([.E34]+237.3))" office:value-type="float" office:value="4.7604999135489" calcext:value-type="float">
            <text:p>4.7604999135489</text:p>
          </table:table-cell>
          <table:table-cell/>
          <table:table-cell office:value-type="float" office:value="32.0218739062511" calcext:value-type="float">
            <text:p>32.0</text:p>
          </table:table-cell>
          <table:table-cell office:value-type="float" office:value="34.5256318681321" calcext:value-type="float">
            <text:p>34.53</text:p>
          </table:table-cell>
          <table:table-cell table:formula="of:=[.C34]-[.B34]" office:value-type="float" office:value="0.969742489314207" calcext:value-type="float">
            <text:p>0.96974248931420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4.992311915" calcext:value-type="float">
            <text:p>14.99</text:p>
          </table:table-cell>
          <table:table-cell office:value-type="float" office:value="10.21154675" calcext:value-type="float">
            <text:p>10.21</text:p>
          </table:table-cell>
          <table:table-cell office:value-type="float" office:value="1.9" calcext:value-type="float">
            <text:p>1.90</text:p>
          </table:table-cell>
          <table:table-cell office:value-type="float" office:value="975.6" calcext:value-type="float">
            <text:p>975.6</text:p>
          </table:table-cell>
          <table:table-cell table:formula="of:=[.N34]*[.S34]*0.001*18*0.001*3600" office:value-type="float" office:value="783.19786031784" calcext:value-type="float">
            <text:p>783.19786031784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.82177965598356" calcext:value-type="float">
            <text:p>2.82</text:p>
          </table:table-cell>
          <table:table-cell table:formula="of:=0.61078*EXP(17.27*[.E35]/([.E35]+237.3))" office:value-type="float" office:value="3.83353169546388" calcext:value-type="float">
            <text:p>3.83353169546388</text:p>
          </table:table-cell>
          <table:table-cell/>
          <table:table-cell office:value-type="float" office:value="28.2426167187482" calcext:value-type="float">
            <text:p>28.2</text:p>
          </table:table-cell>
          <table:table-cell office:value-type="float" office:value="30.3083974358956" calcext:value-type="float">
            <text:p>30.31</text:p>
          </table:table-cell>
          <table:table-cell table:formula="of:=[.C35]-[.B35]" office:value-type="float" office:value="1.01175203948032" calcext:value-type="float">
            <text:p>1.0117520394803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375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8.0873872675" calcext:value-type="float">
            <text:p>18.09</text:p>
          </table:table-cell>
          <table:table-cell office:value-type="float" office:value="9.33800099999999" calcext:value-type="float">
            <text:p>9.34</text:p>
          </table:table-cell>
          <table:table-cell office:value-type="float" office:value="1.7875" calcext:value-type="float">
            <text:p>1.79</text:p>
          </table:table-cell>
          <table:table-cell office:value-type="float" office:value="975.6" calcext:value-type="float">
            <text:p>975.6</text:p>
          </table:table-cell>
          <table:table-cell table:formula="of:=[.N35]*[.S35]*0.001*18*0.001*3600" office:value-type="float" office:value="716.19927733728" calcext:value-type="float">
            <text:p>716.19927733728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.98947240857233" calcext:value-type="float">
            <text:p>3.99</text:p>
          </table:table-cell>
          <table:table-cell table:formula="of:=0.61078*EXP(17.27*[.E36]/([.E36]+237.3))" office:value-type="float" office:value="4.55588573691995" calcext:value-type="float">
            <text:p>4.55588573691995</text:p>
          </table:table-cell>
          <table:table-cell/>
          <table:table-cell office:value-type="float" office:value="31.2465392187483" calcext:value-type="float">
            <text:p>31.2</text:p>
          </table:table-cell>
          <table:table-cell office:value-type="float" office:value="34.3186346153847" calcext:value-type="float">
            <text:p>34.32</text:p>
          </table:table-cell>
          <table:table-cell table:formula="of:=[.C36]-[.B36]" office:value-type="float" office:value="0.566413328347612" calcext:value-type="float">
            <text:p>0.56641332834761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7.0766085358334" calcext:value-type="float">
            <text:p>17.08</text:p>
          </table:table-cell>
          <table:table-cell office:value-type="float" office:value="9.63933433333333" calcext:value-type="float">
            <text:p>9.64</text:p>
          </table:table-cell>
          <table:table-cell office:value-type="float" office:value="2.025" calcext:value-type="float">
            <text:p>2.03</text:p>
          </table:table-cell>
          <table:table-cell office:value-type="float" office:value="975.6" calcext:value-type="float">
            <text:p>975.6</text:p>
          </table:table-cell>
          <table:table-cell table:formula="of:=[.N36]*[.S36]*0.001*18*0.001*3600" office:value-type="float" office:value="739.310724377279" calcext:value-type="float">
            <text:p>739.310724377279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.41927972856845" calcext:value-type="float">
            <text:p>4.42</text:p>
          </table:table-cell>
          <table:table-cell table:formula="of:=0.61078*EXP(17.27*[.E37]/([.E37]+237.3))" office:value-type="float" office:value="5.25850128347827" calcext:value-type="float">
            <text:p>5.25850128347827</text:p>
          </table:table-cell>
          <table:table-cell/>
          <table:table-cell office:value-type="float" office:value="33.7944148437503" calcext:value-type="float">
            <text:p>33.8</text:p>
          </table:table-cell>
          <table:table-cell office:value-type="float" office:value="37.8123798076923" calcext:value-type="float">
            <text:p>37.81</text:p>
          </table:table-cell>
          <table:table-cell table:formula="of:=[.C37]-[.B37]" office:value-type="float" office:value="0.839221554909811" calcext:value-type="float">
            <text:p>0.839221554909811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.88333333333333" calcext:value-type="float">
            <text:p>1.88</text:p>
          </table:table-cell>
          <table:table-cell office:value-type="float" office:value="975.6" calcext:value-type="float">
            <text:p>975.6</text:p>
          </table:table-cell>
          <table:table-cell table:formula="of:=[.N37]*[.S37]*0.001*18*0.001*360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.9867708482395" calcext:value-type="float">
            <text:p>2.99</text:p>
          </table:table-cell>
          <table:table-cell table:formula="of:=0.61078*EXP(17.27*[.E38]/([.E38]+237.3))" office:value-type="float" office:value="4.18147487527919" calcext:value-type="float">
            <text:p>4.18147487527919</text:p>
          </table:table-cell>
          <table:table-cell/>
          <table:table-cell office:value-type="float" office:value="29.7458885937502" calcext:value-type="float">
            <text:p>29.7</text:p>
          </table:table-cell>
          <table:table-cell office:value-type="float" office:value="34.055874125" calcext:value-type="float">
            <text:p>34.06</text:p>
          </table:table-cell>
          <table:table-cell table:formula="of:=[.C38]-[.B38]" office:value-type="float" office:value="1.1947040270397" calcext:value-type="float">
            <text:p>1.194704027039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6375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0.1000087336667" calcext:value-type="float">
            <text:p>10.10</text:p>
          </table:table-cell>
          <table:table-cell office:value-type="float" office:value="3.41345283333333" calcext:value-type="float">
            <text:p>3.41</text:p>
          </table:table-cell>
          <table:table-cell office:value-type="float" office:value="1.8" calcext:value-type="float">
            <text:p>1.80</text:p>
          </table:table-cell>
          <table:table-cell office:value-type="float" office:value="975.6" calcext:value-type="float">
            <text:p>975.6</text:p>
          </table:table-cell>
          <table:table-cell table:formula="of:=[.N38]*[.S38]*0.001*18*0.001*3600" office:value-type="float" office:value="261.80254772496" calcext:value-type="float">
            <text:p>261.80254772496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.4437374969429" calcext:value-type="float">
            <text:p>3.44</text:p>
          </table:table-cell>
          <table:table-cell table:formula="of:=0.61078*EXP(17.27*[.E39]/([.E39]+237.3))" office:value-type="float" office:value="4.73265458738115" calcext:value-type="float">
            <text:p>4.73265458738115</text:p>
          </table:table-cell>
          <table:table-cell/>
          <table:table-cell office:value-type="float" office:value="31.9180831250016" calcext:value-type="float">
            <text:p>31.9</text:p>
          </table:table-cell>
          <table:table-cell office:value-type="float" office:value="36.2974450525" calcext:value-type="float">
            <text:p>36.30</text:p>
          </table:table-cell>
          <table:table-cell table:formula="of:=[.C39]-[.B39]" office:value-type="float" office:value="1.28891709043825" calcext:value-type="float">
            <text:p>1.2889170904382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025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3.34421054441667" calcext:value-type="float">
            <text:p>3.34</text:p>
          </table:table-cell>
          <table:table-cell office:value-type="float" office:value="1.15006591666667" calcext:value-type="float">
            <text:p>1.15</text:p>
          </table:table-cell>
          <table:table-cell office:value-type="float" office:value="1.825" calcext:value-type="float">
            <text:p>1.83</text:p>
          </table:table-cell>
          <table:table-cell office:value-type="float" office:value="975.6" calcext:value-type="float">
            <text:p>975.6</text:p>
          </table:table-cell>
          <table:table-cell table:formula="of:=[.N39]*[.S39]*0.001*18*0.001*3600" office:value-type="float" office:value="88.2069276290399" calcext:value-type="float">
            <text:p>88.2069276290399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.3091176121833" calcext:value-type="float">
            <text:p>1.31</text:p>
          </table:table-cell>
          <table:table-cell table:formula="of:=0.61078*EXP(17.27*[.E40]/([.E40]+237.3))" office:value-type="float" office:value="2.88092976697121" calcext:value-type="float">
            <text:p>2.88092976697121</text:p>
          </table:table-cell>
          <table:table-cell/>
          <table:table-cell office:value-type="float" office:value="23.4166671875008" calcext:value-type="float">
            <text:p>23.4</text:p>
          </table:table-cell>
          <table:table-cell office:value-type="float" office:value="26" calcext:value-type="float">
            <text:p>26.00</text:p>
          </table:table-cell>
          <table:table-cell table:formula="of:=[.C40]-[.B40]" office:value-type="float" office:value="1.57181215478792" calcext:value-type="float">
            <text:p>1.5718121547879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25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4.3505987975" calcext:value-type="float">
            <text:p>14.35</text:p>
          </table:table-cell>
          <table:table-cell office:value-type="float" office:value="3.45848416666667" calcext:value-type="float">
            <text:p>3.46</text:p>
          </table:table-cell>
          <table:table-cell office:value-type="float" office:value="1.025" calcext:value-type="float">
            <text:p>1.03</text:p>
          </table:table-cell>
          <table:table-cell office:value-type="float" office:value="975.6" calcext:value-type="float">
            <text:p>975.6</text:p>
          </table:table-cell>
          <table:table-cell table:formula="of:=[.N40]*[.S40]*0.001*18*0.001*3600" office:value-type="float" office:value="265.2563285064" calcext:value-type="float">
            <text:p>265.2563285064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.98402815844272" calcext:value-type="float">
            <text:p>1.98</text:p>
          </table:table-cell>
          <table:table-cell table:formula="of:=0.61078*EXP(17.27*[.E41]/([.E41]+237.3))" office:value-type="float" office:value="3.30856015478966" calcext:value-type="float">
            <text:p>3.30856015478966</text:p>
          </table:table-cell>
          <table:table-cell/>
          <table:table-cell office:value-type="float" office:value="25.732591874999" calcext:value-type="float">
            <text:p>25.7</text:p>
          </table:table-cell>
          <table:table-cell office:value-type="float" office:value="29.2203685897437" calcext:value-type="float">
            <text:p>29.22</text:p>
          </table:table-cell>
          <table:table-cell table:formula="of:=[.C41]-[.B41]" office:value-type="float" office:value="1.32453199634695" calcext:value-type="float">
            <text:p>1.3245319963469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25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.375" calcext:value-type="float">
            <text:p>1.38</text:p>
          </table:table-cell>
          <table:table-cell office:value-type="float" office:value="975.6" calcext:value-type="float">
            <text:p>975.6</text:p>
          </table:table-cell>
          <table:table-cell table:formula="of:=[.N41]*[.S41]*0.001*18*0.001*360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3.12441789128174" calcext:value-type="float">
            <text:p>3.12</text:p>
          </table:table-cell>
          <table:table-cell table:formula="of:=0.61078*EXP(17.27*[.E42]/([.E42]+237.3))" office:value-type="float" office:value="4.36713525934685" calcext:value-type="float">
            <text:p>4.36713525934685</text:p>
          </table:table-cell>
          <table:table-cell/>
          <table:table-cell office:value-type="float" office:value="30.5040032812491" calcext:value-type="float">
            <text:p>30.5</text:p>
          </table:table-cell>
          <table:table-cell office:value-type="float" office:value="33.4896538461528" calcext:value-type="float">
            <text:p>33.49</text:p>
          </table:table-cell>
          <table:table-cell table:formula="of:=[.C42]-[.B42]" office:value-type="float" office:value="1.24271736806511" calcext:value-type="float">
            <text:p>1.24271736806511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375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3.81647458925" calcext:value-type="float">
            <text:p>13.82</text:p>
          </table:table-cell>
          <table:table-cell office:value-type="float" office:value="5.64046141666667" calcext:value-type="float">
            <text:p>5.64</text:p>
          </table:table-cell>
          <table:table-cell office:value-type="float" office:value="1.5625" calcext:value-type="float">
            <text:p>1.56</text:p>
          </table:table-cell>
          <table:table-cell office:value-type="float" office:value="975.6" calcext:value-type="float">
            <text:p>975.6</text:p>
          </table:table-cell>
          <table:table-cell table:formula="of:=[.N42]*[.S42]*0.001*18*0.001*3600" office:value-type="float" office:value="432.60804860328" calcext:value-type="float">
            <text:p>432.60804860328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.80248432180507" calcext:value-type="float">
            <text:p>1.80</text:p>
          </table:table-cell>
          <table:table-cell table:formula="of:=0.61078*EXP(17.27*[.E43]/([.E43]+237.3))" office:value-type="float" office:value="3.02364436225042" calcext:value-type="float">
            <text:p>3.02364436225042</text:p>
          </table:table-cell>
          <table:table-cell/>
          <table:table-cell office:value-type="float" office:value="24.2210815624993" calcext:value-type="float">
            <text:p>24.2</text:p>
          </table:table-cell>
          <table:table-cell office:value-type="float" office:value="28.4591185897442" calcext:value-type="float">
            <text:p>28.46</text:p>
          </table:table-cell>
          <table:table-cell table:formula="of:=[.C43]-[.B43]" office:value-type="float" office:value="1.22116004044535" calcext:value-type="float">
            <text:p>1.2211600404453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7375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9.04672689900002" calcext:value-type="float">
            <text:p>9.05</text:p>
          </table:table-cell>
          <table:table-cell office:value-type="float" office:value="1.73229025" calcext:value-type="float">
            <text:p>1.73</text:p>
          </table:table-cell>
          <table:table-cell office:value-type="float" office:value="1.675" calcext:value-type="float">
            <text:p>1.68</text:p>
          </table:table-cell>
          <table:table-cell office:value-type="float" office:value="975.6" calcext:value-type="float">
            <text:p>975.6</text:p>
          </table:table-cell>
          <table:table-cell table:formula="of:=[.N43]*[.S43]*0.001*18*0.001*3600" office:value-type="float" office:value="132.86195034552" calcext:value-type="float">
            <text:p>132.86195034552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.3459537200634" calcext:value-type="float">
            <text:p>2.35</text:p>
          </table:table-cell>
          <table:table-cell table:formula="of:=0.61078*EXP(17.27*[.E44]/([.E44]+237.3))" office:value-type="float" office:value="3.15562743731457" calcext:value-type="float">
            <text:p>3.15562743731457</text:p>
          </table:table-cell>
          <table:table-cell/>
          <table:table-cell office:value-type="float" office:value="24.9360485937492" calcext:value-type="float">
            <text:p>24.9</text:p>
          </table:table-cell>
          <table:table-cell office:value-type="float" office:value="29.3190277777774" calcext:value-type="float">
            <text:p>29.32</text:p>
          </table:table-cell>
          <table:table-cell table:formula="of:=[.C44]-[.B44]" office:value-type="float" office:value="0.809673717251167" calcext:value-type="float">
            <text:p>0.80967371725116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783333333333333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6.10736893222221" calcext:value-type="float">
            <text:p>6.11</text:p>
          </table:table-cell>
          <table:table-cell office:value-type="float" office:value="1.734448" calcext:value-type="float">
            <text:p>1.73</text:p>
          </table:table-cell>
          <table:table-cell office:value-type="float" office:value="1.88333333333333" calcext:value-type="float">
            <text:p>1.88</text:p>
          </table:table-cell>
          <table:table-cell office:value-type="float" office:value="975.6" calcext:value-type="float">
            <text:p>975.6</text:p>
          </table:table-cell>
          <table:table-cell table:formula="of:=[.N44]*[.S44]*0.001*18*0.001*3600" office:value-type="float" office:value="133.02744390144" calcext:value-type="float">
            <text:p>133.02744390144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.85904040014006" calcext:value-type="float">
            <text:p>2.86</text:p>
          </table:table-cell>
          <table:table-cell table:formula="of:=0.61078*EXP(17.27*[.E45]/([.E45]+237.3))" office:value-type="float" office:value="3.74188449294782" calcext:value-type="float">
            <text:p>3.74188449294782</text:p>
          </table:table-cell>
          <table:table-cell/>
          <table:table-cell office:value-type="float" office:value="27.8269340625" calcext:value-type="float">
            <text:p>27.8</text:p>
          </table:table-cell>
          <table:table-cell office:value-type="float" office:value="34.4295804195805" calcext:value-type="float">
            <text:p>34.43</text:p>
          </table:table-cell>
          <table:table-cell table:formula="of:=[.C45]-[.B45]" office:value-type="float" office:value="0.882844092807753" calcext:value-type="float">
            <text:p>0.882844092807753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6.92077876899999" calcext:value-type="float">
            <text:p>6.92</text:p>
          </table:table-cell>
          <table:table-cell office:value-type="float" office:value="2.17461777777778" calcext:value-type="float">
            <text:p>2.17</text:p>
          </table:table-cell>
          <table:table-cell office:value-type="float" office:value="1.78333333333333" calcext:value-type="float">
            <text:p>1.78</text:p>
          </table:table-cell>
          <table:table-cell office:value-type="float" office:value="975.6" calcext:value-type="float">
            <text:p>975.6</text:p>
          </table:table-cell>
          <table:table-cell table:formula="of:=[.N45]*[.S45]*0.001*18*0.001*3600" office:value-type="float" office:value="166.7872685952" calcext:value-type="float">
            <text:p>166.7872685952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2.33042281752529" calcext:value-type="float">
            <text:p>2.33</text:p>
          </table:table-cell>
          <table:table-cell table:formula="of:=0.61078*EXP(17.27*[.E46]/([.E46]+237.3))" office:value-type="float" office:value="3.55129660995831" calcext:value-type="float">
            <text:p>3.55129660995831</text:p>
          </table:table-cell>
          <table:table-cell/>
          <table:table-cell office:value-type="float" office:value="26.9333024999979" calcext:value-type="float">
            <text:p>26.9</text:p>
          </table:table-cell>
          <table:table-cell office:value-type="float" office:value="31.4802447552441" calcext:value-type="float">
            <text:p>31.48</text:p>
          </table:table-cell>
          <table:table-cell table:formula="of:=[.C46]-[.B46]" office:value-type="float" office:value="1.22087379243302" calcext:value-type="float">
            <text:p>1.2208737924330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916666666666667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6.52787546466667" calcext:value-type="float">
            <text:p>6.53</text:p>
          </table:table-cell>
          <table:table-cell office:value-type="float" office:value="2.23030733333333" calcext:value-type="float">
            <text:p>2.23</text:p>
          </table:table-cell>
          <table:table-cell office:value-type="float" office:value="1.83333333333333" calcext:value-type="float">
            <text:p>1.83</text:p>
          </table:table-cell>
          <table:table-cell office:value-type="float" office:value="975.6" calcext:value-type="float">
            <text:p>975.6</text:p>
          </table:table-cell>
          <table:table-cell table:formula="of:=[.N46]*[.S46]*0.001*18*0.001*3600" office:value-type="float" office:value="171.05850603072" calcext:value-type="float">
            <text:p>171.05850603072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3.24410734946085" calcext:value-type="float">
            <text:p>3.24</text:p>
          </table:table-cell>
          <table:table-cell table:formula="of:=0.61078*EXP(17.27*[.E47]/([.E47]+237.3))" office:value-type="float" office:value="4.24215589749912" calcext:value-type="float">
            <text:p>4.24215589749912</text:p>
          </table:table-cell>
          <table:table-cell/>
          <table:table-cell office:value-type="float" office:value="29.9968348437499" calcext:value-type="float">
            <text:p>30.0</text:p>
          </table:table-cell>
          <table:table-cell office:value-type="float" office:value="32.8384615384611" calcext:value-type="float">
            <text:p>32.84</text:p>
          </table:table-cell>
          <table:table-cell table:formula="of:=[.C47]-[.B47]" office:value-type="float" office:value="0.998048548038268" calcext:value-type="float">
            <text:p>0.998048548038268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5.41337057616667" calcext:value-type="float">
            <text:p>5.41</text:p>
          </table:table-cell>
          <table:table-cell office:value-type="float" office:value="1.8421065" calcext:value-type="float">
            <text:p>1.84</text:p>
          </table:table-cell>
          <table:table-cell office:value-type="float" office:value="1.625" calcext:value-type="float">
            <text:p>1.63</text:p>
          </table:table-cell>
          <table:table-cell office:value-type="float" office:value="975.6" calcext:value-type="float">
            <text:p>975.6</text:p>
          </table:table-cell>
          <table:table-cell table:formula="of:=[.N47]*[.S47]*0.001*18*0.001*3600" office:value-type="float" office:value="141.28455802032" calcext:value-type="float">
            <text:p>141.28455802032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3.2330060644469" calcext:value-type="float">
            <text:p>3.23</text:p>
          </table:table-cell>
          <table:table-cell table:formula="of:=0.61078*EXP(17.27*[.E48]/([.E48]+237.3))" office:value-type="float" office:value="4.1723301198231" calcext:value-type="float">
            <text:p>4.1723301198231</text:p>
          </table:table-cell>
          <table:table-cell/>
          <table:table-cell office:value-type="float" office:value="29.7077962500001" calcext:value-type="float">
            <text:p>29.7</text:p>
          </table:table-cell>
          <table:table-cell office:value-type="float" office:value="31.7239860139864" calcext:value-type="float">
            <text:p>31.72</text:p>
          </table:table-cell>
          <table:table-cell table:formula="of:=[.C48]-[.B48]" office:value-type="float" office:value="0.939324055376203" calcext:value-type="float">
            <text:p>0.939324055376203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275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.575" calcext:value-type="float">
            <text:p>1.58</text:p>
          </table:table-cell>
          <table:table-cell office:value-type="float" office:value="975.6" calcext:value-type="float">
            <text:p>975.6</text:p>
          </table:table-cell>
          <table:table-cell table:formula="of:=[.N48]*[.S48]*0.001*18*0.001*360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2.79242419530447" calcext:value-type="float">
            <text:p>2.79</text:p>
          </table:table-cell>
          <table:table-cell table:formula="of:=0.61078*EXP(17.27*[.E49]/([.E49]+237.3))" office:value-type="float" office:value="3.91308719299359" calcext:value-type="float">
            <text:p>3.91308719299359</text:p>
          </table:table-cell>
          <table:table-cell/>
          <table:table-cell office:value-type="float" office:value="28.5965000000005" calcext:value-type="float">
            <text:p>28.6</text:p>
          </table:table-cell>
          <table:table-cell office:value-type="float" office:value="30.949230769226" calcext:value-type="float">
            <text:p>30.95</text:p>
          </table:table-cell>
          <table:table-cell table:formula="of:=[.C49]-[.B49]" office:value-type="float" office:value="1.12066299768912" calcext:value-type="float">
            <text:p>1.1206629976891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6.06719797533334" calcext:value-type="float">
            <text:p>6.07</text:p>
          </table:table-cell>
          <table:table-cell office:value-type="float" office:value="2.42380966666666" calcext:value-type="float">
            <text:p>2.42</text:p>
          </table:table-cell>
          <table:table-cell office:value-type="float" office:value="1.925" calcext:value-type="float">
            <text:p>1.93</text:p>
          </table:table-cell>
          <table:table-cell office:value-type="float" office:value="975.6" calcext:value-type="float">
            <text:p>975.6</text:p>
          </table:table-cell>
          <table:table-cell table:formula="of:=[.N49]*[.S49]*0.001*18*0.001*3600" office:value-type="float" office:value="185.89960867104" calcext:value-type="float">
            <text:p>185.89960867104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.79075742423469" calcext:value-type="float">
            <text:p>3.79</text:p>
          </table:table-cell>
          <table:table-cell table:formula="of:=0.61078*EXP(17.27*[.E50]/([.E50]+237.3))" office:value-type="float" office:value="4.7604999135489" calcext:value-type="float">
            <text:p>4.7604999135489</text:p>
          </table:table-cell>
          <table:table-cell/>
          <table:table-cell office:value-type="float" office:value="32.0218739062511" calcext:value-type="float">
            <text:p>32.0</text:p>
          </table:table-cell>
          <table:table-cell office:value-type="float" office:value="35.100741758241" calcext:value-type="float">
            <text:p>35.10</text:p>
          </table:table-cell>
          <table:table-cell table:formula="of:=[.C50]-[.B50]" office:value-type="float" office:value="0.969742489314207" calcext:value-type="float">
            <text:p>0.96974248931420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75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8.9758986725" calcext:value-type="float">
            <text:p>18.98</text:p>
          </table:table-cell>
          <table:table-cell office:value-type="float" office:value="12.386866125" calcext:value-type="float">
            <text:p>12.39</text:p>
          </table:table-cell>
          <table:table-cell office:value-type="float" office:value="1.725" calcext:value-type="float">
            <text:p>1.73</text:p>
          </table:table-cell>
          <table:table-cell office:value-type="float" office:value="975.6" calcext:value-type="float">
            <text:p>975.6</text:p>
          </table:table-cell>
          <table:table-cell table:formula="of:=[.N50]*[.S50]*0.001*18*0.001*3600" office:value-type="float" office:value="950.03893951164" calcext:value-type="float">
            <text:p>950.03893951164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.82177965598356" calcext:value-type="float">
            <text:p>2.82</text:p>
          </table:table-cell>
          <table:table-cell table:formula="of:=0.61078*EXP(17.27*[.E51]/([.E51]+237.3))" office:value-type="float" office:value="3.83353169546388" calcext:value-type="float">
            <text:p>3.83353169546388</text:p>
          </table:table-cell>
          <table:table-cell/>
          <table:table-cell office:value-type="float" office:value="28.2426167187482" calcext:value-type="float">
            <text:p>28.2</text:p>
          </table:table-cell>
          <table:table-cell office:value-type="float" office:value="29.7015064102541" calcext:value-type="float">
            <text:p>29.70</text:p>
          </table:table-cell>
          <table:table-cell table:formula="of:=[.C51]-[.B51]" office:value-type="float" office:value="1.01175203948032" calcext:value-type="float">
            <text:p>1.0117520394803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75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8.0519408108333" calcext:value-type="float">
            <text:p>18.05</text:p>
          </table:table-cell>
          <table:table-cell office:value-type="float" office:value="9.28836875000001" calcext:value-type="float">
            <text:p>9.29</text:p>
          </table:table-cell>
          <table:table-cell office:value-type="float" office:value="1.6625" calcext:value-type="float">
            <text:p>1.66</text:p>
          </table:table-cell>
          <table:table-cell office:value-type="float" office:value="975.6" calcext:value-type="float">
            <text:p>975.6</text:p>
          </table:table-cell>
          <table:table-cell table:formula="of:=[.N51]*[.S51]*0.001*18*0.001*3600" office:value-type="float" office:value="712.392618762001" calcext:value-type="float">
            <text:p>712.392618762001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.98947240857233" calcext:value-type="float">
            <text:p>3.99</text:p>
          </table:table-cell>
          <table:table-cell table:formula="of:=0.61078*EXP(17.27*[.E52]/([.E52]+237.3))" office:value-type="float" office:value="4.55588573691995" calcext:value-type="float">
            <text:p>4.55588573691995</text:p>
          </table:table-cell>
          <table:table-cell/>
          <table:table-cell office:value-type="float" office:value="31.2465392187483" calcext:value-type="float">
            <text:p>31.2</text:p>
          </table:table-cell>
          <table:table-cell office:value-type="float" office:value="34.9030069930071" calcext:value-type="float">
            <text:p>34.90</text:p>
          </table:table-cell>
          <table:table-cell table:formula="of:=[.C52]-[.B52]" office:value-type="float" office:value="0.566413328347612" calcext:value-type="float">
            <text:p>0.56641332834761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875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2.7906923968333" calcext:value-type="float">
            <text:p>12.79</text:p>
          </table:table-cell>
          <table:table-cell office:value-type="float" office:value="6.3712905" calcext:value-type="float">
            <text:p>6.37</text:p>
          </table:table-cell>
          <table:table-cell office:value-type="float" office:value="1.7" calcext:value-type="float">
            <text:p>1.70</text:p>
          </table:table-cell>
          <table:table-cell office:value-type="float" office:value="975.6" calcext:value-type="float">
            <text:p>975.6</text:p>
          </table:table-cell>
          <table:table-cell table:formula="of:=[.N52]*[.S52]*0.001*18*0.001*3600" office:value-type="float" office:value="488.66065143984" calcext:value-type="float">
            <text:p>488.6606514398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.41927972856845" calcext:value-type="float">
            <text:p>4.42</text:p>
          </table:table-cell>
          <table:table-cell table:formula="of:=0.61078*EXP(17.27*[.E53]/([.E53]+237.3))" office:value-type="float" office:value="5.25850128347827" calcext:value-type="float">
            <text:p>5.25850128347827</text:p>
          </table:table-cell>
          <table:table-cell/>
          <table:table-cell office:value-type="float" office:value="33.7944148437503" calcext:value-type="float">
            <text:p>33.8</text:p>
          </table:table-cell>
          <table:table-cell office:value-type="float" office:value="38.5523076923072" calcext:value-type="float">
            <text:p>38.55</text:p>
          </table:table-cell>
          <table:table-cell table:formula="of:=[.C53]-[.B53]" office:value-type="float" office:value="0.839221554909811" calcext:value-type="float">
            <text:p>0.839221554909811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00833333333333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.89166666666667" calcext:value-type="float">
            <text:p>1.89</text:p>
          </table:table-cell>
          <table:table-cell office:value-type="float" office:value="975.6" calcext:value-type="float">
            <text:p>975.6</text:p>
          </table:table-cell>
          <table:table-cell table:formula="of:=[.N53]*[.S53]*0.001*18*0.001*360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.9867708482395" calcext:value-type="float">
            <text:p>2.99</text:p>
          </table:table-cell>
          <table:table-cell table:formula="of:=0.61078*EXP(17.27*[.E54]/([.E54]+237.3))" office:value-type="float" office:value="4.18147487527919" calcext:value-type="float">
            <text:p>4.18147487527919</text:p>
          </table:table-cell>
          <table:table-cell/>
          <table:table-cell office:value-type="float" office:value="29.7458885937502" calcext:value-type="float">
            <text:p>29.7</text:p>
          </table:table-cell>
          <table:table-cell office:value-type="float" office:value="34.56269231" calcext:value-type="float">
            <text:p>34.56</text:p>
          </table:table-cell>
          <table:table-cell table:formula="of:=[.C54]-[.B54]" office:value-type="float" office:value="1.1947040270397" calcext:value-type="float">
            <text:p>1.194704027039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1625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3.20988134158333" calcext:value-type="float">
            <text:p>3.21</text:p>
          </table:table-cell>
          <table:table-cell office:value-type="float" office:value="1.21732941666667" calcext:value-type="float">
            <text:p>1.22</text:p>
          </table:table-cell>
          <table:table-cell office:value-type="float" office:value="1.65" calcext:value-type="float">
            <text:p>1.65</text:p>
          </table:table-cell>
          <table:table-cell office:value-type="float" office:value="975.6" calcext:value-type="float">
            <text:p>975.6</text:p>
          </table:table-cell>
          <table:table-cell table:formula="of:=[.N54]*[.S54]*0.001*18*0.001*3600" office:value-type="float" office:value="93.3658551223201" calcext:value-type="float">
            <text:p>93.365855122320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.4437374969429" calcext:value-type="float">
            <text:p>3.44</text:p>
          </table:table-cell>
          <table:table-cell table:formula="of:=0.61078*EXP(17.27*[.E55]/([.E55]+237.3))" office:value-type="float" office:value="4.73265458738115" calcext:value-type="float">
            <text:p>4.73265458738115</text:p>
          </table:table-cell>
          <table:table-cell/>
          <table:table-cell office:value-type="float" office:value="31.9180831250016" calcext:value-type="float">
            <text:p>31.9</text:p>
          </table:table-cell>
          <table:table-cell office:value-type="float" office:value="37.415384615" calcext:value-type="float">
            <text:p>37.42</text:p>
          </table:table-cell>
          <table:table-cell table:formula="of:=[.C55]-[.B55]" office:value-type="float" office:value="1.28891709043825" calcext:value-type="float">
            <text:p>1.2889170904382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.61357183408333" calcext:value-type="float">
            <text:p>1.61</text:p>
          </table:table-cell>
          <table:table-cell office:value-type="float" office:value="0.685213916666667" calcext:value-type="float">
            <text:p>0.69</text:p>
          </table:table-cell>
          <table:table-cell office:value-type="float" office:value="2.125" calcext:value-type="float">
            <text:p>2.13</text:p>
          </table:table-cell>
          <table:table-cell office:value-type="float" office:value="975.6" calcext:value-type="float">
            <text:p>975.6</text:p>
          </table:table-cell>
          <table:table-cell table:formula="of:=[.N55]*[.S55]*0.001*18*0.001*3600" office:value-type="float" office:value="52.55404362648" calcext:value-type="float">
            <text:p>52.55404362648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.3091176121833" calcext:value-type="float">
            <text:p>1.31</text:p>
          </table:table-cell>
          <table:table-cell table:formula="of:=0.61078*EXP(17.27*[.E56]/([.E56]+237.3))" office:value-type="float" office:value="2.88092976697121" calcext:value-type="float">
            <text:p>2.88092976697121</text:p>
          </table:table-cell>
          <table:table-cell/>
          <table:table-cell office:value-type="float" office:value="23.4166671875008" calcext:value-type="float">
            <text:p>23.4</text:p>
          </table:table-cell>
          <table:table-cell office:value-type="float" office:value="26" calcext:value-type="float">
            <text:p>26.00</text:p>
          </table:table-cell>
          <table:table-cell table:formula="of:=[.C56]-[.B56]" office:value-type="float" office:value="1.57181215478792" calcext:value-type="float">
            <text:p>1.5718121547879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9.32557171644444" calcext:value-type="float">
            <text:p>9.33</text:p>
          </table:table-cell>
          <table:table-cell office:value-type="float" office:value="1.574542" calcext:value-type="float">
            <text:p>1.57</text:p>
          </table:table-cell>
          <table:table-cell office:value-type="float" office:value="1.86666666666667" calcext:value-type="float">
            <text:p>1.87</text:p>
          </table:table-cell>
          <table:table-cell office:value-type="float" office:value="975.6" calcext:value-type="float">
            <text:p>975.6</text:p>
          </table:table-cell>
          <table:table-cell table:formula="of:=[.N56]*[.S56]*0.001*18*0.001*3600" office:value-type="float" office:value="120.76308864576" calcext:value-type="float">
            <text:p>120.76308864576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.98402815844272" calcext:value-type="float">
            <text:p>1.98</text:p>
          </table:table-cell>
          <table:table-cell table:formula="of:=0.61078*EXP(17.27*[.E57]/([.E57]+237.3))" office:value-type="float" office:value="3.30856015478966" calcext:value-type="float">
            <text:p>3.30856015478966</text:p>
          </table:table-cell>
          <table:table-cell/>
          <table:table-cell office:value-type="float" office:value="25.732591874999" calcext:value-type="float">
            <text:p>25.7</text:p>
          </table:table-cell>
          <table:table-cell office:value-type="float" office:value="30.5776456876466" calcext:value-type="float">
            <text:p>30.58</text:p>
          </table:table-cell>
          <table:table-cell table:formula="of:=[.C57]-[.B57]" office:value-type="float" office:value="1.32453199634695" calcext:value-type="float">
            <text:p>1.3245319963469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525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.7125" calcext:value-type="float">
            <text:p>1.71</text:p>
          </table:table-cell>
          <table:table-cell office:value-type="float" office:value="975.6" calcext:value-type="float">
            <text:p>975.6</text:p>
          </table:table-cell>
          <table:table-cell table:formula="of:=[.N57]*[.S57]*0.001*18*0.001*360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3.12441789128174" calcext:value-type="float">
            <text:p>3.12</text:p>
          </table:table-cell>
          <table:table-cell table:formula="of:=0.61078*EXP(17.27*[.E58]/([.E58]+237.3))" office:value-type="float" office:value="4.36713525934685" calcext:value-type="float">
            <text:p>4.36713525934685</text:p>
          </table:table-cell>
          <table:table-cell/>
          <table:table-cell office:value-type="float" office:value="30.5040032812491" calcext:value-type="float">
            <text:p>30.5</text:p>
          </table:table-cell>
          <table:table-cell office:value-type="float" office:value="34.5671794871764" calcext:value-type="float">
            <text:p>34.57</text:p>
          </table:table-cell>
          <table:table-cell table:formula="of:=[.C58]-[.B58]" office:value-type="float" office:value="1.24271736806511" calcext:value-type="float">
            <text:p>1.24271736806511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1.8426312677778" calcext:value-type="float">
            <text:p>11.84</text:p>
          </table:table-cell>
          <table:table-cell office:value-type="float" office:value="4.08266344444445" calcext:value-type="float">
            <text:p>4.08</text:p>
          </table:table-cell>
          <table:table-cell office:value-type="float" office:value="1.7" calcext:value-type="float">
            <text:p>1.70</text:p>
          </table:table-cell>
          <table:table-cell office:value-type="float" office:value="975.6" calcext:value-type="float">
            <text:p>975.6</text:p>
          </table:table-cell>
          <table:table-cell table:formula="of:=[.N58]*[.S58]*0.001*18*0.001*3600" office:value-type="float" office:value="313.12918134432" calcext:value-type="float">
            <text:p>313.12918134432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.80248432180507" calcext:value-type="float">
            <text:p>1.80</text:p>
          </table:table-cell>
          <table:table-cell table:formula="of:=0.61078*EXP(17.27*[.E59]/([.E59]+237.3))" office:value-type="float" office:value="3.02364436225042" calcext:value-type="float">
            <text:p>3.02364436225042</text:p>
          </table:table-cell>
          <table:table-cell/>
          <table:table-cell office:value-type="float" office:value="24.2210815624993" calcext:value-type="float">
            <text:p>24.2</text:p>
          </table:table-cell>
          <table:table-cell office:value-type="float" office:value="29.4084615384629" calcext:value-type="float">
            <text:p>29.41</text:p>
          </table:table-cell>
          <table:table-cell table:formula="of:=[.C59]-[.B59]" office:value-type="float" office:value="1.22116004044535" calcext:value-type="float">
            <text:p>1.2211600404453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916666666666667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6.43201330066666" calcext:value-type="float">
            <text:p>6.43</text:p>
          </table:table-cell>
          <table:table-cell office:value-type="float" office:value="1.05262966666667" calcext:value-type="float">
            <text:p>1.05</text:p>
          </table:table-cell>
          <table:table-cell office:value-type="float" office:value="1.83333333333333" calcext:value-type="float">
            <text:p>1.83</text:p>
          </table:table-cell>
          <table:table-cell office:value-type="float" office:value="975.6" calcext:value-type="float">
            <text:p>975.6</text:p>
          </table:table-cell>
          <table:table-cell table:formula="of:=[.N59]*[.S59]*0.001*18*0.001*3600" office:value-type="float" office:value="80.7338322806399" calcext:value-type="float">
            <text:p>80.7338322806399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.3459537200634" calcext:value-type="float">
            <text:p>2.35</text:p>
          </table:table-cell>
          <table:table-cell table:formula="of:=0.61078*EXP(17.27*[.E60]/([.E60]+237.3))" office:value-type="float" office:value="3.15562743731457" calcext:value-type="float">
            <text:p>3.15562743731457</text:p>
          </table:table-cell>
          <table:table-cell/>
          <table:table-cell office:value-type="float" office:value="24.9360485937492" calcext:value-type="float">
            <text:p>24.9</text:p>
          </table:table-cell>
          <table:table-cell office:value-type="float" office:value="30.0269230769228" calcext:value-type="float">
            <text:p>30.03</text:p>
          </table:table-cell>
          <table:table-cell table:formula="of:=[.C60]-[.B60]" office:value-type="float" office:value="0.809673717251167" calcext:value-type="float">
            <text:p>0.80967371725116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2333333333333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2.21356946333333" calcext:value-type="float">
            <text:p>2.21</text:p>
          </table:table-cell>
          <table:table-cell office:value-type="float" office:value="0.606886777777779" calcext:value-type="float">
            <text:p>0.61</text:p>
          </table:table-cell>
          <table:table-cell office:value-type="float" office:value="2.2" calcext:value-type="float">
            <text:p>2.20</text:p>
          </table:table-cell>
          <table:table-cell office:value-type="float" office:value="975.6" calcext:value-type="float">
            <text:p>975.6</text:p>
          </table:table-cell>
          <table:table-cell table:formula="of:=[.N60]*[.S60]*0.001*18*0.001*3600" office:value-type="float" office:value="46.5465651235201" calcext:value-type="float">
            <text:p>46.5465651235201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.85904040014006" calcext:value-type="float">
            <text:p>2.86</text:p>
          </table:table-cell>
          <table:table-cell table:formula="of:=0.61078*EXP(17.27*[.E61]/([.E61]+237.3))" office:value-type="float" office:value="3.74188449294782" calcext:value-type="float">
            <text:p>3.74188449294782</text:p>
          </table:table-cell>
          <table:table-cell/>
          <table:table-cell office:value-type="float" office:value="27.8269340625" calcext:value-type="float">
            <text:p>27.8</text:p>
          </table:table-cell>
          <table:table-cell office:value-type="float" office:value="33.3046153846125" calcext:value-type="float">
            <text:p>33.30</text:p>
          </table:table-cell>
          <table:table-cell table:formula="of:=[.C61]-[.B61]" office:value-type="float" office:value="0.882844092807753" calcext:value-type="float">
            <text:p>0.882844092807753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1.62506206244445" calcext:value-type="float">
            <text:p>1.63</text:p>
          </table:table-cell>
          <table:table-cell office:value-type="float" office:value="0.559329999999999" calcext:value-type="float">
            <text:p>0.56</text:p>
          </table:table-cell>
          <table:table-cell office:value-type="float" office:value="2.18333333333333" calcext:value-type="float">
            <text:p>2.18</text:p>
          </table:table-cell>
          <table:table-cell office:value-type="float" office:value="975.6" calcext:value-type="float">
            <text:p>975.6</text:p>
          </table:table-cell>
          <table:table-cell table:formula="of:=[.N61]*[.S61]*0.001*18*0.001*3600" office:value-type="float" office:value="42.8990896223999" calcext:value-type="float">
            <text:p>42.8990896223999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2.33042281752529" calcext:value-type="float">
            <text:p>2.33</text:p>
          </table:table-cell>
          <table:table-cell table:formula="of:=0.61078*EXP(17.27*[.E62]/([.E62]+237.3))" office:value-type="float" office:value="3.55129660995831" calcext:value-type="float">
            <text:p>3.55129660995831</text:p>
          </table:table-cell>
          <table:table-cell/>
          <table:table-cell office:value-type="float" office:value="26.9333024999979" calcext:value-type="float">
            <text:p>26.9</text:p>
          </table:table-cell>
          <table:table-cell office:value-type="float" office:value="32.784316239317" calcext:value-type="float">
            <text:p>32.78</text:p>
          </table:table-cell>
          <table:table-cell table:formula="of:=[.C62]-[.B62]" office:value-type="float" office:value="1.22087379243302" calcext:value-type="float">
            <text:p>1.2208737924330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7" calcext:value-type="float">
            <text:p>1.7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1.31305645411111" calcext:value-type="float">
            <text:p>1.31</text:p>
          </table:table-cell>
          <table:table-cell office:value-type="float" office:value="0.531381777777778" calcext:value-type="float">
            <text:p>0.53</text:p>
          </table:table-cell>
          <table:table-cell office:value-type="float" office:value="2.18333333333333" calcext:value-type="float">
            <text:p>2.18</text:p>
          </table:table-cell>
          <table:table-cell office:value-type="float" office:value="975.6" calcext:value-type="float">
            <text:p>975.6</text:p>
          </table:table-cell>
          <table:table-cell table:formula="of:=[.N62]*[.S62]*0.001*18*0.001*3600" office:value-type="float" office:value="40.75553699712" calcext:value-type="float">
            <text:p>40.75553699712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3.24410734946085" calcext:value-type="float">
            <text:p>3.24</text:p>
          </table:table-cell>
          <table:table-cell table:formula="of:=0.61078*EXP(17.27*[.E63]/([.E63]+237.3))" office:value-type="float" office:value="4.24215589749912" calcext:value-type="float">
            <text:p>4.24215589749912</text:p>
          </table:table-cell>
          <table:table-cell/>
          <table:table-cell office:value-type="float" office:value="29.9968348437499" calcext:value-type="float">
            <text:p>30.0</text:p>
          </table:table-cell>
          <table:table-cell office:value-type="float" office:value="34.7694658119686" calcext:value-type="float">
            <text:p>34.77</text:p>
          </table:table-cell>
          <table:table-cell table:formula="of:=[.C63]-[.B63]" office:value-type="float" office:value="0.998048548038268" calcext:value-type="float">
            <text:p>0.998048548038268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.2" calcext:value-type="float">
            <text:p>2.2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1.40642414483333" calcext:value-type="float">
            <text:p>1.41</text:p>
          </table:table-cell>
          <table:table-cell office:value-type="float" office:value="0.528737399999999" calcext:value-type="float">
            <text:p>0.53</text:p>
          </table:table-cell>
          <table:table-cell office:value-type="float" office:value="2.71666666666667" calcext:value-type="float">
            <text:p>2.72</text:p>
          </table:table-cell>
          <table:table-cell office:value-type="float" office:value="975.6" calcext:value-type="float">
            <text:p>975.6</text:p>
          </table:table-cell>
          <table:table-cell table:formula="of:=[.N63]*[.S63]*0.001*18*0.001*3600" office:value-type="float" office:value="40.5527204142719" calcext:value-type="float">
            <text:p>40.5527204142719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3.2330060644469" calcext:value-type="float">
            <text:p>3.23</text:p>
          </table:table-cell>
          <table:table-cell table:formula="of:=0.61078*EXP(17.27*[.E64]/([.E64]+237.3))" office:value-type="float" office:value="4.1723301198231" calcext:value-type="float">
            <text:p>4.1723301198231</text:p>
          </table:table-cell>
          <table:table-cell/>
          <table:table-cell office:value-type="float" office:value="29.7077962500001" calcext:value-type="float">
            <text:p>29.7</text:p>
          </table:table-cell>
          <table:table-cell office:value-type="float" office:value="34.0930769230785" calcext:value-type="float">
            <text:p>34.09</text:p>
          </table:table-cell>
          <table:table-cell table:formula="of:=[.C64]-[.B64]" office:value-type="float" office:value="0.939324055376203" calcext:value-type="float">
            <text:p>0.939324055376203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3" calcext:value-type="float">
            <text:p>1.3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975.6" calcext:value-type="float">
            <text:p>975.6</text:p>
          </table:table-cell>
          <table:table-cell table:formula="of:=[.N64]*[.S64]*0.001*18*0.001*360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2.79242419530447" calcext:value-type="float">
            <text:p>2.79</text:p>
          </table:table-cell>
          <table:table-cell table:formula="of:=0.61078*EXP(17.27*[.E65]/([.E65]+237.3))" office:value-type="float" office:value="3.91308719299359" calcext:value-type="float">
            <text:p>3.91308719299359</text:p>
          </table:table-cell>
          <table:table-cell/>
          <table:table-cell office:value-type="float" office:value="28.5965000000005" calcext:value-type="float">
            <text:p>28.6</text:p>
          </table:table-cell>
          <table:table-cell office:value-type="float" office:value="35.5084615384605" calcext:value-type="float">
            <text:p>35.51</text:p>
          </table:table-cell>
          <table:table-cell table:formula="of:=[.C65]-[.B65]" office:value-type="float" office:value="1.12066299768912" calcext:value-type="float">
            <text:p>1.1206629976891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3" calcext:value-type="float">
            <text:p>1.3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2.36582872733333" calcext:value-type="float">
            <text:p>2.37</text:p>
          </table:table-cell>
          <table:table-cell office:value-type="float" office:value="0.772306333333333" calcext:value-type="float">
            <text:p>0.77</text:p>
          </table:table-cell>
          <table:table-cell office:value-type="float" office:value="2" calcext:value-type="float">
            <text:p>2.00</text:p>
          </table:table-cell>
          <table:table-cell office:value-type="float" office:value="975.6" calcext:value-type="float">
            <text:p>975.6</text:p>
          </table:table-cell>
          <table:table-cell table:formula="of:=[.N65]*[.S65]*0.001*18*0.001*3600" office:value-type="float" office:value="59.23379509344" calcext:value-type="float">
            <text:p>59.23379509344</text:p>
          </table:table-cell>
        </table:table-row>
        <table:table-row table:style-name="ro2" table:number-rows-repeated="5"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office:value-type="string" calcext:value-type="string">
            <text:p>Tair</text:p>
          </table:table-cell>
          <table:table-cell table:style-name="Default" office:value-type="string" calcext:value-type="string">
            <text:p>Tleaf</text:p>
          </table:table-cell>
          <table:table-cell office:value-type="string" calcext:value-type="string">
            <text:p>VPA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Rabs</text:p>
          </table:table-cell>
          <table:table-cell table:style-name="Default" office:value-type="string" calcext:value-type="string">
            <text:p>Psoi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LaBa</text:p>
          </table:table-cell>
          <table:table-cell table:style-name="Default" office:value-type="string" calcext:value-type="string">
            <text:p>Vcmax</text:p>
          </table:table-cell>
          <table:table-cell table:style-name="Default" office:value-type="string" calcext:value-type="string">
            <text:p>Jmax</text:p>
          </table:table-cell>
          <table:table-cell office:value-type="string" calcext:value-type="string">
            <text:p>Ci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Pleaf</text:p>
          </table:table-cell>
          <table:table-cell office:value-type="string" calcext:value-type="string">
            <text:p>Ktree</text:p>
          </table:table-cell>
          <table:table-cell office:value-type="string" calcext:value-type="string">
            <text:p>Etree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2" calcext:value-type="float">
            <text:p>32.0</text:p>
          </table:table-cell>
          <table:table-cell office:value-type="float" office:value="33.79" calcext:value-type="float">
            <text:p>33.79</text:p>
          </table:table-cell>
          <table:table-cell office:value-type="float" office:value="0.969742489314207" calcext:value-type="float">
            <text:p>0.96974248931420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5.19" calcext:value-type="float">
            <text:p>15.19</text:p>
          </table:table-cell>
          <table:table-cell office:value-type="float" office:value="8.61" calcext:value-type="float">
            <text:p>8.61</text:p>
          </table:table-cell>
          <table:table-cell office:value-type="float" office:value="2.16" calcext:value-type="float">
            <text:p>2.16</text:p>
          </table:table-cell>
          <table:table-cell office:value-type="float" office:value="975.6" calcext:value-type="float">
            <text:p>975.6</text:p>
          </table:table-cell>
          <table:table-cell office:value-type="float" office:value="660.4408533096" calcext:value-type="float">
            <text:p>660.4408533096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8.2" calcext:value-type="float">
            <text:p>28.2</text:p>
          </table:table-cell>
          <table:table-cell office:value-type="float" office:value="29.25" calcext:value-type="float">
            <text:p>29.25</text:p>
          </table:table-cell>
          <table:table-cell office:value-type="float" office:value="1.01175203948032" calcext:value-type="float">
            <text:p>1.0117520394803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5.75" calcext:value-type="float">
            <text:p>15.75</text:p>
          </table:table-cell>
          <table:table-cell office:value-type="float" office:value="8.68" calcext:value-type="float">
            <text:p>8.68</text:p>
          </table:table-cell>
          <table:table-cell office:value-type="float" office:value="1.88" calcext:value-type="float">
            <text:p>1.88</text:p>
          </table:table-cell>
          <table:table-cell office:value-type="float" office:value="975.6" calcext:value-type="float">
            <text:p>975.6</text:p>
          </table:table-cell>
          <table:table-cell office:value-type="float" office:value="665.37199627272" calcext:value-type="float">
            <text:p>665.37199627272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1.2" calcext:value-type="float">
            <text:p>31.2</text:p>
          </table:table-cell>
          <table:table-cell office:value-type="float" office:value="32.58" calcext:value-type="float">
            <text:p>32.58</text:p>
          </table:table-cell>
          <table:table-cell office:value-type="float" office:value="0.566413328347612" calcext:value-type="float">
            <text:p>0.56641332834761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7.6" calcext:value-type="float">
            <text:p>17.60</text:p>
          </table:table-cell>
          <table:table-cell office:value-type="float" office:value="10.78" calcext:value-type="float">
            <text:p>10.78</text:p>
          </table:table-cell>
          <table:table-cell office:value-type="float" office:value="1.93" calcext:value-type="float">
            <text:p>1.93</text:p>
          </table:table-cell>
          <table:table-cell office:value-type="float" office:value="975.6" calcext:value-type="float">
            <text:p>975.6</text:p>
          </table:table-cell>
          <table:table-cell office:value-type="float" office:value="826.816325686561" calcext:value-type="float">
            <text:p>826.816325686561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9.7" calcext:value-type="float">
            <text:p>29.7</text:p>
          </table:table-cell>
          <table:table-cell office:value-type="float" office:value="31.19" calcext:value-type="float">
            <text:p>31.19</text:p>
          </table:table-cell>
          <table:table-cell office:value-type="float" office:value="1.1947040270397" calcext:value-type="float">
            <text:p>1.194704027039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6.73" calcext:value-type="float">
            <text:p>16.73</text:p>
          </table:table-cell>
          <table:table-cell office:value-type="float" office:value="8.25" calcext:value-type="float">
            <text:p>8.25</text:p>
          </table:table-cell>
          <table:table-cell office:value-type="float" office:value="1.65" calcext:value-type="float">
            <text:p>1.65</text:p>
          </table:table-cell>
          <table:table-cell office:value-type="float" office:value="975.6" calcext:value-type="float">
            <text:p>975.6</text:p>
          </table:table-cell>
          <table:table-cell office:value-type="float" office:value="632.43900873648" calcext:value-type="float">
            <text:p>632.43900873648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1.9" calcext:value-type="float">
            <text:p>31.9</text:p>
          </table:table-cell>
          <table:table-cell office:value-type="float" office:value="33.48" calcext:value-type="float">
            <text:p>33.48</text:p>
          </table:table-cell>
          <table:table-cell office:value-type="float" office:value="1.28891709043825" calcext:value-type="float">
            <text:p>1.2889170904382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4.94" calcext:value-type="float">
            <text:p>14.94</text:p>
          </table:table-cell>
          <table:table-cell office:value-type="float" office:value="7.72" calcext:value-type="float">
            <text:p>7.72</text:p>
          </table:table-cell>
          <table:table-cell office:value-type="float" office:value="1.41" calcext:value-type="float">
            <text:p>1.41</text:p>
          </table:table-cell>
          <table:table-cell office:value-type="float" office:value="975.6" calcext:value-type="float">
            <text:p>975.6</text:p>
          </table:table-cell>
          <table:table-cell office:value-type="float" office:value="591.78216409488" calcext:value-type="float">
            <text:p>591.78216409488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3.4" calcext:value-type="float">
            <text:p>23.4</text:p>
          </table:table-cell>
          <table:table-cell office:value-type="float" office:value="26" calcext:value-type="float">
            <text:p>26.00</text:p>
          </table:table-cell>
          <table:table-cell office:value-type="float" office:value="1.57181215478792" calcext:value-type="float">
            <text:p>1.5718121547879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5.6" calcext:value-type="float">
            <text:p>15.60</text:p>
          </table:table-cell>
          <table:table-cell office:value-type="float" office:value="4.39" calcext:value-type="float">
            <text:p>4.39</text:p>
          </table:table-cell>
          <table:table-cell office:value-type="float" office:value="0.91" calcext:value-type="float">
            <text:p>0.91</text:p>
          </table:table-cell>
          <table:table-cell office:value-type="float" office:value="975.6" calcext:value-type="float">
            <text:p>975.6</text:p>
          </table:table-cell>
          <table:table-cell office:value-type="float" office:value="336.59701294824" calcext:value-type="float">
            <text:p>336.59701294824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0.5" calcext:value-type="float">
            <text:p>30.5</text:p>
          </table:table-cell>
          <table:table-cell office:value-type="float" office:value="32.74" calcext:value-type="float">
            <text:p>32.74</text:p>
          </table:table-cell>
          <table:table-cell office:value-type="float" office:value="1.24271736806511" calcext:value-type="float">
            <text:p>1.24271736806511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4.99" calcext:value-type="float">
            <text:p>14.99</text:p>
          </table:table-cell>
          <table:table-cell office:value-type="float" office:value="7.33" calcext:value-type="float">
            <text:p>7.33</text:p>
          </table:table-cell>
          <table:table-cell office:value-type="float" office:value="1.44" calcext:value-type="float">
            <text:p>1.44</text:p>
          </table:table-cell>
          <table:table-cell office:value-type="float" office:value="975.6" calcext:value-type="float">
            <text:p>975.6</text:p>
          </table:table-cell>
          <table:table-cell office:value-type="float" office:value="561.80979382968" calcext:value-type="float">
            <text:p>561.80979382968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4.2" calcext:value-type="float">
            <text:p>24.2</text:p>
          </table:table-cell>
          <table:table-cell office:value-type="float" office:value="27.72" calcext:value-type="float">
            <text:p>27.72</text:p>
          </table:table-cell>
          <table:table-cell office:value-type="float" office:value="1.22116004044535" calcext:value-type="float">
            <text:p>1.2211600404453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13.38" calcext:value-type="float">
            <text:p>13.38</text:p>
          </table:table-cell>
          <table:table-cell office:value-type="float" office:value="4.32" calcext:value-type="float">
            <text:p>4.32</text:p>
          </table:table-cell>
          <table:table-cell office:value-type="float" office:value="0.91" calcext:value-type="float">
            <text:p>0.91</text:p>
          </table:table-cell>
          <table:table-cell office:value-type="float" office:value="975.6" calcext:value-type="float">
            <text:p>975.6</text:p>
          </table:table-cell>
          <table:table-cell office:value-type="float" office:value="331.43756774832" calcext:value-type="float">
            <text:p>331.43756774832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4.9" calcext:value-type="float">
            <text:p>24.9</text:p>
          </table:table-cell>
          <table:table-cell office:value-type="float" office:value="27.28" calcext:value-type="float">
            <text:p>27.28</text:p>
          </table:table-cell>
          <table:table-cell office:value-type="float" office:value="0.809673717251167" calcext:value-type="float">
            <text:p>0.80967371725116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13.14" calcext:value-type="float">
            <text:p>13.14</text:p>
          </table:table-cell>
          <table:table-cell office:value-type="float" office:value="5.04" calcext:value-type="float">
            <text:p>5.04</text:p>
          </table:table-cell>
          <table:table-cell office:value-type="float" office:value="0.95" calcext:value-type="float">
            <text:p>0.95</text:p>
          </table:table-cell>
          <table:table-cell office:value-type="float" office:value="975.6" calcext:value-type="float">
            <text:p>975.6</text:p>
          </table:table-cell>
          <table:table-cell office:value-type="float" office:value="386.61685061472" calcext:value-type="float">
            <text:p>386.61685061472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7.8" calcext:value-type="float">
            <text:p>27.8</text:p>
          </table:table-cell>
          <table:table-cell office:value-type="float" office:value="33.41" calcext:value-type="float">
            <text:p>33.41</text:p>
          </table:table-cell>
          <table:table-cell office:value-type="float" office:value="0.882844092807753" calcext:value-type="float">
            <text:p>0.882844092807753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13.47" calcext:value-type="float">
            <text:p>13.47</text:p>
          </table:table-cell>
          <table:table-cell office:value-type="float" office:value="6.27" calcext:value-type="float">
            <text:p>6.27</text:p>
          </table:table-cell>
          <table:table-cell office:value-type="float" office:value="1.14" calcext:value-type="float">
            <text:p>1.14</text:p>
          </table:table-cell>
          <table:table-cell office:value-type="float" office:value="975.6" calcext:value-type="float">
            <text:p>975.6</text:p>
          </table:table-cell>
          <table:table-cell office:value-type="float" office:value="480.94329442896" calcext:value-type="float">
            <text:p>480.94329442896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6.9" calcext:value-type="float">
            <text:p>26.9</text:p>
          </table:table-cell>
          <table:table-cell office:value-type="float" office:value="29.15" calcext:value-type="float">
            <text:p>29.15</text:p>
          </table:table-cell>
          <table:table-cell office:value-type="float" office:value="1.22087379243302" calcext:value-type="float">
            <text:p>1.2208737924330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12.02" calcext:value-type="float">
            <text:p>12.02</text:p>
          </table:table-cell>
          <table:table-cell office:value-type="float" office:value="5.91" calcext:value-type="float">
            <text:p>5.91</text:p>
          </table:table-cell>
          <table:table-cell office:value-type="float" office:value="1.1" calcext:value-type="float">
            <text:p>1.10</text:p>
          </table:table-cell>
          <table:table-cell office:value-type="float" office:value="975.6" calcext:value-type="float">
            <text:p>975.6</text:p>
          </table:table-cell>
          <table:table-cell office:value-type="float" office:value="453.06749544408" calcext:value-type="float">
            <text:p>453.06749544408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0" calcext:value-type="float">
            <text:p>30.0</text:p>
          </table:table-cell>
          <table:table-cell office:value-type="float" office:value="31.48" calcext:value-type="float">
            <text:p>31.48</text:p>
          </table:table-cell>
          <table:table-cell office:value-type="float" office:value="0.998048548038268" calcext:value-type="float">
            <text:p>0.998048548038268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9.29" calcext:value-type="float">
            <text:p>9.29</text:p>
          </table:table-cell>
          <table:table-cell office:value-type="float" office:value="5.26" calcext:value-type="float">
            <text:p>5.26</text:p>
          </table:table-cell>
          <table:table-cell office:value-type="float" office:value="0.98" calcext:value-type="float">
            <text:p>0.98</text:p>
          </table:table-cell>
          <table:table-cell office:value-type="float" office:value="975.6" calcext:value-type="float">
            <text:p>975.6</text:p>
          </table:table-cell>
          <table:table-cell office:value-type="float" office:value="403.43994519048" calcext:value-type="float">
            <text:p>403.43994519048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8.6" calcext:value-type="float">
            <text:p>28.6</text:p>
          </table:table-cell>
          <table:table-cell office:value-type="float" office:value="31.27" calcext:value-type="float">
            <text:p>31.27</text:p>
          </table:table-cell>
          <table:table-cell office:value-type="float" office:value="1.12066299768912" calcext:value-type="float">
            <text:p>1.1206629976891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8.87" calcext:value-type="float">
            <text:p>8.87</text:p>
          </table:table-cell>
          <table:table-cell office:value-type="float" office:value="5.71" calcext:value-type="float">
            <text:p>5.71</text:p>
          </table:table-cell>
          <table:table-cell office:value-type="float" office:value="1.34" calcext:value-type="float">
            <text:p>1.34</text:p>
          </table:table-cell>
          <table:table-cell office:value-type="float" office:value="975.6" calcext:value-type="float">
            <text:p>975.6</text:p>
          </table:table-cell>
          <table:table-cell office:value-type="float" office:value="437.646638064239" calcext:value-type="float">
            <text:p>437.646638064239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2" calcext:value-type="float">
            <text:p>32.0</text:p>
          </table:table-cell>
          <table:table-cell office:value-type="float" office:value="35.09" calcext:value-type="float">
            <text:p>35.09</text:p>
          </table:table-cell>
          <table:table-cell office:value-type="float" office:value="0.969742489314207" calcext:value-type="float">
            <text:p>0.96974248931420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4.34" calcext:value-type="float">
            <text:p>14.34</text:p>
          </table:table-cell>
          <table:table-cell office:value-type="float" office:value="9.61" calcext:value-type="float">
            <text:p>9.61</text:p>
          </table:table-cell>
          <table:table-cell office:value-type="float" office:value="1.9" calcext:value-type="float">
            <text:p>1.90</text:p>
          </table:table-cell>
          <table:table-cell office:value-type="float" office:value="975.6" calcext:value-type="float">
            <text:p>975.6</text:p>
          </table:table-cell>
          <table:table-cell office:value-type="float" office:value="737.31359751192" calcext:value-type="float">
            <text:p>737.31359751192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8.2" calcext:value-type="float">
            <text:p>28.2</text:p>
          </table:table-cell>
          <table:table-cell office:value-type="float" office:value="29.9" calcext:value-type="float">
            <text:p>29.90</text:p>
          </table:table-cell>
          <table:table-cell office:value-type="float" office:value="1.01175203948032" calcext:value-type="float">
            <text:p>1.0117520394803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6.04" calcext:value-type="float">
            <text:p>16.04</text:p>
          </table:table-cell>
          <table:table-cell office:value-type="float" office:value="9.2" calcext:value-type="float">
            <text:p>9.20</text:p>
          </table:table-cell>
          <table:table-cell office:value-type="float" office:value="1.71" calcext:value-type="float">
            <text:p>1.71</text:p>
          </table:table-cell>
          <table:table-cell office:value-type="float" office:value="975.6" calcext:value-type="float">
            <text:p>975.6</text:p>
          </table:table-cell>
          <table:table-cell office:value-type="float" office:value="705.86348797008" calcext:value-type="float">
            <text:p>705.86348797008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1.2" calcext:value-type="float">
            <text:p>31.2</text:p>
          </table:table-cell>
          <table:table-cell office:value-type="float" office:value="33.73" calcext:value-type="float">
            <text:p>33.73</text:p>
          </table:table-cell>
          <table:table-cell office:value-type="float" office:value="0.566413328347612" calcext:value-type="float">
            <text:p>0.56641332834761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5.97" calcext:value-type="float">
            <text:p>15.97</text:p>
          </table:table-cell>
          <table:table-cell office:value-type="float" office:value="9.39" calcext:value-type="float">
            <text:p>9.39</text:p>
          </table:table-cell>
          <table:table-cell office:value-type="float" office:value="1.85" calcext:value-type="float">
            <text:p>1.85</text:p>
          </table:table-cell>
          <table:table-cell office:value-type="float" office:value="975.6" calcext:value-type="float">
            <text:p>975.6</text:p>
          </table:table-cell>
          <table:table-cell office:value-type="float" office:value="720.3915698364" calcext:value-type="float">
            <text:p>720.3915698364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9.7" calcext:value-type="float">
            <text:p>29.7</text:p>
          </table:table-cell>
          <table:table-cell office:value-type="float" office:value="33.85" calcext:value-type="float">
            <text:p>33.85</text:p>
          </table:table-cell>
          <table:table-cell office:value-type="float" office:value="1.1947040270397" calcext:value-type="float">
            <text:p>1.194704027039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7.45" calcext:value-type="float">
            <text:p>7.45</text:p>
          </table:table-cell>
          <table:table-cell office:value-type="float" office:value="2.5" calcext:value-type="float">
            <text:p>2.50</text:p>
          </table:table-cell>
          <table:table-cell office:value-type="float" office:value="1.73" calcext:value-type="float">
            <text:p>1.73</text:p>
          </table:table-cell>
          <table:table-cell office:value-type="float" office:value="975.6" calcext:value-type="float">
            <text:p>975.6</text:p>
          </table:table-cell>
          <table:table-cell office:value-type="float" office:value="192.04408342944" calcext:value-type="float">
            <text:p>192.04408342944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1.9" calcext:value-type="float">
            <text:p>31.9</text:p>
          </table:table-cell>
          <table:table-cell office:value-type="float" office:value="36.97" calcext:value-type="float">
            <text:p>36.97</text:p>
          </table:table-cell>
          <table:table-cell office:value-type="float" office:value="1.28891709043825" calcext:value-type="float">
            <text:p>1.2889170904382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3.73" calcext:value-type="float">
            <text:p>3.73</text:p>
          </table:table-cell>
          <table:table-cell office:value-type="float" office:value="1.02" calcext:value-type="float">
            <text:p>1.02</text:p>
          </table:table-cell>
          <table:table-cell office:value-type="float" office:value="1.8" calcext:value-type="float">
            <text:p>1.80</text:p>
          </table:table-cell>
          <table:table-cell office:value-type="float" office:value="975.6" calcext:value-type="float">
            <text:p>975.6</text:p>
          </table:table-cell>
          <table:table-cell office:value-type="float" office:value="78.5882194811999" calcext:value-type="float">
            <text:p>78.5882194811999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3.4" calcext:value-type="float">
            <text:p>23.4</text:p>
          </table:table-cell>
          <table:table-cell office:value-type="float" office:value="26" calcext:value-type="float">
            <text:p>26.00</text:p>
          </table:table-cell>
          <table:table-cell office:value-type="float" office:value="1.57181215478792" calcext:value-type="float">
            <text:p>1.5718121547879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2.33" calcext:value-type="float">
            <text:p>12.33</text:p>
          </table:table-cell>
          <table:table-cell office:value-type="float" office:value="2.63" calcext:value-type="float">
            <text:p>2.63</text:p>
          </table:table-cell>
          <table:table-cell office:value-type="float" office:value="1.34" calcext:value-type="float">
            <text:p>1.34</text:p>
          </table:table-cell>
          <table:table-cell office:value-type="float" office:value="975.6" calcext:value-type="float">
            <text:p>975.6</text:p>
          </table:table-cell>
          <table:table-cell office:value-type="float" office:value="201.44034389952" calcext:value-type="float">
            <text:p>201.44034389952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0.5" calcext:value-type="float">
            <text:p>30.5</text:p>
          </table:table-cell>
          <table:table-cell office:value-type="float" office:value="34.43" calcext:value-type="float">
            <text:p>34.43</text:p>
          </table:table-cell>
          <table:table-cell office:value-type="float" office:value="1.24271736806511" calcext:value-type="float">
            <text:p>1.24271736806511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0.37" calcext:value-type="float">
            <text:p>10.37</text:p>
          </table:table-cell>
          <table:table-cell office:value-type="float" office:value="3.33" calcext:value-type="float">
            <text:p>3.33</text:p>
          </table:table-cell>
          <table:table-cell office:value-type="float" office:value="1.94" calcext:value-type="float">
            <text:p>1.94</text:p>
          </table:table-cell>
          <table:table-cell office:value-type="float" office:value="975.6" calcext:value-type="float">
            <text:p>975.6</text:p>
          </table:table-cell>
          <table:table-cell office:value-type="float" office:value="255.2183802432" calcext:value-type="float">
            <text:p>255.2183802432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4.2" calcext:value-type="float">
            <text:p>24.2</text:p>
          </table:table-cell>
          <table:table-cell office:value-type="float" office:value="29.29" calcext:value-type="float">
            <text:p>29.29</text:p>
          </table:table-cell>
          <table:table-cell office:value-type="float" office:value="1.22116004044535" calcext:value-type="float">
            <text:p>1.2211600404453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5.16" calcext:value-type="float">
            <text:p>5.16</text:p>
          </table:table-cell>
          <table:table-cell office:value-type="float" office:value="0.85" calcext:value-type="float">
            <text:p>0.85</text:p>
          </table:table-cell>
          <table:table-cell office:value-type="float" office:value="1.78" calcext:value-type="float">
            <text:p>1.78</text:p>
          </table:table-cell>
          <table:table-cell office:value-type="float" office:value="975.6" calcext:value-type="float">
            <text:p>975.6</text:p>
          </table:table-cell>
          <table:table-cell office:value-type="float" office:value="64.9817704800001" calcext:value-type="float">
            <text:p>64.9817704800001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4.9" calcext:value-type="float">
            <text:p>24.9</text:p>
          </table:table-cell>
          <table:table-cell office:value-type="float" office:value="28.16" calcext:value-type="float">
            <text:p>28.16</text:p>
          </table:table-cell>
          <table:table-cell office:value-type="float" office:value="0.809673717251167" calcext:value-type="float">
            <text:p>0.80967371725116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4.43" calcext:value-type="float">
            <text:p>4.43</text:p>
          </table:table-cell>
          <table:table-cell office:value-type="float" office:value="1.03" calcext:value-type="float">
            <text:p>1.03</text:p>
          </table:table-cell>
          <table:table-cell office:value-type="float" office:value="2.09" calcext:value-type="float">
            <text:p>2.09</text:p>
          </table:table-cell>
          <table:table-cell office:value-type="float" office:value="975.6" calcext:value-type="float">
            <text:p>975.6</text:p>
          </table:table-cell>
          <table:table-cell office:value-type="float" office:value="79.06178683656" calcext:value-type="float">
            <text:p>79.06178683656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7.8" calcext:value-type="float">
            <text:p>27.8</text:p>
          </table:table-cell>
          <table:table-cell office:value-type="float" office:value="33.88" calcext:value-type="float">
            <text:p>33.88</text:p>
          </table:table-cell>
          <table:table-cell office:value-type="float" office:value="0.882844092807753" calcext:value-type="float">
            <text:p>0.882844092807753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6.04" calcext:value-type="float">
            <text:p>6.04</text:p>
          </table:table-cell>
          <table:table-cell office:value-type="float" office:value="1.97" calcext:value-type="float">
            <text:p>1.97</text:p>
          </table:table-cell>
          <table:table-cell office:value-type="float" office:value="1.75" calcext:value-type="float">
            <text:p>1.75</text:p>
          </table:table-cell>
          <table:table-cell office:value-type="float" office:value="975.6" calcext:value-type="float">
            <text:p>975.6</text:p>
          </table:table-cell>
          <table:table-cell office:value-type="float" office:value="151.00450657776" calcext:value-type="float">
            <text:p>151.00450657776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6.9" calcext:value-type="float">
            <text:p>26.9</text:p>
          </table:table-cell>
          <table:table-cell office:value-type="float" office:value="28.58" calcext:value-type="float">
            <text:p>28.58</text:p>
          </table:table-cell>
          <table:table-cell office:value-type="float" office:value="1.22087379243302" calcext:value-type="float">
            <text:p>1.2208737924330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10.23" calcext:value-type="float">
            <text:p>10.23</text:p>
          </table:table-cell>
          <table:table-cell office:value-type="float" office:value="4.55" calcext:value-type="float">
            <text:p>4.55</text:p>
          </table:table-cell>
          <table:table-cell office:value-type="float" office:value="1.54" calcext:value-type="float">
            <text:p>1.54</text:p>
          </table:table-cell>
          <table:table-cell office:value-type="float" office:value="975.6" calcext:value-type="float">
            <text:p>975.6</text:p>
          </table:table-cell>
          <table:table-cell office:value-type="float" office:value="349.24348683576" calcext:value-type="float">
            <text:p>349.24348683576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0" calcext:value-type="float">
            <text:p>30.0</text:p>
          </table:table-cell>
          <table:table-cell office:value-type="float" office:value="31.29" calcext:value-type="float">
            <text:p>31.29</text:p>
          </table:table-cell>
          <table:table-cell office:value-type="float" office:value="0.998048548038268" calcext:value-type="float">
            <text:p>0.998048548038268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8.39" calcext:value-type="float">
            <text:p>8.39</text:p>
          </table:table-cell>
          <table:table-cell office:value-type="float" office:value="4.52" calcext:value-type="float">
            <text:p>4.52</text:p>
          </table:table-cell>
          <table:table-cell office:value-type="float" office:value="0.99" calcext:value-type="float">
            <text:p>0.99</text:p>
          </table:table-cell>
          <table:table-cell office:value-type="float" office:value="975.6" calcext:value-type="float">
            <text:p>975.6</text:p>
          </table:table-cell>
          <table:table-cell office:value-type="float" office:value="346.57821800712" calcext:value-type="float">
            <text:p>346.57821800712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8.6" calcext:value-type="float">
            <text:p>28.6</text:p>
          </table:table-cell>
          <table:table-cell office:value-type="float" office:value="31.01" calcext:value-type="float">
            <text:p>31.01</text:p>
          </table:table-cell>
          <table:table-cell office:value-type="float" office:value="1.12066299768912" calcext:value-type="float">
            <text:p>1.1206629976891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8.34" calcext:value-type="float">
            <text:p>8.34</text:p>
          </table:table-cell>
          <table:table-cell office:value-type="float" office:value="5.06" calcext:value-type="float">
            <text:p>5.06</text:p>
          </table:table-cell>
          <table:table-cell office:value-type="float" office:value="0.86" calcext:value-type="float">
            <text:p>0.86</text:p>
          </table:table-cell>
          <table:table-cell office:value-type="float" office:value="975.6" calcext:value-type="float">
            <text:p>975.6</text:p>
          </table:table-cell>
          <table:table-cell office:value-type="float" office:value="388.19940950736" calcext:value-type="float">
            <text:p>388.19940950736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2" calcext:value-type="float">
            <text:p>32.0</text:p>
          </table:table-cell>
          <table:table-cell office:value-type="float" office:value="34.53" calcext:value-type="float">
            <text:p>34.53</text:p>
          </table:table-cell>
          <table:table-cell office:value-type="float" office:value="0.969742489314207" calcext:value-type="float">
            <text:p>0.96974248931420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4.99" calcext:value-type="float">
            <text:p>14.99</text:p>
          </table:table-cell>
          <table:table-cell office:value-type="float" office:value="10.21" calcext:value-type="float">
            <text:p>10.21</text:p>
          </table:table-cell>
          <table:table-cell office:value-type="float" office:value="1.9" calcext:value-type="float">
            <text:p>1.90</text:p>
          </table:table-cell>
          <table:table-cell office:value-type="float" office:value="975.6" calcext:value-type="float">
            <text:p>975.6</text:p>
          </table:table-cell>
          <table:table-cell office:value-type="float" office:value="783.19786031784" calcext:value-type="float">
            <text:p>783.19786031784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8.2" calcext:value-type="float">
            <text:p>28.2</text:p>
          </table:table-cell>
          <table:table-cell office:value-type="float" office:value="30.31" calcext:value-type="float">
            <text:p>30.31</text:p>
          </table:table-cell>
          <table:table-cell office:value-type="float" office:value="1.01175203948032" calcext:value-type="float">
            <text:p>1.0117520394803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8.09" calcext:value-type="float">
            <text:p>18.09</text:p>
          </table:table-cell>
          <table:table-cell office:value-type="float" office:value="9.34" calcext:value-type="float">
            <text:p>9.34</text:p>
          </table:table-cell>
          <table:table-cell office:value-type="float" office:value="1.79" calcext:value-type="float">
            <text:p>1.79</text:p>
          </table:table-cell>
          <table:table-cell office:value-type="float" office:value="975.6" calcext:value-type="float">
            <text:p>975.6</text:p>
          </table:table-cell>
          <table:table-cell office:value-type="float" office:value="716.19927733728" calcext:value-type="float">
            <text:p>716.19927733728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1.2" calcext:value-type="float">
            <text:p>31.2</text:p>
          </table:table-cell>
          <table:table-cell office:value-type="float" office:value="34.32" calcext:value-type="float">
            <text:p>34.32</text:p>
          </table:table-cell>
          <table:table-cell office:value-type="float" office:value="0.566413328347612" calcext:value-type="float">
            <text:p>0.56641332834761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7.08" calcext:value-type="float">
            <text:p>17.08</text:p>
          </table:table-cell>
          <table:table-cell office:value-type="float" office:value="9.64" calcext:value-type="float">
            <text:p>9.64</text:p>
          </table:table-cell>
          <table:table-cell office:value-type="float" office:value="2.03" calcext:value-type="float">
            <text:p>2.03</text:p>
          </table:table-cell>
          <table:table-cell office:value-type="float" office:value="975.6" calcext:value-type="float">
            <text:p>975.6</text:p>
          </table:table-cell>
          <table:table-cell office:value-type="float" office:value="739.310724377279" calcext:value-type="float">
            <text:p>739.310724377279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9.7" calcext:value-type="float">
            <text:p>29.7</text:p>
          </table:table-cell>
          <table:table-cell office:value-type="float" office:value="34.06" calcext:value-type="float">
            <text:p>34.06</text:p>
          </table:table-cell>
          <table:table-cell office:value-type="float" office:value="1.1947040270397" calcext:value-type="float">
            <text:p>1.194704027039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0.1" calcext:value-type="float">
            <text:p>10.10</text:p>
          </table:table-cell>
          <table:table-cell office:value-type="float" office:value="3.41" calcext:value-type="float">
            <text:p>3.41</text:p>
          </table:table-cell>
          <table:table-cell office:value-type="float" office:value="1.8" calcext:value-type="float">
            <text:p>1.80</text:p>
          </table:table-cell>
          <table:table-cell office:value-type="float" office:value="975.6" calcext:value-type="float">
            <text:p>975.6</text:p>
          </table:table-cell>
          <table:table-cell office:value-type="float" office:value="261.80254772496" calcext:value-type="float">
            <text:p>261.80254772496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1.9" calcext:value-type="float">
            <text:p>31.9</text:p>
          </table:table-cell>
          <table:table-cell office:value-type="float" office:value="36.3" calcext:value-type="float">
            <text:p>36.30</text:p>
          </table:table-cell>
          <table:table-cell office:value-type="float" office:value="1.28891709043825" calcext:value-type="float">
            <text:p>1.2889170904382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3.34" calcext:value-type="float">
            <text:p>3.34</text:p>
          </table:table-cell>
          <table:table-cell office:value-type="float" office:value="1.15" calcext:value-type="float">
            <text:p>1.15</text:p>
          </table:table-cell>
          <table:table-cell office:value-type="float" office:value="1.83" calcext:value-type="float">
            <text:p>1.83</text:p>
          </table:table-cell>
          <table:table-cell office:value-type="float" office:value="975.6" calcext:value-type="float">
            <text:p>975.6</text:p>
          </table:table-cell>
          <table:table-cell office:value-type="float" office:value="88.2069276290399" calcext:value-type="float">
            <text:p>88.2069276290399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3.4" calcext:value-type="float">
            <text:p>23.4</text:p>
          </table:table-cell>
          <table:table-cell office:value-type="float" office:value="26" calcext:value-type="float">
            <text:p>26.00</text:p>
          </table:table-cell>
          <table:table-cell office:value-type="float" office:value="1.57181215478792" calcext:value-type="float">
            <text:p>1.5718121547879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4.35" calcext:value-type="float">
            <text:p>14.35</text:p>
          </table:table-cell>
          <table:table-cell office:value-type="float" office:value="3.46" calcext:value-type="float">
            <text:p>3.46</text:p>
          </table:table-cell>
          <table:table-cell office:value-type="float" office:value="1.03" calcext:value-type="float">
            <text:p>1.03</text:p>
          </table:table-cell>
          <table:table-cell office:value-type="float" office:value="975.6" calcext:value-type="float">
            <text:p>975.6</text:p>
          </table:table-cell>
          <table:table-cell office:value-type="float" office:value="265.2563285064" calcext:value-type="float">
            <text:p>265.2563285064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0.5" calcext:value-type="float">
            <text:p>30.5</text:p>
          </table:table-cell>
          <table:table-cell office:value-type="float" office:value="33.49" calcext:value-type="float">
            <text:p>33.49</text:p>
          </table:table-cell>
          <table:table-cell office:value-type="float" office:value="1.24271736806511" calcext:value-type="float">
            <text:p>1.24271736806511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3.82" calcext:value-type="float">
            <text:p>13.82</text:p>
          </table:table-cell>
          <table:table-cell office:value-type="float" office:value="5.64" calcext:value-type="float">
            <text:p>5.64</text:p>
          </table:table-cell>
          <table:table-cell office:value-type="float" office:value="1.56" calcext:value-type="float">
            <text:p>1.56</text:p>
          </table:table-cell>
          <table:table-cell office:value-type="float" office:value="975.6" calcext:value-type="float">
            <text:p>975.6</text:p>
          </table:table-cell>
          <table:table-cell office:value-type="float" office:value="432.60804860328" calcext:value-type="float">
            <text:p>432.60804860328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4.2" calcext:value-type="float">
            <text:p>24.2</text:p>
          </table:table-cell>
          <table:table-cell office:value-type="float" office:value="28.46" calcext:value-type="float">
            <text:p>28.46</text:p>
          </table:table-cell>
          <table:table-cell office:value-type="float" office:value="1.22116004044535" calcext:value-type="float">
            <text:p>1.2211600404453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9.05" calcext:value-type="float">
            <text:p>9.05</text:p>
          </table:table-cell>
          <table:table-cell office:value-type="float" office:value="1.73" calcext:value-type="float">
            <text:p>1.73</text:p>
          </table:table-cell>
          <table:table-cell office:value-type="float" office:value="1.68" calcext:value-type="float">
            <text:p>1.68</text:p>
          </table:table-cell>
          <table:table-cell office:value-type="float" office:value="975.6" calcext:value-type="float">
            <text:p>975.6</text:p>
          </table:table-cell>
          <table:table-cell office:value-type="float" office:value="132.86195034552" calcext:value-type="float">
            <text:p>132.86195034552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4.9" calcext:value-type="float">
            <text:p>24.9</text:p>
          </table:table-cell>
          <table:table-cell office:value-type="float" office:value="29.32" calcext:value-type="float">
            <text:p>29.32</text:p>
          </table:table-cell>
          <table:table-cell office:value-type="float" office:value="0.809673717251167" calcext:value-type="float">
            <text:p>0.80967371725116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6.11" calcext:value-type="float">
            <text:p>6.11</text:p>
          </table:table-cell>
          <table:table-cell office:value-type="float" office:value="1.73" calcext:value-type="float">
            <text:p>1.73</text:p>
          </table:table-cell>
          <table:table-cell office:value-type="float" office:value="1.88" calcext:value-type="float">
            <text:p>1.88</text:p>
          </table:table-cell>
          <table:table-cell office:value-type="float" office:value="975.6" calcext:value-type="float">
            <text:p>975.6</text:p>
          </table:table-cell>
          <table:table-cell office:value-type="float" office:value="133.02744390144" calcext:value-type="float">
            <text:p>133.02744390144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7.8" calcext:value-type="float">
            <text:p>27.8</text:p>
          </table:table-cell>
          <table:table-cell office:value-type="float" office:value="34.43" calcext:value-type="float">
            <text:p>34.43</text:p>
          </table:table-cell>
          <table:table-cell office:value-type="float" office:value="0.882844092807753" calcext:value-type="float">
            <text:p>0.882844092807753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6.92" calcext:value-type="float">
            <text:p>6.92</text:p>
          </table:table-cell>
          <table:table-cell office:value-type="float" office:value="2.17" calcext:value-type="float">
            <text:p>2.17</text:p>
          </table:table-cell>
          <table:table-cell office:value-type="float" office:value="1.78" calcext:value-type="float">
            <text:p>1.78</text:p>
          </table:table-cell>
          <table:table-cell office:value-type="float" office:value="975.6" calcext:value-type="float">
            <text:p>975.6</text:p>
          </table:table-cell>
          <table:table-cell office:value-type="float" office:value="166.7872685952" calcext:value-type="float">
            <text:p>166.7872685952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6.9" calcext:value-type="float">
            <text:p>26.9</text:p>
          </table:table-cell>
          <table:table-cell office:value-type="float" office:value="31.48" calcext:value-type="float">
            <text:p>31.48</text:p>
          </table:table-cell>
          <table:table-cell office:value-type="float" office:value="1.22087379243302" calcext:value-type="float">
            <text:p>1.2208737924330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6.53" calcext:value-type="float">
            <text:p>6.53</text:p>
          </table:table-cell>
          <table:table-cell office:value-type="float" office:value="2.23" calcext:value-type="float">
            <text:p>2.23</text:p>
          </table:table-cell>
          <table:table-cell office:value-type="float" office:value="1.83" calcext:value-type="float">
            <text:p>1.83</text:p>
          </table:table-cell>
          <table:table-cell office:value-type="float" office:value="975.6" calcext:value-type="float">
            <text:p>975.6</text:p>
          </table:table-cell>
          <table:table-cell office:value-type="float" office:value="171.05850603072" calcext:value-type="float">
            <text:p>171.05850603072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0" calcext:value-type="float">
            <text:p>30.0</text:p>
          </table:table-cell>
          <table:table-cell office:value-type="float" office:value="32.84" calcext:value-type="float">
            <text:p>32.84</text:p>
          </table:table-cell>
          <table:table-cell office:value-type="float" office:value="0.998048548038268" calcext:value-type="float">
            <text:p>0.998048548038268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5.41" calcext:value-type="float">
            <text:p>5.41</text:p>
          </table:table-cell>
          <table:table-cell office:value-type="float" office:value="1.84" calcext:value-type="float">
            <text:p>1.84</text:p>
          </table:table-cell>
          <table:table-cell office:value-type="float" office:value="1.63" calcext:value-type="float">
            <text:p>1.63</text:p>
          </table:table-cell>
          <table:table-cell office:value-type="float" office:value="975.6" calcext:value-type="float">
            <text:p>975.6</text:p>
          </table:table-cell>
          <table:table-cell office:value-type="float" office:value="141.28455802032" calcext:value-type="float">
            <text:p>141.28455802032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8.6" calcext:value-type="float">
            <text:p>28.6</text:p>
          </table:table-cell>
          <table:table-cell office:value-type="float" office:value="30.95" calcext:value-type="float">
            <text:p>30.95</text:p>
          </table:table-cell>
          <table:table-cell office:value-type="float" office:value="1.12066299768912" calcext:value-type="float">
            <text:p>1.1206629976891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6.07" calcext:value-type="float">
            <text:p>6.07</text:p>
          </table:table-cell>
          <table:table-cell office:value-type="float" office:value="2.42" calcext:value-type="float">
            <text:p>2.42</text:p>
          </table:table-cell>
          <table:table-cell office:value-type="float" office:value="1.93" calcext:value-type="float">
            <text:p>1.93</text:p>
          </table:table-cell>
          <table:table-cell office:value-type="float" office:value="975.6" calcext:value-type="float">
            <text:p>975.6</text:p>
          </table:table-cell>
          <table:table-cell office:value-type="float" office:value="185.89960867104" calcext:value-type="float">
            <text:p>185.89960867104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2" calcext:value-type="float">
            <text:p>32.0</text:p>
          </table:table-cell>
          <table:table-cell office:value-type="float" office:value="35.1" calcext:value-type="float">
            <text:p>35.10</text:p>
          </table:table-cell>
          <table:table-cell office:value-type="float" office:value="0.969742489314207" calcext:value-type="float">
            <text:p>0.96974248931420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8.98" calcext:value-type="float">
            <text:p>18.98</text:p>
          </table:table-cell>
          <table:table-cell office:value-type="float" office:value="12.39" calcext:value-type="float">
            <text:p>12.39</text:p>
          </table:table-cell>
          <table:table-cell office:value-type="float" office:value="1.73" calcext:value-type="float">
            <text:p>1.73</text:p>
          </table:table-cell>
          <table:table-cell office:value-type="float" office:value="975.6" calcext:value-type="float">
            <text:p>975.6</text:p>
          </table:table-cell>
          <table:table-cell office:value-type="float" office:value="950.03893951164" calcext:value-type="float">
            <text:p>950.03893951164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8.2" calcext:value-type="float">
            <text:p>28.2</text:p>
          </table:table-cell>
          <table:table-cell office:value-type="float" office:value="29.7" calcext:value-type="float">
            <text:p>29.70</text:p>
          </table:table-cell>
          <table:table-cell office:value-type="float" office:value="1.01175203948032" calcext:value-type="float">
            <text:p>1.0117520394803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8.05" calcext:value-type="float">
            <text:p>18.05</text:p>
          </table:table-cell>
          <table:table-cell office:value-type="float" office:value="9.29" calcext:value-type="float">
            <text:p>9.29</text:p>
          </table:table-cell>
          <table:table-cell office:value-type="float" office:value="1.66" calcext:value-type="float">
            <text:p>1.66</text:p>
          </table:table-cell>
          <table:table-cell office:value-type="float" office:value="975.6" calcext:value-type="float">
            <text:p>975.6</text:p>
          </table:table-cell>
          <table:table-cell office:value-type="float" office:value="712.392618762001" calcext:value-type="float">
            <text:p>712.392618762001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1.2" calcext:value-type="float">
            <text:p>31.2</text:p>
          </table:table-cell>
          <table:table-cell office:value-type="float" office:value="34.9" calcext:value-type="float">
            <text:p>34.90</text:p>
          </table:table-cell>
          <table:table-cell office:value-type="float" office:value="0.566413328347612" calcext:value-type="float">
            <text:p>0.56641332834761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2.79" calcext:value-type="float">
            <text:p>12.79</text:p>
          </table:table-cell>
          <table:table-cell office:value-type="float" office:value="6.37" calcext:value-type="float">
            <text:p>6.37</text:p>
          </table:table-cell>
          <table:table-cell office:value-type="float" office:value="1.7" calcext:value-type="float">
            <text:p>1.70</text:p>
          </table:table-cell>
          <table:table-cell office:value-type="float" office:value="975.6" calcext:value-type="float">
            <text:p>975.6</text:p>
          </table:table-cell>
          <table:table-cell office:value-type="float" office:value="488.66065143984" calcext:value-type="float">
            <text:p>488.66065143984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9.7" calcext:value-type="float">
            <text:p>29.7</text:p>
          </table:table-cell>
          <table:table-cell office:value-type="float" office:value="34.56" calcext:value-type="float">
            <text:p>34.56</text:p>
          </table:table-cell>
          <table:table-cell office:value-type="float" office:value="1.1947040270397" calcext:value-type="float">
            <text:p>1.194704027039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3.21" calcext:value-type="float">
            <text:p>3.21</text:p>
          </table:table-cell>
          <table:table-cell office:value-type="float" office:value="1.22" calcext:value-type="float">
            <text:p>1.22</text:p>
          </table:table-cell>
          <table:table-cell office:value-type="float" office:value="1.65" calcext:value-type="float">
            <text:p>1.65</text:p>
          </table:table-cell>
          <table:table-cell office:value-type="float" office:value="975.6" calcext:value-type="float">
            <text:p>975.6</text:p>
          </table:table-cell>
          <table:table-cell office:value-type="float" office:value="93.3658551223201" calcext:value-type="float">
            <text:p>93.3658551223201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1.9" calcext:value-type="float">
            <text:p>31.9</text:p>
          </table:table-cell>
          <table:table-cell office:value-type="float" office:value="37.42" calcext:value-type="float">
            <text:p>37.42</text:p>
          </table:table-cell>
          <table:table-cell office:value-type="float" office:value="1.28891709043825" calcext:value-type="float">
            <text:p>1.2889170904382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.61" calcext:value-type="float">
            <text:p>1.61</text:p>
          </table:table-cell>
          <table:table-cell office:value-type="float" office:value="0.69" calcext:value-type="float">
            <text:p>0.69</text:p>
          </table:table-cell>
          <table:table-cell office:value-type="float" office:value="2.13" calcext:value-type="float">
            <text:p>2.13</text:p>
          </table:table-cell>
          <table:table-cell office:value-type="float" office:value="975.6" calcext:value-type="float">
            <text:p>975.6</text:p>
          </table:table-cell>
          <table:table-cell office:value-type="float" office:value="52.55404362648" calcext:value-type="float">
            <text:p>52.55404362648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3.4" calcext:value-type="float">
            <text:p>23.4</text:p>
          </table:table-cell>
          <table:table-cell office:value-type="float" office:value="26" calcext:value-type="float">
            <text:p>26.00</text:p>
          </table:table-cell>
          <table:table-cell office:value-type="float" office:value="1.57181215478792" calcext:value-type="float">
            <text:p>1.5718121547879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9.33" calcext:value-type="float">
            <text:p>9.33</text:p>
          </table:table-cell>
          <table:table-cell office:value-type="float" office:value="1.57" calcext:value-type="float">
            <text:p>1.57</text:p>
          </table:table-cell>
          <table:table-cell office:value-type="float" office:value="1.87" calcext:value-type="float">
            <text:p>1.87</text:p>
          </table:table-cell>
          <table:table-cell office:value-type="float" office:value="975.6" calcext:value-type="float">
            <text:p>975.6</text:p>
          </table:table-cell>
          <table:table-cell office:value-type="float" office:value="120.76308864576" calcext:value-type="float">
            <text:p>120.76308864576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0.5" calcext:value-type="float">
            <text:p>30.5</text:p>
          </table:table-cell>
          <table:table-cell office:value-type="float" office:value="34.57" calcext:value-type="float">
            <text:p>34.57</text:p>
          </table:table-cell>
          <table:table-cell office:value-type="float" office:value="1.24271736806511" calcext:value-type="float">
            <text:p>1.24271736806511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office:value-type="float" office:value="121.8" calcext:value-type="float">
            <text:p>121.8</text:p>
          </table:table-cell>
          <table:table-cell office:value-type="float" office:value="165" calcext:value-type="float">
            <text:p>165.0</text:p>
          </table:table-cell>
          <table:table-cell office:value-type="float" office:value="30" calcext:value-type="float">
            <text:p>30</text:p>
          </table:table-cell>
          <table:table-cell office:value-type="float" office:value="11.84" calcext:value-type="float">
            <text:p>11.84</text:p>
          </table:table-cell>
          <table:table-cell office:value-type="float" office:value="4.08" calcext:value-type="float">
            <text:p>4.08</text:p>
          </table:table-cell>
          <table:table-cell office:value-type="float" office:value="1.7" calcext:value-type="float">
            <text:p>1.70</text:p>
          </table:table-cell>
          <table:table-cell office:value-type="float" office:value="975.6" calcext:value-type="float">
            <text:p>975.6</text:p>
          </table:table-cell>
          <table:table-cell office:value-type="float" office:value="313.12918134432" calcext:value-type="float">
            <text:p>313.12918134432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4.2" calcext:value-type="float">
            <text:p>24.2</text:p>
          </table:table-cell>
          <table:table-cell office:value-type="float" office:value="29.41" calcext:value-type="float">
            <text:p>29.41</text:p>
          </table:table-cell>
          <table:table-cell office:value-type="float" office:value="1.22116004044535" calcext:value-type="float">
            <text:p>1.22116004044535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6.43" calcext:value-type="float">
            <text:p>6.43</text:p>
          </table:table-cell>
          <table:table-cell office:value-type="float" office:value="1.05" calcext:value-type="float">
            <text:p>1.05</text:p>
          </table:table-cell>
          <table:table-cell office:value-type="float" office:value="1.83" calcext:value-type="float">
            <text:p>1.83</text:p>
          </table:table-cell>
          <table:table-cell office:value-type="float" office:value="975.6" calcext:value-type="float">
            <text:p>975.6</text:p>
          </table:table-cell>
          <table:table-cell office:value-type="float" office:value="80.7338322806399" calcext:value-type="float">
            <text:p>80.7338322806399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4.9" calcext:value-type="float">
            <text:p>24.9</text:p>
          </table:table-cell>
          <table:table-cell office:value-type="float" office:value="30.03" calcext:value-type="float">
            <text:p>30.03</text:p>
          </table:table-cell>
          <table:table-cell office:value-type="float" office:value="0.809673717251167" calcext:value-type="float">
            <text:p>0.809673717251167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2.21" calcext:value-type="float">
            <text:p>2.21</text:p>
          </table:table-cell>
          <table:table-cell office:value-type="float" office:value="0.61" calcext:value-type="float">
            <text:p>0.61</text:p>
          </table:table-cell>
          <table:table-cell office:value-type="float" office:value="2.2" calcext:value-type="float">
            <text:p>2.20</text:p>
          </table:table-cell>
          <table:table-cell office:value-type="float" office:value="975.6" calcext:value-type="float">
            <text:p>975.6</text:p>
          </table:table-cell>
          <table:table-cell office:value-type="float" office:value="46.5465651235201" calcext:value-type="float">
            <text:p>46.5465651235201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7.8" calcext:value-type="float">
            <text:p>27.8</text:p>
          </table:table-cell>
          <table:table-cell office:value-type="float" office:value="33.3" calcext:value-type="float">
            <text:p>33.30</text:p>
          </table:table-cell>
          <table:table-cell office:value-type="float" office:value="0.882844092807753" calcext:value-type="float">
            <text:p>0.882844092807753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1.63" calcext:value-type="float">
            <text:p>1.63</text:p>
          </table:table-cell>
          <table:table-cell office:value-type="float" office:value="0.56" calcext:value-type="float">
            <text:p>0.56</text:p>
          </table:table-cell>
          <table:table-cell office:value-type="float" office:value="2.18" calcext:value-type="float">
            <text:p>2.18</text:p>
          </table:table-cell>
          <table:table-cell office:value-type="float" office:value="975.6" calcext:value-type="float">
            <text:p>975.6</text:p>
          </table:table-cell>
          <table:table-cell office:value-type="float" office:value="42.8990896223999" calcext:value-type="float">
            <text:p>42.8990896223999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6.9" calcext:value-type="float">
            <text:p>26.9</text:p>
          </table:table-cell>
          <table:table-cell office:value-type="float" office:value="32.78" calcext:value-type="float">
            <text:p>32.78</text:p>
          </table:table-cell>
          <table:table-cell office:value-type="float" office:value="1.22087379243302" calcext:value-type="float">
            <text:p>1.2208737924330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7" calcext:value-type="float">
            <text:p>1.7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78.1" calcext:value-type="float">
            <text:p>78.1</text:p>
          </table:table-cell>
          <table:table-cell table:style-name="Default" office:value-type="float" office:value="124.9" calcext:value-type="float">
            <text:p>124.9</text:p>
          </table:table-cell>
          <table:table-cell office:value-type="float" office:value="30" calcext:value-type="float">
            <text:p>30</text:p>
          </table:table-cell>
          <table:table-cell office:value-type="float" office:value="1.31" calcext:value-type="float">
            <text:p>1.31</text:p>
          </table:table-cell>
          <table:table-cell office:value-type="float" office:value="0.53" calcext:value-type="float">
            <text:p>0.53</text:p>
          </table:table-cell>
          <table:table-cell office:value-type="float" office:value="2.18" calcext:value-type="float">
            <text:p>2.18</text:p>
          </table:table-cell>
          <table:table-cell office:value-type="float" office:value="975.6" calcext:value-type="float">
            <text:p>975.6</text:p>
          </table:table-cell>
          <table:table-cell office:value-type="float" office:value="40.75553699712" calcext:value-type="float">
            <text:p>40.75553699712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30" calcext:value-type="float">
            <text:p>30.0</text:p>
          </table:table-cell>
          <table:table-cell office:value-type="float" office:value="34.77" calcext:value-type="float">
            <text:p>34.77</text:p>
          </table:table-cell>
          <table:table-cell office:value-type="float" office:value="0.998048548038268" calcext:value-type="float">
            <text:p>0.998048548038268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.2" calcext:value-type="float">
            <text:p>2.2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1.41" calcext:value-type="float">
            <text:p>1.41</text:p>
          </table:table-cell>
          <table:table-cell office:value-type="float" office:value="0.53" calcext:value-type="float">
            <text:p>0.53</text:p>
          </table:table-cell>
          <table:table-cell office:value-type="float" office:value="2.72" calcext:value-type="float">
            <text:p>2.72</text:p>
          </table:table-cell>
          <table:table-cell office:value-type="float" office:value="975.6" calcext:value-type="float">
            <text:p>975.6</text:p>
          </table:table-cell>
          <table:table-cell office:value-type="float" office:value="40.5527204142719" calcext:value-type="float">
            <text:p>40.5527204142719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float" office:value="28.6" calcext:value-type="float">
            <text:p>28.6</text:p>
          </table:table-cell>
          <table:table-cell office:value-type="float" office:value="35.51" calcext:value-type="float">
            <text:p>35.51</text:p>
          </table:table-cell>
          <table:table-cell office:value-type="float" office:value="1.12066299768912" calcext:value-type="float">
            <text:p>1.12066299768912</text:p>
          </table:table-cell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3" calcext:value-type="float">
            <text:p>1.30</text:p>
          </table:table-cell>
          <table:table-cell office:value-type="float" office:value="1" calcext:value-type="float">
            <text:p>1</text:p>
          </table:table-cell>
          <table:table-cell office:value-type="float" office:value="1183.6" calcext:value-type="float">
            <text:p>1183.6</text:p>
          </table:table-cell>
          <table:table-cell table:style-name="Default" office:value-type="float" office:value="56.8" calcext:value-type="float">
            <text:p>56.8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2.37" calcext:value-type="float">
            <text:p>2.37</text:p>
          </table:table-cell>
          <table:table-cell office:value-type="float" office:value="0.77" calcext:value-type="float">
            <text:p>0.77</text:p>
          </table:table-cell>
          <table:table-cell office:value-type="float" office:value="2" calcext:value-type="float">
            <text:p>2.00</text:p>
          </table:table-cell>
          <table:table-cell office:value-type="float" office:value="975.6" calcext:value-type="float">
            <text:p>975.6</text:p>
          </table:table-cell>
          <table:table-cell office:value-type="float" office:value="59.23379509344" calcext:value-type="float">
            <text:p>59.23379509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6" loext:min-decimal-places="6"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month/>
      <number:text>/</number:text>
      <number:day/>
      <number:text>/</number:text>
      <number:year number:style="long"/>
    </number:date-style>
    <number:time-style style:name="N131">
      <number:hours/>
      <number:text>:</number:text>
      <number:minutes number:style="long"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jie Wang</meta:initial-creator>
    <meta:creation-date>2019-04-23T13:04:22.186250695</meta:creation-date>
    <dc:date>2019-04-23T13:48:10.026278440</dc:date>
    <dc:creator>Yujie Wang</dc:creator>
    <meta:editing-duration>PT43M36S</meta:editing-duration>
    <meta:editing-cycles>22</meta:editing-cycles>
    <meta:generator>LibreOffice/6.1.5.2$Linux_X86_64 LibreOffice_project/10$Build-2</meta:generator>
    <meta:document-statistic meta:table-count="2" meta:cell-count="11961" meta:object-count="0"/>
  </office:meta>
</office:document-meta>
</file>